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80.9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21.29pt"/>
    </style:style>
    <style:style style:name="co7" style:family="table-column">
      <style:table-column-properties fo:break-before="auto" style:column-width="19.9pt"/>
    </style:style>
    <style:style style:name="co8" style:family="table-column">
      <style:table-column-properties fo:break-before="auto" style:column-width="123.25pt"/>
    </style:style>
    <style:style style:name="co9" style:family="table-column">
      <style:table-column-properties fo:break-before="auto" style:column-width="13.41pt"/>
    </style:style>
    <style:style style:name="co10" style:family="table-column">
      <style:table-column-properties fo:break-before="auto" style:column-width="69.51pt"/>
    </style:style>
    <style:style style:name="co11" style:family="table-column">
      <style:table-column-properties fo:break-before="auto" style:column-width="200.64pt"/>
    </style:style>
    <style:style style:name="co12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 style:data-style-name="N121"/>
    <style:style style:name="ce15" style:family="table-cell" style:parent-style-name="Default" style:data-style-name="N121">
      <style:table-cell-properties fo:background-color="#ed1c24"/>
    </style:style>
    <style:style style:name="ce16" style:family="table-cell" style:parent-style-name="Default" style:data-style-name="N121">
      <style:table-cell-properties fo:background-color="#fff200"/>
    </style:style>
    <style:style style:name="ce17" style:family="table-cell" style:parent-style-name="Default" style:data-style-name="N121">
      <style:table-cell-properties fo:background-color="#0066b3"/>
    </style:style>
    <style:style style:name="ce18" style:family="table-cell" style:parent-style-name="Default" style:data-style-name="N121">
      <style:table-cell-properties fo:background-color="#5c2d91"/>
    </style:style>
    <style:style style:name="ce19" style:family="table-cell" style:parent-style-name="Default" style:data-style-name="N121">
      <style:table-cell-properties fo:background-color="#f7a19a"/>
    </style:style>
    <style:style style:name="ce20" style:family="table-cell" style:parent-style-name="Default" style:data-style-name="N121">
      <style:table-cell-properties fo:background-color="#00a65d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0066b3"/>
    </style:style>
    <style:style style:name="ce11" style:family="table-cell" style:parent-style-name="Default">
      <style:table-cell-properties fo:background-color="#5c2d91"/>
    </style:style>
    <style:style style:name="ce12" style:family="table-cell" style:parent-style-name="Default">
      <style:table-cell-properties fo:background-color="#f7a19a"/>
    </style:style>
    <style:style style:name="ce13" style:family="table-cell" style:parent-style-name="Default">
      <style:table-cell-properties fo:background-color="#00a65d"/>
    </style:style>
    <style:style style:name="ce27" style:family="table-cell" style:parent-style-name="Default" style:data-style-name="N122"/>
    <style:style style:name="ce28" style:family="table-cell" style:parent-style-name="Default" style:data-style-name="N122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_06-26-2018_18.21" table:style-name="ta1">
        <table:shapes>
          <draw:frame draw:z-index="0" draw:style-name="gr1" draw:text-style-name="P1" svg:width="453.51pt" svg:height="255.09pt" svg:x="916.67pt" svg:y="88.64pt">
            <draw:object draw:notify-on-update-of-ranges="'Moto_06-26-2018_18.21'.T1:'Moto_06-26-2018_18.21'.T9 'Moto_06-26-2018_18.21'.U1:'Moto_06-26-2018_18.21'.U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83.14pt" svg:y="85.75pt">
            <draw:object draw:notify-on-update-of-ranges="'Moto_06-26-2018_18.21'.T11:'Moto_06-26-2018_18.21'.T14 'Moto_06-26-2018_18.21'.U11:'Moto_06-26-2018_18.21'.U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ce27"/>
        <table:table-column table:style-name="co2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Max:</text:p>
          </table:table-cell>
          <table:table-cell table:style-name="ce14" table:formula="of:=MAX([.I$1:.I$1048576])" office:value-type="time" office:time-value="PT00H00M59.584S" calcext:value-type="time">
            <text:p>00:00:59.584</text:p>
          </table:table-cell>
          <table:table-cell table:style-name="ce16" office:value-type="time" office:time-value="PT18H41M02.954S" calcext:value-type="time">
            <text:p>18:41:02.954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0.133S" calcext:value-type="time">
            <text:p>00:00:10.133</text:p>
          </table:table-cell>
          <table:table-cell table:number-columns-repeated="2"/>
          <table:table-cell office:value-type="string" calcext:value-type="string">
            <text:p>Beginning eating episo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8H21M03.241S" calcext:value-type="time">
            <text:p>18:21:03.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536111" calcext:value-type="float">
            <text:p>0.06536111</text:p>
          </table:table-cell>
          <table:table-cell office:value-type="float" office:value="-0.2907631" calcext:value-type="float">
            <text:p>-0.2907631</text:p>
          </table:table-cell>
          <table:table-cell office:value-type="float" office:value="0.051568225" calcext:value-type="float">
            <text:p>0.0515682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vg:</text:p>
          </table:table-cell>
          <table:table-cell table:style-name="ce14" table:formula="of:=AVERAGE([.I$1:.I$1048576])" office:value-type="time" office:time-value="PT00H00M00.863925013S" calcext:value-type="time">
            <text:p>00:00:00.864</text:p>
          </table:table-cell>
          <table:table-cell table:style-name="ce15" office:value-type="time" office:time-value="PT18H41M41.636S" calcext:value-type="time">
            <text:p>18:41:41.636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10.902S" calcext:value-type="time">
            <text:p>00:00:10.902</text:p>
          </table:table-cell>
          <table:table-cell table:number-columns-repeated="2"/>
          <table:table-cell office:value-type="string" calcext:value-type="string">
            <text:p>Beginning eating gesture and episo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8H21M03.287S" calcext:value-type="time">
            <text:p>18:21:03.287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office:value-type="float" office:value="0.058825" calcext:value-type="float">
            <text:p>0.058825</text:p>
          </table:table-cell>
          <table:table-cell office:value-type="float" office:value="-0.2616868" calcext:value-type="float">
            <text:p>-0.2616868</text:p>
          </table:table-cell>
          <table:table-cell office:value-type="float" office:value="0.046411373" calcext:value-type="float">
            <text:p>0.0464113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3]-[.A2]" office:value-type="time" office:time-value="PT00H00M00.046S" calcext:value-type="time">
            <text:p>00:00:00.046</text:p>
          </table:table-cell>
          <table:table-cell table:number-columns-repeated="3"/>
          <table:table-cell office:value-type="string" calcext:value-type="string">
            <text:p>&gt;=20 sec</text:p>
          </table:table-cell>
          <table:table-cell table:formula="of:=COUNTIF([.I$1:.I$1048576];&quot;&gt;=00:00:20.000&quot;)" office:value-type="float" office:value="25" calcext:value-type="float">
            <text:p>25</text:p>
          </table:table-cell>
          <table:table-cell table:style-name="ce15" office:value-type="time" office:time-value="PT18H22M34.921S" calcext:value-type="time">
            <text:p>18:22:34.921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10.905S" calcext:value-type="time">
            <text:p>00:00:10.905</text:p>
          </table:table-cell>
          <table:table-cell table:formula="of:=COUNT([.Q$1:.Q$1048576])" office:value-type="float" office:value="49" calcext:value-type="float">
            <text:p>49</text:p>
          </table:table-cell>
          <table:table-cell/>
          <table:table-cell office:value-type="string" calcext:value-type="string">
            <text:p>Beginning eating ges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8H21M03.334S" calcext:value-type="time">
            <text:p>18:21:03.334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0" calcext:value-type="float">
            <text:p>0</text:p>
          </table:table-cell>
          <table:table-cell office:value-type="float" office:value="0.0529425" calcext:value-type="float">
            <text:p>0.0529425</text:p>
          </table:table-cell>
          <table:table-cell office:value-type="float" office:value="-0.23551811" calcext:value-type="float">
            <text:p>-0.23551811</text:p>
          </table:table-cell>
          <table:table-cell office:value-type="float" office:value="0.041770227" calcext:value-type="float">
            <text:p>0.0417702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7S" calcext:value-type="time">
            <text:p>00.047</text:p>
          </table:table-cell>
          <table:table-cell table:formula="of:=[.A4]-[.A3]" office:value-type="time" office:time-value="PT00H00M00.047S" calcext:value-type="time">
            <text:p>00:00:00.047</text:p>
          </table:table-cell>
          <table:table-cell table:number-columns-repeated="3"/>
          <table:table-cell office:value-type="string" calcext:value-type="string">
            <text:p>&gt;=30 sec</text:p>
          </table:table-cell>
          <table:table-cell table:formula="of:=COUNTIF([.I$1:.I$1048576];&quot;&gt;=00:00:30.000&quot;)" office:value-type="float" office:value="17" calcext:value-type="float">
            <text:p>17</text:p>
          </table:table-cell>
          <table:table-cell table:style-name="ce15" office:value-type="time" office:time-value="PT18H44M46.919S" calcext:value-type="time">
            <text:p>18:44:46.919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10.92S" calcext:value-type="time">
            <text:p>00:00:10.920</text:p>
          </table:table-cell>
          <table:table-cell table:formula="of:=SUM([.P$1:.P$1048576])" office:value-type="float" office:value="9" calcext:value-type="float">
            <text:p>9</text:p>
          </table:table-cell>
          <table:table-cell/>
          <table:table-cell office:value-type="string" calcext:value-type="string">
            <text:p>During eating gestu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time" office:time-value="PT18H21M03.378S" calcext:value-type="time">
            <text:p>18:21:03.378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office:value-type="float" office:value="0.04764825" calcext:value-type="float">
            <text:p>0.04764825</text:p>
          </table:table-cell>
          <table:table-cell office:value-type="float" office:value="-0.21196629" calcext:value-type="float">
            <text:p>-0.21196629</text:p>
          </table:table-cell>
          <table:table-cell office:value-type="float" office:value="0.03759324" calcext:value-type="float">
            <text:p>0.037593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5]-[.A4]" office:value-type="time" office:time-value="PT00H00M00.044S" calcext:value-type="time">
            <text:p>00:00:00.044</text:p>
          </table:table-cell>
          <table:table-cell table:number-columns-repeated="3"/>
          <table:table-cell office:value-type="string" calcext:value-type="string">
            <text:p>&gt;=40 sec</text:p>
          </table:table-cell>
          <table:table-cell table:formula="of:=COUNTIF([.I$1:.I$1048576];&quot;&gt;=00:00:40.000&quot;)" office:value-type="float" office:value="10" calcext:value-type="float">
            <text:p>10</text:p>
          </table:table-cell>
          <table:table-cell table:style-name="ce15" office:value-type="time" office:time-value="PT18H42M02.954S" calcext:value-type="time">
            <text:p>18:42:02.954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1.117S" calcext:value-type="time">
            <text:p>00:00:11.117</text:p>
          </table:table-cell>
          <table:table-cell table:number-columns-repeated="2"/>
          <table:table-cell office:value-type="string" calcext:value-type="string">
            <text:p>Ending eating gestu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18H21M03.418S" calcext:value-type="time">
            <text:p>18:21:03.4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42883422" calcext:value-type="float">
            <text:p>0.042883422</text:p>
          </table:table-cell>
          <table:table-cell office:value-type="float" office:value="-0.19076966" calcext:value-type="float">
            <text:p>-0.19076966</text:p>
          </table:table-cell>
          <table:table-cell office:value-type="float" office:value="0.03383394" calcext:value-type="float">
            <text:p>0.033833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6]-[.A5]" office:value-type="time" office:time-value="PT00H00M00.04S" calcext:value-type="time">
            <text:p>00:00:00.040</text:p>
          </table:table-cell>
          <table:table-cell table:number-columns-repeated="3"/>
          <table:table-cell office:value-type="string" calcext:value-type="string">
            <text:p>&gt;=50 sec</text:p>
          </table:table-cell>
          <table:table-cell table:formula="of:=COUNTIF([.I$1:.I$1048576];&quot;&gt;=00:00:50.000&quot;)" office:value-type="float" office:value="8" calcext:value-type="float">
            <text:p>8</text:p>
          </table:table-cell>
          <table:table-cell table:style-name="ce14" office:value-type="time" office:time-value="PT18H49M29.755S" calcext:value-type="time">
            <text:p>18:49:29.755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1.241S" calcext:value-type="time">
            <text:p>00:00:11.241</text:p>
          </table:table-cell>
          <table:table-cell table:number-columns-repeated="2"/>
          <table:table-cell office:value-type="string" calcext:value-type="string">
            <text:p>During other activi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18H21M03.464S" calcext:value-type="time">
            <text:p>18:21:03.464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office:value-type="float" office:value="0.015963236" calcext:value-type="float">
            <text:p>0.015963236</text:p>
          </table:table-cell>
          <table:table-cell office:value-type="float" office:value="-0.21102375" calcext:value-type="float">
            <text:p>-0.21102375</text:p>
          </table:table-cell>
          <table:table-cell office:value-type="float" office:value="0.07593393" calcext:value-type="float">
            <text:p>0.075933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7]-[.A6]" office:value-type="time" office:time-value="PT00H00M00.046S" calcext:value-type="time">
            <text:p>00:00:00.046</text:p>
          </table:table-cell>
          <table:table-cell table:number-columns-repeated="3"/>
          <table:table-cell office:value-type="string" calcext:value-type="string">
            <text:p>&gt;=59 sec</text:p>
          </table:table-cell>
          <table:table-cell table:formula="of:=COUNTIF([.I$1:.I$1048576];&quot;&gt;=00:00:59.000&quot;)" office:value-type="float" office:value="7" calcext:value-type="float">
            <text:p>7</text:p>
          </table:table-cell>
          <table:table-cell table:style-name="ce15" office:value-type="time" office:time-value="PT18H42M14.85S" calcext:value-type="time">
            <text:p>18:42:14.850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1.48S" calcext:value-type="time">
            <text:p>00:00:11.480</text:p>
          </table:table-cell>
          <table:table-cell table:number-columns-repeated="2"/>
          <table:table-cell office:value-type="string" calcext:value-type="string">
            <text:p>Ending eating episode and beginning oth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18H21M03.51S" calcext:value-type="time">
            <text:p>18:21:03.510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office:value-type="float" office:value="0.02755051" calcext:value-type="float">
            <text:p>0.02755051</text:p>
          </table:table-cell>
          <table:table-cell office:value-type="float" office:value="-0.19014111" calcext:value-type="float">
            <text:p>-0.19014111</text:p>
          </table:table-cell>
          <table:table-cell office:value-type="float" office:value="0.05845278" calcext:value-type="float">
            <text:p>0.058452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8]-[.A7]" office:value-type="time" office:time-value="PT00H00M00.046S" calcext:value-type="time">
            <text:p>00:00:00.046</text:p>
          </table:table-cell>
          <table:table-cell table:number-columns-repeated="3"/>
          <table:table-cell office:value-type="string" calcext:value-type="string">
            <text:p>Avg before eating</text:p>
          </table:table-cell>
          <table:table-cell table:style-name="ce27" table:formula="of:=AVERAGE([.H111];[.H268];[.H326];[.H527];[.H648];[.H785];[.H935];[.H1063])" office:value-type="time" office:time-value="PT00H00M19.325375S" calcext:value-type="time">
            <text:p>19.325</text:p>
          </table:table-cell>
          <table:table-cell table:style-name="ce16" office:value-type="time" office:time-value="PT18H32M44.442S" calcext:value-type="time">
            <text:p>18:32:44.442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1.51S" calcext:value-type="time">
            <text:p>00:00:11.510</text:p>
          </table:table-cell>
          <table:table-cell table:number-columns-repeated="2"/>
          <table:table-cell office:value-type="string" calcext:value-type="string">
            <text:p>During eating episode, not ges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8H21M03.538S" calcext:value-type="time">
            <text:p>18:21:03.538</text:p>
          </table:table-cell>
          <table:table-cell office:value-type="time" office:time-value="PT00H00M00.028S" calcext:value-type="time">
            <text:p>00:00:00.028</text:p>
          </table:table-cell>
          <table:table-cell office:value-type="float" office:value="0" calcext:value-type="float">
            <text:p>0</text:p>
          </table:table-cell>
          <table:table-cell office:value-type="float" office:value="0.0026030722" calcext:value-type="float">
            <text:p>0.0026030722</text:p>
          </table:table-cell>
          <table:table-cell office:value-type="float" office:value="-0.16519438" calcext:value-type="float">
            <text:p>-0.16519438</text:p>
          </table:table-cell>
          <table:table-cell office:value-type="float" office:value="0.0504102" calcext:value-type="float">
            <text:p>0.05041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8S" calcext:value-type="time">
            <text:p>00.028</text:p>
          </table:table-cell>
          <table:table-cell table:formula="of:=[.A9]-[.A8]" office:value-type="time" office:time-value="PT00H00M00.028S" calcext:value-type="time">
            <text:p>00:00:00.028</text:p>
          </table:table-cell>
          <table:table-cell table:number-columns-repeated="3"/>
          <table:table-cell office:value-type="string" calcext:value-type="string">
            <text:p>Avg after eating</text:p>
          </table:table-cell>
          <table:table-cell/>
          <table:table-cell table:style-name="ce16" office:value-type="time" office:time-value="PT18H25M19.771S" calcext:value-type="time">
            <text:p>18:25:19.771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11.873S" calcext:value-type="time">
            <text:p>00:00:11.873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8H21M03.578S" calcext:value-type="time">
            <text:p>18:21:03.5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3329094" calcext:value-type="float">
            <text:p>0.013329094</text:p>
          </table:table-cell>
          <table:table-cell office:value-type="float" office:value="-0.17064759" calcext:value-type="float">
            <text:p>-0.17064759</text:p>
          </table:table-cell>
          <table:table-cell office:value-type="float" office:value="0.057893608" calcext:value-type="float">
            <text:p>0.0578936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0]-[.A9]" office:value-type="time" office:time-value="PT00H00M00.04S" calcext:value-type="time">
            <text:p>00:00:00.040</text:p>
          </table:table-cell>
          <table:table-cell table:number-columns-repeated="3"/>
          <table:table-cell office:value-type="string" calcext:value-type="string">
            <text:p>Avg eating (1s)</text:p>
          </table:table-cell>
          <table:table-cell table:style-name="ce27" table:formula="of:=AVERAGE([.H2:.H469])" office:value-type="time" office:time-value="PT00H00M01.721361884S" calcext:value-type="time">
            <text:p>01.721</text:p>
          </table:table-cell>
          <table:table-cell table:style-name="ce15" office:value-type="time" office:time-value="PT18H26M02.955S" calcext:value-type="time">
            <text:p>18:26:02.955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2.536S" calcext:value-type="time">
            <text:p>00:00:12.536</text:p>
          </table:table-cell>
          <table:table-cell table:number-columns-repeated="4"/>
        </table:table-row>
        <table:table-row table:style-name="ro1">
          <table:table-cell office:value-type="time" office:time-value="PT18H21M03.618S" calcext:value-type="time">
            <text:p>18:21:03.6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319913" calcext:value-type="float">
            <text:p>0.0319913</text:p>
          </table:table-cell>
          <table:table-cell office:value-type="float" office:value="-0.12457893" calcext:value-type="float">
            <text:p>-0.12457893</text:p>
          </table:table-cell>
          <table:table-cell office:value-type="float" office:value="0.043534886" calcext:value-type="float">
            <text:p>0.0435348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]-[.A10]" office:value-type="time" office:time-value="PT00H00M00.04S" calcext:value-type="time">
            <text:p>00:00:00.040</text:p>
          </table:table-cell>
          <table:table-cell table:number-columns-repeated="3"/>
          <table:table-cell office:value-type="string" calcext:value-type="string">
            <text:p>Avg during eating episode</text:p>
          </table:table-cell>
          <table:table-cell table:style-name="ce27" table:formula="of:=AVERAGE([.H111:.H209];[.H239:.H288];[.H326:.H412];[.H527:.H625];[.H648:.H713];[.H785:.H863];[.H935:.H1008];[.H1063:.H1114])" office:value-type="time" office:time-value="PT00H00M01.067632013S" calcext:value-type="time">
            <text:p>01.068</text:p>
          </table:table-cell>
          <table:table-cell table:style-name="ce19" office:value-type="time" office:time-value="PT18H42M30.293S" calcext:value-type="time">
            <text:p>18:42:30.293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2.671S" calcext:value-type="time">
            <text:p>00:00:12.671</text:p>
          </table:table-cell>
          <table:table-cell table:number-columns-repeated="2"/>
          <table:table-cell office:value-type="string" calcext:value-type="string">
            <text:p>During eating episode</text:p>
          </table:table-cell>
          <table:table-cell table:formula="of:=[.U1]+[.U2]+[.U3]+[.U4]+[.U5]+[.U8]"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18H21M03.662S" calcext:value-type="time">
            <text:p>18:21:03.662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office:value-type="float" office:value="0.17864569" calcext:value-type="float">
            <text:p>0.17864569</text:p>
          </table:table-cell>
          <table:table-cell office:value-type="float" office:value="0.10650689" calcext:value-type="float">
            <text:p>0.10650689</text:p>
          </table:table-cell>
          <table:table-cell office:value-type="float" office:value="0.19760424" calcext:value-type="float">
            <text:p>0.197604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2]-[.A11]" office:value-type="time" office:time-value="PT00H00M00.044S" calcext:value-type="time">
            <text:p>00:00:00.044</text:p>
          </table:table-cell>
          <table:table-cell table:number-columns-repeated="3"/>
          <table:table-cell office:value-type="string" calcext:value-type="string">
            <text:p>Avg during other activities</text:p>
          </table:table-cell>
          <table:table-cell table:style-name="ce27" table:formula="of:=AVERAGE([.H210:.H238];[.H289:.H325];[.H413:.H526];[.H626:.H648];[.H714:.H784];[.H864:.H934];[.H1009:.H1062];[.H1115:.H1734])" office:value-type="time" office:time-value="PT00H00M01.043242395S" calcext:value-type="time">
            <text:p>01.043</text:p>
          </table:table-cell>
          <table:table-cell table:style-name="ce15" office:value-type="time" office:time-value="PT18H35M22.174S" calcext:value-type="time">
            <text:p>18:35:22.174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12.919S" calcext:value-type="time">
            <text:p>00:00:12.919</text:p>
          </table:table-cell>
          <table:table-cell table:number-columns-repeated="2"/>
          <table:table-cell office:value-type="string" calcext:value-type="string">
            <text:p>During other activi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18H21M03.706S" calcext:value-type="time">
            <text:p>18:21:03.706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office:value-type="float" office:value="0.08893053" calcext:value-type="float">
            <text:p>0.08893053</text:p>
          </table:table-cell>
          <table:table-cell office:value-type="float" office:value="-0.08366039" calcext:value-type="float">
            <text:p>-0.08366039</text:p>
          </table:table-cell>
          <table:table-cell office:value-type="float" office:value="0.056335017" calcext:value-type="float">
            <text:p>0.0563350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3]-[.A12]" office:value-type="time" office:time-value="PT00H00M00.044S" calcext:value-type="time">
            <text:p>00:00:00.044</text:p>
          </table:table-cell>
          <table:table-cell table:number-columns-repeated="4"/>
          <table:table-cell table:style-name="ce27" table:formula="of:=AVERAGE([.H3:.H110];[.H1735:.H1989])" office:value-type="time" office:time-value="PT00H00M00.128082645S" calcext:value-type="time">
            <text:p>00.128</text:p>
          </table:table-cell>
          <table:table-cell table:style-name="ce15" office:value-type="time" office:time-value="PT18H45M02.973S" calcext:value-type="time">
            <text:p>18:45:02.973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4.28S" calcext:value-type="time">
            <text:p>00:00:14.280</text:p>
          </table:table-cell>
          <table:table-cell table:number-columns-repeated="2"/>
          <table:table-cell office:value-type="string" calcext:value-type="string">
            <text:p>Between activit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18H21M03.738S" calcext:value-type="time">
            <text:p>18:21:03.738</text:p>
          </table:table-cell>
          <table:table-cell office:value-type="time" office:time-value="PT00H00M00.032S" calcext:value-type="time">
            <text:p>00:00:00.032</text:p>
          </table:table-cell>
          <table:table-cell office:value-type="float" office:value="0" calcext:value-type="float">
            <text:p>0</text:p>
          </table:table-cell>
          <table:table-cell office:value-type="float" office:value="0.12530115" calcext:value-type="float">
            <text:p>0.12530115</text:p>
          </table:table-cell>
          <table:table-cell office:value-type="float" office:value="-0.075294346" calcext:value-type="float">
            <text:p>-0.075294346</text:p>
          </table:table-cell>
          <table:table-cell office:value-type="float" office:value="0.050701555" calcext:value-type="float">
            <text:p>0.0507015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2S" calcext:value-type="time">
            <text:p>00.032</text:p>
          </table:table-cell>
          <table:table-cell table:formula="of:=[.A14]-[.A13]" office:value-type="time" office:time-value="PT00H00M00.032S" calcext:value-type="time">
            <text:p>00:00:00.032</text:p>
          </table:table-cell>
          <table:table-cell table:number-columns-repeated="3"/>
          <table:table-cell office:value-type="string" calcext:value-type="string">
            <text:p>Avg everything</text:p>
          </table:table-cell>
          <table:table-cell table:style-name="ce27" table:formula="of:=AVERAGE([.H4:.H1990])" office:value-type="time" office:time-value="PT00H00M00.864336858S" calcext:value-type="time">
            <text:p>00.864</text:p>
          </table:table-cell>
          <table:table-cell table:style-name="ce16" office:value-type="time" office:time-value="PT18H40M50.666S" calcext:value-type="time">
            <text:p>18:40:50.666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4.346S" calcext:value-type="time">
            <text:p>00:00:14.346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8H21M03.778S" calcext:value-type="time">
            <text:p>18:21:03.7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0881596" calcext:value-type="float">
            <text:p>0.10881596</text:p>
          </table:table-cell>
          <table:table-cell office:value-type="float" office:value="-0.031729758" calcext:value-type="float">
            <text:p>-0.031729758</text:p>
          </table:table-cell>
          <table:table-cell office:value-type="float" office:value="0.024098178" calcext:value-type="float">
            <text:p>0.0240981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]-[.A14]" office:value-type="time" office:time-value="PT00H00M00.04S" calcext:value-type="time">
            <text:p>00:00:00.040</text:p>
          </table:table-cell>
          <table:table-cell table:number-columns-repeated="4"/>
          <table:table-cell table:formula="of:=AVERAGE(1.721;1.068;0.128)" office:value-type="float" office:value="0.972333333333333" calcext:value-type="float">
            <text:p>0.972333333333333</text:p>
          </table:table-cell>
          <table:table-cell table:style-name="ce17" office:value-type="time" office:time-value="PT18H29M17.97S" calcext:value-type="time">
            <text:p>18:29:17.970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4.56S" calcext:value-type="time">
            <text:p>00:00:14.560</text:p>
          </table:table-cell>
          <table:table-cell table:number-columns-repeated="4"/>
        </table:table-row>
        <table:table-row table:style-name="ro1">
          <table:table-cell office:value-type="time" office:time-value="PT18H21M03.818S" calcext:value-type="time">
            <text:p>18:21:03.8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6124002" calcext:value-type="float">
            <text:p>0.06124002</text:p>
          </table:table-cell>
          <table:table-cell office:value-type="float" office:value="0.014509627" calcext:value-type="float">
            <text:p>0.014509627</text:p>
          </table:table-cell>
          <table:table-cell office:value-type="float" office:value="0.010262552" calcext:value-type="float">
            <text:p>0.0102625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]-[.A15]" office:value-type="time" office:time-value="PT00H00M00.04S" calcext:value-type="time">
            <text:p>00:00:00.040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style-name="ce14" table:formula="of:=SUM([.H$1:.H$1048576])" office:value-type="time" office:time-value="PT00H28M36.619S" calcext:value-type="time">
            <text:p>00:28:36.619</text:p>
          </table:table-cell>
          <table:table-cell table:style-name="ce19" office:value-type="time" office:time-value="PT18H43M00.97S" calcext:value-type="time">
            <text:p>18:43:00.970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4.602S" calcext:value-type="time">
            <text:p>00:00:14.602</text:p>
          </table:table-cell>
          <table:table-cell table:number-columns-repeated="4"/>
        </table:table-row>
        <table:table-row table:style-name="ro1">
          <table:table-cell office:value-type="time" office:time-value="PT18H21M03.859S" calcext:value-type="time">
            <text:p>18:21:03.85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12928512" calcext:value-type="float">
            <text:p>0.012928512</text:p>
          </table:table-cell>
          <table:table-cell office:value-type="float" office:value="0.008444402" calcext:value-type="float">
            <text:p>0.008444402</text:p>
          </table:table-cell>
          <table:table-cell office:value-type="float" office:value="0.025496017" calcext:value-type="float">
            <text:p>0.0254960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]-[.A16]" office:value-type="time" office:time-value="PT00H00M00.041S" calcext:value-type="time">
            <text:p>00:00:00.041</text:p>
          </table:table-cell>
          <table:table-cell table:number-columns-repeated="5"/>
          <table:table-cell table:style-name="ce15" office:value-type="time" office:time-value="PT18H23M02.969S" calcext:value-type="time">
            <text:p>18:23:02.969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5.208S" calcext:value-type="time">
            <text:p>00:00:15.208</text:p>
          </table:table-cell>
          <table:table-cell table:number-columns-repeated="4"/>
        </table:table-row>
        <table:table-row table:style-name="ro1">
          <table:table-cell office:value-type="time" office:time-value="PT18H21M03.898S" calcext:value-type="time">
            <text:p>18:21:03.89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30332109" calcext:value-type="float">
            <text:p>-0.030332109</text:p>
          </table:table-cell>
          <table:table-cell office:value-type="float" office:value="-0.017448865" calcext:value-type="float">
            <text:p>-0.017448865</text:p>
          </table:table-cell>
          <table:table-cell office:value-type="float" office:value="0.032834135" calcext:value-type="float">
            <text:p>0.0328341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]-[.A17]" office:value-type="time" office:time-value="PT00H00M00.039S" calcext:value-type="time">
            <text:p>00:00:00.039</text:p>
          </table:table-cell>
          <table:table-cell table:number-columns-repeated="5"/>
          <table:table-cell table:style-name="ce16" office:value-type="time" office:time-value="PT18H25M37.878S" calcext:value-type="time">
            <text:p>18:25:37.878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15.646S" calcext:value-type="time">
            <text:p>00:00:15.646</text:p>
          </table:table-cell>
          <table:table-cell table:number-columns-repeated="4"/>
        </table:table-row>
        <table:table-row table:style-name="ro1">
          <table:table-cell office:value-type="time" office:time-value="PT18H21M03.939S" calcext:value-type="time">
            <text:p>18:21:03.93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9607332" calcext:value-type="float">
            <text:p>-0.09607332</text:p>
          </table:table-cell>
          <table:table-cell office:value-type="float" office:value="-0.018120969" calcext:value-type="float">
            <text:p>-0.018120969</text:p>
          </table:table-cell>
          <table:table-cell office:value-type="float" office:value="-0.03504895" calcext:value-type="float">
            <text:p>-0.035048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]-[.A18]" office:value-type="time" office:time-value="PT00H00M00.041S" calcext:value-type="time">
            <text:p>00:00:00.041</text:p>
          </table:table-cell>
          <table:table-cell table:number-columns-repeated="5"/>
          <table:table-cell table:style-name="ce14" office:value-type="time" office:time-value="PT18H21M26.341S" calcext:value-type="time">
            <text:p>18:21:26.341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5.697S" calcext:value-type="time">
            <text:p>00:00:15.697</text:p>
          </table:table-cell>
          <table:table-cell table:number-columns-repeated="4"/>
        </table:table-row>
        <table:table-row table:style-name="ro1">
          <table:table-cell office:value-type="time" office:time-value="PT18H21M03.979S" calcext:value-type="time">
            <text:p>18:21:03.97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13085076" calcext:value-type="float">
            <text:p>-0.13085076</text:p>
          </table:table-cell>
          <table:table-cell office:value-type="float" office:value="-0.04091825" calcext:value-type="float">
            <text:p>-0.04091825</text:p>
          </table:table-cell>
          <table:table-cell office:value-type="float" office:value="-0.04318956" calcext:value-type="float">
            <text:p>-0.043189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0]-[.A19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33M02.954S" calcext:value-type="time">
            <text:p>18:33:02.954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6.568S" calcext:value-type="time">
            <text:p>00:00:16.568</text:p>
          </table:table-cell>
          <table:table-cell table:number-columns-repeated="4"/>
        </table:table-row>
        <table:table-row table:style-name="ro1">
          <table:table-cell office:value-type="time" office:time-value="PT18H21M04.02S" calcext:value-type="time">
            <text:p>18:21:04.02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13907915" calcext:value-type="float">
            <text:p>-0.13907915</text:p>
          </table:table-cell>
          <table:table-cell office:value-type="float" office:value="-0.15218288" calcext:value-type="float">
            <text:p>-0.15218288</text:p>
          </table:table-cell>
          <table:table-cell office:value-type="float" office:value="0.02177386" calcext:value-type="float">
            <text:p>0.021773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21]-[.A20]" office:value-type="time" office:time-value="PT00H00M00.041S" calcext:value-type="time">
            <text:p>00:00:00.041</text:p>
          </table:table-cell>
          <table:table-cell table:number-columns-repeated="5"/>
          <table:table-cell table:style-name="ce16" office:value-type="time" office:time-value="PT18H39M17.942S" calcext:value-type="time">
            <text:p>18:39:17.942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6.571S" calcext:value-type="time">
            <text:p>00:00:16.571</text:p>
          </table:table-cell>
          <table:table-cell table:number-columns-repeated="4"/>
        </table:table-row>
        <table:table-row table:style-name="ro1">
          <table:table-cell office:value-type="time" office:time-value="PT18H21M04.06S" calcext:value-type="time">
            <text:p>18:21:04.0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20625034" calcext:value-type="float">
            <text:p>-0.20625034</text:p>
          </table:table-cell>
          <table:table-cell office:value-type="float" office:value="-0.109718494" calcext:value-type="float">
            <text:p>-0.109718494</text:p>
          </table:table-cell>
          <table:table-cell office:value-type="float" office:value="-0.12124825" calcext:value-type="float">
            <text:p>-0.121248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2]-[.A21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48M30.446S" calcext:value-type="time">
            <text:p>18:48:30.446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8.953S" calcext:value-type="time">
            <text:p>00:00:18.953</text:p>
          </table:table-cell>
          <table:table-cell table:number-columns-repeated="4"/>
        </table:table-row>
        <table:table-row table:style-name="ro1">
          <table:table-cell office:value-type="time" office:time-value="PT18H21M04.1S" calcext:value-type="time">
            <text:p>18:21:04.1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124980785" calcext:value-type="float">
            <text:p>-0.124980785</text:p>
          </table:table-cell>
          <table:table-cell office:value-type="float" office:value="-0.24596344" calcext:value-type="float">
            <text:p>-0.24596344</text:p>
          </table:table-cell>
          <table:table-cell office:value-type="float" office:value="0.0532545" calcext:value-type="float">
            <text:p>0.05325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3]-[.A22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48M02.961S" calcext:value-type="time">
            <text:p>18:48:02.961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19.58S" calcext:value-type="time">
            <text:p>00:00:19.580</text:p>
          </table:table-cell>
          <table:table-cell table:number-columns-repeated="4"/>
        </table:table-row>
        <table:table-row table:style-name="ro1">
          <table:table-cell office:value-type="time" office:time-value="PT18H21M04.14S" calcext:value-type="time">
            <text:p>18:21:04.1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14741921" calcext:value-type="float">
            <text:p>-0.14741921</text:p>
          </table:table-cell>
          <table:table-cell office:value-type="float" office:value="-0.08865225" calcext:value-type="float">
            <text:p>-0.08865225</text:p>
          </table:table-cell>
          <table:table-cell office:value-type="float" office:value="-0.056221336" calcext:value-type="float">
            <text:p>-0.0562213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4]-[.A23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47M41.711S" calcext:value-type="time">
            <text:p>18:47:41.711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20.597S" calcext:value-type="time">
            <text:p>00:00:20.597</text:p>
          </table:table-cell>
          <table:table-cell table:number-columns-repeated="4"/>
        </table:table-row>
        <table:table-row table:style-name="ro1">
          <table:table-cell office:value-type="time" office:time-value="PT18H21M04.18S" calcext:value-type="time">
            <text:p>18:21:04.18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12388824" calcext:value-type="float">
            <text:p>-0.12388824</text:p>
          </table:table-cell>
          <table:table-cell office:value-type="float" office:value="0.01008114" calcext:value-type="float">
            <text:p>0.01008114</text:p>
          </table:table-cell>
          <table:table-cell office:value-type="float" office:value="-0.14552104" calcext:value-type="float">
            <text:p>-0.145521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5]-[.A24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34M25.153S" calcext:value-type="time">
            <text:p>18:34:25.153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21.782S" calcext:value-type="time">
            <text:p>00:00:21.782</text:p>
          </table:table-cell>
          <table:table-cell table:number-columns-repeated="4"/>
        </table:table-row>
        <table:table-row table:style-name="ro1">
          <table:table-cell office:value-type="time" office:time-value="PT18H21M04.22S" calcext:value-type="time">
            <text:p>18:21:04.22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6513712" calcext:value-type="float">
            <text:p>-0.06513712</text:p>
          </table:table-cell>
          <table:table-cell office:value-type="float" office:value="0.037637476" calcext:value-type="float">
            <text:p>0.037637476</text:p>
          </table:table-cell>
          <table:table-cell office:value-type="float" office:value="-0.03538786" calcext:value-type="float">
            <text:p>-0.035387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6]-[.A25]" office:value-type="time" office:time-value="PT00H00M00.04S" calcext:value-type="time">
            <text:p>00:00:00.040</text:p>
          </table:table-cell>
          <table:table-cell table:number-columns-repeated="5"/>
          <table:table-cell table:style-name="ce19" office:value-type="time" office:time-value="PT18H43M26.052S" calcext:value-type="time">
            <text:p>18:43:26.052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24.661S" calcext:value-type="time">
            <text:p>00:00:24.661</text:p>
          </table:table-cell>
          <table:table-cell table:number-columns-repeated="4"/>
        </table:table-row>
        <table:table-row table:style-name="ro1">
          <table:table-cell office:value-type="time" office:time-value="PT18H21M04.26S" calcext:value-type="time">
            <text:p>18:21:04.2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38276013" calcext:value-type="float">
            <text:p>0.038276013</text:p>
          </table:table-cell>
          <table:table-cell office:value-type="float" office:value="0.10484541" calcext:value-type="float">
            <text:p>0.10484541</text:p>
          </table:table-cell>
          <table:table-cell office:value-type="float" office:value="0.022423377" calcext:value-type="float">
            <text:p>0.0224233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7]-[.A26]" office:value-type="time" office:time-value="PT00H00M00.04S" calcext:value-type="time">
            <text:p>00:00:00.040</text:p>
          </table:table-cell>
          <table:table-cell table:number-columns-repeated="5"/>
          <table:table-cell table:style-name="ce18" office:value-type="time" office:time-value="PT18H37M02.971S" calcext:value-type="time">
            <text:p>18:37:02.971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25.536S" calcext:value-type="time">
            <text:p>00:00:25.536</text:p>
          </table:table-cell>
          <table:table-cell table:number-columns-repeated="4"/>
        </table:table-row>
        <table:table-row table:style-name="ro1">
          <table:table-cell office:value-type="time" office:time-value="PT18H21M04.3S" calcext:value-type="time">
            <text:p>18:21:04.3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61035328" calcext:value-type="float">
            <text:p>0.061035328</text:p>
          </table:table-cell>
          <table:table-cell office:value-type="float" office:value="0.11918997" calcext:value-type="float">
            <text:p>0.11918997</text:p>
          </table:table-cell>
          <table:table-cell office:value-type="float" office:value="0.16564009" calcext:value-type="float">
            <text:p>0.165640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8]-[.A27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46M31.094S" calcext:value-type="time">
            <text:p>18:46:31.094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27.72S" calcext:value-type="time">
            <text:p>00:00:27.720</text:p>
          </table:table-cell>
          <table:table-cell table:number-columns-repeated="4"/>
        </table:table-row>
        <table:table-row table:style-name="ro1">
          <table:table-cell office:value-type="time" office:time-value="PT18H21M04.34S" calcext:value-type="time">
            <text:p>18:21:04.3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6855485" calcext:value-type="float">
            <text:p>0.06855485</text:p>
          </table:table-cell>
          <table:table-cell office:value-type="float" office:value="0.27140674" calcext:value-type="float">
            <text:p>0.27140674</text:p>
          </table:table-cell>
          <table:table-cell office:value-type="float" office:value="0.014603398" calcext:value-type="float">
            <text:p>0.0146033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29]-[.A28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32M31.241S" calcext:value-type="time">
            <text:p>18:32:31.241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27.857S" calcext:value-type="time">
            <text:p>00:00:27.857</text:p>
          </table:table-cell>
          <table:table-cell table:number-columns-repeated="4"/>
        </table:table-row>
        <table:table-row table:style-name="ro1">
          <table:table-cell office:value-type="time" office:time-value="PT18H21M04.38S" calcext:value-type="time">
            <text:p>18:21:04.38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0564468" calcext:value-type="float">
            <text:p>0.10564468</text:p>
          </table:table-cell>
          <table:table-cell office:value-type="float" office:value="0.21723968" calcext:value-type="float">
            <text:p>0.21723968</text:p>
          </table:table-cell>
          <table:table-cell office:value-type="float" office:value="0.018416481" calcext:value-type="float">
            <text:p>0.0184164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0]-[.A29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31M31.755S" calcext:value-type="time">
            <text:p>18:31:31.755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28.359S" calcext:value-type="time">
            <text:p>00:00:28.359</text:p>
          </table:table-cell>
          <table:table-cell table:number-columns-repeated="4"/>
        </table:table-row>
        <table:table-row table:style-name="ro1">
          <table:table-cell office:value-type="time" office:time-value="PT18H21M04.42S" calcext:value-type="time">
            <text:p>18:21:04.42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13537244" calcext:value-type="float">
            <text:p>0.113537244</text:p>
          </table:table-cell>
          <table:table-cell office:value-type="float" office:value="0.20979793" calcext:value-type="float">
            <text:p>0.20979793</text:p>
          </table:table-cell>
          <table:table-cell office:value-type="float" office:value="-0.04209212" calcext:value-type="float">
            <text:p>-0.042092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1]-[.A30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47M00.969S" calcext:value-type="time">
            <text:p>18:47:00.969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29.576S" calcext:value-type="time">
            <text:p>00:00:29.576</text:p>
          </table:table-cell>
          <table:table-cell table:number-columns-repeated="4"/>
        </table:table-row>
        <table:table-row table:style-name="ro1">
          <table:table-cell office:value-type="time" office:time-value="PT18H21M04.46S" calcext:value-type="time">
            <text:p>18:21:04.4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1756438" calcext:value-type="float">
            <text:p>0.11756438</text:p>
          </table:table-cell>
          <table:table-cell office:value-type="float" office:value="0.1661863" calcext:value-type="float">
            <text:p>0.1661863</text:p>
          </table:table-cell>
          <table:table-cell office:value-type="float" office:value="-0.025138825" calcext:value-type="float">
            <text:p>-0.0251388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2]-[.A31]" office:value-type="time" office:time-value="PT00H00M00.04S" calcext:value-type="time">
            <text:p>00:00:00.040</text:p>
          </table:table-cell>
          <table:table-cell table:number-columns-repeated="5"/>
          <table:table-cell table:style-name="ce19" office:value-type="time" office:time-value="PT18H44M02.956S" calcext:value-type="time">
            <text:p>18:44:02.956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30.302S" calcext:value-type="time">
            <text:p>00:00:30.302</text:p>
          </table:table-cell>
          <table:table-cell table:number-columns-repeated="4"/>
        </table:table-row>
        <table:table-row table:style-name="ro1">
          <table:table-cell office:value-type="time" office:time-value="PT18H21M04.5S" calcext:value-type="time">
            <text:p>18:21:04.5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0009504" calcext:value-type="float">
            <text:p>0.10009504</text:p>
          </table:table-cell>
          <table:table-cell office:value-type="float" office:value="0.16341045" calcext:value-type="float">
            <text:p>0.16341045</text:p>
          </table:table-cell>
          <table:table-cell office:value-type="float" office:value="-0.020427661" calcext:value-type="float">
            <text:p>-0.0204276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3]-[.A32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40M34.437S" calcext:value-type="time">
            <text:p>18:40:34.437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31.018S" calcext:value-type="time">
            <text:p>00:00:31.018</text:p>
          </table:table-cell>
          <table:table-cell table:number-columns-repeated="4"/>
        </table:table-row>
        <table:table-row table:style-name="ro1">
          <table:table-cell office:value-type="time" office:time-value="PT18H21M04.54S" calcext:value-type="time">
            <text:p>18:21:04.5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57785735" calcext:value-type="float">
            <text:p>0.057785735</text:p>
          </table:table-cell>
          <table:table-cell office:value-type="float" office:value="0.107298896" calcext:value-type="float">
            <text:p>0.107298896</text:p>
          </table:table-cell>
          <table:table-cell office:value-type="float" office:value="-0.06254993" calcext:value-type="float">
            <text:p>-0.062549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4]-[.A33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22M00.953S" calcext:value-type="time">
            <text:p>18:22:00.953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32.986S" calcext:value-type="time">
            <text:p>00:00:32.986</text:p>
          </table:table-cell>
          <table:table-cell table:number-columns-repeated="4"/>
        </table:table-row>
        <table:table-row table:style-name="ro1">
          <table:table-cell office:value-type="time" office:time-value="PT18H21M04.58S" calcext:value-type="time">
            <text:p>18:21:04.58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44975918" calcext:value-type="float">
            <text:p>0.044975918</text:p>
          </table:table-cell>
          <table:table-cell office:value-type="float" office:value="0.060533844" calcext:value-type="float">
            <text:p>0.060533844</text:p>
          </table:table-cell>
          <table:table-cell office:value-type="float" office:value="-0.015645504" calcext:value-type="float">
            <text:p>-0.0156455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5]-[.A34]" office:value-type="time" office:time-value="PT00H00M00.04S" calcext:value-type="time">
            <text:p>00:00:00.040</text:p>
          </table:table-cell>
          <table:table-cell table:number-columns-repeated="5"/>
          <table:table-cell table:style-name="ce18" office:value-type="time" office:time-value="PT18H36M36.948S" calcext:value-type="time">
            <text:p>18:36:36.948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33.577S" calcext:value-type="time">
            <text:p>00:00:33.577</text:p>
          </table:table-cell>
          <table:table-cell table:number-columns-repeated="4"/>
        </table:table-row>
        <table:table-row table:style-name="ro1">
          <table:table-cell office:value-type="time" office:time-value="PT18H21M04.62S" calcext:value-type="time">
            <text:p>18:21:04.62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34765426" calcext:value-type="float">
            <text:p>0.034765426</text:p>
          </table:table-cell>
          <table:table-cell office:value-type="float" office:value="0.012512693" calcext:value-type="float">
            <text:p>0.012512693</text:p>
          </table:table-cell>
          <table:table-cell office:value-type="float" office:value="0.0061338996" calcext:value-type="float">
            <text:p>0.00613389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6]-[.A35]" office:value-type="time" office:time-value="PT00H00M00.04S" calcext:value-type="time">
            <text:p>00:00:00.040</text:p>
          </table:table-cell>
          <table:table-cell table:number-columns-repeated="5"/>
          <table:table-cell table:style-name="ce15" office:value-type="time" office:time-value="PT18H38M50.543S" calcext:value-type="time">
            <text:p>18:38:50.543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33.817S" calcext:value-type="time">
            <text:p>00:00:33.817</text:p>
          </table:table-cell>
          <table:table-cell table:number-columns-repeated="4"/>
        </table:table-row>
        <table:table-row table:style-name="ro1">
          <table:table-cell office:value-type="time" office:time-value="PT18H21M04.66S" calcext:value-type="time">
            <text:p>18:21:04.6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38673715" calcext:value-type="float">
            <text:p>-0.0038673715</text:p>
          </table:table-cell>
          <table:table-cell office:value-type="float" office:value="-0.031804986" calcext:value-type="float">
            <text:p>-0.031804986</text:p>
          </table:table-cell>
          <table:table-cell office:value-type="float" office:value="0.024197273" calcext:value-type="float">
            <text:p>0.0241972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7]-[.A36]" office:value-type="time" office:time-value="PT00H00M00.04S" calcext:value-type="time">
            <text:p>00:00:00.040</text:p>
          </table:table-cell>
          <table:table-cell table:number-columns-repeated="5"/>
          <table:table-cell table:style-name="ce18" office:value-type="time" office:time-value="PT18H36M02.959S" calcext:value-type="time">
            <text:p>18:36:02.959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38.36S" calcext:value-type="time">
            <text:p>00:00:38.360</text:p>
          </table:table-cell>
          <table:table-cell table:number-columns-repeated="4"/>
        </table:table-row>
        <table:table-row table:style-name="ro1">
          <table:table-cell office:value-type="time" office:time-value="PT18H21M04.7S" calcext:value-type="time">
            <text:p>18:21:04.7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16444504" calcext:value-type="float">
            <text:p>-0.016444504</text:p>
          </table:table-cell>
          <table:table-cell office:value-type="float" office:value="-0.1518911" calcext:value-type="float">
            <text:p>-0.1518911</text:p>
          </table:table-cell>
          <table:table-cell office:value-type="float" office:value="-0.0270018" calcext:value-type="float">
            <text:p>-0.02700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8]-[.A37]" office:value-type="time" office:time-value="PT00H00M00.04S" calcext:value-type="time">
            <text:p>00:00:00.040</text:p>
          </table:table-cell>
          <table:table-cell table:number-columns-repeated="5"/>
          <table:table-cell table:style-name="ce18" office:value-type="time" office:time-value="PT18H37M43.317S" calcext:value-type="time">
            <text:p>18:37:43.317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00H00M39.924S" calcext:value-type="time">
            <text:p>00:00:39.924</text:p>
          </table:table-cell>
          <table:table-cell table:number-columns-repeated="4"/>
        </table:table-row>
        <table:table-row table:style-name="ro1">
          <table:table-cell office:value-type="time" office:time-value="PT18H21M04.74S" calcext:value-type="time">
            <text:p>18:21:04.7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36552984" calcext:value-type="float">
            <text:p>-0.036552984</text:p>
          </table:table-cell>
          <table:table-cell office:value-type="float" office:value="-0.21096955" calcext:value-type="float">
            <text:p>-0.21096955</text:p>
          </table:table-cell>
          <table:table-cell office:value-type="float" office:value="0.05919449" calcext:value-type="float">
            <text:p>0.059194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39]-[.A38]" office:value-type="time" office:time-value="PT00H00M00.04S" calcext:value-type="time">
            <text:p>00:00:00.040</text:p>
          </table:table-cell>
          <table:table-cell table:number-columns-repeated="5"/>
          <table:table-cell table:style-name="ce17" office:value-type="time" office:time-value="PT18H30M02.96S" calcext:value-type="time">
            <text:p>18:30:02.960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44.569S" calcext:value-type="time">
            <text:p>00:00:44.569</text:p>
          </table:table-cell>
          <table:table-cell table:number-columns-repeated="4"/>
        </table:table-row>
        <table:table-row table:style-name="ro1">
          <table:table-cell office:value-type="time" office:time-value="PT18H21M04.78S" calcext:value-type="time">
            <text:p>18:21:04.78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54650616" calcext:value-type="float">
            <text:p>-0.054650616</text:p>
          </table:table-cell>
          <table:table-cell office:value-type="float" office:value="-0.385649" calcext:value-type="float">
            <text:p>-0.385649</text:p>
          </table:table-cell>
          <table:table-cell office:value-type="float" office:value="-0.051314797" calcext:value-type="float">
            <text:p>-0.0513147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40]-[.A39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40M02.941S" calcext:value-type="time">
            <text:p>18:40:02.941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44.579S" calcext:value-type="time">
            <text:p>00:00:44.579</text:p>
          </table:table-cell>
          <table:table-cell table:number-columns-repeated="4"/>
        </table:table-row>
        <table:table-row table:style-name="ro1">
          <table:table-cell office:value-type="time" office:time-value="PT18H21M04.82S" calcext:value-type="time">
            <text:p>18:21:04.82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3666114" calcext:value-type="float">
            <text:p>-0.03666114</text:p>
          </table:table-cell>
          <table:table-cell office:value-type="float" office:value="-0.445961" calcext:value-type="float">
            <text:p>-0.445961</text:p>
          </table:table-cell>
          <table:table-cell office:value-type="float" office:value="-0.000040746792" calcext:value-type="float">
            <text:p>-4.0746792E-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41]-[.A40]" office:value-type="time" office:time-value="PT00H00M00.04S" calcext:value-type="time">
            <text:p>00:00:00.040</text:p>
          </table:table-cell>
          <table:table-cell table:number-columns-repeated="5"/>
          <table:table-cell table:style-name="ce16" office:value-type="time" office:time-value="PT18H24M02.955S" calcext:value-type="time">
            <text:p>18:24:02.955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0.328S" calcext:value-type="time">
            <text:p>00:00:50.328</text:p>
          </table:table-cell>
          <table:table-cell table:number-columns-repeated="4"/>
        </table:table-row>
        <table:table-row table:style-name="ro1">
          <table:table-cell office:value-type="time" office:time-value="PT18H21M04.857S" calcext:value-type="time">
            <text:p>18:21:04.857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office:value-type="float" office:value="-0.047936436" calcext:value-type="float">
            <text:p>-0.047936436</text:p>
          </table:table-cell>
          <table:table-cell office:value-type="float" office:value="-0.42092058" calcext:value-type="float">
            <text:p>-0.42092058</text:p>
          </table:table-cell>
          <table:table-cell office:value-type="float" office:value="-0.048816018" calcext:value-type="float">
            <text:p>-0.0488160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42]-[.A41]" office:value-type="time" office:time-value="PT00H00M00.037S" calcext:value-type="time">
            <text:p>00:00:00.037</text:p>
          </table:table-cell>
          <table:table-cell table:number-columns-repeated="5"/>
          <table:table-cell table:style-name="ce15" office:value-type="time" office:time-value="PT18H31M02.974S" calcext:value-type="time">
            <text:p>18:31:02.974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22S" calcext:value-type="time">
            <text:p>00:00:59.522</text:p>
          </table:table-cell>
          <table:table-cell table:number-columns-repeated="4"/>
        </table:table-row>
        <table:table-row table:style-name="ro1">
          <table:table-cell office:value-type="time" office:time-value="PT18H21M04.898S" calcext:value-type="time">
            <text:p>18:21:04.898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32376185" calcext:value-type="float">
            <text:p>-0.032376185</text:p>
          </table:table-cell>
          <table:table-cell office:value-type="float" office:value="-0.4218949" calcext:value-type="float">
            <text:p>-0.4218949</text:p>
          </table:table-cell>
          <table:table-cell office:value-type="float" office:value="-0.15225963" calcext:value-type="float">
            <text:p>-0.152259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43]-[.A42]" office:value-type="time" office:time-value="PT00H00M00.041S" calcext:value-type="time">
            <text:p>00:00:00.041</text:p>
          </table:table-cell>
          <table:table-cell table:number-columns-repeated="5"/>
          <table:table-cell table:style-name="ce16" office:value-type="time" office:time-value="PT18H46M02.953S" calcext:value-type="time">
            <text:p>18:46:02.953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62S" calcext:value-type="time">
            <text:p>00:00:59.562</text:p>
          </table:table-cell>
          <table:table-cell table:number-columns-repeated="4"/>
        </table:table-row>
        <table:table-row table:style-name="ro1">
          <table:table-cell office:value-type="time" office:time-value="PT18H21M04.94S" calcext:value-type="time">
            <text:p>18:21:04.940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0.0057979575" calcext:value-type="float">
            <text:p>0.0057979575</text:p>
          </table:table-cell>
          <table:table-cell office:value-type="float" office:value="-0.4232113" calcext:value-type="float">
            <text:p>-0.4232113</text:p>
          </table:table-cell>
          <table:table-cell office:value-type="float" office:value="-0.038156696" calcext:value-type="float">
            <text:p>-0.0381566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44]-[.A43]" office:value-type="time" office:time-value="PT00H00M00.042S" calcext:value-type="time">
            <text:p>00:00:00.042</text:p>
          </table:table-cell>
          <table:table-cell table:number-columns-repeated="5"/>
          <table:table-cell table:style-name="ce17" office:value-type="time" office:time-value="PT18H28M02.942S" calcext:value-type="time">
            <text:p>18:28:02.942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69S" calcext:value-type="time">
            <text:p>00:00:59.569</text:p>
          </table:table-cell>
          <table:table-cell table:number-columns-repeated="4"/>
        </table:table-row>
        <table:table-row table:style-name="ro1">
          <table:table-cell office:value-type="time" office:time-value="PT18H21M05.005S" calcext:value-type="time">
            <text:p>18:21:05.005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office:value-type="float" office:value="0.0010433525" calcext:value-type="float">
            <text:p>0.0010433525</text:p>
          </table:table-cell>
          <table:table-cell office:value-type="float" office:value="-0.54173005" calcext:value-type="float">
            <text:p>-0.54173005</text:p>
          </table:table-cell>
          <table:table-cell office:value-type="float" office:value="-0.10157738" calcext:value-type="float">
            <text:p>-0.101577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45]-[.A44]" office:value-type="time" office:time-value="PT00H00M00.065S" calcext:value-type="time">
            <text:p>00:00:00.065</text:p>
          </table:table-cell>
          <table:table-cell table:number-columns-repeated="5"/>
          <table:table-cell table:style-name="ce17" office:value-type="time" office:time-value="PT18H29M02.941S" calcext:value-type="time">
            <text:p>18:29:02.941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78S" calcext:value-type="time">
            <text:p>00:00:59.578</text:p>
          </table:table-cell>
          <table:table-cell table:number-columns-repeated="4"/>
        </table:table-row>
        <table:table-row table:style-name="ro1">
          <table:table-cell office:value-type="time" office:time-value="PT18H21M05.038S" calcext:value-type="time">
            <text:p>18:21:05.038</text:p>
          </table:table-cell>
          <table:table-cell office:value-type="time" office:time-value="PT00H00M00.033S" calcext:value-type="time">
            <text:p>00:00:00.033</text:p>
          </table:table-cell>
          <table:table-cell office:value-type="float" office:value="0" calcext:value-type="float">
            <text:p>0</text:p>
          </table:table-cell>
          <table:table-cell office:value-type="float" office:value="-0.023011174" calcext:value-type="float">
            <text:p>-0.023011174</text:p>
          </table:table-cell>
          <table:table-cell office:value-type="float" office:value="-0.4319662" calcext:value-type="float">
            <text:p>-0.4319662</text:p>
          </table:table-cell>
          <table:table-cell office:value-type="float" office:value="-0.1986462" calcext:value-type="float">
            <text:p>-0.19864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3S" calcext:value-type="time">
            <text:p>00.033</text:p>
          </table:table-cell>
          <table:table-cell table:formula="of:=[.A46]-[.A45]" office:value-type="time" office:time-value="PT00H00M00.033S" calcext:value-type="time">
            <text:p>00:00:00.033</text:p>
          </table:table-cell>
          <table:table-cell table:number-columns-repeated="5"/>
          <table:table-cell table:style-name="ce17" office:value-type="time" office:time-value="PT18H27M02.957S" calcext:value-type="time">
            <text:p>18:27:02.957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82S" calcext:value-type="time">
            <text:p>00:00:59.582</text:p>
          </table:table-cell>
          <table:table-cell table:number-columns-repeated="4"/>
        </table:table-row>
        <table:table-row table:style-name="ro1">
          <table:table-cell office:value-type="time" office:time-value="PT18H21M05.128S" calcext:value-type="time">
            <text:p>18:21:05.128</text:p>
          </table:table-cell>
          <table:table-cell office:value-type="time" office:time-value="PT00H00M00.09S" calcext:value-type="time">
            <text:p>00:00:00.090</text:p>
          </table:table-cell>
          <table:table-cell office:value-type="float" office:value="0" calcext:value-type="float">
            <text:p>0</text:p>
          </table:table-cell>
          <table:table-cell office:value-type="float" office:value="-0.020710055" calcext:value-type="float">
            <text:p>-0.020710055</text:p>
          </table:table-cell>
          <table:table-cell office:value-type="float" office:value="-0.38876957" calcext:value-type="float">
            <text:p>-0.38876957</text:p>
          </table:table-cell>
          <table:table-cell office:value-type="float" office:value="-0.17878161" calcext:value-type="float">
            <text:p>-0.178781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9S" calcext:value-type="time">
            <text:p>00.090</text:p>
          </table:table-cell>
          <table:table-cell table:formula="of:=[.A47]-[.A46]" office:value-type="time" office:time-value="PT00H00M00.09S" calcext:value-type="time">
            <text:p>00:00:00.090</text:p>
          </table:table-cell>
          <table:table-cell table:number-columns-repeated="5"/>
          <table:table-cell table:style-name="ce16" office:value-type="time" office:time-value="PT18H25M02.954S" calcext:value-type="time">
            <text:p>18:25:02.954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83S" calcext:value-type="time">
            <text:p>00:00:59.583</text:p>
          </table:table-cell>
          <table:table-cell table:number-columns-repeated="4"/>
        </table:table-row>
        <table:table-row table:style-name="ro1">
          <table:table-cell office:value-type="time" office:time-value="PT18H21M05.197S" calcext:value-type="time">
            <text:p>18:21:05.19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-0.01863905" calcext:value-type="float">
            <text:p>-0.01863905</text:p>
          </table:table-cell>
          <table:table-cell office:value-type="float" office:value="-0.34989262" calcext:value-type="float">
            <text:p>-0.34989262</text:p>
          </table:table-cell>
          <table:table-cell office:value-type="float" office:value="-0.16090344" calcext:value-type="float">
            <text:p>-0.160903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8]-[.A47]" office:value-type="time" office:time-value="PT00H00M00.069S" calcext:value-type="time">
            <text:p>00:00:00.069</text:p>
          </table:table-cell>
          <table:table-cell table:number-columns-repeated="5"/>
          <table:table-cell table:style-name="ce16" office:value-type="time" office:time-value="PT18H34M02.955S" calcext:value-type="time">
            <text:p>18:34:02.955</text:p>
          </table:table-cell>
          <table:table-cell office:value-type="float" office:value="0" calcext:value-type="float">
            <text:p>0</text:p>
          </table:table-cell>
          <table:table-cell table:style-name="ce14" office:value-type="time" office:time-value="PT00H00M59.584S" calcext:value-type="time">
            <text:p>00:00:59.584</text:p>
          </table:table-cell>
          <table:table-cell table:number-columns-repeated="4"/>
        </table:table-row>
        <table:table-row table:style-name="ro1">
          <table:table-cell office:value-type="time" office:time-value="PT18H21M05.269S" calcext:value-type="time">
            <text:p>18:21:05.26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-0.016775146" calcext:value-type="float">
            <text:p>-0.016775146</text:p>
          </table:table-cell>
          <table:table-cell office:value-type="float" office:value="-0.31490335" calcext:value-type="float">
            <text:p>-0.31490335</text:p>
          </table:table-cell>
          <table:table-cell office:value-type="float" office:value="-0.14481308" calcext:value-type="float">
            <text:p>-0.144813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49]-[.A4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21M05.341S" calcext:value-type="time">
            <text:p>18:21:05.34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-0.015097628" calcext:value-type="float">
            <text:p>-0.015097628</text:p>
          </table:table-cell>
          <table:table-cell office:value-type="float" office:value="-0.283413" calcext:value-type="float">
            <text:p>-0.283413</text:p>
          </table:table-cell>
          <table:table-cell office:value-type="float" office:value="-0.13033177" calcext:value-type="float">
            <text:p>-0.130331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50]-[.A49]" office:value-type="time" office:time-value="PT00H00M00.072S" calcext:value-type="time">
            <text:p>00:00:00.072</text:p>
          </table:table-cell>
          <table:table-cell table:number-columns-repeated="5"/>
          <table:table-cell office:value-type="string" calcext:value-type="string">
            <text:p>Sum</text:p>
          </table:table-cell>
          <table:table-cell/>
          <table:table-cell table:style-name="ce14" table:formula="of:=SUM([.Q32:.Q48])" office:value-type="time" office:time-value="PT00H13M16.44S" calcext:value-type="time">
            <text:p>00:13:16.440</text:p>
          </table:table-cell>
          <table:table-cell table:number-columns-repeated="4"/>
        </table:table-row>
        <table:table-row table:style-name="ro1">
          <table:table-cell office:value-type="time" office:time-value="PT18H21M05.408S" calcext:value-type="time">
            <text:p>18:21:05.408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office:value-type="float" office:value="0.06837015" calcext:value-type="float">
            <text:p>0.06837015</text:p>
          </table:table-cell>
          <table:table-cell office:value-type="float" office:value="-0.4119565" calcext:value-type="float">
            <text:p>-0.4119565</text:p>
          </table:table-cell>
          <table:table-cell office:value-type="float" office:value="-0.3209851" calcext:value-type="float">
            <text:p>-0.32098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51]-[.A50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office:value-type="time" office:time-value="PT18H21M05.481S" calcext:value-type="time">
            <text:p>18:21:05.481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office:value-type="float" office:value="0.10130363" calcext:value-type="float">
            <text:p>0.10130363</text:p>
          </table:table-cell>
          <table:table-cell office:value-type="float" office:value="-0.37405673" calcext:value-type="float">
            <text:p>-0.37405673</text:p>
          </table:table-cell>
          <table:table-cell office:value-type="float" office:value="-0.31063953" calcext:value-type="float">
            <text:p>-0.310639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52]-[.A51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office:value-type="time" office:time-value="PT18H21M05.55S" calcext:value-type="time">
            <text:p>18:21:05.55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12061663" calcext:value-type="float">
            <text:p>0.12061663</text:p>
          </table:table-cell>
          <table:table-cell office:value-type="float" office:value="-0.43530828" calcext:value-type="float">
            <text:p>-0.43530828</text:p>
          </table:table-cell>
          <table:table-cell office:value-type="float" office:value="-0.19146524" calcext:value-type="float">
            <text:p>-0.191465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3]-[.A5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6.314S" calcext:value-type="time">
            <text:p>18:21:06.314</text:p>
          </table:table-cell>
          <table:table-cell office:value-type="time" office:time-value="PT00H00M00.764S" calcext:value-type="time">
            <text:p>00:00:00.764</text:p>
          </table:table-cell>
          <table:table-cell office:value-type="float" office:value="0" calcext:value-type="float">
            <text:p>0</text:p>
          </table:table-cell>
          <table:table-cell office:value-type="float" office:value="0.11932156" calcext:value-type="float">
            <text:p>0.11932156</text:p>
          </table:table-cell>
          <table:table-cell office:value-type="float" office:value="-0.17996103" calcext:value-type="float">
            <text:p>-0.17996103</text:p>
          </table:table-cell>
          <table:table-cell office:value-type="float" office:value="-0.14507258" calcext:value-type="float">
            <text:p>-0.145072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64S" calcext:value-type="time">
            <text:p>00.764</text:p>
          </table:table-cell>
          <table:table-cell table:formula="of:=[.A54]-[.A53]" office:value-type="time" office:time-value="PT00H00M00.764S" calcext:value-type="time">
            <text:p>00:00:00.764</text:p>
          </table:table-cell>
          <table:table-cell table:number-columns-repeated="12"/>
        </table:table-row>
        <table:table-row table:style-name="ro1">
          <table:table-cell office:value-type="time" office:time-value="PT18H21M06.387S" calcext:value-type="time">
            <text:p>18:21:06.38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office:value-type="float" office:value="0.10387378" calcext:value-type="float">
            <text:p>0.10387378</text:p>
          </table:table-cell>
          <table:table-cell office:value-type="float" office:value="-0.30852255" calcext:value-type="float">
            <text:p>-0.30852255</text:p>
          </table:table-cell>
          <table:table-cell office:value-type="float" office:value="-0.21647842" calcext:value-type="float">
            <text:p>-0.216478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55]-[.A54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office:value-type="time" office:time-value="PT18H21M06.454S" calcext:value-type="time">
            <text:p>18:21:06.45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office:value-type="float" office:value="0.1016163" calcext:value-type="float">
            <text:p>0.1016163</text:p>
          </table:table-cell>
          <table:table-cell office:value-type="float" office:value="-0.2750336" calcext:value-type="float">
            <text:p>-0.2750336</text:p>
          </table:table-cell>
          <table:table-cell office:value-type="float" office:value="-0.15066554" calcext:value-type="float">
            <text:p>-0.150665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56]-[.A5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office:value-type="time" office:time-value="PT18H21M06.526S" calcext:value-type="time">
            <text:p>18:21:06.52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0.054760322" calcext:value-type="float">
            <text:p>0.054760322</text:p>
          </table:table-cell>
          <table:table-cell office:value-type="float" office:value="-0.13107514" calcext:value-type="float">
            <text:p>-0.13107514</text:p>
          </table:table-cell>
          <table:table-cell office:value-type="float" office:value="-0.07473477" calcext:value-type="float">
            <text:p>-0.074734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57]-[.A56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21M06.594S" calcext:value-type="time">
            <text:p>18:21:06.59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0.10333701" calcext:value-type="float">
            <text:p>0.10333701</text:p>
          </table:table-cell>
          <table:table-cell office:value-type="float" office:value="-0.26254767" calcext:value-type="float">
            <text:p>-0.26254767</text:p>
          </table:table-cell>
          <table:table-cell office:value-type="float" office:value="-0.12724665" calcext:value-type="float">
            <text:p>-0.127246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58]-[.A5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21M06.67S" calcext:value-type="time">
            <text:p>18:21:06.670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office:value-type="float" office:value="0.029062893" calcext:value-type="float">
            <text:p>0.029062893</text:p>
          </table:table-cell>
          <table:table-cell office:value-type="float" office:value="-0.1536757" calcext:value-type="float">
            <text:p>-0.1536757</text:p>
          </table:table-cell>
          <table:table-cell office:value-type="float" office:value="-0.087275885" calcext:value-type="float">
            <text:p>-0.0872758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59]-[.A58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office:value-type="time" office:time-value="PT18H21M06.736S" calcext:value-type="time">
            <text:p>18:21:06.736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office:value-type="float" office:value="0.060653668" calcext:value-type="float">
            <text:p>0.060653668</text:p>
          </table:table-cell>
          <table:table-cell office:value-type="float" office:value="-0.17368412" calcext:value-type="float">
            <text:p>-0.17368412</text:p>
          </table:table-cell>
          <table:table-cell office:value-type="float" office:value="-0.056136195" calcext:value-type="float">
            <text:p>-0.0561361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60]-[.A5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office:value-type="time" office:time-value="PT18H21M08.193S" calcext:value-type="time">
            <text:p>18:21:08.193</text:p>
          </table:table-cell>
          <table:table-cell office:value-type="time" office:time-value="PT00H00M01.457S" calcext:value-type="time">
            <text:p>00:00:01.457</text:p>
          </table:table-cell>
          <table:table-cell office:value-type="float" office:value="0" calcext:value-type="float">
            <text:p>0</text:p>
          </table:table-cell>
          <table:table-cell office:value-type="float" office:value="-0.20534822" calcext:value-type="float">
            <text:p>-0.20534822</text:p>
          </table:table-cell>
          <table:table-cell office:value-type="float" office:value="0.39431906" calcext:value-type="float">
            <text:p>0.39431906</text:p>
          </table:table-cell>
          <table:table-cell office:value-type="float" office:value="0.24500969" calcext:value-type="float">
            <text:p>0.245009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457S" calcext:value-type="time">
            <text:p>01.457</text:p>
          </table:table-cell>
          <table:table-cell table:formula="of:=[.A61]-[.A60]" office:value-type="time" office:time-value="PT00H00M01.457S" calcext:value-type="time">
            <text:p>00:00:01.457</text:p>
          </table:table-cell>
          <table:table-cell table:number-columns-repeated="12"/>
        </table:table-row>
        <table:table-row table:style-name="ro1">
          <table:table-cell office:value-type="time" office:time-value="PT18H21M08.262S" calcext:value-type="time">
            <text:p>18:21:08.26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-0.1863515" calcext:value-type="float">
            <text:p>-0.1863515</text:p>
          </table:table-cell>
          <table:table-cell office:value-type="float" office:value="0.38784614" calcext:value-type="float">
            <text:p>0.38784614</text:p>
          </table:table-cell>
          <table:table-cell office:value-type="float" office:value="0.19326267" calcext:value-type="float">
            <text:p>0.193262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2]-[.A6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8.333S" calcext:value-type="time">
            <text:p>18:21:08.33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-0.09410795" calcext:value-type="float">
            <text:p>-0.09410795</text:p>
          </table:table-cell>
          <table:table-cell office:value-type="float" office:value="0.26270902" calcext:value-type="float">
            <text:p>0.26270902</text:p>
          </table:table-cell>
          <table:table-cell office:value-type="float" office:value="0.25831133" calcext:value-type="float">
            <text:p>0.258311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3]-[.A6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8.403S" calcext:value-type="time">
            <text:p>18:21:08.40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09963856" calcext:value-type="float">
            <text:p>-0.09963856</text:p>
          </table:table-cell>
          <table:table-cell office:value-type="float" office:value="0.24434826" calcext:value-type="float">
            <text:p>0.24434826</text:p>
          </table:table-cell>
          <table:table-cell office:value-type="float" office:value="0.25950658" calcext:value-type="float">
            <text:p>0.259506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64]-[.A6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08.476S" calcext:value-type="time">
            <text:p>18:21:08.476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office:value-type="float" office:value="-0.11428408" calcext:value-type="float">
            <text:p>-0.11428408</text:p>
          </table:table-cell>
          <table:table-cell office:value-type="float" office:value="0.21266247" calcext:value-type="float">
            <text:p>0.21266247</text:p>
          </table:table-cell>
          <table:table-cell office:value-type="float" office:value="0.1623645" calcext:value-type="float">
            <text:p>0.16236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65]-[.A64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office:value-type="time" office:time-value="PT18H21M08.544S" calcext:value-type="time">
            <text:p>18:21:08.54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-0.09033125" calcext:value-type="float">
            <text:p>-0.09033125</text:p>
          </table:table-cell>
          <table:table-cell office:value-type="float" office:value="0.16239233" calcext:value-type="float">
            <text:p>0.16239233</text:p>
          </table:table-cell>
          <table:table-cell office:value-type="float" office:value="0.20237808" calcext:value-type="float">
            <text:p>0.202378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66]-[.A6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21M08.614S" calcext:value-type="time">
            <text:p>18:21:08.61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1100823" calcext:value-type="float">
            <text:p>-0.1100823</text:p>
          </table:table-cell>
          <table:table-cell office:value-type="float" office:value="0.14263745" calcext:value-type="float">
            <text:p>0.14263745</text:p>
          </table:table-cell>
          <table:table-cell office:value-type="float" office:value="0.12061682" calcext:value-type="float">
            <text:p>0.120616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67]-[.A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08.683S" calcext:value-type="time">
            <text:p>18:21:08.68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-0.112037934" calcext:value-type="float">
            <text:p>-0.112037934</text:p>
          </table:table-cell>
          <table:table-cell office:value-type="float" office:value="0.1235397" calcext:value-type="float">
            <text:p>0.1235397</text:p>
          </table:table-cell>
          <table:table-cell office:value-type="float" office:value="0.103940934" calcext:value-type="float">
            <text:p>0.1039409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8]-[.A6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8.755S" calcext:value-type="time">
            <text:p>18:21:08.75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-0.117093906" calcext:value-type="float">
            <text:p>-0.117093906</text:p>
          </table:table-cell>
          <table:table-cell office:value-type="float" office:value="0.04790449" calcext:value-type="float">
            <text:p>0.04790449</text:p>
          </table:table-cell>
          <table:table-cell office:value-type="float" office:value="0.07794623" calcext:value-type="float">
            <text:p>0.077946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69]-[.A6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21M08.823S" calcext:value-type="time">
            <text:p>18:21:08.82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-0.111317135" calcext:value-type="float">
            <text:p>-0.111317135</text:p>
          </table:table-cell>
          <table:table-cell office:value-type="float" office:value="0.04333375" calcext:value-type="float">
            <text:p>0.04333375</text:p>
          </table:table-cell>
          <table:table-cell office:value-type="float" office:value="0.04686061" calcext:value-type="float">
            <text:p>0.046860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0]-[.A6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21M08.895S" calcext:value-type="time">
            <text:p>18:21:08.89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-0.119960815" calcext:value-type="float">
            <text:p>-0.119960815</text:p>
          </table:table-cell>
          <table:table-cell office:value-type="float" office:value="0.014391009" calcext:value-type="float">
            <text:p>0.014391009</text:p>
          </table:table-cell>
          <table:table-cell office:value-type="float" office:value="0.08721851" calcext:value-type="float">
            <text:p>0.087218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71]-[.A7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21M08.963S" calcext:value-type="time">
            <text:p>18:21:08.96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-0.0993954" calcext:value-type="float">
            <text:p>-0.0993954</text:p>
          </table:table-cell>
          <table:table-cell office:value-type="float" office:value="0.007678485" calcext:value-type="float">
            <text:p>0.007678485</text:p>
          </table:table-cell>
          <table:table-cell office:value-type="float" office:value="-0.0093939835" calcext:value-type="float">
            <text:p>-0.00939398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2]-[.A7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21M09.036S" calcext:value-type="time">
            <text:p>18:21:09.036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office:value-type="float" office:value="-0.06528594" calcext:value-type="float">
            <text:p>-0.06528594</text:p>
          </table:table-cell>
          <table:table-cell office:value-type="float" office:value="-0.11437844" calcext:value-type="float">
            <text:p>-0.11437844</text:p>
          </table:table-cell>
          <table:table-cell office:value-type="float" office:value="-0.047126487" calcext:value-type="float">
            <text:p>-0.0471264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73]-[.A7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office:value-type="time" office:time-value="PT18H21M09.104S" calcext:value-type="time">
            <text:p>18:21:09.10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-0.019646015" calcext:value-type="float">
            <text:p>-0.019646015</text:p>
          </table:table-cell>
          <table:table-cell office:value-type="float" office:value="-0.1253527" calcext:value-type="float">
            <text:p>-0.1253527</text:p>
          </table:table-cell>
          <table:table-cell office:value-type="float" office:value="-0.04329274" calcext:value-type="float">
            <text:p>-0.043292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4]-[.A7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21M09.175S" calcext:value-type="time">
            <text:p>18:21:09.17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-0.014605244" calcext:value-type="float">
            <text:p>-0.014605244</text:p>
          </table:table-cell>
          <table:table-cell office:value-type="float" office:value="-0.15632327" calcext:value-type="float">
            <text:p>-0.15632327</text:p>
          </table:table-cell>
          <table:table-cell office:value-type="float" office:value="-0.027537685" calcext:value-type="float">
            <text:p>-0.0275376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5]-[.A7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9.244S" calcext:value-type="time">
            <text:p>18:21:09.24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12343562" calcext:value-type="float">
            <text:p>0.012343562</text:p>
          </table:table-cell>
          <table:table-cell office:value-type="float" office:value="-0.06971927" calcext:value-type="float">
            <text:p>-0.06971927</text:p>
          </table:table-cell>
          <table:table-cell office:value-type="float" office:value="-0.054007538" calcext:value-type="float">
            <text:p>-0.0540075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6]-[.A7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9.315S" calcext:value-type="time">
            <text:p>18:21:09.31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06714674" calcext:value-type="float">
            <text:p>0.006714674</text:p>
          </table:table-cell>
          <table:table-cell office:value-type="float" office:value="-0.23171704" calcext:value-type="float">
            <text:p>-0.23171704</text:p>
          </table:table-cell>
          <table:table-cell office:value-type="float" office:value="-0.055857822" calcext:value-type="float">
            <text:p>-0.0558578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7]-[.A7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9.384S" calcext:value-type="time">
            <text:p>18:21:09.38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-0.002306402" calcext:value-type="float">
            <text:p>-0.002306402</text:p>
          </table:table-cell>
          <table:table-cell office:value-type="float" office:value="-0.14504439" calcext:value-type="float">
            <text:p>-0.14504439</text:p>
          </table:table-cell>
          <table:table-cell office:value-type="float" office:value="-0.07685891" calcext:value-type="float">
            <text:p>-0.076858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8]-[.A7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9.455S" calcext:value-type="time">
            <text:p>18:21:09.45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08471114" calcext:value-type="float">
            <text:p>0.008471114</text:p>
          </table:table-cell>
          <table:table-cell office:value-type="float" office:value="-0.15536903" calcext:value-type="float">
            <text:p>-0.15536903</text:p>
          </table:table-cell>
          <table:table-cell office:value-type="float" office:value="-0.059065588" calcext:value-type="float">
            <text:p>-0.0590655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9]-[.A7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9.524S" calcext:value-type="time">
            <text:p>18:21:09.52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11359354" calcext:value-type="float">
            <text:p>0.011359354</text:p>
          </table:table-cell>
          <table:table-cell office:value-type="float" office:value="-0.07896787" calcext:value-type="float">
            <text:p>-0.07896787</text:p>
          </table:table-cell>
          <table:table-cell office:value-type="float" office:value="-0.047226407" calcext:value-type="float">
            <text:p>-0.0472264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0]-[.A7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9.595S" calcext:value-type="time">
            <text:p>18:21:09.59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15057402" calcext:value-type="float">
            <text:p>0.015057402</text:p>
          </table:table-cell>
          <table:table-cell office:value-type="float" office:value="-0.07876151" calcext:value-type="float">
            <text:p>-0.07876151</text:p>
          </table:table-cell>
          <table:table-cell office:value-type="float" office:value="-0.03283579" calcext:value-type="float">
            <text:p>-0.032835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1]-[.A8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9.664S" calcext:value-type="time">
            <text:p>18:21:09.66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089374045" calcext:value-type="float">
            <text:p>0.0089374045</text:p>
          </table:table-cell>
          <table:table-cell office:value-type="float" office:value="-0.07330236" calcext:value-type="float">
            <text:p>-0.07330236</text:p>
          </table:table-cell>
          <table:table-cell office:value-type="float" office:value="-0.027794369" calcext:value-type="float">
            <text:p>-0.0277943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2]-[.A8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9.735S" calcext:value-type="time">
            <text:p>18:21:09.73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09362024" calcext:value-type="float">
            <text:p>0.009362024</text:p>
          </table:table-cell>
          <table:table-cell office:value-type="float" office:value="-0.06860884" calcext:value-type="float">
            <text:p>-0.06860884</text:p>
          </table:table-cell>
          <table:table-cell office:value-type="float" office:value="-0.034463227" calcext:value-type="float">
            <text:p>-0.0344632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3]-[.A8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9.804S" calcext:value-type="time">
            <text:p>18:21:09.80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12161172" calcext:value-type="float">
            <text:p>0.012161172</text:p>
          </table:table-cell>
          <table:table-cell office:value-type="float" office:value="-0.058671784" calcext:value-type="float">
            <text:p>-0.058671784</text:p>
          </table:table-cell>
          <table:table-cell office:value-type="float" office:value="-0.025743464" calcext:value-type="float">
            <text:p>-0.0257434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4]-[.A8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09.875S" calcext:value-type="time">
            <text:p>18:21:09.87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0874779" calcext:value-type="float">
            <text:p>0.00874779</text:p>
          </table:table-cell>
          <table:table-cell office:value-type="float" office:value="-0.04994818" calcext:value-type="float">
            <text:p>-0.04994818</text:p>
          </table:table-cell>
          <table:table-cell office:value-type="float" office:value="-0.025366386" calcext:value-type="float">
            <text:p>-0.0253663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5]-[.A8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09.944S" calcext:value-type="time">
            <text:p>18:21:09.94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08532191" calcext:value-type="float">
            <text:p>0.008532191</text:p>
          </table:table-cell>
          <table:table-cell office:value-type="float" office:value="-0.052424055" calcext:value-type="float">
            <text:p>-0.052424055</text:p>
          </table:table-cell>
          <table:table-cell office:value-type="float" office:value="-0.027004572" calcext:value-type="float">
            <text:p>-0.0270045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6]-[.A8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10.013S" calcext:value-type="time">
            <text:p>18:21:10.01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12073502" calcext:value-type="float">
            <text:p>0.012073502</text:p>
          </table:table-cell>
          <table:table-cell office:value-type="float" office:value="-0.04498441" calcext:value-type="float">
            <text:p>-0.04498441</text:p>
          </table:table-cell>
          <table:table-cell office:value-type="float" office:value="-0.02584222" calcext:value-type="float">
            <text:p>-0.025842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7]-[.A8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10.082S" calcext:value-type="time">
            <text:p>18:21:10.08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04933535" calcext:value-type="float">
            <text:p>0.004933535</text:p>
          </table:table-cell>
          <table:table-cell office:value-type="float" office:value="-0.040485974" calcext:value-type="float">
            <text:p>-0.040485974</text:p>
          </table:table-cell>
          <table:table-cell office:value-type="float" office:value="-0.031607598" calcext:value-type="float">
            <text:p>-0.0316075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8]-[.A8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10.156S" calcext:value-type="time">
            <text:p>18:21:10.15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office:value-type="float" office:value="0.0026823692" calcext:value-type="float">
            <text:p>0.0026823692</text:p>
          </table:table-cell>
          <table:table-cell office:value-type="float" office:value="-0.040831883" calcext:value-type="float">
            <text:p>-0.040831883</text:p>
          </table:table-cell>
          <table:table-cell office:value-type="float" office:value="-0.024272056" calcext:value-type="float">
            <text:p>-0.0242720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89]-[.A88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office:value-type="time" office:time-value="PT18H21M10.224S" calcext:value-type="time">
            <text:p>18:21:10.22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0.005490304" calcext:value-type="float">
            <text:p>0.005490304</text:p>
          </table:table-cell>
          <table:table-cell office:value-type="float" office:value="-0.03411197" calcext:value-type="float">
            <text:p>-0.03411197</text:p>
          </table:table-cell>
          <table:table-cell office:value-type="float" office:value="-0.01986732" calcext:value-type="float">
            <text:p>-0.019867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90]-[.A8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21M10.294S" calcext:value-type="time">
            <text:p>18:21:10.29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0.0001072893" calcext:value-type="float">
            <text:p>0.0001072893</text:p>
          </table:table-cell>
          <table:table-cell office:value-type="float" office:value="-0.04366466" calcext:value-type="float">
            <text:p>-0.04366466</text:p>
          </table:table-cell>
          <table:table-cell office:value-type="float" office:value="-0.022934318" calcext:value-type="float">
            <text:p>-0.0229343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]-[.A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10.364S" calcext:value-type="time">
            <text:p>18:21:10.36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0.0031727322" calcext:value-type="float">
            <text:p>0.0031727322</text:p>
          </table:table-cell>
          <table:table-cell office:value-type="float" office:value="-0.030289406" calcext:value-type="float">
            <text:p>-0.030289406</text:p>
          </table:table-cell>
          <table:table-cell office:value-type="float" office:value="-0.020201413" calcext:value-type="float">
            <text:p>-0.0202014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2]-[.A9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10.435S" calcext:value-type="time">
            <text:p>18:21:10.43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03954091" calcext:value-type="float">
            <text:p>0.003954091</text:p>
          </table:table-cell>
          <table:table-cell office:value-type="float" office:value="-0.03231415" calcext:value-type="float">
            <text:p>-0.03231415</text:p>
          </table:table-cell>
          <table:table-cell office:value-type="float" office:value="-0.02191662" calcext:value-type="float">
            <text:p>-0.021916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93]-[.A9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10.504S" calcext:value-type="time">
            <text:p>18:21:10.50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0026278384" calcext:value-type="float">
            <text:p>0.00026278384</text:p>
          </table:table-cell>
          <table:table-cell office:value-type="float" office:value="-0.03171943" calcext:value-type="float">
            <text:p>-0.03171943</text:p>
          </table:table-cell>
          <table:table-cell office:value-type="float" office:value="-0.0148909595" calcext:value-type="float">
            <text:p>-0.01489095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94]-[.A9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10.575S" calcext:value-type="time">
            <text:p>18:21:10.57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035324031" calcext:value-type="float">
            <text:p>0.0035324031</text:p>
          </table:table-cell>
          <table:table-cell office:value-type="float" office:value="-0.025031853" calcext:value-type="float">
            <text:p>-0.025031853</text:p>
          </table:table-cell>
          <table:table-cell office:value-type="float" office:value="-0.01625831" calcext:value-type="float">
            <text:p>-0.016258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95]-[.A9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10.644S" calcext:value-type="time">
            <text:p>18:21:10.64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027397105" calcext:value-type="float">
            <text:p>0.0027397105</text:p>
          </table:table-cell>
          <table:table-cell office:value-type="float" office:value="-0.021869503" calcext:value-type="float">
            <text:p>-0.021869503</text:p>
          </table:table-cell>
          <table:table-cell office:value-type="float" office:value="-0.010018216" calcext:value-type="float">
            <text:p>-0.0100182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96]-[.A9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26.341S" calcext:value-type="time">
            <text:p>18:21:26.341</text:p>
          </table:table-cell>
          <table:table-cell office:value-type="time" office:time-value="PT00H00M15.697S" calcext:value-type="time">
            <text:p>00:00:15.697</text:p>
          </table:table-cell>
          <table:table-cell office:value-type="float" office:value="0" calcext:value-type="float">
            <text:p>0</text:p>
          </table:table-cell>
          <table:table-cell office:value-type="float" office:value="-0.07883309" calcext:value-type="float">
            <text:p>-0.07883309</text:p>
          </table:table-cell>
          <table:table-cell office:value-type="float" office:value="0.060957104" calcext:value-type="float">
            <text:p>0.060957104</text:p>
          </table:table-cell>
          <table:table-cell office:value-type="float" office:value="0.16962132" calcext:value-type="float">
            <text:p>0.16962132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5.697S" calcext:value-type="time">
            <text:p>15.697</text:p>
          </table:table-cell>
          <table:table-cell table:formula="of:=[.A97]-[.A96]" office:value-type="time" office:time-value="PT00H00M15.697S" calcext:value-type="time">
            <text:p>00:00:15.697</text:p>
          </table:table-cell>
          <table:table-cell table:number-columns-repeated="12"/>
        </table:table-row>
        <table:table-row table:style-name="ro1">
          <table:table-cell office:value-type="time" office:time-value="PT18H21M26.411S" calcext:value-type="time">
            <text:p>18:21:26.4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050734933" calcext:value-type="float">
            <text:p>-0.050734933</text:p>
          </table:table-cell>
          <table:table-cell office:value-type="float" office:value="0.15791312" calcext:value-type="float">
            <text:p>0.15791312</text:p>
          </table:table-cell>
          <table:table-cell office:value-type="float" office:value="0.09179494" calcext:value-type="float">
            <text:p>0.091794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8]-[.A9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26.481S" calcext:value-type="time">
            <text:p>18:21:26.48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0643382" calcext:value-type="float">
            <text:p>-0.0643382</text:p>
          </table:table-cell>
          <table:table-cell office:value-type="float" office:value="0.110920645" calcext:value-type="float">
            <text:p>0.110920645</text:p>
          </table:table-cell>
          <table:table-cell office:value-type="float" office:value="0.071629114" calcext:value-type="float">
            <text:p>0.0716291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9]-[.A9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26.555S" calcext:value-type="time">
            <text:p>18:21:26.555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office:value-type="float" office:value="-0.024505943" calcext:value-type="float">
            <text:p>-0.024505943</text:p>
          </table:table-cell>
          <table:table-cell office:value-type="float" office:value="0.0139155155" calcext:value-type="float">
            <text:p>0.0139155155</text:p>
          </table:table-cell>
          <table:table-cell office:value-type="float" office:value="0.029090196" calcext:value-type="float">
            <text:p>0.0290901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00]-[.A99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office:value-type="time" office:time-value="PT18H21M26.622S" calcext:value-type="time">
            <text:p>18:21:26.62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office:value-type="float" office:value="-0.029306324" calcext:value-type="float">
            <text:p>-0.029306324</text:p>
          </table:table-cell>
          <table:table-cell office:value-type="float" office:value="0.02570753" calcext:value-type="float">
            <text:p>0.02570753</text:p>
          </table:table-cell>
          <table:table-cell office:value-type="float" office:value="0.031234896" calcext:value-type="float">
            <text:p>0.0312348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01]-[.A100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office:value-type="time" office:time-value="PT18H21M26.691S" calcext:value-type="time">
            <text:p>18:21:26.69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-0.028572956" calcext:value-type="float">
            <text:p>-0.028572956</text:p>
          </table:table-cell>
          <table:table-cell office:value-type="float" office:value="0.02687212" calcext:value-type="float">
            <text:p>0.02687212</text:p>
          </table:table-cell>
          <table:table-cell office:value-type="float" office:value="0.013389746" calcext:value-type="float">
            <text:p>0.0133897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2]-[.A10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21M26.761S" calcext:value-type="time">
            <text:p>18:21:26.76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020222498" calcext:value-type="float">
            <text:p>-0.020222498</text:p>
          </table:table-cell>
          <table:table-cell office:value-type="float" office:value="0.012319681" calcext:value-type="float">
            <text:p>0.012319681</text:p>
          </table:table-cell>
          <table:table-cell office:value-type="float" office:value="0.027211905" calcext:value-type="float">
            <text:p>0.0272119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3]-[.A10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27.544S" calcext:value-type="time">
            <text:p>18:21:27.544</text:p>
          </table:table-cell>
          <table:table-cell office:value-type="time" office:time-value="PT00H00M00.783S" calcext:value-type="time">
            <text:p>00:00:00.783</text:p>
          </table:table-cell>
          <table:table-cell office:value-type="float" office:value="0" calcext:value-type="float">
            <text:p>0</text:p>
          </table:table-cell>
          <table:table-cell office:value-type="float" office:value="-0.031823296" calcext:value-type="float">
            <text:p>-0.031823296</text:p>
          </table:table-cell>
          <table:table-cell office:value-type="float" office:value="0.015482225" calcext:value-type="float">
            <text:p>0.015482225</text:p>
          </table:table-cell>
          <table:table-cell office:value-type="float" office:value="-0.00802882" calcext:value-type="float">
            <text:p>-0.008028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83S" calcext:value-type="time">
            <text:p>00.783</text:p>
          </table:table-cell>
          <table:table-cell table:formula="of:=[.A104]-[.A103]" office:value-type="time" office:time-value="PT00H00M00.783S" calcext:value-type="time">
            <text:p>00:00:00.783</text:p>
          </table:table-cell>
          <table:table-cell table:number-columns-repeated="12"/>
        </table:table-row>
        <table:table-row table:style-name="ro1">
          <table:table-cell office:value-type="time" office:time-value="PT18H21M27.614S" calcext:value-type="time">
            <text:p>18:21:27.61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029080419" calcext:value-type="float">
            <text:p>-0.029080419</text:p>
          </table:table-cell>
          <table:table-cell office:value-type="float" office:value="0.003387138" calcext:value-type="float">
            <text:p>0.003387138</text:p>
          </table:table-cell>
          <table:table-cell office:value-type="float" office:value="0.0052984445" calcext:value-type="float">
            <text:p>0.00529844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5]-[.A1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27.686S" calcext:value-type="time">
            <text:p>18:21:27.68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-0.028589366" calcext:value-type="float">
            <text:p>-0.028589366</text:p>
          </table:table-cell>
          <table:table-cell office:value-type="float" office:value="0.0028286928" calcext:value-type="float">
            <text:p>0.0028286928</text:p>
          </table:table-cell>
          <table:table-cell office:value-type="float" office:value="-0.0020429313" calcext:value-type="float">
            <text:p>-0.00204293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06]-[.A10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21M27.757S" calcext:value-type="time">
            <text:p>18:21:27.75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-0.024851525" calcext:value-type="float">
            <text:p>-0.024851525</text:p>
          </table:table-cell>
          <table:table-cell office:value-type="float" office:value="0.00452338" calcext:value-type="float">
            <text:p>0.00452338</text:p>
          </table:table-cell>
          <table:table-cell office:value-type="float" office:value="-0.007771259" calcext:value-type="float">
            <text:p>-0.0077712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7]-[.A10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21M27.824S" calcext:value-type="time">
            <text:p>18:21:27.82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office:value-type="float" office:value="-0.02126774" calcext:value-type="float">
            <text:p>-0.02126774</text:p>
          </table:table-cell>
          <table:table-cell office:value-type="float" office:value="0.0025329627" calcext:value-type="float">
            <text:p>0.0025329627</text:p>
          </table:table-cell>
          <table:table-cell office:value-type="float" office:value="-0.0028193085" calcext:value-type="float">
            <text:p>-0.00281930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08]-[.A10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office:value-type="time" office:time-value="PT18H21M27.894S" calcext:value-type="time">
            <text:p>18:21:27.89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-0.02529331" calcext:value-type="float">
            <text:p>-0.02529331</text:p>
          </table:table-cell>
          <table:table-cell office:value-type="float" office:value="0.0018402186" calcext:value-type="float">
            <text:p>0.0018402186</text:p>
          </table:table-cell>
          <table:table-cell office:value-type="float" office:value="-0.002097925" calcext:value-type="float">
            <text:p>-0.0020979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9]-[.A10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21M27.967S" calcext:value-type="time">
            <text:p>18:21:27.96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office:value-type="float" office:value="-0.01705109" calcext:value-type="float">
            <text:p>-0.01705109</text:p>
          </table:table-cell>
          <table:table-cell office:value-type="float" office:value="0.00011810735" calcext:value-type="float">
            <text:p>0.00011810735</text:p>
          </table:table-cell>
          <table:table-cell office:value-type="float" office:value="-0.0054037636" calcext:value-type="float">
            <text:p>-0.00540376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10]-[.A10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0.953S" calcext:value-type="time">
            <text:p>18:22:00.953</text:p>
          </table:table-cell>
          <table:table-cell office:value-type="time" office:time-value="PT00H00M32.986S" calcext:value-type="time">
            <text:p>00:00:32.98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058977366" calcext:value-type="float">
            <text:p>-0.0058977366</text:p>
          </table:table-cell>
          <table:table-cell table:style-name="ce8" office:value-type="float" office:value="-0.006924961" calcext:value-type="float">
            <text:p>-0.006924961</text:p>
          </table:table-cell>
          <table:table-cell table:style-name="ce8" office:value-type="float" office:value="0.032050658" calcext:value-type="float">
            <text:p>0.03205065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32.986S" calcext:value-type="time">
            <text:p>32.986</text:p>
          </table:table-cell>
          <table:table-cell table:formula="of:=[.A111]-[.A110]" office:value-type="time" office:time-value="PT00H00M32.986S" calcext:value-type="time">
            <text:p>00:00:32.98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02S" calcext:value-type="time">
            <text:p>18:22:01.02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4049243" calcext:value-type="float">
            <text:p>0.0004049243</text:p>
          </table:table-cell>
          <table:table-cell table:style-name="ce8" office:value-type="float" office:value="-0.03391801" calcext:value-type="float">
            <text:p>-0.03391801</text:p>
          </table:table-cell>
          <table:table-cell table:style-name="ce8" office:value-type="float" office:value="0.06466098" calcext:value-type="float">
            <text:p>0.064660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12]-[.A111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091S" calcext:value-type="time">
            <text:p>18:22:01.09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44679508" calcext:value-type="float">
            <text:p>-0.044679508</text:p>
          </table:table-cell>
          <table:table-cell table:style-name="ce8" office:value-type="float" office:value="0.102188624" calcext:value-type="float">
            <text:p>0.102188624</text:p>
          </table:table-cell>
          <table:table-cell table:style-name="ce8" office:value-type="float" office:value="0.038419507" calcext:value-type="float">
            <text:p>0.0384195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3]-[.A11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162S" calcext:value-type="time">
            <text:p>18:22:01.16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8173988" calcext:value-type="float">
            <text:p>-0.08173988</text:p>
          </table:table-cell>
          <table:table-cell table:style-name="ce8" office:value-type="float" office:value="0.051540073" calcext:value-type="float">
            <text:p>0.051540073</text:p>
          </table:table-cell>
          <table:table-cell table:style-name="ce8" office:value-type="float" office:value="0.05061763" calcext:value-type="float">
            <text:p>0.050617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4]-[.A11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232S" calcext:value-type="time">
            <text:p>18:22:01.23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2190575" calcext:value-type="float">
            <text:p>-0.12190575</text:p>
          </table:table-cell>
          <table:table-cell table:style-name="ce8" office:value-type="float" office:value="-0.005469406" calcext:value-type="float">
            <text:p>-0.005469406</text:p>
          </table:table-cell>
          <table:table-cell table:style-name="ce8" office:value-type="float" office:value="0.06796794" calcext:value-type="float">
            <text:p>0.067967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5]-[.A11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302S" calcext:value-type="time">
            <text:p>18:22:01.30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2201984" calcext:value-type="float">
            <text:p>-0.12201984</text:p>
          </table:table-cell>
          <table:table-cell table:style-name="ce8" office:value-type="float" office:value="0.10450132" calcext:value-type="float">
            <text:p>0.10450132</text:p>
          </table:table-cell>
          <table:table-cell table:style-name="ce8" office:value-type="float" office:value="-0.030894287" calcext:value-type="float">
            <text:p>-0.0308942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6]-[.A11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371S" calcext:value-type="time">
            <text:p>18:22:01.37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8586768" calcext:value-type="float">
            <text:p>-0.08586768</text:p>
          </table:table-cell>
          <table:table-cell table:style-name="ce8" office:value-type="float" office:value="0.096028715" calcext:value-type="float">
            <text:p>0.096028715</text:p>
          </table:table-cell>
          <table:table-cell table:style-name="ce8" office:value-type="float" office:value="-0.011545055" calcext:value-type="float">
            <text:p>-0.0115450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7]-[.A11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44S" calcext:value-type="time">
            <text:p>18:22:01.44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11708352" calcext:value-type="float">
            <text:p>0.011708352</text:p>
          </table:table-cell>
          <table:table-cell table:style-name="ce8" office:value-type="float" office:value="0.011279373" calcext:value-type="float">
            <text:p>0.011279373</text:p>
          </table:table-cell>
          <table:table-cell table:style-name="ce8" office:value-type="float" office:value="0.08343265" calcext:value-type="float">
            <text:p>0.083432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8]-[.A11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511S" calcext:value-type="time">
            <text:p>18:22:01.51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6142986" calcext:value-type="float">
            <text:p>0.006142986</text:p>
          </table:table-cell>
          <table:table-cell table:style-name="ce8" office:value-type="float" office:value="0.060468823" calcext:value-type="float">
            <text:p>0.060468823</text:p>
          </table:table-cell>
          <table:table-cell table:style-name="ce8" office:value-type="float" office:value="0.018399948" calcext:value-type="float">
            <text:p>0.0183999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9]-[.A11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582S" calcext:value-type="time">
            <text:p>18:22:01.58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26722397" calcext:value-type="float">
            <text:p>0.0026722397</text:p>
          </table:table-cell>
          <table:table-cell table:style-name="ce8" office:value-type="float" office:value="0.13813773" calcext:value-type="float">
            <text:p>0.13813773</text:p>
          </table:table-cell>
          <table:table-cell table:style-name="ce8" office:value-type="float" office:value="0.0073314565" calcext:value-type="float">
            <text:p>0.00733145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20]-[.A11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654S" calcext:value-type="time">
            <text:p>18:22:01.65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7249779" calcext:value-type="float">
            <text:p>0.07249779</text:p>
          </table:table-cell>
          <table:table-cell table:style-name="ce8" office:value-type="float" office:value="0.05532982" calcext:value-type="float">
            <text:p>0.05532982</text:p>
          </table:table-cell>
          <table:table-cell table:style-name="ce8" office:value-type="float" office:value="0.0367008" calcext:value-type="float">
            <text:p>0.03670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21]-[.A12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722S" calcext:value-type="time">
            <text:p>18:22:01.72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40199187" calcext:value-type="float">
            <text:p>0.040199187</text:p>
          </table:table-cell>
          <table:table-cell table:style-name="ce8" office:value-type="float" office:value="0.0823164" calcext:value-type="float">
            <text:p>0.0823164</text:p>
          </table:table-cell>
          <table:table-cell table:style-name="ce8" office:value-type="float" office:value="0.04423682" calcext:value-type="float">
            <text:p>0.044236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22]-[.A12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1.792S" calcext:value-type="time">
            <text:p>18:22:01.79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8054269" calcext:value-type="float">
            <text:p>0.008054269</text:p>
          </table:table-cell>
          <table:table-cell table:style-name="ce8" office:value-type="float" office:value="0.06793244" calcext:value-type="float">
            <text:p>0.06793244</text:p>
          </table:table-cell>
          <table:table-cell table:style-name="ce8" office:value-type="float" office:value="0.03739612" calcext:value-type="float">
            <text:p>0.037396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23]-[.A12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3.698S" calcext:value-type="time">
            <text:p>18:22:03.698</text:p>
          </table:table-cell>
          <table:table-cell office:value-type="time" office:time-value="PT00H00M01.906S" calcext:value-type="time">
            <text:p>00:00:01.90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40210176" calcext:value-type="float">
            <text:p>-0.40210176</text:p>
          </table:table-cell>
          <table:table-cell table:style-name="ce8" office:value-type="float" office:value="-0.15441255" calcext:value-type="float">
            <text:p>-0.15441255</text:p>
          </table:table-cell>
          <table:table-cell table:style-name="ce8" office:value-type="float" office:value="-0.46182683" calcext:value-type="float">
            <text:p>-0.461826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906S" calcext:value-type="time">
            <text:p>01.906</text:p>
          </table:table-cell>
          <table:table-cell table:formula="of:=[.A124]-[.A123]" office:value-type="time" office:time-value="PT00H00M01.906S" calcext:value-type="time">
            <text:p>00:00:01.90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3.767S" calcext:value-type="time">
            <text:p>18:22:03.76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36892283" calcext:value-type="float">
            <text:p>-0.36892283</text:p>
          </table:table-cell>
          <table:table-cell table:style-name="ce8" office:value-type="float" office:value="-0.022735933" calcext:value-type="float">
            <text:p>-0.022735933</text:p>
          </table:table-cell>
          <table:table-cell table:style-name="ce8" office:value-type="float" office:value="-0.21019977" calcext:value-type="float">
            <text:p>-0.210199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25]-[.A12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3.84S" calcext:value-type="time">
            <text:p>18:22:03.840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5910572" calcext:value-type="float">
            <text:p>-0.15910572</text:p>
          </table:table-cell>
          <table:table-cell table:style-name="ce8" office:value-type="float" office:value="-0.28435397" calcext:value-type="float">
            <text:p>-0.28435397</text:p>
          </table:table-cell>
          <table:table-cell table:style-name="ce8" office:value-type="float" office:value="-0.20521986" calcext:value-type="float">
            <text:p>-0.205219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26]-[.A125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3.907S" calcext:value-type="time">
            <text:p>18:22:03.907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0672053" calcext:value-type="float">
            <text:p>-0.10672053</text:p>
          </table:table-cell>
          <table:table-cell table:style-name="ce8" office:value-type="float" office:value="-0.35347715" calcext:value-type="float">
            <text:p>-0.35347715</text:p>
          </table:table-cell>
          <table:table-cell table:style-name="ce8" office:value-type="float" office:value="0.0143744275" calcext:value-type="float">
            <text:p>0.01437442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27]-[.A12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3.978S" calcext:value-type="time">
            <text:p>18:22:03.97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6330924" calcext:value-type="float">
            <text:p>-0.06330924</text:p>
          </table:table-cell>
          <table:table-cell table:style-name="ce8" office:value-type="float" office:value="0.01168018" calcext:value-type="float">
            <text:p>0.01168018</text:p>
          </table:table-cell>
          <table:table-cell table:style-name="ce8" office:value-type="float" office:value="0.0784155" calcext:value-type="float">
            <text:p>0.07841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28]-[.A12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4.047S" calcext:value-type="time">
            <text:p>18:22:04.04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5266524" calcext:value-type="float">
            <text:p>0.05266524</text:p>
          </table:table-cell>
          <table:table-cell table:style-name="ce8" office:value-type="float" office:value="-0.099790595" calcext:value-type="float">
            <text:p>-0.099790595</text:p>
          </table:table-cell>
          <table:table-cell table:style-name="ce8" office:value-type="float" office:value="0.01981714" calcext:value-type="float">
            <text:p>0.019817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29]-[.A12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04.119S" calcext:value-type="time">
            <text:p>18:22:04.11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3858524" calcext:value-type="float">
            <text:p>0.13858524</text:p>
          </table:table-cell>
          <table:table-cell table:style-name="ce8" office:value-type="float" office:value="-0.32360053" calcext:value-type="float">
            <text:p>-0.32360053</text:p>
          </table:table-cell>
          <table:table-cell table:style-name="ce8" office:value-type="float" office:value="0.0782602" calcext:value-type="float">
            <text:p>0.07826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30]-[.A12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522S" calcext:value-type="time">
            <text:p>18:22:11.522</text:p>
          </table:table-cell>
          <table:table-cell office:value-type="time" office:time-value="PT00H00M07.403S" calcext:value-type="time">
            <text:p>00:00:07.40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847672" calcext:value-type="float">
            <text:p>0.06847672</text:p>
          </table:table-cell>
          <table:table-cell table:style-name="ce8" office:value-type="float" office:value="0.10492649" calcext:value-type="float">
            <text:p>0.10492649</text:p>
          </table:table-cell>
          <table:table-cell table:style-name="ce8" office:value-type="float" office:value="0.3246578" calcext:value-type="float">
            <text:p>0.32465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7.403S" calcext:value-type="time">
            <text:p>07.403</text:p>
          </table:table-cell>
          <table:table-cell table:formula="of:=[.A131]-[.A130]" office:value-type="time" office:time-value="PT00H00M07.403S" calcext:value-type="time">
            <text:p>00:00:07.40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593S" calcext:value-type="time">
            <text:p>18:22:11.59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9723325" calcext:value-type="float">
            <text:p>-0.09723325</text:p>
          </table:table-cell>
          <table:table-cell table:style-name="ce8" office:value-type="float" office:value="0.19638696" calcext:value-type="float">
            <text:p>0.19638696</text:p>
          </table:table-cell>
          <table:table-cell table:style-name="ce8" office:value-type="float" office:value="-0.0694779" calcext:value-type="float">
            <text:p>-0.069477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32]-[.A13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666S" calcext:value-type="time">
            <text:p>18:22:11.666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7366716" calcext:value-type="float">
            <text:p>-0.07366716</text:p>
          </table:table-cell>
          <table:table-cell table:style-name="ce8" office:value-type="float" office:value="0.098745376" calcext:value-type="float">
            <text:p>0.098745376</text:p>
          </table:table-cell>
          <table:table-cell table:style-name="ce8" office:value-type="float" office:value="-0.055059418" calcext:value-type="float">
            <text:p>-0.05505941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33]-[.A13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734S" calcext:value-type="time">
            <text:p>18:22:11.73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49967333" calcext:value-type="float">
            <text:p>-0.0049967333</text:p>
          </table:table-cell>
          <table:table-cell table:style-name="ce8" office:value-type="float" office:value="0.25959837" calcext:value-type="float">
            <text:p>0.25959837</text:p>
          </table:table-cell>
          <table:table-cell table:style-name="ce8" office:value-type="float" office:value="-0.03658965" calcext:value-type="float">
            <text:p>-0.0365896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34]-[.A13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806S" calcext:value-type="time">
            <text:p>18:22:11.80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678222" calcext:value-type="float">
            <text:p>0.15678222</text:p>
          </table:table-cell>
          <table:table-cell table:style-name="ce8" office:value-type="float" office:value="-0.069584094" calcext:value-type="float">
            <text:p>-0.069584094</text:p>
          </table:table-cell>
          <table:table-cell table:style-name="ce8" office:value-type="float" office:value="0.17800684" calcext:value-type="float">
            <text:p>0.178006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35]-[.A13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874S" calcext:value-type="time">
            <text:p>18:22:11.87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0796397" calcext:value-type="float">
            <text:p>0.050796397</text:p>
          </table:table-cell>
          <table:table-cell table:style-name="ce8" office:value-type="float" office:value="0.16237429" calcext:value-type="float">
            <text:p>0.16237429</text:p>
          </table:table-cell>
          <table:table-cell table:style-name="ce8" office:value-type="float" office:value="0.032105554" calcext:value-type="float">
            <text:p>0.0321055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36]-[.A13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1.945S" calcext:value-type="time">
            <text:p>18:22:11.94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570212" calcext:value-type="float">
            <text:p>0.10570212</text:p>
          </table:table-cell>
          <table:table-cell table:style-name="ce8" office:value-type="float" office:value="0.10966226" calcext:value-type="float">
            <text:p>0.10966226</text:p>
          </table:table-cell>
          <table:table-cell table:style-name="ce8" office:value-type="float" office:value="0.019886233" calcext:value-type="float">
            <text:p>0.01988623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37]-[.A13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3.825S" calcext:value-type="time">
            <text:p>18:22:13.825</text:p>
          </table:table-cell>
          <table:table-cell office:value-type="time" office:time-value="PT00H00M01.88S" calcext:value-type="time">
            <text:p>00:00:01.8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4920403" calcext:value-type="float">
            <text:p>-0.14920403</text:p>
          </table:table-cell>
          <table:table-cell table:style-name="ce8" office:value-type="float" office:value="-0.51478046" calcext:value-type="float">
            <text:p>-0.51478046</text:p>
          </table:table-cell>
          <table:table-cell table:style-name="ce8" office:value-type="float" office:value="-0.1956766" calcext:value-type="float">
            <text:p>-0.19567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88S" calcext:value-type="time">
            <text:p>01.880</text:p>
          </table:table-cell>
          <table:table-cell table:formula="of:=[.A138]-[.A137]" office:value-type="time" office:time-value="PT00H00M01.88S" calcext:value-type="time">
            <text:p>00:00:01.88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3.897S" calcext:value-type="time">
            <text:p>18:22:13.897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77374436" calcext:value-type="float">
            <text:p>-0.077374436</text:p>
          </table:table-cell>
          <table:table-cell table:style-name="ce8" office:value-type="float" office:value="-0.48879078" calcext:value-type="float">
            <text:p>-0.48879078</text:p>
          </table:table-cell>
          <table:table-cell table:style-name="ce8" office:value-type="float" office:value="-0.14139214" calcext:value-type="float">
            <text:p>-0.1413921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39]-[.A13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3.969S" calcext:value-type="time">
            <text:p>18:22:13.96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8435835" calcext:value-type="float">
            <text:p>-0.038435835</text:p>
          </table:table-cell>
          <table:table-cell table:style-name="ce8" office:value-type="float" office:value="-0.3693794" calcext:value-type="float">
            <text:p>-0.3693794</text:p>
          </table:table-cell>
          <table:table-cell table:style-name="ce8" office:value-type="float" office:value="-0.1657051" calcext:value-type="float">
            <text:p>-0.165705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40]-[.A13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4.037S" calcext:value-type="time">
            <text:p>18:22:14.03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920169" calcext:value-type="float">
            <text:p>0.17920169</text:p>
          </table:table-cell>
          <table:table-cell table:style-name="ce8" office:value-type="float" office:value="-0.38407716" calcext:value-type="float">
            <text:p>-0.38407716</text:p>
          </table:table-cell>
          <table:table-cell table:style-name="ce8" office:value-type="float" office:value="-0.16869022" calcext:value-type="float">
            <text:p>-0.1686902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41]-[.A140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4.107S" calcext:value-type="time">
            <text:p>18:22:14.10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7031028" calcext:value-type="float">
            <text:p>-0.07031028</text:p>
          </table:table-cell>
          <table:table-cell table:style-name="ce8" office:value-type="float" office:value="0.081478946" calcext:value-type="float">
            <text:p>0.081478946</text:p>
          </table:table-cell>
          <table:table-cell table:style-name="ce8" office:value-type="float" office:value="-0.35792473" calcext:value-type="float">
            <text:p>-0.357924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42]-[.A14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4.177S" calcext:value-type="time">
            <text:p>18:22:14.17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809282" calcext:value-type="float">
            <text:p>0.16809282</text:p>
          </table:table-cell>
          <table:table-cell table:style-name="ce8" office:value-type="float" office:value="-0.22615632" calcext:value-type="float">
            <text:p>-0.22615632</text:p>
          </table:table-cell>
          <table:table-cell table:style-name="ce8" office:value-type="float" office:value="-0.15953459" calcext:value-type="float">
            <text:p>-0.1595345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43]-[.A14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14.249S" calcext:value-type="time">
            <text:p>18:22:14.24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668393" calcext:value-type="float">
            <text:p>0.08668393</text:p>
          </table:table-cell>
          <table:table-cell table:style-name="ce8" office:value-type="float" office:value="-0.15981509" calcext:value-type="float">
            <text:p>-0.15981509</text:p>
          </table:table-cell>
          <table:table-cell table:style-name="ce8" office:value-type="float" office:value="-0.21389362" calcext:value-type="float">
            <text:p>-0.2138936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44]-[.A143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288S" calcext:value-type="time">
            <text:p>18:22:22.288</text:p>
          </table:table-cell>
          <table:table-cell office:value-type="time" office:time-value="PT00H00M08.039S" calcext:value-type="time">
            <text:p>00:00:08.03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999307" calcext:value-type="float">
            <text:p>0.07999307</text:p>
          </table:table-cell>
          <table:table-cell table:style-name="ce8" office:value-type="float" office:value="0.56808054" calcext:value-type="float">
            <text:p>0.56808054</text:p>
          </table:table-cell>
          <table:table-cell table:style-name="ce8" office:value-type="float" office:value="0.20476139" calcext:value-type="float">
            <text:p>0.2047613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8.039S" calcext:value-type="time">
            <text:p>08.039</text:p>
          </table:table-cell>
          <table:table-cell table:formula="of:=[.A145]-[.A144]" office:value-type="time" office:time-value="PT00H00M08.039S" calcext:value-type="time">
            <text:p>00:00:08.03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359S" calcext:value-type="time">
            <text:p>18:22:22.35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942054" calcext:value-type="float">
            <text:p>0.25942054</text:p>
          </table:table-cell>
          <table:table-cell table:style-name="ce8" office:value-type="float" office:value="0.43634573" calcext:value-type="float">
            <text:p>0.43634573</text:p>
          </table:table-cell>
          <table:table-cell table:style-name="ce8" office:value-type="float" office:value="0.36533993" calcext:value-type="float">
            <text:p>0.3653399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46]-[.A14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432S" calcext:value-type="time">
            <text:p>18:22:22.432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888862" calcext:value-type="float">
            <text:p>0.12888862</text:p>
          </table:table-cell>
          <table:table-cell table:style-name="ce8" office:value-type="float" office:value="-0.008729295" calcext:value-type="float">
            <text:p>-0.008729295</text:p>
          </table:table-cell>
          <table:table-cell table:style-name="ce8" office:value-type="float" office:value="0.33034408" calcext:value-type="float">
            <text:p>0.330344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47]-[.A146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5S" calcext:value-type="time">
            <text:p>18:22:22.50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60660403" calcext:value-type="float">
            <text:p>-0.060660403</text:p>
          </table:table-cell>
          <table:table-cell table:style-name="ce8" office:value-type="float" office:value="-0.37194332" calcext:value-type="float">
            <text:p>-0.37194332</text:p>
          </table:table-cell>
          <table:table-cell table:style-name="ce8" office:value-type="float" office:value="-0.031621017" calcext:value-type="float">
            <text:p>-0.0316210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48]-[.A14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573S" calcext:value-type="time">
            <text:p>18:22:22.57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3650357" calcext:value-type="float">
            <text:p>-0.33650357</text:p>
          </table:table-cell>
          <table:table-cell table:style-name="ce8" office:value-type="float" office:value="-0.19434363" calcext:value-type="float">
            <text:p>-0.19434363</text:p>
          </table:table-cell>
          <table:table-cell table:style-name="ce8" office:value-type="float" office:value="-0.20248234" calcext:value-type="float">
            <text:p>-0.202482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49]-[.A148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64S" calcext:value-type="time">
            <text:p>18:22:22.64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7423992" calcext:value-type="float">
            <text:p>-0.47423992</text:p>
          </table:table-cell>
          <table:table-cell table:style-name="ce8" office:value-type="float" office:value="-0.057355583" calcext:value-type="float">
            <text:p>-0.057355583</text:p>
          </table:table-cell>
          <table:table-cell table:style-name="ce8" office:value-type="float" office:value="-0.35537866" calcext:value-type="float">
            <text:p>-0.355378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150]-[.A149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2.711S" calcext:value-type="time">
            <text:p>18:22:22.71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744966" calcext:value-type="float">
            <text:p>-0.4744966</text:p>
          </table:table-cell>
          <table:table-cell table:style-name="ce8" office:value-type="float" office:value="0.23006943" calcext:value-type="float">
            <text:p>0.23006943</text:p>
          </table:table-cell>
          <table:table-cell table:style-name="ce8" office:value-type="float" office:value="-0.44310743" calcext:value-type="float">
            <text:p>-0.4431074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51]-[.A15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546S" calcext:value-type="time">
            <text:p>18:22:23.546</text:p>
          </table:table-cell>
          <table:table-cell office:value-type="time" office:time-value="PT00H00M00.835S" calcext:value-type="time">
            <text:p>00:00:00.83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6462017" calcext:value-type="float">
            <text:p>-0.46462017</text:p>
          </table:table-cell>
          <table:table-cell table:style-name="ce8" office:value-type="float" office:value="0.40371773" calcext:value-type="float">
            <text:p>0.40371773</text:p>
          </table:table-cell>
          <table:table-cell table:style-name="ce8" office:value-type="float" office:value="-0.45131132" calcext:value-type="float">
            <text:p>-0.4513113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835S" calcext:value-type="time">
            <text:p>00.835</text:p>
          </table:table-cell>
          <table:table-cell table:formula="of:=[.A152]-[.A151]" office:value-type="time" office:time-value="PT00H00M00.835S" calcext:value-type="time">
            <text:p>00:00:00.83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594S" calcext:value-type="time">
            <text:p>18:22:23.594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8914996" calcext:value-type="float">
            <text:p>-0.018914996</text:p>
          </table:table-cell>
          <table:table-cell table:style-name="ce8" office:value-type="float" office:value="-0.46700075" calcext:value-type="float">
            <text:p>-0.46700075</text:p>
          </table:table-cell>
          <table:table-cell table:style-name="ce8" office:value-type="float" office:value="-0.12471045" calcext:value-type="float">
            <text:p>-0.1247104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8S" calcext:value-type="time">
            <text:p>00.048</text:p>
          </table:table-cell>
          <table:table-cell table:formula="of:=[.A153]-[.A152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664S" calcext:value-type="time">
            <text:p>18:22:23.66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5260804" calcext:value-type="float">
            <text:p>-0.035260804</text:p>
          </table:table-cell>
          <table:table-cell table:style-name="ce8" office:value-type="float" office:value="-0.2704471" calcext:value-type="float">
            <text:p>-0.2704471</text:p>
          </table:table-cell>
          <table:table-cell table:style-name="ce8" office:value-type="float" office:value="-0.17244446" calcext:value-type="float">
            <text:p>-0.172444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54]-[.A15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736S" calcext:value-type="time">
            <text:p>18:22:23.73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29479" calcext:value-type="float">
            <text:p>0.1429479</text:p>
          </table:table-cell>
          <table:table-cell table:style-name="ce8" office:value-type="float" office:value="-0.34337804" calcext:value-type="float">
            <text:p>-0.34337804</text:p>
          </table:table-cell>
          <table:table-cell table:style-name="ce8" office:value-type="float" office:value="-0.09785136" calcext:value-type="float">
            <text:p>-0.097851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55]-[.A15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804S" calcext:value-type="time">
            <text:p>18:22:23.80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954668" calcext:value-type="float">
            <text:p>0.06954668</text:p>
          </table:table-cell>
          <table:table-cell table:style-name="ce8" office:value-type="float" office:value="-0.17808312" calcext:value-type="float">
            <text:p>-0.17808312</text:p>
          </table:table-cell>
          <table:table-cell table:style-name="ce8" office:value-type="float" office:value="-0.17661603" calcext:value-type="float">
            <text:p>-0.176616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56]-[.A15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877S" calcext:value-type="time">
            <text:p>18:22:23.87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805586" calcext:value-type="float">
            <text:p>0.18805586</text:p>
          </table:table-cell>
          <table:table-cell table:style-name="ce8" office:value-type="float" office:value="-0.19169572" calcext:value-type="float">
            <text:p>-0.19169572</text:p>
          </table:table-cell>
          <table:table-cell table:style-name="ce8" office:value-type="float" office:value="-0.07897394" calcext:value-type="float">
            <text:p>-0.0789739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57]-[.A156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3.944S" calcext:value-type="time">
            <text:p>18:22:23.94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56028" calcext:value-type="float">
            <text:p>0.2556028</text:p>
          </table:table-cell>
          <table:table-cell table:style-name="ce8" office:value-type="float" office:value="-0.11935232" calcext:value-type="float">
            <text:p>-0.11935232</text:p>
          </table:table-cell>
          <table:table-cell table:style-name="ce8" office:value-type="float" office:value="-0.031745497" calcext:value-type="float">
            <text:p>-0.03174549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158]-[.A15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24.016S" calcext:value-type="time">
            <text:p>18:22:24.01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115583" calcext:value-type="float">
            <text:p>0.17115583</text:p>
          </table:table-cell>
          <table:table-cell table:style-name="ce8" office:value-type="float" office:value="0.009916835" calcext:value-type="float">
            <text:p>0.009916835</text:p>
          </table:table-cell>
          <table:table-cell table:style-name="ce8" office:value-type="float" office:value="-0.020001618" calcext:value-type="float">
            <text:p>-0.02000161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59]-[.A15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4.921S" calcext:value-type="time">
            <text:p>18:22:34.921</text:p>
          </table:table-cell>
          <table:table-cell office:value-type="time" office:time-value="PT00H00M10.905S" calcext:value-type="time">
            <text:p>00:00:10.90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997772" calcext:value-type="float">
            <text:p>0.13997772</text:p>
          </table:table-cell>
          <table:table-cell table:style-name="ce8" office:value-type="float" office:value="0.33434018" calcext:value-type="float">
            <text:p>0.33434018</text:p>
          </table:table-cell>
          <table:table-cell table:style-name="ce8" office:value-type="float" office:value="0.17557769" calcext:value-type="float">
            <text:p>0.17557769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10.905S" calcext:value-type="time">
            <text:p>10.905</text:p>
          </table:table-cell>
          <table:table-cell table:formula="of:=[.A160]-[.A159]" office:value-type="time" office:time-value="PT00H00M10.905S" calcext:value-type="time">
            <text:p>00:00:10.90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4.99S" calcext:value-type="time">
            <text:p>18:22:34.99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883153" calcext:value-type="float">
            <text:p>0.14883153</text:p>
          </table:table-cell>
          <table:table-cell table:style-name="ce8" office:value-type="float" office:value="0.2762968" calcext:value-type="float">
            <text:p>0.2762968</text:p>
          </table:table-cell>
          <table:table-cell table:style-name="ce8" office:value-type="float" office:value="0.2434935" calcext:value-type="float">
            <text:p>0.24349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61]-[.A16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5.061S" calcext:value-type="time">
            <text:p>18:22:35.0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143683" calcext:value-type="float">
            <text:p>0.2143683</text:p>
          </table:table-cell>
          <table:table-cell table:style-name="ce8" office:value-type="float" office:value="0.25789565" calcext:value-type="float">
            <text:p>0.25789565</text:p>
          </table:table-cell>
          <table:table-cell table:style-name="ce8" office:value-type="float" office:value="0.32922712" calcext:value-type="float">
            <text:p>0.329227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62]-[.A16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5.131S" calcext:value-type="time">
            <text:p>18:22:35.1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699884" calcext:value-type="float">
            <text:p>0.18699884</text:p>
          </table:table-cell>
          <table:table-cell table:style-name="ce8" office:value-type="float" office:value="0.39470375" calcext:value-type="float">
            <text:p>0.39470375</text:p>
          </table:table-cell>
          <table:table-cell table:style-name="ce8" office:value-type="float" office:value="0.3195955" calcext:value-type="float">
            <text:p>0.31959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63]-[.A16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5.202S" calcext:value-type="time">
            <text:p>18:22:35.20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52228" calcext:value-type="float">
            <text:p>0.1652228</text:p>
          </table:table-cell>
          <table:table-cell table:style-name="ce8" office:value-type="float" office:value="0.4831142" calcext:value-type="float">
            <text:p>0.4831142</text:p>
          </table:table-cell>
          <table:table-cell table:style-name="ce8" office:value-type="float" office:value="0.36629805" calcext:value-type="float">
            <text:p>0.3662980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64]-[.A16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5.271S" calcext:value-type="time">
            <text:p>18:22:35.27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49798" calcext:value-type="float">
            <text:p>0.0849798</text:p>
          </table:table-cell>
          <table:table-cell table:style-name="ce8" office:value-type="float" office:value="0.47742972" calcext:value-type="float">
            <text:p>0.47742972</text:p>
          </table:table-cell>
          <table:table-cell table:style-name="ce8" office:value-type="float" office:value="0.2674856" calcext:value-type="float">
            <text:p>0.267485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65]-[.A16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5.343S" calcext:value-type="time">
            <text:p>18:22:35.34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834706" calcext:value-type="float">
            <text:p>0.08834706</text:p>
          </table:table-cell>
          <table:table-cell table:style-name="ce8" office:value-type="float" office:value="0.42243582" calcext:value-type="float">
            <text:p>0.42243582</text:p>
          </table:table-cell>
          <table:table-cell table:style-name="ce8" office:value-type="float" office:value="0.2778708" calcext:value-type="float">
            <text:p>0.27787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66]-[.A16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531S" calcext:value-type="time">
            <text:p>18:22:36.531</text:p>
          </table:table-cell>
          <table:table-cell office:value-type="time" office:time-value="PT00H00M01.188S" calcext:value-type="time">
            <text:p>00:00:01.1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9397394" calcext:value-type="float">
            <text:p>-0.49397394</text:p>
          </table:table-cell>
          <table:table-cell table:style-name="ce8" office:value-type="float" office:value="0.11520198" calcext:value-type="float">
            <text:p>0.11520198</text:p>
          </table:table-cell>
          <table:table-cell table:style-name="ce8" office:value-type="float" office:value="-0.38910082" calcext:value-type="float">
            <text:p>-0.3891008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188S" calcext:value-type="time">
            <text:p>01.188</text:p>
          </table:table-cell>
          <table:table-cell table:formula="of:=[.A167]-[.A166]" office:value-type="time" office:time-value="PT00H00M01.188S" calcext:value-type="time">
            <text:p>00:00:01.18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6S" calcext:value-type="time">
            <text:p>18:22:36.60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4484509" calcext:value-type="float">
            <text:p>-0.24484509</text:p>
          </table:table-cell>
          <table:table-cell table:style-name="ce8" office:value-type="float" office:value="-0.24106915" calcext:value-type="float">
            <text:p>-0.24106915</text:p>
          </table:table-cell>
          <table:table-cell table:style-name="ce8" office:value-type="float" office:value="-0.19572298" calcext:value-type="float">
            <text:p>-0.1957229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68]-[.A16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672S" calcext:value-type="time">
            <text:p>18:22:36.67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3859793" calcext:value-type="float">
            <text:p>-0.23859793</text:p>
          </table:table-cell>
          <table:table-cell table:style-name="ce8" office:value-type="float" office:value="-0.3074896" calcext:value-type="float">
            <text:p>-0.3074896</text:p>
          </table:table-cell>
          <table:table-cell table:style-name="ce8" office:value-type="float" office:value="-0.06848471" calcext:value-type="float">
            <text:p>-0.0684847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69]-[.A16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74S" calcext:value-type="time">
            <text:p>18:22:36.74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49943194" calcext:value-type="float">
            <text:p>-0.049943194</text:p>
          </table:table-cell>
          <table:table-cell table:style-name="ce8" office:value-type="float" office:value="-0.20862542" calcext:value-type="float">
            <text:p>-0.20862542</text:p>
          </table:table-cell>
          <table:table-cell table:style-name="ce8" office:value-type="float" office:value="0.047567893" calcext:value-type="float">
            <text:p>0.04756789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70]-[.A16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812S" calcext:value-type="time">
            <text:p>18:22:36.81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7653665" calcext:value-type="float">
            <text:p>0.097653665</text:p>
          </table:table-cell>
          <table:table-cell table:style-name="ce8" office:value-type="float" office:value="-0.2398381" calcext:value-type="float">
            <text:p>-0.2398381</text:p>
          </table:table-cell>
          <table:table-cell table:style-name="ce8" office:value-type="float" office:value="0.020179242" calcext:value-type="float">
            <text:p>0.0201792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71]-[.A17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882S" calcext:value-type="time">
            <text:p>18:22:36.88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995862" calcext:value-type="float">
            <text:p>0.15995862</text:p>
          </table:table-cell>
          <table:table-cell table:style-name="ce8" office:value-type="float" office:value="-0.17564435" calcext:value-type="float">
            <text:p>-0.17564435</text:p>
          </table:table-cell>
          <table:table-cell table:style-name="ce8" office:value-type="float" office:value="-0.013918773" calcext:value-type="float">
            <text:p>-0.0139187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72]-[.A17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36.952S" calcext:value-type="time">
            <text:p>18:22:36.95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274694" calcext:value-type="float">
            <text:p>0.17274694</text:p>
          </table:table-cell>
          <table:table-cell table:style-name="ce8" office:value-type="float" office:value="-0.053050574" calcext:value-type="float">
            <text:p>-0.053050574</text:p>
          </table:table-cell>
          <table:table-cell table:style-name="ce8" office:value-type="float" office:value="-0.03559816" calcext:value-type="float">
            <text:p>-0.035598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73]-[.A17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031S" calcext:value-type="time">
            <text:p>18:22:46.031</text:p>
          </table:table-cell>
          <table:table-cell office:value-type="time" office:time-value="PT00H00M09.079S" calcext:value-type="time">
            <text:p>00:00:09.07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0820662" calcext:value-type="float">
            <text:p>0.20820662</text:p>
          </table:table-cell>
          <table:table-cell table:style-name="ce8" office:value-type="float" office:value="0.4554283" calcext:value-type="float">
            <text:p>0.4554283</text:p>
          </table:table-cell>
          <table:table-cell table:style-name="ce8" office:value-type="float" office:value="0.2617361" calcext:value-type="float">
            <text:p>0.261736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9.079S" calcext:value-type="time">
            <text:p>09.079</text:p>
          </table:table-cell>
          <table:table-cell table:formula="of:=[.A174]-[.A173]" office:value-type="time" office:time-value="PT00H00M09.079S" calcext:value-type="time">
            <text:p>00:00:09.07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099S" calcext:value-type="time">
            <text:p>18:22:46.09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639962" calcext:value-type="float">
            <text:p>0.17639962</text:p>
          </table:table-cell>
          <table:table-cell table:style-name="ce8" office:value-type="float" office:value="0.45492944" calcext:value-type="float">
            <text:p>0.45492944</text:p>
          </table:table-cell>
          <table:table-cell table:style-name="ce8" office:value-type="float" office:value="0.23797946" calcext:value-type="float">
            <text:p>0.237979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75]-[.A17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169S" calcext:value-type="time">
            <text:p>18:22:46.16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987499" calcext:value-type="float">
            <text:p>0.1987499</text:p>
          </table:table-cell>
          <table:table-cell table:style-name="ce8" office:value-type="float" office:value="0.47711232" calcext:value-type="float">
            <text:p>0.47711232</text:p>
          </table:table-cell>
          <table:table-cell table:style-name="ce8" office:value-type="float" office:value="0.19286808" calcext:value-type="float">
            <text:p>0.192868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76]-[.A17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239S" calcext:value-type="time">
            <text:p>18:22:46.23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810344" calcext:value-type="float">
            <text:p>0.18810344</text:p>
          </table:table-cell>
          <table:table-cell table:style-name="ce8" office:value-type="float" office:value="0.4138005" calcext:value-type="float">
            <text:p>0.4138005</text:p>
          </table:table-cell>
          <table:table-cell table:style-name="ce8" office:value-type="float" office:value="0.1929172" calcext:value-type="float">
            <text:p>0.192917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77]-[.A17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311S" calcext:value-type="time">
            <text:p>18:22:46.31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6597276" calcext:value-type="float">
            <text:p>0.26597276</text:p>
          </table:table-cell>
          <table:table-cell table:style-name="ce8" office:value-type="float" office:value="-0.24127586" calcext:value-type="float">
            <text:p>-0.24127586</text:p>
          </table:table-cell>
          <table:table-cell table:style-name="ce8" office:value-type="float" office:value="0.28876215" calcext:value-type="float">
            <text:p>0.2887621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78]-[.A17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379S" calcext:value-type="time">
            <text:p>18:22:46.37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6118602" calcext:value-type="float">
            <text:p>-0.16118602</text:p>
          </table:table-cell>
          <table:table-cell table:style-name="ce8" office:value-type="float" office:value="-0.7084569" calcext:value-type="float">
            <text:p>-0.7084569</text:p>
          </table:table-cell>
          <table:table-cell table:style-name="ce8" office:value-type="float" office:value="-0.08420587" calcext:value-type="float">
            <text:p>-0.084205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79]-[.A17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6.45S" calcext:value-type="time">
            <text:p>18:22:46.45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0502835" calcext:value-type="float">
            <text:p>-0.30502835</text:p>
          </table:table-cell>
          <table:table-cell table:style-name="ce8" office:value-type="float" office:value="-0.34691295" calcext:value-type="float">
            <text:p>-0.34691295</text:p>
          </table:table-cell>
          <table:table-cell table:style-name="ce8" office:value-type="float" office:value="-0.36033118" calcext:value-type="float">
            <text:p>-0.3603311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80]-[.A17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289S" calcext:value-type="time">
            <text:p>18:22:47.289</text:p>
          </table:table-cell>
          <table:table-cell office:value-type="time" office:time-value="PT00H00M00.839S" calcext:value-type="time">
            <text:p>00:00:00.83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3363196" calcext:value-type="float">
            <text:p>-0.33363196</text:p>
          </table:table-cell>
          <table:table-cell table:style-name="ce8" office:value-type="float" office:value="-0.08370602" calcext:value-type="float">
            <text:p>-0.08370602</text:p>
          </table:table-cell>
          <table:table-cell table:style-name="ce8" office:value-type="float" office:value="-0.36736447" calcext:value-type="float">
            <text:p>-0.367364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839S" calcext:value-type="time">
            <text:p>00.839</text:p>
          </table:table-cell>
          <table:table-cell table:formula="of:=[.A181]-[.A180]" office:value-type="time" office:time-value="PT00H00M00.839S" calcext:value-type="time">
            <text:p>00:00:00.83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339S" calcext:value-type="time">
            <text:p>18:22:47.339</text:p>
          </table:table-cell>
          <table:table-cell office:value-type="time" office:time-value="PT00H00M00.05S" calcext:value-type="time">
            <text:p>00:00:00.0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2953875" calcext:value-type="float">
            <text:p>0.002953875</text:p>
          </table:table-cell>
          <table:table-cell table:style-name="ce8" office:value-type="float" office:value="-0.5697202" calcext:value-type="float">
            <text:p>-0.5697202</text:p>
          </table:table-cell>
          <table:table-cell table:style-name="ce8" office:value-type="float" office:value="-0.17286433" calcext:value-type="float">
            <text:p>-0.1728643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5S" calcext:value-type="time">
            <text:p>00.050</text:p>
          </table:table-cell>
          <table:table-cell table:formula="of:=[.A182]-[.A181]" office:value-type="time" office:time-value="PT00H00M00.05S" calcext:value-type="time">
            <text:p>00:00:00.05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409S" calcext:value-type="time">
            <text:p>18:22:47.40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59304405" calcext:value-type="float">
            <text:p>-0.059304405</text:p>
          </table:table-cell>
          <table:table-cell table:style-name="ce8" office:value-type="float" office:value="-0.40530187" calcext:value-type="float">
            <text:p>-0.40530187</text:p>
          </table:table-cell>
          <table:table-cell table:style-name="ce8" office:value-type="float" office:value="-0.1582146" calcext:value-type="float">
            <text:p>-0.15821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83]-[.A18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482S" calcext:value-type="time">
            <text:p>18:22:47.482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329108" calcext:value-type="float">
            <text:p>0.10329108</text:p>
          </table:table-cell>
          <table:table-cell table:style-name="ce8" office:value-type="float" office:value="-0.268092" calcext:value-type="float">
            <text:p>-0.268092</text:p>
          </table:table-cell>
          <table:table-cell table:style-name="ce8" office:value-type="float" office:value="-0.23401912" calcext:value-type="float">
            <text:p>-0.234019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84]-[.A183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549S" calcext:value-type="time">
            <text:p>18:22:47.54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2654352" calcext:value-type="float">
            <text:p>0.002654352</text:p>
          </table:table-cell>
          <table:table-cell table:style-name="ce8" office:value-type="float" office:value="-0.16349962" calcext:value-type="float">
            <text:p>-0.16349962</text:p>
          </table:table-cell>
          <table:table-cell table:style-name="ce8" office:value-type="float" office:value="-0.16139844" calcext:value-type="float">
            <text:p>-0.161398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185]-[.A18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621S" calcext:value-type="time">
            <text:p>18:22:47.62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6002192" calcext:value-type="float">
            <text:p>0.056002192</text:p>
          </table:table-cell>
          <table:table-cell table:style-name="ce8" office:value-type="float" office:value="-0.17022094" calcext:value-type="float">
            <text:p>-0.17022094</text:p>
          </table:table-cell>
          <table:table-cell table:style-name="ce8" office:value-type="float" office:value="-0.17294417" calcext:value-type="float">
            <text:p>-0.172944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86]-[.A18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69S" calcext:value-type="time">
            <text:p>18:22:47.69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060706" calcext:value-type="float">
            <text:p>0.11060706</text:p>
          </table:table-cell>
          <table:table-cell table:style-name="ce8" office:value-type="float" office:value="-0.18198305" calcext:value-type="float">
            <text:p>-0.18198305</text:p>
          </table:table-cell>
          <table:table-cell table:style-name="ce8" office:value-type="float" office:value="-0.10423375" calcext:value-type="float">
            <text:p>-0.104233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87]-[.A18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2M47.761S" calcext:value-type="time">
            <text:p>18:22:47.7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8672335" calcext:value-type="float">
            <text:p>0.078672335</text:p>
          </table:table-cell>
          <table:table-cell table:style-name="ce8" office:value-type="float" office:value="-0.05941461" calcext:value-type="float">
            <text:p>-0.05941461</text:p>
          </table:table-cell>
          <table:table-cell table:style-name="ce8" office:value-type="float" office:value="-0.13028498" calcext:value-type="float">
            <text:p>-0.1302849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88]-[.A18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2.969S" calcext:value-type="time">
            <text:p>18:23:02.969</text:p>
          </table:table-cell>
          <table:table-cell office:value-type="time" office:time-value="PT00H00M15.208S" calcext:value-type="time">
            <text:p>00:00:15.20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3686956" calcext:value-type="float">
            <text:p>0.43686956</text:p>
          </table:table-cell>
          <table:table-cell table:style-name="ce8" office:value-type="float" office:value="0.018597167" calcext:value-type="float">
            <text:p>0.018597167</text:p>
          </table:table-cell>
          <table:table-cell table:style-name="ce8" office:value-type="float" office:value="-1.1618365" calcext:value-type="float">
            <text:p>-1.1618365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5.208S" calcext:value-type="time">
            <text:p>15.208</text:p>
          </table:table-cell>
          <table:table-cell table:formula="of:=[.A189]-[.A188]" office:value-type="time" office:time-value="PT00H00M15.208S" calcext:value-type="time">
            <text:p>00:00:15.20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3.041S" calcext:value-type="time">
            <text:p>18:23:03.04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3910548" calcext:value-type="float">
            <text:p>0.43910548</text:p>
          </table:table-cell>
          <table:table-cell table:style-name="ce8" office:value-type="float" office:value="0.13517004" calcext:value-type="float">
            <text:p>0.13517004</text:p>
          </table:table-cell>
          <table:table-cell table:style-name="ce8" office:value-type="float" office:value="-0.9819322" calcext:value-type="float">
            <text:p>-0.98193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90]-[.A18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3.111S" calcext:value-type="time">
            <text:p>18:23:03.1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6748492" calcext:value-type="float">
            <text:p>0.46748492</text:p>
          </table:table-cell>
          <table:table-cell table:style-name="ce8" office:value-type="float" office:value="0.267112" calcext:value-type="float">
            <text:p>0.267112</text:p>
          </table:table-cell>
          <table:table-cell table:style-name="ce8" office:value-type="float" office:value="-0.88967156" calcext:value-type="float">
            <text:p>-0.889671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91]-[.A1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3.181S" calcext:value-type="time">
            <text:p>18:23:03.18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9654213" calcext:value-type="float">
            <text:p>0.49654213</text:p>
          </table:table-cell>
          <table:table-cell table:style-name="ce8" office:value-type="float" office:value="0.25292525" calcext:value-type="float">
            <text:p>0.25292525</text:p>
          </table:table-cell>
          <table:table-cell table:style-name="ce8" office:value-type="float" office:value="-0.7323695" calcext:value-type="float">
            <text:p>-0.73236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92]-[.A19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3.251S" calcext:value-type="time">
            <text:p>18:23:03.25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618293" calcext:value-type="float">
            <text:p>0.4618293</text:p>
          </table:table-cell>
          <table:table-cell table:style-name="ce8" office:value-type="float" office:value="0.22873133" calcext:value-type="float">
            <text:p>0.22873133</text:p>
          </table:table-cell>
          <table:table-cell table:style-name="ce8" office:value-type="float" office:value="-0.62397623" calcext:value-type="float">
            <text:p>-0.623976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93]-[.A19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3.321S" calcext:value-type="time">
            <text:p>18:23:03.32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9367372" calcext:value-type="float">
            <text:p>0.39367372</text:p>
          </table:table-cell>
          <table:table-cell table:style-name="ce8" office:value-type="float" office:value="0.14697145" calcext:value-type="float">
            <text:p>0.14697145</text:p>
          </table:table-cell>
          <table:table-cell table:style-name="ce8" office:value-type="float" office:value="-0.45808744" calcext:value-type="float">
            <text:p>-0.458087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94]-[.A19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03.391S" calcext:value-type="time">
            <text:p>18:23:03.39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281344" calcext:value-type="float">
            <text:p>0.4281344</text:p>
          </table:table-cell>
          <table:table-cell table:style-name="ce8" office:value-type="float" office:value="0.097557545" calcext:value-type="float">
            <text:p>0.097557545</text:p>
          </table:table-cell>
          <table:table-cell table:style-name="ce8" office:value-type="float" office:value="-0.3914047" calcext:value-type="float">
            <text:p>-0.39140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95]-[.A19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0.987S" calcext:value-type="time">
            <text:p>18:23:10.987</text:p>
          </table:table-cell>
          <table:table-cell office:value-type="time" office:time-value="PT00H00M07.596S" calcext:value-type="time">
            <text:p>00:00:07.59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6295773" calcext:value-type="float">
            <text:p>0.16295773</text:p>
          </table:table-cell>
          <table:table-cell table:style-name="ce8" office:value-type="float" office:value="0.21700098" calcext:value-type="float">
            <text:p>0.21700098</text:p>
          </table:table-cell>
          <table:table-cell table:style-name="ce8" office:value-type="float" office:value="0.18914203" calcext:value-type="float">
            <text:p>0.189142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7.596S" calcext:value-type="time">
            <text:p>07.596</text:p>
          </table:table-cell>
          <table:table-cell table:formula="of:=[.A196]-[.A195]" office:value-type="time" office:time-value="PT00H00M07.596S" calcext:value-type="time">
            <text:p>00:00:07.59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1.053S" calcext:value-type="time">
            <text:p>18:23:11.05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210516" calcext:value-type="float">
            <text:p>0.6210516</text:p>
          </table:table-cell>
          <table:table-cell table:style-name="ce8" office:value-type="float" office:value="-0.092540875" calcext:value-type="float">
            <text:p>-0.092540875</text:p>
          </table:table-cell>
          <table:table-cell table:style-name="ce8" office:value-type="float" office:value="0.22164385" calcext:value-type="float">
            <text:p>0.221643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97]-[.A196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1.123S" calcext:value-type="time">
            <text:p>18:23:11.12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.1458361" calcext:value-type="float">
            <text:p>1.1458361</text:p>
          </table:table-cell>
          <table:table-cell table:style-name="ce8" office:value-type="float" office:value="0.3311175" calcext:value-type="float">
            <text:p>0.3311175</text:p>
          </table:table-cell>
          <table:table-cell table:style-name="ce8" office:value-type="float" office:value="-0.0384844" calcext:value-type="float">
            <text:p>-0.0384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98]-[.A19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1.197S" calcext:value-type="time">
            <text:p>18:23:11.197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.070144" calcext:value-type="float">
            <text:p>1.070144</text:p>
          </table:table-cell>
          <table:table-cell table:style-name="ce8" office:value-type="float" office:value="-0.54640347" calcext:value-type="float">
            <text:p>-0.54640347</text:p>
          </table:table-cell>
          <table:table-cell table:style-name="ce8" office:value-type="float" office:value="0.08203885" calcext:value-type="float">
            <text:p>0.082038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99]-[.A198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1.263S" calcext:value-type="time">
            <text:p>18:23:11.26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9594216" calcext:value-type="float">
            <text:p>0.69594216</text:p>
          </table:table-cell>
          <table:table-cell table:style-name="ce8" office:value-type="float" office:value="0.02195761" calcext:value-type="float">
            <text:p>0.02195761</text:p>
          </table:table-cell>
          <table:table-cell table:style-name="ce8" office:value-type="float" office:value="0.04065625" calcext:value-type="float">
            <text:p>0.04065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200]-[.A19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1.335S" calcext:value-type="time">
            <text:p>18:23:11.33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040091" calcext:value-type="float">
            <text:p>0.3040091</text:p>
          </table:table-cell>
          <table:table-cell table:style-name="ce8" office:value-type="float" office:value="0.3152941" calcext:value-type="float">
            <text:p>0.3152941</text:p>
          </table:table-cell>
          <table:table-cell table:style-name="ce8" office:value-type="float" office:value="0.46220097" calcext:value-type="float">
            <text:p>0.462200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01]-[.A20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1.405S" calcext:value-type="time">
            <text:p>18:23:11.40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3623022" calcext:value-type="float">
            <text:p>0.33623022</text:p>
          </table:table-cell>
          <table:table-cell table:style-name="ce8" office:value-type="float" office:value="-0.0060546426" calcext:value-type="float">
            <text:p>-0.0060546426</text:p>
          </table:table-cell>
          <table:table-cell table:style-name="ce8" office:value-type="float" office:value="0.21646915" calcext:value-type="float">
            <text:p>0.216469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202]-[.A20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203S" calcext:value-type="time">
            <text:p>18:23:12.203</text:p>
          </table:table-cell>
          <table:table-cell office:value-type="time" office:time-value="PT00H00M00.798S" calcext:value-type="time">
            <text:p>00:00:00.79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6220194" calcext:value-type="float">
            <text:p>0.16220194</text:p>
          </table:table-cell>
          <table:table-cell table:style-name="ce8" office:value-type="float" office:value="0.38390628" calcext:value-type="float">
            <text:p>0.38390628</text:p>
          </table:table-cell>
          <table:table-cell table:style-name="ce8" office:value-type="float" office:value="0.11901658" calcext:value-type="float">
            <text:p>0.119016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98S" calcext:value-type="time">
            <text:p>00.798</text:p>
          </table:table-cell>
          <table:table-cell table:formula="of:=[.A203]-[.A202]" office:value-type="time" office:time-value="PT00H00M00.798S" calcext:value-type="time">
            <text:p>00:00:00.79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275S" calcext:value-type="time">
            <text:p>18:23:12.27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2815947" calcext:value-type="float">
            <text:p>0.22815947</text:p>
          </table:table-cell>
          <table:table-cell table:style-name="ce8" office:value-type="float" office:value="0.27168757" calcext:value-type="float">
            <text:p>0.27168757</text:p>
          </table:table-cell>
          <table:table-cell table:style-name="ce8" office:value-type="float" office:value="0.23829167" calcext:value-type="float">
            <text:p>0.238291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04]-[.A203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346S" calcext:value-type="time">
            <text:p>18:23:12.34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9237961" calcext:value-type="float">
            <text:p>0.19237961</text:p>
          </table:table-cell>
          <table:table-cell table:style-name="ce8" office:value-type="float" office:value="0.22738011" calcext:value-type="float">
            <text:p>0.22738011</text:p>
          </table:table-cell>
          <table:table-cell table:style-name="ce8" office:value-type="float" office:value="0.25533167" calcext:value-type="float">
            <text:p>0.255331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05]-[.A20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415S" calcext:value-type="time">
            <text:p>18:23:12.41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4870327" calcext:value-type="float">
            <text:p>0.34870327</text:p>
          </table:table-cell>
          <table:table-cell table:style-name="ce8" office:value-type="float" office:value="0.17431983" calcext:value-type="float">
            <text:p>0.17431983</text:p>
          </table:table-cell>
          <table:table-cell table:style-name="ce8" office:value-type="float" office:value="0.23880728" calcext:value-type="float">
            <text:p>0.238807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06]-[.A20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487S" calcext:value-type="time">
            <text:p>18:23:12.487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7562489" calcext:value-type="float">
            <text:p>0.17562489</text:p>
          </table:table-cell>
          <table:table-cell table:style-name="ce8" office:value-type="float" office:value="0.23247379" calcext:value-type="float">
            <text:p>0.23247379</text:p>
          </table:table-cell>
          <table:table-cell table:style-name="ce8" office:value-type="float" office:value="0.31490213" calcext:value-type="float">
            <text:p>0.314902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07]-[.A206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556S" calcext:value-type="time">
            <text:p>18:23:12.55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4482998" calcext:value-type="float">
            <text:p>0.34482998</text:p>
          </table:table-cell>
          <table:table-cell table:style-name="ce8" office:value-type="float" office:value="0.20658971" calcext:value-type="float">
            <text:p>0.20658971</text:p>
          </table:table-cell>
          <table:table-cell table:style-name="ce8" office:value-type="float" office:value="0.18409552" calcext:value-type="float">
            <text:p>0.184095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08]-[.A20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3M12.627S" calcext:value-type="time">
            <text:p>18:23:12.62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731643" calcext:value-type="float">
            <text:p>0.4731643</text:p>
          </table:table-cell>
          <table:table-cell table:style-name="ce8" office:value-type="float" office:value="0.16483697" calcext:value-type="float">
            <text:p>0.16483697</text:p>
          </table:table-cell>
          <table:table-cell table:style-name="ce8" office:value-type="float" office:value="0.14173575" calcext:value-type="float">
            <text:p>0.141735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09]-[.A20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2.955S" calcext:value-type="time">
            <text:p>18:24:02.955</text:p>
          </table:table-cell>
          <table:table-cell office:value-type="time" office:time-value="PT00H00M50.328S" calcext:value-type="time">
            <text:p>00:00:50.3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3644362" calcext:value-type="float">
            <text:p>0.23644362</text:p>
          </table:table-cell>
          <table:table-cell table:style-name="ce9" office:value-type="float" office:value="0.26810426" calcext:value-type="float">
            <text:p>0.26810426</text:p>
          </table:table-cell>
          <table:table-cell table:style-name="ce9" office:value-type="float" office:value="-0.13501106" calcext:value-type="float">
            <text:p>-0.13501106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0.328S" calcext:value-type="time">
            <text:p>50.328</text:p>
          </table:table-cell>
          <table:table-cell table:formula="of:=[.A210]-[.A209]" office:value-type="time" office:time-value="PT00H00M50.328S" calcext:value-type="time">
            <text:p>00:00:50.32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3.019S" calcext:value-type="time">
            <text:p>18:24:03.019</text:p>
          </table:table-cell>
          <table:table-cell office:value-type="time" office:time-value="PT00H00M00.064S" calcext:value-type="time">
            <text:p>00:00:00.06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17242603" calcext:value-type="float">
            <text:p>0.017242603</text:p>
          </table:table-cell>
          <table:table-cell table:style-name="ce9" office:value-type="float" office:value="0.23118639" calcext:value-type="float">
            <text:p>0.23118639</text:p>
          </table:table-cell>
          <table:table-cell table:style-name="ce9" office:value-type="float" office:value="-0.11535761" calcext:value-type="float">
            <text:p>-0.115357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4S" calcext:value-type="time">
            <text:p>00.064</text:p>
          </table:table-cell>
          <table:table-cell table:formula="of:=[.A211]-[.A210]" office:value-type="time" office:time-value="PT00H00M00.064S" calcext:value-type="time">
            <text:p>00:00:00.06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3.091S" calcext:value-type="time">
            <text:p>18:24:03.09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3653249" calcext:value-type="float">
            <text:p>-0.13653249</text:p>
          </table:table-cell>
          <table:table-cell table:style-name="ce9" office:value-type="float" office:value="0.1911488" calcext:value-type="float">
            <text:p>0.1911488</text:p>
          </table:table-cell>
          <table:table-cell table:style-name="ce9" office:value-type="float" office:value="-0.07811384" calcext:value-type="float">
            <text:p>-0.078113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12]-[.A21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3.16S" calcext:value-type="time">
            <text:p>18:24:03.16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90555" calcext:value-type="float">
            <text:p>-0.190555</text:p>
          </table:table-cell>
          <table:table-cell table:style-name="ce9" office:value-type="float" office:value="0.23663354" calcext:value-type="float">
            <text:p>0.23663354</text:p>
          </table:table-cell>
          <table:table-cell table:style-name="ce9" office:value-type="float" office:value="0.021762969" calcext:value-type="float">
            <text:p>0.0217629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13]-[.A21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3.232S" calcext:value-type="time">
            <text:p>18:24:03.23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2774948" calcext:value-type="float">
            <text:p>-0.22774948</text:p>
          </table:table-cell>
          <table:table-cell table:style-name="ce9" office:value-type="float" office:value="0.25361958" calcext:value-type="float">
            <text:p>0.25361958</text:p>
          </table:table-cell>
          <table:table-cell table:style-name="ce9" office:value-type="float" office:value="0.063092545" calcext:value-type="float">
            <text:p>0.0630925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14]-[.A213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3.301S" calcext:value-type="time">
            <text:p>18:24:03.30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4367086" calcext:value-type="float">
            <text:p>-0.14367086</text:p>
          </table:table-cell>
          <table:table-cell table:style-name="ce9" office:value-type="float" office:value="0.2594588" calcext:value-type="float">
            <text:p>0.2594588</text:p>
          </table:table-cell>
          <table:table-cell table:style-name="ce9" office:value-type="float" office:value="0.13105085" calcext:value-type="float">
            <text:p>0.131050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15]-[.A21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4M03.371S" calcext:value-type="time">
            <text:p>18:24:03.3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8228231" calcext:value-type="float">
            <text:p>-0.08228231</text:p>
          </table:table-cell>
          <table:table-cell table:style-name="ce9" office:value-type="float" office:value="0.27086645" calcext:value-type="float">
            <text:p>0.27086645</text:p>
          </table:table-cell>
          <table:table-cell table:style-name="ce9" office:value-type="float" office:value="0.03730612" calcext:value-type="float">
            <text:p>0.037306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216]-[.A21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2.954S" calcext:value-type="time">
            <text:p>18:25:02.954</text:p>
          </table:table-cell>
          <table:table-cell office:value-type="time" office:time-value="PT00H00M59.583S" calcext:value-type="time">
            <text:p>00:00:59.58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822223" calcext:value-type="float">
            <text:p>-0.822223</text:p>
          </table:table-cell>
          <table:table-cell table:style-name="ce9" office:value-type="float" office:value="-0.53229445" calcext:value-type="float">
            <text:p>-0.53229445</text:p>
          </table:table-cell>
          <table:table-cell table:style-name="ce9" office:value-type="float" office:value="-0.559027" calcext:value-type="float">
            <text:p>-0.559027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83S" calcext:value-type="time">
            <text:p>59.583</text:p>
          </table:table-cell>
          <table:table-cell table:formula="of:=[.A217]-[.A216]" office:value-type="time" office:time-value="PT00H00M59.583S" calcext:value-type="time">
            <text:p>00:00:59.58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3.02S" calcext:value-type="time">
            <text:p>18:25:03.020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7916365" calcext:value-type="float">
            <text:p>-0.7916365</text:p>
          </table:table-cell>
          <table:table-cell table:style-name="ce9" office:value-type="float" office:value="-0.5939819" calcext:value-type="float">
            <text:p>-0.5939819</text:p>
          </table:table-cell>
          <table:table-cell table:style-name="ce9" office:value-type="float" office:value="-0.5723382" calcext:value-type="float">
            <text:p>-0.57233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218]-[.A217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3.09S" calcext:value-type="time">
            <text:p>18:25:03.09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67489964" calcext:value-type="float">
            <text:p>-0.67489964</text:p>
          </table:table-cell>
          <table:table-cell table:style-name="ce9" office:value-type="float" office:value="-0.6167615" calcext:value-type="float">
            <text:p>-0.6167615</text:p>
          </table:table-cell>
          <table:table-cell table:style-name="ce9" office:value-type="float" office:value="-0.34393737" calcext:value-type="float">
            <text:p>-0.343937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219]-[.A21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3.163S" calcext:value-type="time">
            <text:p>18:25:03.16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6197143" calcext:value-type="float">
            <text:p>-0.6197143</text:p>
          </table:table-cell>
          <table:table-cell table:style-name="ce9" office:value-type="float" office:value="-0.48762932" calcext:value-type="float">
            <text:p>-0.48762932</text:p>
          </table:table-cell>
          <table:table-cell table:style-name="ce9" office:value-type="float" office:value="-0.31218037" calcext:value-type="float">
            <text:p>-0.312180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220]-[.A21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3.231S" calcext:value-type="time">
            <text:p>18:25:03.23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854285" calcext:value-type="float">
            <text:p>-0.5854285</text:p>
          </table:table-cell>
          <table:table-cell table:style-name="ce9" office:value-type="float" office:value="-0.37031168" calcext:value-type="float">
            <text:p>-0.37031168</text:p>
          </table:table-cell>
          <table:table-cell table:style-name="ce9" office:value-type="float" office:value="-0.12803264" calcext:value-type="float">
            <text:p>-0.128032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221]-[.A220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3.302S" calcext:value-type="time">
            <text:p>18:25:03.30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00079" calcext:value-type="float">
            <text:p>-0.500079</text:p>
          </table:table-cell>
          <table:table-cell table:style-name="ce9" office:value-type="float" office:value="-0.32427177" calcext:value-type="float">
            <text:p>-0.32427177</text:p>
          </table:table-cell>
          <table:table-cell table:style-name="ce9" office:value-type="float" office:value="-0.13917957" calcext:value-type="float">
            <text:p>-0.139179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22]-[.A22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3.371S" calcext:value-type="time">
            <text:p>18:25:03.37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9797148" calcext:value-type="float">
            <text:p>-0.49797148</text:p>
          </table:table-cell>
          <table:table-cell table:style-name="ce9" office:value-type="float" office:value="-0.2391102" calcext:value-type="float">
            <text:p>-0.2391102</text:p>
          </table:table-cell>
          <table:table-cell table:style-name="ce9" office:value-type="float" office:value="-0.078679584" calcext:value-type="float">
            <text:p>-0.0786795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23]-[.A22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5.647S" calcext:value-type="time">
            <text:p>18:25:05.647</text:p>
          </table:table-cell>
          <table:table-cell office:value-type="time" office:time-value="PT00H00M02.276S" calcext:value-type="time">
            <text:p>00:00:02.27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5564502" calcext:value-type="float">
            <text:p>-0.45564502</text:p>
          </table:table-cell>
          <table:table-cell table:style-name="ce9" office:value-type="float" office:value="0.45892194" calcext:value-type="float">
            <text:p>0.45892194</text:p>
          </table:table-cell>
          <table:table-cell table:style-name="ce9" office:value-type="float" office:value="0.7995253" calcext:value-type="float">
            <text:p>0.79952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2.276S" calcext:value-type="time">
            <text:p>02.276</text:p>
          </table:table-cell>
          <table:table-cell table:formula="of:=[.A224]-[.A223]" office:value-type="time" office:time-value="PT00H00M02.276S" calcext:value-type="time">
            <text:p>00:00:02.27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5.716S" calcext:value-type="time">
            <text:p>18:25:05.71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439184" calcext:value-type="float">
            <text:p>-0.4439184</text:p>
          </table:table-cell>
          <table:table-cell table:style-name="ce9" office:value-type="float" office:value="0.4077563" calcext:value-type="float">
            <text:p>0.4077563</text:p>
          </table:table-cell>
          <table:table-cell table:style-name="ce9" office:value-type="float" office:value="0.761101" calcext:value-type="float">
            <text:p>0.7611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25]-[.A22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5.789S" calcext:value-type="time">
            <text:p>18:25:05.78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3602563" calcext:value-type="float">
            <text:p>-0.33602563</text:p>
          </table:table-cell>
          <table:table-cell table:style-name="ce9" office:value-type="float" office:value="0.36478344" calcext:value-type="float">
            <text:p>0.36478344</text:p>
          </table:table-cell>
          <table:table-cell table:style-name="ce9" office:value-type="float" office:value="0.44636792" calcext:value-type="float">
            <text:p>0.446367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226]-[.A225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5.856S" calcext:value-type="time">
            <text:p>18:25:05.85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5449824" calcext:value-type="float">
            <text:p>-0.35449824</text:p>
          </table:table-cell>
          <table:table-cell table:style-name="ce9" office:value-type="float" office:value="0.36961365" calcext:value-type="float">
            <text:p>0.36961365</text:p>
          </table:table-cell>
          <table:table-cell table:style-name="ce9" office:value-type="float" office:value="0.5755348" calcext:value-type="float">
            <text:p>0.57553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227]-[.A22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5.928S" calcext:value-type="time">
            <text:p>18:25:05.92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3269589" calcext:value-type="float">
            <text:p>-0.23269589</text:p>
          </table:table-cell>
          <table:table-cell table:style-name="ce9" office:value-type="float" office:value="0.22388762" calcext:value-type="float">
            <text:p>0.22388762</text:p>
          </table:table-cell>
          <table:table-cell table:style-name="ce9" office:value-type="float" office:value="0.39471477" calcext:value-type="float">
            <text:p>0.394714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28]-[.A22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5.997S" calcext:value-type="time">
            <text:p>18:25:05.99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8767336" calcext:value-type="float">
            <text:p>-0.18767336</text:p>
          </table:table-cell>
          <table:table-cell table:style-name="ce9" office:value-type="float" office:value="0.27972153" calcext:value-type="float">
            <text:p>0.27972153</text:p>
          </table:table-cell>
          <table:table-cell table:style-name="ce9" office:value-type="float" office:value="0.3367862" calcext:value-type="float">
            <text:p>0.33678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29]-[.A22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6.068S" calcext:value-type="time">
            <text:p>18:25:06.06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851902" calcext:value-type="float">
            <text:p>-0.0851902</text:p>
          </table:table-cell>
          <table:table-cell table:style-name="ce9" office:value-type="float" office:value="-0.009505526" calcext:value-type="float">
            <text:p>-0.009505526</text:p>
          </table:table-cell>
          <table:table-cell table:style-name="ce9" office:value-type="float" office:value="0.41670626" calcext:value-type="float">
            <text:p>0.416706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30]-[.A22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426S" calcext:value-type="time">
            <text:p>18:25:07.426</text:p>
          </table:table-cell>
          <table:table-cell office:value-type="time" office:time-value="PT00H00M01.358S" calcext:value-type="time">
            <text:p>00:00:01.35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0323607" calcext:value-type="float">
            <text:p>0.30323607</text:p>
          </table:table-cell>
          <table:table-cell table:style-name="ce9" office:value-type="float" office:value="-0.25376981" calcext:value-type="float">
            <text:p>-0.25376981</text:p>
          </table:table-cell>
          <table:table-cell table:style-name="ce9" office:value-type="float" office:value="0.67408353" calcext:value-type="float">
            <text:p>0.674083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358S" calcext:value-type="time">
            <text:p>01.358</text:p>
          </table:table-cell>
          <table:table-cell table:formula="of:=[.A231]-[.A230]" office:value-type="time" office:time-value="PT00H00M01.358S" calcext:value-type="time">
            <text:p>00:00:01.35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475S" calcext:value-type="time">
            <text:p>18:25:07.475</text:p>
          </table:table-cell>
          <table:table-cell office:value-type="time" office:time-value="PT00H00M00.049S" calcext:value-type="time">
            <text:p>00:00:00.04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7637922" calcext:value-type="float">
            <text:p>0.47637922</text:p>
          </table:table-cell>
          <table:table-cell table:style-name="ce9" office:value-type="float" office:value="0.04296946" calcext:value-type="float">
            <text:p>0.04296946</text:p>
          </table:table-cell>
          <table:table-cell table:style-name="ce9" office:value-type="float" office:value="-0.042177405" calcext:value-type="float">
            <text:p>-0.0421774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9S" calcext:value-type="time">
            <text:p>00.049</text:p>
          </table:table-cell>
          <table:table-cell table:formula="of:=[.A232]-[.A231]" office:value-type="time" office:time-value="PT00H00M00.049S" calcext:value-type="time">
            <text:p>00:00:00.04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546S" calcext:value-type="time">
            <text:p>18:25:07.54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977355" calcext:value-type="float">
            <text:p>0.4977355</text:p>
          </table:table-cell>
          <table:table-cell table:style-name="ce9" office:value-type="float" office:value="0.02351141" calcext:value-type="float">
            <text:p>0.02351141</text:p>
          </table:table-cell>
          <table:table-cell table:style-name="ce9" office:value-type="float" office:value="-0.059932306" calcext:value-type="float">
            <text:p>-0.0599323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33]-[.A23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619S" calcext:value-type="time">
            <text:p>18:25:07.61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635625" calcext:value-type="float">
            <text:p>0.4635625</text:p>
          </table:table-cell>
          <table:table-cell table:style-name="ce9" office:value-type="float" office:value="0.042034302" calcext:value-type="float">
            <text:p>0.042034302</text:p>
          </table:table-cell>
          <table:table-cell table:style-name="ce9" office:value-type="float" office:value="-0.052401006" calcext:value-type="float">
            <text:p>-0.0524010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234]-[.A233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686S" calcext:value-type="time">
            <text:p>18:25:07.68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43498" calcext:value-type="float">
            <text:p>0.4143498</text:p>
          </table:table-cell>
          <table:table-cell table:style-name="ce9" office:value-type="float" office:value="0.027943183" calcext:value-type="float">
            <text:p>0.027943183</text:p>
          </table:table-cell>
          <table:table-cell table:style-name="ce9" office:value-type="float" office:value="-0.06407985" calcext:value-type="float">
            <text:p>-0.064079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235]-[.A23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758S" calcext:value-type="time">
            <text:p>18:25:07.75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6983865" calcext:value-type="float">
            <text:p>0.36983865</text:p>
          </table:table-cell>
          <table:table-cell table:style-name="ce9" office:value-type="float" office:value="0.0583276" calcext:value-type="float">
            <text:p>0.0583276</text:p>
          </table:table-cell>
          <table:table-cell table:style-name="ce9" office:value-type="float" office:value="-0.059209928" calcext:value-type="float">
            <text:p>-0.0592099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36]-[.A23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826S" calcext:value-type="time">
            <text:p>18:25:07.82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1263998" calcext:value-type="float">
            <text:p>0.31263998</text:p>
          </table:table-cell>
          <table:table-cell table:style-name="ce9" office:value-type="float" office:value="-0.0017776396" calcext:value-type="float">
            <text:p>-0.0017776396</text:p>
          </table:table-cell>
          <table:table-cell table:style-name="ce9" office:value-type="float" office:value="0.0020821223" calcext:value-type="float">
            <text:p>0.00208212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237]-[.A23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25M07.898S" calcext:value-type="time">
            <text:p>18:25:07.89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5061426" calcext:value-type="float">
            <text:p>0.25061426</text:p>
          </table:table-cell>
          <table:table-cell table:style-name="ce9" office:value-type="float" office:value="-0.08465652" calcext:value-type="float">
            <text:p>-0.08465652</text:p>
          </table:table-cell>
          <table:table-cell table:style-name="ce9" office:value-type="float" office:value="0.04032605" calcext:value-type="float">
            <text:p>0.040326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38]-[.A23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19.771S" calcext:value-type="time">
            <text:p>18:25:19.771</text:p>
          </table:table-cell>
          <table:table-cell office:value-type="time" office:time-value="PT00H00M11.873S" calcext:value-type="time">
            <text:p>00:00:11.8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5933485" calcext:value-type="float">
            <text:p>-0.45933485</text:p>
          </table:table-cell>
          <table:table-cell table:style-name="ce8" office:value-type="float" office:value="0.13079156" calcext:value-type="float">
            <text:p>0.13079156</text:p>
          </table:table-cell>
          <table:table-cell table:style-name="ce8" office:value-type="float" office:value="0.37137648" calcext:value-type="float">
            <text:p>0.37137648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11.873S" calcext:value-type="time">
            <text:p>11.873</text:p>
          </table:table-cell>
          <table:table-cell table:formula="of:=[.A239]-[.A238]" office:value-type="time" office:time-value="PT00H00M11.873S" calcext:value-type="time">
            <text:p>00:00:11.8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19.841S" calcext:value-type="time">
            <text:p>18:25:19.84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591045" calcext:value-type="float">
            <text:p>-0.4591045</text:p>
          </table:table-cell>
          <table:table-cell table:style-name="ce8" office:value-type="float" office:value="0.051354986" calcext:value-type="float">
            <text:p>0.051354986</text:p>
          </table:table-cell>
          <table:table-cell table:style-name="ce8" office:value-type="float" office:value="0.32984433" calcext:value-type="float">
            <text:p>0.3298443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40]-[.A23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19.911S" calcext:value-type="time">
            <text:p>18:25:19.9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3956122" calcext:value-type="float">
            <text:p>-0.43956122</text:p>
          </table:table-cell>
          <table:table-cell table:style-name="ce8" office:value-type="float" office:value="0.06247925" calcext:value-type="float">
            <text:p>0.06247925</text:p>
          </table:table-cell>
          <table:table-cell table:style-name="ce8" office:value-type="float" office:value="0.29444283" calcext:value-type="float">
            <text:p>0.2944428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41]-[.A24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19.987S" calcext:value-type="time">
            <text:p>18:25:19.987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982663" calcext:value-type="float">
            <text:p>-0.2982663</text:p>
          </table:table-cell>
          <table:table-cell table:style-name="ce8" office:value-type="float" office:value="0.029864118" calcext:value-type="float">
            <text:p>0.029864118</text:p>
          </table:table-cell>
          <table:table-cell table:style-name="ce8" office:value-type="float" office:value="0.21841657" calcext:value-type="float">
            <text:p>0.218416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6S" calcext:value-type="time">
            <text:p>00.076</text:p>
          </table:table-cell>
          <table:table-cell table:formula="of:=[.A242]-[.A241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0.052S" calcext:value-type="time">
            <text:p>18:25:20.052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1504608" calcext:value-type="float">
            <text:p>-0.21504608</text:p>
          </table:table-cell>
          <table:table-cell table:style-name="ce8" office:value-type="float" office:value="0.0035866902" calcext:value-type="float">
            <text:p>0.0035866902</text:p>
          </table:table-cell>
          <table:table-cell table:style-name="ce8" office:value-type="float" office:value="0.26469013" calcext:value-type="float">
            <text:p>0.2646901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243]-[.A242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0.123S" calcext:value-type="time">
            <text:p>18:25:20.1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539907" calcext:value-type="float">
            <text:p>-0.1539907</text:p>
          </table:table-cell>
          <table:table-cell table:style-name="ce8" office:value-type="float" office:value="0.038604014" calcext:value-type="float">
            <text:p>0.038604014</text:p>
          </table:table-cell>
          <table:table-cell table:style-name="ce8" office:value-type="float" office:value="0.21932457" calcext:value-type="float">
            <text:p>0.219324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244]-[.A24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0.193S" calcext:value-type="time">
            <text:p>18:25:20.19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1859652" calcext:value-type="float">
            <text:p>-0.11859652</text:p>
          </table:table-cell>
          <table:table-cell table:style-name="ce8" office:value-type="float" office:value="0.13362055" calcext:value-type="float">
            <text:p>0.13362055</text:p>
          </table:table-cell>
          <table:table-cell table:style-name="ce8" office:value-type="float" office:value="0.19343704" calcext:value-type="float">
            <text:p>0.1934370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45]-[.A24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1.811S" calcext:value-type="time">
            <text:p>18:25:21.811</text:p>
          </table:table-cell>
          <table:table-cell office:value-type="time" office:time-value="PT00H00M01.618S" calcext:value-type="time">
            <text:p>00:00:01.6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8538072" calcext:value-type="float">
            <text:p>-0.8538072</text:p>
          </table:table-cell>
          <table:table-cell table:style-name="ce8" office:value-type="float" office:value="-0.09814969" calcext:value-type="float">
            <text:p>-0.09814969</text:p>
          </table:table-cell>
          <table:table-cell table:style-name="ce8" office:value-type="float" office:value="-0.30491054" calcext:value-type="float">
            <text:p>-0.304910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618S" calcext:value-type="time">
            <text:p>01.618</text:p>
          </table:table-cell>
          <table:table-cell table:formula="of:=[.A246]-[.A245]" office:value-type="time" office:time-value="PT00H00M01.618S" calcext:value-type="time">
            <text:p>00:00:01.61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1.88S" calcext:value-type="time">
            <text:p>18:25:21.88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6452024" calcext:value-type="float">
            <text:p>-0.56452024</text:p>
          </table:table-cell>
          <table:table-cell table:style-name="ce8" office:value-type="float" office:value="-0.1344773" calcext:value-type="float">
            <text:p>-0.1344773</text:p>
          </table:table-cell>
          <table:table-cell table:style-name="ce8" office:value-type="float" office:value="-0.076885305" calcext:value-type="float">
            <text:p>-0.07688530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247]-[.A24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1.954S" calcext:value-type="time">
            <text:p>18:25:21.954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7889338" calcext:value-type="float">
            <text:p>-0.27889338</text:p>
          </table:table-cell>
          <table:table-cell table:style-name="ce8" office:value-type="float" office:value="-0.48951104" calcext:value-type="float">
            <text:p>-0.48951104</text:p>
          </table:table-cell>
          <table:table-cell table:style-name="ce8" office:value-type="float" office:value="0.030998584" calcext:value-type="float">
            <text:p>0.0309985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248]-[.A24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2.02S" calcext:value-type="time">
            <text:p>18:25:22.020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4243471" calcext:value-type="float">
            <text:p>-0.24243471</text:p>
          </table:table-cell>
          <table:table-cell table:style-name="ce8" office:value-type="float" office:value="-0.36717126" calcext:value-type="float">
            <text:p>-0.36717126</text:p>
          </table:table-cell>
          <table:table-cell table:style-name="ce8" office:value-type="float" office:value="-0.06922044" calcext:value-type="float">
            <text:p>-0.069220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249]-[.A24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2.091S" calcext:value-type="time">
            <text:p>18:25:22.09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7136555" calcext:value-type="float">
            <text:p>-0.037136555</text:p>
          </table:table-cell>
          <table:table-cell table:style-name="ce8" office:value-type="float" office:value="-0.42911127" calcext:value-type="float">
            <text:p>-0.42911127</text:p>
          </table:table-cell>
          <table:table-cell table:style-name="ce8" office:value-type="float" office:value="-0.14249854" calcext:value-type="float">
            <text:p>-0.142498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250]-[.A24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2.16S" calcext:value-type="time">
            <text:p>18:25:22.16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104976" calcext:value-type="float">
            <text:p>0.10104976</text:p>
          </table:table-cell>
          <table:table-cell table:style-name="ce8" office:value-type="float" office:value="-0.33851948" calcext:value-type="float">
            <text:p>-0.33851948</text:p>
          </table:table-cell>
          <table:table-cell table:style-name="ce8" office:value-type="float" office:value="-0.21613935" calcext:value-type="float">
            <text:p>-0.216139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251]-[.A25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22.232S" calcext:value-type="time">
            <text:p>18:25:22.23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21950642" calcext:value-type="float">
            <text:p>0.021950642</text:p>
          </table:table-cell>
          <table:table-cell table:style-name="ce8" office:value-type="float" office:value="-0.1864547" calcext:value-type="float">
            <text:p>-0.1864547</text:p>
          </table:table-cell>
          <table:table-cell table:style-name="ce8" office:value-type="float" office:value="-0.29208398" calcext:value-type="float">
            <text:p>-0.2920839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252]-[.A25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7.878S" calcext:value-type="time">
            <text:p>18:25:37.878</text:p>
          </table:table-cell>
          <table:table-cell office:value-type="time" office:time-value="PT00H00M15.646S" calcext:value-type="time">
            <text:p>00:00:15.64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3750283" calcext:value-type="float">
            <text:p>-0.023750283</text:p>
          </table:table-cell>
          <table:table-cell table:style-name="ce8" office:value-type="float" office:value="0.28263018" calcext:value-type="float">
            <text:p>0.28263018</text:p>
          </table:table-cell>
          <table:table-cell table:style-name="ce8" office:value-type="float" office:value="0.3598295" calcext:value-type="float">
            <text:p>0.3598295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15.646S" calcext:value-type="time">
            <text:p>15.646</text:p>
          </table:table-cell>
          <table:table-cell table:formula="of:=[.A253]-[.A252]" office:value-type="time" office:time-value="PT00H00M15.646S" calcext:value-type="time">
            <text:p>00:00:15.64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7.945S" calcext:value-type="time">
            <text:p>18:25:37.94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631666" calcext:value-type="float">
            <text:p>-0.03631666</text:p>
          </table:table-cell>
          <table:table-cell table:style-name="ce8" office:value-type="float" office:value="0.33940136" calcext:value-type="float">
            <text:p>0.33940136</text:p>
          </table:table-cell>
          <table:table-cell table:style-name="ce8" office:value-type="float" office:value="0.31395888" calcext:value-type="float">
            <text:p>0.3139588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254]-[.A253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8.019S" calcext:value-type="time">
            <text:p>18:25:38.019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4667415" calcext:value-type="float">
            <text:p>-0.014667415</text:p>
          </table:table-cell>
          <table:table-cell table:style-name="ce8" office:value-type="float" office:value="0.4383958" calcext:value-type="float">
            <text:p>0.4383958</text:p>
          </table:table-cell>
          <table:table-cell table:style-name="ce8" office:value-type="float" office:value="0.3438667" calcext:value-type="float">
            <text:p>0.34386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255]-[.A254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8.087S" calcext:value-type="time">
            <text:p>18:25:38.08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253661" calcext:value-type="float">
            <text:p>-0.03253661</text:p>
          </table:table-cell>
          <table:table-cell table:style-name="ce8" office:value-type="float" office:value="0.41982475" calcext:value-type="float">
            <text:p>0.41982475</text:p>
          </table:table-cell>
          <table:table-cell table:style-name="ce8" office:value-type="float" office:value="0.16753662" calcext:value-type="float">
            <text:p>0.1675366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256]-[.A25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8.157S" calcext:value-type="time">
            <text:p>18:25:38.15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1861744" calcext:value-type="float">
            <text:p>0.01861744</text:p>
          </table:table-cell>
          <table:table-cell table:style-name="ce8" office:value-type="float" office:value="0.5004497" calcext:value-type="float">
            <text:p>0.5004497</text:p>
          </table:table-cell>
          <table:table-cell table:style-name="ce8" office:value-type="float" office:value="0.0833269" calcext:value-type="float">
            <text:p>0.083326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57]-[.A25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8.227S" calcext:value-type="time">
            <text:p>18:25:38.22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9185334" calcext:value-type="float">
            <text:p>0.29185334</text:p>
          </table:table-cell>
          <table:table-cell table:style-name="ce8" office:value-type="float" office:value="0.44996527" calcext:value-type="float">
            <text:p>0.44996527</text:p>
          </table:table-cell>
          <table:table-cell table:style-name="ce8" office:value-type="float" office:value="0.11344636" calcext:value-type="float">
            <text:p>0.113446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58]-[.A25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8.297S" calcext:value-type="time">
            <text:p>18:25:38.29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4011518" calcext:value-type="float">
            <text:p>-0.04011518</text:p>
          </table:table-cell>
          <table:table-cell table:style-name="ce8" office:value-type="float" office:value="-0.6073115" calcext:value-type="float">
            <text:p>-0.6073115</text:p>
          </table:table-cell>
          <table:table-cell table:style-name="ce8" office:value-type="float" office:value="0.08386438" calcext:value-type="float">
            <text:p>0.0838643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59]-[.A25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297S" calcext:value-type="time">
            <text:p>18:25:39.297</text:p>
          </table:table-cell>
          <table:table-cell office:value-type="time" office:time-value="PT00H00M01S" calcext:value-type="time">
            <text:p>00:00:01.0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7079604" calcext:value-type="float">
            <text:p>-0.17079604</text:p>
          </table:table-cell>
          <table:table-cell table:style-name="ce8" office:value-type="float" office:value="-0.5145003" calcext:value-type="float">
            <text:p>-0.5145003</text:p>
          </table:table-cell>
          <table:table-cell table:style-name="ce8" office:value-type="float" office:value="-0.10733454" calcext:value-type="float">
            <text:p>-0.107334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S" calcext:value-type="time">
            <text:p>01.000</text:p>
          </table:table-cell>
          <table:table-cell table:formula="of:=[.A260]-[.A259]" office:value-type="time" office:time-value="PT00H00M01S" calcext:value-type="time">
            <text:p>00:00:01.00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351S" calcext:value-type="time">
            <text:p>18:25:39.351</text:p>
          </table:table-cell>
          <table:table-cell office:value-type="time" office:time-value="PT00H00M00.054S" calcext:value-type="time">
            <text:p>00:00:00.05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7654352" calcext:value-type="float">
            <text:p>-0.7654352</text:p>
          </table:table-cell>
          <table:table-cell table:style-name="ce8" office:value-type="float" office:value="-0.04513038" calcext:value-type="float">
            <text:p>-0.04513038</text:p>
          </table:table-cell>
          <table:table-cell table:style-name="ce8" office:value-type="float" office:value="-0.37609327" calcext:value-type="float">
            <text:p>-0.3760932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54S" calcext:value-type="time">
            <text:p>00.054</text:p>
          </table:table-cell>
          <table:table-cell table:formula="of:=[.A261]-[.A260]" office:value-type="time" office:time-value="PT00H00M00.054S" calcext:value-type="time">
            <text:p>00:00:00.05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421S" calcext:value-type="time">
            <text:p>18:25:39.42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66867685" calcext:value-type="float">
            <text:p>-0.66867685</text:p>
          </table:table-cell>
          <table:table-cell table:style-name="ce8" office:value-type="float" office:value="-0.10148159" calcext:value-type="float">
            <text:p>-0.10148159</text:p>
          </table:table-cell>
          <table:table-cell table:style-name="ce8" office:value-type="float" office:value="-0.36770758" calcext:value-type="float">
            <text:p>-0.3677075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62]-[.A26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493S" calcext:value-type="time">
            <text:p>18:25:39.49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796167" calcext:value-type="float">
            <text:p>-0.5796167</text:p>
          </table:table-cell>
          <table:table-cell table:style-name="ce8" office:value-type="float" office:value="-0.2185551" calcext:value-type="float">
            <text:p>-0.2185551</text:p>
          </table:table-cell>
          <table:table-cell table:style-name="ce8" office:value-type="float" office:value="-0.41948667" calcext:value-type="float">
            <text:p>-0.419486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263]-[.A26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561S" calcext:value-type="time">
            <text:p>18:25:39.56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1396465" calcext:value-type="float">
            <text:p>-0.51396465</text:p>
          </table:table-cell>
          <table:table-cell table:style-name="ce8" office:value-type="float" office:value="-0.21230017" calcext:value-type="float">
            <text:p>-0.21230017</text:p>
          </table:table-cell>
          <table:table-cell table:style-name="ce8" office:value-type="float" office:value="-0.40280655" calcext:value-type="float">
            <text:p>-0.402806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264]-[.A26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633S" calcext:value-type="time">
            <text:p>18:25:39.63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039012" calcext:value-type="float">
            <text:p>-0.4039012</text:p>
          </table:table-cell>
          <table:table-cell table:style-name="ce8" office:value-type="float" office:value="-0.14470786" calcext:value-type="float">
            <text:p>-0.14470786</text:p>
          </table:table-cell>
          <table:table-cell table:style-name="ce8" office:value-type="float" office:value="-0.34560695" calcext:value-type="float">
            <text:p>-0.345606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265]-[.A26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702S" calcext:value-type="time">
            <text:p>18:25:39.70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6793003" calcext:value-type="float">
            <text:p>-0.26793003</text:p>
          </table:table-cell>
          <table:table-cell table:style-name="ce8" office:value-type="float" office:value="-0.100134514" calcext:value-type="float">
            <text:p>-0.100134514</text:p>
          </table:table-cell>
          <table:table-cell table:style-name="ce8" office:value-type="float" office:value="-0.2750111" calcext:value-type="float">
            <text:p>-0.275011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266]-[.A26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39.773S" calcext:value-type="time">
            <text:p>18:25:39.77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5212333" calcext:value-type="float">
            <text:p>-0.25212333</text:p>
          </table:table-cell>
          <table:table-cell table:style-name="ce8" office:value-type="float" office:value="-0.15911521" calcext:value-type="float">
            <text:p>-0.15911521</text:p>
          </table:table-cell>
          <table:table-cell table:style-name="ce8" office:value-type="float" office:value="-0.21169457" calcext:value-type="float">
            <text:p>-0.211694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267]-[.A26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556S" calcext:value-type="time">
            <text:p>18:25:48.556</text:p>
          </table:table-cell>
          <table:table-cell office:value-type="time" office:time-value="PT00H00M08.783S" calcext:value-type="time">
            <text:p>00:00:08.78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1493473" calcext:value-type="float">
            <text:p>0.31493473</text:p>
          </table:table-cell>
          <table:table-cell table:style-name="ce8" office:value-type="float" office:value="0.2538422" calcext:value-type="float">
            <text:p>0.2538422</text:p>
          </table:table-cell>
          <table:table-cell table:style-name="ce8" office:value-type="float" office:value="0.4091087" calcext:value-type="float">
            <text:p>0.40910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8.783S" calcext:value-type="time">
            <text:p>08.783</text:p>
          </table:table-cell>
          <table:table-cell table:formula="of:=[.A268]-[.A267]" office:value-type="time" office:time-value="PT00H00M08.783S" calcext:value-type="time">
            <text:p>00:00:08.78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626S" calcext:value-type="time">
            <text:p>18:25:48.62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289926" calcext:value-type="float">
            <text:p>0.25289926</text:p>
          </table:table-cell>
          <table:table-cell table:style-name="ce8" office:value-type="float" office:value="0.3260166" calcext:value-type="float">
            <text:p>0.3260166</text:p>
          </table:table-cell>
          <table:table-cell table:style-name="ce8" office:value-type="float" office:value="0.41961387" calcext:value-type="float">
            <text:p>0.419613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69]-[.A26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696S" calcext:value-type="time">
            <text:p>18:25:48.69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207978" calcext:value-type="float">
            <text:p>0.2207978</text:p>
          </table:table-cell>
          <table:table-cell table:style-name="ce8" office:value-type="float" office:value="0.25232607" calcext:value-type="float">
            <text:p>0.25232607</text:p>
          </table:table-cell>
          <table:table-cell table:style-name="ce8" office:value-type="float" office:value="0.38050887" calcext:value-type="float">
            <text:p>0.380508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270]-[.A26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772S" calcext:value-type="time">
            <text:p>18:25:48.772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443578" calcext:value-type="float">
            <text:p>0.18443578</text:p>
          </table:table-cell>
          <table:table-cell table:style-name="ce8" office:value-type="float" office:value="0.4178161" calcext:value-type="float">
            <text:p>0.4178161</text:p>
          </table:table-cell>
          <table:table-cell table:style-name="ce8" office:value-type="float" office:value="0.3116963" calcext:value-type="float">
            <text:p>0.31169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6S" calcext:value-type="time">
            <text:p>00.076</text:p>
          </table:table-cell>
          <table:table-cell table:formula="of:=[.A271]-[.A270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837S" calcext:value-type="time">
            <text:p>18:25:48.837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5756936" calcext:value-type="float">
            <text:p>0.45756936</text:p>
          </table:table-cell>
          <table:table-cell table:style-name="ce8" office:value-type="float" office:value="0.17586362" calcext:value-type="float">
            <text:p>0.17586362</text:p>
          </table:table-cell>
          <table:table-cell table:style-name="ce8" office:value-type="float" office:value="0.45455012" calcext:value-type="float">
            <text:p>0.454550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272]-[.A271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908S" calcext:value-type="time">
            <text:p>18:25:48.90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988858" calcext:value-type="float">
            <text:p>0.18988858</text:p>
          </table:table-cell>
          <table:table-cell table:style-name="ce8" office:value-type="float" office:value="-0.24140534" calcext:value-type="float">
            <text:p>-0.24140534</text:p>
          </table:table-cell>
          <table:table-cell table:style-name="ce8" office:value-type="float" office:value="0.27242512" calcext:value-type="float">
            <text:p>0.272425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273]-[.A27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8.977S" calcext:value-type="time">
            <text:p>18:25:48.97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7086267" calcext:value-type="float">
            <text:p>0.037086267</text:p>
          </table:table-cell>
          <table:table-cell table:style-name="ce8" office:value-type="float" office:value="-0.46797282" calcext:value-type="float">
            <text:p>-0.46797282</text:p>
          </table:table-cell>
          <table:table-cell table:style-name="ce8" office:value-type="float" office:value="0.12696972" calcext:value-type="float">
            <text:p>0.1269697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274]-[.A27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49.998S" calcext:value-type="time">
            <text:p>18:25:49.998</text:p>
          </table:table-cell>
          <table:table-cell office:value-type="time" office:time-value="PT00H00M01.021S" calcext:value-type="time">
            <text:p>00:00:01.02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6600794" calcext:value-type="float">
            <text:p>-0.6600794</text:p>
          </table:table-cell>
          <table:table-cell table:style-name="ce8" office:value-type="float" office:value="0.48036256" calcext:value-type="float">
            <text:p>0.48036256</text:p>
          </table:table-cell>
          <table:table-cell table:style-name="ce8" office:value-type="float" office:value="-0.2658542" calcext:value-type="float">
            <text:p>-0.26585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021S" calcext:value-type="time">
            <text:p>01.021</text:p>
          </table:table-cell>
          <table:table-cell table:formula="of:=[.A275]-[.A274]" office:value-type="time" office:time-value="PT00H00M01.021S" calcext:value-type="time">
            <text:p>00:00:01.02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50.07S" calcext:value-type="time">
            <text:p>18:25:50.070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611125" calcext:value-type="float">
            <text:p>-0.5611125</text:p>
          </table:table-cell>
          <table:table-cell table:style-name="ce8" office:value-type="float" office:value="0.5035177" calcext:value-type="float">
            <text:p>0.5035177</text:p>
          </table:table-cell>
          <table:table-cell table:style-name="ce8" office:value-type="float" office:value="-0.25223267" calcext:value-type="float">
            <text:p>-0.252232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276]-[.A27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50.139S" calcext:value-type="time">
            <text:p>18:25:50.13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8654416" calcext:value-type="float">
            <text:p>-0.48654416</text:p>
          </table:table-cell>
          <table:table-cell table:style-name="ce8" office:value-type="float" office:value="0.56346864" calcext:value-type="float">
            <text:p>0.56346864</text:p>
          </table:table-cell>
          <table:table-cell table:style-name="ce8" office:value-type="float" office:value="-0.23513928" calcext:value-type="float">
            <text:p>-0.2351392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277]-[.A27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50.207S" calcext:value-type="time">
            <text:p>18:25:50.20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7153235" calcext:value-type="float">
            <text:p>-0.37153235</text:p>
          </table:table-cell>
          <table:table-cell table:style-name="ce8" office:value-type="float" office:value="0.4967946" calcext:value-type="float">
            <text:p>0.4967946</text:p>
          </table:table-cell>
          <table:table-cell table:style-name="ce8" office:value-type="float" office:value="-0.22239198" calcext:value-type="float">
            <text:p>-0.2223919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278]-[.A27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50.278S" calcext:value-type="time">
            <text:p>18:25:50.27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0735275" calcext:value-type="float">
            <text:p>-0.30735275</text:p>
          </table:table-cell>
          <table:table-cell table:style-name="ce8" office:value-type="float" office:value="0.24716401" calcext:value-type="float">
            <text:p>0.24716401</text:p>
          </table:table-cell>
          <table:table-cell table:style-name="ce8" office:value-type="float" office:value="-0.19575824" calcext:value-type="float">
            <text:p>-0.1957582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279]-[.A27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50.347S" calcext:value-type="time">
            <text:p>18:25:50.34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23468034" calcext:value-type="float">
            <text:p>-0.123468034</text:p>
          </table:table-cell>
          <table:table-cell table:style-name="ce8" office:value-type="float" office:value="-0.20623894" calcext:value-type="float">
            <text:p>-0.20623894</text:p>
          </table:table-cell>
          <table:table-cell table:style-name="ce8" office:value-type="float" office:value="-0.109605275" calcext:value-type="float">
            <text:p>-0.1096052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280]-[.A27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5M50.419S" calcext:value-type="time">
            <text:p>18:25:50.41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1373351" calcext:value-type="float">
            <text:p>-0.21373351</text:p>
          </table:table-cell>
          <table:table-cell table:style-name="ce8" office:value-type="float" office:value="-0.11442363" calcext:value-type="float">
            <text:p>-0.11442363</text:p>
          </table:table-cell>
          <table:table-cell table:style-name="ce8" office:value-type="float" office:value="-0.15797089" calcext:value-type="float">
            <text:p>-0.1579708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281]-[.A28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2.955S" calcext:value-type="time">
            <text:p>18:26:02.955</text:p>
          </table:table-cell>
          <table:table-cell office:value-type="time" office:time-value="PT00H00M12.536S" calcext:value-type="time">
            <text:p>00:00:12.53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1188788" calcext:value-type="float">
            <text:p>0.41188788</text:p>
          </table:table-cell>
          <table:table-cell table:style-name="ce8" office:value-type="float" office:value="-0.5868192" calcext:value-type="float">
            <text:p>-0.5868192</text:p>
          </table:table-cell>
          <table:table-cell table:style-name="ce8" office:value-type="float" office:value="-0.20479588" calcext:value-type="float">
            <text:p>-0.2047958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2.536S" calcext:value-type="time">
            <text:p>12.536</text:p>
          </table:table-cell>
          <table:table-cell table:formula="of:=[.A282]-[.A281]" office:value-type="time" office:time-value="PT00H00M12.536S" calcext:value-type="time">
            <text:p>00:00:12.53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3.023S" calcext:value-type="time">
            <text:p>18:26:03.02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6894128" calcext:value-type="float">
            <text:p>0.36894128</text:p>
          </table:table-cell>
          <table:table-cell table:style-name="ce8" office:value-type="float" office:value="-0.53341067" calcext:value-type="float">
            <text:p>-0.53341067</text:p>
          </table:table-cell>
          <table:table-cell table:style-name="ce8" office:value-type="float" office:value="-0.18343736" calcext:value-type="float">
            <text:p>-0.18343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283]-[.A28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3.094S" calcext:value-type="time">
            <text:p>18:26:03.09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3446413" calcext:value-type="float">
            <text:p>0.33446413</text:p>
          </table:table-cell>
          <table:table-cell table:style-name="ce8" office:value-type="float" office:value="-0.48138794" calcext:value-type="float">
            <text:p>-0.48138794</text:p>
          </table:table-cell>
          <table:table-cell table:style-name="ce8" office:value-type="float" office:value="-0.16860923" calcext:value-type="float">
            <text:p>-0.168609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84]-[.A28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3.164S" calcext:value-type="time">
            <text:p>18:26:03.16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00798" calcext:value-type="float">
            <text:p>0.300798</text:p>
          </table:table-cell>
          <table:table-cell table:style-name="ce8" office:value-type="float" office:value="-0.43610564" calcext:value-type="float">
            <text:p>-0.43610564</text:p>
          </table:table-cell>
          <table:table-cell table:style-name="ce8" office:value-type="float" office:value="-0.14999047" calcext:value-type="float">
            <text:p>-0.149990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285]-[.A28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3.235S" calcext:value-type="time">
            <text:p>18:26:03.23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6764202" calcext:value-type="float">
            <text:p>0.26764202</text:p>
          </table:table-cell>
          <table:table-cell table:style-name="ce8" office:value-type="float" office:value="-0.38963857" calcext:value-type="float">
            <text:p>-0.38963857</text:p>
          </table:table-cell>
          <table:table-cell table:style-name="ce8" office:value-type="float" office:value="-0.13630976" calcext:value-type="float">
            <text:p>-0.136309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86]-[.A28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3.304S" calcext:value-type="time">
            <text:p>18:26:03.30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4153699" calcext:value-type="float">
            <text:p>0.24153699</text:p>
          </table:table-cell>
          <table:table-cell table:style-name="ce8" office:value-type="float" office:value="-0.35309178" calcext:value-type="float">
            <text:p>-0.35309178</text:p>
          </table:table-cell>
          <table:table-cell table:style-name="ce8" office:value-type="float" office:value="-0.12751278" calcext:value-type="float">
            <text:p>-0.127512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87]-[.A28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26M03.375S" calcext:value-type="time">
            <text:p>18:26:03.37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1782275" calcext:value-type="float">
            <text:p>0.21782275</text:p>
          </table:table-cell>
          <table:table-cell table:style-name="ce8" office:value-type="float" office:value="-0.31932065" calcext:value-type="float">
            <text:p>-0.31932065</text:p>
          </table:table-cell>
          <table:table-cell table:style-name="ce8" office:value-type="float" office:value="-0.11761793" calcext:value-type="float">
            <text:p>-0.117617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88]-[.A28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2.957S" calcext:value-type="time">
            <text:p>18:27:02.957</text:p>
          </table:table-cell>
          <table:table-cell office:value-type="time" office:time-value="PT00H00M59.582S" calcext:value-type="time">
            <text:p>00:00:59.58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6756148" calcext:value-type="float">
            <text:p>-0.6756148</text:p>
          </table:table-cell>
          <table:table-cell table:style-name="ce10" office:value-type="float" office:value="0.6596329" calcext:value-type="float">
            <text:p>0.6596329</text:p>
          </table:table-cell>
          <table:table-cell table:style-name="ce10" office:value-type="float" office:value="-0.17507" calcext:value-type="float">
            <text:p>-0.17507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82S" calcext:value-type="time">
            <text:p>59.582</text:p>
          </table:table-cell>
          <table:table-cell table:formula="of:=[.A289]-[.A288]" office:value-type="time" office:time-value="PT00H00M59.582S" calcext:value-type="time">
            <text:p>00:00:59.582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3.022S" calcext:value-type="time">
            <text:p>18:27:03.022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60871255" calcext:value-type="float">
            <text:p>-0.60871255</text:p>
          </table:table-cell>
          <table:table-cell table:style-name="ce10" office:value-type="float" office:value="0.6275075" calcext:value-type="float">
            <text:p>0.6275075</text:p>
          </table:table-cell>
          <table:table-cell table:style-name="ce10" office:value-type="float" office:value="-0.15470655" calcext:value-type="float">
            <text:p>-0.154706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290]-[.A289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3.092S" calcext:value-type="time">
            <text:p>18:27:03.09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5489399" calcext:value-type="float">
            <text:p>-0.5489399</text:p>
          </table:table-cell>
          <table:table-cell table:style-name="ce10" office:value-type="float" office:value="0.5590438" calcext:value-type="float">
            <text:p>0.5590438</text:p>
          </table:table-cell>
          <table:table-cell table:style-name="ce10" office:value-type="float" office:value="-0.14692634" calcext:value-type="float">
            <text:p>-0.146926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291]-[.A2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3.164S" calcext:value-type="time">
            <text:p>18:27:03.16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5001982" calcext:value-type="float">
            <text:p>-0.5001982</text:p>
          </table:table-cell>
          <table:table-cell table:style-name="ce10" office:value-type="float" office:value="0.49720684" calcext:value-type="float">
            <text:p>0.49720684</text:p>
          </table:table-cell>
          <table:table-cell table:style-name="ce10" office:value-type="float" office:value="-0.14585674" calcext:value-type="float">
            <text:p>-0.145856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92]-[.A29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3.233S" calcext:value-type="time">
            <text:p>18:27:03.23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4453444" calcext:value-type="float">
            <text:p>-0.4453444</text:p>
          </table:table-cell>
          <table:table-cell table:style-name="ce10" office:value-type="float" office:value="0.4406746" calcext:value-type="float">
            <text:p>0.4406746</text:p>
          </table:table-cell>
          <table:table-cell table:style-name="ce10" office:value-type="float" office:value="-0.10973787" calcext:value-type="float">
            <text:p>-0.109737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93]-[.A29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3.304S" calcext:value-type="time">
            <text:p>18:27:03.30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4030072" calcext:value-type="float">
            <text:p>-0.4030072</text:p>
          </table:table-cell>
          <table:table-cell table:style-name="ce10" office:value-type="float" office:value="0.39397043" calcext:value-type="float">
            <text:p>0.39397043</text:p>
          </table:table-cell>
          <table:table-cell table:style-name="ce10" office:value-type="float" office:value="-0.11392523" calcext:value-type="float">
            <text:p>-0.113925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294]-[.A29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7M03.373S" calcext:value-type="time">
            <text:p>18:27:03.37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3627065" calcext:value-type="float">
            <text:p>-0.3627065</text:p>
          </table:table-cell>
          <table:table-cell table:style-name="ce10" office:value-type="float" office:value="0.35347477" calcext:value-type="float">
            <text:p>0.35347477</text:p>
          </table:table-cell>
          <table:table-cell table:style-name="ce10" office:value-type="float" office:value="-0.09791846" calcext:value-type="float">
            <text:p>-0.097918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95]-[.A29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2.942S" calcext:value-type="time">
            <text:p>18:28:02.942</text:p>
          </table:table-cell>
          <table:table-cell office:value-type="time" office:time-value="PT00H00M59.569S" calcext:value-type="time">
            <text:p>00:00:59.5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31764683" calcext:value-type="float">
            <text:p>-0.31764683</text:p>
          </table:table-cell>
          <table:table-cell table:style-name="ce10" office:value-type="float" office:value="0.4216185" calcext:value-type="float">
            <text:p>0.4216185</text:p>
          </table:table-cell>
          <table:table-cell table:style-name="ce10" office:value-type="float" office:value="-0.13251138" calcext:value-type="float">
            <text:p>-0.1325113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69S" calcext:value-type="time">
            <text:p>59.569</text:p>
          </table:table-cell>
          <table:table-cell table:formula="of:=[.A296]-[.A295]" office:value-type="time" office:time-value="PT00H00M59.569S" calcext:value-type="time">
            <text:p>00:00:59.5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3.011S" calcext:value-type="time">
            <text:p>18:28:03.01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2841243" calcext:value-type="float">
            <text:p>-0.2841243</text:p>
          </table:table-cell>
          <table:table-cell table:style-name="ce10" office:value-type="float" office:value="0.3774791" calcext:value-type="float">
            <text:p>0.3774791</text:p>
          </table:table-cell>
          <table:table-cell table:style-name="ce10" office:value-type="float" office:value="-0.11991943" calcext:value-type="float">
            <text:p>-0.119919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97]-[.A29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3.083S" calcext:value-type="time">
            <text:p>18:28:03.08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25878802" calcext:value-type="float">
            <text:p>-0.25878802</text:p>
          </table:table-cell>
          <table:table-cell table:style-name="ce10" office:value-type="float" office:value="0.33709446" calcext:value-type="float">
            <text:p>0.33709446</text:p>
          </table:table-cell>
          <table:table-cell table:style-name="ce10" office:value-type="float" office:value="-0.109245844" calcext:value-type="float">
            <text:p>-0.109245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298]-[.A29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3.152S" calcext:value-type="time">
            <text:p>18:28:03.15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23246978" calcext:value-type="float">
            <text:p>-0.23246978</text:p>
          </table:table-cell>
          <table:table-cell table:style-name="ce10" office:value-type="float" office:value="0.30602175" calcext:value-type="float">
            <text:p>0.30602175</text:p>
          </table:table-cell>
          <table:table-cell table:style-name="ce10" office:value-type="float" office:value="-0.094146445" calcext:value-type="float">
            <text:p>-0.0941464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299]-[.A29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3.223S" calcext:value-type="time">
            <text:p>18:28:03.2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20768474" calcext:value-type="float">
            <text:p>-0.20768474</text:p>
          </table:table-cell>
          <table:table-cell table:style-name="ce10" office:value-type="float" office:value="0.27344206" calcext:value-type="float">
            <text:p>0.27344206</text:p>
          </table:table-cell>
          <table:table-cell table:style-name="ce10" office:value-type="float" office:value="-0.0928617" calcext:value-type="float">
            <text:p>-0.09286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00]-[.A29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3.292S" calcext:value-type="time">
            <text:p>18:28:03.29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18823463" calcext:value-type="float">
            <text:p>-0.18823463</text:p>
          </table:table-cell>
          <table:table-cell table:style-name="ce10" office:value-type="float" office:value="0.2482951" calcext:value-type="float">
            <text:p>0.2482951</text:p>
          </table:table-cell>
          <table:table-cell table:style-name="ce10" office:value-type="float" office:value="-0.07830207" calcext:value-type="float">
            <text:p>-0.078302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01]-[.A30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8M03.363S" calcext:value-type="time">
            <text:p>18:28:03.36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17050977" calcext:value-type="float">
            <text:p>-0.17050977</text:p>
          </table:table-cell>
          <table:table-cell table:style-name="ce10" office:value-type="float" office:value="0.22016971" calcext:value-type="float">
            <text:p>0.22016971</text:p>
          </table:table-cell>
          <table:table-cell table:style-name="ce10" office:value-type="float" office:value="-0.07838202" calcext:value-type="float">
            <text:p>-0.078382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02]-[.A30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2.941S" calcext:value-type="time">
            <text:p>18:29:02.941</text:p>
          </table:table-cell>
          <table:table-cell office:value-type="time" office:time-value="PT00H00M59.578S" calcext:value-type="time">
            <text:p>00:00:59.57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15126152" calcext:value-type="float">
            <text:p>-0.15126152</text:p>
          </table:table-cell>
          <table:table-cell table:style-name="ce10" office:value-type="float" office:value="0.19947109" calcext:value-type="float">
            <text:p>0.19947109</text:p>
          </table:table-cell>
          <table:table-cell table:style-name="ce10" office:value-type="float" office:value="-0.06351257" calcext:value-type="float">
            <text:p>-0.06351257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78S" calcext:value-type="time">
            <text:p>59.578</text:p>
          </table:table-cell>
          <table:table-cell table:formula="of:=[.A303]-[.A302]" office:value-type="time" office:time-value="PT00H00M59.578S" calcext:value-type="time">
            <text:p>00:00:59.578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2.988S" calcext:value-type="time">
            <text:p>18:29:02.988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10713149" calcext:value-type="float">
            <text:p>-0.10713149</text:p>
          </table:table-cell>
          <table:table-cell table:style-name="ce10" office:value-type="float" office:value="0.18633549" calcext:value-type="float">
            <text:p>0.18633549</text:p>
          </table:table-cell>
          <table:table-cell table:style-name="ce10" office:value-type="float" office:value="0.030289844" calcext:value-type="float">
            <text:p>0.030289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7S" calcext:value-type="time">
            <text:p>00.047</text:p>
          </table:table-cell>
          <table:table-cell table:formula="of:=[.A304]-[.A303]" office:value-type="time" office:time-value="PT00H00M00.047S" calcext:value-type="time">
            <text:p>00:00:00.047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3.059S" calcext:value-type="time">
            <text:p>18:29:03.05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97516894" calcext:value-type="float">
            <text:p>-0.097516894</text:p>
          </table:table-cell>
          <table:table-cell table:style-name="ce10" office:value-type="float" office:value="0.17385429" calcext:value-type="float">
            <text:p>0.17385429</text:p>
          </table:table-cell>
          <table:table-cell table:style-name="ce10" office:value-type="float" office:value="0.015835088" calcext:value-type="float">
            <text:p>0.0158350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05]-[.A30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3.13S" calcext:value-type="time">
            <text:p>18:29:03.13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9128079" calcext:value-type="float">
            <text:p>-0.09128079</text:p>
          </table:table-cell>
          <table:table-cell table:style-name="ce10" office:value-type="float" office:value="0.1593253" calcext:value-type="float">
            <text:p>0.1593253</text:p>
          </table:table-cell>
          <table:table-cell table:style-name="ce10" office:value-type="float" office:value="0.02260117" calcext:value-type="float">
            <text:p>0.022601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06]-[.A30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3.2S" calcext:value-type="time">
            <text:p>18:29:03.20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76000355" calcext:value-type="float">
            <text:p>-0.076000355</text:p>
          </table:table-cell>
          <table:table-cell table:style-name="ce10" office:value-type="float" office:value="0.13570234" calcext:value-type="float">
            <text:p>0.13570234</text:p>
          </table:table-cell>
          <table:table-cell table:style-name="ce10" office:value-type="float" office:value="0.016385972" calcext:value-type="float">
            <text:p>0.0163859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07]-[.A30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3.27S" calcext:value-type="time">
            <text:p>18:29:03.27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6862013" calcext:value-type="float">
            <text:p>-0.06862013</text:p>
          </table:table-cell>
          <table:table-cell table:style-name="ce10" office:value-type="float" office:value="0.11905594" calcext:value-type="float">
            <text:p>0.11905594</text:p>
          </table:table-cell>
          <table:table-cell table:style-name="ce10" office:value-type="float" office:value="0.028370416" calcext:value-type="float">
            <text:p>0.0283704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08]-[.A30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3.34S" calcext:value-type="time">
            <text:p>18:29:03.34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657132" calcext:value-type="float">
            <text:p>-0.0657132</text:p>
          </table:table-cell>
          <table:table-cell table:style-name="ce10" office:value-type="float" office:value="0.122970656" calcext:value-type="float">
            <text:p>0.122970656</text:p>
          </table:table-cell>
          <table:table-cell table:style-name="ce10" office:value-type="float" office:value="0.02487419" calcext:value-type="float">
            <text:p>0.0248741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09]-[.A30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03.41S" calcext:value-type="time">
            <text:p>18:29:03.41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58702417" calcext:value-type="float">
            <text:p>-0.058702417</text:p>
          </table:table-cell>
          <table:table-cell table:style-name="ce10" office:value-type="float" office:value="0.12056127" calcext:value-type="float">
            <text:p>0.12056127</text:p>
          </table:table-cell>
          <table:table-cell table:style-name="ce10" office:value-type="float" office:value="0.002391686" calcext:value-type="float">
            <text:p>0.0023916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10]-[.A30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7.97S" calcext:value-type="time">
            <text:p>18:29:17.970</text:p>
          </table:table-cell>
          <table:table-cell office:value-type="time" office:time-value="PT00H00M14.56S" calcext:value-type="time">
            <text:p>00:00:14.56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58984533" calcext:value-type="float">
            <text:p>-0.058984533</text:p>
          </table:table-cell>
          <table:table-cell table:style-name="ce10" office:value-type="float" office:value="0.106088154" calcext:value-type="float">
            <text:p>0.106088154</text:p>
          </table:table-cell>
          <table:table-cell table:style-name="ce10" office:value-type="float" office:value="-0.005537917" calcext:value-type="float">
            <text:p>-0.005537917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4.56S" calcext:value-type="time">
            <text:p>14.560</text:p>
          </table:table-cell>
          <table:table-cell table:formula="of:=[.A311]-[.A310]" office:value-type="time" office:time-value="PT00H00M14.56S" calcext:value-type="time">
            <text:p>00:00:14.560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8.042S" calcext:value-type="time">
            <text:p>18:29:18.04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4517594" calcext:value-type="float">
            <text:p>-0.04517594</text:p>
          </table:table-cell>
          <table:table-cell table:style-name="ce10" office:value-type="float" office:value="0.09613852" calcext:value-type="float">
            <text:p>0.09613852</text:p>
          </table:table-cell>
          <table:table-cell table:style-name="ce10" office:value-type="float" office:value="0.005782495" calcext:value-type="float">
            <text:p>0.0057824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312]-[.A31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8.111S" calcext:value-type="time">
            <text:p>18:29:18.11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7317784" calcext:value-type="float">
            <text:p>-0.07317784</text:p>
          </table:table-cell>
          <table:table-cell table:style-name="ce10" office:value-type="float" office:value="0.11838502" calcext:value-type="float">
            <text:p>0.11838502</text:p>
          </table:table-cell>
          <table:table-cell table:style-name="ce10" office:value-type="float" office:value="-0.08774011" calcext:value-type="float">
            <text:p>-0.087740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13]-[.A31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8.182S" calcext:value-type="time">
            <text:p>18:29:18.18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47403008" calcext:value-type="float">
            <text:p>-0.047403008</text:p>
          </table:table-cell>
          <table:table-cell table:style-name="ce10" office:value-type="float" office:value="0.042386364" calcext:value-type="float">
            <text:p>0.042386364</text:p>
          </table:table-cell>
          <table:table-cell table:style-name="ce10" office:value-type="float" office:value="-0.032164354" calcext:value-type="float">
            <text:p>-0.0321643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14]-[.A31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8.251S" calcext:value-type="time">
            <text:p>18:29:18.25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35192" calcext:value-type="float">
            <text:p>-0.035192</text:p>
          </table:table-cell>
          <table:table-cell table:style-name="ce10" office:value-type="float" office:value="0.06407545" calcext:value-type="float">
            <text:p>0.06407545</text:p>
          </table:table-cell>
          <table:table-cell table:style-name="ce10" office:value-type="float" office:value="0.031916335" calcext:value-type="float">
            <text:p>0.0319163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15]-[.A31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8.322S" calcext:value-type="time">
            <text:p>18:29:18.32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3430948" calcext:value-type="float">
            <text:p>-0.03430948</text:p>
          </table:table-cell>
          <table:table-cell table:style-name="ce10" office:value-type="float" office:value="0.05547063" calcext:value-type="float">
            <text:p>0.05547063</text:p>
          </table:table-cell>
          <table:table-cell table:style-name="ce10" office:value-type="float" office:value="-0.034776255" calcext:value-type="float">
            <text:p>-0.0347762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16]-[.A31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29M18.391S" calcext:value-type="time">
            <text:p>18:29:18.39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4340302" calcext:value-type="float">
            <text:p>-0.04340302</text:p>
          </table:table-cell>
          <table:table-cell table:style-name="ce10" office:value-type="float" office:value="0.060250696" calcext:value-type="float">
            <text:p>0.060250696</text:p>
          </table:table-cell>
          <table:table-cell table:style-name="ce10" office:value-type="float" office:value="-0.060961723" calcext:value-type="float">
            <text:p>-0.0609617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17]-[.A31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2.96S" calcext:value-type="time">
            <text:p>18:30:02.960</text:p>
          </table:table-cell>
          <table:table-cell office:value-type="time" office:time-value="PT00H00M44.569S" calcext:value-type="time">
            <text:p>00:00:44.5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2148591" calcext:value-type="float">
            <text:p>-0.002148591</text:p>
          </table:table-cell>
          <table:table-cell table:style-name="ce10" office:value-type="float" office:value="0.19902542" calcext:value-type="float">
            <text:p>0.19902542</text:p>
          </table:table-cell>
          <table:table-cell table:style-name="ce10" office:value-type="float" office:value="-0.18032941" calcext:value-type="float">
            <text:p>-0.1803294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44.569S" calcext:value-type="time">
            <text:p>44.569</text:p>
          </table:table-cell>
          <table:table-cell table:formula="of:=[.A318]-[.A317]" office:value-type="time" office:time-value="PT00H00M44.569S" calcext:value-type="time">
            <text:p>00:00:44.5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031S" calcext:value-type="time">
            <text:p>18:30:03.03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43761473" calcext:value-type="float">
            <text:p>4.3761473E-05</text:p>
          </table:table-cell>
          <table:table-cell table:style-name="ce10" office:value-type="float" office:value="0.17187192" calcext:value-type="float">
            <text:p>0.17187192</text:p>
          </table:table-cell>
          <table:table-cell table:style-name="ce10" office:value-type="float" office:value="-0.17613924" calcext:value-type="float">
            <text:p>-0.176139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19]-[.A31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102S" calcext:value-type="time">
            <text:p>18:30:03.10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7650964" calcext:value-type="float">
            <text:p>-0.007650964</text:p>
          </table:table-cell>
          <table:table-cell table:style-name="ce10" office:value-type="float" office:value="0.1669894" calcext:value-type="float">
            <text:p>0.1669894</text:p>
          </table:table-cell>
          <table:table-cell table:style-name="ce10" office:value-type="float" office:value="-0.13984856" calcext:value-type="float">
            <text:p>-0.139848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20]-[.A31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173S" calcext:value-type="time">
            <text:p>18:30:03.17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95331937" calcext:value-type="float">
            <text:p>-0.00095331937</text:p>
          </table:table-cell>
          <table:table-cell table:style-name="ce10" office:value-type="float" office:value="0.13556878" calcext:value-type="float">
            <text:p>0.13556878</text:p>
          </table:table-cell>
          <table:table-cell table:style-name="ce10" office:value-type="float" office:value="-0.1357514" calcext:value-type="float">
            <text:p>-0.13575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21]-[.A32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241S" calcext:value-type="time">
            <text:p>18:30:03.24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5032764" calcext:value-type="float">
            <text:p>-0.005032764</text:p>
          </table:table-cell>
          <table:table-cell table:style-name="ce10" office:value-type="float" office:value="0.13146015" calcext:value-type="float">
            <text:p>0.13146015</text:p>
          </table:table-cell>
          <table:table-cell table:style-name="ce10" office:value-type="float" office:value="-0.12635107" calcext:value-type="float">
            <text:p>-0.126351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322]-[.A32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31S" calcext:value-type="time">
            <text:p>18:30:03.31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2991437" calcext:value-type="float">
            <text:p>-0.002991437</text:p>
          </table:table-cell>
          <table:table-cell table:style-name="ce10" office:value-type="float" office:value="0.13369502" calcext:value-type="float">
            <text:p>0.13369502</text:p>
          </table:table-cell>
          <table:table-cell table:style-name="ce10" office:value-type="float" office:value="-0.11020033" calcext:value-type="float">
            <text:p>-0.110200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23]-[.A32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381S" calcext:value-type="time">
            <text:p>18:30:03.38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18133782" calcext:value-type="float">
            <text:p>-0.0018133782</text:p>
          </table:table-cell>
          <table:table-cell table:style-name="ce10" office:value-type="float" office:value="0.108679965" calcext:value-type="float">
            <text:p>0.108679965</text:p>
          </table:table-cell>
          <table:table-cell table:style-name="ce10" office:value-type="float" office:value="-0.089732066" calcext:value-type="float">
            <text:p>-0.0897320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24]-[.A32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7" office:value-type="time" office:time-value="PT18H30M03.452S" calcext:value-type="time">
            <text:p>18:30:03.45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27625158" calcext:value-type="float">
            <text:p>0.0027625158</text:p>
          </table:table-cell>
          <table:table-cell table:style-name="ce10" office:value-type="float" office:value="0.1015473" calcext:value-type="float">
            <text:p>0.1015473</text:p>
          </table:table-cell>
          <table:table-cell table:style-name="ce10" office:value-type="float" office:value="-0.09943562" calcext:value-type="float">
            <text:p>-0.099435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25]-[.A32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2.974S" calcext:value-type="time">
            <text:p>18:31:02.974</text:p>
          </table:table-cell>
          <table:table-cell office:value-type="time" office:time-value="PT00H00M59.522S" calcext:value-type="time">
            <text:p>00:00:59.5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31131813" calcext:value-type="float">
            <text:p>-0.031131813</text:p>
          </table:table-cell>
          <table:table-cell table:style-name="ce8" office:value-type="float" office:value="-0.15448143" calcext:value-type="float">
            <text:p>-0.15448143</text:p>
          </table:table-cell>
          <table:table-cell table:style-name="ce8" office:value-type="float" office:value="0.16912611" calcext:value-type="float">
            <text:p>0.1691261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22S" calcext:value-type="time">
            <text:p>59.522</text:p>
          </table:table-cell>
          <table:table-cell table:formula="of:=[.A326]-[.A325]" office:value-type="time" office:time-value="PT00H00M59.522S" calcext:value-type="time">
            <text:p>00:00:59.52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3.044S" calcext:value-type="time">
            <text:p>18:31:03.04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2977657" calcext:value-type="float">
            <text:p>-0.02977657</text:p>
          </table:table-cell>
          <table:table-cell table:style-name="ce8" office:value-type="float" office:value="-0.10255866" calcext:value-type="float">
            <text:p>-0.10255866</text:p>
          </table:table-cell>
          <table:table-cell table:style-name="ce8" office:value-type="float" office:value="0.11573889" calcext:value-type="float">
            <text:p>0.115738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27]-[.A32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3.12S" calcext:value-type="time">
            <text:p>18:31:03.120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26579162" calcext:value-type="float">
            <text:p>-0.026579162</text:p>
          </table:table-cell>
          <table:table-cell table:style-name="ce8" office:value-type="float" office:value="-0.099114336" calcext:value-type="float">
            <text:p>-0.099114336</text:p>
          </table:table-cell>
          <table:table-cell table:style-name="ce8" office:value-type="float" office:value="0.09273922" calcext:value-type="float">
            <text:p>0.092739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328]-[.A327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3.186S" calcext:value-type="time">
            <text:p>18:31:03.186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20405585" calcext:value-type="float">
            <text:p>-0.020405585</text:p>
          </table:table-cell>
          <table:table-cell table:style-name="ce8" office:value-type="float" office:value="-0.10765992" calcext:value-type="float">
            <text:p>-0.10765992</text:p>
          </table:table-cell>
          <table:table-cell table:style-name="ce8" office:value-type="float" office:value="0.0810483" calcext:value-type="float">
            <text:p>0.08104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329]-[.A32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3.257S" calcext:value-type="time">
            <text:p>18:31:03.25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11773197" calcext:value-type="float">
            <text:p>-0.011773197</text:p>
          </table:table-cell>
          <table:table-cell table:style-name="ce8" office:value-type="float" office:value="-0.10612244" calcext:value-type="float">
            <text:p>-0.10612244</text:p>
          </table:table-cell>
          <table:table-cell table:style-name="ce8" office:value-type="float" office:value="0.10392492" calcext:value-type="float">
            <text:p>0.103924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30]-[.A32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3.326S" calcext:value-type="time">
            <text:p>18:31:03.32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040040775" calcext:value-type="float">
            <text:p>-0.0040040775</text:p>
          </table:table-cell>
          <table:table-cell table:style-name="ce8" office:value-type="float" office:value="-0.068923295" calcext:value-type="float">
            <text:p>-0.068923295</text:p>
          </table:table-cell>
          <table:table-cell table:style-name="ce8" office:value-type="float" office:value="0.12385469" calcext:value-type="float">
            <text:p>0.123854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31]-[.A33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03.396S" calcext:value-type="time">
            <text:p>18:31:03.39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022853212" calcext:value-type="float">
            <text:p>-0.0022853212</text:p>
          </table:table-cell>
          <table:table-cell table:style-name="ce8" office:value-type="float" office:value="-0.01500948" calcext:value-type="float">
            <text:p>-0.01500948</text:p>
          </table:table-cell>
          <table:table-cell table:style-name="ce8" office:value-type="float" office:value="0.091254376" calcext:value-type="float">
            <text:p>0.0912543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32]-[.A33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1.755S" calcext:value-type="time">
            <text:p>18:31:31.755</text:p>
          </table:table-cell>
          <table:table-cell office:value-type="time" office:time-value="PT00H00M28.359S" calcext:value-type="time">
            <text:p>00:00:28.35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7179871" calcext:value-type="float">
            <text:p>0.7179871</text:p>
          </table:table-cell>
          <table:table-cell table:style-name="ce8" office:value-type="float" office:value="0.10800027" calcext:value-type="float">
            <text:p>0.10800027</text:p>
          </table:table-cell>
          <table:table-cell table:style-name="ce8" office:value-type="float" office:value="0.5791505" calcext:value-type="float">
            <text:p>0.5791505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28.359S" calcext:value-type="time">
            <text:p>28.359</text:p>
          </table:table-cell>
          <table:table-cell table:formula="of:=[.A333]-[.A332]" office:value-type="time" office:time-value="PT00H00M28.359S" calcext:value-type="time">
            <text:p>00:00:28.35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1.821S" calcext:value-type="time">
            <text:p>18:31:31.821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8727726" calcext:value-type="float">
            <text:p>0.68727726</text:p>
          </table:table-cell>
          <table:table-cell table:style-name="ce8" office:value-type="float" office:value="0.088630885" calcext:value-type="float">
            <text:p>0.088630885</text:p>
          </table:table-cell>
          <table:table-cell table:style-name="ce8" office:value-type="float" office:value="0.5095899" calcext:value-type="float">
            <text:p>0.509589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334]-[.A33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1.891S" calcext:value-type="time">
            <text:p>18:31:31.89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5282685" calcext:value-type="float">
            <text:p>0.65282685</text:p>
          </table:table-cell>
          <table:table-cell table:style-name="ce8" office:value-type="float" office:value="0.11052954" calcext:value-type="float">
            <text:p>0.11052954</text:p>
          </table:table-cell>
          <table:table-cell table:style-name="ce8" office:value-type="float" office:value="0.4606084" calcext:value-type="float">
            <text:p>0.46060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35]-[.A33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1.965S" calcext:value-type="time">
            <text:p>18:31:31.965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5831497" calcext:value-type="float">
            <text:p>0.5831497</text:p>
          </table:table-cell>
          <table:table-cell table:style-name="ce8" office:value-type="float" office:value="0.112220705" calcext:value-type="float">
            <text:p>0.112220705</text:p>
          </table:table-cell>
          <table:table-cell table:style-name="ce8" office:value-type="float" office:value="0.38774094" calcext:value-type="float">
            <text:p>0.387740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336]-[.A335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2.033S" calcext:value-type="time">
            <text:p>18:31:32.03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55142164" calcext:value-type="float">
            <text:p>0.55142164</text:p>
          </table:table-cell>
          <table:table-cell table:style-name="ce8" office:value-type="float" office:value="0.08517832" calcext:value-type="float">
            <text:p>0.08517832</text:p>
          </table:table-cell>
          <table:table-cell table:style-name="ce8" office:value-type="float" office:value="0.3779707" calcext:value-type="float">
            <text:p>0.37797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337]-[.A33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2.103S" calcext:value-type="time">
            <text:p>18:31:32.10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980373" calcext:value-type="float">
            <text:p>0.4980373</text:p>
          </table:table-cell>
          <table:table-cell table:style-name="ce8" office:value-type="float" office:value="0.08369172" calcext:value-type="float">
            <text:p>0.08369172</text:p>
          </table:table-cell>
          <table:table-cell table:style-name="ce8" office:value-type="float" office:value="0.34368926" calcext:value-type="float">
            <text:p>0.343689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38]-[.A33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2.173S" calcext:value-type="time">
            <text:p>18:31:32.17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7965443" calcext:value-type="float">
            <text:p>0.47965443</text:p>
          </table:table-cell>
          <table:table-cell table:style-name="ce8" office:value-type="float" office:value="0.08191435" calcext:value-type="float">
            <text:p>0.08191435</text:p>
          </table:table-cell>
          <table:table-cell table:style-name="ce8" office:value-type="float" office:value="0.28888586" calcext:value-type="float">
            <text:p>0.288885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39]-[.A33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7.736S" calcext:value-type="time">
            <text:p>18:31:37.736</text:p>
          </table:table-cell>
          <table:table-cell office:value-type="time" office:time-value="PT00H00M05.563S" calcext:value-type="time">
            <text:p>00:00:05.56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0031692" calcext:value-type="float">
            <text:p>0.20031692</text:p>
          </table:table-cell>
          <table:table-cell table:style-name="ce8" office:value-type="float" office:value="-1.1609206" calcext:value-type="float">
            <text:p>-1.1609206</text:p>
          </table:table-cell>
          <table:table-cell table:style-name="ce8" office:value-type="float" office:value="-0.76326936" calcext:value-type="float">
            <text:p>-0.763269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5.563S" calcext:value-type="time">
            <text:p>05.563</text:p>
          </table:table-cell>
          <table:table-cell table:formula="of:=[.A340]-[.A339]" office:value-type="time" office:time-value="PT00H00M05.563S" calcext:value-type="time">
            <text:p>00:00:05.56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7.808S" calcext:value-type="time">
            <text:p>18:31:37.80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9940145" calcext:value-type="float">
            <text:p>0.19940145</text:p>
          </table:table-cell>
          <table:table-cell table:style-name="ce8" office:value-type="float" office:value="-1.0878949" calcext:value-type="float">
            <text:p>-1.0878949</text:p>
          </table:table-cell>
          <table:table-cell table:style-name="ce8" office:value-type="float" office:value="-0.6473917" calcext:value-type="float">
            <text:p>-0.64739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341]-[.A34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7.879S" calcext:value-type="time">
            <text:p>18:31:37.87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9352382" calcext:value-type="float">
            <text:p>0.19352382</text:p>
          </table:table-cell>
          <table:table-cell table:style-name="ce8" office:value-type="float" office:value="-0.9373575" calcext:value-type="float">
            <text:p>-0.9373575</text:p>
          </table:table-cell>
          <table:table-cell table:style-name="ce8" office:value-type="float" office:value="-0.612755" calcext:value-type="float">
            <text:p>-0.612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42]-[.A34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7.947S" calcext:value-type="time">
            <text:p>18:31:37.94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7395173" calcext:value-type="float">
            <text:p>0.17395173</text:p>
          </table:table-cell>
          <table:table-cell table:style-name="ce8" office:value-type="float" office:value="-0.8565855" calcext:value-type="float">
            <text:p>-0.8565855</text:p>
          </table:table-cell>
          <table:table-cell table:style-name="ce8" office:value-type="float" office:value="-0.52796876" calcext:value-type="float">
            <text:p>-0.527968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343]-[.A34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8.018S" calcext:value-type="time">
            <text:p>18:31:38.01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7369522" calcext:value-type="float">
            <text:p>0.17369522</text:p>
          </table:table-cell>
          <table:table-cell table:style-name="ce8" office:value-type="float" office:value="-0.7801555" calcext:value-type="float">
            <text:p>-0.7801555</text:p>
          </table:table-cell>
          <table:table-cell table:style-name="ce8" office:value-type="float" office:value="-0.443751" calcext:value-type="float">
            <text:p>-0.4437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44]-[.A34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8.087S" calcext:value-type="time">
            <text:p>18:31:38.08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4643802" calcext:value-type="float">
            <text:p>0.14643802</text:p>
          </table:table-cell>
          <table:table-cell table:style-name="ce8" office:value-type="float" office:value="-0.6817054" calcext:value-type="float">
            <text:p>-0.6817054</text:p>
          </table:table-cell>
          <table:table-cell table:style-name="ce8" office:value-type="float" office:value="-0.4116806" calcext:value-type="float">
            <text:p>-0.41168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45]-[.A34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38.162S" calcext:value-type="time">
            <text:p>18:31:38.162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3333231" calcext:value-type="float">
            <text:p>0.13333231</text:p>
          </table:table-cell>
          <table:table-cell table:style-name="ce8" office:value-type="float" office:value="-0.6423191" calcext:value-type="float">
            <text:p>-0.6423191</text:p>
          </table:table-cell>
          <table:table-cell table:style-name="ce8" office:value-type="float" office:value="-0.37227032" calcext:value-type="float">
            <text:p>-0.372270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346]-[.A345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233S" calcext:value-type="time">
            <text:p>18:31:41.233</text:p>
          </table:table-cell>
          <table:table-cell office:value-type="time" office:time-value="PT00H00M03.071S" calcext:value-type="time">
            <text:p>00:00:03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9336333" calcext:value-type="float">
            <text:p>0.29336333</text:p>
          </table:table-cell>
          <table:table-cell table:style-name="ce8" office:value-type="float" office:value="-0.166759" calcext:value-type="float">
            <text:p>-0.166759</text:p>
          </table:table-cell>
          <table:table-cell table:style-name="ce8" office:value-type="float" office:value="0.64142156" calcext:value-type="float">
            <text:p>0.641421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3.071S" calcext:value-type="time">
            <text:p>03.071</text:p>
          </table:table-cell>
          <table:table-cell table:formula="of:=[.A347]-[.A346]" office:value-type="time" office:time-value="PT00H00M03.071S" calcext:value-type="time">
            <text:p>00:00:03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3S" calcext:value-type="time">
            <text:p>18:31:41.30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4776724" calcext:value-type="float">
            <text:p>0.24776724</text:p>
          </table:table-cell>
          <table:table-cell table:style-name="ce8" office:value-type="float" office:value="-0.14744638" calcext:value-type="float">
            <text:p>-0.14744638</text:p>
          </table:table-cell>
          <table:table-cell table:style-name="ce8" office:value-type="float" office:value="0.5900235" calcext:value-type="float">
            <text:p>0.59002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348]-[.A34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373S" calcext:value-type="time">
            <text:p>18:31:41.37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5861063" calcext:value-type="float">
            <text:p>0.15861063</text:p>
          </table:table-cell>
          <table:table-cell table:style-name="ce8" office:value-type="float" office:value="-0.04898591" calcext:value-type="float">
            <text:p>-0.04898591</text:p>
          </table:table-cell>
          <table:table-cell table:style-name="ce8" office:value-type="float" office:value="0.4908112" calcext:value-type="float">
            <text:p>0.49081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349]-[.A348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442S" calcext:value-type="time">
            <text:p>18:31:41.44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6804255" calcext:value-type="float">
            <text:p>0.06804255</text:p>
          </table:table-cell>
          <table:table-cell table:style-name="ce8" office:value-type="float" office:value="-0.10407266" calcext:value-type="float">
            <text:p>-0.10407266</text:p>
          </table:table-cell>
          <table:table-cell table:style-name="ce8" office:value-type="float" office:value="0.45491368" calcext:value-type="float">
            <text:p>0.454913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50]-[.A34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512S" calcext:value-type="time">
            <text:p>18:31:41.51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04020488" calcext:value-type="float">
            <text:p>-0.004020488</text:p>
          </table:table-cell>
          <table:table-cell table:style-name="ce8" office:value-type="float" office:value="-0.17847985" calcext:value-type="float">
            <text:p>-0.17847985</text:p>
          </table:table-cell>
          <table:table-cell table:style-name="ce8" office:value-type="float" office:value="0.34680027" calcext:value-type="float">
            <text:p>0.346800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51]-[.A35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581S" calcext:value-type="time">
            <text:p>18:31:41.58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23141794" calcext:value-type="float">
            <text:p>0.0023141794</text:p>
          </table:table-cell>
          <table:table-cell table:style-name="ce8" office:value-type="float" office:value="-0.13316606" calcext:value-type="float">
            <text:p>-0.13316606</text:p>
          </table:table-cell>
          <table:table-cell table:style-name="ce8" office:value-type="float" office:value="0.2571886" calcext:value-type="float">
            <text:p>0.25718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52]-[.A35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1.654S" calcext:value-type="time">
            <text:p>18:31:41.65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1612086" calcext:value-type="float">
            <text:p>0.11612086</text:p>
          </table:table-cell>
          <table:table-cell table:style-name="ce8" office:value-type="float" office:value="-0.40022054" calcext:value-type="float">
            <text:p>-0.40022054</text:p>
          </table:table-cell>
          <table:table-cell table:style-name="ce8" office:value-type="float" office:value="0.27189946" calcext:value-type="float">
            <text:p>0.271899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353]-[.A35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451S" calcext:value-type="time">
            <text:p>18:31:42.451</text:p>
          </table:table-cell>
          <table:table-cell office:value-type="time" office:time-value="PT00H00M00.797S" calcext:value-type="time">
            <text:p>00:00:00.79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7770211" calcext:value-type="float">
            <text:p>0.07770211</text:p>
          </table:table-cell>
          <table:table-cell table:style-name="ce8" office:value-type="float" office:value="-0.160467" calcext:value-type="float">
            <text:p>-0.160467</text:p>
          </table:table-cell>
          <table:table-cell table:style-name="ce8" office:value-type="float" office:value="0.17154054" calcext:value-type="float">
            <text:p>0.171540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97S" calcext:value-type="time">
            <text:p>00.797</text:p>
          </table:table-cell>
          <table:table-cell table:formula="of:=[.A354]-[.A353]" office:value-type="time" office:time-value="PT00H00M00.797S" calcext:value-type="time">
            <text:p>00:00:00.79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501S" calcext:value-type="time">
            <text:p>18:31:42.501</text:p>
          </table:table-cell>
          <table:table-cell office:value-type="time" office:time-value="PT00H00M00.05S" calcext:value-type="time">
            <text:p>00:00:00.05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9539577" calcext:value-type="float">
            <text:p>0.19539577</text:p>
          </table:table-cell>
          <table:table-cell table:style-name="ce8" office:value-type="float" office:value="-0.24395645" calcext:value-type="float">
            <text:p>-0.24395645</text:p>
          </table:table-cell>
          <table:table-cell table:style-name="ce8" office:value-type="float" office:value="0.11263843" calcext:value-type="float">
            <text:p>0.112638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S" calcext:value-type="time">
            <text:p>00.050</text:p>
          </table:table-cell>
          <table:table-cell table:formula="of:=[.A355]-[.A354]" office:value-type="time" office:time-value="PT00H00M00.05S" calcext:value-type="time">
            <text:p>00:00:00.05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571S" calcext:value-type="time">
            <text:p>18:31:42.5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7959157" calcext:value-type="float">
            <text:p>0.17959157</text:p>
          </table:table-cell>
          <table:table-cell table:style-name="ce8" office:value-type="float" office:value="-0.21428733" calcext:value-type="float">
            <text:p>-0.21428733</text:p>
          </table:table-cell>
          <table:table-cell table:style-name="ce8" office:value-type="float" office:value="0.11082281" calcext:value-type="float">
            <text:p>0.110822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56]-[.A35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643S" calcext:value-type="time">
            <text:p>18:31:42.64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6053377" calcext:value-type="float">
            <text:p>0.16053377</text:p>
          </table:table-cell>
          <table:table-cell table:style-name="ce8" office:value-type="float" office:value="-0.21043676" calcext:value-type="float">
            <text:p>-0.21043676</text:p>
          </table:table-cell>
          <table:table-cell table:style-name="ce8" office:value-type="float" office:value="0.09205011" calcext:value-type="float">
            <text:p>0.092050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357]-[.A356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711S" calcext:value-type="time">
            <text:p>18:31:42.71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4382121" calcext:value-type="float">
            <text:p>0.14382121</text:p>
          </table:table-cell>
          <table:table-cell table:style-name="ce8" office:value-type="float" office:value="-0.17071632" calcext:value-type="float">
            <text:p>-0.17071632</text:p>
          </table:table-cell>
          <table:table-cell table:style-name="ce8" office:value-type="float" office:value="0.08833827" calcext:value-type="float">
            <text:p>0.088338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358]-[.A35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783S" calcext:value-type="time">
            <text:p>18:31:42.78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24605104" calcext:value-type="float">
            <text:p>0.124605104</text:p>
          </table:table-cell>
          <table:table-cell table:style-name="ce8" office:value-type="float" office:value="-0.15803926" calcext:value-type="float">
            <text:p>-0.15803926</text:p>
          </table:table-cell>
          <table:table-cell table:style-name="ce8" office:value-type="float" office:value="0.083239764" calcext:value-type="float">
            <text:p>0.0832397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359]-[.A35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852S" calcext:value-type="time">
            <text:p>18:31:42.85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1258405" calcext:value-type="float">
            <text:p>0.11258405</text:p>
          </table:table-cell>
          <table:table-cell table:style-name="ce8" office:value-type="float" office:value="-0.12861224" calcext:value-type="float">
            <text:p>-0.12861224</text:p>
          </table:table-cell>
          <table:table-cell table:style-name="ce8" office:value-type="float" office:value="0.0749158" calcext:value-type="float">
            <text:p>0.07491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360]-[.A35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2.923S" calcext:value-type="time">
            <text:p>18:31:42.9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0352291" calcext:value-type="float">
            <text:p>0.10352291</text:p>
          </table:table-cell>
          <table:table-cell table:style-name="ce8" office:value-type="float" office:value="-0.13179107" calcext:value-type="float">
            <text:p>-0.13179107</text:p>
          </table:table-cell>
          <table:table-cell table:style-name="ce8" office:value-type="float" office:value="0.061711356" calcext:value-type="float">
            <text:p>0.0617113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61]-[.A36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463S" calcext:value-type="time">
            <text:p>18:31:44.463</text:p>
          </table:table-cell>
          <table:table-cell office:value-type="time" office:time-value="PT00H00M01.54S" calcext:value-type="time">
            <text:p>00:00:01.54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7028042" calcext:value-type="float">
            <text:p>0.047028042</text:p>
          </table:table-cell>
          <table:table-cell table:style-name="ce8" office:value-type="float" office:value="0.27008432" calcext:value-type="float">
            <text:p>0.27008432</text:p>
          </table:table-cell>
          <table:table-cell table:style-name="ce8" office:value-type="float" office:value="0.27263004" calcext:value-type="float">
            <text:p>0.2726300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54S" calcext:value-type="time">
            <text:p>01.540</text:p>
          </table:table-cell>
          <table:table-cell table:formula="of:=[.A362]-[.A361]" office:value-type="time" office:time-value="PT00H00M01.54S" calcext:value-type="time">
            <text:p>00:00:01.54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533S" calcext:value-type="time">
            <text:p>18:31:44.53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8917037" calcext:value-type="float">
            <text:p>0.048917037</text:p>
          </table:table-cell>
          <table:table-cell table:style-name="ce8" office:value-type="float" office:value="0.27032197" calcext:value-type="float">
            <text:p>0.27032197</text:p>
          </table:table-cell>
          <table:table-cell table:style-name="ce8" office:value-type="float" office:value="0.27261317" calcext:value-type="float">
            <text:p>0.272613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63]-[.A36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603S" calcext:value-type="time">
            <text:p>18:31:44.60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6115177" calcext:value-type="float">
            <text:p>0.036115177</text:p>
          </table:table-cell>
          <table:table-cell table:style-name="ce8" office:value-type="float" office:value="0.2914099" calcext:value-type="float">
            <text:p>0.2914099</text:p>
          </table:table-cell>
          <table:table-cell table:style-name="ce8" office:value-type="float" office:value="0.24051785" calcext:value-type="float">
            <text:p>0.2405178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64]-[.A36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677S" calcext:value-type="time">
            <text:p>18:31:44.677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546264" calcext:value-type="float">
            <text:p>0.06546264</text:p>
          </table:table-cell>
          <table:table-cell table:style-name="ce8" office:value-type="float" office:value="0.2809457" calcext:value-type="float">
            <text:p>0.2809457</text:p>
          </table:table-cell>
          <table:table-cell table:style-name="ce8" office:value-type="float" office:value="0.24876587" calcext:value-type="float">
            <text:p>0.248765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365]-[.A364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745S" calcext:value-type="time">
            <text:p>18:31:44.74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548865" calcext:value-type="float">
            <text:p>0.14548865</text:p>
          </table:table-cell>
          <table:table-cell table:style-name="ce8" office:value-type="float" office:value="0.12189408" calcext:value-type="float">
            <text:p>0.12189408</text:p>
          </table:table-cell>
          <table:table-cell table:style-name="ce8" office:value-type="float" office:value="0.32364514" calcext:value-type="float">
            <text:p>0.3236451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366]-[.A36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815S" calcext:value-type="time">
            <text:p>18:31:44.81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898177" calcext:value-type="float">
            <text:p>0.04898177</text:p>
          </table:table-cell>
          <table:table-cell table:style-name="ce8" office:value-type="float" office:value="0.038513303" calcext:value-type="float">
            <text:p>0.038513303</text:p>
          </table:table-cell>
          <table:table-cell table:style-name="ce8" office:value-type="float" office:value="0.24975231" calcext:value-type="float">
            <text:p>0.2497523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67]-[.A3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4.884S" calcext:value-type="time">
            <text:p>18:31:44.88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89127" calcext:value-type="float">
            <text:p>0.0689127</text:p>
          </table:table-cell>
          <table:table-cell table:style-name="ce8" office:value-type="float" office:value="0.044329934" calcext:value-type="float">
            <text:p>0.044329934</text:p>
          </table:table-cell>
          <table:table-cell table:style-name="ce8" office:value-type="float" office:value="0.17863448" calcext:value-type="float">
            <text:p>0.178634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368]-[.A36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5.945S" calcext:value-type="time">
            <text:p>18:31:45.945</text:p>
          </table:table-cell>
          <table:table-cell office:value-type="time" office:time-value="PT00H00M01.061S" calcext:value-type="time">
            <text:p>00:00:01.06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3810067" calcext:value-type="float">
            <text:p>-0.33810067</text:p>
          </table:table-cell>
          <table:table-cell table:style-name="ce8" office:value-type="float" office:value="-0.35714895" calcext:value-type="float">
            <text:p>-0.35714895</text:p>
          </table:table-cell>
          <table:table-cell table:style-name="ce8" office:value-type="float" office:value="-0.3243852" calcext:value-type="float">
            <text:p>-0.324385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061S" calcext:value-type="time">
            <text:p>01.061</text:p>
          </table:table-cell>
          <table:table-cell table:formula="of:=[.A369]-[.A368]" office:value-type="time" office:time-value="PT00H00M01.061S" calcext:value-type="time">
            <text:p>00:00:01.06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6.015S" calcext:value-type="time">
            <text:p>18:31:46.01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86981006" calcext:value-type="float">
            <text:p>-0.086981006</text:p>
          </table:table-cell>
          <table:table-cell table:style-name="ce8" office:value-type="float" office:value="-0.41789404" calcext:value-type="float">
            <text:p>-0.41789404</text:p>
          </table:table-cell>
          <table:table-cell table:style-name="ce8" office:value-type="float" office:value="-0.14978355" calcext:value-type="float">
            <text:p>-0.149783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70]-[.A36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6.087S" calcext:value-type="time">
            <text:p>18:31:46.087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2679006" calcext:value-type="float">
            <text:p>0.032679006</text:p>
          </table:table-cell>
          <table:table-cell table:style-name="ce8" office:value-type="float" office:value="-0.3877501" calcext:value-type="float">
            <text:p>-0.3877501</text:p>
          </table:table-cell>
          <table:table-cell table:style-name="ce8" office:value-type="float" office:value="-0.20357963" calcext:value-type="float">
            <text:p>-0.203579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371]-[.A37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6.155S" calcext:value-type="time">
            <text:p>18:31:46.15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2926727" calcext:value-type="float">
            <text:p>0.032926727</text:p>
          </table:table-cell>
          <table:table-cell table:style-name="ce8" office:value-type="float" office:value="-0.3410649" calcext:value-type="float">
            <text:p>-0.3410649</text:p>
          </table:table-cell>
          <table:table-cell table:style-name="ce8" office:value-type="float" office:value="-0.11752338" calcext:value-type="float">
            <text:p>-0.1175233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372]-[.A37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6.225S" calcext:value-type="time">
            <text:p>18:31:46.22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839382" calcext:value-type="float">
            <text:p>0.15839382</text:p>
          </table:table-cell>
          <table:table-cell table:style-name="ce8" office:value-type="float" office:value="-0.18544959" calcext:value-type="float">
            <text:p>-0.18544959</text:p>
          </table:table-cell>
          <table:table-cell table:style-name="ce8" office:value-type="float" office:value="-0.07061478" calcext:value-type="float">
            <text:p>-0.070614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73]-[.A37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6.295S" calcext:value-type="time">
            <text:p>18:31:46.29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1108472" calcext:value-type="float">
            <text:p>0.31108472</text:p>
          </table:table-cell>
          <table:table-cell table:style-name="ce8" office:value-type="float" office:value="-0.58328646" calcext:value-type="float">
            <text:p>-0.58328646</text:p>
          </table:table-cell>
          <table:table-cell table:style-name="ce8" office:value-type="float" office:value="0.03554336" calcext:value-type="float">
            <text:p>0.035543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74]-[.A37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46.367S" calcext:value-type="time">
            <text:p>18:31:46.367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574285" calcext:value-type="float">
            <text:p>0.06574285</text:p>
          </table:table-cell>
          <table:table-cell table:style-name="ce8" office:value-type="float" office:value="0.011174978" calcext:value-type="float">
            <text:p>0.011174978</text:p>
          </table:table-cell>
          <table:table-cell table:style-name="ce8" office:value-type="float" office:value="-0.119402595" calcext:value-type="float">
            <text:p>-0.1194025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375]-[.A37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1.723S" calcext:value-type="time">
            <text:p>18:31:51.723</text:p>
          </table:table-cell>
          <table:table-cell office:value-type="time" office:time-value="PT00H00M05.356S" calcext:value-type="time">
            <text:p>00:00:05.35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707872" calcext:value-type="float">
            <text:p>0.06707872</text:p>
          </table:table-cell>
          <table:table-cell table:style-name="ce8" office:value-type="float" office:value="0.3416249" calcext:value-type="float">
            <text:p>0.3416249</text:p>
          </table:table-cell>
          <table:table-cell table:style-name="ce8" office:value-type="float" office:value="0.24893421" calcext:value-type="float">
            <text:p>0.2489342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5.356S" calcext:value-type="time">
            <text:p>05.356</text:p>
          </table:table-cell>
          <table:table-cell table:formula="of:=[.A376]-[.A375]" office:value-type="time" office:time-value="PT00H00M05.356S" calcext:value-type="time">
            <text:p>00:00:05.35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1.794S" calcext:value-type="time">
            <text:p>18:31:51.79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8281" calcext:value-type="float">
            <text:p>0.068281</text:p>
          </table:table-cell>
          <table:table-cell table:style-name="ce8" office:value-type="float" office:value="0.35096824" calcext:value-type="float">
            <text:p>0.35096824</text:p>
          </table:table-cell>
          <table:table-cell table:style-name="ce8" office:value-type="float" office:value="0.20470479" calcext:value-type="float">
            <text:p>0.2047047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377]-[.A37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1.864S" calcext:value-type="time">
            <text:p>18:31:51.86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8376733" calcext:value-type="float">
            <text:p>0.058376733</text:p>
          </table:table-cell>
          <table:table-cell table:style-name="ce8" office:value-type="float" office:value="0.4017845" calcext:value-type="float">
            <text:p>0.4017845</text:p>
          </table:table-cell>
          <table:table-cell table:style-name="ce8" office:value-type="float" office:value="0.1769834" calcext:value-type="float">
            <text:p>0.17698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78]-[.A37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1.934S" calcext:value-type="time">
            <text:p>18:31:51.93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331054" calcext:value-type="float">
            <text:p>0.04331054</text:p>
          </table:table-cell>
          <table:table-cell table:style-name="ce8" office:value-type="float" office:value="0.40577108" calcext:value-type="float">
            <text:p>0.40577108</text:p>
          </table:table-cell>
          <table:table-cell table:style-name="ce8" office:value-type="float" office:value="0.20081337" calcext:value-type="float">
            <text:p>0.2008133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79]-[.A37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2.006S" calcext:value-type="time">
            <text:p>18:31:52.00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3364256" calcext:value-type="float">
            <text:p>0.083364256</text:p>
          </table:table-cell>
          <table:table-cell table:style-name="ce8" office:value-type="float" office:value="0.33553088" calcext:value-type="float">
            <text:p>0.33553088</text:p>
          </table:table-cell>
          <table:table-cell table:style-name="ce8" office:value-type="float" office:value="0.1624947" calcext:value-type="float">
            <text:p>0.16249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380]-[.A37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2.075S" calcext:value-type="time">
            <text:p>18:31:52.07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27347166" calcext:value-type="float">
            <text:p>0.027347166</text:p>
          </table:table-cell>
          <table:table-cell table:style-name="ce8" office:value-type="float" office:value="0.27561057" calcext:value-type="float">
            <text:p>0.27561057</text:p>
          </table:table-cell>
          <table:table-cell table:style-name="ce8" office:value-type="float" office:value="0.094609484" calcext:value-type="float">
            <text:p>0.0946094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381]-[.A38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2.146S" calcext:value-type="time">
            <text:p>18:31:52.14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0647607" calcext:value-type="float">
            <text:p>0.060647607</text:p>
          </table:table-cell>
          <table:table-cell table:style-name="ce8" office:value-type="float" office:value="0.10303002" calcext:value-type="float">
            <text:p>0.10303002</text:p>
          </table:table-cell>
          <table:table-cell table:style-name="ce8" office:value-type="float" office:value="0.12799521" calcext:value-type="float">
            <text:p>0.1279952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382]-[.A38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222S" calcext:value-type="time">
            <text:p>18:31:53.222</text:p>
          </table:table-cell>
          <table:table-cell office:value-type="time" office:time-value="PT00H00M01.076S" calcext:value-type="time">
            <text:p>00:00:01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0783368" calcext:value-type="float">
            <text:p>-0.020783368</text:p>
          </table:table-cell>
          <table:table-cell table:style-name="ce8" office:value-type="float" office:value="-0.2671851" calcext:value-type="float">
            <text:p>-0.2671851</text:p>
          </table:table-cell>
          <table:table-cell table:style-name="ce8" office:value-type="float" office:value="-0.019057246" calcext:value-type="float">
            <text:p>-0.0190572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076S" calcext:value-type="time">
            <text:p>01.076</text:p>
          </table:table-cell>
          <table:table-cell table:formula="of:=[.A383]-[.A382]" office:value-type="time" office:time-value="PT00H00M01.076S" calcext:value-type="time">
            <text:p>00:00:01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27S" calcext:value-type="time">
            <text:p>18:31:53.270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64426655" calcext:value-type="float">
            <text:p>-0.64426655</text:p>
          </table:table-cell>
          <table:table-cell table:style-name="ce8" office:value-type="float" office:value="0.19854708" calcext:value-type="float">
            <text:p>0.19854708</text:p>
          </table:table-cell>
          <table:table-cell table:style-name="ce8" office:value-type="float" office:value="-0.32235172" calcext:value-type="float">
            <text:p>-0.3223517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8S" calcext:value-type="time">
            <text:p>00.048</text:p>
          </table:table-cell>
          <table:table-cell table:formula="of:=[.A384]-[.A383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34S" calcext:value-type="time">
            <text:p>18:31:53.34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3633404" calcext:value-type="float">
            <text:p>-0.53633404</text:p>
          </table:table-cell>
          <table:table-cell table:style-name="ce8" office:value-type="float" office:value="0.2351621" calcext:value-type="float">
            <text:p>0.2351621</text:p>
          </table:table-cell>
          <table:table-cell table:style-name="ce8" office:value-type="float" office:value="-0.1910199" calcext:value-type="float">
            <text:p>-0.191019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385]-[.A38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412S" calcext:value-type="time">
            <text:p>18:31:53.41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0184125" calcext:value-type="float">
            <text:p>-0.40184125</text:p>
          </table:table-cell>
          <table:table-cell table:style-name="ce8" office:value-type="float" office:value="0.1942875" calcext:value-type="float">
            <text:p>0.1942875</text:p>
          </table:table-cell>
          <table:table-cell table:style-name="ce8" office:value-type="float" office:value="-0.21674211" calcext:value-type="float">
            <text:p>-0.2167421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386]-[.A38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48S" calcext:value-type="time">
            <text:p>18:31:53.48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188105" calcext:value-type="float">
            <text:p>-0.3188105</text:p>
          </table:table-cell>
          <table:table-cell table:style-name="ce8" office:value-type="float" office:value="-0.0844186" calcext:value-type="float">
            <text:p>-0.0844186</text:p>
          </table:table-cell>
          <table:table-cell table:style-name="ce8" office:value-type="float" office:value="-0.24450636" calcext:value-type="float">
            <text:p>-0.244506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387]-[.A38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552S" calcext:value-type="time">
            <text:p>18:31:53.55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4230053" calcext:value-type="float">
            <text:p>-0.34230053</text:p>
          </table:table-cell>
          <table:table-cell table:style-name="ce8" office:value-type="float" office:value="-0.2535158" calcext:value-type="float">
            <text:p>-0.2535158</text:p>
          </table:table-cell>
          <table:table-cell table:style-name="ce8" office:value-type="float" office:value="-0.25609088" calcext:value-type="float">
            <text:p>-0.2560908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388]-[.A38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619S" calcext:value-type="time">
            <text:p>18:31:53.61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1490641" calcext:value-type="float">
            <text:p>-0.21490641</text:p>
          </table:table-cell>
          <table:table-cell table:style-name="ce8" office:value-type="float" office:value="-0.2345363" calcext:value-type="float">
            <text:p>-0.2345363</text:p>
          </table:table-cell>
          <table:table-cell table:style-name="ce8" office:value-type="float" office:value="-0.21949549" calcext:value-type="float">
            <text:p>-0.2194954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389]-[.A38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1M53.692S" calcext:value-type="time">
            <text:p>18:31:53.692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144751" calcext:value-type="float">
            <text:p>0.14144751</text:p>
          </table:table-cell>
          <table:table-cell table:style-name="ce8" office:value-type="float" office:value="-0.41367054" calcext:value-type="float">
            <text:p>-0.41367054</text:p>
          </table:table-cell>
          <table:table-cell table:style-name="ce8" office:value-type="float" office:value="-0.20853229" calcext:value-type="float">
            <text:p>-0.2085322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390]-[.A38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2.965S" calcext:value-type="time">
            <text:p>18:32:02.965</text:p>
          </table:table-cell>
          <table:table-cell office:value-type="time" office:time-value="PT00H00M09.273S" calcext:value-type="time">
            <text:p>00:00:09.27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1079886" calcext:value-type="float">
            <text:p>0.21079886</text:p>
          </table:table-cell>
          <table:table-cell table:style-name="ce8" office:value-type="float" office:value="-0.3226453" calcext:value-type="float">
            <text:p>-0.3226453</text:p>
          </table:table-cell>
          <table:table-cell table:style-name="ce8" office:value-type="float" office:value="-0.19866538" calcext:value-type="float">
            <text:p>-0.198665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9.273S" calcext:value-type="time">
            <text:p>09.273</text:p>
          </table:table-cell>
          <table:table-cell table:formula="of:=[.A391]-[.A390]" office:value-type="time" office:time-value="PT00H00M09.273S" calcext:value-type="time">
            <text:p>00:00:09.2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3.033S" calcext:value-type="time">
            <text:p>18:32:03.03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8686253" calcext:value-type="float">
            <text:p>0.18686253</text:p>
          </table:table-cell>
          <table:table-cell table:style-name="ce8" office:value-type="float" office:value="-0.28818348" calcext:value-type="float">
            <text:p>-0.28818348</text:p>
          </table:table-cell>
          <table:table-cell table:style-name="ce8" office:value-type="float" office:value="-0.1733057" calcext:value-type="float">
            <text:p>-0.17330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392]-[.A39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3.103S" calcext:value-type="time">
            <text:p>18:32:03.10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6597901" calcext:value-type="float">
            <text:p>0.16597901</text:p>
          </table:table-cell>
          <table:table-cell table:style-name="ce8" office:value-type="float" office:value="-0.2584862" calcext:value-type="float">
            <text:p>-0.2584862</text:p>
          </table:table-cell>
          <table:table-cell table:style-name="ce8" office:value-type="float" office:value="-0.15817241" calcext:value-type="float">
            <text:p>-0.158172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93]-[.A39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3.174S" calcext:value-type="time">
            <text:p>18:32:03.17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5487428" calcext:value-type="float">
            <text:p>0.15487428</text:p>
          </table:table-cell>
          <table:table-cell table:style-name="ce8" office:value-type="float" office:value="-0.23637292" calcext:value-type="float">
            <text:p>-0.23637292</text:p>
          </table:table-cell>
          <table:table-cell table:style-name="ce8" office:value-type="float" office:value="-0.15004563" calcext:value-type="float">
            <text:p>-0.150045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394]-[.A39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3.244S" calcext:value-type="time">
            <text:p>18:32:03.24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3982628" calcext:value-type="float">
            <text:p>0.13982628</text:p>
          </table:table-cell>
          <table:table-cell table:style-name="ce8" office:value-type="float" office:value="-0.2120765" calcext:value-type="float">
            <text:p>-0.2120765</text:p>
          </table:table-cell>
          <table:table-cell table:style-name="ce8" office:value-type="float" office:value="-0.12822954" calcext:value-type="float">
            <text:p>-0.128229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95]-[.A39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3.314S" calcext:value-type="time">
            <text:p>18:32:03.31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2584367" calcext:value-type="float">
            <text:p>0.12584367</text:p>
          </table:table-cell>
          <table:table-cell table:style-name="ce8" office:value-type="float" office:value="-0.19196743" calcext:value-type="float">
            <text:p>-0.19196743</text:p>
          </table:table-cell>
          <table:table-cell table:style-name="ce8" office:value-type="float" office:value="-0.11386849" calcext:value-type="float">
            <text:p>-0.113868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96]-[.A39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03.384S" calcext:value-type="time">
            <text:p>18:32:03.38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1391849" calcext:value-type="float">
            <text:p>0.11391849</text:p>
          </table:table-cell>
          <table:table-cell table:style-name="ce8" office:value-type="float" office:value="-0.16661835" calcext:value-type="float">
            <text:p>-0.16661835</text:p>
          </table:table-cell>
          <table:table-cell table:style-name="ce8" office:value-type="float" office:value="-0.101163276" calcext:value-type="float">
            <text:p>-0.1011632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397]-[.A39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241S" calcext:value-type="time">
            <text:p>18:32:31.241</text:p>
          </table:table-cell>
          <table:table-cell office:value-type="time" office:time-value="PT00H00M27.857S" calcext:value-type="time">
            <text:p>00:00:27.85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812723" calcext:value-type="float">
            <text:p>0.11812723</text:p>
          </table:table-cell>
          <table:table-cell table:style-name="ce8" office:value-type="float" office:value="0.2332466" calcext:value-type="float">
            <text:p>0.2332466</text:p>
          </table:table-cell>
          <table:table-cell table:style-name="ce8" office:value-type="float" office:value="0.3281913" calcext:value-type="float">
            <text:p>0.3281913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27.857S" calcext:value-type="time">
            <text:p>27.857</text:p>
          </table:table-cell>
          <table:table-cell table:formula="of:=[.A398]-[.A397]" office:value-type="time" office:time-value="PT00H00M27.857S" calcext:value-type="time">
            <text:p>00:00:27.85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312S" calcext:value-type="time">
            <text:p>18:32:31.31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357037" calcext:value-type="float">
            <text:p>0.09357037</text:p>
          </table:table-cell>
          <table:table-cell table:style-name="ce8" office:value-type="float" office:value="0.1901465" calcext:value-type="float">
            <text:p>0.1901465</text:p>
          </table:table-cell>
          <table:table-cell table:style-name="ce8" office:value-type="float" office:value="0.29383412" calcext:value-type="float">
            <text:p>0.293834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399]-[.A39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379S" calcext:value-type="time">
            <text:p>18:32:31.37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706001" calcext:value-type="float">
            <text:p>0.12706001</text:p>
          </table:table-cell>
          <table:table-cell table:style-name="ce8" office:value-type="float" office:value="0.0704971" calcext:value-type="float">
            <text:p>0.0704971</text:p>
          </table:table-cell>
          <table:table-cell table:style-name="ce8" office:value-type="float" office:value="0.259397" calcext:value-type="float">
            <text:p>0.25939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400]-[.A399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455S" calcext:value-type="time">
            <text:p>18:32:31.455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423682" calcext:value-type="float">
            <text:p>0.14423682</text:p>
          </table:table-cell>
          <table:table-cell table:style-name="ce8" office:value-type="float" office:value="-0.28613758" calcext:value-type="float">
            <text:p>-0.28613758</text:p>
          </table:table-cell>
          <table:table-cell table:style-name="ce8" office:value-type="float" office:value="-0.0045066047" calcext:value-type="float">
            <text:p>-0.00450660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6S" calcext:value-type="time">
            <text:p>00.076</text:p>
          </table:table-cell>
          <table:table-cell table:formula="of:=[.A401]-[.A400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521S" calcext:value-type="time">
            <text:p>18:32:31.521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1258443" calcext:value-type="float">
            <text:p>0.061258443</text:p>
          </table:table-cell>
          <table:table-cell table:style-name="ce8" office:value-type="float" office:value="-0.6890668" calcext:value-type="float">
            <text:p>-0.6890668</text:p>
          </table:table-cell>
          <table:table-cell table:style-name="ce8" office:value-type="float" office:value="-0.12490555" calcext:value-type="float">
            <text:p>-0.124905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402]-[.A401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591S" calcext:value-type="time">
            <text:p>18:32:31.59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8678634" calcext:value-type="float">
            <text:p>-0.18678634</text:p>
          </table:table-cell>
          <table:table-cell table:style-name="ce8" office:value-type="float" office:value="-0.30221584" calcext:value-type="float">
            <text:p>-0.30221584</text:p>
          </table:table-cell>
          <table:table-cell table:style-name="ce8" office:value-type="float" office:value="-0.27896777" calcext:value-type="float">
            <text:p>-0.278967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403]-[.A40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661S" calcext:value-type="time">
            <text:p>18:32:31.66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922532" calcext:value-type="float">
            <text:p>-0.2922532</text:p>
          </table:table-cell>
          <table:table-cell table:style-name="ce8" office:value-type="float" office:value="0.046609275" calcext:value-type="float">
            <text:p>0.046609275</text:p>
          </table:table-cell>
          <table:table-cell table:style-name="ce8" office:value-type="float" office:value="-0.22843914" calcext:value-type="float">
            <text:p>-0.2284391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404]-[.A40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1.731S" calcext:value-type="time">
            <text:p>18:32:31.7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4169" calcext:value-type="float">
            <text:p>-0.34169</text:p>
          </table:table-cell>
          <table:table-cell table:style-name="ce8" office:value-type="float" office:value="0.2972706" calcext:value-type="float">
            <text:p>0.2972706</text:p>
          </table:table-cell>
          <table:table-cell table:style-name="ce8" office:value-type="float" office:value="-0.17087844" calcext:value-type="float">
            <text:p>-0.170878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405]-[.A4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509S" calcext:value-type="time">
            <text:p>18:32:32.509</text:p>
          </table:table-cell>
          <table:table-cell office:value-type="time" office:time-value="PT00H00M00.778S" calcext:value-type="time">
            <text:p>00:00:00.77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2048485" calcext:value-type="float">
            <text:p>-0.32048485</text:p>
          </table:table-cell>
          <table:table-cell table:style-name="ce8" office:value-type="float" office:value="-0.035019923" calcext:value-type="float">
            <text:p>-0.035019923</text:p>
          </table:table-cell>
          <table:table-cell table:style-name="ce8" office:value-type="float" office:value="-0.13862947" calcext:value-type="float">
            <text:p>-0.138629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778S" calcext:value-type="time">
            <text:p>00.778</text:p>
          </table:table-cell>
          <table:table-cell table:formula="of:=[.A406]-[.A405]" office:value-type="time" office:time-value="PT00H00M00.778S" calcext:value-type="time">
            <text:p>00:00:00.77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58S" calcext:value-type="time">
            <text:p>18:32:32.58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06063366" calcext:value-type="float">
            <text:p>-0.106063366</text:p>
          </table:table-cell>
          <table:table-cell table:style-name="ce8" office:value-type="float" office:value="-0.031078473" calcext:value-type="float">
            <text:p>-0.031078473</text:p>
          </table:table-cell>
          <table:table-cell table:style-name="ce8" office:value-type="float" office:value="-0.26670986" calcext:value-type="float">
            <text:p>-0.2667098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407]-[.A40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653S" calcext:value-type="time">
            <text:p>18:32:32.65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7018849" calcext:value-type="float">
            <text:p>-0.07018849</text:p>
          </table:table-cell>
          <table:table-cell table:style-name="ce8" office:value-type="float" office:value="-0.17474802" calcext:value-type="float">
            <text:p>-0.17474802</text:p>
          </table:table-cell>
          <table:table-cell table:style-name="ce8" office:value-type="float" office:value="-0.095019355" calcext:value-type="float">
            <text:p>-0.0950193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408]-[.A407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72S" calcext:value-type="time">
            <text:p>18:32:32.72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965264" calcext:value-type="float">
            <text:p>0.07965264</text:p>
          </table:table-cell>
          <table:table-cell table:style-name="ce8" office:value-type="float" office:value="-0.20846954" calcext:value-type="float">
            <text:p>-0.20846954</text:p>
          </table:table-cell>
          <table:table-cell table:style-name="ce8" office:value-type="float" office:value="-0.10001937" calcext:value-type="float">
            <text:p>-0.1000193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409]-[.A40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792S" calcext:value-type="time">
            <text:p>18:32:32.79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517859" calcext:value-type="float">
            <text:p>0.17517859</text:p>
          </table:table-cell>
          <table:table-cell table:style-name="ce8" office:value-type="float" office:value="-0.18476608" calcext:value-type="float">
            <text:p>-0.18476608</text:p>
          </table:table-cell>
          <table:table-cell table:style-name="ce8" office:value-type="float" office:value="-0.16450475" calcext:value-type="float">
            <text:p>-0.164504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410]-[.A40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861S" calcext:value-type="time">
            <text:p>18:32:32.86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53658" calcext:value-type="float">
            <text:p>0.1053658</text:p>
          </table:table-cell>
          <table:table-cell table:style-name="ce8" office:value-type="float" office:value="-0.15793991" calcext:value-type="float">
            <text:p>-0.15793991</text:p>
          </table:table-cell>
          <table:table-cell table:style-name="ce8" office:value-type="float" office:value="-0.13003668" calcext:value-type="float">
            <text:p>-0.1300366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411]-[.A41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2M32.932S" calcext:value-type="time">
            <text:p>18:32:32.93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471691" calcext:value-type="float">
            <text:p>0.10471691</text:p>
          </table:table-cell>
          <table:table-cell table:style-name="ce8" office:value-type="float" office:value="-0.08325922" calcext:value-type="float">
            <text:p>-0.08325922</text:p>
          </table:table-cell>
          <table:table-cell table:style-name="ce8" office:value-type="float" office:value="-0.101212695" calcext:value-type="float">
            <text:p>-0.1012126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412]-[.A41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442S" calcext:value-type="time">
            <text:p>18:32:44.442</text:p>
          </table:table-cell>
          <table:table-cell office:value-type="time" office:time-value="PT00H00M11.51S" calcext:value-type="time">
            <text:p>00:00:11.51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6013878" calcext:value-type="float">
            <text:p>0.26013878</text:p>
          </table:table-cell>
          <table:table-cell table:style-name="ce9" office:value-type="float" office:value="0.60336256" calcext:value-type="float">
            <text:p>0.60336256</text:p>
          </table:table-cell>
          <table:table-cell table:style-name="ce9" office:value-type="float" office:value="0.50612533" calcext:value-type="float">
            <text:p>0.50612533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1.51S" calcext:value-type="time">
            <text:p>11.510</text:p>
          </table:table-cell>
          <table:table-cell table:formula="of:=[.A413]-[.A412]" office:value-type="time" office:time-value="PT00H00M11.51S" calcext:value-type="time">
            <text:p>00:00:11.51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512S" calcext:value-type="time">
            <text:p>18:32:44.51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9874892" calcext:value-type="float">
            <text:p>0.19874892</text:p>
          </table:table-cell>
          <table:table-cell table:style-name="ce9" office:value-type="float" office:value="0.48809466" calcext:value-type="float">
            <text:p>0.48809466</text:p>
          </table:table-cell>
          <table:table-cell table:style-name="ce9" office:value-type="float" office:value="0.44210956" calcext:value-type="float">
            <text:p>0.442109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14]-[.A41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582S" calcext:value-type="time">
            <text:p>18:32:44.58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637129" calcext:value-type="float">
            <text:p>0.1637129</text:p>
          </table:table-cell>
          <table:table-cell table:style-name="ce9" office:value-type="float" office:value="0.38874808" calcext:value-type="float">
            <text:p>0.38874808</text:p>
          </table:table-cell>
          <table:table-cell table:style-name="ce9" office:value-type="float" office:value="0.19553043" calcext:value-type="float">
            <text:p>0.195530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15]-[.A41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656S" calcext:value-type="time">
            <text:p>18:32:44.65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7741972" calcext:value-type="float">
            <text:p>0.27741972</text:p>
          </table:table-cell>
          <table:table-cell table:style-name="ce9" office:value-type="float" office:value="-0.04387676" calcext:value-type="float">
            <text:p>-0.04387676</text:p>
          </table:table-cell>
          <table:table-cell table:style-name="ce9" office:value-type="float" office:value="0.20212485" calcext:value-type="float">
            <text:p>0.202124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416]-[.A415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723S" calcext:value-type="time">
            <text:p>18:32:44.723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954053" calcext:value-type="float">
            <text:p>0.1954053</text:p>
          </table:table-cell>
          <table:table-cell table:style-name="ce9" office:value-type="float" office:value="0.040051956" calcext:value-type="float">
            <text:p>0.040051956</text:p>
          </table:table-cell>
          <table:table-cell table:style-name="ce9" office:value-type="float" office:value="0.18608719" calcext:value-type="float">
            <text:p>0.1860871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417]-[.A41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793S" calcext:value-type="time">
            <text:p>18:32:44.79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8597218" calcext:value-type="float">
            <text:p>0.18597218</text:p>
          </table:table-cell>
          <table:table-cell table:style-name="ce9" office:value-type="float" office:value="0.11251162" calcext:value-type="float">
            <text:p>0.11251162</text:p>
          </table:table-cell>
          <table:table-cell table:style-name="ce9" office:value-type="float" office:value="0.11825969" calcext:value-type="float">
            <text:p>0.118259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18]-[.A41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4.863S" calcext:value-type="time">
            <text:p>18:32:44.86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42314744" calcext:value-type="float">
            <text:p>-0.0042314744</text:p>
          </table:table-cell>
          <table:table-cell table:style-name="ce9" office:value-type="float" office:value="-0.2498626" calcext:value-type="float">
            <text:p>-0.2498626</text:p>
          </table:table-cell>
          <table:table-cell table:style-name="ce9" office:value-type="float" office:value="0.36549133" calcext:value-type="float">
            <text:p>0.365491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19]-[.A41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5.964S" calcext:value-type="time">
            <text:p>18:32:45.964</text:p>
          </table:table-cell>
          <table:table-cell office:value-type="time" office:time-value="PT00H00M01.101S" calcext:value-type="time">
            <text:p>00:00:01.10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0676244" calcext:value-type="float">
            <text:p>-0.50676244</text:p>
          </table:table-cell>
          <table:table-cell table:style-name="ce9" office:value-type="float" office:value="-0.17961268" calcext:value-type="float">
            <text:p>-0.17961268</text:p>
          </table:table-cell>
          <table:table-cell table:style-name="ce9" office:value-type="float" office:value="-0.46317205" calcext:value-type="float">
            <text:p>-0.463172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101S" calcext:value-type="time">
            <text:p>01.101</text:p>
          </table:table-cell>
          <table:table-cell table:formula="of:=[.A420]-[.A419]" office:value-type="time" office:time-value="PT00H00M01.101S" calcext:value-type="time">
            <text:p>00:00:01.10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6.034S" calcext:value-type="time">
            <text:p>18:32:46.03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1546122" calcext:value-type="float">
            <text:p>-0.31546122</text:p>
          </table:table-cell>
          <table:table-cell table:style-name="ce9" office:value-type="float" office:value="-0.21570408" calcext:value-type="float">
            <text:p>-0.21570408</text:p>
          </table:table-cell>
          <table:table-cell table:style-name="ce9" office:value-type="float" office:value="-0.36807555" calcext:value-type="float">
            <text:p>-0.368075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21]-[.A42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6.106S" calcext:value-type="time">
            <text:p>18:32:46.10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874307" calcext:value-type="float">
            <text:p>-0.2874307</text:p>
          </table:table-cell>
          <table:table-cell table:style-name="ce9" office:value-type="float" office:value="-0.20709756" calcext:value-type="float">
            <text:p>-0.20709756</text:p>
          </table:table-cell>
          <table:table-cell table:style-name="ce9" office:value-type="float" office:value="-0.2642514" calcext:value-type="float">
            <text:p>-0.26425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422]-[.A42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6.174S" calcext:value-type="time">
            <text:p>18:32:46.17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8727648" calcext:value-type="float">
            <text:p>-0.18727648</text:p>
          </table:table-cell>
          <table:table-cell table:style-name="ce9" office:value-type="float" office:value="-0.19166124" calcext:value-type="float">
            <text:p>-0.19166124</text:p>
          </table:table-cell>
          <table:table-cell table:style-name="ce9" office:value-type="float" office:value="-0.064462006" calcext:value-type="float">
            <text:p>-0.0644620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423]-[.A42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6.245S" calcext:value-type="time">
            <text:p>18:32:46.24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6989162" calcext:value-type="float">
            <text:p>-0.06989162</text:p>
          </table:table-cell>
          <table:table-cell table:style-name="ce9" office:value-type="float" office:value="-0.20567386" calcext:value-type="float">
            <text:p>-0.20567386</text:p>
          </table:table-cell>
          <table:table-cell table:style-name="ce9" office:value-type="float" office:value="-0.1092121" calcext:value-type="float">
            <text:p>-0.10921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24]-[.A42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6.315S" calcext:value-type="time">
            <text:p>18:32:46.31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4708214" calcext:value-type="float">
            <text:p>-0.04708214</text:p>
          </table:table-cell>
          <table:table-cell table:style-name="ce9" office:value-type="float" office:value="0.03264256" calcext:value-type="float">
            <text:p>0.03264256</text:p>
          </table:table-cell>
          <table:table-cell table:style-name="ce9" office:value-type="float" office:value="0.015966907" calcext:value-type="float">
            <text:p>0.0159669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25]-[.A42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2M46.386S" calcext:value-type="time">
            <text:p>18:32:46.38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9195222" calcext:value-type="float">
            <text:p>-0.009195222</text:p>
          </table:table-cell>
          <table:table-cell table:style-name="ce9" office:value-type="float" office:value="0.2934896" calcext:value-type="float">
            <text:p>0.2934896</text:p>
          </table:table-cell>
          <table:table-cell table:style-name="ce9" office:value-type="float" office:value="-0.028915903" calcext:value-type="float">
            <text:p>-0.0289159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26]-[.A42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2.954S" calcext:value-type="time">
            <text:p>18:33:02.954</text:p>
          </table:table-cell>
          <table:table-cell office:value-type="time" office:time-value="PT00H00M16.568S" calcext:value-type="time">
            <text:p>00:00:16.5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.3810554" calcext:value-type="float">
            <text:p>1.3810554</text:p>
          </table:table-cell>
          <table:table-cell table:style-name="ce9" office:value-type="float" office:value="0.6236133" calcext:value-type="float">
            <text:p>0.6236133</text:p>
          </table:table-cell>
          <table:table-cell table:style-name="ce9" office:value-type="float" office:value="-0.24684949" calcext:value-type="float">
            <text:p>-0.24684949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6.568S" calcext:value-type="time">
            <text:p>16.568</text:p>
          </table:table-cell>
          <table:table-cell table:formula="of:=[.A427]-[.A426]" office:value-type="time" office:time-value="PT00H00M16.568S" calcext:value-type="time">
            <text:p>00:00:16.5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3.019S" calcext:value-type="time">
            <text:p>18:33:03.019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99114317" calcext:value-type="float">
            <text:p>0.99114317</text:p>
          </table:table-cell>
          <table:table-cell table:style-name="ce9" office:value-type="float" office:value="0.68188184" calcext:value-type="float">
            <text:p>0.68188184</text:p>
          </table:table-cell>
          <table:table-cell table:style-name="ce9" office:value-type="float" office:value="-0.18525049" calcext:value-type="float">
            <text:p>-0.185250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428]-[.A427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3.09S" calcext:value-type="time">
            <text:p>18:33:03.09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6962525" calcext:value-type="float">
            <text:p>0.6962525</text:p>
          </table:table-cell>
          <table:table-cell table:style-name="ce9" office:value-type="float" office:value="0.56447494" calcext:value-type="float">
            <text:p>0.56447494</text:p>
          </table:table-cell>
          <table:table-cell table:style-name="ce9" office:value-type="float" office:value="-0.27285334" calcext:value-type="float">
            <text:p>-0.272853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29]-[.A42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3.161S" calcext:value-type="time">
            <text:p>18:33:03.1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822425" calcext:value-type="float">
            <text:p>0.5822425</text:p>
          </table:table-cell>
          <table:table-cell table:style-name="ce9" office:value-type="float" office:value="0.43881354" calcext:value-type="float">
            <text:p>0.43881354</text:p>
          </table:table-cell>
          <table:table-cell table:style-name="ce9" office:value-type="float" office:value="-0.3084098" calcext:value-type="float">
            <text:p>-0.30840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30]-[.A42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3.231S" calcext:value-type="time">
            <text:p>18:33:03.2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6022409" calcext:value-type="float">
            <text:p>0.6022409</text:p>
          </table:table-cell>
          <table:table-cell table:style-name="ce9" office:value-type="float" office:value="0.35999566" calcext:value-type="float">
            <text:p>0.35999566</text:p>
          </table:table-cell>
          <table:table-cell table:style-name="ce9" office:value-type="float" office:value="-0.25603563" calcext:value-type="float">
            <text:p>-0.256035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31]-[.A43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3.301S" calcext:value-type="time">
            <text:p>18:33:03.30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714601" calcext:value-type="float">
            <text:p>0.5714601</text:p>
          </table:table-cell>
          <table:table-cell table:style-name="ce9" office:value-type="float" office:value="0.38486037" calcext:value-type="float">
            <text:p>0.38486037</text:p>
          </table:table-cell>
          <table:table-cell table:style-name="ce9" office:value-type="float" office:value="-0.0041137" calcext:value-type="float">
            <text:p>-0.00411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32]-[.A43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3M03.371S" calcext:value-type="time">
            <text:p>18:33:03.3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7366473" calcext:value-type="float">
            <text:p>0.47366473</text:p>
          </table:table-cell>
          <table:table-cell table:style-name="ce9" office:value-type="float" office:value="0.35714093" calcext:value-type="float">
            <text:p>0.35714093</text:p>
          </table:table-cell>
          <table:table-cell table:style-name="ce9" office:value-type="float" office:value="0.112752765" calcext:value-type="float">
            <text:p>0.1127527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33]-[.A43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2.955S" calcext:value-type="time">
            <text:p>18:34:02.955</text:p>
          </table:table-cell>
          <table:table-cell office:value-type="time" office:time-value="PT00H00M59.584S" calcext:value-type="time">
            <text:p>00:00:59.58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3357367" calcext:value-type="float">
            <text:p>0.33357367</text:p>
          </table:table-cell>
          <table:table-cell table:style-name="ce9" office:value-type="float" office:value="0.18321882" calcext:value-type="float">
            <text:p>0.18321882</text:p>
          </table:table-cell>
          <table:table-cell table:style-name="ce9" office:value-type="float" office:value="-0.06793171" calcext:value-type="float">
            <text:p>-0.0679317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84S" calcext:value-type="time">
            <text:p>59.584</text:p>
          </table:table-cell>
          <table:table-cell table:formula="of:=[.A434]-[.A433]" office:value-type="time" office:time-value="PT00H00M59.584S" calcext:value-type="time">
            <text:p>00:00:59.58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3.02S" calcext:value-type="time">
            <text:p>18:34:03.020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95278" calcext:value-type="float">
            <text:p>0.4195278</text:p>
          </table:table-cell>
          <table:table-cell table:style-name="ce9" office:value-type="float" office:value="0.1859907" calcext:value-type="float">
            <text:p>0.1859907</text:p>
          </table:table-cell>
          <table:table-cell table:style-name="ce9" office:value-type="float" office:value="0.017303845" calcext:value-type="float">
            <text:p>0.0173038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435]-[.A434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3.09S" calcext:value-type="time">
            <text:p>18:34:03.09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0347835" calcext:value-type="float">
            <text:p>0.50347835</text:p>
          </table:table-cell>
          <table:table-cell table:style-name="ce9" office:value-type="float" office:value="0.2034268" calcext:value-type="float">
            <text:p>0.2034268</text:p>
          </table:table-cell>
          <table:table-cell table:style-name="ce9" office:value-type="float" office:value="0.13598362" calcext:value-type="float">
            <text:p>0.135983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36]-[.A43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3.161S" calcext:value-type="time">
            <text:p>18:34:03.1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6302301" calcext:value-type="float">
            <text:p>0.6302301</text:p>
          </table:table-cell>
          <table:table-cell table:style-name="ce9" office:value-type="float" office:value="0.23493959" calcext:value-type="float">
            <text:p>0.23493959</text:p>
          </table:table-cell>
          <table:table-cell table:style-name="ce9" office:value-type="float" office:value="0.06547608" calcext:value-type="float">
            <text:p>0.065476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37]-[.A43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3.231S" calcext:value-type="time">
            <text:p>18:34:03.2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7714362" calcext:value-type="float">
            <text:p>0.37714362</text:p>
          </table:table-cell>
          <table:table-cell table:style-name="ce9" office:value-type="float" office:value="0.14245148" calcext:value-type="float">
            <text:p>0.14245148</text:p>
          </table:table-cell>
          <table:table-cell table:style-name="ce9" office:value-type="float" office:value="0.114519276" calcext:value-type="float">
            <text:p>0.1145192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38]-[.A43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3.302S" calcext:value-type="time">
            <text:p>18:34:03.30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4274956" calcext:value-type="float">
            <text:p>0.24274956</text:p>
          </table:table-cell>
          <table:table-cell table:style-name="ce9" office:value-type="float" office:value="0.107771754" calcext:value-type="float">
            <text:p>0.107771754</text:p>
          </table:table-cell>
          <table:table-cell table:style-name="ce9" office:value-type="float" office:value="0.029239228" calcext:value-type="float">
            <text:p>0.0292392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39]-[.A43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03.371S" calcext:value-type="time">
            <text:p>18:34:03.37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1998825" calcext:value-type="float">
            <text:p>0.31998825</text:p>
          </table:table-cell>
          <table:table-cell table:style-name="ce9" office:value-type="float" office:value="0.2923315" calcext:value-type="float">
            <text:p>0.2923315</text:p>
          </table:table-cell>
          <table:table-cell table:style-name="ce9" office:value-type="float" office:value="-0.19868468" calcext:value-type="float">
            <text:p>-0.198684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40]-[.A43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153S" calcext:value-type="time">
            <text:p>18:34:25.153</text:p>
          </table:table-cell>
          <table:table-cell office:value-type="time" office:time-value="PT00H00M21.782S" calcext:value-type="time">
            <text:p>00:00:21.78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4560667" calcext:value-type="float">
            <text:p>0.14560667</text:p>
          </table:table-cell>
          <table:table-cell table:style-name="ce9" office:value-type="float" office:value="0.1385134" calcext:value-type="float">
            <text:p>0.1385134</text:p>
          </table:table-cell>
          <table:table-cell table:style-name="ce9" office:value-type="float" office:value="-0.09949491" calcext:value-type="float">
            <text:p>-0.0994949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21.782S" calcext:value-type="time">
            <text:p>21.782</text:p>
          </table:table-cell>
          <table:table-cell table:formula="of:=[.A441]-[.A440]" office:value-type="time" office:time-value="PT00H00M21.782S" calcext:value-type="time">
            <text:p>00:00:21.78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224S" calcext:value-type="time">
            <text:p>18:34:25.22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0511831" calcext:value-type="float">
            <text:p>0.10511831</text:p>
          </table:table-cell>
          <table:table-cell table:style-name="ce9" office:value-type="float" office:value="0.22287983" calcext:value-type="float">
            <text:p>0.22287983</text:p>
          </table:table-cell>
          <table:table-cell table:style-name="ce9" office:value-type="float" office:value="-0.03834915" calcext:value-type="float">
            <text:p>-0.038349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42]-[.A44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293S" calcext:value-type="time">
            <text:p>18:34:25.29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13307621" calcext:value-type="float">
            <text:p>0.013307621</text:p>
          </table:table-cell>
          <table:table-cell table:style-name="ce9" office:value-type="float" office:value="0.2339903" calcext:value-type="float">
            <text:p>0.2339903</text:p>
          </table:table-cell>
          <table:table-cell table:style-name="ce9" office:value-type="float" office:value="0.09512443" calcext:value-type="float">
            <text:p>0.095124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43]-[.A44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361S" calcext:value-type="time">
            <text:p>18:34:25.36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7196224" calcext:value-type="float">
            <text:p>0.07196224</text:p>
          </table:table-cell>
          <table:table-cell table:style-name="ce9" office:value-type="float" office:value="0.17082076" calcext:value-type="float">
            <text:p>0.17082076</text:p>
          </table:table-cell>
          <table:table-cell table:style-name="ce9" office:value-type="float" office:value="0.036832694" calcext:value-type="float">
            <text:p>0.0368326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444]-[.A44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432S" calcext:value-type="time">
            <text:p>18:34:25.43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7218786" calcext:value-type="float">
            <text:p>0.27218786</text:p>
          </table:table-cell>
          <table:table-cell table:style-name="ce9" office:value-type="float" office:value="0.10451995" calcext:value-type="float">
            <text:p>0.10451995</text:p>
          </table:table-cell>
          <table:table-cell table:style-name="ce9" office:value-type="float" office:value="-0.01716794" calcext:value-type="float">
            <text:p>-0.017167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45]-[.A44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501S" calcext:value-type="time">
            <text:p>18:34:25.50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3576491" calcext:value-type="float">
            <text:p>0.13576491</text:p>
          </table:table-cell>
          <table:table-cell table:style-name="ce9" office:value-type="float" office:value="0.07143611" calcext:value-type="float">
            <text:p>0.07143611</text:p>
          </table:table-cell>
          <table:table-cell table:style-name="ce9" office:value-type="float" office:value="-0.049508788" calcext:value-type="float">
            <text:p>-0.0495087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46]-[.A44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572S" calcext:value-type="time">
            <text:p>18:34:25.57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8832622" calcext:value-type="float">
            <text:p>0.18832622</text:p>
          </table:table-cell>
          <table:table-cell table:style-name="ce9" office:value-type="float" office:value="-0.015907696" calcext:value-type="float">
            <text:p>-0.015907696</text:p>
          </table:table-cell>
          <table:table-cell table:style-name="ce9" office:value-type="float" office:value="-0.06323467" calcext:value-type="float">
            <text:p>-0.063234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47]-[.A44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642S" calcext:value-type="time">
            <text:p>18:34:25.64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8113904" calcext:value-type="float">
            <text:p>0.18113904</text:p>
          </table:table-cell>
          <table:table-cell table:style-name="ce9" office:value-type="float" office:value="-0.02024954" calcext:value-type="float">
            <text:p>-0.02024954</text:p>
          </table:table-cell>
          <table:table-cell table:style-name="ce9" office:value-type="float" office:value="-0.031862386" calcext:value-type="float">
            <text:p>-0.0318623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48]-[.A44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715S" calcext:value-type="time">
            <text:p>18:34:25.715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2960225" calcext:value-type="float">
            <text:p>0.22960225</text:p>
          </table:table-cell>
          <table:table-cell table:style-name="ce9" office:value-type="float" office:value="-0.0065790755" calcext:value-type="float">
            <text:p>-0.0065790755</text:p>
          </table:table-cell>
          <table:table-cell table:style-name="ce9" office:value-type="float" office:value="0.10381898" calcext:value-type="float">
            <text:p>0.103818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449]-[.A448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785S" calcext:value-type="time">
            <text:p>18:34:25.78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4709611" calcext:value-type="float">
            <text:p>0.14709611</text:p>
          </table:table-cell>
          <table:table-cell table:style-name="ce9" office:value-type="float" office:value="-0.15028152" calcext:value-type="float">
            <text:p>-0.15028152</text:p>
          </table:table-cell>
          <table:table-cell table:style-name="ce9" office:value-type="float" office:value="0.16506793" calcext:value-type="float">
            <text:p>0.165067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50]-[.A44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851S" calcext:value-type="time">
            <text:p>18:34:25.851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579468" calcext:value-type="float">
            <text:p>0.12579468</text:p>
          </table:table-cell>
          <table:table-cell table:style-name="ce9" office:value-type="float" office:value="-0.12580514" calcext:value-type="float">
            <text:p>-0.12580514</text:p>
          </table:table-cell>
          <table:table-cell table:style-name="ce9" office:value-type="float" office:value="0.12966467" calcext:value-type="float">
            <text:p>0.129664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451]-[.A450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922S" calcext:value-type="time">
            <text:p>18:34:25.92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0662346" calcext:value-type="float">
            <text:p>0.10662346</text:p>
          </table:table-cell>
          <table:table-cell table:style-name="ce9" office:value-type="float" office:value="-0.1066328" calcext:value-type="float">
            <text:p>-0.1066328</text:p>
          </table:table-cell>
          <table:table-cell table:style-name="ce9" office:value-type="float" office:value="0.073631816" calcext:value-type="float">
            <text:p>0.0736318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52]-[.A45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5.998S" calcext:value-type="time">
            <text:p>18:34:25.998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104387" calcext:value-type="float">
            <text:p>0.2104387</text:p>
          </table:table-cell>
          <table:table-cell table:style-name="ce9" office:value-type="float" office:value="0.033009972" calcext:value-type="float">
            <text:p>0.033009972</text:p>
          </table:table-cell>
          <table:table-cell table:style-name="ce9" office:value-type="float" office:value="-0.043155205" calcext:value-type="float">
            <text:p>-0.0431552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453]-[.A452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063S" calcext:value-type="time">
            <text:p>18:34:26.063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8761265" calcext:value-type="float">
            <text:p>0.28761265</text:p>
          </table:table-cell>
          <table:table-cell table:style-name="ce9" office:value-type="float" office:value="0.13539746" calcext:value-type="float">
            <text:p>0.13539746</text:p>
          </table:table-cell>
          <table:table-cell table:style-name="ce9" office:value-type="float" office:value="-0.11530455" calcext:value-type="float">
            <text:p>-0.115304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454]-[.A453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133S" calcext:value-type="time">
            <text:p>18:34:26.13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1317213" calcext:value-type="float">
            <text:p>0.061317213</text:p>
          </table:table-cell>
          <table:table-cell table:style-name="ce9" office:value-type="float" office:value="0.17019755" calcext:value-type="float">
            <text:p>0.17019755</text:p>
          </table:table-cell>
          <table:table-cell table:style-name="ce9" office:value-type="float" office:value="-0.16266082" calcext:value-type="float">
            <text:p>-0.162660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55]-[.A45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201S" calcext:value-type="time">
            <text:p>18:34:26.20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6557608" calcext:value-type="float">
            <text:p>-0.006557608</text:p>
          </table:table-cell>
          <table:table-cell table:style-name="ce9" office:value-type="float" office:value="0.11977936" calcext:value-type="float">
            <text:p>0.11977936</text:p>
          </table:table-cell>
          <table:table-cell table:style-name="ce9" office:value-type="float" office:value="-0.1644123" calcext:value-type="float">
            <text:p>-0.16441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456]-[.A45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275S" calcext:value-type="time">
            <text:p>18:34:26.275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51165525" calcext:value-type="float">
            <text:p>-0.051165525</text:p>
          </table:table-cell>
          <table:table-cell table:style-name="ce9" office:value-type="float" office:value="0.022108065" calcext:value-type="float">
            <text:p>0.022108065</text:p>
          </table:table-cell>
          <table:table-cell table:style-name="ce9" office:value-type="float" office:value="-0.12380116" calcext:value-type="float">
            <text:p>-0.123801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457]-[.A456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343S" calcext:value-type="time">
            <text:p>18:34:26.34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2273352" calcext:value-type="float">
            <text:p>-0.12273352</text:p>
          </table:table-cell>
          <table:table-cell table:style-name="ce9" office:value-type="float" office:value="0.13591288" calcext:value-type="float">
            <text:p>0.13591288</text:p>
          </table:table-cell>
          <table:table-cell table:style-name="ce9" office:value-type="float" office:value="-0.039130997" calcext:value-type="float">
            <text:p>-0.0391309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458]-[.A45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412S" calcext:value-type="time">
            <text:p>18:34:26.41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17467" calcext:value-type="float">
            <text:p>-0.217467</text:p>
          </table:table-cell>
          <table:table-cell table:style-name="ce9" office:value-type="float" office:value="0.097053036" calcext:value-type="float">
            <text:p>0.097053036</text:p>
          </table:table-cell>
          <table:table-cell table:style-name="ce9" office:value-type="float" office:value="0.18956237" calcext:value-type="float">
            <text:p>0.189562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59]-[.A45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481S" calcext:value-type="time">
            <text:p>18:34:26.48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5946545" calcext:value-type="float">
            <text:p>-0.15946545</text:p>
          </table:table-cell>
          <table:table-cell table:style-name="ce9" office:value-type="float" office:value="0.14645419" calcext:value-type="float">
            <text:p>0.14645419</text:p>
          </table:table-cell>
          <table:table-cell table:style-name="ce9" office:value-type="float" office:value="0.08864815" calcext:value-type="float">
            <text:p>0.088648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60]-[.A45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551S" calcext:value-type="time">
            <text:p>18:34:26.55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052360115" calcext:value-type="float">
            <text:p>0.0052360115</text:p>
          </table:table-cell>
          <table:table-cell table:style-name="ce9" office:value-type="float" office:value="0.07467985" calcext:value-type="float">
            <text:p>0.07467985</text:p>
          </table:table-cell>
          <table:table-cell table:style-name="ce9" office:value-type="float" office:value="0.043967903" calcext:value-type="float">
            <text:p>0.0439679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61]-[.A46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621S" calcext:value-type="time">
            <text:p>18:34:26.62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0795947" calcext:value-type="float">
            <text:p>0.20795947</text:p>
          </table:table-cell>
          <table:table-cell table:style-name="ce9" office:value-type="float" office:value="-0.020898473" calcext:value-type="float">
            <text:p>-0.020898473</text:p>
          </table:table-cell>
          <table:table-cell table:style-name="ce9" office:value-type="float" office:value="0.029243968" calcext:value-type="float">
            <text:p>0.0292439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62]-[.A46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692S" calcext:value-type="time">
            <text:p>18:34:26.69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15816368" calcext:value-type="float">
            <text:p>-0.0015816368</text:p>
          </table:table-cell>
          <table:table-cell table:style-name="ce9" office:value-type="float" office:value="-0.008701215" calcext:value-type="float">
            <text:p>-0.008701215</text:p>
          </table:table-cell>
          <table:table-cell table:style-name="ce9" office:value-type="float" office:value="-0.030809341" calcext:value-type="float">
            <text:p>-0.0308093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63]-[.A46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761S" calcext:value-type="time">
            <text:p>18:34:26.76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062670317" calcext:value-type="float">
            <text:p>0.0062670317</text:p>
          </table:table-cell>
          <table:table-cell table:style-name="ce9" office:value-type="float" office:value="0.005132783" calcext:value-type="float">
            <text:p>0.005132783</text:p>
          </table:table-cell>
          <table:table-cell table:style-name="ce9" office:value-type="float" office:value="-0.07958386" calcext:value-type="float">
            <text:p>-0.079583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64]-[.A46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832S" calcext:value-type="time">
            <text:p>18:34:26.83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386782" calcext:value-type="float">
            <text:p>0.06386782</text:p>
          </table:table-cell>
          <table:table-cell table:style-name="ce9" office:value-type="float" office:value="-0.074921526" calcext:value-type="float">
            <text:p>-0.074921526</text:p>
          </table:table-cell>
          <table:table-cell table:style-name="ce9" office:value-type="float" office:value="0.017144067" calcext:value-type="float">
            <text:p>0.0171440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65]-[.A46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901S" calcext:value-type="time">
            <text:p>18:34:26.90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3704642" calcext:value-type="float">
            <text:p>0.03704642</text:p>
          </table:table-cell>
          <table:table-cell table:style-name="ce9" office:value-type="float" office:value="-0.055344403" calcext:value-type="float">
            <text:p>-0.055344403</text:p>
          </table:table-cell>
          <table:table-cell table:style-name="ce9" office:value-type="float" office:value="0.13078608" calcext:value-type="float">
            <text:p>0.130786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66]-[.A46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6.971S" calcext:value-type="time">
            <text:p>18:34:26.9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1466876" calcext:value-type="float">
            <text:p>0.061466876</text:p>
          </table:table-cell>
          <table:table-cell table:style-name="ce9" office:value-type="float" office:value="-0.034429107" calcext:value-type="float">
            <text:p>-0.034429107</text:p>
          </table:table-cell>
          <table:table-cell table:style-name="ce9" office:value-type="float" office:value="0.11836664" calcext:value-type="float">
            <text:p>0.118366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67]-[.A4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042S" calcext:value-type="time">
            <text:p>18:34:27.04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3215675" calcext:value-type="float">
            <text:p>0.123215675</text:p>
          </table:table-cell>
          <table:table-cell table:style-name="ce9" office:value-type="float" office:value="-0.032304548" calcext:value-type="float">
            <text:p>-0.032304548</text:p>
          </table:table-cell>
          <table:table-cell table:style-name="ce9" office:value-type="float" office:value="0.11048505" calcext:value-type="float">
            <text:p>0.110485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68]-[.A46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117S" calcext:value-type="time">
            <text:p>18:34:27.117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20147003" calcext:value-type="float">
            <text:p>0.020147003</text:p>
          </table:table-cell>
          <table:table-cell table:style-name="ce9" office:value-type="float" office:value="-0.09059754" calcext:value-type="float">
            <text:p>-0.09059754</text:p>
          </table:table-cell>
          <table:table-cell table:style-name="ce9" office:value-type="float" office:value="0.09328421" calcext:value-type="float">
            <text:p>0.093284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469]-[.A468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183S" calcext:value-type="time">
            <text:p>18:34:27.18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4403564" calcext:value-type="float">
            <text:p>0.14403564</text:p>
          </table:table-cell>
          <table:table-cell table:style-name="ce9" office:value-type="float" office:value="-0.008808285" calcext:value-type="float">
            <text:p>-0.008808285</text:p>
          </table:table-cell>
          <table:table-cell table:style-name="ce9" office:value-type="float" office:value="-0.0476604" calcext:value-type="float">
            <text:p>-0.04766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470]-[.A46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251S" calcext:value-type="time">
            <text:p>18:34:27.25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1115066" calcext:value-type="float">
            <text:p>0.21115066</text:p>
          </table:table-cell>
          <table:table-cell table:style-name="ce9" office:value-type="float" office:value="0.09380595" calcext:value-type="float">
            <text:p>0.09380595</text:p>
          </table:table-cell>
          <table:table-cell table:style-name="ce9" office:value-type="float" office:value="-0.125951" calcext:value-type="float">
            <text:p>-0.1259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471]-[.A470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321S" calcext:value-type="time">
            <text:p>18:34:27.32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061664" calcext:value-type="float">
            <text:p>0.06061664</text:p>
          </table:table-cell>
          <table:table-cell table:style-name="ce9" office:value-type="float" office:value="0.11606599" calcext:value-type="float">
            <text:p>0.11606599</text:p>
          </table:table-cell>
          <table:table-cell table:style-name="ce9" office:value-type="float" office:value="-0.13444966" calcext:value-type="float">
            <text:p>-0.134449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2]-[.A47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391S" calcext:value-type="time">
            <text:p>18:34:27.39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96397184" calcext:value-type="float">
            <text:p>-0.096397184</text:p>
          </table:table-cell>
          <table:table-cell table:style-name="ce9" office:value-type="float" office:value="0.03546524" calcext:value-type="float">
            <text:p>0.03546524</text:p>
          </table:table-cell>
          <table:table-cell table:style-name="ce9" office:value-type="float" office:value="-0.13814336" calcext:value-type="float">
            <text:p>-0.138143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3]-[.A47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461S" calcext:value-type="time">
            <text:p>18:34:27.46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6058564" calcext:value-type="float">
            <text:p>-0.16058564</text:p>
          </table:table-cell>
          <table:table-cell table:style-name="ce9" office:value-type="float" office:value="-0.004116447" calcext:value-type="float">
            <text:p>-0.004116447</text:p>
          </table:table-cell>
          <table:table-cell table:style-name="ce9" office:value-type="float" office:value="-0.13861126" calcext:value-type="float">
            <text:p>-0.138611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4]-[.A47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531S" calcext:value-type="time">
            <text:p>18:34:27.5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4892165" calcext:value-type="float">
            <text:p>-0.14892165</text:p>
          </table:table-cell>
          <table:table-cell table:style-name="ce9" office:value-type="float" office:value="0.036505163" calcext:value-type="float">
            <text:p>0.036505163</text:p>
          </table:table-cell>
          <table:table-cell table:style-name="ce9" office:value-type="float" office:value="-0.032245252" calcext:value-type="float">
            <text:p>-0.0322452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5]-[.A47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601S" calcext:value-type="time">
            <text:p>18:34:27.60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3183221" calcext:value-type="float">
            <text:p>-0.13183221</text:p>
          </table:table-cell>
          <table:table-cell table:style-name="ce9" office:value-type="float" office:value="0.08668766" calcext:value-type="float">
            <text:p>0.08668766</text:p>
          </table:table-cell>
          <table:table-cell table:style-name="ce9" office:value-type="float" office:value="-0.018034419" calcext:value-type="float">
            <text:p>-0.01803441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6]-[.A47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671S" calcext:value-type="time">
            <text:p>18:34:27.6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6767245" calcext:value-type="float">
            <text:p>-0.06767245</text:p>
          </table:table-cell>
          <table:table-cell table:style-name="ce9" office:value-type="float" office:value="0.08043588" calcext:value-type="float">
            <text:p>0.08043588</text:p>
          </table:table-cell>
          <table:table-cell table:style-name="ce9" office:value-type="float" office:value="0.09692821" calcext:value-type="float">
            <text:p>0.096928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7]-[.A47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741S" calcext:value-type="time">
            <text:p>18:34:27.74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52555583" calcext:value-type="float">
            <text:p>-0.052555583</text:p>
          </table:table-cell>
          <table:table-cell table:style-name="ce9" office:value-type="float" office:value="0.051737998" calcext:value-type="float">
            <text:p>0.051737998</text:p>
          </table:table-cell>
          <table:table-cell table:style-name="ce9" office:value-type="float" office:value="0.030985408" calcext:value-type="float">
            <text:p>0.0309854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8]-[.A47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811S" calcext:value-type="time">
            <text:p>18:34:27.8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3441385" calcext:value-type="float">
            <text:p>0.13441385</text:p>
          </table:table-cell>
          <table:table-cell table:style-name="ce9" office:value-type="float" office:value="-0.0022151023" calcext:value-type="float">
            <text:p>-0.0022151023</text:p>
          </table:table-cell>
          <table:table-cell table:style-name="ce9" office:value-type="float" office:value="-0.02638559" calcext:value-type="float">
            <text:p>-0.026385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79]-[.A47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881S" calcext:value-type="time">
            <text:p>18:34:27.88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8515701" calcext:value-type="float">
            <text:p>0.08515701</text:p>
          </table:table-cell>
          <table:table-cell table:style-name="ce9" office:value-type="float" office:value="0.0037192996" calcext:value-type="float">
            <text:p>0.0037192996</text:p>
          </table:table-cell>
          <table:table-cell table:style-name="ce9" office:value-type="float" office:value="-0.011662092" calcext:value-type="float">
            <text:p>-0.0116620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80]-[.A47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7.951S" calcext:value-type="time">
            <text:p>18:34:27.95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47943708" calcext:value-type="float">
            <text:p>-0.047943708</text:p>
          </table:table-cell>
          <table:table-cell table:style-name="ce9" office:value-type="float" office:value="-0.052682903" calcext:value-type="float">
            <text:p>-0.052682903</text:p>
          </table:table-cell>
          <table:table-cell table:style-name="ce9" office:value-type="float" office:value="-0.0627908" calcext:value-type="float">
            <text:p>-0.06279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81]-[.A48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022S" calcext:value-type="time">
            <text:p>18:34:28.02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28261742" calcext:value-type="float">
            <text:p>0.028261742</text:p>
          </table:table-cell>
          <table:table-cell table:style-name="ce9" office:value-type="float" office:value="-0.09641364" calcext:value-type="float">
            <text:p>-0.09641364</text:p>
          </table:table-cell>
          <table:table-cell table:style-name="ce9" office:value-type="float" office:value="0.035773423" calcext:value-type="float">
            <text:p>0.0357734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82]-[.A48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091S" calcext:value-type="time">
            <text:p>18:34:28.09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740336" calcext:value-type="float">
            <text:p>0.06740336</text:p>
          </table:table-cell>
          <table:table-cell table:style-name="ce9" office:value-type="float" office:value="-0.07952129" calcext:value-type="float">
            <text:p>-0.07952129</text:p>
          </table:table-cell>
          <table:table-cell table:style-name="ce9" office:value-type="float" office:value="0.14183961" calcext:value-type="float">
            <text:p>0.141839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83]-[.A48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161S" calcext:value-type="time">
            <text:p>18:34:28.16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1427637" calcext:value-type="float">
            <text:p>0.11427637</text:p>
          </table:table-cell>
          <table:table-cell table:style-name="ce9" office:value-type="float" office:value="-0.1065057" calcext:value-type="float">
            <text:p>-0.1065057</text:p>
          </table:table-cell>
          <table:table-cell table:style-name="ce9" office:value-type="float" office:value="0.12831484" calcext:value-type="float">
            <text:p>0.128314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84]-[.A48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231S" calcext:value-type="time">
            <text:p>18:34:28.2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637419" calcext:value-type="float">
            <text:p>0.06637419</text:p>
          </table:table-cell>
          <table:table-cell table:style-name="ce9" office:value-type="float" office:value="-0.072783835" calcext:value-type="float">
            <text:p>-0.072783835</text:p>
          </table:table-cell>
          <table:table-cell table:style-name="ce9" office:value-type="float" office:value="0.14602537" calcext:value-type="float">
            <text:p>0.146025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85]-[.A48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301S" calcext:value-type="time">
            <text:p>18:34:28.30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10575786" calcext:value-type="float">
            <text:p>-0.010575786</text:p>
          </table:table-cell>
          <table:table-cell table:style-name="ce9" office:value-type="float" office:value="-0.07627204" calcext:value-type="float">
            <text:p>-0.07627204</text:p>
          </table:table-cell>
          <table:table-cell table:style-name="ce9" office:value-type="float" office:value="0.057155255" calcext:value-type="float">
            <text:p>0.0571552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86]-[.A48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372S" calcext:value-type="time">
            <text:p>18:34:28.37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539584" calcext:value-type="float">
            <text:p>0.1539584</text:p>
          </table:table-cell>
          <table:table-cell table:style-name="ce9" office:value-type="float" office:value="-0.0016282307" calcext:value-type="float">
            <text:p>-0.0016282307</text:p>
          </table:table-cell>
          <table:table-cell table:style-name="ce9" office:value-type="float" office:value="-0.07951732" calcext:value-type="float">
            <text:p>-0.079517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87]-[.A48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445S" calcext:value-type="time">
            <text:p>18:34:28.445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343633" calcext:value-type="float">
            <text:p>0.2343633</text:p>
          </table:table-cell>
          <table:table-cell table:style-name="ce9" office:value-type="float" office:value="0.067528725" calcext:value-type="float">
            <text:p>0.067528725</text:p>
          </table:table-cell>
          <table:table-cell table:style-name="ce9" office:value-type="float" office:value="-0.1328693" calcext:value-type="float">
            <text:p>-0.13286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488]-[.A487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512S" calcext:value-type="time">
            <text:p>18:34:28.51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10337723" calcext:value-type="float">
            <text:p>-0.010337723</text:p>
          </table:table-cell>
          <table:table-cell table:style-name="ce9" office:value-type="float" office:value="0.089120574" calcext:value-type="float">
            <text:p>0.089120574</text:p>
          </table:table-cell>
          <table:table-cell table:style-name="ce9" office:value-type="float" office:value="-0.1428734" calcext:value-type="float">
            <text:p>-0.14287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489]-[.A48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587S" calcext:value-type="time">
            <text:p>18:34:28.587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1938703" calcext:value-type="float">
            <text:p>-0.11938703</text:p>
          </table:table-cell>
          <table:table-cell table:style-name="ce9" office:value-type="float" office:value="0.04263528" calcext:value-type="float">
            <text:p>0.04263528</text:p>
          </table:table-cell>
          <table:table-cell table:style-name="ce9" office:value-type="float" office:value="-0.14594445" calcext:value-type="float">
            <text:p>-0.145944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490]-[.A489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653S" calcext:value-type="time">
            <text:p>18:34:28.65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3403526" calcext:value-type="float">
            <text:p>-0.13403526</text:p>
          </table:table-cell>
          <table:table-cell table:style-name="ce9" office:value-type="float" office:value="0.052873705" calcext:value-type="float">
            <text:p>0.052873705</text:p>
          </table:table-cell>
          <table:table-cell table:style-name="ce9" office:value-type="float" office:value="-0.11772697" calcext:value-type="float">
            <text:p>-0.117726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491]-[.A490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722S" calcext:value-type="time">
            <text:p>18:34:28.72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5073425" calcext:value-type="float">
            <text:p>-0.15073425</text:p>
          </table:table-cell>
          <table:table-cell table:style-name="ce9" office:value-type="float" office:value="0.060330477" calcext:value-type="float">
            <text:p>0.060330477</text:p>
          </table:table-cell>
          <table:table-cell table:style-name="ce9" office:value-type="float" office:value="-0.10221892" calcext:value-type="float">
            <text:p>-0.102218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492]-[.A49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792S" calcext:value-type="time">
            <text:p>18:34:28.79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1962072" calcext:value-type="float">
            <text:p>-0.11962072</text:p>
          </table:table-cell>
          <table:table-cell table:style-name="ce9" office:value-type="float" office:value="0.106372625" calcext:value-type="float">
            <text:p>0.106372625</text:p>
          </table:table-cell>
          <table:table-cell table:style-name="ce9" office:value-type="float" office:value="-0.050029255" calcext:value-type="float">
            <text:p>-0.0500292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93]-[.A49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862S" calcext:value-type="time">
            <text:p>18:34:28.86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7030514" calcext:value-type="float">
            <text:p>-0.07030514</text:p>
          </table:table-cell>
          <table:table-cell table:style-name="ce9" office:value-type="float" office:value="0.13352834" calcext:value-type="float">
            <text:p>0.13352834</text:p>
          </table:table-cell>
          <table:table-cell table:style-name="ce9" office:value-type="float" office:value="0.016497102" calcext:value-type="float">
            <text:p>0.0164971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494]-[.A49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8.933S" calcext:value-type="time">
            <text:p>18:34:28.93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14288899" calcext:value-type="float">
            <text:p>0.014288899</text:p>
          </table:table-cell>
          <table:table-cell table:style-name="ce9" office:value-type="float" office:value="0.030307332" calcext:value-type="float">
            <text:p>0.030307332</text:p>
          </table:table-cell>
          <table:table-cell table:style-name="ce9" office:value-type="float" office:value="0.022977278" calcext:value-type="float">
            <text:p>0.0229772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495]-[.A49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9.005S" calcext:value-type="time">
            <text:p>18:34:29.00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2283846" calcext:value-type="float">
            <text:p>0.122283846</text:p>
          </table:table-cell>
          <table:table-cell table:style-name="ce9" office:value-type="float" office:value="-0.0030456646" calcext:value-type="float">
            <text:p>-0.0030456646</text:p>
          </table:table-cell>
          <table:table-cell table:style-name="ce9" office:value-type="float" office:value="0.01145104" calcext:value-type="float">
            <text:p>0.011451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496]-[.A49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9.073S" calcext:value-type="time">
            <text:p>18:34:29.07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89620866" calcext:value-type="float">
            <text:p>0.089620866</text:p>
          </table:table-cell>
          <table:table-cell table:style-name="ce9" office:value-type="float" office:value="-0.017023321" calcext:value-type="float">
            <text:p>-0.017023321</text:p>
          </table:table-cell>
          <table:table-cell table:style-name="ce9" office:value-type="float" office:value="0.041067638" calcext:value-type="float">
            <text:p>0.0410676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497]-[.A49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9.147S" calcext:value-type="time">
            <text:p>18:34:29.147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61332188" calcext:value-type="float">
            <text:p>-0.0061332188</text:p>
          </table:table-cell>
          <table:table-cell table:style-name="ce9" office:value-type="float" office:value="-0.06607783" calcext:value-type="float">
            <text:p>-0.06607783</text:p>
          </table:table-cell>
          <table:table-cell table:style-name="ce9" office:value-type="float" office:value="0.010373973" calcext:value-type="float">
            <text:p>0.0103739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498]-[.A49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9.212S" calcext:value-type="time">
            <text:p>18:34:29.212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55198777" calcext:value-type="float">
            <text:p>-0.0055198777</text:p>
          </table:table-cell>
          <table:table-cell table:style-name="ce9" office:value-type="float" office:value="-0.06254622" calcext:value-type="float">
            <text:p>-0.06254622</text:p>
          </table:table-cell>
          <table:table-cell table:style-name="ce9" office:value-type="float" office:value="0.05284244" calcext:value-type="float">
            <text:p>0.052842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499]-[.A498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9.284S" calcext:value-type="time">
            <text:p>18:34:29.28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26720852" calcext:value-type="float">
            <text:p>-0.026720852</text:p>
          </table:table-cell>
          <table:table-cell table:style-name="ce9" office:value-type="float" office:value="-0.070793554" calcext:value-type="float">
            <text:p>-0.070793554</text:p>
          </table:table-cell>
          <table:table-cell table:style-name="ce9" office:value-type="float" office:value="0.078979075" calcext:value-type="float">
            <text:p>0.0789790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500]-[.A49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29.353S" calcext:value-type="time">
            <text:p>18:34:29.35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55712048" calcext:value-type="float">
            <text:p>0.055712048</text:p>
          </table:table-cell>
          <table:table-cell table:style-name="ce9" office:value-type="float" office:value="-0.16478841" calcext:value-type="float">
            <text:p>-0.16478841</text:p>
          </table:table-cell>
          <table:table-cell table:style-name="ce9" office:value-type="float" office:value="0.12051965" calcext:value-type="float">
            <text:p>0.120519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01]-[.A50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31.686S" calcext:value-type="time">
            <text:p>18:34:31.686</text:p>
          </table:table-cell>
          <table:table-cell office:value-type="time" office:time-value="PT00H00M02.333S" calcext:value-type="time">
            <text:p>00:00:02.33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309003" calcext:value-type="float">
            <text:p>0.12309003</text:p>
          </table:table-cell>
          <table:table-cell table:style-name="ce9" office:value-type="float" office:value="-0.20763576" calcext:value-type="float">
            <text:p>-0.20763576</text:p>
          </table:table-cell>
          <table:table-cell table:style-name="ce9" office:value-type="float" office:value="0.14757903" calcext:value-type="float">
            <text:p>0.147579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2.333S" calcext:value-type="time">
            <text:p>02.333</text:p>
          </table:table-cell>
          <table:table-cell table:formula="of:=[.A502]-[.A501]" office:value-type="time" office:time-value="PT00H00M02.333S" calcext:value-type="time">
            <text:p>00:00:02.33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31.755S" calcext:value-type="time">
            <text:p>18:34:31.75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03969574" calcext:value-type="float">
            <text:p>0.103969574</text:p>
          </table:table-cell>
          <table:table-cell table:style-name="ce9" office:value-type="float" office:value="-0.10733116" calcext:value-type="float">
            <text:p>-0.10733116</text:p>
          </table:table-cell>
          <table:table-cell table:style-name="ce9" office:value-type="float" office:value="0.13765511" calcext:value-type="float">
            <text:p>0.137655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03]-[.A50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39.939S" calcext:value-type="time">
            <text:p>18:34:39.939</text:p>
          </table:table-cell>
          <table:table-cell office:value-type="time" office:time-value="PT00H00M08.184S" calcext:value-type="time">
            <text:p>00:00:08.18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61492454" calcext:value-type="float">
            <text:p>0.061492454</text:p>
          </table:table-cell>
          <table:table-cell table:style-name="ce9" office:value-type="float" office:value="-0.105606824" calcext:value-type="float">
            <text:p>-0.105606824</text:p>
          </table:table-cell>
          <table:table-cell table:style-name="ce9" office:value-type="float" office:value="0.09576459" calcext:value-type="float">
            <text:p>0.095764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8.184S" calcext:value-type="time">
            <text:p>08.184</text:p>
          </table:table-cell>
          <table:table-cell table:formula="of:=[.A504]-[.A503]" office:value-type="time" office:time-value="PT00H00M08.184S" calcext:value-type="time">
            <text:p>00:00:08.18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39.989S" calcext:value-type="time">
            <text:p>18:34:39.989</text:p>
          </table:table-cell>
          <table:table-cell office:value-type="time" office:time-value="PT00H00M00.05S" calcext:value-type="time">
            <text:p>00:00:00.0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1206401" calcext:value-type="float">
            <text:p>-0.21206401</text:p>
          </table:table-cell>
          <table:table-cell table:style-name="ce9" office:value-type="float" office:value="-0.609426" calcext:value-type="float">
            <text:p>-0.609426</text:p>
          </table:table-cell>
          <table:table-cell table:style-name="ce9" office:value-type="float" office:value="-0.25636557" calcext:value-type="float">
            <text:p>-0.256365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S" calcext:value-type="time">
            <text:p>00.050</text:p>
          </table:table-cell>
          <table:table-cell table:formula="of:=[.A505]-[.A504]" office:value-type="time" office:time-value="PT00H00M00.05S" calcext:value-type="time">
            <text:p>00:00:00.05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0.06S" calcext:value-type="time">
            <text:p>18:34:40.06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959113" calcext:value-type="float">
            <text:p>-0.1959113</text:p>
          </table:table-cell>
          <table:table-cell table:style-name="ce9" office:value-type="float" office:value="-0.40412307" calcext:value-type="float">
            <text:p>-0.40412307</text:p>
          </table:table-cell>
          <table:table-cell table:style-name="ce9" office:value-type="float" office:value="-0.31444484" calcext:value-type="float">
            <text:p>-0.314444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06]-[.A50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0.13S" calcext:value-type="time">
            <text:p>18:34:40.13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160907" calcext:value-type="float">
            <text:p>-0.2160907</text:p>
          </table:table-cell>
          <table:table-cell table:style-name="ce9" office:value-type="float" office:value="-0.33602524" calcext:value-type="float">
            <text:p>-0.33602524</text:p>
          </table:table-cell>
          <table:table-cell table:style-name="ce9" office:value-type="float" office:value="-0.2616869" calcext:value-type="float">
            <text:p>-0.26168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07]-[.A50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0.201S" calcext:value-type="time">
            <text:p>18:34:40.20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175285" calcext:value-type="float">
            <text:p>-0.3175285</text:p>
          </table:table-cell>
          <table:table-cell table:style-name="ce9" office:value-type="float" office:value="-0.17388266" calcext:value-type="float">
            <text:p>-0.17388266</text:p>
          </table:table-cell>
          <table:table-cell table:style-name="ce9" office:value-type="float" office:value="-0.27133363" calcext:value-type="float">
            <text:p>-0.271333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08]-[.A50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0.269S" calcext:value-type="time">
            <text:p>18:34:40.26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1368098" calcext:value-type="float">
            <text:p>-0.31368098</text:p>
          </table:table-cell>
          <table:table-cell table:style-name="ce9" office:value-type="float" office:value="-0.22351097" calcext:value-type="float">
            <text:p>-0.22351097</text:p>
          </table:table-cell>
          <table:table-cell table:style-name="ce9" office:value-type="float" office:value="-0.31802836" calcext:value-type="float">
            <text:p>-0.318028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509]-[.A50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0.344S" calcext:value-type="time">
            <text:p>18:34:40.344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9749844" calcext:value-type="float">
            <text:p>-0.19749844</text:p>
          </table:table-cell>
          <table:table-cell table:style-name="ce9" office:value-type="float" office:value="-0.24774191" calcext:value-type="float">
            <text:p>-0.24774191</text:p>
          </table:table-cell>
          <table:table-cell table:style-name="ce9" office:value-type="float" office:value="-0.27392083" calcext:value-type="float">
            <text:p>-0.273920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510]-[.A509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0.41S" calcext:value-type="time">
            <text:p>18:34:40.410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7093708" calcext:value-type="float">
            <text:p>-0.17093708</text:p>
          </table:table-cell>
          <table:table-cell table:style-name="ce9" office:value-type="float" office:value="-0.16495994" calcext:value-type="float">
            <text:p>-0.16495994</text:p>
          </table:table-cell>
          <table:table-cell table:style-name="ce9" office:value-type="float" office:value="-0.20456101" calcext:value-type="float">
            <text:p>-0.204561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511]-[.A510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284S" calcext:value-type="time">
            <text:p>18:34:48.284</text:p>
          </table:table-cell>
          <table:table-cell office:value-type="time" office:time-value="PT00H00M07.874S" calcext:value-type="time">
            <text:p>00:00:07.8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8622418" calcext:value-type="float">
            <text:p>-0.8622418</text:p>
          </table:table-cell>
          <table:table-cell table:style-name="ce9" office:value-type="float" office:value="-0.045631934" calcext:value-type="float">
            <text:p>-0.045631934</text:p>
          </table:table-cell>
          <table:table-cell table:style-name="ce9" office:value-type="float" office:value="0.62360996" calcext:value-type="float">
            <text:p>0.623609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7.874S" calcext:value-type="time">
            <text:p>07.874</text:p>
          </table:table-cell>
          <table:table-cell table:formula="of:=[.A512]-[.A511]" office:value-type="time" office:time-value="PT00H00M07.874S" calcext:value-type="time">
            <text:p>00:00:07.8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353S" calcext:value-type="time">
            <text:p>18:34:48.35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70570517" calcext:value-type="float">
            <text:p>-0.70570517</text:p>
          </table:table-cell>
          <table:table-cell table:style-name="ce9" office:value-type="float" office:value="-0.059965227" calcext:value-type="float">
            <text:p>-0.059965227</text:p>
          </table:table-cell>
          <table:table-cell table:style-name="ce9" office:value-type="float" office:value="0.52741104" calcext:value-type="float">
            <text:p>0.527411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13]-[.A51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424S" calcext:value-type="time">
            <text:p>18:34:48.42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7113797" calcext:value-type="float">
            <text:p>-0.7113797</text:p>
          </table:table-cell>
          <table:table-cell table:style-name="ce9" office:value-type="float" office:value="0.18355569" calcext:value-type="float">
            <text:p>0.18355569</text:p>
          </table:table-cell>
          <table:table-cell table:style-name="ce9" office:value-type="float" office:value="0.31075394" calcext:value-type="float">
            <text:p>0.310753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14]-[.A51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498S" calcext:value-type="time">
            <text:p>18:34:48.498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1807386" calcext:value-type="float">
            <text:p>-0.51807386</text:p>
          </table:table-cell>
          <table:table-cell table:style-name="ce9" office:value-type="float" office:value="0.059291907" calcext:value-type="float">
            <text:p>0.059291907</text:p>
          </table:table-cell>
          <table:table-cell table:style-name="ce9" office:value-type="float" office:value="0.41700763" calcext:value-type="float">
            <text:p>0.417007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515]-[.A514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565S" calcext:value-type="time">
            <text:p>18:34:48.56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4361016" calcext:value-type="float">
            <text:p>-0.54361016</text:p>
          </table:table-cell>
          <table:table-cell table:style-name="ce9" office:value-type="float" office:value="0.024358826" calcext:value-type="float">
            <text:p>0.024358826</text:p>
          </table:table-cell>
          <table:table-cell table:style-name="ce9" office:value-type="float" office:value="0.36585864" calcext:value-type="float">
            <text:p>0.365858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516]-[.A51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636S" calcext:value-type="time">
            <text:p>18:34:48.63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382482" calcext:value-type="float">
            <text:p>-0.5382482</text:p>
          </table:table-cell>
          <table:table-cell table:style-name="ce9" office:value-type="float" office:value="0.17726962" calcext:value-type="float">
            <text:p>0.17726962</text:p>
          </table:table-cell>
          <table:table-cell table:style-name="ce9" office:value-type="float" office:value="0.29873082" calcext:value-type="float">
            <text:p>0.298730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17]-[.A51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48.705S" calcext:value-type="time">
            <text:p>18:34:48.70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5893505" calcext:value-type="float">
            <text:p>-0.45893505</text:p>
          </table:table-cell>
          <table:table-cell table:style-name="ce9" office:value-type="float" office:value="0.016280921" calcext:value-type="float">
            <text:p>0.016280921</text:p>
          </table:table-cell>
          <table:table-cell table:style-name="ce9" office:value-type="float" office:value="0.45870143" calcext:value-type="float">
            <text:p>0.458701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18]-[.A51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0.686S" calcext:value-type="time">
            <text:p>18:34:50.686</text:p>
          </table:table-cell>
          <table:table-cell office:value-type="time" office:time-value="PT00H00M01.981S" calcext:value-type="time">
            <text:p>00:00:01.98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6239786" calcext:value-type="float">
            <text:p>0.26239786</text:p>
          </table:table-cell>
          <table:table-cell table:style-name="ce9" office:value-type="float" office:value="0.01157666" calcext:value-type="float">
            <text:p>0.01157666</text:p>
          </table:table-cell>
          <table:table-cell table:style-name="ce9" office:value-type="float" office:value="0.00523854" calcext:value-type="float">
            <text:p>0.005238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981S" calcext:value-type="time">
            <text:p>01.981</text:p>
          </table:table-cell>
          <table:table-cell table:formula="of:=[.A519]-[.A518]" office:value-type="time" office:time-value="PT00H00M01.981S" calcext:value-type="time">
            <text:p>00:00:01.98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0.756S" calcext:value-type="time">
            <text:p>18:34:50.75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7021572" calcext:value-type="float">
            <text:p>0.27021572</text:p>
          </table:table-cell>
          <table:table-cell table:style-name="ce9" office:value-type="float" office:value="0.035687555" calcext:value-type="float">
            <text:p>0.035687555</text:p>
          </table:table-cell>
          <table:table-cell table:style-name="ce9" office:value-type="float" office:value="-0.07065153" calcext:value-type="float">
            <text:p>-0.070651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20]-[.A51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0.828S" calcext:value-type="time">
            <text:p>18:34:50.82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8977618" calcext:value-type="float">
            <text:p>0.28977618</text:p>
          </table:table-cell>
          <table:table-cell table:style-name="ce9" office:value-type="float" office:value="-0.04192906" calcext:value-type="float">
            <text:p>-0.04192906</text:p>
          </table:table-cell>
          <table:table-cell table:style-name="ce9" office:value-type="float" office:value="-0.036559988" calcext:value-type="float">
            <text:p>-0.0365599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521]-[.A52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0.896S" calcext:value-type="time">
            <text:p>18:34:50.89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62532" calcext:value-type="float">
            <text:p>0.362532</text:p>
          </table:table-cell>
          <table:table-cell table:style-name="ce9" office:value-type="float" office:value="-0.0014812528" calcext:value-type="float">
            <text:p>-0.0014812528</text:p>
          </table:table-cell>
          <table:table-cell table:style-name="ce9" office:value-type="float" office:value="-0.049603216" calcext:value-type="float">
            <text:p>-0.0496032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522]-[.A52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0.966S" calcext:value-type="time">
            <text:p>18:34:50.96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3725" calcext:value-type="float">
            <text:p>0.433725</text:p>
          </table:table-cell>
          <table:table-cell table:style-name="ce9" office:value-type="float" office:value="0.056015488" calcext:value-type="float">
            <text:p>0.056015488</text:p>
          </table:table-cell>
          <table:table-cell table:style-name="ce9" office:value-type="float" office:value="-0.11429621" calcext:value-type="float">
            <text:p>-0.114296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23]-[.A52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1.036S" calcext:value-type="time">
            <text:p>18:34:51.03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8420016" calcext:value-type="float">
            <text:p>0.38420016</text:p>
          </table:table-cell>
          <table:table-cell table:style-name="ce9" office:value-type="float" office:value="0.097874865" calcext:value-type="float">
            <text:p>0.097874865</text:p>
          </table:table-cell>
          <table:table-cell table:style-name="ce9" office:value-type="float" office:value="-0.0956156" calcext:value-type="float">
            <text:p>-0.09561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24]-[.A52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4M51.111S" calcext:value-type="time">
            <text:p>18:34:51.111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1853408" calcext:value-type="float">
            <text:p>0.31853408</text:p>
          </table:table-cell>
          <table:table-cell table:style-name="ce9" office:value-type="float" office:value="0.061280746" calcext:value-type="float">
            <text:p>0.061280746</text:p>
          </table:table-cell>
          <table:table-cell table:style-name="ce9" office:value-type="float" office:value="-0.06408141" calcext:value-type="float">
            <text:p>-0.064081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525]-[.A524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5M00.314S" calcext:value-type="time">
            <text:p>18:35:00.314</text:p>
          </table:table-cell>
          <table:table-cell office:value-type="time" office:time-value="PT00H00M09.203S" calcext:value-type="time">
            <text:p>00:00:09.20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709121" calcext:value-type="float">
            <text:p>-0.5709121</text:p>
          </table:table-cell>
          <table:table-cell table:style-name="ce9" office:value-type="float" office:value="-0.33815786" calcext:value-type="float">
            <text:p>-0.33815786</text:p>
          </table:table-cell>
          <table:table-cell table:style-name="ce9" office:value-type="float" office:value="0.28224376" calcext:value-type="float">
            <text:p>0.282243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9.203S" calcext:value-type="time">
            <text:p>09.203</text:p>
          </table:table-cell>
          <table:table-cell table:formula="of:=[.A526]-[.A525]" office:value-type="time" office:time-value="PT00H00M09.203S" calcext:value-type="time">
            <text:p>00:00:09.20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0.384S" calcext:value-type="time">
            <text:p>18:35:00.38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5856715" calcext:value-type="float">
            <text:p>-0.5856715</text:p>
          </table:table-cell>
          <table:table-cell table:style-name="ce8" office:value-type="float" office:value="-0.22282355" calcext:value-type="float">
            <text:p>-0.22282355</text:p>
          </table:table-cell>
          <table:table-cell table:style-name="ce8" office:value-type="float" office:value="0.18370686" calcext:value-type="float">
            <text:p>0.183706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27]-[.A52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0.458S" calcext:value-type="time">
            <text:p>18:35:00.458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50864726" calcext:value-type="float">
            <text:p>-0.50864726</text:p>
          </table:table-cell>
          <table:table-cell table:style-name="ce8" office:value-type="float" office:value="-0.3451213" calcext:value-type="float">
            <text:p>-0.3451213</text:p>
          </table:table-cell>
          <table:table-cell table:style-name="ce8" office:value-type="float" office:value="0.13259697" calcext:value-type="float">
            <text:p>0.132596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528]-[.A52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0.526S" calcext:value-type="time">
            <text:p>18:35:00.52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49227965" calcext:value-type="float">
            <text:p>-0.49227965</text:p>
          </table:table-cell>
          <table:table-cell table:style-name="ce8" office:value-type="float" office:value="-0.26995975" calcext:value-type="float">
            <text:p>-0.26995975</text:p>
          </table:table-cell>
          <table:table-cell table:style-name="ce8" office:value-type="float" office:value="0.07627085" calcext:value-type="float">
            <text:p>0.076270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529]-[.A52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0.596S" calcext:value-type="time">
            <text:p>18:35:00.59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39734855" calcext:value-type="float">
            <text:p>-0.39734855</text:p>
          </table:table-cell>
          <table:table-cell table:style-name="ce8" office:value-type="float" office:value="-0.2682323" calcext:value-type="float">
            <text:p>-0.2682323</text:p>
          </table:table-cell>
          <table:table-cell table:style-name="ce8" office:value-type="float" office:value="0.070181824" calcext:value-type="float">
            <text:p>0.0701818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30]-[.A52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0.666S" calcext:value-type="time">
            <text:p>18:35:00.66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34860492" calcext:value-type="float">
            <text:p>-0.34860492</text:p>
          </table:table-cell>
          <table:table-cell table:style-name="ce8" office:value-type="float" office:value="-0.18274207" calcext:value-type="float">
            <text:p>-0.18274207</text:p>
          </table:table-cell>
          <table:table-cell table:style-name="ce8" office:value-type="float" office:value="0.12380815" calcext:value-type="float">
            <text:p>0.123808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31]-[.A53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0.737S" calcext:value-type="time">
            <text:p>18:35:00.73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32495046" calcext:value-type="float">
            <text:p>-0.32495046</text:p>
          </table:table-cell>
          <table:table-cell table:style-name="ce8" office:value-type="float" office:value="-0.16468759" calcext:value-type="float">
            <text:p>-0.16468759</text:p>
          </table:table-cell>
          <table:table-cell table:style-name="ce8" office:value-type="float" office:value="0.11472323" calcext:value-type="float">
            <text:p>0.114723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32]-[.A53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173S" calcext:value-type="time">
            <text:p>18:35:01.173</text:p>
          </table:table-cell>
          <table:table-cell office:value-type="time" office:time-value="PT00H00M00.436S" calcext:value-type="time">
            <text:p>00:00:00.43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28037047" calcext:value-type="float">
            <text:p>-0.28037047</text:p>
          </table:table-cell>
          <table:table-cell table:style-name="ce8" office:value-type="float" office:value="-0.16623642" calcext:value-type="float">
            <text:p>-0.16623642</text:p>
          </table:table-cell>
          <table:table-cell table:style-name="ce8" office:value-type="float" office:value="0.07732321" calcext:value-type="float">
            <text:p>0.077323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436S" calcext:value-type="time">
            <text:p>00.436</text:p>
          </table:table-cell>
          <table:table-cell table:formula="of:=[.A533]-[.A532]" office:value-type="time" office:time-value="PT00H00M00.436S" calcext:value-type="time">
            <text:p>00:00:00.43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244S" calcext:value-type="time">
            <text:p>18:35:01.24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26310003" calcext:value-type="float">
            <text:p>-0.26310003</text:p>
          </table:table-cell>
          <table:table-cell table:style-name="ce8" office:value-type="float" office:value="-0.14455907" calcext:value-type="float">
            <text:p>-0.14455907</text:p>
          </table:table-cell>
          <table:table-cell table:style-name="ce8" office:value-type="float" office:value="0.06343853" calcext:value-type="float">
            <text:p>0.063438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34]-[.A53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315S" calcext:value-type="time">
            <text:p>18:35:01.31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23679002" calcext:value-type="float">
            <text:p>-0.23679002</text:p>
          </table:table-cell>
          <table:table-cell table:style-name="ce8" office:value-type="float" office:value="-0.15383363" calcext:value-type="float">
            <text:p>-0.15383363</text:p>
          </table:table-cell>
          <table:table-cell table:style-name="ce8" office:value-type="float" office:value="0.05248041" calcext:value-type="float">
            <text:p>0.052480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35]-[.A53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385S" calcext:value-type="time">
            <text:p>18:35:01.38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21508856" calcext:value-type="float">
            <text:p>-0.21508856</text:p>
          </table:table-cell>
          <table:table-cell table:style-name="ce8" office:value-type="float" office:value="-0.12944143" calcext:value-type="float">
            <text:p>-0.12944143</text:p>
          </table:table-cell>
          <table:table-cell table:style-name="ce8" office:value-type="float" office:value="0.047012657" calcext:value-type="float">
            <text:p>0.0470126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36]-[.A53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455S" calcext:value-type="time">
            <text:p>18:35:01.45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8720764" calcext:value-type="float">
            <text:p>-0.18720764</text:p>
          </table:table-cell>
          <table:table-cell table:style-name="ce8" office:value-type="float" office:value="-0.10221508" calcext:value-type="float">
            <text:p>-0.10221508</text:p>
          </table:table-cell>
          <table:table-cell table:style-name="ce8" office:value-type="float" office:value="0.04560728" calcext:value-type="float">
            <text:p>0.045607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37]-[.A53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524S" calcext:value-type="time">
            <text:p>18:35:01.52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3442925" calcext:value-type="float">
            <text:p>-0.13442925</text:p>
          </table:table-cell>
          <table:table-cell table:style-name="ce8" office:value-type="float" office:value="-0.09682756" calcext:value-type="float">
            <text:p>-0.09682756</text:p>
          </table:table-cell>
          <table:table-cell table:style-name="ce8" office:value-type="float" office:value="0.026764322" calcext:value-type="float">
            <text:p>0.0267643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38]-[.A53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595S" calcext:value-type="time">
            <text:p>18:35:01.59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4845215" calcext:value-type="float">
            <text:p>-0.14845215</text:p>
          </table:table-cell>
          <table:table-cell table:style-name="ce8" office:value-type="float" office:value="-0.1036243" calcext:value-type="float">
            <text:p>-0.1036243</text:p>
          </table:table-cell>
          <table:table-cell table:style-name="ce8" office:value-type="float" office:value="0.029581053" calcext:value-type="float">
            <text:p>0.0295810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39]-[.A53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666S" calcext:value-type="time">
            <text:p>18:35:01.66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3492529" calcext:value-type="float">
            <text:p>-0.13492529</text:p>
          </table:table-cell>
          <table:table-cell table:style-name="ce8" office:value-type="float" office:value="-0.07832044" calcext:value-type="float">
            <text:p>-0.07832044</text:p>
          </table:table-cell>
          <table:table-cell table:style-name="ce8" office:value-type="float" office:value="0.03782897" calcext:value-type="float">
            <text:p>0.037828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40]-[.A53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735S" calcext:value-type="time">
            <text:p>18:35:01.73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1901577" calcext:value-type="float">
            <text:p>-0.11901577</text:p>
          </table:table-cell>
          <table:table-cell table:style-name="ce8" office:value-type="float" office:value="-0.051152494" calcext:value-type="float">
            <text:p>-0.051152494</text:p>
          </table:table-cell>
          <table:table-cell table:style-name="ce8" office:value-type="float" office:value="0.055139843" calcext:value-type="float">
            <text:p>0.0551398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41]-[.A54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805S" calcext:value-type="time">
            <text:p>18:35:01.80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08872004" calcext:value-type="float">
            <text:p>-0.108872004</text:p>
          </table:table-cell>
          <table:table-cell table:style-name="ce8" office:value-type="float" office:value="-0.058122188" calcext:value-type="float">
            <text:p>-0.058122188</text:p>
          </table:table-cell>
          <table:table-cell table:style-name="ce8" office:value-type="float" office:value="0.045890518" calcext:value-type="float">
            <text:p>0.0458905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542]-[.A54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88S" calcext:value-type="time">
            <text:p>18:35:01.880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0193988" calcext:value-type="float">
            <text:p>-0.10193988</text:p>
          </table:table-cell>
          <table:table-cell table:style-name="ce8" office:value-type="float" office:value="-0.022427121" calcext:value-type="float">
            <text:p>-0.022427121</text:p>
          </table:table-cell>
          <table:table-cell table:style-name="ce8" office:value-type="float" office:value="0.0700856" calcext:value-type="float">
            <text:p>0.07008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543]-[.A542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1.946S" calcext:value-type="time">
            <text:p>18:35:01.946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8757109" calcext:value-type="float">
            <text:p>-0.08757109</text:p>
          </table:table-cell>
          <table:table-cell table:style-name="ce8" office:value-type="float" office:value="0.0024473846" calcext:value-type="float">
            <text:p>0.0024473846</text:p>
          </table:table-cell>
          <table:table-cell table:style-name="ce8" office:value-type="float" office:value="0.06285732" calcext:value-type="float">
            <text:p>0.062857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544]-[.A54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017S" calcext:value-type="time">
            <text:p>18:35:02.01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79253435" calcext:value-type="float">
            <text:p>-0.079253435</text:p>
          </table:table-cell>
          <table:table-cell table:style-name="ce8" office:value-type="float" office:value="-0.010541458" calcext:value-type="float">
            <text:p>-0.010541458</text:p>
          </table:table-cell>
          <table:table-cell table:style-name="ce8" office:value-type="float" office:value="0.05789001" calcext:value-type="float">
            <text:p>0.057890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545]-[.A54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086S" calcext:value-type="time">
            <text:p>18:35:02.08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7726071" calcext:value-type="float">
            <text:p>-0.07726071</text:p>
          </table:table-cell>
          <table:table-cell table:style-name="ce8" office:value-type="float" office:value="-0.0081689535" calcext:value-type="float">
            <text:p>-0.0081689535</text:p>
          </table:table-cell>
          <table:table-cell table:style-name="ce8" office:value-type="float" office:value="0.056495525" calcext:value-type="float">
            <text:p>0.0564955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546]-[.A54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157S" calcext:value-type="time">
            <text:p>18:35:02.15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61404753" calcext:value-type="float">
            <text:p>-0.061404753</text:p>
          </table:table-cell>
          <table:table-cell table:style-name="ce8" office:value-type="float" office:value="0.0012172497" calcext:value-type="float">
            <text:p>0.0012172497</text:p>
          </table:table-cell>
          <table:table-cell table:style-name="ce8" office:value-type="float" office:value="0.0545813" calcext:value-type="float">
            <text:p>0.054581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47]-[.A54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226S" calcext:value-type="time">
            <text:p>18:35:02.22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548889" calcext:value-type="float">
            <text:p>-0.03548889</text:p>
          </table:table-cell>
          <table:table-cell table:style-name="ce8" office:value-type="float" office:value="-0.005276515" calcext:value-type="float">
            <text:p>-0.005276515</text:p>
          </table:table-cell>
          <table:table-cell table:style-name="ce8" office:value-type="float" office:value="0.041872192" calcext:value-type="float">
            <text:p>0.04187219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48]-[.A54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297S" calcext:value-type="time">
            <text:p>18:35:02.29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5787653" calcext:value-type="float">
            <text:p>-0.025787653</text:p>
          </table:table-cell>
          <table:table-cell table:style-name="ce8" office:value-type="float" office:value="-0.0034305104" calcext:value-type="float">
            <text:p>-0.0034305104</text:p>
          </table:table-cell>
          <table:table-cell table:style-name="ce8" office:value-type="float" office:value="0.04493593" calcext:value-type="float">
            <text:p>0.0449359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49]-[.A54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366S" calcext:value-type="time">
            <text:p>18:35:02.36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57333" calcext:value-type="float">
            <text:p>-0.0357333</text:p>
          </table:table-cell>
          <table:table-cell table:style-name="ce8" office:value-type="float" office:value="0.022181086" calcext:value-type="float">
            <text:p>0.022181086</text:p>
          </table:table-cell>
          <table:table-cell table:style-name="ce8" office:value-type="float" office:value="0.058020465" calcext:value-type="float">
            <text:p>0.05802046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50]-[.A54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437S" calcext:value-type="time">
            <text:p>18:35:02.43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0681824" calcext:value-type="float">
            <text:p>0.030681824</text:p>
          </table:table-cell>
          <table:table-cell table:style-name="ce8" office:value-type="float" office:value="0.0032637792" calcext:value-type="float">
            <text:p>0.0032637792</text:p>
          </table:table-cell>
          <table:table-cell table:style-name="ce8" office:value-type="float" office:value="-0.013040335" calcext:value-type="float">
            <text:p>-0.0130403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51]-[.A55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505S" calcext:value-type="time">
            <text:p>18:35:02.50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518688" calcext:value-type="float">
            <text:p>0.06518688</text:p>
          </table:table-cell>
          <table:table-cell table:style-name="ce8" office:value-type="float" office:value="-0.020353606" calcext:value-type="float">
            <text:p>-0.020353606</text:p>
          </table:table-cell>
          <table:table-cell table:style-name="ce8" office:value-type="float" office:value="0.026276333" calcext:value-type="float">
            <text:p>0.02627633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552]-[.A55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578S" calcext:value-type="time">
            <text:p>18:35:02.578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6585711" calcext:value-type="float">
            <text:p>-0.026585711</text:p>
          </table:table-cell>
          <table:table-cell table:style-name="ce8" office:value-type="float" office:value="0.04056844" calcext:value-type="float">
            <text:p>0.04056844</text:p>
          </table:table-cell>
          <table:table-cell table:style-name="ce8" office:value-type="float" office:value="0.06473756" calcext:value-type="float">
            <text:p>0.0647375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553]-[.A55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645S" calcext:value-type="time">
            <text:p>18:35:02.64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0299209" calcext:value-type="float">
            <text:p>-0.030299209</text:p>
          </table:table-cell>
          <table:table-cell table:style-name="ce8" office:value-type="float" office:value="0.025525289" calcext:value-type="float">
            <text:p>0.025525289</text:p>
          </table:table-cell>
          <table:table-cell table:style-name="ce8" office:value-type="float" office:value="0.06353728" calcext:value-type="float">
            <text:p>0.0635372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554]-[.A553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719S" calcext:value-type="time">
            <text:p>18:35:02.719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8040773" calcext:value-type="float">
            <text:p>-0.018040773</text:p>
          </table:table-cell>
          <table:table-cell table:style-name="ce8" office:value-type="float" office:value="0.030882908" calcext:value-type="float">
            <text:p>0.030882908</text:p>
          </table:table-cell>
          <table:table-cell table:style-name="ce8" office:value-type="float" office:value="0.05344817" calcext:value-type="float">
            <text:p>0.053448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555]-[.A554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786S" calcext:value-type="time">
            <text:p>18:35:02.78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67884536" calcext:value-type="float">
            <text:p>-0.0067884536</text:p>
          </table:table-cell>
          <table:table-cell table:style-name="ce8" office:value-type="float" office:value="0.03196941" calcext:value-type="float">
            <text:p>0.03196941</text:p>
          </table:table-cell>
          <table:table-cell table:style-name="ce8" office:value-type="float" office:value="0.04832307" calcext:value-type="float">
            <text:p>0.048323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556]-[.A55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857S" calcext:value-type="time">
            <text:p>18:35:02.85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026246172" calcext:value-type="float">
            <text:p>0.00026246172</text:p>
          </table:table-cell>
          <table:table-cell table:style-name="ce8" office:value-type="float" office:value="0.026135761" calcext:value-type="float">
            <text:p>0.026135761</text:p>
          </table:table-cell>
          <table:table-cell table:style-name="ce8" office:value-type="float" office:value="0.03931594" calcext:value-type="float">
            <text:p>0.0393159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57]-[.A55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926S" calcext:value-type="time">
            <text:p>18:35:02.92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6795034" calcext:value-type="float">
            <text:p>-0.006795034</text:p>
          </table:table-cell>
          <table:table-cell table:style-name="ce8" office:value-type="float" office:value="0.031212626" calcext:value-type="float">
            <text:p>0.031212626</text:p>
          </table:table-cell>
          <table:table-cell table:style-name="ce8" office:value-type="float" office:value="0.04395373" calcext:value-type="float">
            <text:p>0.043953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58]-[.A55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2.999S" calcext:value-type="time">
            <text:p>18:35:02.99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58958037" calcext:value-type="float">
            <text:p>-0.0058958037</text:p>
          </table:table-cell>
          <table:table-cell table:style-name="ce8" office:value-type="float" office:value="0.029849164" calcext:value-type="float">
            <text:p>0.029849164</text:p>
          </table:table-cell>
          <table:table-cell table:style-name="ce8" office:value-type="float" office:value="0.03867945" calcext:value-type="float">
            <text:p>0.0386794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559]-[.A558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066S" calcext:value-type="time">
            <text:p>18:35:03.06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1678294" calcext:value-type="float">
            <text:p>-0.011678294</text:p>
          </table:table-cell>
          <table:table-cell table:style-name="ce8" office:value-type="float" office:value="0.024227517" calcext:value-type="float">
            <text:p>0.024227517</text:p>
          </table:table-cell>
          <table:table-cell table:style-name="ce8" office:value-type="float" office:value="0.031735286" calcext:value-type="float">
            <text:p>0.03173528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560]-[.A559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137S" calcext:value-type="time">
            <text:p>18:35:03.13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3913786" calcext:value-type="float">
            <text:p>-0.023913786</text:p>
          </table:table-cell>
          <table:table-cell table:style-name="ce8" office:value-type="float" office:value="0.021585055" calcext:value-type="float">
            <text:p>0.021585055</text:p>
          </table:table-cell>
          <table:table-cell table:style-name="ce8" office:value-type="float" office:value="0.03866919" calcext:value-type="float">
            <text:p>0.0386691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61]-[.A56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206S" calcext:value-type="time">
            <text:p>18:35:03.20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4710884" calcext:value-type="float">
            <text:p>-0.014710884</text:p>
          </table:table-cell>
          <table:table-cell table:style-name="ce8" office:value-type="float" office:value="0.011955828" calcext:value-type="float">
            <text:p>0.011955828</text:p>
          </table:table-cell>
          <table:table-cell table:style-name="ce8" office:value-type="float" office:value="0.039196808" calcext:value-type="float">
            <text:p>0.0391968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62]-[.A56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275S" calcext:value-type="time">
            <text:p>18:35:03.27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3786671" calcext:value-type="float">
            <text:p>-0.023786671</text:p>
          </table:table-cell>
          <table:table-cell table:style-name="ce8" office:value-type="float" office:value="0.013396942" calcext:value-type="float">
            <text:p>0.013396942</text:p>
          </table:table-cell>
          <table:table-cell table:style-name="ce8" office:value-type="float" office:value="0.025609165" calcext:value-type="float">
            <text:p>0.02560916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63]-[.A56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344S" calcext:value-type="time">
            <text:p>18:35:03.34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38605519" calcext:value-type="float">
            <text:p>0.0038605519</text:p>
          </table:table-cell>
          <table:table-cell table:style-name="ce8" office:value-type="float" office:value="0.028316978" calcext:value-type="float">
            <text:p>0.028316978</text:p>
          </table:table-cell>
          <table:table-cell table:style-name="ce8" office:value-type="float" office:value="0.030299228" calcext:value-type="float">
            <text:p>0.03029922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64]-[.A56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419S" calcext:value-type="time">
            <text:p>18:35:03.419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0041127994" calcext:value-type="float">
            <text:p>-4.1127994E-05</text:p>
          </table:table-cell>
          <table:table-cell table:style-name="ce8" office:value-type="float" office:value="0.022628814" calcext:value-type="float">
            <text:p>0.022628814</text:p>
          </table:table-cell>
          <table:table-cell table:style-name="ce8" office:value-type="float" office:value="0.017161839" calcext:value-type="float">
            <text:p>0.01716183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5S" calcext:value-type="time">
            <text:p>00.075</text:p>
          </table:table-cell>
          <table:table-cell table:formula="of:=[.A565]-[.A564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486S" calcext:value-type="time">
            <text:p>18:35:03.48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281943" calcext:value-type="float">
            <text:p>0.00281943</text:p>
          </table:table-cell>
          <table:table-cell table:style-name="ce8" office:value-type="float" office:value="0.042778052" calcext:value-type="float">
            <text:p>0.042778052</text:p>
          </table:table-cell>
          <table:table-cell table:style-name="ce8" office:value-type="float" office:value="0.059830442" calcext:value-type="float">
            <text:p>0.0598304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566]-[.A56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556S" calcext:value-type="time">
            <text:p>18:35:03.55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5914663" calcext:value-type="float">
            <text:p>-0.035914663</text:p>
          </table:table-cell>
          <table:table-cell table:style-name="ce8" office:value-type="float" office:value="-0.042798575" calcext:value-type="float">
            <text:p>-0.042798575</text:p>
          </table:table-cell>
          <table:table-cell table:style-name="ce8" office:value-type="float" office:value="0.12372049" calcext:value-type="float">
            <text:p>0.1237204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67]-[.A5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625S" calcext:value-type="time">
            <text:p>18:35:03.62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59789013" calcext:value-type="float">
            <text:p>-0.059789013</text:p>
          </table:table-cell>
          <table:table-cell table:style-name="ce8" office:value-type="float" office:value="-0.0057794317" calcext:value-type="float">
            <text:p>-0.0057794317</text:p>
          </table:table-cell>
          <table:table-cell table:style-name="ce8" office:value-type="float" office:value="0.0977254" calcext:value-type="float">
            <text:p>0.09772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68]-[.A56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7S" calcext:value-type="time">
            <text:p>18:35:03.700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8654937" calcext:value-type="float">
            <text:p>-0.08654937</text:p>
          </table:table-cell>
          <table:table-cell table:style-name="ce8" office:value-type="float" office:value="0.0833483" calcext:value-type="float">
            <text:p>0.0833483</text:p>
          </table:table-cell>
          <table:table-cell table:style-name="ce8" office:value-type="float" office:value="-0.023668246" calcext:value-type="float">
            <text:p>-0.0236682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5S" calcext:value-type="time">
            <text:p>00.075</text:p>
          </table:table-cell>
          <table:table-cell table:formula="of:=[.A569]-[.A568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765S" calcext:value-type="time">
            <text:p>18:35:03.765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9854873" calcext:value-type="float">
            <text:p>-0.09854873</text:p>
          </table:table-cell>
          <table:table-cell table:style-name="ce8" office:value-type="float" office:value="0.062489048" calcext:value-type="float">
            <text:p>0.062489048</text:p>
          </table:table-cell>
          <table:table-cell table:style-name="ce8" office:value-type="float" office:value="0.0672484" calcext:value-type="float">
            <text:p>0.06724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570]-[.A569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837S" calcext:value-type="time">
            <text:p>18:35:03.837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0297609" calcext:value-type="float">
            <text:p>-0.10297609</text:p>
          </table:table-cell>
          <table:table-cell table:style-name="ce8" office:value-type="float" office:value="0.10479973" calcext:value-type="float">
            <text:p>0.10479973</text:p>
          </table:table-cell>
          <table:table-cell table:style-name="ce8" office:value-type="float" office:value="0.029761884" calcext:value-type="float">
            <text:p>0.0297618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571]-[.A57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3.905S" calcext:value-type="time">
            <text:p>18:35:03.90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6430932" calcext:value-type="float">
            <text:p>-0.16430932</text:p>
          </table:table-cell>
          <table:table-cell table:style-name="ce8" office:value-type="float" office:value="0.12661959" calcext:value-type="float">
            <text:p>0.12661959</text:p>
          </table:table-cell>
          <table:table-cell table:style-name="ce8" office:value-type="float" office:value="0.06216166" calcext:value-type="float">
            <text:p>0.062161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572]-[.A57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4S" calcext:value-type="time">
            <text:p>18:35:04.400</text:p>
          </table:table-cell>
          <table:table-cell office:value-type="time" office:time-value="PT00H00M00.495S" calcext:value-type="time">
            <text:p>00:00:00.49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6901875" calcext:value-type="float">
            <text:p>0.076901875</text:p>
          </table:table-cell>
          <table:table-cell table:style-name="ce8" office:value-type="float" office:value="0.32072031" calcext:value-type="float">
            <text:p>0.32072031</text:p>
          </table:table-cell>
          <table:table-cell table:style-name="ce8" office:value-type="float" office:value="0.12801577" calcext:value-type="float">
            <text:p>0.128015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495S" calcext:value-type="time">
            <text:p>00.495</text:p>
          </table:table-cell>
          <table:table-cell table:formula="of:=[.A573]-[.A572]" office:value-type="time" office:time-value="PT00H00M00.495S" calcext:value-type="time">
            <text:p>00:00:00.49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47S" calcext:value-type="time">
            <text:p>18:35:04.47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952906" calcext:value-type="float">
            <text:p>0.11952906</text:p>
          </table:table-cell>
          <table:table-cell table:style-name="ce8" office:value-type="float" office:value="0.33281332" calcext:value-type="float">
            <text:p>0.33281332</text:p>
          </table:table-cell>
          <table:table-cell table:style-name="ce8" office:value-type="float" office:value="0.14773376" calcext:value-type="float">
            <text:p>0.1477337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74]-[.A57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54S" calcext:value-type="time">
            <text:p>18:35:04.54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05498" calcext:value-type="float">
            <text:p>0.0805498</text:p>
          </table:table-cell>
          <table:table-cell table:style-name="ce8" office:value-type="float" office:value="0.27096754" calcext:value-type="float">
            <text:p>0.27096754</text:p>
          </table:table-cell>
          <table:table-cell table:style-name="ce8" office:value-type="float" office:value="0.14240858" calcext:value-type="float">
            <text:p>0.1424085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75]-[.A57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614S" calcext:value-type="time">
            <text:p>18:35:04.614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4369817" calcext:value-type="float">
            <text:p>0.044369817</text:p>
          </table:table-cell>
          <table:table-cell table:style-name="ce8" office:value-type="float" office:value="0.307152" calcext:value-type="float">
            <text:p>0.307152</text:p>
          </table:table-cell>
          <table:table-cell table:style-name="ce8" office:value-type="float" office:value="0.15849005" calcext:value-type="float">
            <text:p>0.1584900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576]-[.A575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681S" calcext:value-type="time">
            <text:p>18:35:04.681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4986542" calcext:value-type="float">
            <text:p>0.044986542</text:p>
          </table:table-cell>
          <table:table-cell table:style-name="ce8" office:value-type="float" office:value="0.2757776" calcext:value-type="float">
            <text:p>0.2757776</text:p>
          </table:table-cell>
          <table:table-cell table:style-name="ce8" office:value-type="float" office:value="0.14351992" calcext:value-type="float">
            <text:p>0.1435199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577]-[.A57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754S" calcext:value-type="time">
            <text:p>18:35:04.75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816367" calcext:value-type="float">
            <text:p>0.10816367</text:p>
          </table:table-cell>
          <table:table-cell table:style-name="ce8" office:value-type="float" office:value="0.34334147" calcext:value-type="float">
            <text:p>0.34334147</text:p>
          </table:table-cell>
          <table:table-cell table:style-name="ce8" office:value-type="float" office:value="0.017107429" calcext:value-type="float">
            <text:p>0.01710742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578]-[.A577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822S" calcext:value-type="time">
            <text:p>18:35:04.82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8609243" calcext:value-type="float">
            <text:p>0.28609243</text:p>
          </table:table-cell>
          <table:table-cell table:style-name="ce8" office:value-type="float" office:value="0.23539893" calcext:value-type="float">
            <text:p>0.23539893</text:p>
          </table:table-cell>
          <table:table-cell table:style-name="ce8" office:value-type="float" office:value="0.112955265" calcext:value-type="float">
            <text:p>0.11295526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579]-[.A57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892S" calcext:value-type="time">
            <text:p>18:35:04.89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313259" calcext:value-type="float">
            <text:p>0.07313259</text:p>
          </table:table-cell>
          <table:table-cell table:style-name="ce8" office:value-type="float" office:value="-0.32713023" calcext:value-type="float">
            <text:p>-0.32713023</text:p>
          </table:table-cell>
          <table:table-cell table:style-name="ce8" office:value-type="float" office:value="0.008275878" calcext:value-type="float">
            <text:p>0.0082758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80]-[.A57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4.961S" calcext:value-type="time">
            <text:p>18:35:04.96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387461" calcext:value-type="float">
            <text:p>-0.1387461</text:p>
          </table:table-cell>
          <table:table-cell table:style-name="ce8" office:value-type="float" office:value="-0.5532551" calcext:value-type="float">
            <text:p>-0.5532551</text:p>
          </table:table-cell>
          <table:table-cell table:style-name="ce8" office:value-type="float" office:value="-0.07077436" calcext:value-type="float">
            <text:p>-0.070774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81]-[.A58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034S" calcext:value-type="time">
            <text:p>18:35:05.03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0568206" calcext:value-type="float">
            <text:p>-0.40568206</text:p>
          </table:table-cell>
          <table:table-cell table:style-name="ce8" office:value-type="float" office:value="-0.53132796" calcext:value-type="float">
            <text:p>-0.53132796</text:p>
          </table:table-cell>
          <table:table-cell table:style-name="ce8" office:value-type="float" office:value="-0.31198794" calcext:value-type="float">
            <text:p>-0.3119879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582]-[.A581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102S" calcext:value-type="time">
            <text:p>18:35:05.10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839615" calcext:value-type="float">
            <text:p>-0.5839615</text:p>
          </table:table-cell>
          <table:table-cell table:style-name="ce8" office:value-type="float" office:value="-0.08488466" calcext:value-type="float">
            <text:p>-0.08488466</text:p>
          </table:table-cell>
          <table:table-cell table:style-name="ce8" office:value-type="float" office:value="-0.32253715" calcext:value-type="float">
            <text:p>-0.3225371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583]-[.A58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172S" calcext:value-type="time">
            <text:p>18:35:05.17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620399" calcext:value-type="float">
            <text:p>-0.5620399</text:p>
          </table:table-cell>
          <table:table-cell table:style-name="ce8" office:value-type="float" office:value="0.27494657" calcext:value-type="float">
            <text:p>0.27494657</text:p>
          </table:table-cell>
          <table:table-cell table:style-name="ce8" office:value-type="float" office:value="-0.35620144" calcext:value-type="float">
            <text:p>-0.356201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84]-[.A58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242S" calcext:value-type="time">
            <text:p>18:35:05.24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111094" calcext:value-type="float">
            <text:p>-0.5111094</text:p>
          </table:table-cell>
          <table:table-cell table:style-name="ce8" office:value-type="float" office:value="0.31380937" calcext:value-type="float">
            <text:p>0.31380937</text:p>
          </table:table-cell>
          <table:table-cell table:style-name="ce8" office:value-type="float" office:value="-0.276636" calcext:value-type="float">
            <text:p>-0.2766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85]-[.A58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313S" calcext:value-type="time">
            <text:p>18:35:05.31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709848" calcext:value-type="float">
            <text:p>-0.4709848</text:p>
          </table:table-cell>
          <table:table-cell table:style-name="ce8" office:value-type="float" office:value="0.35142255" calcext:value-type="float">
            <text:p>0.35142255</text:p>
          </table:table-cell>
          <table:table-cell table:style-name="ce8" office:value-type="float" office:value="-0.29225853" calcext:value-type="float">
            <text:p>-0.2922585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86]-[.A58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382S" calcext:value-type="time">
            <text:p>18:35:05.38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1180137" calcext:value-type="float">
            <text:p>-0.41180137</text:p>
          </table:table-cell>
          <table:table-cell table:style-name="ce8" office:value-type="float" office:value="0.41098246" calcext:value-type="float">
            <text:p>0.41098246</text:p>
          </table:table-cell>
          <table:table-cell table:style-name="ce8" office:value-type="float" office:value="-0.18810591" calcext:value-type="float">
            <text:p>-0.1881059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87]-[.A58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456S" calcext:value-type="time">
            <text:p>18:35:05.45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84879" calcext:value-type="float">
            <text:p>-0.484879</text:p>
          </table:table-cell>
          <table:table-cell table:style-name="ce8" office:value-type="float" office:value="0.045348093" calcext:value-type="float">
            <text:p>0.045348093</text:p>
          </table:table-cell>
          <table:table-cell table:style-name="ce8" office:value-type="float" office:value="-0.1890707" calcext:value-type="float">
            <text:p>-0.18907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588]-[.A58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522S" calcext:value-type="time">
            <text:p>18:35:05.522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3331492" calcext:value-type="float">
            <text:p>-0.43331492</text:p>
          </table:table-cell>
          <table:table-cell table:style-name="ce8" office:value-type="float" office:value="0.16561796" calcext:value-type="float">
            <text:p>0.16561796</text:p>
          </table:table-cell>
          <table:table-cell table:style-name="ce8" office:value-type="float" office:value="-0.1466529" calcext:value-type="float">
            <text:p>-0.146652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589]-[.A58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592S" calcext:value-type="time">
            <text:p>18:35:05.59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1615528" calcext:value-type="float">
            <text:p>-0.31615528</text:p>
          </table:table-cell>
          <table:table-cell table:style-name="ce8" office:value-type="float" office:value="0.31890482" calcext:value-type="float">
            <text:p>0.31890482</text:p>
          </table:table-cell>
          <table:table-cell table:style-name="ce8" office:value-type="float" office:value="-0.13001008" calcext:value-type="float">
            <text:p>-0.130010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90]-[.A58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662S" calcext:value-type="time">
            <text:p>18:35:05.66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2081907" calcext:value-type="float">
            <text:p>-0.22081907</text:p>
          </table:table-cell>
          <table:table-cell table:style-name="ce8" office:value-type="float" office:value="0.33359638" calcext:value-type="float">
            <text:p>0.33359638</text:p>
          </table:table-cell>
          <table:table-cell table:style-name="ce8" office:value-type="float" office:value="-0.07657937" calcext:value-type="float">
            <text:p>-0.0765793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91]-[.A5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732S" calcext:value-type="time">
            <text:p>18:35:05.73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6226253" calcext:value-type="float">
            <text:p>-0.16226253</text:p>
          </table:table-cell>
          <table:table-cell table:style-name="ce8" office:value-type="float" office:value="0.31957266" calcext:value-type="float">
            <text:p>0.31957266</text:p>
          </table:table-cell>
          <table:table-cell table:style-name="ce8" office:value-type="float" office:value="-0.209107" calcext:value-type="float">
            <text:p>-0.2091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92]-[.A59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802S" calcext:value-type="time">
            <text:p>18:35:05.80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7899527" calcext:value-type="float">
            <text:p>-0.17899527</text:p>
          </table:table-cell>
          <table:table-cell table:style-name="ce8" office:value-type="float" office:value="0.2271906" calcext:value-type="float">
            <text:p>0.2271906</text:p>
          </table:table-cell>
          <table:table-cell table:style-name="ce8" office:value-type="float" office:value="-0.19962208" calcext:value-type="float">
            <text:p>-0.199622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93]-[.A59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872S" calcext:value-type="time">
            <text:p>18:35:05.87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30400122" calcext:value-type="float">
            <text:p>0.0030400122</text:p>
          </table:table-cell>
          <table:table-cell table:style-name="ce8" office:value-type="float" office:value="-0.70563585" calcext:value-type="float">
            <text:p>-0.70563585</text:p>
          </table:table-cell>
          <table:table-cell table:style-name="ce8" office:value-type="float" office:value="-0.19306318" calcext:value-type="float">
            <text:p>-0.1930631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94]-[.A59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5.942S" calcext:value-type="time">
            <text:p>18:35:05.94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041177" calcext:value-type="float">
            <text:p>0.07041177</text:p>
          </table:table-cell>
          <table:table-cell table:style-name="ce8" office:value-type="float" office:value="-0.4654434" calcext:value-type="float">
            <text:p>-0.4654434</text:p>
          </table:table-cell>
          <table:table-cell table:style-name="ce8" office:value-type="float" office:value="-0.25066113" calcext:value-type="float">
            <text:p>-0.2506611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595]-[.A59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01S" calcext:value-type="time">
            <text:p>18:35:06.01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1341946" calcext:value-type="float">
            <text:p>0.31341946</text:p>
          </table:table-cell>
          <table:table-cell table:style-name="ce8" office:value-type="float" office:value="-0.6337917" calcext:value-type="float">
            <text:p>-0.6337917</text:p>
          </table:table-cell>
          <table:table-cell table:style-name="ce8" office:value-type="float" office:value="-0.21680595" calcext:value-type="float">
            <text:p>-0.216805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596]-[.A59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081S" calcext:value-type="time">
            <text:p>18:35:06.08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2670643" calcext:value-type="float">
            <text:p>0.22670643</text:p>
          </table:table-cell>
          <table:table-cell table:style-name="ce8" office:value-type="float" office:value="-0.5444848" calcext:value-type="float">
            <text:p>-0.5444848</text:p>
          </table:table-cell>
          <table:table-cell table:style-name="ce8" office:value-type="float" office:value="-0.13755697" calcext:value-type="float">
            <text:p>-0.1375569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597]-[.A59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153S" calcext:value-type="time">
            <text:p>18:35:06.15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0156996" calcext:value-type="float">
            <text:p>0.40156996</text:p>
          </table:table-cell>
          <table:table-cell table:style-name="ce8" office:value-type="float" office:value="-0.5904513" calcext:value-type="float">
            <text:p>-0.5904513</text:p>
          </table:table-cell>
          <table:table-cell table:style-name="ce8" office:value-type="float" office:value="-0.14863037" calcext:value-type="float">
            <text:p>-0.1486303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598]-[.A59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222S" calcext:value-type="time">
            <text:p>18:35:06.22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7042174" calcext:value-type="float">
            <text:p>0.37042174</text:p>
          </table:table-cell>
          <table:table-cell table:style-name="ce8" office:value-type="float" office:value="-0.38067386" calcext:value-type="float">
            <text:p>-0.38067386</text:p>
          </table:table-cell>
          <table:table-cell table:style-name="ce8" office:value-type="float" office:value="-0.20935325" calcext:value-type="float">
            <text:p>-0.2093532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599]-[.A59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292S" calcext:value-type="time">
            <text:p>18:35:06.29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913874" calcext:value-type="float">
            <text:p>0.3913874</text:p>
          </table:table-cell>
          <table:table-cell table:style-name="ce8" office:value-type="float" office:value="-0.28020406" calcext:value-type="float">
            <text:p>-0.28020406</text:p>
          </table:table-cell>
          <table:table-cell table:style-name="ce8" office:value-type="float" office:value="-0.23060541" calcext:value-type="float">
            <text:p>-0.2306054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00]-[.A59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362S" calcext:value-type="time">
            <text:p>18:35:06.36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722438" calcext:value-type="float">
            <text:p>0.3722438</text:p>
          </table:table-cell>
          <table:table-cell table:style-name="ce8" office:value-type="float" office:value="-0.5861681" calcext:value-type="float">
            <text:p>-0.5861681</text:p>
          </table:table-cell>
          <table:table-cell table:style-name="ce8" office:value-type="float" office:value="-0.123609334" calcext:value-type="float">
            <text:p>-0.1236093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01]-[.A60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434S" calcext:value-type="time">
            <text:p>18:35:06.43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7657214" calcext:value-type="float">
            <text:p>0.27657214</text:p>
          </table:table-cell>
          <table:table-cell table:style-name="ce8" office:value-type="float" office:value="-0.12193599" calcext:value-type="float">
            <text:p>-0.12193599</text:p>
          </table:table-cell>
          <table:table-cell table:style-name="ce8" office:value-type="float" office:value="-0.13146326" calcext:value-type="float">
            <text:p>-0.1314632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602]-[.A60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502S" calcext:value-type="time">
            <text:p>18:35:06.50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280409" calcext:value-type="float">
            <text:p>0.2280409</text:p>
          </table:table-cell>
          <table:table-cell table:style-name="ce8" office:value-type="float" office:value="-0.20861934" calcext:value-type="float">
            <text:p>-0.20861934</text:p>
          </table:table-cell>
          <table:table-cell table:style-name="ce8" office:value-type="float" office:value="-0.018561063" calcext:value-type="float">
            <text:p>-0.0185610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03]-[.A60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573S" calcext:value-type="time">
            <text:p>18:35:06.57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3511964" calcext:value-type="float">
            <text:p>0.23511964</text:p>
          </table:table-cell>
          <table:table-cell table:style-name="ce8" office:value-type="float" office:value="-0.17237659" calcext:value-type="float">
            <text:p>-0.17237659</text:p>
          </table:table-cell>
          <table:table-cell table:style-name="ce8" office:value-type="float" office:value="-0.022198128" calcext:value-type="float">
            <text:p>-0.02219812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04]-[.A60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642S" calcext:value-type="time">
            <text:p>18:35:06.64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46936" calcext:value-type="float">
            <text:p>0.1746936</text:p>
          </table:table-cell>
          <table:table-cell table:style-name="ce8" office:value-type="float" office:value="-0.16986063" calcext:value-type="float">
            <text:p>-0.16986063</text:p>
          </table:table-cell>
          <table:table-cell table:style-name="ce8" office:value-type="float" office:value="0.0026535254" calcext:value-type="float">
            <text:p>0.00265352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605]-[.A60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713S" calcext:value-type="time">
            <text:p>18:35:06.71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590101" calcext:value-type="float">
            <text:p>0.17590101</text:p>
          </table:table-cell>
          <table:table-cell table:style-name="ce8" office:value-type="float" office:value="-0.12826511" calcext:value-type="float">
            <text:p>-0.12826511</text:p>
          </table:table-cell>
          <table:table-cell table:style-name="ce8" office:value-type="float" office:value="-0.003544436" calcext:value-type="float">
            <text:p>-0.0035444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06]-[.A60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78S" calcext:value-type="time">
            <text:p>18:35:06.78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336462" calcext:value-type="float">
            <text:p>0.16336462</text:p>
          </table:table-cell>
          <table:table-cell table:style-name="ce8" office:value-type="float" office:value="-0.111263834" calcext:value-type="float">
            <text:p>-0.111263834</text:p>
          </table:table-cell>
          <table:table-cell table:style-name="ce8" office:value-type="float" office:value="0.0023031663" calcext:value-type="float">
            <text:p>0.00230316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607]-[.A60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6.852S" calcext:value-type="time">
            <text:p>18:35:06.85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24139" calcext:value-type="float">
            <text:p>0.1424139</text:p>
          </table:table-cell>
          <table:table-cell table:style-name="ce8" office:value-type="float" office:value="-0.11595774" calcext:value-type="float">
            <text:p>-0.11595774</text:p>
          </table:table-cell>
          <table:table-cell table:style-name="ce8" office:value-type="float" office:value="-0.011989647" calcext:value-type="float">
            <text:p>-0.0119896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608]-[.A60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9.187S" calcext:value-type="time">
            <text:p>18:35:09.187</text:p>
          </table:table-cell>
          <table:table-cell office:value-type="time" office:time-value="PT00H00M02.335S" calcext:value-type="time">
            <text:p>00:00:02.33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1608754" calcext:value-type="float">
            <text:p>0.11608754</text:p>
          </table:table-cell>
          <table:table-cell table:style-name="ce8" office:value-type="float" office:value="-0.06371252" calcext:value-type="float">
            <text:p>-0.06371252</text:p>
          </table:table-cell>
          <table:table-cell table:style-name="ce8" office:value-type="float" office:value="0.07402377" calcext:value-type="float">
            <text:p>0.074023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2.335S" calcext:value-type="time">
            <text:p>02.335</text:p>
          </table:table-cell>
          <table:table-cell table:formula="of:=[.A609]-[.A608]" office:value-type="time" office:time-value="PT00H00M02.335S" calcext:value-type="time">
            <text:p>00:00:02.33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09.255S" calcext:value-type="time">
            <text:p>18:35:09.25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0338016" calcext:value-type="float">
            <text:p>0.10338016</text:p>
          </table:table-cell>
          <table:table-cell table:style-name="ce8" office:value-type="float" office:value="-0.047233846" calcext:value-type="float">
            <text:p>-0.047233846</text:p>
          </table:table-cell>
          <table:table-cell table:style-name="ce8" office:value-type="float" office:value="0.060249336" calcext:value-type="float">
            <text:p>0.0602493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610]-[.A60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174S" calcext:value-type="time">
            <text:p>18:35:22.174</text:p>
          </table:table-cell>
          <table:table-cell office:value-type="time" office:time-value="PT00H00M12.919S" calcext:value-type="time">
            <text:p>00:00:12.91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216323" calcext:value-type="float">
            <text:p>0.09216323</text:p>
          </table:table-cell>
          <table:table-cell table:style-name="ce8" office:value-type="float" office:value="-0.049541682" calcext:value-type="float">
            <text:p>-0.049541682</text:p>
          </table:table-cell>
          <table:table-cell table:style-name="ce8" office:value-type="float" office:value="0.06345292" calcext:value-type="float">
            <text:p>0.06345292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12.919S" calcext:value-type="time">
            <text:p>12.919</text:p>
          </table:table-cell>
          <table:table-cell table:formula="of:=[.A611]-[.A610]" office:value-type="time" office:time-value="PT00H00M12.919S" calcext:value-type="time">
            <text:p>00:00:12.91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222S" calcext:value-type="time">
            <text:p>18:35:22.222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228284" calcext:value-type="float">
            <text:p>0.10228284</text:p>
          </table:table-cell>
          <table:table-cell table:style-name="ce8" office:value-type="float" office:value="0.49989492" calcext:value-type="float">
            <text:p>0.49989492</text:p>
          </table:table-cell>
          <table:table-cell table:style-name="ce8" office:value-type="float" office:value="0.4976594" calcext:value-type="float">
            <text:p>0.497659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8S" calcext:value-type="time">
            <text:p>00.048</text:p>
          </table:table-cell>
          <table:table-cell table:formula="of:=[.A612]-[.A611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287S" calcext:value-type="time">
            <text:p>18:35:22.287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204479" calcext:value-type="float">
            <text:p>0.13204479</text:p>
          </table:table-cell>
          <table:table-cell table:style-name="ce8" office:value-type="float" office:value="0.3875031" calcext:value-type="float">
            <text:p>0.3875031</text:p>
          </table:table-cell>
          <table:table-cell table:style-name="ce8" office:value-type="float" office:value="0.45118934" calcext:value-type="float">
            <text:p>0.451189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613]-[.A612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361S" calcext:value-type="time">
            <text:p>18:35:22.361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8840314" calcext:value-type="float">
            <text:p>0.118840314</text:p>
          </table:table-cell>
          <table:table-cell table:style-name="ce8" office:value-type="float" office:value="0.41840616" calcext:value-type="float">
            <text:p>0.41840616</text:p>
          </table:table-cell>
          <table:table-cell table:style-name="ce8" office:value-type="float" office:value="0.3746495" calcext:value-type="float">
            <text:p>0.37464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614]-[.A613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429S" calcext:value-type="time">
            <text:p>18:35:22.42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26643" calcext:value-type="float">
            <text:p>0.1326643</text:p>
          </table:table-cell>
          <table:table-cell table:style-name="ce8" office:value-type="float" office:value="0.3798614" calcext:value-type="float">
            <text:p>0.3798614</text:p>
          </table:table-cell>
          <table:table-cell table:style-name="ce8" office:value-type="float" office:value="0.35410354" calcext:value-type="float">
            <text:p>0.354103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15]-[.A61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5S" calcext:value-type="time">
            <text:p>18:35:22.50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500821" calcext:value-type="float">
            <text:p>0.09500821</text:p>
          </table:table-cell>
          <table:table-cell table:style-name="ce8" office:value-type="float" office:value="0.40449736" calcext:value-type="float">
            <text:p>0.40449736</text:p>
          </table:table-cell>
          <table:table-cell table:style-name="ce8" office:value-type="float" office:value="0.32550472" calcext:value-type="float">
            <text:p>0.3255047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16]-[.A61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569S" calcext:value-type="time">
            <text:p>18:35:22.56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318805" calcext:value-type="float">
            <text:p>0.13318805</text:p>
          </table:table-cell>
          <table:table-cell table:style-name="ce8" office:value-type="float" office:value="0.35064426" calcext:value-type="float">
            <text:p>0.35064426</text:p>
          </table:table-cell>
          <table:table-cell table:style-name="ce8" office:value-type="float" office:value="0.39644542" calcext:value-type="float">
            <text:p>0.396445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617]-[.A61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2.64S" calcext:value-type="time">
            <text:p>18:35:22.64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900011" calcext:value-type="float">
            <text:p>0.07900011</text:p>
          </table:table-cell>
          <table:table-cell table:style-name="ce8" office:value-type="float" office:value="0.33205932" calcext:value-type="float">
            <text:p>0.33205932</text:p>
          </table:table-cell>
          <table:table-cell table:style-name="ce8" office:value-type="float" office:value="0.2377091" calcext:value-type="float">
            <text:p>0.237709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18]-[.A61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177S" calcext:value-type="time">
            <text:p>18:35:24.177</text:p>
          </table:table-cell>
          <table:table-cell office:value-type="time" office:time-value="PT00H00M01.537S" calcext:value-type="time">
            <text:p>00:00:01.53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71266454" calcext:value-type="float">
            <text:p>-0.71266454</text:p>
          </table:table-cell>
          <table:table-cell table:style-name="ce8" office:value-type="float" office:value="0.31269613" calcext:value-type="float">
            <text:p>0.31269613</text:p>
          </table:table-cell>
          <table:table-cell table:style-name="ce8" office:value-type="float" office:value="-0.25144267" calcext:value-type="float">
            <text:p>-0.251442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537S" calcext:value-type="time">
            <text:p>01.537</text:p>
          </table:table-cell>
          <table:table-cell table:formula="of:=[.A619]-[.A618]" office:value-type="time" office:time-value="PT00H00M01.537S" calcext:value-type="time">
            <text:p>00:00:01.53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247S" calcext:value-type="time">
            <text:p>18:35:24.24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7833654" calcext:value-type="float">
            <text:p>-0.57833654</text:p>
          </table:table-cell>
          <table:table-cell table:style-name="ce8" office:value-type="float" office:value="0.32207593" calcext:value-type="float">
            <text:p>0.32207593</text:p>
          </table:table-cell>
          <table:table-cell table:style-name="ce8" office:value-type="float" office:value="-0.18982379" calcext:value-type="float">
            <text:p>-0.1898237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20]-[.A61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321S" calcext:value-type="time">
            <text:p>18:35:24.321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800732" calcext:value-type="float">
            <text:p>-0.4800732</text:p>
          </table:table-cell>
          <table:table-cell table:style-name="ce8" office:value-type="float" office:value="0.20241714" calcext:value-type="float">
            <text:p>0.20241714</text:p>
          </table:table-cell>
          <table:table-cell table:style-name="ce8" office:value-type="float" office:value="-0.18512364" calcext:value-type="float">
            <text:p>-0.1851236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621]-[.A620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388S" calcext:value-type="time">
            <text:p>18:35:24.388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1714892" calcext:value-type="float">
            <text:p>-0.31714892</text:p>
          </table:table-cell>
          <table:table-cell table:style-name="ce8" office:value-type="float" office:value="-0.23025133" calcext:value-type="float">
            <text:p>-0.23025133</text:p>
          </table:table-cell>
          <table:table-cell table:style-name="ce8" office:value-type="float" office:value="-0.32920897" calcext:value-type="float">
            <text:p>-0.3292089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622]-[.A621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459S" calcext:value-type="time">
            <text:p>18:35:24.45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6475533" calcext:value-type="float">
            <text:p>-0.36475533</text:p>
          </table:table-cell>
          <table:table-cell table:style-name="ce8" office:value-type="float" office:value="-0.061547495" calcext:value-type="float">
            <text:p>-0.061547495</text:p>
          </table:table-cell>
          <table:table-cell table:style-name="ce8" office:value-type="float" office:value="-0.3118887" calcext:value-type="float">
            <text:p>-0.31188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23]-[.A62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529S" calcext:value-type="time">
            <text:p>18:35:24.52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40877447" calcext:value-type="float">
            <text:p>-0.040877447</text:p>
          </table:table-cell>
          <table:table-cell table:style-name="ce8" office:value-type="float" office:value="-0.5198947" calcext:value-type="float">
            <text:p>-0.5198947</text:p>
          </table:table-cell>
          <table:table-cell table:style-name="ce8" office:value-type="float" office:value="-0.24510412" calcext:value-type="float">
            <text:p>-0.245104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24]-[.A62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5M24.599S" calcext:value-type="time">
            <text:p>18:35:24.59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206775" calcext:value-type="float">
            <text:p>0.14206775</text:p>
          </table:table-cell>
          <table:table-cell table:style-name="ce8" office:value-type="float" office:value="-0.55535644" calcext:value-type="float">
            <text:p>-0.55535644</text:p>
          </table:table-cell>
          <table:table-cell table:style-name="ce8" office:value-type="float" office:value="-0.20719036" calcext:value-type="float">
            <text:p>-0.207190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25]-[.A62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2.959S" calcext:value-type="time">
            <text:p>18:36:02.959</text:p>
          </table:table-cell>
          <table:table-cell office:value-type="time" office:time-value="PT00H00M38.36S" calcext:value-type="time">
            <text:p>00:00:38.36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20081018" calcext:value-type="float">
            <text:p>0.20081018</text:p>
          </table:table-cell>
          <table:table-cell table:style-name="ce11" office:value-type="float" office:value="-0.42665184" calcext:value-type="float">
            <text:p>-0.42665184</text:p>
          </table:table-cell>
          <table:table-cell table:style-name="ce11" office:value-type="float" office:value="-0.5419889" calcext:value-type="float">
            <text:p>-0.5419889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38.36S" calcext:value-type="time">
            <text:p>38.360</text:p>
          </table:table-cell>
          <table:table-cell table:formula="of:=[.A626]-[.A625]" office:value-type="time" office:time-value="PT00H00M38.36S" calcext:value-type="time">
            <text:p>00:00:38.360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3.019S" calcext:value-type="time">
            <text:p>18:36:03.019</text:p>
          </table:table-cell>
          <table:table-cell office:value-type="time" office:time-value="PT00H00M00.06S" calcext:value-type="time">
            <text:p>00:00:00.06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22137856" calcext:value-type="float">
            <text:p>0.22137856</text:p>
          </table:table-cell>
          <table:table-cell table:style-name="ce11" office:value-type="float" office:value="-0.45210192" calcext:value-type="float">
            <text:p>-0.45210192</text:p>
          </table:table-cell>
          <table:table-cell table:style-name="ce11" office:value-type="float" office:value="-0.5677705" calcext:value-type="float">
            <text:p>-0.56777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S" calcext:value-type="time">
            <text:p>00.060</text:p>
          </table:table-cell>
          <table:table-cell table:formula="of:=[.A627]-[.A626]" office:value-type="time" office:time-value="PT00H00M00.06S" calcext:value-type="time">
            <text:p>00:00:00.060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3.091S" calcext:value-type="time">
            <text:p>18:36:03.09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66745594" calcext:value-type="float">
            <text:p>0.066745594</text:p>
          </table:table-cell>
          <table:table-cell table:style-name="ce11" office:value-type="float" office:value="-0.40623248" calcext:value-type="float">
            <text:p>-0.40623248</text:p>
          </table:table-cell>
          <table:table-cell table:style-name="ce11" office:value-type="float" office:value="-0.47825414" calcext:value-type="float">
            <text:p>-0.478254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628]-[.A62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3.161S" calcext:value-type="time">
            <text:p>18:36:03.16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17663807" calcext:value-type="float">
            <text:p>0.017663807</text:p>
          </table:table-cell>
          <table:table-cell table:style-name="ce11" office:value-type="float" office:value="-0.40757704" calcext:value-type="float">
            <text:p>-0.40757704</text:p>
          </table:table-cell>
          <table:table-cell table:style-name="ce11" office:value-type="float" office:value="-0.27881742" calcext:value-type="float">
            <text:p>-0.278817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629]-[.A62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3.234S" calcext:value-type="time">
            <text:p>18:36:03.23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11901467" calcext:value-type="float">
            <text:p>-0.11901467</text:p>
          </table:table-cell>
          <table:table-cell table:style-name="ce11" office:value-type="float" office:value="-0.090403326" calcext:value-type="float">
            <text:p>-0.090403326</text:p>
          </table:table-cell>
          <table:table-cell table:style-name="ce11" office:value-type="float" office:value="-0.22654602" calcext:value-type="float">
            <text:p>-0.226546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630]-[.A62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3.301S" calcext:value-type="time">
            <text:p>18:36:03.301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18335831" calcext:value-type="float">
            <text:p>-0.18335831</text:p>
          </table:table-cell>
          <table:table-cell table:style-name="ce11" office:value-type="float" office:value="0.0052092685" calcext:value-type="float">
            <text:p>0.0052092685</text:p>
          </table:table-cell>
          <table:table-cell table:style-name="ce11" office:value-type="float" office:value="-0.17400862" calcext:value-type="float">
            <text:p>-0.174008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631]-[.A630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03.371S" calcext:value-type="time">
            <text:p>18:36:03.3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2133623" calcext:value-type="float">
            <text:p>-0.2133623</text:p>
          </table:table-cell>
          <table:table-cell table:style-name="ce11" office:value-type="float" office:value="0.020948082" calcext:value-type="float">
            <text:p>0.020948082</text:p>
          </table:table-cell>
          <table:table-cell table:style-name="ce11" office:value-type="float" office:value="-0.13859017" calcext:value-type="float">
            <text:p>-0.138590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632]-[.A63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6.948S" calcext:value-type="time">
            <text:p>18:36:36.948</text:p>
          </table:table-cell>
          <table:table-cell office:value-type="time" office:time-value="PT00H00M33.577S" calcext:value-type="time">
            <text:p>00:00:33.57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6059909" calcext:value-type="float">
            <text:p>-0.6059909</text:p>
          </table:table-cell>
          <table:table-cell table:style-name="ce11" office:value-type="float" office:value="0.6986873" calcext:value-type="float">
            <text:p>0.6986873</text:p>
          </table:table-cell>
          <table:table-cell table:style-name="ce11" office:value-type="float" office:value="0.13278838" calcext:value-type="float">
            <text:p>0.1327883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33.577S" calcext:value-type="time">
            <text:p>33.577</text:p>
          </table:table-cell>
          <table:table-cell table:formula="of:=[.A633]-[.A632]" office:value-type="time" office:time-value="PT00H00M33.577S" calcext:value-type="time">
            <text:p>00:00:33.577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014S" calcext:value-type="time">
            <text:p>18:36:37.014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5495667" calcext:value-type="float">
            <text:p>-0.5495667</text:p>
          </table:table-cell>
          <table:table-cell table:style-name="ce11" office:value-type="float" office:value="0.63606954" calcext:value-type="float">
            <text:p>0.63606954</text:p>
          </table:table-cell>
          <table:table-cell table:style-name="ce11" office:value-type="float" office:value="0.12280543" calcext:value-type="float">
            <text:p>0.122805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634]-[.A63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082S" calcext:value-type="time">
            <text:p>18:36:37.08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48977602" calcext:value-type="float">
            <text:p>-0.48977602</text:p>
          </table:table-cell>
          <table:table-cell table:style-name="ce11" office:value-type="float" office:value="0.55334634" calcext:value-type="float">
            <text:p>0.55334634</text:p>
          </table:table-cell>
          <table:table-cell table:style-name="ce11" office:value-type="float" office:value="0.108327635" calcext:value-type="float">
            <text:p>0.1083276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635]-[.A63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157S" calcext:value-type="time">
            <text:p>18:36:37.157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44475347" calcext:value-type="float">
            <text:p>-0.44475347</text:p>
          </table:table-cell>
          <table:table-cell table:style-name="ce11" office:value-type="float" office:value="0.50394434" calcext:value-type="float">
            <text:p>0.50394434</text:p>
          </table:table-cell>
          <table:table-cell table:style-name="ce11" office:value-type="float" office:value="0.10672341" calcext:value-type="float">
            <text:p>0.106723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636]-[.A635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223S" calcext:value-type="time">
            <text:p>18:36:37.22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4007176" calcext:value-type="float">
            <text:p>-0.4007176</text:p>
          </table:table-cell>
          <table:table-cell table:style-name="ce11" office:value-type="float" office:value="0.46036145" calcext:value-type="float">
            <text:p>0.46036145</text:p>
          </table:table-cell>
          <table:table-cell table:style-name="ce11" office:value-type="float" office:value="0.093634084" calcext:value-type="float">
            <text:p>0.0936340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637]-[.A636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294S" calcext:value-type="time">
            <text:p>18:36:37.29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3597669" calcext:value-type="float">
            <text:p>-0.3597669</text:p>
          </table:table-cell>
          <table:table-cell table:style-name="ce11" office:value-type="float" office:value="0.4101505" calcext:value-type="float">
            <text:p>0.4101505</text:p>
          </table:table-cell>
          <table:table-cell table:style-name="ce11" office:value-type="float" office:value="0.084490396" calcext:value-type="float">
            <text:p>0.0844903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38]-[.A63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363S" calcext:value-type="time">
            <text:p>18:36:37.36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32269156" calcext:value-type="float">
            <text:p>-0.32269156</text:p>
          </table:table-cell>
          <table:table-cell table:style-name="ce11" office:value-type="float" office:value="0.37199187" calcext:value-type="float">
            <text:p>0.37199187</text:p>
          </table:table-cell>
          <table:table-cell table:style-name="ce11" office:value-type="float" office:value="0.07779917" calcext:value-type="float">
            <text:p>0.077799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39]-[.A63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6M37.435S" calcext:value-type="time">
            <text:p>18:36:37.43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2921802" calcext:value-type="float">
            <text:p>-0.2921802</text:p>
          </table:table-cell>
          <table:table-cell table:style-name="ce11" office:value-type="float" office:value="0.3284206" calcext:value-type="float">
            <text:p>0.3284206</text:p>
          </table:table-cell>
          <table:table-cell table:style-name="ce11" office:value-type="float" office:value="0.06430634" calcext:value-type="float">
            <text:p>0.064306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640]-[.A63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2.971S" calcext:value-type="time">
            <text:p>18:37:02.971</text:p>
          </table:table-cell>
          <table:table-cell office:value-type="time" office:time-value="PT00H00M25.536S" calcext:value-type="time">
            <text:p>00:00:25.53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26999345" calcext:value-type="float">
            <text:p>-0.26999345</text:p>
          </table:table-cell>
          <table:table-cell table:style-name="ce11" office:value-type="float" office:value="0.22197014" calcext:value-type="float">
            <text:p>0.22197014</text:p>
          </table:table-cell>
          <table:table-cell table:style-name="ce11" office:value-type="float" office:value="0.03766088" calcext:value-type="float">
            <text:p>0.0376608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25.536S" calcext:value-type="time">
            <text:p>25.536</text:p>
          </table:table-cell>
          <table:table-cell table:formula="of:=[.A641]-[.A640]" office:value-type="time" office:time-value="PT00H00M25.536S" calcext:value-type="time">
            <text:p>00:00:25.536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3.047S" calcext:value-type="time">
            <text:p>18:37:03.047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24299413" calcext:value-type="float">
            <text:p>-0.24299413</text:p>
          </table:table-cell>
          <table:table-cell table:style-name="ce11" office:value-type="float" office:value="0.19735613" calcext:value-type="float">
            <text:p>0.19735613</text:p>
          </table:table-cell>
          <table:table-cell table:style-name="ce11" office:value-type="float" office:value="0.03015941" calcext:value-type="float">
            <text:p>0.030159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642]-[.A641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3.113S" calcext:value-type="time">
            <text:p>18:37:03.11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21891448" calcext:value-type="float">
            <text:p>-0.21891448</text:p>
          </table:table-cell>
          <table:table-cell table:style-name="ce11" office:value-type="float" office:value="0.18377288" calcext:value-type="float">
            <text:p>0.18377288</text:p>
          </table:table-cell>
          <table:table-cell table:style-name="ce11" office:value-type="float" office:value="0.022309477" calcext:value-type="float">
            <text:p>0.0223094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643]-[.A642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3.184S" calcext:value-type="time">
            <text:p>18:37:03.18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19702305" calcext:value-type="float">
            <text:p>-0.19702305</text:p>
          </table:table-cell>
          <table:table-cell table:style-name="ce11" office:value-type="float" office:value="0.16341805" calcext:value-type="float">
            <text:p>0.16341805</text:p>
          </table:table-cell>
          <table:table-cell table:style-name="ce11" office:value-type="float" office:value="0.019199617" calcext:value-type="float">
            <text:p>0.0191996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44]-[.A64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3.253S" calcext:value-type="time">
            <text:p>18:37:03.25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18281394" calcext:value-type="float">
            <text:p>-0.18281394</text:p>
          </table:table-cell>
          <table:table-cell table:style-name="ce11" office:value-type="float" office:value="0.14905378" calcext:value-type="float">
            <text:p>0.14905378</text:p>
          </table:table-cell>
          <table:table-cell table:style-name="ce11" office:value-type="float" office:value="0.013764028" calcext:value-type="float">
            <text:p>0.0137640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45]-[.A64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3.324S" calcext:value-type="time">
            <text:p>18:37:03.32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16101684" calcext:value-type="float">
            <text:p>-0.16101684</text:p>
          </table:table-cell>
          <table:table-cell table:style-name="ce11" office:value-type="float" office:value="0.12821577" calcext:value-type="float">
            <text:p>0.12821577</text:p>
          </table:table-cell>
          <table:table-cell table:style-name="ce11" office:value-type="float" office:value="0.021396417" calcext:value-type="float">
            <text:p>0.0213964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46]-[.A64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03.393S" calcext:value-type="time">
            <text:p>18:37:03.39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14623353" calcext:value-type="float">
            <text:p>-0.14623353</text:p>
          </table:table-cell>
          <table:table-cell table:style-name="ce11" office:value-type="float" office:value="0.12088737" calcext:value-type="float">
            <text:p>0.12088737</text:p>
          </table:table-cell>
          <table:table-cell table:style-name="ce11" office:value-type="float" office:value="0.017498972" calcext:value-type="float">
            <text:p>0.0174989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47]-[.A64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8" office:value-type="time" office:time-value="PT18H37M43.317S" calcext:value-type="time">
            <text:p>18:37:43.317</text:p>
          </table:table-cell>
          <table:table-cell office:value-type="time" office:time-value="PT00H00M39.924S" calcext:value-type="time">
            <text:p>00:00:39.92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6088683" calcext:value-type="float">
            <text:p>0.6088683</text:p>
          </table:table-cell>
          <table:table-cell table:style-name="ce11" office:value-type="float" office:value="-0.14762227" calcext:value-type="float">
            <text:p>-0.14762227</text:p>
          </table:table-cell>
          <table:table-cell table:style-name="ce11" office:value-type="float" office:value="0.49519247" calcext:value-type="float">
            <text:p>0.49519247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39.924S" calcext:value-type="time">
            <text:p>39.924</text:p>
          </table:table-cell>
          <table:table-cell table:formula="of:=[.A648]-[.A647]" office:value-type="time" office:time-value="PT00H00M39.924S" calcext:value-type="time">
            <text:p>00:00:39.92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3.384S" calcext:value-type="time">
            <text:p>18:37:43.38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5055742" calcext:value-type="float">
            <text:p>0.5055742</text:p>
          </table:table-cell>
          <table:table-cell table:style-name="ce8" office:value-type="float" office:value="-0.10143914" calcext:value-type="float">
            <text:p>-0.10143914</text:p>
          </table:table-cell>
          <table:table-cell table:style-name="ce8" office:value-type="float" office:value="0.4819281" calcext:value-type="float">
            <text:p>0.481928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649]-[.A64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3.454S" calcext:value-type="time">
            <text:p>18:37:43.45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8094454" calcext:value-type="float">
            <text:p>0.48094454</text:p>
          </table:table-cell>
          <table:table-cell table:style-name="ce8" office:value-type="float" office:value="-0.05635872" calcext:value-type="float">
            <text:p>-0.05635872</text:p>
          </table:table-cell>
          <table:table-cell table:style-name="ce8" office:value-type="float" office:value="0.44362298" calcext:value-type="float">
            <text:p>0.4436229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50]-[.A64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3.528S" calcext:value-type="time">
            <text:p>18:37:43.528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3768406" calcext:value-type="float">
            <text:p>0.43768406</text:p>
          </table:table-cell>
          <table:table-cell table:style-name="ce8" office:value-type="float" office:value="0.123080865" calcext:value-type="float">
            <text:p>0.123080865</text:p>
          </table:table-cell>
          <table:table-cell table:style-name="ce8" office:value-type="float" office:value="0.39750284" calcext:value-type="float">
            <text:p>0.397502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651]-[.A650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3.595S" calcext:value-type="time">
            <text:p>18:37:43.59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818307" calcext:value-type="float">
            <text:p>0.3818307</text:p>
          </table:table-cell>
          <table:table-cell table:style-name="ce8" office:value-type="float" office:value="0.15098274" calcext:value-type="float">
            <text:p>0.15098274</text:p>
          </table:table-cell>
          <table:table-cell table:style-name="ce8" office:value-type="float" office:value="0.31600454" calcext:value-type="float">
            <text:p>0.316004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652]-[.A651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3.666S" calcext:value-type="time">
            <text:p>18:37:43.66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4098648" calcext:value-type="float">
            <text:p>0.44098648</text:p>
          </table:table-cell>
          <table:table-cell table:style-name="ce8" office:value-type="float" office:value="0.11017646" calcext:value-type="float">
            <text:p>0.11017646</text:p>
          </table:table-cell>
          <table:table-cell table:style-name="ce8" office:value-type="float" office:value="0.42063454" calcext:value-type="float">
            <text:p>0.420634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53]-[.A65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3.735S" calcext:value-type="time">
            <text:p>18:37:43.73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1886055" calcext:value-type="float">
            <text:p>0.41886055</text:p>
          </table:table-cell>
          <table:table-cell table:style-name="ce8" office:value-type="float" office:value="-0.13221328" calcext:value-type="float">
            <text:p>-0.13221328</text:p>
          </table:table-cell>
          <table:table-cell table:style-name="ce8" office:value-type="float" office:value="0.4359197" calcext:value-type="float">
            <text:p>0.435919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654]-[.A65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4.855S" calcext:value-type="time">
            <text:p>18:37:44.855</text:p>
          </table:table-cell>
          <table:table-cell office:value-type="time" office:time-value="PT00H00M01.12S" calcext:value-type="time">
            <text:p>00:00:01.12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44708666" calcext:value-type="float">
            <text:p>-0.0044708666</text:p>
          </table:table-cell>
          <table:table-cell table:style-name="ce8" office:value-type="float" office:value="-0.24137962" calcext:value-type="float">
            <text:p>-0.24137962</text:p>
          </table:table-cell>
          <table:table-cell table:style-name="ce8" office:value-type="float" office:value="-0.17610486" calcext:value-type="float">
            <text:p>-0.1761048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12S" calcext:value-type="time">
            <text:p>01.120</text:p>
          </table:table-cell>
          <table:table-cell table:formula="of:=[.A655]-[.A654]" office:value-type="time" office:time-value="PT00H00M01.12S" calcext:value-type="time">
            <text:p>00:00:01.12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4.926S" calcext:value-type="time">
            <text:p>18:37:44.92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2336882" calcext:value-type="float">
            <text:p>0.32336882</text:p>
          </table:table-cell>
          <table:table-cell table:style-name="ce8" office:value-type="float" office:value="-0.851812" calcext:value-type="float">
            <text:p>-0.851812</text:p>
          </table:table-cell>
          <table:table-cell table:style-name="ce8" office:value-type="float" office:value="-0.04994949" calcext:value-type="float">
            <text:p>-0.0499494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56]-[.A65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4.998S" calcext:value-type="time">
            <text:p>18:37:44.99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974285" calcext:value-type="float">
            <text:p>0.16974285</text:p>
          </table:table-cell>
          <table:table-cell table:style-name="ce8" office:value-type="float" office:value="-0.54888177" calcext:value-type="float">
            <text:p>-0.54888177</text:p>
          </table:table-cell>
          <table:table-cell table:style-name="ce8" office:value-type="float" office:value="-0.025398867" calcext:value-type="float">
            <text:p>-0.0253988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657]-[.A656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5.066S" calcext:value-type="time">
            <text:p>18:37:45.06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3470216" calcext:value-type="float">
            <text:p>0.33470216</text:p>
          </table:table-cell>
          <table:table-cell table:style-name="ce8" office:value-type="float" office:value="-0.38435" calcext:value-type="float">
            <text:p>-0.38435</text:p>
          </table:table-cell>
          <table:table-cell table:style-name="ce8" office:value-type="float" office:value="-0.02307873" calcext:value-type="float">
            <text:p>-0.023078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58]-[.A65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5.137S" calcext:value-type="time">
            <text:p>18:37:45.13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8277493" calcext:value-type="float">
            <text:p>0.28277493</text:p>
          </table:table-cell>
          <table:table-cell table:style-name="ce8" office:value-type="float" office:value="-0.36612982" calcext:value-type="float">
            <text:p>-0.36612982</text:p>
          </table:table-cell>
          <table:table-cell table:style-name="ce8" office:value-type="float" office:value="-0.008026729" calcext:value-type="float">
            <text:p>-0.00802672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59]-[.A65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5.208S" calcext:value-type="time">
            <text:p>18:37:45.20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1692418" calcext:value-type="float">
            <text:p>0.21692418</text:p>
          </table:table-cell>
          <table:table-cell table:style-name="ce8" office:value-type="float" office:value="-0.31831083" calcext:value-type="float">
            <text:p>-0.31831083</text:p>
          </table:table-cell>
          <table:table-cell table:style-name="ce8" office:value-type="float" office:value="-0.069406666" calcext:value-type="float">
            <text:p>-0.0694066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60]-[.A65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45.278S" calcext:value-type="time">
            <text:p>18:37:45.27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4445051" calcext:value-type="float">
            <text:p>0.24445051</text:p>
          </table:table-cell>
          <table:table-cell table:style-name="ce8" office:value-type="float" office:value="-0.2341848" calcext:value-type="float">
            <text:p>-0.2341848</text:p>
          </table:table-cell>
          <table:table-cell table:style-name="ce8" office:value-type="float" office:value="-0.025332203" calcext:value-type="float">
            <text:p>-0.0253322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61]-[.A66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435S" calcext:value-type="time">
            <text:p>18:37:52.435</text:p>
          </table:table-cell>
          <table:table-cell office:value-type="time" office:time-value="PT00H00M07.157S" calcext:value-type="time">
            <text:p>00:00:07.15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287167" calcext:value-type="float">
            <text:p>0.18287167</text:p>
          </table:table-cell>
          <table:table-cell table:style-name="ce8" office:value-type="float" office:value="0.111133106" calcext:value-type="float">
            <text:p>0.111133106</text:p>
          </table:table-cell>
          <table:table-cell table:style-name="ce8" office:value-type="float" office:value="0.21120979" calcext:value-type="float">
            <text:p>0.2112097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7.157S" calcext:value-type="time">
            <text:p>07.157</text:p>
          </table:table-cell>
          <table:table-cell table:formula="of:=[.A662]-[.A661]" office:value-type="time" office:time-value="PT00H00M07.157S" calcext:value-type="time">
            <text:p>00:00:07.15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502S" calcext:value-type="time">
            <text:p>18:37:52.50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074662" calcext:value-type="float">
            <text:p>0.13074662</text:p>
          </table:table-cell>
          <table:table-cell table:style-name="ce8" office:value-type="float" office:value="0.15429223" calcext:value-type="float">
            <text:p>0.15429223</text:p>
          </table:table-cell>
          <table:table-cell table:style-name="ce8" office:value-type="float" office:value="0.2399667" calcext:value-type="float">
            <text:p>0.23996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663]-[.A662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575S" calcext:value-type="time">
            <text:p>18:37:52.575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60118" calcext:value-type="float">
            <text:p>0.1660118</text:p>
          </table:table-cell>
          <table:table-cell table:style-name="ce8" office:value-type="float" office:value="0.21466865" calcext:value-type="float">
            <text:p>0.21466865</text:p>
          </table:table-cell>
          <table:table-cell table:style-name="ce8" office:value-type="float" office:value="0.24453448" calcext:value-type="float">
            <text:p>0.244534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664]-[.A663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643S" calcext:value-type="time">
            <text:p>18:37:52.64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1752585" calcext:value-type="float">
            <text:p>0.21752585</text:p>
          </table:table-cell>
          <table:table-cell table:style-name="ce8" office:value-type="float" office:value="0.17474474" calcext:value-type="float">
            <text:p>0.17474474</text:p>
          </table:table-cell>
          <table:table-cell table:style-name="ce8" office:value-type="float" office:value="0.23392384" calcext:value-type="float">
            <text:p>0.233923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65]-[.A66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715S" calcext:value-type="time">
            <text:p>18:37:52.71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841488" calcext:value-type="float">
            <text:p>0.17841488</text:p>
          </table:table-cell>
          <table:table-cell table:style-name="ce8" office:value-type="float" office:value="0.09640601" calcext:value-type="float">
            <text:p>0.09640601</text:p>
          </table:table-cell>
          <table:table-cell table:style-name="ce8" office:value-type="float" office:value="0.217343" calcext:value-type="float">
            <text:p>0.21734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666]-[.A66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783S" calcext:value-type="time">
            <text:p>18:37:52.78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707729" calcext:value-type="float">
            <text:p>0.07707729</text:p>
          </table:table-cell>
          <table:table-cell table:style-name="ce8" office:value-type="float" office:value="-0.15449437" calcext:value-type="float">
            <text:p>-0.15449437</text:p>
          </table:table-cell>
          <table:table-cell table:style-name="ce8" office:value-type="float" office:value="0.039383087" calcext:value-type="float">
            <text:p>0.0393830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67]-[.A66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2.854S" calcext:value-type="time">
            <text:p>18:37:52.85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60883146" calcext:value-type="float">
            <text:p>0.0060883146</text:p>
          </table:table-cell>
          <table:table-cell table:style-name="ce8" office:value-type="float" office:value="-0.3130684" calcext:value-type="float">
            <text:p>-0.3130684</text:p>
          </table:table-cell>
          <table:table-cell table:style-name="ce8" office:value-type="float" office:value="-0.15879355" calcext:value-type="float">
            <text:p>-0.158793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68]-[.A66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3.853S" calcext:value-type="time">
            <text:p>18:37:53.853</text:p>
          </table:table-cell>
          <table:table-cell office:value-type="time" office:time-value="PT00H00M00.999S" calcext:value-type="time">
            <text:p>00:00:00.99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1107422" calcext:value-type="float">
            <text:p>-0.021107422</text:p>
          </table:table-cell>
          <table:table-cell table:style-name="ce8" office:value-type="float" office:value="-0.3560291" calcext:value-type="float">
            <text:p>-0.3560291</text:p>
          </table:table-cell>
          <table:table-cell table:style-name="ce8" office:value-type="float" office:value="-0.25541416" calcext:value-type="float">
            <text:p>-0.255414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999S" calcext:value-type="time">
            <text:p>00.999</text:p>
          </table:table-cell>
          <table:table-cell table:formula="of:=[.A669]-[.A668]" office:value-type="time" office:time-value="PT00H00M00.999S" calcext:value-type="time">
            <text:p>00:00:00.99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3.902S" calcext:value-type="time">
            <text:p>18:37:53.902</text:p>
          </table:table-cell>
          <table:table-cell office:value-type="time" office:time-value="PT00H00M00.049S" calcext:value-type="time">
            <text:p>00:00:00.04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4658455" calcext:value-type="float">
            <text:p>-0.44658455</text:p>
          </table:table-cell>
          <table:table-cell table:style-name="ce8" office:value-type="float" office:value="-0.25758445" calcext:value-type="float">
            <text:p>-0.25758445</text:p>
          </table:table-cell>
          <table:table-cell table:style-name="ce8" office:value-type="float" office:value="-0.851699" calcext:value-type="float">
            <text:p>-0.85169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9S" calcext:value-type="time">
            <text:p>00.049</text:p>
          </table:table-cell>
          <table:table-cell table:formula="of:=[.A670]-[.A669]" office:value-type="time" office:time-value="PT00H00M00.049S" calcext:value-type="time">
            <text:p>00:00:00.04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3.973S" calcext:value-type="time">
            <text:p>18:37:53.97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7773182" calcext:value-type="float">
            <text:p>-0.47773182</text:p>
          </table:table-cell>
          <table:table-cell table:style-name="ce8" office:value-type="float" office:value="-0.112734124" calcext:value-type="float">
            <text:p>-0.112734124</text:p>
          </table:table-cell>
          <table:table-cell table:style-name="ce8" office:value-type="float" office:value="-0.55669016" calcext:value-type="float">
            <text:p>-0.556690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71]-[.A67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4.045S" calcext:value-type="time">
            <text:p>18:37:54.04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24026" calcext:value-type="float">
            <text:p>-0.424026</text:p>
          </table:table-cell>
          <table:table-cell table:style-name="ce8" office:value-type="float" office:value="0.005765817" calcext:value-type="float">
            <text:p>0.005765817</text:p>
          </table:table-cell>
          <table:table-cell table:style-name="ce8" office:value-type="float" office:value="-0.41796455" calcext:value-type="float">
            <text:p>-0.417964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672]-[.A67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4.113S" calcext:value-type="time">
            <text:p>18:37:54.11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7129623" calcext:value-type="float">
            <text:p>-0.37129623</text:p>
          </table:table-cell>
          <table:table-cell table:style-name="ce8" office:value-type="float" office:value="0.16602905" calcext:value-type="float">
            <text:p>0.16602905</text:p>
          </table:table-cell>
          <table:table-cell table:style-name="ce8" office:value-type="float" office:value="-0.24477163" calcext:value-type="float">
            <text:p>-0.244771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73]-[.A67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4.185S" calcext:value-type="time">
            <text:p>18:37:54.18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3570468" calcext:value-type="float">
            <text:p>-0.33570468</text:p>
          </table:table-cell>
          <table:table-cell table:style-name="ce8" office:value-type="float" office:value="0.25335678" calcext:value-type="float">
            <text:p>0.25335678</text:p>
          </table:table-cell>
          <table:table-cell table:style-name="ce8" office:value-type="float" office:value="-0.11196925" calcext:value-type="float">
            <text:p>-0.1119692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674]-[.A673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4.254S" calcext:value-type="time">
            <text:p>18:37:54.25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410258" calcext:value-type="float">
            <text:p>-0.3410258</text:p>
          </table:table-cell>
          <table:table-cell table:style-name="ce8" office:value-type="float" office:value="0.2809752" calcext:value-type="float">
            <text:p>0.2809752</text:p>
          </table:table-cell>
          <table:table-cell table:style-name="ce8" office:value-type="float" office:value="-0.0069490788" calcext:value-type="float">
            <text:p>-0.006949078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675]-[.A67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7M54.324S" calcext:value-type="time">
            <text:p>18:37:54.32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4405702" calcext:value-type="float">
            <text:p>-0.34405702</text:p>
          </table:table-cell>
          <table:table-cell table:style-name="ce8" office:value-type="float" office:value="0.29682297" calcext:value-type="float">
            <text:p>0.29682297</text:p>
          </table:table-cell>
          <table:table-cell table:style-name="ce8" office:value-type="float" office:value="-0.057889935" calcext:value-type="float">
            <text:p>-0.0578899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76]-[.A67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0.973S" calcext:value-type="time">
            <text:p>18:38:00.973</text:p>
          </table:table-cell>
          <table:table-cell office:value-type="time" office:time-value="PT00H00M06.649S" calcext:value-type="time">
            <text:p>00:00:06.64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2360062" calcext:value-type="float">
            <text:p>0.32360062</text:p>
          </table:table-cell>
          <table:table-cell table:style-name="ce8" office:value-type="float" office:value="-0.32502237" calcext:value-type="float">
            <text:p>-0.32502237</text:p>
          </table:table-cell>
          <table:table-cell table:style-name="ce8" office:value-type="float" office:value="0.052269187" calcext:value-type="float">
            <text:p>0.0522691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6.649S" calcext:value-type="time">
            <text:p>06.649</text:p>
          </table:table-cell>
          <table:table-cell table:formula="of:=[.A677]-[.A676]" office:value-type="time" office:time-value="PT00H00M06.649S" calcext:value-type="time">
            <text:p>00:00:06.64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1.04S" calcext:value-type="time">
            <text:p>18:38:01.04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0288607" calcext:value-type="float">
            <text:p>0.30288607</text:p>
          </table:table-cell>
          <table:table-cell table:style-name="ce8" office:value-type="float" office:value="-0.291861" calcext:value-type="float">
            <text:p>-0.291861</text:p>
          </table:table-cell>
          <table:table-cell table:style-name="ce8" office:value-type="float" office:value="0.04880007" calcext:value-type="float">
            <text:p>0.048800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678]-[.A67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1.111S" calcext:value-type="time">
            <text:p>18:38:01.11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6600567" calcext:value-type="float">
            <text:p>0.26600567</text:p>
          </table:table-cell>
          <table:table-cell table:style-name="ce8" office:value-type="float" office:value="-0.25915927" calcext:value-type="float">
            <text:p>-0.25915927</text:p>
          </table:table-cell>
          <table:table-cell table:style-name="ce8" office:value-type="float" office:value="0.04392008" calcext:value-type="float">
            <text:p>0.043920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79]-[.A67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1.18S" calcext:value-type="time">
            <text:p>18:38:01.18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42701" calcext:value-type="float">
            <text:p>0.242701</text:p>
          </table:table-cell>
          <table:table-cell table:style-name="ce8" office:value-type="float" office:value="-0.23961535" calcext:value-type="float">
            <text:p>-0.23961535</text:p>
          </table:table-cell>
          <table:table-cell table:style-name="ce8" office:value-type="float" office:value="0.03271656" calcext:value-type="float">
            <text:p>0.032716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80]-[.A67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1.251S" calcext:value-type="time">
            <text:p>18:38:01.25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1711256" calcext:value-type="float">
            <text:p>0.21711256</text:p>
          </table:table-cell>
          <table:table-cell table:style-name="ce8" office:value-type="float" office:value="-0.2103804" calcext:value-type="float">
            <text:p>-0.2103804</text:p>
          </table:table-cell>
          <table:table-cell table:style-name="ce8" office:value-type="float" office:value="0.034718357" calcext:value-type="float">
            <text:p>0.0347183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81]-[.A68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1.32S" calcext:value-type="time">
            <text:p>18:38:01.32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0089446" calcext:value-type="float">
            <text:p>0.20089446</text:p>
          </table:table-cell>
          <table:table-cell table:style-name="ce8" office:value-type="float" office:value="-0.1972525" calcext:value-type="float">
            <text:p>-0.1972525</text:p>
          </table:table-cell>
          <table:table-cell table:style-name="ce8" office:value-type="float" office:value="0.032345172" calcext:value-type="float">
            <text:p>0.0323451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682]-[.A68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1.391S" calcext:value-type="time">
            <text:p>18:38:01.39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7706966" calcext:value-type="float">
            <text:p>0.17706966</text:p>
          </table:table-cell>
          <table:table-cell table:style-name="ce8" office:value-type="float" office:value="-0.17313273" calcext:value-type="float">
            <text:p>-0.17313273</text:p>
          </table:table-cell>
          <table:table-cell table:style-name="ce8" office:value-type="float" office:value="0.02976981" calcext:value-type="float">
            <text:p>0.029769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683]-[.A68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7.942S" calcext:value-type="time">
            <text:p>18:38:07.942</text:p>
          </table:table-cell>
          <table:table-cell office:value-type="time" office:time-value="PT00H00M06.551S" calcext:value-type="time">
            <text:p>00:00:06.55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12976" calcext:value-type="float">
            <text:p>0.212976</text:p>
          </table:table-cell>
          <table:table-cell table:style-name="ce8" office:value-type="float" office:value="0.3170321" calcext:value-type="float">
            <text:p>0.3170321</text:p>
          </table:table-cell>
          <table:table-cell table:style-name="ce8" office:value-type="float" office:value="0.35001063" calcext:value-type="float">
            <text:p>0.350010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6.551S" calcext:value-type="time">
            <text:p>06.551</text:p>
          </table:table-cell>
          <table:table-cell table:formula="of:=[.A684]-[.A683]" office:value-type="time" office:time-value="PT00H00M06.551S" calcext:value-type="time">
            <text:p>00:00:06.55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8.007S" calcext:value-type="time">
            <text:p>18:38:08.007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783561" calcext:value-type="float">
            <text:p>0.17783561</text:p>
          </table:table-cell>
          <table:table-cell table:style-name="ce8" office:value-type="float" office:value="0.29653496" calcext:value-type="float">
            <text:p>0.29653496</text:p>
          </table:table-cell>
          <table:table-cell table:style-name="ce8" office:value-type="float" office:value="0.34027803" calcext:value-type="float">
            <text:p>0.340278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685]-[.A684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8.078S" calcext:value-type="time">
            <text:p>18:38:08.07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763505" calcext:value-type="float">
            <text:p>0.15763505</text:p>
          </table:table-cell>
          <table:table-cell table:style-name="ce8" office:value-type="float" office:value="0.27611" calcext:value-type="float">
            <text:p>0.27611</text:p>
          </table:table-cell>
          <table:table-cell table:style-name="ce8" office:value-type="float" office:value="0.3644778" calcext:value-type="float">
            <text:p>0.36447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86]-[.A68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8.149S" calcext:value-type="time">
            <text:p>18:38:08.14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220356" calcext:value-type="float">
            <text:p>0.13220356</text:p>
          </table:table-cell>
          <table:table-cell table:style-name="ce8" office:value-type="float" office:value="0.40296677" calcext:value-type="float">
            <text:p>0.40296677</text:p>
          </table:table-cell>
          <table:table-cell table:style-name="ce8" office:value-type="float" office:value="0.27617452" calcext:value-type="float">
            <text:p>0.2761745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87]-[.A68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8.218S" calcext:value-type="time">
            <text:p>18:38:08.21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96375" calcext:value-type="float">
            <text:p>0.1396375</text:p>
          </table:table-cell>
          <table:table-cell table:style-name="ce8" office:value-type="float" office:value="0.37145916" calcext:value-type="float">
            <text:p>0.37145916</text:p>
          </table:table-cell>
          <table:table-cell table:style-name="ce8" office:value-type="float" office:value="0.2837133" calcext:value-type="float">
            <text:p>0.283713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688]-[.A68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8.289S" calcext:value-type="time">
            <text:p>18:38:08.28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039056" calcext:value-type="float">
            <text:p>0.16039056</text:p>
          </table:table-cell>
          <table:table-cell table:style-name="ce8" office:value-type="float" office:value="0.37430343" calcext:value-type="float">
            <text:p>0.37430343</text:p>
          </table:table-cell>
          <table:table-cell table:style-name="ce8" office:value-type="float" office:value="0.23183131" calcext:value-type="float">
            <text:p>0.2318313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89]-[.A68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8.359S" calcext:value-type="time">
            <text:p>18:38:08.35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621186" calcext:value-type="float">
            <text:p>0.17621186</text:p>
          </table:table-cell>
          <table:table-cell table:style-name="ce8" office:value-type="float" office:value="0.29182917" calcext:value-type="float">
            <text:p>0.29182917</text:p>
          </table:table-cell>
          <table:table-cell table:style-name="ce8" office:value-type="float" office:value="0.26248115" calcext:value-type="float">
            <text:p>0.2624811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690]-[.A68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9.637S" calcext:value-type="time">
            <text:p>18:38:09.637</text:p>
          </table:table-cell>
          <table:table-cell office:value-type="time" office:time-value="PT00H00M01.278S" calcext:value-type="time">
            <text:p>00:00:01.27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3889797" calcext:value-type="float">
            <text:p>-0.033889797</text:p>
          </table:table-cell>
          <table:table-cell table:style-name="ce8" office:value-type="float" office:value="-0.42597678" calcext:value-type="float">
            <text:p>-0.42597678</text:p>
          </table:table-cell>
          <table:table-cell table:style-name="ce8" office:value-type="float" office:value="-0.13071036" calcext:value-type="float">
            <text:p>-0.130710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278S" calcext:value-type="time">
            <text:p>01.278</text:p>
          </table:table-cell>
          <table:table-cell table:formula="of:=[.A691]-[.A690]" office:value-type="time" office:time-value="PT00H00M01.278S" calcext:value-type="time">
            <text:p>00:00:01.27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9.708S" calcext:value-type="time">
            <text:p>18:38:09.70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9004672" calcext:value-type="float">
            <text:p>-0.09004672</text:p>
          </table:table-cell>
          <table:table-cell table:style-name="ce8" office:value-type="float" office:value="-0.41392115" calcext:value-type="float">
            <text:p>-0.41392115</text:p>
          </table:table-cell>
          <table:table-cell table:style-name="ce8" office:value-type="float" office:value="-0.02183853" calcext:value-type="float">
            <text:p>-0.0218385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92]-[.A69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9.781S" calcext:value-type="time">
            <text:p>18:38:09.781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660933" calcext:value-type="float">
            <text:p>0.08660933</text:p>
          </table:table-cell>
          <table:table-cell table:style-name="ce8" office:value-type="float" office:value="-0.27277312" calcext:value-type="float">
            <text:p>-0.27277312</text:p>
          </table:table-cell>
          <table:table-cell table:style-name="ce8" office:value-type="float" office:value="0.049339503" calcext:value-type="float">
            <text:p>0.0493395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693]-[.A69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9.848S" calcext:value-type="time">
            <text:p>18:38:09.848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80607" calcext:value-type="float">
            <text:p>0.0680607</text:p>
          </table:table-cell>
          <table:table-cell table:style-name="ce8" office:value-type="float" office:value="-0.12398704" calcext:value-type="float">
            <text:p>-0.12398704</text:p>
          </table:table-cell>
          <table:table-cell table:style-name="ce8" office:value-type="float" office:value="0.02770636" calcext:value-type="float">
            <text:p>0.027706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694]-[.A693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9.919S" calcext:value-type="time">
            <text:p>18:38:09.91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46433" calcext:value-type="float">
            <text:p>0.1346433</text:p>
          </table:table-cell>
          <table:table-cell table:style-name="ce8" office:value-type="float" office:value="-0.024137175" calcext:value-type="float">
            <text:p>-0.024137175</text:p>
          </table:table-cell>
          <table:table-cell table:style-name="ce8" office:value-type="float" office:value="0.044491366" calcext:value-type="float">
            <text:p>0.0444913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95]-[.A69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09.988S" calcext:value-type="time">
            <text:p>18:38:09.98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578834" calcext:value-type="float">
            <text:p>0.14578834</text:p>
          </table:table-cell>
          <table:table-cell table:style-name="ce8" office:value-type="float" office:value="0.010576369" calcext:value-type="float">
            <text:p>0.010576369</text:p>
          </table:table-cell>
          <table:table-cell table:style-name="ce8" office:value-type="float" office:value="0.05893868" calcext:value-type="float">
            <text:p>0.0589386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696]-[.A69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059S" calcext:value-type="time">
            <text:p>18:38:10.05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0086282" calcext:value-type="float">
            <text:p>0.20086282</text:p>
          </table:table-cell>
          <table:table-cell table:style-name="ce8" office:value-type="float" office:value="-0.0054226783" calcext:value-type="float">
            <text:p>-0.0054226783</text:p>
          </table:table-cell>
          <table:table-cell table:style-name="ce8" office:value-type="float" office:value="0.05678017" calcext:value-type="float">
            <text:p>0.056780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697]-[.A69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252S" calcext:value-type="time">
            <text:p>18:38:10.252</text:p>
          </table:table-cell>
          <table:table-cell office:value-type="time" office:time-value="PT00H00M00.193S" calcext:value-type="time">
            <text:p>00:00:00.19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73781" calcext:value-type="float">
            <text:p>0.1473781</text:p>
          </table:table-cell>
          <table:table-cell table:style-name="ce8" office:value-type="float" office:value="0.045656685" calcext:value-type="float">
            <text:p>0.045656685</text:p>
          </table:table-cell>
          <table:table-cell table:style-name="ce8" office:value-type="float" office:value="0.091531835" calcext:value-type="float">
            <text:p>0.0915318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193S" calcext:value-type="time">
            <text:p>00.193</text:p>
          </table:table-cell>
          <table:table-cell table:formula="of:=[.A698]-[.A697]" office:value-type="time" office:time-value="PT00H00M00.193S" calcext:value-type="time">
            <text:p>00:00:00.19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32S" calcext:value-type="time">
            <text:p>18:38:10.32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538934" calcext:value-type="float">
            <text:p>0.12538934</text:p>
          </table:table-cell>
          <table:table-cell table:style-name="ce8" office:value-type="float" office:value="0.05229705" calcext:value-type="float">
            <text:p>0.05229705</text:p>
          </table:table-cell>
          <table:table-cell table:style-name="ce8" office:value-type="float" office:value="0.09204666" calcext:value-type="float">
            <text:p>0.092046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699]-[.A69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394S" calcext:value-type="time">
            <text:p>18:38:10.394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03399" calcext:value-type="float">
            <text:p>0.12603399</text:p>
          </table:table-cell>
          <table:table-cell table:style-name="ce8" office:value-type="float" office:value="0.061569277" calcext:value-type="float">
            <text:p>0.061569277</text:p>
          </table:table-cell>
          <table:table-cell table:style-name="ce8" office:value-type="float" office:value="0.08547865" calcext:value-type="float">
            <text:p>0.0854786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700]-[.A699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46S" calcext:value-type="time">
            <text:p>18:38:10.460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717083" calcext:value-type="float">
            <text:p>0.09717083</text:p>
          </table:table-cell>
          <table:table-cell table:style-name="ce8" office:value-type="float" office:value="0.06266332" calcext:value-type="float">
            <text:p>0.06266332</text:p>
          </table:table-cell>
          <table:table-cell table:style-name="ce8" office:value-type="float" office:value="0.073634945" calcext:value-type="float">
            <text:p>0.07363494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701]-[.A700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532S" calcext:value-type="time">
            <text:p>18:38:10.53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184827" calcext:value-type="float">
            <text:p>0.09184827</text:p>
          </table:table-cell>
          <table:table-cell table:style-name="ce8" office:value-type="float" office:value="0.0654058" calcext:value-type="float">
            <text:p>0.0654058</text:p>
          </table:table-cell>
          <table:table-cell table:style-name="ce8" office:value-type="float" office:value="0.08890332" calcext:value-type="float">
            <text:p>0.0889033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702]-[.A70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602S" calcext:value-type="time">
            <text:p>18:38:10.60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8376336" calcext:value-type="float">
            <text:p>0.088376336</text:p>
          </table:table-cell>
          <table:table-cell table:style-name="ce8" office:value-type="float" office:value="0.07336718" calcext:value-type="float">
            <text:p>0.07336718</text:p>
          </table:table-cell>
          <table:table-cell table:style-name="ce8" office:value-type="float" office:value="0.06924635" calcext:value-type="float">
            <text:p>0.069246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703]-[.A70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673S" calcext:value-type="time">
            <text:p>18:38:10.67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9099245" calcext:value-type="float">
            <text:p>0.079099245</text:p>
          </table:table-cell>
          <table:table-cell table:style-name="ce8" office:value-type="float" office:value="0.05306662" calcext:value-type="float">
            <text:p>0.05306662</text:p>
          </table:table-cell>
          <table:table-cell table:style-name="ce8" office:value-type="float" office:value="0.05529048" calcext:value-type="float">
            <text:p>0.055290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704]-[.A70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0.743S" calcext:value-type="time">
            <text:p>18:38:10.74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3718624" calcext:value-type="float">
            <text:p>0.063718624</text:p>
          </table:table-cell>
          <table:table-cell table:style-name="ce8" office:value-type="float" office:value="0.038970854" calcext:value-type="float">
            <text:p>0.038970854</text:p>
          </table:table-cell>
          <table:table-cell table:style-name="ce8" office:value-type="float" office:value="0.0675593" calcext:value-type="float">
            <text:p>0.067559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705]-[.A7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303S" calcext:value-type="time">
            <text:p>18:38:16.303</text:p>
          </table:table-cell>
          <table:table-cell office:value-type="time" office:time-value="PT00H00M05.56S" calcext:value-type="time">
            <text:p>00:00:05.56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071552" calcext:value-type="float">
            <text:p>-0.4071552</text:p>
          </table:table-cell>
          <table:table-cell table:style-name="ce8" office:value-type="float" office:value="-0.30418405" calcext:value-type="float">
            <text:p>-0.30418405</text:p>
          </table:table-cell>
          <table:table-cell table:style-name="ce8" office:value-type="float" office:value="-0.6267211" calcext:value-type="float">
            <text:p>-0.626721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5.56S" calcext:value-type="time">
            <text:p>05.560</text:p>
          </table:table-cell>
          <table:table-cell table:formula="of:=[.A706]-[.A705]" office:value-type="time" office:time-value="PT00H00M05.56S" calcext:value-type="time">
            <text:p>00:00:05.56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374S" calcext:value-type="time">
            <text:p>18:38:16.37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026701" calcext:value-type="float">
            <text:p>-0.5026701</text:p>
          </table:table-cell>
          <table:table-cell table:style-name="ce8" office:value-type="float" office:value="-0.18499613" calcext:value-type="float">
            <text:p>-0.18499613</text:p>
          </table:table-cell>
          <table:table-cell table:style-name="ce8" office:value-type="float" office:value="-0.5559191" calcext:value-type="float">
            <text:p>-0.555919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707]-[.A70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447S" calcext:value-type="time">
            <text:p>18:38:16.44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88658" calcext:value-type="float">
            <text:p>-0.488658</text:p>
          </table:table-cell>
          <table:table-cell table:style-name="ce8" office:value-type="float" office:value="-0.05597408" calcext:value-type="float">
            <text:p>-0.05597408</text:p>
          </table:table-cell>
          <table:table-cell table:style-name="ce8" office:value-type="float" office:value="-0.38606936" calcext:value-type="float">
            <text:p>-0.386069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708]-[.A707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514S" calcext:value-type="time">
            <text:p>18:38:16.51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6703827" calcext:value-type="float">
            <text:p>-0.46703827</text:p>
          </table:table-cell>
          <table:table-cell table:style-name="ce8" office:value-type="float" office:value="0.12166924" calcext:value-type="float">
            <text:p>0.12166924</text:p>
          </table:table-cell>
          <table:table-cell table:style-name="ce8" office:value-type="float" office:value="-0.3215347" calcext:value-type="float">
            <text:p>-0.32153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709]-[.A70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586S" calcext:value-type="time">
            <text:p>18:38:16.58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6142334" calcext:value-type="float">
            <text:p>-0.46142334</text:p>
          </table:table-cell>
          <table:table-cell table:style-name="ce8" office:value-type="float" office:value="0.04336465" calcext:value-type="float">
            <text:p>0.04336465</text:p>
          </table:table-cell>
          <table:table-cell table:style-name="ce8" office:value-type="float" office:value="-0.2981703" calcext:value-type="float">
            <text:p>-0.29817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710]-[.A70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655S" calcext:value-type="time">
            <text:p>18:38:16.65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517556" calcext:value-type="float">
            <text:p>-0.4517556</text:p>
          </table:table-cell>
          <table:table-cell table:style-name="ce8" office:value-type="float" office:value="0.09264148" calcext:value-type="float">
            <text:p>0.09264148</text:p>
          </table:table-cell>
          <table:table-cell table:style-name="ce8" office:value-type="float" office:value="-0.23078004" calcext:value-type="float">
            <text:p>-0.2307800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711]-[.A71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16.726S" calcext:value-type="time">
            <text:p>18:38:16.72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5865524" calcext:value-type="float">
            <text:p>-0.45865524</text:p>
          </table:table-cell>
          <table:table-cell table:style-name="ce8" office:value-type="float" office:value="0.034598015" calcext:value-type="float">
            <text:p>0.034598015</text:p>
          </table:table-cell>
          <table:table-cell table:style-name="ce8" office:value-type="float" office:value="-0.21627136" calcext:value-type="float">
            <text:p>-0.216271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712]-[.A71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38M50.543S" calcext:value-type="time">
            <text:p>18:38:50.543</text:p>
          </table:table-cell>
          <table:table-cell office:value-type="time" office:time-value="PT00H00M33.817S" calcext:value-type="time">
            <text:p>00:00:33.81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3817415" calcext:value-type="float">
            <text:p>0.3817415</text:p>
          </table:table-cell>
          <table:table-cell table:style-name="ce8" office:value-type="float" office:value="0.5112408" calcext:value-type="float">
            <text:p>0.5112408</text:p>
          </table:table-cell>
          <table:table-cell table:style-name="ce8" office:value-type="float" office:value="0.34017026" calcext:value-type="float">
            <text:p>0.34017026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33.817S" calcext:value-type="time">
            <text:p>33.817</text:p>
          </table:table-cell>
          <table:table-cell table:formula="of:=[.A713]-[.A712]" office:value-type="time" office:time-value="PT00H00M33.817S" calcext:value-type="time">
            <text:p>00:00:33.81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0.608S" calcext:value-type="time">
            <text:p>18:38:50.608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886113" calcext:value-type="float">
            <text:p>0.3886113</text:p>
          </table:table-cell>
          <table:table-cell table:style-name="ce9" office:value-type="float" office:value="0.14414987" calcext:value-type="float">
            <text:p>0.14414987</text:p>
          </table:table-cell>
          <table:table-cell table:style-name="ce9" office:value-type="float" office:value="0.3428476" calcext:value-type="float">
            <text:p>0.34284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714]-[.A713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0.679S" calcext:value-type="time">
            <text:p>18:38:50.67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4779703" calcext:value-type="float">
            <text:p>0.24779703</text:p>
          </table:table-cell>
          <table:table-cell table:style-name="ce9" office:value-type="float" office:value="-0.0014418432" calcext:value-type="float">
            <text:p>-0.0014418432</text:p>
          </table:table-cell>
          <table:table-cell table:style-name="ce9" office:value-type="float" office:value="0.24506181" calcext:value-type="float">
            <text:p>0.245061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15]-[.A71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0.752S" calcext:value-type="time">
            <text:p>18:38:50.752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4103491" calcext:value-type="float">
            <text:p>0.24103491</text:p>
          </table:table-cell>
          <table:table-cell table:style-name="ce9" office:value-type="float" office:value="-0.084134586" calcext:value-type="float">
            <text:p>-0.084134586</text:p>
          </table:table-cell>
          <table:table-cell table:style-name="ce9" office:value-type="float" office:value="0.053124044" calcext:value-type="float">
            <text:p>0.0531240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716]-[.A715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0.819S" calcext:value-type="time">
            <text:p>18:38:50.81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8592554" calcext:value-type="float">
            <text:p>0.28592554</text:p>
          </table:table-cell>
          <table:table-cell table:style-name="ce9" office:value-type="float" office:value="-0.29830414" calcext:value-type="float">
            <text:p>-0.29830414</text:p>
          </table:table-cell>
          <table:table-cell table:style-name="ce9" office:value-type="float" office:value="-0.15939051" calcext:value-type="float">
            <text:p>-0.159390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717]-[.A71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0.891S" calcext:value-type="time">
            <text:p>18:38:50.89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8721583" calcext:value-type="float">
            <text:p>0.28721583</text:p>
          </table:table-cell>
          <table:table-cell table:style-name="ce9" office:value-type="float" office:value="-0.0028243167" calcext:value-type="float">
            <text:p>-0.0028243167</text:p>
          </table:table-cell>
          <table:table-cell table:style-name="ce9" office:value-type="float" office:value="0.08967844" calcext:value-type="float">
            <text:p>0.08967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718]-[.A71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0.959S" calcext:value-type="time">
            <text:p>18:38:50.95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160626" calcext:value-type="float">
            <text:p>0.3160626</text:p>
          </table:table-cell>
          <table:table-cell table:style-name="ce9" office:value-type="float" office:value="-0.22292764" calcext:value-type="float">
            <text:p>-0.22292764</text:p>
          </table:table-cell>
          <table:table-cell table:style-name="ce9" office:value-type="float" office:value="0.102243766" calcext:value-type="float">
            <text:p>0.1022437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19]-[.A71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1.843S" calcext:value-type="time">
            <text:p>18:38:51.843</text:p>
          </table:table-cell>
          <table:table-cell office:value-type="time" office:time-value="PT00H00M00.884S" calcext:value-type="time">
            <text:p>00:00:00.88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7914232" calcext:value-type="float">
            <text:p>-0.27914232</text:p>
          </table:table-cell>
          <table:table-cell table:style-name="ce9" office:value-type="float" office:value="-0.41618666" calcext:value-type="float">
            <text:p>-0.41618666</text:p>
          </table:table-cell>
          <table:table-cell table:style-name="ce9" office:value-type="float" office:value="-0.3355685" calcext:value-type="float">
            <text:p>-0.33556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884S" calcext:value-type="time">
            <text:p>00.884</text:p>
          </table:table-cell>
          <table:table-cell table:formula="of:=[.A720]-[.A719]" office:value-type="time" office:time-value="PT00H00M00.884S" calcext:value-type="time">
            <text:p>00:00:00.88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1.914S" calcext:value-type="time">
            <text:p>18:38:51.91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3123294" calcext:value-type="float">
            <text:p>-0.23123294</text:p>
          </table:table-cell>
          <table:table-cell table:style-name="ce9" office:value-type="float" office:value="-0.24624765" calcext:value-type="float">
            <text:p>-0.24624765</text:p>
          </table:table-cell>
          <table:table-cell table:style-name="ce9" office:value-type="float" office:value="-0.2457616" calcext:value-type="float">
            <text:p>-0.24576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21]-[.A72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1.985S" calcext:value-type="time">
            <text:p>18:38:51.98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1184501" calcext:value-type="float">
            <text:p>-0.21184501</text:p>
          </table:table-cell>
          <table:table-cell table:style-name="ce9" office:value-type="float" office:value="-0.06254088" calcext:value-type="float">
            <text:p>-0.06254088</text:p>
          </table:table-cell>
          <table:table-cell table:style-name="ce9" office:value-type="float" office:value="-0.08803116" calcext:value-type="float">
            <text:p>-0.088031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22]-[.A72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2.054S" calcext:value-type="time">
            <text:p>18:38:52.05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0689588" calcext:value-type="float">
            <text:p>-0.30689588</text:p>
          </table:table-cell>
          <table:table-cell table:style-name="ce9" office:value-type="float" office:value="-0.03958755" calcext:value-type="float">
            <text:p>-0.03958755</text:p>
          </table:table-cell>
          <table:table-cell table:style-name="ce9" office:value-type="float" office:value="-0.1286665" calcext:value-type="float">
            <text:p>-0.12866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23]-[.A72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2.125S" calcext:value-type="time">
            <text:p>18:38:52.12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6502461" calcext:value-type="float">
            <text:p>-0.16502461</text:p>
          </table:table-cell>
          <table:table-cell table:style-name="ce9" office:value-type="float" office:value="-0.13033095" calcext:value-type="float">
            <text:p>-0.13033095</text:p>
          </table:table-cell>
          <table:table-cell table:style-name="ce9" office:value-type="float" office:value="-0.030106483" calcext:value-type="float">
            <text:p>-0.0301064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24]-[.A72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2.195S" calcext:value-type="time">
            <text:p>18:38:52.19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9754718" calcext:value-type="float">
            <text:p>0.19754718</text:p>
          </table:table-cell>
          <table:table-cell table:style-name="ce9" office:value-type="float" office:value="-0.61036426" calcext:value-type="float">
            <text:p>-0.61036426</text:p>
          </table:table-cell>
          <table:table-cell table:style-name="ce9" office:value-type="float" office:value="0.11946177" calcext:value-type="float">
            <text:p>0.119461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25]-[.A72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8M52.266S" calcext:value-type="time">
            <text:p>18:38:52.26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9419868" calcext:value-type="float">
            <text:p>0.49419868</text:p>
          </table:table-cell>
          <table:table-cell table:style-name="ce9" office:value-type="float" office:value="-0.3814567" calcext:value-type="float">
            <text:p>-0.3814567</text:p>
          </table:table-cell>
          <table:table-cell table:style-name="ce9" office:value-type="float" office:value="-0.04036038" calcext:value-type="float">
            <text:p>-0.040360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26]-[.A72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0.954S" calcext:value-type="time">
            <text:p>18:39:00.954</text:p>
          </table:table-cell>
          <table:table-cell office:value-type="time" office:time-value="PT00H00M08.688S" calcext:value-type="time">
            <text:p>00:00:08.68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90796244" calcext:value-type="float">
            <text:p>0.90796244</text:p>
          </table:table-cell>
          <table:table-cell table:style-name="ce9" office:value-type="float" office:value="0.2949946" calcext:value-type="float">
            <text:p>0.2949946</text:p>
          </table:table-cell>
          <table:table-cell table:style-name="ce9" office:value-type="float" office:value="-0.44084096" calcext:value-type="float">
            <text:p>-0.440840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8.688S" calcext:value-type="time">
            <text:p>08.688</text:p>
          </table:table-cell>
          <table:table-cell table:formula="of:=[.A727]-[.A726]" office:value-type="time" office:time-value="PT00H00M08.688S" calcext:value-type="time">
            <text:p>00:00:08.68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1.019S" calcext:value-type="time">
            <text:p>18:39:01.019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.039969" calcext:value-type="float">
            <text:p>1.039969</text:p>
          </table:table-cell>
          <table:table-cell table:style-name="ce9" office:value-type="float" office:value="0.23077835" calcext:value-type="float">
            <text:p>0.23077835</text:p>
          </table:table-cell>
          <table:table-cell table:style-name="ce9" office:value-type="float" office:value="-0.4980508" calcext:value-type="float">
            <text:p>-0.49805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728]-[.A727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1.089S" calcext:value-type="time">
            <text:p>18:39:01.08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8887308" calcext:value-type="float">
            <text:p>0.8887308</text:p>
          </table:table-cell>
          <table:table-cell table:style-name="ce9" office:value-type="float" office:value="0.14991246" calcext:value-type="float">
            <text:p>0.14991246</text:p>
          </table:table-cell>
          <table:table-cell table:style-name="ce9" office:value-type="float" office:value="-0.46055046" calcext:value-type="float">
            <text:p>-0.460550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29]-[.A72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1.165S" calcext:value-type="time">
            <text:p>18:39:01.165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82270926" calcext:value-type="float">
            <text:p>0.82270926</text:p>
          </table:table-cell>
          <table:table-cell table:style-name="ce9" office:value-type="float" office:value="-0.00043036975" calcext:value-type="float">
            <text:p>-0.00043036975</text:p>
          </table:table-cell>
          <table:table-cell table:style-name="ce9" office:value-type="float" office:value="-0.49535477" calcext:value-type="float">
            <text:p>-0.495354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730]-[.A729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1.23S" calcext:value-type="time">
            <text:p>18:39:01.230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897059" calcext:value-type="float">
            <text:p>0.5897059</text:p>
          </table:table-cell>
          <table:table-cell table:style-name="ce9" office:value-type="float" office:value="0.08574545" calcext:value-type="float">
            <text:p>0.08574545</text:p>
          </table:table-cell>
          <table:table-cell table:style-name="ce9" office:value-type="float" office:value="-0.4455996" calcext:value-type="float">
            <text:p>-0.44559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731]-[.A730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1.303S" calcext:value-type="time">
            <text:p>18:39:01.30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8083296" calcext:value-type="float">
            <text:p>0.58083296</text:p>
          </table:table-cell>
          <table:table-cell table:style-name="ce9" office:value-type="float" office:value="0.10859181" calcext:value-type="float">
            <text:p>0.10859181</text:p>
          </table:table-cell>
          <table:table-cell table:style-name="ce9" office:value-type="float" office:value="-0.36039022" calcext:value-type="float">
            <text:p>-0.360390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732]-[.A731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01.371S" calcext:value-type="time">
            <text:p>18:39:01.37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232976" calcext:value-type="float">
            <text:p>0.44232976</text:p>
          </table:table-cell>
          <table:table-cell table:style-name="ce9" office:value-type="float" office:value="0.22034007" calcext:value-type="float">
            <text:p>0.22034007</text:p>
          </table:table-cell>
          <table:table-cell table:style-name="ce9" office:value-type="float" office:value="-0.3724713" calcext:value-type="float">
            <text:p>-0.37247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33]-[.A73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7.942S" calcext:value-type="time">
            <text:p>18:39:17.942</text:p>
          </table:table-cell>
          <table:table-cell office:value-type="time" office:time-value="PT00H00M16.571S" calcext:value-type="time">
            <text:p>00:00:16.5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7675893" calcext:value-type="float">
            <text:p>0.47675893</text:p>
          </table:table-cell>
          <table:table-cell table:style-name="ce9" office:value-type="float" office:value="0.3688139" calcext:value-type="float">
            <text:p>0.3688139</text:p>
          </table:table-cell>
          <table:table-cell table:style-name="ce9" office:value-type="float" office:value="-0.004315963" calcext:value-type="float">
            <text:p>-0.004315963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6.571S" calcext:value-type="time">
            <text:p>16.571</text:p>
          </table:table-cell>
          <table:table-cell table:formula="of:=[.A734]-[.A733]" office:value-type="time" office:time-value="PT00H00M16.571S" calcext:value-type="time">
            <text:p>00:00:16.5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8.01S" calcext:value-type="time">
            <text:p>18:39:18.01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6733988" calcext:value-type="float">
            <text:p>0.36733988</text:p>
          </table:table-cell>
          <table:table-cell table:style-name="ce9" office:value-type="float" office:value="0.38422742" calcext:value-type="float">
            <text:p>0.38422742</text:p>
          </table:table-cell>
          <table:table-cell table:style-name="ce9" office:value-type="float" office:value="0.0079808645" calcext:value-type="float">
            <text:p>0.00798086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35]-[.A73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8.085S" calcext:value-type="time">
            <text:p>18:39:18.085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1810587" calcext:value-type="float">
            <text:p>0.21810587</text:p>
          </table:table-cell>
          <table:table-cell table:style-name="ce9" office:value-type="float" office:value="0.35723042" calcext:value-type="float">
            <text:p>0.35723042</text:p>
          </table:table-cell>
          <table:table-cell table:style-name="ce9" office:value-type="float" office:value="0.030254068" calcext:value-type="float">
            <text:p>0.0302540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736]-[.A735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8.152S" calcext:value-type="time">
            <text:p>18:39:18.15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7036754" calcext:value-type="float">
            <text:p>0.17036754</text:p>
          </table:table-cell>
          <table:table-cell table:style-name="ce9" office:value-type="float" office:value="0.26262072" calcext:value-type="float">
            <text:p>0.26262072</text:p>
          </table:table-cell>
          <table:table-cell table:style-name="ce9" office:value-type="float" office:value="0.0061349086" calcext:value-type="float">
            <text:p>0.00613490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737]-[.A73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8.222S" calcext:value-type="time">
            <text:p>18:39:18.22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2869702" calcext:value-type="float">
            <text:p>0.22869702</text:p>
          </table:table-cell>
          <table:table-cell table:style-name="ce9" office:value-type="float" office:value="0.23547974" calcext:value-type="float">
            <text:p>0.23547974</text:p>
          </table:table-cell>
          <table:table-cell table:style-name="ce9" office:value-type="float" office:value="0.008817329" calcext:value-type="float">
            <text:p>0.0088173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38]-[.A73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8.291S" calcext:value-type="time">
            <text:p>18:39:18.29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6381075" calcext:value-type="float">
            <text:p>0.36381075</text:p>
          </table:table-cell>
          <table:table-cell table:style-name="ce9" office:value-type="float" office:value="0.2246759" calcext:value-type="float">
            <text:p>0.2246759</text:p>
          </table:table-cell>
          <table:table-cell table:style-name="ce9" office:value-type="float" office:value="0.055396527" calcext:value-type="float">
            <text:p>0.0553965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39]-[.A73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39M18.362S" calcext:value-type="time">
            <text:p>18:39:18.36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0606734" calcext:value-type="float">
            <text:p>0.50606734</text:p>
          </table:table-cell>
          <table:table-cell table:style-name="ce9" office:value-type="float" office:value="0.22879522" calcext:value-type="float">
            <text:p>0.22879522</text:p>
          </table:table-cell>
          <table:table-cell table:style-name="ce9" office:value-type="float" office:value="0.04194673" calcext:value-type="float">
            <text:p>0.041946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40]-[.A73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2.941S" calcext:value-type="time">
            <text:p>18:40:02.941</text:p>
          </table:table-cell>
          <table:table-cell office:value-type="time" office:time-value="PT00H00M44.579S" calcext:value-type="time">
            <text:p>00:00:44.57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5289709" calcext:value-type="float">
            <text:p>0.15289709</text:p>
          </table:table-cell>
          <table:table-cell table:style-name="ce9" office:value-type="float" office:value="0.085285805" calcext:value-type="float">
            <text:p>0.085285805</text:p>
          </table:table-cell>
          <table:table-cell table:style-name="ce9" office:value-type="float" office:value="0.24890925" calcext:value-type="float">
            <text:p>0.24890925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44.579S" calcext:value-type="time">
            <text:p>44.579</text:p>
          </table:table-cell>
          <table:table-cell table:formula="of:=[.A741]-[.A740]" office:value-type="time" office:time-value="PT00H00M44.579S" calcext:value-type="time">
            <text:p>00:00:44.57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2.99S" calcext:value-type="time">
            <text:p>18:40:02.990</text:p>
          </table:table-cell>
          <table:table-cell office:value-type="time" office:time-value="PT00H00M00.049S" calcext:value-type="time">
            <text:p>00:00:00.04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20053694" calcext:value-type="float">
            <text:p>0.020053694</text:p>
          </table:table-cell>
          <table:table-cell table:style-name="ce9" office:value-type="float" office:value="0.21320742" calcext:value-type="float">
            <text:p>0.21320742</text:p>
          </table:table-cell>
          <table:table-cell table:style-name="ce9" office:value-type="float" office:value="0.1301951" calcext:value-type="float">
            <text:p>0.13019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9S" calcext:value-type="time">
            <text:p>00.049</text:p>
          </table:table-cell>
          <table:table-cell table:formula="of:=[.A742]-[.A741]" office:value-type="time" office:time-value="PT00H00M00.049S" calcext:value-type="time">
            <text:p>00:00:00.04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3.068S" calcext:value-type="time">
            <text:p>18:40:03.068</text:p>
          </table:table-cell>
          <table:table-cell office:value-type="time" office:time-value="PT00H00M00.078S" calcext:value-type="time">
            <text:p>00:00:00.07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6592434" calcext:value-type="float">
            <text:p>0.16592434</text:p>
          </table:table-cell>
          <table:table-cell table:style-name="ce9" office:value-type="float" office:value="0.17760447" calcext:value-type="float">
            <text:p>0.17760447</text:p>
          </table:table-cell>
          <table:table-cell table:style-name="ce9" office:value-type="float" office:value="0.157825" calcext:value-type="float">
            <text:p>0.1578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8S" calcext:value-type="time">
            <text:p>00.078</text:p>
          </table:table-cell>
          <table:table-cell table:formula="of:=[.A743]-[.A742]" office:value-type="time" office:time-value="PT00H00M00.078S" calcext:value-type="time">
            <text:p>00:00:00.07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3.138S" calcext:value-type="time">
            <text:p>18:40:03.13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3568441" calcext:value-type="float">
            <text:p>0.23568441</text:p>
          </table:table-cell>
          <table:table-cell table:style-name="ce9" office:value-type="float" office:value="0.11458035" calcext:value-type="float">
            <text:p>0.11458035</text:p>
          </table:table-cell>
          <table:table-cell table:style-name="ce9" office:value-type="float" office:value="0.21103664" calcext:value-type="float">
            <text:p>0.211036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44]-[.A74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3.208S" calcext:value-type="time">
            <text:p>18:40:03.20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7276054" calcext:value-type="float">
            <text:p>0.27276054</text:p>
          </table:table-cell>
          <table:table-cell table:style-name="ce9" office:value-type="float" office:value="0.12267797" calcext:value-type="float">
            <text:p>0.12267797</text:p>
          </table:table-cell>
          <table:table-cell table:style-name="ce9" office:value-type="float" office:value="0.1580726" calcext:value-type="float">
            <text:p>0.15807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45]-[.A74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3.278S" calcext:value-type="time">
            <text:p>18:40:03.27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7778432" calcext:value-type="float">
            <text:p>0.27778432</text:p>
          </table:table-cell>
          <table:table-cell table:style-name="ce9" office:value-type="float" office:value="0.13172366" calcext:value-type="float">
            <text:p>0.13172366</text:p>
          </table:table-cell>
          <table:table-cell table:style-name="ce9" office:value-type="float" office:value="0.117656" calcext:value-type="float">
            <text:p>0.1176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46]-[.A74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3.352S" calcext:value-type="time">
            <text:p>18:40:03.352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7817967" calcext:value-type="float">
            <text:p>0.07817967</text:p>
          </table:table-cell>
          <table:table-cell table:style-name="ce9" office:value-type="float" office:value="0.08273587" calcext:value-type="float">
            <text:p>0.08273587</text:p>
          </table:table-cell>
          <table:table-cell table:style-name="ce9" office:value-type="float" office:value="0.002179443" calcext:value-type="float">
            <text:p>0.0021794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747]-[.A746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03.419S" calcext:value-type="time">
            <text:p>18:40:03.41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4067426" calcext:value-type="float">
            <text:p>0.14067426</text:p>
          </table:table-cell>
          <table:table-cell table:style-name="ce9" office:value-type="float" office:value="0.065892935" calcext:value-type="float">
            <text:p>0.065892935</text:p>
          </table:table-cell>
          <table:table-cell table:style-name="ce9" office:value-type="float" office:value="-0.00155414" calcext:value-type="float">
            <text:p>-0.001554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748]-[.A74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437S" calcext:value-type="time">
            <text:p>18:40:34.437</text:p>
          </table:table-cell>
          <table:table-cell office:value-type="time" office:time-value="PT00H00M31.018S" calcext:value-type="time">
            <text:p>00:00:31.0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7610885" calcext:value-type="float">
            <text:p>-0.7610885</text:p>
          </table:table-cell>
          <table:table-cell table:style-name="ce9" office:value-type="float" office:value="-0.0411114" calcext:value-type="float">
            <text:p>-0.0411114</text:p>
          </table:table-cell>
          <table:table-cell table:style-name="ce9" office:value-type="float" office:value="0.40883076" calcext:value-type="float">
            <text:p>0.40883076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31.018S" calcext:value-type="time">
            <text:p>31.018</text:p>
          </table:table-cell>
          <table:table-cell table:formula="of:=[.A749]-[.A748]" office:value-type="time" office:time-value="PT00H00M31.018S" calcext:value-type="time">
            <text:p>00:00:31.01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506S" calcext:value-type="time">
            <text:p>18:40:34.50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6788273" calcext:value-type="float">
            <text:p>-0.6788273</text:p>
          </table:table-cell>
          <table:table-cell table:style-name="ce9" office:value-type="float" office:value="0.05132981" calcext:value-type="float">
            <text:p>0.05132981</text:p>
          </table:table-cell>
          <table:table-cell table:style-name="ce9" office:value-type="float" office:value="0.36597013" calcext:value-type="float">
            <text:p>0.365970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50]-[.A74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579S" calcext:value-type="time">
            <text:p>18:40:34.57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6680735" calcext:value-type="float">
            <text:p>-0.6680735</text:p>
          </table:table-cell>
          <table:table-cell table:style-name="ce9" office:value-type="float" office:value="0.11870659" calcext:value-type="float">
            <text:p>0.11870659</text:p>
          </table:table-cell>
          <table:table-cell table:style-name="ce9" office:value-type="float" office:value="0.3654083" calcext:value-type="float">
            <text:p>0.36540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751]-[.A75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646S" calcext:value-type="time">
            <text:p>18:40:34.64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6311489" calcext:value-type="float">
            <text:p>-0.6311489</text:p>
          </table:table-cell>
          <table:table-cell table:style-name="ce9" office:value-type="float" office:value="0.09804686" calcext:value-type="float">
            <text:p>0.09804686</text:p>
          </table:table-cell>
          <table:table-cell table:style-name="ce9" office:value-type="float" office:value="0.3750101" calcext:value-type="float">
            <text:p>0.37501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752]-[.A751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722S" calcext:value-type="time">
            <text:p>18:40:34.722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6649595" calcext:value-type="float">
            <text:p>-0.56649595</text:p>
          </table:table-cell>
          <table:table-cell table:style-name="ce9" office:value-type="float" office:value="0.083847634" calcext:value-type="float">
            <text:p>0.083847634</text:p>
          </table:table-cell>
          <table:table-cell table:style-name="ce9" office:value-type="float" office:value="0.3698088" calcext:value-type="float">
            <text:p>0.36980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753]-[.A752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787S" calcext:value-type="time">
            <text:p>18:40:34.787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7622818" calcext:value-type="float">
            <text:p>-0.47622818</text:p>
          </table:table-cell>
          <table:table-cell table:style-name="ce9" office:value-type="float" office:value="-0.015723642" calcext:value-type="float">
            <text:p>-0.015723642</text:p>
          </table:table-cell>
          <table:table-cell table:style-name="ce9" office:value-type="float" office:value="0.30030844" calcext:value-type="float">
            <text:p>0.30030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754]-[.A753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4.858S" calcext:value-type="time">
            <text:p>18:40:34.85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442548" calcext:value-type="float">
            <text:p>-0.2442548</text:p>
          </table:table-cell>
          <table:table-cell table:style-name="ce9" office:value-type="float" office:value="-0.51315033" calcext:value-type="float">
            <text:p>-0.51315033</text:p>
          </table:table-cell>
          <table:table-cell table:style-name="ce9" office:value-type="float" office:value="0.16129321" calcext:value-type="float">
            <text:p>0.161293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55]-[.A75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5.852S" calcext:value-type="time">
            <text:p>18:40:35.852</text:p>
          </table:table-cell>
          <table:table-cell office:value-type="time" office:time-value="PT00H00M00.994S" calcext:value-type="time">
            <text:p>00:00:00.9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809377" calcext:value-type="float">
            <text:p>-0.1809377</text:p>
          </table:table-cell>
          <table:table-cell table:style-name="ce9" office:value-type="float" office:value="-0.70221615" calcext:value-type="float">
            <text:p>-0.70221615</text:p>
          </table:table-cell>
          <table:table-cell table:style-name="ce9" office:value-type="float" office:value="-0.026003115" calcext:value-type="float">
            <text:p>-0.0260031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994S" calcext:value-type="time">
            <text:p>00.994</text:p>
          </table:table-cell>
          <table:table-cell table:formula="of:=[.A756]-[.A755]" office:value-type="time" office:time-value="PT00H00M00.994S" calcext:value-type="time">
            <text:p>00:00:00.99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5.899S" calcext:value-type="time">
            <text:p>18:40:35.899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3796602" calcext:value-type="float">
            <text:p>-0.33796602</text:p>
          </table:table-cell>
          <table:table-cell table:style-name="ce9" office:value-type="float" office:value="-0.369641" calcext:value-type="float">
            <text:p>-0.369641</text:p>
          </table:table-cell>
          <table:table-cell table:style-name="ce9" office:value-type="float" office:value="-0.37342724" calcext:value-type="float">
            <text:p>-0.373427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7S" calcext:value-type="time">
            <text:p>00.047</text:p>
          </table:table-cell>
          <table:table-cell table:formula="of:=[.A757]-[.A756]" office:value-type="time" office:time-value="PT00H00M00.047S" calcext:value-type="time">
            <text:p>00:00:00.04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5.973S" calcext:value-type="time">
            <text:p>18:40:35.973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507759" calcext:value-type="float">
            <text:p>-0.2507759</text:p>
          </table:table-cell>
          <table:table-cell table:style-name="ce9" office:value-type="float" office:value="-0.5756945" calcext:value-type="float">
            <text:p>-0.5756945</text:p>
          </table:table-cell>
          <table:table-cell table:style-name="ce9" office:value-type="float" office:value="-0.47297418" calcext:value-type="float">
            <text:p>-0.472974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758]-[.A75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6.039S" calcext:value-type="time">
            <text:p>18:40:36.039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3385259" calcext:value-type="float">
            <text:p>-0.13385259</text:p>
          </table:table-cell>
          <table:table-cell table:style-name="ce9" office:value-type="float" office:value="-0.35948244" calcext:value-type="float">
            <text:p>-0.35948244</text:p>
          </table:table-cell>
          <table:table-cell table:style-name="ce9" office:value-type="float" office:value="-0.77811813" calcext:value-type="float">
            <text:p>-0.778118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759]-[.A75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6.111S" calcext:value-type="time">
            <text:p>18:40:36.11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3189311" calcext:value-type="float">
            <text:p>-0.13189311</text:p>
          </table:table-cell>
          <table:table-cell table:style-name="ce9" office:value-type="float" office:value="-0.43537506" calcext:value-type="float">
            <text:p>-0.43537506</text:p>
          </table:table-cell>
          <table:table-cell table:style-name="ce9" office:value-type="float" office:value="-0.7422741" calcext:value-type="float">
            <text:p>-0.74227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760]-[.A759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6.179S" calcext:value-type="time">
            <text:p>18:40:36.17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18288746" calcext:value-type="float">
            <text:p>-0.018288746</text:p>
          </table:table-cell>
          <table:table-cell table:style-name="ce9" office:value-type="float" office:value="-0.3474527" calcext:value-type="float">
            <text:p>-0.3474527</text:p>
          </table:table-cell>
          <table:table-cell table:style-name="ce9" office:value-type="float" office:value="-0.658159" calcext:value-type="float">
            <text:p>-0.6581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761]-[.A760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6.251S" calcext:value-type="time">
            <text:p>18:40:36.25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5688957" calcext:value-type="float">
            <text:p>-0.05688957</text:p>
          </table:table-cell>
          <table:table-cell table:style-name="ce9" office:value-type="float" office:value="-0.20262447" calcext:value-type="float">
            <text:p>-0.20262447</text:p>
          </table:table-cell>
          <table:table-cell table:style-name="ce9" office:value-type="float" office:value="-0.5130219" calcext:value-type="float">
            <text:p>-0.513021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762]-[.A76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36.32S" calcext:value-type="time">
            <text:p>18:40:36.32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6460394" calcext:value-type="float">
            <text:p>-0.06460394</text:p>
          </table:table-cell>
          <table:table-cell table:style-name="ce9" office:value-type="float" office:value="-0.10809443" calcext:value-type="float">
            <text:p>-0.10809443</text:p>
          </table:table-cell>
          <table:table-cell table:style-name="ce9" office:value-type="float" office:value="-0.467872" calcext:value-type="float">
            <text:p>-0.4678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63]-[.A76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0.666S" calcext:value-type="time">
            <text:p>18:40:50.666</text:p>
          </table:table-cell>
          <table:table-cell office:value-type="time" office:time-value="PT00H00M14.346S" calcext:value-type="time">
            <text:p>00:00:14.34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7916404" calcext:value-type="float">
            <text:p>-0.37916404</text:p>
          </table:table-cell>
          <table:table-cell table:style-name="ce9" office:value-type="float" office:value="0.41753432" calcext:value-type="float">
            <text:p>0.41753432</text:p>
          </table:table-cell>
          <table:table-cell table:style-name="ce9" office:value-type="float" office:value="0.6412931" calcext:value-type="float">
            <text:p>0.641293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4.346S" calcext:value-type="time">
            <text:p>14.346</text:p>
          </table:table-cell>
          <table:table-cell table:formula="of:=[.A764]-[.A763]" office:value-type="time" office:time-value="PT00H00M14.346S" calcext:value-type="time">
            <text:p>00:00:14.34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0.735S" calcext:value-type="time">
            <text:p>18:40:50.73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643189" calcext:value-type="float">
            <text:p>-0.3643189</text:p>
          </table:table-cell>
          <table:table-cell table:style-name="ce9" office:value-type="float" office:value="0.43269005" calcext:value-type="float">
            <text:p>0.43269005</text:p>
          </table:table-cell>
          <table:table-cell table:style-name="ce9" office:value-type="float" office:value="0.5420076" calcext:value-type="float">
            <text:p>0.54200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65]-[.A76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0.806S" calcext:value-type="time">
            <text:p>18:40:50.80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1294563" calcext:value-type="float">
            <text:p>-0.31294563</text:p>
          </table:table-cell>
          <table:table-cell table:style-name="ce9" office:value-type="float" office:value="0.36195526" calcext:value-type="float">
            <text:p>0.36195526</text:p>
          </table:table-cell>
          <table:table-cell table:style-name="ce9" office:value-type="float" office:value="0.65897375" calcext:value-type="float">
            <text:p>0.658973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66]-[.A76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0.876S" calcext:value-type="time">
            <text:p>18:40:50.87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702253" calcext:value-type="float">
            <text:p>-0.2702253</text:p>
          </table:table-cell>
          <table:table-cell table:style-name="ce9" office:value-type="float" office:value="0.22995892" calcext:value-type="float">
            <text:p>0.22995892</text:p>
          </table:table-cell>
          <table:table-cell table:style-name="ce9" office:value-type="float" office:value="0.63812035" calcext:value-type="float">
            <text:p>0.638120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67]-[.A7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0.949S" calcext:value-type="time">
            <text:p>18:40:50.94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5096226" calcext:value-type="float">
            <text:p>0.25096226</text:p>
          </table:table-cell>
          <table:table-cell table:style-name="ce9" office:value-type="float" office:value="0.27705583" calcext:value-type="float">
            <text:p>0.27705583</text:p>
          </table:table-cell>
          <table:table-cell table:style-name="ce9" office:value-type="float" office:value="0.32777512" calcext:value-type="float">
            <text:p>0.327775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768]-[.A767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1.018S" calcext:value-type="time">
            <text:p>18:40:51.01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1864077" calcext:value-type="float">
            <text:p>-0.21864077</text:p>
          </table:table-cell>
          <table:table-cell table:style-name="ce9" office:value-type="float" office:value="0.29087856" calcext:value-type="float">
            <text:p>0.29087856</text:p>
          </table:table-cell>
          <table:table-cell table:style-name="ce9" office:value-type="float" office:value="0.15129644" calcext:value-type="float">
            <text:p>0.151296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69]-[.A76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1.088S" calcext:value-type="time">
            <text:p>18:40:51.08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012200638" calcext:value-type="float">
            <text:p>-0.0012200638</text:p>
          </table:table-cell>
          <table:table-cell table:style-name="ce9" office:value-type="float" office:value="0.08183466" calcext:value-type="float">
            <text:p>0.08183466</text:p>
          </table:table-cell>
          <table:table-cell table:style-name="ce9" office:value-type="float" office:value="-0.18573263" calcext:value-type="float">
            <text:p>-0.185732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70]-[.A76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399S" calcext:value-type="time">
            <text:p>18:40:52.399</text:p>
          </table:table-cell>
          <table:table-cell office:value-type="time" office:time-value="PT00H00M01.311S" calcext:value-type="time">
            <text:p>00:00:01.31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576666" calcext:value-type="float">
            <text:p>0.5576666</text:p>
          </table:table-cell>
          <table:table-cell table:style-name="ce9" office:value-type="float" office:value="-0.10828239" calcext:value-type="float">
            <text:p>-0.10828239</text:p>
          </table:table-cell>
          <table:table-cell table:style-name="ce9" office:value-type="float" office:value="0.054544736" calcext:value-type="float">
            <text:p>0.054544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311S" calcext:value-type="time">
            <text:p>01.311</text:p>
          </table:table-cell>
          <table:table-cell table:formula="of:=[.A771]-[.A770]" office:value-type="time" office:time-value="PT00H00M01.311S" calcext:value-type="time">
            <text:p>00:00:01.31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469S" calcext:value-type="time">
            <text:p>18:40:52.46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6056696" calcext:value-type="float">
            <text:p>0.56056696</text:p>
          </table:table-cell>
          <table:table-cell table:style-name="ce9" office:value-type="float" office:value="-0.032634776" calcext:value-type="float">
            <text:p>-0.032634776</text:p>
          </table:table-cell>
          <table:table-cell table:style-name="ce9" office:value-type="float" office:value="-0.0040835775" calcext:value-type="float">
            <text:p>-0.00408357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772]-[.A77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543S" calcext:value-type="time">
            <text:p>18:40:52.543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840757" calcext:value-type="float">
            <text:p>0.4840757</text:p>
          </table:table-cell>
          <table:table-cell table:style-name="ce9" office:value-type="float" office:value="0.009959746" calcext:value-type="float">
            <text:p>0.009959746</text:p>
          </table:table-cell>
          <table:table-cell table:style-name="ce9" office:value-type="float" office:value="-0.049158648" calcext:value-type="float">
            <text:p>-0.0491586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773]-[.A772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609S" calcext:value-type="time">
            <text:p>18:40:52.609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424232" calcext:value-type="float">
            <text:p>0.42424232</text:p>
          </table:table-cell>
          <table:table-cell table:style-name="ce9" office:value-type="float" office:value="0.028079987" calcext:value-type="float">
            <text:p>0.028079987</text:p>
          </table:table-cell>
          <table:table-cell table:style-name="ce9" office:value-type="float" office:value="-0.01963339" calcext:value-type="float">
            <text:p>-0.019633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774]-[.A77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681S" calcext:value-type="time">
            <text:p>18:40:52.68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13689" calcext:value-type="float">
            <text:p>0.4213689</text:p>
          </table:table-cell>
          <table:table-cell table:style-name="ce9" office:value-type="float" office:value="-0.046578616" calcext:value-type="float">
            <text:p>-0.046578616</text:p>
          </table:table-cell>
          <table:table-cell table:style-name="ce9" office:value-type="float" office:value="-0.022943508" calcext:value-type="float">
            <text:p>-0.0229435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775]-[.A77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75S" calcext:value-type="time">
            <text:p>18:40:52.75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348472" calcext:value-type="float">
            <text:p>0.3348472</text:p>
          </table:table-cell>
          <table:table-cell table:style-name="ce9" office:value-type="float" office:value="0.083982565" calcext:value-type="float">
            <text:p>0.083982565</text:p>
          </table:table-cell>
          <table:table-cell table:style-name="ce9" office:value-type="float" office:value="0.045488544" calcext:value-type="float">
            <text:p>0.0454885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76]-[.A77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0M52.821S" calcext:value-type="time">
            <text:p>18:40:52.82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4533226" calcext:value-type="float">
            <text:p>0.24533226</text:p>
          </table:table-cell>
          <table:table-cell table:style-name="ce9" office:value-type="float" office:value="-0.085695" calcext:value-type="float">
            <text:p>-0.085695</text:p>
          </table:table-cell>
          <table:table-cell table:style-name="ce9" office:value-type="float" office:value="0.0011691607" calcext:value-type="float">
            <text:p>0.00116916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77]-[.A77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2.954S" calcext:value-type="time">
            <text:p>18:41:02.954</text:p>
          </table:table-cell>
          <table:table-cell office:value-type="time" office:time-value="PT00H00M10.133S" calcext:value-type="time">
            <text:p>00:00:10.13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21242" calcext:value-type="float">
            <text:p>-0.421242</text:p>
          </table:table-cell>
          <table:table-cell table:style-name="ce9" office:value-type="float" office:value="-0.45901024" calcext:value-type="float">
            <text:p>-0.45901024</text:p>
          </table:table-cell>
          <table:table-cell table:style-name="ce9" office:value-type="float" office:value="-0.09606691" calcext:value-type="float">
            <text:p>-0.0960669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0.133S" calcext:value-type="time">
            <text:p>10.133</text:p>
          </table:table-cell>
          <table:table-cell table:formula="of:=[.A778]-[.A777]" office:value-type="time" office:time-value="PT00H00M10.133S" calcext:value-type="time">
            <text:p>00:00:10.13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3.019S" calcext:value-type="time">
            <text:p>18:41:03.019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7999672" calcext:value-type="float">
            <text:p>-0.37999672</text:p>
          </table:table-cell>
          <table:table-cell table:style-name="ce9" office:value-type="float" office:value="-0.41530648" calcext:value-type="float">
            <text:p>-0.41530648</text:p>
          </table:table-cell>
          <table:table-cell table:style-name="ce9" office:value-type="float" office:value="-0.08733912" calcext:value-type="float">
            <text:p>-0.087339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779]-[.A778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3.09S" calcext:value-type="time">
            <text:p>18:41:03.09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4441403" calcext:value-type="float">
            <text:p>-0.34441403</text:p>
          </table:table-cell>
          <table:table-cell table:style-name="ce9" office:value-type="float" office:value="-0.37839013" calcext:value-type="float">
            <text:p>-0.37839013</text:p>
          </table:table-cell>
          <table:table-cell table:style-name="ce9" office:value-type="float" office:value="-0.08453783" calcext:value-type="float">
            <text:p>-0.084537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80]-[.A77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3.161S" calcext:value-type="time">
            <text:p>18:41:03.1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0843455" calcext:value-type="float">
            <text:p>-0.30843455</text:p>
          </table:table-cell>
          <table:table-cell table:style-name="ce9" office:value-type="float" office:value="-0.33461845" calcext:value-type="float">
            <text:p>-0.33461845</text:p>
          </table:table-cell>
          <table:table-cell table:style-name="ce9" office:value-type="float" office:value="-0.07586433" calcext:value-type="float">
            <text:p>-0.075864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81]-[.A78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3.23S" calcext:value-type="time">
            <text:p>18:41:03.23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7143875" calcext:value-type="float">
            <text:p>-0.27143875</text:p>
          </table:table-cell>
          <table:table-cell table:style-name="ce9" office:value-type="float" office:value="-0.3101654" calcext:value-type="float">
            <text:p>-0.3101654</text:p>
          </table:table-cell>
          <table:table-cell table:style-name="ce9" office:value-type="float" office:value="-0.07508943" calcext:value-type="float">
            <text:p>-0.075089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82]-[.A78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3.301S" calcext:value-type="time">
            <text:p>18:41:03.30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5484177" calcext:value-type="float">
            <text:p>-0.25484177</text:p>
          </table:table-cell>
          <table:table-cell table:style-name="ce9" office:value-type="float" office:value="-0.28112638" calcext:value-type="float">
            <text:p>-0.28112638</text:p>
          </table:table-cell>
          <table:table-cell table:style-name="ce9" office:value-type="float" office:value="-0.066701576" calcext:value-type="float">
            <text:p>-0.0667015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783]-[.A78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3.37S" calcext:value-type="time">
            <text:p>18:41:03.37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2232634" calcext:value-type="float">
            <text:p>-0.22232634</text:p>
          </table:table-cell>
          <table:table-cell table:style-name="ce9" office:value-type="float" office:value="-0.24356556" calcext:value-type="float">
            <text:p>-0.24356556</text:p>
          </table:table-cell>
          <table:table-cell table:style-name="ce9" office:value-type="float" office:value="-0.051242348" calcext:value-type="float">
            <text:p>-0.0512423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784]-[.A78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1M08.025S" calcext:value-type="time">
            <text:p>18:41:08.025</text:p>
          </table:table-cell>
          <table:table-cell office:value-type="time" office:time-value="PT00H00M04.655S" calcext:value-type="time">
            <text:p>00:00:04.65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-0.24623626" calcext:value-type="float">
            <text:p>-0.24623626</text:p>
          </table:table-cell>
          <table:table-cell table:style-name="ce9" office:value-type="float" office:value="0.33164555" calcext:value-type="float">
            <text:p>0.33164555</text:p>
          </table:table-cell>
          <table:table-cell table:style-name="ce9" office:value-type="float" office:value="0.46540534" calcext:value-type="float">
            <text:p>0.465405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4.655S" calcext:value-type="time">
            <text:p>04.655</text:p>
          </table:table-cell>
          <table:table-cell table:formula="of:=[.A785]-[.A784]" office:value-type="time" office:time-value="PT00H00M04.655S" calcext:value-type="time">
            <text:p>00:00:04.65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8.093S" calcext:value-type="time">
            <text:p>18:41:08.09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235902" calcext:value-type="float">
            <text:p>-0.2235902</text:p>
          </table:table-cell>
          <table:table-cell table:style-name="ce8" office:value-type="float" office:value="0.34374467" calcext:value-type="float">
            <text:p>0.34374467</text:p>
          </table:table-cell>
          <table:table-cell table:style-name="ce8" office:value-type="float" office:value="0.42260012" calcext:value-type="float">
            <text:p>0.422600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786]-[.A78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8.164S" calcext:value-type="time">
            <text:p>18:41:08.16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990339" calcext:value-type="float">
            <text:p>-0.1990339</text:p>
          </table:table-cell>
          <table:table-cell table:style-name="ce8" office:value-type="float" office:value="0.33046395" calcext:value-type="float">
            <text:p>0.33046395</text:p>
          </table:table-cell>
          <table:table-cell table:style-name="ce8" office:value-type="float" office:value="0.3803401" calcext:value-type="float">
            <text:p>0.380340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787]-[.A78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8.234S" calcext:value-type="time">
            <text:p>18:41:08.23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5188442" calcext:value-type="float">
            <text:p>-0.15188442</text:p>
          </table:table-cell>
          <table:table-cell table:style-name="ce8" office:value-type="float" office:value="0.26577693" calcext:value-type="float">
            <text:p>0.26577693</text:p>
          </table:table-cell>
          <table:table-cell table:style-name="ce8" office:value-type="float" office:value="0.3412075" calcext:value-type="float">
            <text:p>0.34120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788]-[.A78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8.307S" calcext:value-type="time">
            <text:p>18:41:08.30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5888835" calcext:value-type="float">
            <text:p>-0.15888835</text:p>
          </table:table-cell>
          <table:table-cell table:style-name="ce8" office:value-type="float" office:value="0.37718752" calcext:value-type="float">
            <text:p>0.37718752</text:p>
          </table:table-cell>
          <table:table-cell table:style-name="ce8" office:value-type="float" office:value="0.33521175" calcext:value-type="float">
            <text:p>0.335211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789]-[.A788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8.374S" calcext:value-type="time">
            <text:p>18:41:08.37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5486476" calcext:value-type="float">
            <text:p>-0.15486476</text:p>
          </table:table-cell>
          <table:table-cell table:style-name="ce8" office:value-type="float" office:value="0.40165138" calcext:value-type="float">
            <text:p>0.40165138</text:p>
          </table:table-cell>
          <table:table-cell table:style-name="ce8" office:value-type="float" office:value="0.34102163" calcext:value-type="float">
            <text:p>0.341021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790]-[.A789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8.447S" calcext:value-type="time">
            <text:p>18:41:08.44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914779" calcext:value-type="float">
            <text:p>-0.0914779</text:p>
          </table:table-cell>
          <table:table-cell table:style-name="ce8" office:value-type="float" office:value="0.40279484" calcext:value-type="float">
            <text:p>0.40279484</text:p>
          </table:table-cell>
          <table:table-cell table:style-name="ce8" office:value-type="float" office:value="0.34317434" calcext:value-type="float">
            <text:p>0.343174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791]-[.A79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9.685S" calcext:value-type="time">
            <text:p>18:41:09.685</text:p>
          </table:table-cell>
          <table:table-cell office:value-type="time" office:time-value="PT00H00M01.238S" calcext:value-type="time">
            <text:p>00:00:01.23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4036233" calcext:value-type="float">
            <text:p>-0.04036233</text:p>
          </table:table-cell>
          <table:table-cell table:style-name="ce8" office:value-type="float" office:value="0.29000556" calcext:value-type="float">
            <text:p>0.29000556</text:p>
          </table:table-cell>
          <table:table-cell table:style-name="ce8" office:value-type="float" office:value="0.22448191" calcext:value-type="float">
            <text:p>0.2244819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238S" calcext:value-type="time">
            <text:p>01.238</text:p>
          </table:table-cell>
          <table:table-cell table:formula="of:=[.A792]-[.A791]" office:value-type="time" office:time-value="PT00H00M01.238S" calcext:value-type="time">
            <text:p>00:00:01.23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9.738S" calcext:value-type="time">
            <text:p>18:41:09.738</text:p>
          </table:table-cell>
          <table:table-cell office:value-type="time" office:time-value="PT00H00M00.053S" calcext:value-type="time">
            <text:p>00:00:00.05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6337626" calcext:value-type="float">
            <text:p>-0.6337626</text:p>
          </table:table-cell>
          <table:table-cell table:style-name="ce8" office:value-type="float" office:value="-0.16504478" calcext:value-type="float">
            <text:p>-0.16504478</text:p>
          </table:table-cell>
          <table:table-cell table:style-name="ce8" office:value-type="float" office:value="-0.44813716" calcext:value-type="float">
            <text:p>-0.448137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53S" calcext:value-type="time">
            <text:p>00.053</text:p>
          </table:table-cell>
          <table:table-cell table:formula="of:=[.A793]-[.A792]" office:value-type="time" office:time-value="PT00H00M00.053S" calcext:value-type="time">
            <text:p>00:00:00.05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9.808S" calcext:value-type="time">
            <text:p>18:41:09.80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7873595" calcext:value-type="float">
            <text:p>-0.57873595</text:p>
          </table:table-cell>
          <table:table-cell table:style-name="ce8" office:value-type="float" office:value="-0.15886743" calcext:value-type="float">
            <text:p>-0.15886743</text:p>
          </table:table-cell>
          <table:table-cell table:style-name="ce8" office:value-type="float" office:value="-0.48857734" calcext:value-type="float">
            <text:p>-0.488577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794]-[.A79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9.88S" calcext:value-type="time">
            <text:p>18:41:09.880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8966122" calcext:value-type="float">
            <text:p>-0.48966122</text:p>
          </table:table-cell>
          <table:table-cell table:style-name="ce8" office:value-type="float" office:value="-0.2719602" calcext:value-type="float">
            <text:p>-0.2719602</text:p>
          </table:table-cell>
          <table:table-cell table:style-name="ce8" office:value-type="float" office:value="-0.4278544" calcext:value-type="float">
            <text:p>-0.42785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795]-[.A79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09.948S" calcext:value-type="time">
            <text:p>18:41:09.948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119109" calcext:value-type="float">
            <text:p>-0.4119109</text:p>
          </table:table-cell>
          <table:table-cell table:style-name="ce8" office:value-type="float" office:value="-0.22037451" calcext:value-type="float">
            <text:p>-0.22037451</text:p>
          </table:table-cell>
          <table:table-cell table:style-name="ce8" office:value-type="float" office:value="-0.34551817" calcext:value-type="float">
            <text:p>-0.345518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796]-[.A79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0.021S" calcext:value-type="time">
            <text:p>18:41:10.021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2806843" calcext:value-type="float">
            <text:p>-0.42806843</text:p>
          </table:table-cell>
          <table:table-cell table:style-name="ce8" office:value-type="float" office:value="-0.061447427" calcext:value-type="float">
            <text:p>-0.061447427</text:p>
          </table:table-cell>
          <table:table-cell table:style-name="ce8" office:value-type="float" office:value="-0.20703569" calcext:value-type="float">
            <text:p>-0.2070356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797]-[.A796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0.088S" calcext:value-type="time">
            <text:p>18:41:10.088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6660928" calcext:value-type="float">
            <text:p>-0.26660928</text:p>
          </table:table-cell>
          <table:table-cell table:style-name="ce8" office:value-type="float" office:value="-0.28074214" calcext:value-type="float">
            <text:p>-0.28074214</text:p>
          </table:table-cell>
          <table:table-cell table:style-name="ce8" office:value-type="float" office:value="-0.09470617" calcext:value-type="float">
            <text:p>-0.094706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798]-[.A79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0.163S" calcext:value-type="time">
            <text:p>18:41:10.163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3357625" calcext:value-type="float">
            <text:p>-0.23357625</text:p>
          </table:table-cell>
          <table:table-cell table:style-name="ce8" office:value-type="float" office:value="-0.16565618" calcext:value-type="float">
            <text:p>-0.16565618</text:p>
          </table:table-cell>
          <table:table-cell table:style-name="ce8" office:value-type="float" office:value="-0.039312705" calcext:value-type="float">
            <text:p>-0.03931270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5S" calcext:value-type="time">
            <text:p>00.075</text:p>
          </table:table-cell>
          <table:table-cell table:formula="of:=[.A799]-[.A798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6.621S" calcext:value-type="time">
            <text:p>18:41:16.621</text:p>
          </table:table-cell>
          <table:table-cell office:value-type="time" office:time-value="PT00H00M06.458S" calcext:value-type="time">
            <text:p>00:00:06.45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704699" calcext:value-type="float">
            <text:p>0.18704699</text:p>
          </table:table-cell>
          <table:table-cell table:style-name="ce8" office:value-type="float" office:value="0.16138305" calcext:value-type="float">
            <text:p>0.16138305</text:p>
          </table:table-cell>
          <table:table-cell table:style-name="ce8" office:value-type="float" office:value="0.33947203" calcext:value-type="float">
            <text:p>0.339472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6.458S" calcext:value-type="time">
            <text:p>06.458</text:p>
          </table:table-cell>
          <table:table-cell table:formula="of:=[.A800]-[.A799]" office:value-type="time" office:time-value="PT00H00M06.458S" calcext:value-type="time">
            <text:p>00:00:06.45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6.691S" calcext:value-type="time">
            <text:p>18:41:16.69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790283" calcext:value-type="float">
            <text:p>0.16790283</text:p>
          </table:table-cell>
          <table:table-cell table:style-name="ce8" office:value-type="float" office:value="0.1067926" calcext:value-type="float">
            <text:p>0.1067926</text:p>
          </table:table-cell>
          <table:table-cell table:style-name="ce8" office:value-type="float" office:value="0.42219964" calcext:value-type="float">
            <text:p>0.4221996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01]-[.A80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6.763S" calcext:value-type="time">
            <text:p>18:41:16.76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001879" calcext:value-type="float">
            <text:p>0.13001879</text:p>
          </table:table-cell>
          <table:table-cell table:style-name="ce8" office:value-type="float" office:value="0.16994147" calcext:value-type="float">
            <text:p>0.16994147</text:p>
          </table:table-cell>
          <table:table-cell table:style-name="ce8" office:value-type="float" office:value="0.27626875" calcext:value-type="float">
            <text:p>0.276268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02]-[.A80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6.833S" calcext:value-type="time">
            <text:p>18:41:16.83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459504" calcext:value-type="float">
            <text:p>0.13459504</text:p>
          </table:table-cell>
          <table:table-cell table:style-name="ce8" office:value-type="float" office:value="0.109661214" calcext:value-type="float">
            <text:p>0.109661214</text:p>
          </table:table-cell>
          <table:table-cell table:style-name="ce8" office:value-type="float" office:value="0.3051116" calcext:value-type="float">
            <text:p>0.30511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03]-[.A80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6.903S" calcext:value-type="time">
            <text:p>18:41:16.90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949492" calcext:value-type="float">
            <text:p>0.08949492</text:p>
          </table:table-cell>
          <table:table-cell table:style-name="ce8" office:value-type="float" office:value="0.1369275" calcext:value-type="float">
            <text:p>0.1369275</text:p>
          </table:table-cell>
          <table:table-cell table:style-name="ce8" office:value-type="float" office:value="0.24911217" calcext:value-type="float">
            <text:p>0.249112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04]-[.A80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6.973S" calcext:value-type="time">
            <text:p>18:41:16.97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010109" calcext:value-type="float">
            <text:p>0.10010109</text:p>
          </table:table-cell>
          <table:table-cell table:style-name="ce8" office:value-type="float" office:value="0.14960195" calcext:value-type="float">
            <text:p>0.14960195</text:p>
          </table:table-cell>
          <table:table-cell table:style-name="ce8" office:value-type="float" office:value="0.23980159" calcext:value-type="float">
            <text:p>0.2398015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05]-[.A8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7.043S" calcext:value-type="time">
            <text:p>18:41:17.04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4480615" calcext:value-type="float">
            <text:p>0.114480615</text:p>
          </table:table-cell>
          <table:table-cell table:style-name="ce8" office:value-type="float" office:value="0.1482648" calcext:value-type="float">
            <text:p>0.1482648</text:p>
          </table:table-cell>
          <table:table-cell table:style-name="ce8" office:value-type="float" office:value="0.19912213" calcext:value-type="float">
            <text:p>0.1991221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06]-[.A80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8.623S" calcext:value-type="time">
            <text:p>18:41:18.623</text:p>
          </table:table-cell>
          <table:table-cell office:value-type="time" office:time-value="PT00H00M01.58S" calcext:value-type="time">
            <text:p>00:00:01.5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66183555" calcext:value-type="float">
            <text:p>-0.66183555</text:p>
          </table:table-cell>
          <table:table-cell table:style-name="ce8" office:value-type="float" office:value="0.19188559" calcext:value-type="float">
            <text:p>0.19188559</text:p>
          </table:table-cell>
          <table:table-cell table:style-name="ce8" office:value-type="float" office:value="-0.29496" calcext:value-type="float">
            <text:p>-0.2949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58S" calcext:value-type="time">
            <text:p>01.580</text:p>
          </table:table-cell>
          <table:table-cell table:formula="of:=[.A807]-[.A806]" office:value-type="time" office:time-value="PT00H00M01.58S" calcext:value-type="time">
            <text:p>00:00:01.58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8.693S" calcext:value-type="time">
            <text:p>18:41:18.69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6114723" calcext:value-type="float">
            <text:p>-0.6114723</text:p>
          </table:table-cell>
          <table:table-cell table:style-name="ce8" office:value-type="float" office:value="0.177531" calcext:value-type="float">
            <text:p>0.177531</text:p>
          </table:table-cell>
          <table:table-cell table:style-name="ce8" office:value-type="float" office:value="-0.2408546" calcext:value-type="float">
            <text:p>-0.24085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08]-[.A80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8.765S" calcext:value-type="time">
            <text:p>18:41:18.76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107744" calcext:value-type="float">
            <text:p>-0.5107744</text:p>
          </table:table-cell>
          <table:table-cell table:style-name="ce8" office:value-type="float" office:value="0.17471932" calcext:value-type="float">
            <text:p>0.17471932</text:p>
          </table:table-cell>
          <table:table-cell table:style-name="ce8" office:value-type="float" office:value="-0.22533849" calcext:value-type="float">
            <text:p>-0.2253384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09]-[.A80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8.833S" calcext:value-type="time">
            <text:p>18:41:18.83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8079064" calcext:value-type="float">
            <text:p>-0.48079064</text:p>
          </table:table-cell>
          <table:table-cell table:style-name="ce8" office:value-type="float" office:value="0.12384895" calcext:value-type="float">
            <text:p>0.12384895</text:p>
          </table:table-cell>
          <table:table-cell table:style-name="ce8" office:value-type="float" office:value="-0.18500678" calcext:value-type="float">
            <text:p>-0.185006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810]-[.A80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8.904S" calcext:value-type="time">
            <text:p>18:41:18.90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1930833" calcext:value-type="float">
            <text:p>-0.41930833</text:p>
          </table:table-cell>
          <table:table-cell table:style-name="ce8" office:value-type="float" office:value="0.19693768" calcext:value-type="float">
            <text:p>0.19693768</text:p>
          </table:table-cell>
          <table:table-cell table:style-name="ce8" office:value-type="float" office:value="-0.2010032" calcext:value-type="float">
            <text:p>-0.201003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11]-[.A81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8.973S" calcext:value-type="time">
            <text:p>18:41:18.97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5364696" calcext:value-type="float">
            <text:p>-0.35364696</text:p>
          </table:table-cell>
          <table:table-cell table:style-name="ce8" office:value-type="float" office:value="0.15571071" calcext:value-type="float">
            <text:p>0.15571071</text:p>
          </table:table-cell>
          <table:table-cell table:style-name="ce8" office:value-type="float" office:value="-0.17343219" calcext:value-type="float">
            <text:p>-0.1734321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812]-[.A81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19.045S" calcext:value-type="time">
            <text:p>18:41:19.045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8883895" calcext:value-type="float">
            <text:p>-0.28883895</text:p>
          </table:table-cell>
          <table:table-cell table:style-name="ce8" office:value-type="float" office:value="0.119265616" calcext:value-type="float">
            <text:p>0.119265616</text:p>
          </table:table-cell>
          <table:table-cell table:style-name="ce8" office:value-type="float" office:value="-0.13609385" calcext:value-type="float">
            <text:p>-0.1360938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13]-[.A81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8.849S" calcext:value-type="time">
            <text:p>18:41:28.849</text:p>
          </table:table-cell>
          <table:table-cell office:value-type="time" office:time-value="PT00H00M09.804S" calcext:value-type="time">
            <text:p>00:00:09.80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5022764" calcext:value-type="float">
            <text:p>0.5022764</text:p>
          </table:table-cell>
          <table:table-cell table:style-name="ce8" office:value-type="float" office:value="0.015932798" calcext:value-type="float">
            <text:p>0.015932798</text:p>
          </table:table-cell>
          <table:table-cell table:style-name="ce8" office:value-type="float" office:value="0.34399503" calcext:value-type="float">
            <text:p>0.3439950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9.804S" calcext:value-type="time">
            <text:p>09.804</text:p>
          </table:table-cell>
          <table:table-cell table:formula="of:=[.A814]-[.A813]" office:value-type="time" office:time-value="PT00H00M09.804S" calcext:value-type="time">
            <text:p>00:00:09.80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8.917S" calcext:value-type="time">
            <text:p>18:41:28.91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4260055" calcext:value-type="float">
            <text:p>0.44260055</text:p>
          </table:table-cell>
          <table:table-cell table:style-name="ce8" office:value-type="float" office:value="0.061141267" calcext:value-type="float">
            <text:p>0.061141267</text:p>
          </table:table-cell>
          <table:table-cell table:style-name="ce8" office:value-type="float" office:value="0.33134848" calcext:value-type="float">
            <text:p>0.331348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815]-[.A81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8.987S" calcext:value-type="time">
            <text:p>18:41:28.98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7065494" calcext:value-type="float">
            <text:p>0.37065494</text:p>
          </table:table-cell>
          <table:table-cell table:style-name="ce8" office:value-type="float" office:value="0.1903787" calcext:value-type="float">
            <text:p>0.1903787</text:p>
          </table:table-cell>
          <table:table-cell table:style-name="ce8" office:value-type="float" office:value="0.30019116" calcext:value-type="float">
            <text:p>0.300191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16]-[.A81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9.058S" calcext:value-type="time">
            <text:p>18:41:29.05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8786194" calcext:value-type="float">
            <text:p>0.38786194</text:p>
          </table:table-cell>
          <table:table-cell table:style-name="ce8" office:value-type="float" office:value="0.24868459" calcext:value-type="float">
            <text:p>0.24868459</text:p>
          </table:table-cell>
          <table:table-cell table:style-name="ce8" office:value-type="float" office:value="0.29434204" calcext:value-type="float">
            <text:p>0.2943420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17]-[.A81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9.129S" calcext:value-type="time">
            <text:p>18:41:29.12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604771" calcext:value-type="float">
            <text:p>0.4604771</text:p>
          </table:table-cell>
          <table:table-cell table:style-name="ce8" office:value-type="float" office:value="0.10252705" calcext:value-type="float">
            <text:p>0.10252705</text:p>
          </table:table-cell>
          <table:table-cell table:style-name="ce8" office:value-type="float" office:value="0.29654846" calcext:value-type="float">
            <text:p>0.296548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18]-[.A81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9.198S" calcext:value-type="time">
            <text:p>18:41:29.19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45655" calcext:value-type="float">
            <text:p>0.345655</text:p>
          </table:table-cell>
          <table:table-cell table:style-name="ce8" office:value-type="float" office:value="-0.32652447" calcext:value-type="float">
            <text:p>-0.32652447</text:p>
          </table:table-cell>
          <table:table-cell table:style-name="ce8" office:value-type="float" office:value="0.13967194" calcext:value-type="float">
            <text:p>0.1396719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819]-[.A81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29.269S" calcext:value-type="time">
            <text:p>18:41:29.26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093812" calcext:value-type="float">
            <text:p>0.03093812</text:p>
          </table:table-cell>
          <table:table-cell table:style-name="ce8" office:value-type="float" office:value="-0.77463377" calcext:value-type="float">
            <text:p>-0.77463377</text:p>
          </table:table-cell>
          <table:table-cell table:style-name="ce8" office:value-type="float" office:value="-0.14587732" calcext:value-type="float">
            <text:p>-0.1458773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20]-[.A81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265S" calcext:value-type="time">
            <text:p>18:41:30.265</text:p>
          </table:table-cell>
          <table:table-cell office:value-type="time" office:time-value="PT00H00M00.996S" calcext:value-type="time">
            <text:p>00:00:00.99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7762444" calcext:value-type="float">
            <text:p>-0.07762444</text:p>
          </table:table-cell>
          <table:table-cell table:style-name="ce8" office:value-type="float" office:value="-0.6180688" calcext:value-type="float">
            <text:p>-0.6180688</text:p>
          </table:table-cell>
          <table:table-cell table:style-name="ce8" office:value-type="float" office:value="-0.3554107" calcext:value-type="float">
            <text:p>-0.35541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996S" calcext:value-type="time">
            <text:p>00.996</text:p>
          </table:table-cell>
          <table:table-cell table:formula="of:=[.A821]-[.A820]" office:value-type="time" office:time-value="PT00H00M00.996S" calcext:value-type="time">
            <text:p>00:00:00.99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312S" calcext:value-type="time">
            <text:p>18:41:30.312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6610223" calcext:value-type="float">
            <text:p>-0.16610223</text:p>
          </table:table-cell>
          <table:table-cell table:style-name="ce8" office:value-type="float" office:value="-0.49298066" calcext:value-type="float">
            <text:p>-0.49298066</text:p>
          </table:table-cell>
          <table:table-cell table:style-name="ce8" office:value-type="float" office:value="-0.47104147" calcext:value-type="float">
            <text:p>-0.4710414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7S" calcext:value-type="time">
            <text:p>00.047</text:p>
          </table:table-cell>
          <table:table-cell table:formula="of:=[.A822]-[.A821]" office:value-type="time" office:time-value="PT00H00M00.047S" calcext:value-type="time">
            <text:p>00:00:00.04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382S" calcext:value-type="time">
            <text:p>18:41:30.38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56767404" calcext:value-type="float">
            <text:p>-0.056767404</text:p>
          </table:table-cell>
          <table:table-cell table:style-name="ce8" office:value-type="float" office:value="-0.5548643" calcext:value-type="float">
            <text:p>-0.5548643</text:p>
          </table:table-cell>
          <table:table-cell table:style-name="ce8" office:value-type="float" office:value="-0.4606317" calcext:value-type="float">
            <text:p>-0.46063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23]-[.A82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456S" calcext:value-type="time">
            <text:p>18:41:30.45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9811215" calcext:value-type="float">
            <text:p>-0.09811215</text:p>
          </table:table-cell>
          <table:table-cell table:style-name="ce8" office:value-type="float" office:value="-0.46026647" calcext:value-type="float">
            <text:p>-0.46026647</text:p>
          </table:table-cell>
          <table:table-cell table:style-name="ce8" office:value-type="float" office:value="-0.40995425" calcext:value-type="float">
            <text:p>-0.4099542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824]-[.A823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522S" calcext:value-type="time">
            <text:p>18:41:30.522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574204" calcext:value-type="float">
            <text:p>0.00574204</text:p>
          </table:table-cell>
          <table:table-cell table:style-name="ce8" office:value-type="float" office:value="-0.44456214" calcext:value-type="float">
            <text:p>-0.44456214</text:p>
          </table:table-cell>
          <table:table-cell table:style-name="ce8" office:value-type="float" office:value="-0.35907114" calcext:value-type="float">
            <text:p>-0.3590711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825]-[.A824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596S" calcext:value-type="time">
            <text:p>18:41:30.59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965514" calcext:value-type="float">
            <text:p>0.07965514</text:p>
          </table:table-cell>
          <table:table-cell table:style-name="ce8" office:value-type="float" office:value="-0.3746176" calcext:value-type="float">
            <text:p>-0.3746176</text:p>
          </table:table-cell>
          <table:table-cell table:style-name="ce8" office:value-type="float" office:value="-0.36776853" calcext:value-type="float">
            <text:p>-0.3677685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826]-[.A825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663S" calcext:value-type="time">
            <text:p>18:41:30.663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0049016" calcext:value-type="float">
            <text:p>0.040049016</text:p>
          </table:table-cell>
          <table:table-cell table:style-name="ce8" office:value-type="float" office:value="-0.286399" calcext:value-type="float">
            <text:p>-0.286399</text:p>
          </table:table-cell>
          <table:table-cell table:style-name="ce8" office:value-type="float" office:value="-0.32813522" calcext:value-type="float">
            <text:p>-0.3281352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827]-[.A82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30.734S" calcext:value-type="time">
            <text:p>18:41:30.73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317301" calcext:value-type="float">
            <text:p>0.09317301</text:p>
          </table:table-cell>
          <table:table-cell table:style-name="ce8" office:value-type="float" office:value="-0.26742703" calcext:value-type="float">
            <text:p>-0.26742703</text:p>
          </table:table-cell>
          <table:table-cell table:style-name="ce8" office:value-type="float" office:value="-0.30323187" calcext:value-type="float">
            <text:p>-0.303231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28]-[.A82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1.636S" calcext:value-type="time">
            <text:p>18:41:41.636</text:p>
          </table:table-cell>
          <table:table-cell office:value-type="time" office:time-value="PT00H00M10.902S" calcext:value-type="time">
            <text:p>00:00:10.90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3524733" calcext:value-type="float">
            <text:p>0.23524733</text:p>
          </table:table-cell>
          <table:table-cell table:style-name="ce8" office:value-type="float" office:value="0.47452557" calcext:value-type="float">
            <text:p>0.47452557</text:p>
          </table:table-cell>
          <table:table-cell table:style-name="ce8" office:value-type="float" office:value="0.49657378" calcext:value-type="float">
            <text:p>0.49657378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10.902S" calcext:value-type="time">
            <text:p>10.902</text:p>
          </table:table-cell>
          <table:table-cell table:formula="of:=[.A829]-[.A828]" office:value-type="time" office:time-value="PT00H00M10.902S" calcext:value-type="time">
            <text:p>00:00:10.90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1.705S" calcext:value-type="time">
            <text:p>18:41:41.70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9282609" calcext:value-type="float">
            <text:p>0.19282609</text:p>
          </table:table-cell>
          <table:table-cell table:style-name="ce8" office:value-type="float" office:value="0.441575" calcext:value-type="float">
            <text:p>0.441575</text:p>
          </table:table-cell>
          <table:table-cell table:style-name="ce8" office:value-type="float" office:value="0.49064195" calcext:value-type="float">
            <text:p>0.490641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830]-[.A82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1.778S" calcext:value-type="time">
            <text:p>18:41:41.778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9375834" calcext:value-type="float">
            <text:p>0.19375834</text:p>
          </table:table-cell>
          <table:table-cell table:style-name="ce8" office:value-type="float" office:value="0.4470757" calcext:value-type="float">
            <text:p>0.4470757</text:p>
          </table:table-cell>
          <table:table-cell table:style-name="ce8" office:value-type="float" office:value="0.47585505" calcext:value-type="float">
            <text:p>0.4758550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831]-[.A83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1.846S" calcext:value-type="time">
            <text:p>18:41:41.84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9240008" calcext:value-type="float">
            <text:p>0.19240008</text:p>
          </table:table-cell>
          <table:table-cell table:style-name="ce8" office:value-type="float" office:value="0.46586907" calcext:value-type="float">
            <text:p>0.46586907</text:p>
          </table:table-cell>
          <table:table-cell table:style-name="ce8" office:value-type="float" office:value="0.37070122" calcext:value-type="float">
            <text:p>0.3707012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832]-[.A83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1.918S" calcext:value-type="time">
            <text:p>18:41:41.918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645597" calcext:value-type="float">
            <text:p>0.17645597</text:p>
          </table:table-cell>
          <table:table-cell table:style-name="ce8" office:value-type="float" office:value="0.4474072" calcext:value-type="float">
            <text:p>0.4474072</text:p>
          </table:table-cell>
          <table:table-cell table:style-name="ce8" office:value-type="float" office:value="0.3459358" calcext:value-type="float">
            <text:p>0.345935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33]-[.A83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1.987S" calcext:value-type="time">
            <text:p>18:41:41.98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957697" calcext:value-type="float">
            <text:p>0.16957697</text:p>
          </table:table-cell>
          <table:table-cell table:style-name="ce8" office:value-type="float" office:value="0.3782768" calcext:value-type="float">
            <text:p>0.3782768</text:p>
          </table:table-cell>
          <table:table-cell table:style-name="ce8" office:value-type="float" office:value="0.24915963" calcext:value-type="float">
            <text:p>0.249159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834]-[.A83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2.058S" calcext:value-type="time">
            <text:p>18:41:42.05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0139857" calcext:value-type="float">
            <text:p>0.20139857</text:p>
          </table:table-cell>
          <table:table-cell table:style-name="ce8" office:value-type="float" office:value="0.3338573" calcext:value-type="float">
            <text:p>0.3338573</text:p>
          </table:table-cell>
          <table:table-cell table:style-name="ce8" office:value-type="float" office:value="0.23984417" calcext:value-type="float">
            <text:p>0.239844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35]-[.A83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169S" calcext:value-type="time">
            <text:p>18:41:43.169</text:p>
          </table:table-cell>
          <table:table-cell office:value-type="time" office:time-value="PT00H00M01.111S" calcext:value-type="time">
            <text:p>00:00:01.11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3089947" calcext:value-type="float">
            <text:p>-0.43089947</text:p>
          </table:table-cell>
          <table:table-cell table:style-name="ce8" office:value-type="float" office:value="0.020320226" calcext:value-type="float">
            <text:p>0.020320226</text:p>
          </table:table-cell>
          <table:table-cell table:style-name="ce8" office:value-type="float" office:value="-0.20689407" calcext:value-type="float">
            <text:p>-0.206894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111S" calcext:value-type="time">
            <text:p>01.111</text:p>
          </table:table-cell>
          <table:table-cell table:formula="of:=[.A836]-[.A835]" office:value-type="time" office:time-value="PT00H00M01.111S" calcext:value-type="time">
            <text:p>00:00:01.11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239S" calcext:value-type="time">
            <text:p>18:41:43.23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599043" calcext:value-type="float">
            <text:p>-0.3599043</text:p>
          </table:table-cell>
          <table:table-cell table:style-name="ce8" office:value-type="float" office:value="-0.15793252" calcext:value-type="float">
            <text:p>-0.15793252</text:p>
          </table:table-cell>
          <table:table-cell table:style-name="ce8" office:value-type="float" office:value="-0.07502306" calcext:value-type="float">
            <text:p>-0.0750230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37]-[.A83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311S" calcext:value-type="time">
            <text:p>18:41:43.31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0677515" calcext:value-type="float">
            <text:p>-0.30677515</text:p>
          </table:table-cell>
          <table:table-cell table:style-name="ce8" office:value-type="float" office:value="-0.08083556" calcext:value-type="float">
            <text:p>-0.08083556</text:p>
          </table:table-cell>
          <table:table-cell table:style-name="ce8" office:value-type="float" office:value="0.07310422" calcext:value-type="float">
            <text:p>0.0731042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38]-[.A83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379S" calcext:value-type="time">
            <text:p>18:41:43.37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4703122" calcext:value-type="float">
            <text:p>0.044703122</text:p>
          </table:table-cell>
          <table:table-cell table:style-name="ce8" office:value-type="float" office:value="-0.22765924" calcext:value-type="float">
            <text:p>-0.22765924</text:p>
          </table:table-cell>
          <table:table-cell table:style-name="ce8" office:value-type="float" office:value="0.4753641" calcext:value-type="float">
            <text:p>0.475364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839]-[.A83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45S" calcext:value-type="time">
            <text:p>18:41:43.45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561366" calcext:value-type="float">
            <text:p>0.05561366</text:p>
          </table:table-cell>
          <table:table-cell table:style-name="ce8" office:value-type="float" office:value="-0.026695082" calcext:value-type="float">
            <text:p>-0.026695082</text:p>
          </table:table-cell>
          <table:table-cell table:style-name="ce8" office:value-type="float" office:value="0.29796928" calcext:value-type="float">
            <text:p>0.2979692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40]-[.A83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519S" calcext:value-type="time">
            <text:p>18:41:43.51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965855" calcext:value-type="float">
            <text:p>0.2965855</text:p>
          </table:table-cell>
          <table:table-cell table:style-name="ce8" office:value-type="float" office:value="0.12187288" calcext:value-type="float">
            <text:p>0.12187288</text:p>
          </table:table-cell>
          <table:table-cell table:style-name="ce8" office:value-type="float" office:value="0.2240073" calcext:value-type="float">
            <text:p>0.22400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841]-[.A84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59S" calcext:value-type="time">
            <text:p>18:41:43.59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220528" calcext:value-type="float">
            <text:p>0.25220528</text:p>
          </table:table-cell>
          <table:table-cell table:style-name="ce8" office:value-type="float" office:value="0.22855766" calcext:value-type="float">
            <text:p>0.22855766</text:p>
          </table:table-cell>
          <table:table-cell table:style-name="ce8" office:value-type="float" office:value="0.13568857" calcext:value-type="float">
            <text:p>0.135688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42]-[.A84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658S" calcext:value-type="time">
            <text:p>18:41:43.658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054271" calcext:value-type="float">
            <text:p>0.3054271</text:p>
          </table:table-cell>
          <table:table-cell table:style-name="ce8" office:value-type="float" office:value="0.21954466" calcext:value-type="float">
            <text:p>0.21954466</text:p>
          </table:table-cell>
          <table:table-cell table:style-name="ce8" office:value-type="float" office:value="0.08762272" calcext:value-type="float">
            <text:p>0.0876227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843]-[.A84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729S" calcext:value-type="time">
            <text:p>18:41:43.72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79343915" calcext:value-type="float">
            <text:p>0.79343915</text:p>
          </table:table-cell>
          <table:table-cell table:style-name="ce8" office:value-type="float" office:value="0.293391" calcext:value-type="float">
            <text:p>0.293391</text:p>
          </table:table-cell>
          <table:table-cell table:style-name="ce8" office:value-type="float" office:value="0.63916314" calcext:value-type="float">
            <text:p>0.6391631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44]-[.A84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799S" calcext:value-type="time">
            <text:p>18:41:43.79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797215" calcext:value-type="float">
            <text:p>0.13797215</text:p>
          </table:table-cell>
          <table:table-cell table:style-name="ce8" office:value-type="float" office:value="0.09618081" calcext:value-type="float">
            <text:p>0.09618081</text:p>
          </table:table-cell>
          <table:table-cell table:style-name="ce8" office:value-type="float" office:value="0.19138448" calcext:value-type="float">
            <text:p>0.191384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845]-[.A84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872S" calcext:value-type="time">
            <text:p>18:41:43.872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549329" calcext:value-type="float">
            <text:p>0.12549329</text:p>
          </table:table-cell>
          <table:table-cell table:style-name="ce8" office:value-type="float" office:value="0.1129299" calcext:value-type="float">
            <text:p>0.1129299</text:p>
          </table:table-cell>
          <table:table-cell table:style-name="ce8" office:value-type="float" office:value="0.058867153" calcext:value-type="float">
            <text:p>0.05886715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846]-[.A845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3.939S" calcext:value-type="time">
            <text:p>18:41:43.93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546837" calcext:value-type="float">
            <text:p>0.12546837</text:p>
          </table:table-cell>
          <table:table-cell table:style-name="ce8" office:value-type="float" office:value="0.11284298" calcext:value-type="float">
            <text:p>0.11284298</text:p>
          </table:table-cell>
          <table:table-cell table:style-name="ce8" office:value-type="float" office:value="0.03496289" calcext:value-type="float">
            <text:p>0.0349628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847]-[.A84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44.011S" calcext:value-type="time">
            <text:p>18:41:44.01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77604" calcext:value-type="float">
            <text:p>0.0977604</text:p>
          </table:table-cell>
          <table:table-cell table:style-name="ce8" office:value-type="float" office:value="0.15802841" calcext:value-type="float">
            <text:p>0.15802841</text:p>
          </table:table-cell>
          <table:table-cell table:style-name="ce8" office:value-type="float" office:value="0.04772636" calcext:value-type="float">
            <text:p>0.047726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48]-[.A84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414S" calcext:value-type="time">
            <text:p>18:41:51.414</text:p>
          </table:table-cell>
          <table:table-cell office:value-type="time" office:time-value="PT00H00M07.403S" calcext:value-type="time">
            <text:p>00:00:07.40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8811426" calcext:value-type="float">
            <text:p>-0.58811426</text:p>
          </table:table-cell>
          <table:table-cell table:style-name="ce8" office:value-type="float" office:value="-0.057286147" calcext:value-type="float">
            <text:p>-0.057286147</text:p>
          </table:table-cell>
          <table:table-cell table:style-name="ce8" office:value-type="float" office:value="-0.41253948" calcext:value-type="float">
            <text:p>-0.412539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7.403S" calcext:value-type="time">
            <text:p>07.403</text:p>
          </table:table-cell>
          <table:table-cell table:formula="of:=[.A849]-[.A848]" office:value-type="time" office:time-value="PT00H00M07.403S" calcext:value-type="time">
            <text:p>00:00:07.40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485S" calcext:value-type="time">
            <text:p>18:41:51.48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7346785" calcext:value-type="float">
            <text:p>-0.57346785</text:p>
          </table:table-cell>
          <table:table-cell table:style-name="ce8" office:value-type="float" office:value="-0.11857411" calcext:value-type="float">
            <text:p>-0.11857411</text:p>
          </table:table-cell>
          <table:table-cell table:style-name="ce8" office:value-type="float" office:value="-0.44049937" calcext:value-type="float">
            <text:p>-0.4404993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50]-[.A84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558S" calcext:value-type="time">
            <text:p>18:41:51.558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3611624" calcext:value-type="float">
            <text:p>-0.53611624</text:p>
          </table:table-cell>
          <table:table-cell table:style-name="ce8" office:value-type="float" office:value="-0.19724403" calcext:value-type="float">
            <text:p>-0.19724403</text:p>
          </table:table-cell>
          <table:table-cell table:style-name="ce8" office:value-type="float" office:value="-0.39491135" calcext:value-type="float">
            <text:p>-0.394911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851]-[.A85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625S" calcext:value-type="time">
            <text:p>18:41:51.62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4317353" calcext:value-type="float">
            <text:p>-0.44317353</text:p>
          </table:table-cell>
          <table:table-cell table:style-name="ce8" office:value-type="float" office:value="-0.17598155" calcext:value-type="float">
            <text:p>-0.17598155</text:p>
          </table:table-cell>
          <table:table-cell table:style-name="ce8" office:value-type="float" office:value="-0.35432157" calcext:value-type="float">
            <text:p>-0.354321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852]-[.A851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696S" calcext:value-type="time">
            <text:p>18:41:51.69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4458375" calcext:value-type="float">
            <text:p>-0.34458375</text:p>
          </table:table-cell>
          <table:table-cell table:style-name="ce8" office:value-type="float" office:value="-0.23133264" calcext:value-type="float">
            <text:p>-0.23133264</text:p>
          </table:table-cell>
          <table:table-cell table:style-name="ce8" office:value-type="float" office:value="-0.31691188" calcext:value-type="float">
            <text:p>-0.3169118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853]-[.A85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765S" calcext:value-type="time">
            <text:p>18:41:51.76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4398763" calcext:value-type="float">
            <text:p>-0.24398763</text:p>
          </table:table-cell>
          <table:table-cell table:style-name="ce8" office:value-type="float" office:value="-0.30641714" calcext:value-type="float">
            <text:p>-0.30641714</text:p>
          </table:table-cell>
          <table:table-cell table:style-name="ce8" office:value-type="float" office:value="-0.32938573" calcext:value-type="float">
            <text:p>-0.329385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854]-[.A85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1M51.837S" calcext:value-type="time">
            <text:p>18:41:51.837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3543358" calcext:value-type="float">
            <text:p>-0.13543358</text:p>
          </table:table-cell>
          <table:table-cell table:style-name="ce8" office:value-type="float" office:value="-0.26500884" calcext:value-type="float">
            <text:p>-0.26500884</text:p>
          </table:table-cell>
          <table:table-cell table:style-name="ce8" office:value-type="float" office:value="-0.24041691" calcext:value-type="float">
            <text:p>-0.2404169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855]-[.A85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2.954S" calcext:value-type="time">
            <text:p>18:42:02.954</text:p>
          </table:table-cell>
          <table:table-cell office:value-type="time" office:time-value="PT00H00M11.117S" calcext:value-type="time">
            <text:p>00:00:11.11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7449647" calcext:value-type="float">
            <text:p>0.27449647</text:p>
          </table:table-cell>
          <table:table-cell table:style-name="ce8" office:value-type="float" office:value="-0.367048" calcext:value-type="float">
            <text:p>-0.367048</text:p>
          </table:table-cell>
          <table:table-cell table:style-name="ce8" office:value-type="float" office:value="-0.12892407" calcext:value-type="float">
            <text:p>-0.12892407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1.117S" calcext:value-type="time">
            <text:p>11.117</text:p>
          </table:table-cell>
          <table:table-cell table:formula="of:=[.A856]-[.A855]" office:value-type="time" office:time-value="PT00H00M11.117S" calcext:value-type="time">
            <text:p>00:00:11.11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3.021S" calcext:value-type="time">
            <text:p>18:42:03.021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4484956" calcext:value-type="float">
            <text:p>0.24484956</text:p>
          </table:table-cell>
          <table:table-cell table:style-name="ce8" office:value-type="float" office:value="-0.32353163" calcext:value-type="float">
            <text:p>-0.32353163</text:p>
          </table:table-cell>
          <table:table-cell table:style-name="ce8" office:value-type="float" office:value="-0.10943986" calcext:value-type="float">
            <text:p>-0.109439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857]-[.A856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3.089S" calcext:value-type="time">
            <text:p>18:42:03.08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2058435" calcext:value-type="float">
            <text:p>0.22058435</text:p>
          </table:table-cell>
          <table:table-cell table:style-name="ce8" office:value-type="float" office:value="-0.29029956" calcext:value-type="float">
            <text:p>-0.29029956</text:p>
          </table:table-cell>
          <table:table-cell table:style-name="ce8" office:value-type="float" office:value="-0.09388163" calcext:value-type="float">
            <text:p>-0.093881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858]-[.A85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3.16S" calcext:value-type="time">
            <text:p>18:42:03.16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97647" calcext:value-type="float">
            <text:p>0.197647</text:p>
          </table:table-cell>
          <table:table-cell table:style-name="ce8" office:value-type="float" office:value="-0.26654306" calcext:value-type="float">
            <text:p>-0.26654306</text:p>
          </table:table-cell>
          <table:table-cell table:style-name="ce8" office:value-type="float" office:value="-0.091305" calcext:value-type="float">
            <text:p>-0.0913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59]-[.A85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3.231S" calcext:value-type="time">
            <text:p>18:42:03.23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7985985" calcext:value-type="float">
            <text:p>0.17985985</text:p>
          </table:table-cell>
          <table:table-cell table:style-name="ce8" office:value-type="float" office:value="-0.24318469" calcext:value-type="float">
            <text:p>-0.24318469</text:p>
          </table:table-cell>
          <table:table-cell table:style-name="ce8" office:value-type="float" office:value="-0.08217451" calcext:value-type="float">
            <text:p>-0.082174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60]-[.A85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3.301S" calcext:value-type="time">
            <text:p>18:42:03.30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680262" calcext:value-type="float">
            <text:p>0.1680262</text:p>
          </table:table-cell>
          <table:table-cell table:style-name="ce8" office:value-type="float" office:value="-0.20919827" calcext:value-type="float">
            <text:p>-0.20919827</text:p>
          </table:table-cell>
          <table:table-cell table:style-name="ce8" office:value-type="float" office:value="-0.06978229" calcext:value-type="float">
            <text:p>-0.069782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61]-[.A86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03.37S" calcext:value-type="time">
            <text:p>18:42:03.37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439726" calcext:value-type="float">
            <text:p>0.1439726</text:p>
          </table:table-cell>
          <table:table-cell table:style-name="ce8" office:value-type="float" office:value="-0.17970906" calcext:value-type="float">
            <text:p>-0.17970906</text:p>
          </table:table-cell>
          <table:table-cell table:style-name="ce8" office:value-type="float" office:value="-0.060167357" calcext:value-type="float">
            <text:p>-0.0601673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62]-[.A86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2M14.85S" calcext:value-type="time">
            <text:p>18:42:14.850</text:p>
          </table:table-cell>
          <table:table-cell office:value-type="time" office:time-value="PT00H00M11.48S" calcext:value-type="time">
            <text:p>00:00:11.48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3641127" calcext:value-type="float">
            <text:p>0.03641127</text:p>
          </table:table-cell>
          <table:table-cell table:style-name="ce8" office:value-type="float" office:value="0.21003917" calcext:value-type="float">
            <text:p>0.21003917</text:p>
          </table:table-cell>
          <table:table-cell table:style-name="ce8" office:value-type="float" office:value="0.28093237" calcext:value-type="float">
            <text:p>0.28093237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1.48S" calcext:value-type="time">
            <text:p>11.480</text:p>
          </table:table-cell>
          <table:table-cell table:formula="of:=[.A863]-[.A862]" office:value-type="time" office:time-value="PT00H00M11.48S" calcext:value-type="time">
            <text:p>00:00:11.48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4.919S" calcext:value-type="time">
            <text:p>18:42:14.91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4177893" calcext:value-type="float">
            <text:p>0.04177893</text:p>
          </table:table-cell>
          <table:table-cell table:style-name="ce12" office:value-type="float" office:value="0.22067586" calcext:value-type="float">
            <text:p>0.22067586</text:p>
          </table:table-cell>
          <table:table-cell table:style-name="ce12" office:value-type="float" office:value="0.26602277" calcext:value-type="float">
            <text:p>0.266022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64]-[.A86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4.99S" calcext:value-type="time">
            <text:p>18:42:14.99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72537564" calcext:value-type="float">
            <text:p>0.072537564</text:p>
          </table:table-cell>
          <table:table-cell table:style-name="ce12" office:value-type="float" office:value="0.15092763" calcext:value-type="float">
            <text:p>0.15092763</text:p>
          </table:table-cell>
          <table:table-cell table:style-name="ce12" office:value-type="float" office:value="0.24183747" calcext:value-type="float">
            <text:p>0.241837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65]-[.A86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5.061S" calcext:value-type="time">
            <text:p>18:42:15.0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7890685" calcext:value-type="float">
            <text:p>0.07890685</text:p>
          </table:table-cell>
          <table:table-cell table:style-name="ce12" office:value-type="float" office:value="0.14396474" calcext:value-type="float">
            <text:p>0.14396474</text:p>
          </table:table-cell>
          <table:table-cell table:style-name="ce12" office:value-type="float" office:value="0.17876211" calcext:value-type="float">
            <text:p>0.178762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66]-[.A86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5.131S" calcext:value-type="time">
            <text:p>18:42:15.13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25313033" calcext:value-type="float">
            <text:p>0.025313033</text:p>
          </table:table-cell>
          <table:table-cell table:style-name="ce12" office:value-type="float" office:value="0.11594519" calcext:value-type="float">
            <text:p>0.11594519</text:p>
          </table:table-cell>
          <table:table-cell table:style-name="ce12" office:value-type="float" office:value="0.19670135" calcext:value-type="float">
            <text:p>0.196701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67]-[.A8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5.201S" calcext:value-type="time">
            <text:p>18:42:15.20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6870458" calcext:value-type="float">
            <text:p>0.06870458</text:p>
          </table:table-cell>
          <table:table-cell table:style-name="ce12" office:value-type="float" office:value="0.15686536" calcext:value-type="float">
            <text:p>0.15686536</text:p>
          </table:table-cell>
          <table:table-cell table:style-name="ce12" office:value-type="float" office:value="0.20801267" calcext:value-type="float">
            <text:p>0.208012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68]-[.A86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5.271S" calcext:value-type="time">
            <text:p>18:42:15.27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11736462" calcext:value-type="float">
            <text:p>0.011736462</text:p>
          </table:table-cell>
          <table:table-cell table:style-name="ce12" office:value-type="float" office:value="0.12316122" calcext:value-type="float">
            <text:p>0.12316122</text:p>
          </table:table-cell>
          <table:table-cell table:style-name="ce12" office:value-type="float" office:value="0.21841253" calcext:value-type="float">
            <text:p>0.218412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69]-[.A86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15S" calcext:value-type="time">
            <text:p>18:42:17.150</text:p>
          </table:table-cell>
          <table:table-cell office:value-type="time" office:time-value="PT00H00M01.879S" calcext:value-type="time">
            <text:p>00:00:01.87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09683915" calcext:value-type="float">
            <text:p>0.009683915</text:p>
          </table:table-cell>
          <table:table-cell table:style-name="ce12" office:value-type="float" office:value="0.13809122" calcext:value-type="float">
            <text:p>0.13809122</text:p>
          </table:table-cell>
          <table:table-cell table:style-name="ce12" office:value-type="float" office:value="0.20360254" calcext:value-type="float">
            <text:p>0.203602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879S" calcext:value-type="time">
            <text:p>01.879</text:p>
          </table:table-cell>
          <table:table-cell table:formula="of:=[.A870]-[.A869]" office:value-type="time" office:time-value="PT00H00M01.879S" calcext:value-type="time">
            <text:p>00:00:01.87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2S" calcext:value-type="time">
            <text:p>18:42:17.200</text:p>
          </table:table-cell>
          <table:table-cell office:value-type="time" office:time-value="PT00H00M00.05S" calcext:value-type="time">
            <text:p>00:00:00.05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8129147" calcext:value-type="float">
            <text:p>0.8129147</text:p>
          </table:table-cell>
          <table:table-cell table:style-name="ce12" office:value-type="float" office:value="-0.058969848" calcext:value-type="float">
            <text:p>-0.058969848</text:p>
          </table:table-cell>
          <table:table-cell table:style-name="ce12" office:value-type="float" office:value="-0.84881335" calcext:value-type="float">
            <text:p>-0.848813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S" calcext:value-type="time">
            <text:p>00.050</text:p>
          </table:table-cell>
          <table:table-cell table:formula="of:=[.A871]-[.A870]" office:value-type="time" office:time-value="PT00H00M00.05S" calcext:value-type="time">
            <text:p>00:00:00.05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27S" calcext:value-type="time">
            <text:p>18:42:17.27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66218966" calcext:value-type="float">
            <text:p>0.66218966</text:p>
          </table:table-cell>
          <table:table-cell table:style-name="ce12" office:value-type="float" office:value="-0.08075844" calcext:value-type="float">
            <text:p>-0.08075844</text:p>
          </table:table-cell>
          <table:table-cell table:style-name="ce12" office:value-type="float" office:value="-0.74261856" calcext:value-type="float">
            <text:p>-0.742618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72]-[.A87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341S" calcext:value-type="time">
            <text:p>18:42:17.34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6243154" calcext:value-type="float">
            <text:p>0.6243154</text:p>
          </table:table-cell>
          <table:table-cell table:style-name="ce12" office:value-type="float" office:value="-0.038624994" calcext:value-type="float">
            <text:p>-0.038624994</text:p>
          </table:table-cell>
          <table:table-cell table:style-name="ce12" office:value-type="float" office:value="-0.6004612" calcext:value-type="float">
            <text:p>-0.60046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73]-[.A87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41S" calcext:value-type="time">
            <text:p>18:42:17.41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62582433" calcext:value-type="float">
            <text:p>0.62582433</text:p>
          </table:table-cell>
          <table:table-cell table:style-name="ce12" office:value-type="float" office:value="-0.052340664" calcext:value-type="float">
            <text:p>-0.052340664</text:p>
          </table:table-cell>
          <table:table-cell table:style-name="ce12" office:value-type="float" office:value="-0.55909187" calcext:value-type="float">
            <text:p>-0.559091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74]-[.A87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485S" calcext:value-type="time">
            <text:p>18:42:17.485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606528" calcext:value-type="float">
            <text:p>0.606528</text:p>
          </table:table-cell>
          <table:table-cell table:style-name="ce12" office:value-type="float" office:value="-0.0488644" calcext:value-type="float">
            <text:p>-0.0488644</text:p>
          </table:table-cell>
          <table:table-cell table:style-name="ce12" office:value-type="float" office:value="-0.5598721" calcext:value-type="float">
            <text:p>-0.55987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875]-[.A874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552S" calcext:value-type="time">
            <text:p>18:42:17.55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933606" calcext:value-type="float">
            <text:p>0.4933606</text:p>
          </table:table-cell>
          <table:table-cell table:style-name="ce12" office:value-type="float" office:value="-0.093416445" calcext:value-type="float">
            <text:p>-0.093416445</text:p>
          </table:table-cell>
          <table:table-cell table:style-name="ce12" office:value-type="float" office:value="-0.52014464" calcext:value-type="float">
            <text:p>-0.520144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876]-[.A87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17.622S" calcext:value-type="time">
            <text:p>18:42:17.62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8997173" calcext:value-type="float">
            <text:p>0.38997173</text:p>
          </table:table-cell>
          <table:table-cell table:style-name="ce12" office:value-type="float" office:value="-0.17635995" calcext:value-type="float">
            <text:p>-0.17635995</text:p>
          </table:table-cell>
          <table:table-cell table:style-name="ce12" office:value-type="float" office:value="-0.4483548" calcext:value-type="float">
            <text:p>-0.44835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77]-[.A87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293S" calcext:value-type="time">
            <text:p>18:42:30.293</text:p>
          </table:table-cell>
          <table:table-cell office:value-type="time" office:time-value="PT00H00M12.671S" calcext:value-type="time">
            <text:p>00:00:12.6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3921095" calcext:value-type="float">
            <text:p>-0.23921095</text:p>
          </table:table-cell>
          <table:table-cell table:style-name="ce12" office:value-type="float" office:value="0.22206217" calcext:value-type="float">
            <text:p>0.22206217</text:p>
          </table:table-cell>
          <table:table-cell table:style-name="ce12" office:value-type="float" office:value="0.62831664" calcext:value-type="float">
            <text:p>0.62831664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2.671S" calcext:value-type="time">
            <text:p>12.671</text:p>
          </table:table-cell>
          <table:table-cell table:formula="of:=[.A878]-[.A877]" office:value-type="time" office:time-value="PT00H00M12.671S" calcext:value-type="time">
            <text:p>00:00:12.6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363S" calcext:value-type="time">
            <text:p>18:42:30.36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19968927" calcext:value-type="float">
            <text:p>-0.19968927</text:p>
          </table:table-cell>
          <table:table-cell table:style-name="ce12" office:value-type="float" office:value="0.23127687" calcext:value-type="float">
            <text:p>0.23127687</text:p>
          </table:table-cell>
          <table:table-cell table:style-name="ce12" office:value-type="float" office:value="0.50440097" calcext:value-type="float">
            <text:p>0.504400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79]-[.A87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433S" calcext:value-type="time">
            <text:p>18:42:30.43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2718129" calcext:value-type="float">
            <text:p>-0.22718129</text:p>
          </table:table-cell>
          <table:table-cell table:style-name="ce12" office:value-type="float" office:value="0.2784617" calcext:value-type="float">
            <text:p>0.2784617</text:p>
          </table:table-cell>
          <table:table-cell table:style-name="ce12" office:value-type="float" office:value="0.5528378" calcext:value-type="float">
            <text:p>0.55283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80]-[.A87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507S" calcext:value-type="time">
            <text:p>18:42:30.507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3000442" calcext:value-type="float">
            <text:p>-0.3000442</text:p>
          </table:table-cell>
          <table:table-cell table:style-name="ce12" office:value-type="float" office:value="0.26028347" calcext:value-type="float">
            <text:p>0.26028347</text:p>
          </table:table-cell>
          <table:table-cell table:style-name="ce12" office:value-type="float" office:value="0.49403837" calcext:value-type="float">
            <text:p>0.494038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881]-[.A880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575S" calcext:value-type="time">
            <text:p>18:42:30.57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17401929" calcext:value-type="float">
            <text:p>-0.17401929</text:p>
          </table:table-cell>
          <table:table-cell table:style-name="ce12" office:value-type="float" office:value="0.23711157" calcext:value-type="float">
            <text:p>0.23711157</text:p>
          </table:table-cell>
          <table:table-cell table:style-name="ce12" office:value-type="float" office:value="0.32576245" calcext:value-type="float">
            <text:p>0.325762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882]-[.A88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645S" calcext:value-type="time">
            <text:p>18:42:30.64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17133904" calcext:value-type="float">
            <text:p>-0.17133904</text:p>
          </table:table-cell>
          <table:table-cell table:style-name="ce12" office:value-type="float" office:value="0.16066606" calcext:value-type="float">
            <text:p>0.16066606</text:p>
          </table:table-cell>
          <table:table-cell table:style-name="ce12" office:value-type="float" office:value="0.2938454" calcext:value-type="float">
            <text:p>0.29384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83]-[.A88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0.714S" calcext:value-type="time">
            <text:p>18:42:30.714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1968363" calcext:value-type="float">
            <text:p>-0.21968363</text:p>
          </table:table-cell>
          <table:table-cell table:style-name="ce12" office:value-type="float" office:value="0.11295883" calcext:value-type="float">
            <text:p>0.11295883</text:p>
          </table:table-cell>
          <table:table-cell table:style-name="ce12" office:value-type="float" office:value="0.367952" calcext:value-type="float">
            <text:p>0.3679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84]-[.A88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2.738S" calcext:value-type="time">
            <text:p>18:42:32.738</text:p>
          </table:table-cell>
          <table:table-cell office:value-type="time" office:time-value="PT00H00M02.024S" calcext:value-type="time">
            <text:p>00:00:02.02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22833452" calcext:value-type="float">
            <text:p>0.22833452</text:p>
          </table:table-cell>
          <table:table-cell table:style-name="ce12" office:value-type="float" office:value="-0.3123019" calcext:value-type="float">
            <text:p>-0.3123019</text:p>
          </table:table-cell>
          <table:table-cell table:style-name="ce12" office:value-type="float" office:value="-0.22848676" calcext:value-type="float">
            <text:p>-0.228486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2.024S" calcext:value-type="time">
            <text:p>02.024</text:p>
          </table:table-cell>
          <table:table-cell table:formula="of:=[.A885]-[.A884]" office:value-type="time" office:time-value="PT00H00M02.024S" calcext:value-type="time">
            <text:p>00:00:02.024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2.805S" calcext:value-type="time">
            <text:p>18:42:32.80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9956845" calcext:value-type="float">
            <text:p>0.19956845</text:p>
          </table:table-cell>
          <table:table-cell table:style-name="ce12" office:value-type="float" office:value="-0.2395434" calcext:value-type="float">
            <text:p>-0.2395434</text:p>
          </table:table-cell>
          <table:table-cell table:style-name="ce12" office:value-type="float" office:value="-0.15378262" calcext:value-type="float">
            <text:p>-0.153782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886]-[.A88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2.878S" calcext:value-type="time">
            <text:p>18:42:32.878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7895243" calcext:value-type="float">
            <text:p>0.17895243</text:p>
          </table:table-cell>
          <table:table-cell table:style-name="ce12" office:value-type="float" office:value="-0.20767891" calcext:value-type="float">
            <text:p>-0.20767891</text:p>
          </table:table-cell>
          <table:table-cell table:style-name="ce12" office:value-type="float" office:value="-0.15422466" calcext:value-type="float">
            <text:p>-0.154224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887]-[.A886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2.946S" calcext:value-type="time">
            <text:p>18:42:32.94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738013" calcext:value-type="float">
            <text:p>0.1738013</text:p>
          </table:table-cell>
          <table:table-cell table:style-name="ce12" office:value-type="float" office:value="-0.27238467" calcext:value-type="float">
            <text:p>-0.27238467</text:p>
          </table:table-cell>
          <table:table-cell table:style-name="ce12" office:value-type="float" office:value="-0.12671722" calcext:value-type="float">
            <text:p>-0.126717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888]-[.A88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3.021S" calcext:value-type="time">
            <text:p>18:42:33.021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3071321" calcext:value-type="float">
            <text:p>0.13071321</text:p>
          </table:table-cell>
          <table:table-cell table:style-name="ce12" office:value-type="float" office:value="-0.20076144" calcext:value-type="float">
            <text:p>-0.20076144</text:p>
          </table:table-cell>
          <table:table-cell table:style-name="ce12" office:value-type="float" office:value="-0.12986584" calcext:value-type="float">
            <text:p>-0.129865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889]-[.A888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3.087S" calcext:value-type="time">
            <text:p>18:42:33.087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9127471" calcext:value-type="float">
            <text:p>0.09127471</text:p>
          </table:table-cell>
          <table:table-cell table:style-name="ce12" office:value-type="float" office:value="-0.23254077" calcext:value-type="float">
            <text:p>-0.23254077</text:p>
          </table:table-cell>
          <table:table-cell table:style-name="ce12" office:value-type="float" office:value="-0.14412534" calcext:value-type="float">
            <text:p>-0.144125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890]-[.A88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33.157S" calcext:value-type="time">
            <text:p>18:42:33.15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652283" calcext:value-type="float">
            <text:p>0.0652283</text:p>
          </table:table-cell>
          <table:table-cell table:style-name="ce12" office:value-type="float" office:value="-0.20445272" calcext:value-type="float">
            <text:p>-0.20445272</text:p>
          </table:table-cell>
          <table:table-cell table:style-name="ce12" office:value-type="float" office:value="-0.13212979" calcext:value-type="float">
            <text:p>-0.132129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891]-[.A8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2.998S" calcext:value-type="time">
            <text:p>18:42:42.998</text:p>
          </table:table-cell>
          <table:table-cell office:value-type="time" office:time-value="PT00H00M09.841S" calcext:value-type="time">
            <text:p>00:00:09.84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4321637" calcext:value-type="float">
            <text:p>-0.4321637</text:p>
          </table:table-cell>
          <table:table-cell table:style-name="ce12" office:value-type="float" office:value="0.9128676" calcext:value-type="float">
            <text:p>0.9128676</text:p>
          </table:table-cell>
          <table:table-cell table:style-name="ce12" office:value-type="float" office:value="0.1408" calcext:value-type="float">
            <text:p>0.14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9.841S" calcext:value-type="time">
            <text:p>09.841</text:p>
          </table:table-cell>
          <table:table-cell table:formula="of:=[.A892]-[.A891]" office:value-type="time" office:time-value="PT00H00M09.841S" calcext:value-type="time">
            <text:p>00:00:09.84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3.065S" calcext:value-type="time">
            <text:p>18:42:43.065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5935128" calcext:value-type="float">
            <text:p>-0.5935128</text:p>
          </table:table-cell>
          <table:table-cell table:style-name="ce12" office:value-type="float" office:value="0.76005733" calcext:value-type="float">
            <text:p>0.76005733</text:p>
          </table:table-cell>
          <table:table-cell table:style-name="ce12" office:value-type="float" office:value="0.34183228" calcext:value-type="float">
            <text:p>0.341832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893]-[.A892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3.139S" calcext:value-type="time">
            <text:p>18:42:43.139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93933725" calcext:value-type="float">
            <text:p>-0.93933725</text:p>
          </table:table-cell>
          <table:table-cell table:style-name="ce12" office:value-type="float" office:value="0.2962342" calcext:value-type="float">
            <text:p>0.2962342</text:p>
          </table:table-cell>
          <table:table-cell table:style-name="ce12" office:value-type="float" office:value="0.36016366" calcext:value-type="float">
            <text:p>0.360163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894]-[.A893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3.207S" calcext:value-type="time">
            <text:p>18:42:43.20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6010676" calcext:value-type="float">
            <text:p>-0.6010676</text:p>
          </table:table-cell>
          <table:table-cell table:style-name="ce12" office:value-type="float" office:value="0.3529633" calcext:value-type="float">
            <text:p>0.3529633</text:p>
          </table:table-cell>
          <table:table-cell table:style-name="ce12" office:value-type="float" office:value="0.023561371" calcext:value-type="float">
            <text:p>0.02356137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895]-[.A894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3.278S" calcext:value-type="time">
            <text:p>18:42:43.27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9953017" calcext:value-type="float">
            <text:p>-0.09953017</text:p>
          </table:table-cell>
          <table:table-cell table:style-name="ce12" office:value-type="float" office:value="0.943668" calcext:value-type="float">
            <text:p>0.943668</text:p>
          </table:table-cell>
          <table:table-cell table:style-name="ce12" office:value-type="float" office:value="0.07240151" calcext:value-type="float">
            <text:p>0.072401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96]-[.A89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3.347S" calcext:value-type="time">
            <text:p>18:42:43.34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3607197" calcext:value-type="float">
            <text:p>-0.3607197</text:p>
          </table:table-cell>
          <table:table-cell table:style-name="ce12" office:value-type="float" office:value="0.68384707" calcext:value-type="float">
            <text:p>0.68384707</text:p>
          </table:table-cell>
          <table:table-cell table:style-name="ce12" office:value-type="float" office:value="0.1583254" calcext:value-type="float">
            <text:p>0.15832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897]-[.A89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3.418S" calcext:value-type="time">
            <text:p>18:42:43.41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8023333" calcext:value-type="float">
            <text:p>-0.8023333</text:p>
          </table:table-cell>
          <table:table-cell table:style-name="ce12" office:value-type="float" office:value="-0.14061676" calcext:value-type="float">
            <text:p>-0.14061676</text:p>
          </table:table-cell>
          <table:table-cell table:style-name="ce12" office:value-type="float" office:value="0.2459841" calcext:value-type="float">
            <text:p>0.24598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898]-[.A89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5.899S" calcext:value-type="time">
            <text:p>18:42:45.899</text:p>
          </table:table-cell>
          <table:table-cell office:value-type="time" office:time-value="PT00H00M02.481S" calcext:value-type="time">
            <text:p>00:00:02.48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45557165" calcext:value-type="float">
            <text:p>-0.45557165</text:p>
          </table:table-cell>
          <table:table-cell table:style-name="ce12" office:value-type="float" office:value="0.20479257" calcext:value-type="float">
            <text:p>0.20479257</text:p>
          </table:table-cell>
          <table:table-cell table:style-name="ce12" office:value-type="float" office:value="0.17106831" calcext:value-type="float">
            <text:p>0.171068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2.481S" calcext:value-type="time">
            <text:p>02.481</text:p>
          </table:table-cell>
          <table:table-cell table:formula="of:=[.A899]-[.A898]" office:value-type="time" office:time-value="PT00H00M02.481S" calcext:value-type="time">
            <text:p>00:00:02.48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5.947S" calcext:value-type="time">
            <text:p>18:42:45.947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791487" calcext:value-type="float">
            <text:p>-0.00791487</text:p>
          </table:table-cell>
          <table:table-cell table:style-name="ce12" office:value-type="float" office:value="0.9280878" calcext:value-type="float">
            <text:p>0.9280878</text:p>
          </table:table-cell>
          <table:table-cell table:style-name="ce12" office:value-type="float" office:value="-0.08773776" calcext:value-type="float">
            <text:p>-0.087737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8S" calcext:value-type="time">
            <text:p>00.048</text:p>
          </table:table-cell>
          <table:table-cell table:formula="of:=[.A900]-[.A899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6.02S" calcext:value-type="time">
            <text:p>18:42:46.020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5599555" calcext:value-type="float">
            <text:p>-0.5599555</text:p>
          </table:table-cell>
          <table:table-cell table:style-name="ce12" office:value-type="float" office:value="0.5195319" calcext:value-type="float">
            <text:p>0.5195319</text:p>
          </table:table-cell>
          <table:table-cell table:style-name="ce12" office:value-type="float" office:value="0.0961581" calcext:value-type="float">
            <text:p>0.09615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901]-[.A90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6.087S" calcext:value-type="time">
            <text:p>18:42:46.087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77422357" calcext:value-type="float">
            <text:p>-0.77422357</text:p>
          </table:table-cell>
          <table:table-cell table:style-name="ce12" office:value-type="float" office:value="-0.3456293" calcext:value-type="float">
            <text:p>-0.3456293</text:p>
          </table:table-cell>
          <table:table-cell table:style-name="ce12" office:value-type="float" office:value="0.25770932" calcext:value-type="float">
            <text:p>0.257709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902]-[.A901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6.16S" calcext:value-type="time">
            <text:p>18:42:46.160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36281684" calcext:value-type="float">
            <text:p>-0.36281684</text:p>
          </table:table-cell>
          <table:table-cell table:style-name="ce12" office:value-type="float" office:value="0.046648473" calcext:value-type="float">
            <text:p>0.046648473</text:p>
          </table:table-cell>
          <table:table-cell table:style-name="ce12" office:value-type="float" office:value="-0.27584973" calcext:value-type="float">
            <text:p>-0.275849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903]-[.A90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6.229S" calcext:value-type="time">
            <text:p>18:42:46.22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9380177" calcext:value-type="float">
            <text:p>0.09380177</text:p>
          </table:table-cell>
          <table:table-cell table:style-name="ce12" office:value-type="float" office:value="0.70995235" calcext:value-type="float">
            <text:p>0.70995235</text:p>
          </table:table-cell>
          <table:table-cell table:style-name="ce12" office:value-type="float" office:value="-0.012717862" calcext:value-type="float">
            <text:p>-0.0127178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904]-[.A90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6.299S" calcext:value-type="time">
            <text:p>18:42:46.29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9087138" calcext:value-type="float">
            <text:p>-0.29087138</text:p>
          </table:table-cell>
          <table:table-cell table:style-name="ce12" office:value-type="float" office:value="0.24520715" calcext:value-type="float">
            <text:p>0.24520715</text:p>
          </table:table-cell>
          <table:table-cell table:style-name="ce12" office:value-type="float" office:value="0.03513594" calcext:value-type="float">
            <text:p>0.035135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05]-[.A9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2M46.368S" calcext:value-type="time">
            <text:p>18:42:46.36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48546585" calcext:value-type="float">
            <text:p>-0.48546585</text:p>
          </table:table-cell>
          <table:table-cell table:style-name="ce12" office:value-type="float" office:value="-0.2286544" calcext:value-type="float">
            <text:p>-0.2286544</text:p>
          </table:table-cell>
          <table:table-cell table:style-name="ce12" office:value-type="float" office:value="0.027667267" calcext:value-type="float">
            <text:p>0.0276672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906]-[.A90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0.97S" calcext:value-type="time">
            <text:p>18:43:00.970</text:p>
          </table:table-cell>
          <table:table-cell office:value-type="time" office:time-value="PT00H00M14.602S" calcext:value-type="time">
            <text:p>00:00:14.60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36177284" calcext:value-type="float">
            <text:p>-0.36177284</text:p>
          </table:table-cell>
          <table:table-cell table:style-name="ce12" office:value-type="float" office:value="-0.472537" calcext:value-type="float">
            <text:p>-0.472537</text:p>
          </table:table-cell>
          <table:table-cell table:style-name="ce12" office:value-type="float" office:value="-0.08694028" calcext:value-type="float">
            <text:p>-0.0869402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4.602S" calcext:value-type="time">
            <text:p>14.602</text:p>
          </table:table-cell>
          <table:table-cell table:formula="of:=[.A907]-[.A906]" office:value-type="time" office:time-value="PT00H00M14.602S" calcext:value-type="time">
            <text:p>00:00:14.602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1.041S" calcext:value-type="time">
            <text:p>18:43:01.04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7527812" calcext:value-type="float">
            <text:p>-0.27527812</text:p>
          </table:table-cell>
          <table:table-cell table:style-name="ce12" office:value-type="float" office:value="0.15545401" calcext:value-type="float">
            <text:p>0.15545401</text:p>
          </table:table-cell>
          <table:table-cell table:style-name="ce12" office:value-type="float" office:value="-0.1929435" calcext:value-type="float">
            <text:p>-0.19294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908]-[.A90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1.111S" calcext:value-type="time">
            <text:p>18:43:01.1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31256968" calcext:value-type="float">
            <text:p>-0.31256968</text:p>
          </table:table-cell>
          <table:table-cell table:style-name="ce12" office:value-type="float" office:value="-0.06641465" calcext:value-type="float">
            <text:p>-0.06641465</text:p>
          </table:table-cell>
          <table:table-cell table:style-name="ce12" office:value-type="float" office:value="-0.12486986" calcext:value-type="float">
            <text:p>-0.124869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09]-[.A90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1.181S" calcext:value-type="time">
            <text:p>18:43:01.18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2440347" calcext:value-type="float">
            <text:p>-0.22440347</text:p>
          </table:table-cell>
          <table:table-cell table:style-name="ce12" office:value-type="float" office:value="-0.0074782567" calcext:value-type="float">
            <text:p>-0.0074782567</text:p>
          </table:table-cell>
          <table:table-cell table:style-name="ce12" office:value-type="float" office:value="-0.1060108" calcext:value-type="float">
            <text:p>-0.10601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0]-[.A90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1.251S" calcext:value-type="time">
            <text:p>18:43:01.25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612893" calcext:value-type="float">
            <text:p>-0.2612893</text:p>
          </table:table-cell>
          <table:table-cell table:style-name="ce12" office:value-type="float" office:value="-0.46332225" calcext:value-type="float">
            <text:p>-0.46332225</text:p>
          </table:table-cell>
          <table:table-cell table:style-name="ce12" office:value-type="float" office:value="-0.0024653755" calcext:value-type="float">
            <text:p>-0.0024653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1]-[.A91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1.321S" calcext:value-type="time">
            <text:p>18:43:01.32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21033135" calcext:value-type="float">
            <text:p>-0.21033135</text:p>
          </table:table-cell>
          <table:table-cell table:style-name="ce12" office:value-type="float" office:value="-0.1977029" calcext:value-type="float">
            <text:p>-0.1977029</text:p>
          </table:table-cell>
          <table:table-cell table:style-name="ce12" office:value-type="float" office:value="-0.07824425" calcext:value-type="float">
            <text:p>-0.078244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2]-[.A91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01.391S" calcext:value-type="time">
            <text:p>18:43:01.39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13129035" calcext:value-type="float">
            <text:p>-0.13129035</text:p>
          </table:table-cell>
          <table:table-cell table:style-name="ce12" office:value-type="float" office:value="0.4348848" calcext:value-type="float">
            <text:p>0.4348848</text:p>
          </table:table-cell>
          <table:table-cell table:style-name="ce12" office:value-type="float" office:value="-0.18379872" calcext:value-type="float">
            <text:p>-0.183798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3]-[.A91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052S" calcext:value-type="time">
            <text:p>18:43:26.052</text:p>
          </table:table-cell>
          <table:table-cell office:value-type="time" office:time-value="PT00H00M24.661S" calcext:value-type="time">
            <text:p>00:00:24.66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20176056" calcext:value-type="float">
            <text:p>0.20176056</text:p>
          </table:table-cell>
          <table:table-cell table:style-name="ce12" office:value-type="float" office:value="0.5485008" calcext:value-type="float">
            <text:p>0.5485008</text:p>
          </table:table-cell>
          <table:table-cell table:style-name="ce12" office:value-type="float" office:value="0.29512805" calcext:value-type="float">
            <text:p>0.29512805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24.661S" calcext:value-type="time">
            <text:p>24.661</text:p>
          </table:table-cell>
          <table:table-cell table:formula="of:=[.A914]-[.A913]" office:value-type="time" office:time-value="PT00H00M24.661S" calcext:value-type="time">
            <text:p>00:00:24.661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119S" calcext:value-type="time">
            <text:p>18:43:26.11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6202885" calcext:value-type="float">
            <text:p>0.16202885</text:p>
          </table:table-cell>
          <table:table-cell table:style-name="ce12" office:value-type="float" office:value="0.14846028" calcext:value-type="float">
            <text:p>0.14846028</text:p>
          </table:table-cell>
          <table:table-cell table:style-name="ce12" office:value-type="float" office:value="0.2829736" calcext:value-type="float">
            <text:p>0.2829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915]-[.A91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188S" calcext:value-type="time">
            <text:p>18:43:26.18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8364334" calcext:value-type="float">
            <text:p>0.08364334</text:p>
          </table:table-cell>
          <table:table-cell table:style-name="ce12" office:value-type="float" office:value="-0.57654196" calcext:value-type="float">
            <text:p>-0.57654196</text:p>
          </table:table-cell>
          <table:table-cell table:style-name="ce12" office:value-type="float" office:value="0.4478159" calcext:value-type="float">
            <text:p>0.44781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916]-[.A91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258S" calcext:value-type="time">
            <text:p>18:43:26.25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572614" calcext:value-type="float">
            <text:p>0.0572614</text:p>
          </table:table-cell>
          <table:table-cell table:style-name="ce12" office:value-type="float" office:value="-0.026260844" calcext:value-type="float">
            <text:p>-0.026260844</text:p>
          </table:table-cell>
          <table:table-cell table:style-name="ce12" office:value-type="float" office:value="0.08970426" calcext:value-type="float">
            <text:p>0.089704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7]-[.A91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328S" calcext:value-type="time">
            <text:p>18:43:26.32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3393271" calcext:value-type="float">
            <text:p>0.13393271</text:p>
          </table:table-cell>
          <table:table-cell table:style-name="ce12" office:value-type="float" office:value="0.2009258" calcext:value-type="float">
            <text:p>0.2009258</text:p>
          </table:table-cell>
          <table:table-cell table:style-name="ce12" office:value-type="float" office:value="-0.027151952" calcext:value-type="float">
            <text:p>-0.0271519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18]-[.A91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402S" calcext:value-type="time">
            <text:p>18:43:26.402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11890965" calcext:value-type="float">
            <text:p>-0.0011890965</text:p>
          </table:table-cell>
          <table:table-cell table:style-name="ce12" office:value-type="float" office:value="0.11052071" calcext:value-type="float">
            <text:p>0.11052071</text:p>
          </table:table-cell>
          <table:table-cell table:style-name="ce12" office:value-type="float" office:value="0.15464039" calcext:value-type="float">
            <text:p>0.154640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919]-[.A918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26.469S" calcext:value-type="time">
            <text:p>18:43:26.46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14969876" calcext:value-type="float">
            <text:p>0.014969876</text:p>
          </table:table-cell>
          <table:table-cell table:style-name="ce12" office:value-type="float" office:value="-0.19913976" calcext:value-type="float">
            <text:p>-0.19913976</text:p>
          </table:table-cell>
          <table:table-cell table:style-name="ce12" office:value-type="float" office:value="0.16818024" calcext:value-type="float">
            <text:p>0.168180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920]-[.A919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232S" calcext:value-type="time">
            <text:p>18:43:32.232</text:p>
          </table:table-cell>
          <table:table-cell office:value-type="time" office:time-value="PT00H00M05.763S" calcext:value-type="time">
            <text:p>00:00:05.76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38602334" calcext:value-type="float">
            <text:p>-0.038602334</text:p>
          </table:table-cell>
          <table:table-cell table:style-name="ce12" office:value-type="float" office:value="-0.10715547" calcext:value-type="float">
            <text:p>-0.10715547</text:p>
          </table:table-cell>
          <table:table-cell table:style-name="ce12" office:value-type="float" office:value="-0.20503421" calcext:value-type="float">
            <text:p>-0.205034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5.763S" calcext:value-type="time">
            <text:p>05.763</text:p>
          </table:table-cell>
          <table:table-cell table:formula="of:=[.A921]-[.A920]" office:value-type="time" office:time-value="PT00H00M05.763S" calcext:value-type="time">
            <text:p>00:00:05.763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304S" calcext:value-type="time">
            <text:p>18:43:32.30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47199795" calcext:value-type="float">
            <text:p>-0.47199795</text:p>
          </table:table-cell>
          <table:table-cell table:style-name="ce12" office:value-type="float" office:value="-0.5752241" calcext:value-type="float">
            <text:p>-0.5752241</text:p>
          </table:table-cell>
          <table:table-cell table:style-name="ce12" office:value-type="float" office:value="-0.52115184" calcext:value-type="float">
            <text:p>-0.521151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922]-[.A92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376S" calcext:value-type="time">
            <text:p>18:43:32.376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3298763" calcext:value-type="float">
            <text:p>-0.3298763</text:p>
          </table:table-cell>
          <table:table-cell table:style-name="ce12" office:value-type="float" office:value="-0.3573013" calcext:value-type="float">
            <text:p>-0.3573013</text:p>
          </table:table-cell>
          <table:table-cell table:style-name="ce12" office:value-type="float" office:value="-0.2745787" calcext:value-type="float">
            <text:p>-0.27457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923]-[.A92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444S" calcext:value-type="time">
            <text:p>18:43:32.44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006334035" calcext:value-type="float">
            <text:p>0.006334035</text:p>
          </table:table-cell>
          <table:table-cell table:style-name="ce12" office:value-type="float" office:value="-0.25016004" calcext:value-type="float">
            <text:p>-0.25016004</text:p>
          </table:table-cell>
          <table:table-cell table:style-name="ce12" office:value-type="float" office:value="-0.29699874" calcext:value-type="float">
            <text:p>-0.296998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924]-[.A92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514S" calcext:value-type="time">
            <text:p>18:43:32.51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15511468" calcext:value-type="float">
            <text:p>0.15511468</text:p>
          </table:table-cell>
          <table:table-cell table:style-name="ce12" office:value-type="float" office:value="-0.02101805" calcext:value-type="float">
            <text:p>-0.02101805</text:p>
          </table:table-cell>
          <table:table-cell table:style-name="ce12" office:value-type="float" office:value="0.006480442" calcext:value-type="float">
            <text:p>0.0064804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25]-[.A92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584S" calcext:value-type="time">
            <text:p>18:43:32.58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119893886" calcext:value-type="float">
            <text:p>-0.119893886</text:p>
          </table:table-cell>
          <table:table-cell table:style-name="ce12" office:value-type="float" office:value="-0.23095238" calcext:value-type="float">
            <text:p>-0.23095238</text:p>
          </table:table-cell>
          <table:table-cell table:style-name="ce12" office:value-type="float" office:value="-0.10095475" calcext:value-type="float">
            <text:p>-0.100954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26]-[.A92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3M32.654S" calcext:value-type="time">
            <text:p>18:43:32.65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46474046" calcext:value-type="float">
            <text:p>-0.46474046</text:p>
          </table:table-cell>
          <table:table-cell table:style-name="ce12" office:value-type="float" office:value="-0.44626048" calcext:value-type="float">
            <text:p>-0.44626048</text:p>
          </table:table-cell>
          <table:table-cell table:style-name="ce12" office:value-type="float" office:value="-0.29850084" calcext:value-type="float">
            <text:p>-0.298500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27]-[.A92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2.956S" calcext:value-type="time">
            <text:p>18:44:02.956</text:p>
          </table:table-cell>
          <table:table-cell office:value-type="time" office:time-value="PT00H00M30.302S" calcext:value-type="time">
            <text:p>00:00:30.30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6803726" calcext:value-type="float">
            <text:p>0.76803726</text:p>
          </table:table-cell>
          <table:table-cell table:style-name="ce12" office:value-type="float" office:value="-0.7004625" calcext:value-type="float">
            <text:p>-0.7004625</text:p>
          </table:table-cell>
          <table:table-cell table:style-name="ce12" office:value-type="float" office:value="-0.97463214" calcext:value-type="float">
            <text:p>-0.97463214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30.302S" calcext:value-type="time">
            <text:p>30.302</text:p>
          </table:table-cell>
          <table:table-cell table:formula="of:=[.A928]-[.A927]" office:value-type="time" office:time-value="PT00H00M30.302S" calcext:value-type="time">
            <text:p>00:00:30.302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3.023S" calcext:value-type="time">
            <text:p>18:44:03.023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775861" calcext:value-type="float">
            <text:p>0.7775861</text:p>
          </table:table-cell>
          <table:table-cell table:style-name="ce12" office:value-type="float" office:value="-0.5352747" calcext:value-type="float">
            <text:p>-0.5352747</text:p>
          </table:table-cell>
          <table:table-cell table:style-name="ce12" office:value-type="float" office:value="-0.89211035" calcext:value-type="float">
            <text:p>-0.892110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929]-[.A92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3.091S" calcext:value-type="time">
            <text:p>18:44:03.09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4069667" calcext:value-type="float">
            <text:p>0.74069667</text:p>
          </table:table-cell>
          <table:table-cell table:style-name="ce12" office:value-type="float" office:value="-0.38177162" calcext:value-type="float">
            <text:p>-0.38177162</text:p>
          </table:table-cell>
          <table:table-cell table:style-name="ce12" office:value-type="float" office:value="-0.80487686" calcext:value-type="float">
            <text:p>-0.804876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930]-[.A92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3.161S" calcext:value-type="time">
            <text:p>18:44:03.16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6708018" calcext:value-type="float">
            <text:p>0.6708018</text:p>
          </table:table-cell>
          <table:table-cell table:style-name="ce12" office:value-type="float" office:value="-0.31612864" calcext:value-type="float">
            <text:p>-0.31612864</text:p>
          </table:table-cell>
          <table:table-cell table:style-name="ce12" office:value-type="float" office:value="-0.7344966" calcext:value-type="float">
            <text:p>-0.73449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931]-[.A93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3.23S" calcext:value-type="time">
            <text:p>18:44:03.23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55933684" calcext:value-type="float">
            <text:p>0.55933684</text:p>
          </table:table-cell>
          <table:table-cell table:style-name="ce12" office:value-type="float" office:value="-0.31923258" calcext:value-type="float">
            <text:p>-0.31923258</text:p>
          </table:table-cell>
          <table:table-cell table:style-name="ce12" office:value-type="float" office:value="-0.61841995" calcext:value-type="float">
            <text:p>-0.618419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932]-[.A93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3.305S" calcext:value-type="time">
            <text:p>18:44:03.305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7112775" calcext:value-type="float">
            <text:p>0.37112775</text:p>
          </table:table-cell>
          <table:table-cell table:style-name="ce12" office:value-type="float" office:value="-0.31916973" calcext:value-type="float">
            <text:p>-0.31916973</text:p>
          </table:table-cell>
          <table:table-cell table:style-name="ce12" office:value-type="float" office:value="-0.51746666" calcext:value-type="float">
            <text:p>-0.517466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933]-[.A932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3.372S" calcext:value-type="time">
            <text:p>18:44:03.37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1358042" calcext:value-type="float">
            <text:p>0.31358042</text:p>
          </table:table-cell>
          <table:table-cell table:style-name="ce12" office:value-type="float" office:value="-0.34130552" calcext:value-type="float">
            <text:p>-0.34130552</text:p>
          </table:table-cell>
          <table:table-cell table:style-name="ce12" office:value-type="float" office:value="-0.5101048" calcext:value-type="float">
            <text:p>-0.51010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934]-[.A933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9" office:value-type="time" office:time-value="PT18H44M09.642S" calcext:value-type="time">
            <text:p>18:44:09.642</text:p>
          </table:table-cell>
          <table:table-cell office:value-type="time" office:time-value="PT00H00M06.27S" calcext:value-type="time">
            <text:p>00:00:06.27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11676827" calcext:value-type="float">
            <text:p>0.11676827</text:p>
          </table:table-cell>
          <table:table-cell table:style-name="ce12" office:value-type="float" office:value="0.13205843" calcext:value-type="float">
            <text:p>0.13205843</text:p>
          </table:table-cell>
          <table:table-cell table:style-name="ce12" office:value-type="float" office:value="0.7937866" calcext:value-type="float">
            <text:p>0.79378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6.27S" calcext:value-type="time">
            <text:p>06.270</text:p>
          </table:table-cell>
          <table:table-cell table:formula="of:=[.A935]-[.A934]" office:value-type="time" office:time-value="PT00H00M06.27S" calcext:value-type="time">
            <text:p>00:00:06.2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09.711S" calcext:value-type="time">
            <text:p>18:44:09.71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9056295" calcext:value-type="float">
            <text:p>0.069056295</text:p>
          </table:table-cell>
          <table:table-cell table:style-name="ce8" office:value-type="float" office:value="0.11094245" calcext:value-type="float">
            <text:p>0.11094245</text:p>
          </table:table-cell>
          <table:table-cell table:style-name="ce8" office:value-type="float" office:value="0.7442907" calcext:value-type="float">
            <text:p>0.74429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36]-[.A93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09.784S" calcext:value-type="time">
            <text:p>18:44:09.78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742409" calcext:value-type="float">
            <text:p>0.06742409</text:p>
          </table:table-cell>
          <table:table-cell table:style-name="ce8" office:value-type="float" office:value="0.14664997" calcext:value-type="float">
            <text:p>0.14664997</text:p>
          </table:table-cell>
          <table:table-cell table:style-name="ce8" office:value-type="float" office:value="0.6652474" calcext:value-type="float">
            <text:p>0.665247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937]-[.A936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09.851S" calcext:value-type="time">
            <text:p>18:44:09.851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189262" calcext:value-type="float">
            <text:p>0.05189262</text:p>
          </table:table-cell>
          <table:table-cell table:style-name="ce8" office:value-type="float" office:value="0.13066663" calcext:value-type="float">
            <text:p>0.13066663</text:p>
          </table:table-cell>
          <table:table-cell table:style-name="ce8" office:value-type="float" office:value="0.5892744" calcext:value-type="float">
            <text:p>0.58927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938]-[.A93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09.927S" calcext:value-type="time">
            <text:p>18:44:09.927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46184" calcext:value-type="float">
            <text:p>0.0346184</text:p>
          </table:table-cell>
          <table:table-cell table:style-name="ce8" office:value-type="float" office:value="0.1551732" calcext:value-type="float">
            <text:p>0.1551732</text:p>
          </table:table-cell>
          <table:table-cell table:style-name="ce8" office:value-type="float" office:value="0.5208987" calcext:value-type="float">
            <text:p>0.520898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6S" calcext:value-type="time">
            <text:p>00.076</text:p>
          </table:table-cell>
          <table:table-cell table:formula="of:=[.A939]-[.A938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09.992S" calcext:value-type="time">
            <text:p>18:44:09.992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860772" calcext:value-type="float">
            <text:p>0.11860772</text:p>
          </table:table-cell>
          <table:table-cell table:style-name="ce8" office:value-type="float" office:value="0.13372324" calcext:value-type="float">
            <text:p>0.13372324</text:p>
          </table:table-cell>
          <table:table-cell table:style-name="ce8" office:value-type="float" office:value="0.47627953" calcext:value-type="float">
            <text:p>0.4762795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940]-[.A939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0.063S" calcext:value-type="time">
            <text:p>18:44:10.06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564343" calcext:value-type="float">
            <text:p>0.12564343</text:p>
          </table:table-cell>
          <table:table-cell table:style-name="ce8" office:value-type="float" office:value="-0.09256412" calcext:value-type="float">
            <text:p>-0.09256412</text:p>
          </table:table-cell>
          <table:table-cell table:style-name="ce8" office:value-type="float" office:value="0.4572161" calcext:value-type="float">
            <text:p>0.457216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41]-[.A94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101S" calcext:value-type="time">
            <text:p>18:44:11.101</text:p>
          </table:table-cell>
          <table:table-cell office:value-type="time" office:time-value="PT00H00M01.038S" calcext:value-type="time">
            <text:p>00:00:01.03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0232406" calcext:value-type="float">
            <text:p>0.070232406</text:p>
          </table:table-cell>
          <table:table-cell table:style-name="ce8" office:value-type="float" office:value="-0.39509973" calcext:value-type="float">
            <text:p>-0.39509973</text:p>
          </table:table-cell>
          <table:table-cell table:style-name="ce8" office:value-type="float" office:value="0.1744095" calcext:value-type="float">
            <text:p>0.17440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038S" calcext:value-type="time">
            <text:p>01.038</text:p>
          </table:table-cell>
          <table:table-cell table:formula="of:=[.A942]-[.A941]" office:value-type="time" office:time-value="PT00H00M01.038S" calcext:value-type="time">
            <text:p>00:00:01.03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152S" calcext:value-type="time">
            <text:p>18:44:11.152</text:p>
          </table:table-cell>
          <table:table-cell office:value-type="time" office:time-value="PT00H00M00.051S" calcext:value-type="time">
            <text:p>00:00:00.05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11253716" calcext:value-type="float">
            <text:p>-0.111253716</text:p>
          </table:table-cell>
          <table:table-cell table:style-name="ce8" office:value-type="float" office:value="-0.20551646" calcext:value-type="float">
            <text:p>-0.20551646</text:p>
          </table:table-cell>
          <table:table-cell table:style-name="ce8" office:value-type="float" office:value="0.31978592" calcext:value-type="float">
            <text:p>0.3197859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51S" calcext:value-type="time">
            <text:p>00.051</text:p>
          </table:table-cell>
          <table:table-cell table:formula="of:=[.A943]-[.A942]" office:value-type="time" office:time-value="PT00H00M00.051S" calcext:value-type="time">
            <text:p>00:00:00.05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222S" calcext:value-type="time">
            <text:p>18:44:11.22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30255308" calcext:value-type="float">
            <text:p>-0.030255308</text:p>
          </table:table-cell>
          <table:table-cell table:style-name="ce8" office:value-type="float" office:value="-0.16387111" calcext:value-type="float">
            <text:p>-0.16387111</text:p>
          </table:table-cell>
          <table:table-cell table:style-name="ce8" office:value-type="float" office:value="0.19947724" calcext:value-type="float">
            <text:p>0.1994772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44]-[.A94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294S" calcext:value-type="time">
            <text:p>18:44:11.29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17594432" calcext:value-type="float">
            <text:p>0.017594432</text:p>
          </table:table-cell>
          <table:table-cell table:style-name="ce8" office:value-type="float" office:value="-0.18769397" calcext:value-type="float">
            <text:p>-0.18769397</text:p>
          </table:table-cell>
          <table:table-cell table:style-name="ce8" office:value-type="float" office:value="0.19381173" calcext:value-type="float">
            <text:p>0.1938117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945]-[.A94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362S" calcext:value-type="time">
            <text:p>18:44:11.36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69141" calcext:value-type="float">
            <text:p>0.0969141</text:p>
          </table:table-cell>
          <table:table-cell table:style-name="ce8" office:value-type="float" office:value="-0.45830446" calcext:value-type="float">
            <text:p>-0.45830446</text:p>
          </table:table-cell>
          <table:table-cell table:style-name="ce8" office:value-type="float" office:value="0.27067083" calcext:value-type="float">
            <text:p>0.2706708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946]-[.A945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438S" calcext:value-type="time">
            <text:p>18:44:11.438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392679" calcext:value-type="float">
            <text:p>0.08392679</text:p>
          </table:table-cell>
          <table:table-cell table:style-name="ce8" office:value-type="float" office:value="-0.0343246" calcext:value-type="float">
            <text:p>-0.0343246</text:p>
          </table:table-cell>
          <table:table-cell table:style-name="ce8" office:value-type="float" office:value="0.0073976824" calcext:value-type="float">
            <text:p>0.007397682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6S" calcext:value-type="time">
            <text:p>00.076</text:p>
          </table:table-cell>
          <table:table-cell table:formula="of:=[.A947]-[.A946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503S" calcext:value-type="time">
            <text:p>18:44:11.503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805364" calcext:value-type="float">
            <text:p>0.10805364</text:p>
          </table:table-cell>
          <table:table-cell table:style-name="ce8" office:value-type="float" office:value="-0.06363137" calcext:value-type="float">
            <text:p>-0.06363137</text:p>
          </table:table-cell>
          <table:table-cell table:style-name="ce8" office:value-type="float" office:value="0.038518216" calcext:value-type="float">
            <text:p>0.0385182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948]-[.A947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1.574S" calcext:value-type="time">
            <text:p>18:44:11.57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406468" calcext:value-type="float">
            <text:p>0.08406468</text:p>
          </table:table-cell>
          <table:table-cell table:style-name="ce8" office:value-type="float" office:value="-0.078801475" calcext:value-type="float">
            <text:p>-0.078801475</text:p>
          </table:table-cell>
          <table:table-cell table:style-name="ce8" office:value-type="float" office:value="0.018846072" calcext:value-type="float">
            <text:p>0.01884607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49]-[.A94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239S" calcext:value-type="time">
            <text:p>18:44:18.239</text:p>
          </table:table-cell>
          <table:table-cell office:value-type="time" office:time-value="PT00H00M06.665S" calcext:value-type="time">
            <text:p>00:00:06.6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664943" calcext:value-type="float">
            <text:p>0.06664943</text:p>
          </table:table-cell>
          <table:table-cell table:style-name="ce8" office:value-type="float" office:value="0.29777986" calcext:value-type="float">
            <text:p>0.29777986</text:p>
          </table:table-cell>
          <table:table-cell table:style-name="ce8" office:value-type="float" office:value="0.26679054" calcext:value-type="float">
            <text:p>0.266790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6.665S" calcext:value-type="time">
            <text:p>06.665</text:p>
          </table:table-cell>
          <table:table-cell table:formula="of:=[.A950]-[.A949]" office:value-type="time" office:time-value="PT00H00M06.665S" calcext:value-type="time">
            <text:p>00:00:06.6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308S" calcext:value-type="time">
            <text:p>18:44:18.30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5370234" calcext:value-type="float">
            <text:p>0.055370234</text:p>
          </table:table-cell>
          <table:table-cell table:style-name="ce8" office:value-type="float" office:value="0.25877336" calcext:value-type="float">
            <text:p>0.25877336</text:p>
          </table:table-cell>
          <table:table-cell table:style-name="ce8" office:value-type="float" office:value="0.25263596" calcext:value-type="float">
            <text:p>0.2526359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51]-[.A95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378S" calcext:value-type="time">
            <text:p>18:44:18.37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9613487" calcext:value-type="float">
            <text:p>0.049613487</text:p>
          </table:table-cell>
          <table:table-cell table:style-name="ce8" office:value-type="float" office:value="0.25201222" calcext:value-type="float">
            <text:p>0.25201222</text:p>
          </table:table-cell>
          <table:table-cell table:style-name="ce8" office:value-type="float" office:value="0.21880299" calcext:value-type="float">
            <text:p>0.2188029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52]-[.A95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452S" calcext:value-type="time">
            <text:p>18:44:18.452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531132" calcext:value-type="float">
            <text:p>0.04531132</text:p>
          </table:table-cell>
          <table:table-cell table:style-name="ce8" office:value-type="float" office:value="0.21186963" calcext:value-type="float">
            <text:p>0.21186963</text:p>
          </table:table-cell>
          <table:table-cell table:style-name="ce8" office:value-type="float" office:value="0.21340218" calcext:value-type="float">
            <text:p>0.2134021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953]-[.A952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52S" calcext:value-type="time">
            <text:p>18:44:18.52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781143" calcext:value-type="float">
            <text:p>0.04781143</text:p>
          </table:table-cell>
          <table:table-cell table:style-name="ce8" office:value-type="float" office:value="0.20188871" calcext:value-type="float">
            <text:p>0.20188871</text:p>
          </table:table-cell>
          <table:table-cell table:style-name="ce8" office:value-type="float" office:value="0.1731655" calcext:value-type="float">
            <text:p>0.17316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954]-[.A95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59S" calcext:value-type="time">
            <text:p>18:44:18.59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2655079" calcext:value-type="float">
            <text:p>0.02655079</text:p>
          </table:table-cell>
          <table:table-cell table:style-name="ce8" office:value-type="float" office:value="0.15335512" calcext:value-type="float">
            <text:p>0.15335512</text:p>
          </table:table-cell>
          <table:table-cell table:style-name="ce8" office:value-type="float" office:value="0.16046315" calcext:value-type="float">
            <text:p>0.1604631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55]-[.A95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18.665S" calcext:value-type="time">
            <text:p>18:44:18.665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65373196" calcext:value-type="float">
            <text:p>0.0065373196</text:p>
          </table:table-cell>
          <table:table-cell table:style-name="ce8" office:value-type="float" office:value="0.14483112" calcext:value-type="float">
            <text:p>0.14483112</text:p>
          </table:table-cell>
          <table:table-cell table:style-name="ce8" office:value-type="float" office:value="0.14353792" calcext:value-type="float">
            <text:p>0.1435379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5S" calcext:value-type="time">
            <text:p>00.075</text:p>
          </table:table-cell>
          <table:table-cell table:formula="of:=[.A956]-[.A955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241S" calcext:value-type="time">
            <text:p>18:44:20.241</text:p>
          </table:table-cell>
          <table:table-cell office:value-type="time" office:time-value="PT00H00M01.576S" calcext:value-type="time">
            <text:p>00:00:01.5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4123557" calcext:value-type="float">
            <text:p>-0.54123557</text:p>
          </table:table-cell>
          <table:table-cell table:style-name="ce8" office:value-type="float" office:value="-0.11926139" calcext:value-type="float">
            <text:p>-0.11926139</text:p>
          </table:table-cell>
          <table:table-cell table:style-name="ce8" office:value-type="float" office:value="-0.6209623" calcext:value-type="float">
            <text:p>-0.620962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576S" calcext:value-type="time">
            <text:p>01.576</text:p>
          </table:table-cell>
          <table:table-cell table:formula="of:=[.A957]-[.A956]" office:value-type="time" office:time-value="PT00H00M01.576S" calcext:value-type="time">
            <text:p>00:00:01.5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311S" calcext:value-type="time">
            <text:p>18:44:20.3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0823016" calcext:value-type="float">
            <text:p>-0.40823016</text:p>
          </table:table-cell>
          <table:table-cell table:style-name="ce8" office:value-type="float" office:value="-0.13084598" calcext:value-type="float">
            <text:p>-0.13084598</text:p>
          </table:table-cell>
          <table:table-cell table:style-name="ce8" office:value-type="float" office:value="-0.60127336" calcext:value-type="float">
            <text:p>-0.601273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58]-[.A95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383S" calcext:value-type="time">
            <text:p>18:44:20.38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8300774" calcext:value-type="float">
            <text:p>-0.38300774</text:p>
          </table:table-cell>
          <table:table-cell table:style-name="ce8" office:value-type="float" office:value="-0.11029068" calcext:value-type="float">
            <text:p>-0.11029068</text:p>
          </table:table-cell>
          <table:table-cell table:style-name="ce8" office:value-type="float" office:value="-0.58706886" calcext:value-type="float">
            <text:p>-0.5870688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959]-[.A95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451S" calcext:value-type="time">
            <text:p>18:44:20.45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029589" calcext:value-type="float">
            <text:p>-0.3029589</text:p>
          </table:table-cell>
          <table:table-cell table:style-name="ce8" office:value-type="float" office:value="-0.20143445" calcext:value-type="float">
            <text:p>-0.20143445</text:p>
          </table:table-cell>
          <table:table-cell table:style-name="ce8" office:value-type="float" office:value="-0.45233655" calcext:value-type="float">
            <text:p>-0.452336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960]-[.A95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524S" calcext:value-type="time">
            <text:p>18:44:20.52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0496284" calcext:value-type="float">
            <text:p>-0.30496284</text:p>
          </table:table-cell>
          <table:table-cell table:style-name="ce8" office:value-type="float" office:value="-0.20853712" calcext:value-type="float">
            <text:p>-0.20853712</text:p>
          </table:table-cell>
          <table:table-cell table:style-name="ce8" office:value-type="float" office:value="-0.2157211" calcext:value-type="float">
            <text:p>-0.215721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961]-[.A96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592S" calcext:value-type="time">
            <text:p>18:44:20.59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00614" calcext:value-type="float">
            <text:p>-0.300614</text:p>
          </table:table-cell>
          <table:table-cell table:style-name="ce8" office:value-type="float" office:value="-0.15582302" calcext:value-type="float">
            <text:p>-0.15582302</text:p>
          </table:table-cell>
          <table:table-cell table:style-name="ce8" office:value-type="float" office:value="-0.06121442" calcext:value-type="float">
            <text:p>-0.061214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962]-[.A96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0.663S" calcext:value-type="time">
            <text:p>18:44:20.66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5255947" calcext:value-type="float">
            <text:p>-0.15255947</text:p>
          </table:table-cell>
          <table:table-cell table:style-name="ce8" office:value-type="float" office:value="-0.110577606" calcext:value-type="float">
            <text:p>-0.110577606</text:p>
          </table:table-cell>
          <table:table-cell table:style-name="ce8" office:value-type="float" office:value="-0.011806845" calcext:value-type="float">
            <text:p>-0.01180684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63]-[.A96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262S" calcext:value-type="time">
            <text:p>18:44:29.262</text:p>
          </table:table-cell>
          <table:table-cell office:value-type="time" office:time-value="PT00H00M08.599S" calcext:value-type="time">
            <text:p>00:00:08.59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776485" calcext:value-type="float">
            <text:p>0.25776485</text:p>
          </table:table-cell>
          <table:table-cell table:style-name="ce8" office:value-type="float" office:value="0.17931317" calcext:value-type="float">
            <text:p>0.17931317</text:p>
          </table:table-cell>
          <table:table-cell table:style-name="ce8" office:value-type="float" office:value="0.38466188" calcext:value-type="float">
            <text:p>0.3846618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8.599S" calcext:value-type="time">
            <text:p>08.599</text:p>
          </table:table-cell>
          <table:table-cell table:formula="of:=[.A964]-[.A963]" office:value-type="time" office:time-value="PT00H00M08.599S" calcext:value-type="time">
            <text:p>00:00:08.59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329S" calcext:value-type="time">
            <text:p>18:44:29.32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4143659" calcext:value-type="float">
            <text:p>0.24143659</text:p>
          </table:table-cell>
          <table:table-cell table:style-name="ce8" office:value-type="float" office:value="0.19961423" calcext:value-type="float">
            <text:p>0.19961423</text:p>
          </table:table-cell>
          <table:table-cell table:style-name="ce8" office:value-type="float" office:value="0.3347699" calcext:value-type="float">
            <text:p>0.334769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965]-[.A96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403S" calcext:value-type="time">
            <text:p>18:44:29.403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794235" calcext:value-type="float">
            <text:p>0.25794235</text:p>
          </table:table-cell>
          <table:table-cell table:style-name="ce8" office:value-type="float" office:value="0.22293895" calcext:value-type="float">
            <text:p>0.22293895</text:p>
          </table:table-cell>
          <table:table-cell table:style-name="ce8" office:value-type="float" office:value="0.3208486" calcext:value-type="float">
            <text:p>0.320848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966]-[.A965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471S" calcext:value-type="time">
            <text:p>18:44:29.47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2619107" calcext:value-type="float">
            <text:p>0.32619107</text:p>
          </table:table-cell>
          <table:table-cell table:style-name="ce8" office:value-type="float" office:value="0.06902886" calcext:value-type="float">
            <text:p>0.06902886</text:p>
          </table:table-cell>
          <table:table-cell table:style-name="ce8" office:value-type="float" office:value="0.36962315" calcext:value-type="float">
            <text:p>0.3696231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967]-[.A96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541S" calcext:value-type="time">
            <text:p>18:44:29.54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3512472" calcext:value-type="float">
            <text:p>0.23512472</text:p>
          </table:table-cell>
          <table:table-cell table:style-name="ce8" office:value-type="float" office:value="-0.06685352" calcext:value-type="float">
            <text:p>-0.06685352</text:p>
          </table:table-cell>
          <table:table-cell table:style-name="ce8" office:value-type="float" office:value="0.2383981" calcext:value-type="float">
            <text:p>0.238398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68]-[.A96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611S" calcext:value-type="time">
            <text:p>18:44:29.6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7562572" calcext:value-type="float">
            <text:p>-0.017562572</text:p>
          </table:table-cell>
          <table:table-cell table:style-name="ce8" office:value-type="float" office:value="-0.5596066" calcext:value-type="float">
            <text:p>-0.5596066</text:p>
          </table:table-cell>
          <table:table-cell table:style-name="ce8" office:value-type="float" office:value="-0.114152625" calcext:value-type="float">
            <text:p>-0.11415262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69]-[.A96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29.681S" calcext:value-type="time">
            <text:p>18:44:29.68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150983" calcext:value-type="float">
            <text:p>-0.2150983</text:p>
          </table:table-cell>
          <table:table-cell table:style-name="ce8" office:value-type="float" office:value="-0.49837252" calcext:value-type="float">
            <text:p>-0.49837252</text:p>
          </table:table-cell>
          <table:table-cell table:style-name="ce8" office:value-type="float" office:value="-0.41914362" calcext:value-type="float">
            <text:p>-0.4191436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70]-[.A96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0.601S" calcext:value-type="time">
            <text:p>18:44:30.601</text:p>
          </table:table-cell>
          <table:table-cell office:value-type="time" office:time-value="PT00H00M00.92S" calcext:value-type="time">
            <text:p>00:00:00.92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97983" calcext:value-type="float">
            <text:p>-0.197983</text:p>
          </table:table-cell>
          <table:table-cell table:style-name="ce8" office:value-type="float" office:value="-0.1817872" calcext:value-type="float">
            <text:p>-0.1817872</text:p>
          </table:table-cell>
          <table:table-cell table:style-name="ce8" office:value-type="float" office:value="-0.43260032" calcext:value-type="float">
            <text:p>-0.4326003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92S" calcext:value-type="time">
            <text:p>00.920</text:p>
          </table:table-cell>
          <table:table-cell table:formula="of:=[.A971]-[.A970]" office:value-type="time" office:time-value="PT00H00M00.92S" calcext:value-type="time">
            <text:p>00:00:00.92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0.648S" calcext:value-type="time">
            <text:p>18:44:30.648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3926866" calcext:value-type="float">
            <text:p>-0.23926866</text:p>
          </table:table-cell>
          <table:table-cell table:style-name="ce8" office:value-type="float" office:value="-0.032431725" calcext:value-type="float">
            <text:p>-0.032431725</text:p>
          </table:table-cell>
          <table:table-cell table:style-name="ce8" office:value-type="float" office:value="-0.38011178" calcext:value-type="float">
            <text:p>-0.380111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7S" calcext:value-type="time">
            <text:p>00.047</text:p>
          </table:table-cell>
          <table:table-cell table:formula="of:=[.A972]-[.A971]" office:value-type="time" office:time-value="PT00H00M00.047S" calcext:value-type="time">
            <text:p>00:00:00.04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0.719S" calcext:value-type="time">
            <text:p>18:44:30.71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2657228" calcext:value-type="float">
            <text:p>-0.12657228</text:p>
          </table:table-cell>
          <table:table-cell table:style-name="ce8" office:value-type="float" office:value="-0.29329988" calcext:value-type="float">
            <text:p>-0.29329988</text:p>
          </table:table-cell>
          <table:table-cell table:style-name="ce8" office:value-type="float" office:value="-0.4488877" calcext:value-type="float">
            <text:p>-0.44888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73]-[.A97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0.79S" calcext:value-type="time">
            <text:p>18:44:30.79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67992195" calcext:value-type="float">
            <text:p>-0.067992195</text:p>
          </table:table-cell>
          <table:table-cell table:style-name="ce8" office:value-type="float" office:value="-0.30857438" calcext:value-type="float">
            <text:p>-0.30857438</text:p>
          </table:table-cell>
          <table:table-cell table:style-name="ce8" office:value-type="float" office:value="-0.42047846" calcext:value-type="float">
            <text:p>-0.4204784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74]-[.A97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0.859S" calcext:value-type="time">
            <text:p>18:44:30.85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76742" calcext:value-type="float">
            <text:p>0.0776742</text:p>
          </table:table-cell>
          <table:table-cell table:style-name="ce8" office:value-type="float" office:value="-0.47810754" calcext:value-type="float">
            <text:p>-0.47810754</text:p>
          </table:table-cell>
          <table:table-cell table:style-name="ce8" office:value-type="float" office:value="-0.2540654" calcext:value-type="float">
            <text:p>-0.25406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75]-[.A97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0.934S" calcext:value-type="time">
            <text:p>18:44:30.934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384233" calcext:value-type="float">
            <text:p>0.15384233</text:p>
          </table:table-cell>
          <table:table-cell table:style-name="ce8" office:value-type="float" office:value="-0.27648827" calcext:value-type="float">
            <text:p>-0.27648827</text:p>
          </table:table-cell>
          <table:table-cell table:style-name="ce8" office:value-type="float" office:value="-0.33808264" calcext:value-type="float">
            <text:p>-0.3380826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5S" calcext:value-type="time">
            <text:p>00.075</text:p>
          </table:table-cell>
          <table:table-cell table:formula="of:=[.A976]-[.A975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1S" calcext:value-type="time">
            <text:p>18:44:31.000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2173443" calcext:value-type="float">
            <text:p>0.22173443</text:p>
          </table:table-cell>
          <table:table-cell table:style-name="ce8" office:value-type="float" office:value="-0.2510367" calcext:value-type="float">
            <text:p>-0.2510367</text:p>
          </table:table-cell>
          <table:table-cell table:style-name="ce8" office:value-type="float" office:value="-0.24912302" calcext:value-type="float">
            <text:p>-0.2491230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977]-[.A976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1.07S" calcext:value-type="time">
            <text:p>18:44:31.07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320358" calcext:value-type="float">
            <text:p>0.13320358</text:p>
          </table:table-cell>
          <table:table-cell table:style-name="ce8" office:value-type="float" office:value="-0.3232718" calcext:value-type="float">
            <text:p>-0.3232718</text:p>
          </table:table-cell>
          <table:table-cell table:style-name="ce8" office:value-type="float" office:value="-0.12753104" calcext:value-type="float">
            <text:p>-0.1275310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78]-[.A97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004S" calcext:value-type="time">
            <text:p>18:44:34.004</text:p>
          </table:table-cell>
          <table:table-cell office:value-type="time" office:time-value="PT00H00M02.934S" calcext:value-type="time">
            <text:p>00:00:02.93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9151409" calcext:value-type="float">
            <text:p>0.19151409</text:p>
          </table:table-cell>
          <table:table-cell table:style-name="ce8" office:value-type="float" office:value="0.40910417" calcext:value-type="float">
            <text:p>0.40910417</text:p>
          </table:table-cell>
          <table:table-cell table:style-name="ce8" office:value-type="float" office:value="0.5734057" calcext:value-type="float">
            <text:p>0.57340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2.934S" calcext:value-type="time">
            <text:p>02.934</text:p>
          </table:table-cell>
          <table:table-cell table:formula="of:=[.A979]-[.A978]" office:value-type="time" office:time-value="PT00H00M02.934S" calcext:value-type="time">
            <text:p>00:00:02.93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073S" calcext:value-type="time">
            <text:p>18:44:34.07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995547" calcext:value-type="float">
            <text:p>0.12995547</text:p>
          </table:table-cell>
          <table:table-cell table:style-name="ce8" office:value-type="float" office:value="0.3644584" calcext:value-type="float">
            <text:p>0.3644584</text:p>
          </table:table-cell>
          <table:table-cell table:style-name="ce8" office:value-type="float" office:value="0.4530036" calcext:value-type="float">
            <text:p>0.45300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80]-[.A97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146S" calcext:value-type="time">
            <text:p>18:44:34.146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71943" calcext:value-type="float">
            <text:p>0.0571943</text:p>
          </table:table-cell>
          <table:table-cell table:style-name="ce8" office:value-type="float" office:value="0.3121923" calcext:value-type="float">
            <text:p>0.3121923</text:p>
          </table:table-cell>
          <table:table-cell table:style-name="ce8" office:value-type="float" office:value="0.35496885" calcext:value-type="float">
            <text:p>0.3549688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981]-[.A98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215S" calcext:value-type="time">
            <text:p>18:44:34.21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783718" calcext:value-type="float">
            <text:p>0.09783718</text:p>
          </table:table-cell>
          <table:table-cell table:style-name="ce8" office:value-type="float" office:value="0.3060219" calcext:value-type="float">
            <text:p>0.3060219</text:p>
          </table:table-cell>
          <table:table-cell table:style-name="ce8" office:value-type="float" office:value="0.35045344" calcext:value-type="float">
            <text:p>0.350453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82]-[.A98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286S" calcext:value-type="time">
            <text:p>18:44:34.28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9039786" calcext:value-type="float">
            <text:p>0.099039786</text:p>
          </table:table-cell>
          <table:table-cell table:style-name="ce8" office:value-type="float" office:value="0.28992167" calcext:value-type="float">
            <text:p>0.28992167</text:p>
          </table:table-cell>
          <table:table-cell table:style-name="ce8" office:value-type="float" office:value="0.3006864" calcext:value-type="float">
            <text:p>0.300686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83]-[.A98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355S" calcext:value-type="time">
            <text:p>18:44:34.35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681647" calcext:value-type="float">
            <text:p>0.13681647</text:p>
          </table:table-cell>
          <table:table-cell table:style-name="ce8" office:value-type="float" office:value="0.17194028" calcext:value-type="float">
            <text:p>0.17194028</text:p>
          </table:table-cell>
          <table:table-cell table:style-name="ce8" office:value-type="float" office:value="0.34378678" calcext:value-type="float">
            <text:p>0.343786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84]-[.A98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4.426S" calcext:value-type="time">
            <text:p>18:44:34.42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720221" calcext:value-type="float">
            <text:p>0.11720221</text:p>
          </table:table-cell>
          <table:table-cell table:style-name="ce8" office:value-type="float" office:value="0.1354103" calcext:value-type="float">
            <text:p>0.1354103</text:p>
          </table:table-cell>
          <table:table-cell table:style-name="ce8" office:value-type="float" office:value="0.30347544" calcext:value-type="float">
            <text:p>0.303475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85]-[.A98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578S" calcext:value-type="time">
            <text:p>18:44:35.578</text:p>
          </table:table-cell>
          <table:table-cell office:value-type="time" office:time-value="PT00H00M01.152S" calcext:value-type="time">
            <text:p>00:00:01.15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932729" calcext:value-type="float">
            <text:p>-0.4932729</text:p>
          </table:table-cell>
          <table:table-cell table:style-name="ce8" office:value-type="float" office:value="0.14076577" calcext:value-type="float">
            <text:p>0.14076577</text:p>
          </table:table-cell>
          <table:table-cell table:style-name="ce8" office:value-type="float" office:value="-0.5242598" calcext:value-type="float">
            <text:p>-0.524259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1.152S" calcext:value-type="time">
            <text:p>01.152</text:p>
          </table:table-cell>
          <table:table-cell table:formula="of:=[.A986]-[.A985]" office:value-type="time" office:time-value="PT00H00M01.152S" calcext:value-type="time">
            <text:p>00:00:01.15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647S" calcext:value-type="time">
            <text:p>18:44:35.64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55556667" calcext:value-type="float">
            <text:p>-0.55556667</text:p>
          </table:table-cell>
          <table:table-cell table:style-name="ce8" office:value-type="float" office:value="0.08889623" calcext:value-type="float">
            <text:p>0.08889623</text:p>
          </table:table-cell>
          <table:table-cell table:style-name="ce8" office:value-type="float" office:value="-0.5008377" calcext:value-type="float">
            <text:p>-0.50083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87]-[.A98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719S" calcext:value-type="time">
            <text:p>18:44:35.71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9209988" calcext:value-type="float">
            <text:p>-0.49209988</text:p>
          </table:table-cell>
          <table:table-cell table:style-name="ce8" office:value-type="float" office:value="0.06967945" calcext:value-type="float">
            <text:p>0.06967945</text:p>
          </table:table-cell>
          <table:table-cell table:style-name="ce8" office:value-type="float" office:value="-0.43603227" calcext:value-type="float">
            <text:p>-0.4360322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988]-[.A98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787S" calcext:value-type="time">
            <text:p>18:44:35.78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6881762" calcext:value-type="float">
            <text:p>-0.46881762</text:p>
          </table:table-cell>
          <table:table-cell table:style-name="ce8" office:value-type="float" office:value="0.06534823" calcext:value-type="float">
            <text:p>0.06534823</text:p>
          </table:table-cell>
          <table:table-cell table:style-name="ce8" office:value-type="float" office:value="-0.38429913" calcext:value-type="float">
            <text:p>-0.3842991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989]-[.A98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86S" calcext:value-type="time">
            <text:p>18:44:35.860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3182355" calcext:value-type="float">
            <text:p>-0.43182355</text:p>
          </table:table-cell>
          <table:table-cell table:style-name="ce8" office:value-type="float" office:value="0.10187982" calcext:value-type="float">
            <text:p>0.10187982</text:p>
          </table:table-cell>
          <table:table-cell table:style-name="ce8" office:value-type="float" office:value="-0.32785162" calcext:value-type="float">
            <text:p>-0.3278516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990]-[.A98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929S" calcext:value-type="time">
            <text:p>18:44:35.92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9589214" calcext:value-type="float">
            <text:p>-0.39589214</text:p>
          </table:table-cell>
          <table:table-cell table:style-name="ce8" office:value-type="float" office:value="0.13102287" calcext:value-type="float">
            <text:p>0.13102287</text:p>
          </table:table-cell>
          <table:table-cell table:style-name="ce8" office:value-type="float" office:value="-0.3108868" calcext:value-type="float">
            <text:p>-0.310886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991]-[.A99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35.999S" calcext:value-type="time">
            <text:p>18:44:35.99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1960866" calcext:value-type="float">
            <text:p>-0.31960866</text:p>
          </table:table-cell>
          <table:table-cell table:style-name="ce8" office:value-type="float" office:value="0.08320383" calcext:value-type="float">
            <text:p>0.08320383</text:p>
          </table:table-cell>
          <table:table-cell table:style-name="ce8" office:value-type="float" office:value="-0.25870436" calcext:value-type="float">
            <text:p>-0.258704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92]-[.A99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6.919S" calcext:value-type="time">
            <text:p>18:44:46.919</text:p>
          </table:table-cell>
          <table:table-cell office:value-type="time" office:time-value="PT00H00M10.92S" calcext:value-type="time">
            <text:p>00:00:10.92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240466" calcext:value-type="float">
            <text:p>0.4240466</text:p>
          </table:table-cell>
          <table:table-cell table:style-name="ce8" office:value-type="float" office:value="0.30164123" calcext:value-type="float">
            <text:p>0.30164123</text:p>
          </table:table-cell>
          <table:table-cell table:style-name="ce8" office:value-type="float" office:value="0.5777373" calcext:value-type="float">
            <text:p>0.5777373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10.92S" calcext:value-type="time">
            <text:p>10.920</text:p>
          </table:table-cell>
          <table:table-cell table:formula="of:=[.A993]-[.A992]" office:value-type="time" office:time-value="PT00H00M10.92S" calcext:value-type="time">
            <text:p>00:00:10.92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6.986S" calcext:value-type="time">
            <text:p>18:44:46.98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7988415" calcext:value-type="float">
            <text:p>0.37988415</text:p>
          </table:table-cell>
          <table:table-cell table:style-name="ce8" office:value-type="float" office:value="0.34948006" calcext:value-type="float">
            <text:p>0.34948006</text:p>
          </table:table-cell>
          <table:table-cell table:style-name="ce8" office:value-type="float" office:value="0.5032644" calcext:value-type="float">
            <text:p>0.503264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994]-[.A993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7.057S" calcext:value-type="time">
            <text:p>18:44:47.05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489552" calcext:value-type="float">
            <text:p>0.489552</text:p>
          </table:table-cell>
          <table:table-cell table:style-name="ce8" office:value-type="float" office:value="0.23191486" calcext:value-type="float">
            <text:p>0.23191486</text:p>
          </table:table-cell>
          <table:table-cell table:style-name="ce8" office:value-type="float" office:value="0.6427817" calcext:value-type="float">
            <text:p>0.642781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995]-[.A99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7.133S" calcext:value-type="time">
            <text:p>18:44:47.133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5336533" calcext:value-type="float">
            <text:p>0.35336533</text:p>
          </table:table-cell>
          <table:table-cell table:style-name="ce8" office:value-type="float" office:value="-0.14261937" calcext:value-type="float">
            <text:p>-0.14261937</text:p>
          </table:table-cell>
          <table:table-cell table:style-name="ce8" office:value-type="float" office:value="0.3691041" calcext:value-type="float">
            <text:p>0.369104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6S" calcext:value-type="time">
            <text:p>00.076</text:p>
          </table:table-cell>
          <table:table-cell table:formula="of:=[.A996]-[.A995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7.198S" calcext:value-type="time">
            <text:p>18:44:47.198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2481936" calcext:value-type="float">
            <text:p>0.082481936</text:p>
          </table:table-cell>
          <table:table-cell table:style-name="ce8" office:value-type="float" office:value="-0.38324022" calcext:value-type="float">
            <text:p>-0.38324022</text:p>
          </table:table-cell>
          <table:table-cell table:style-name="ce8" office:value-type="float" office:value="0.09972301" calcext:value-type="float">
            <text:p>0.0997230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5S" calcext:value-type="time">
            <text:p>00.065</text:p>
          </table:table-cell>
          <table:table-cell table:formula="of:=[.A997]-[.A996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7.268S" calcext:value-type="time">
            <text:p>18:44:47.26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0132779" calcext:value-type="float">
            <text:p>-0.10132779</text:p>
          </table:table-cell>
          <table:table-cell table:style-name="ce8" office:value-type="float" office:value="-0.5402531" calcext:value-type="float">
            <text:p>-0.5402531</text:p>
          </table:table-cell>
          <table:table-cell table:style-name="ce8" office:value-type="float" office:value="-0.260054" calcext:value-type="float">
            <text:p>-0.26005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98]-[.A99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7.338S" calcext:value-type="time">
            <text:p>18:44:47.33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8589716" calcext:value-type="float">
            <text:p>-0.18589716</text:p>
          </table:table-cell>
          <table:table-cell table:style-name="ce8" office:value-type="float" office:value="-0.14345439" calcext:value-type="float">
            <text:p>-0.14345439</text:p>
          </table:table-cell>
          <table:table-cell table:style-name="ce8" office:value-type="float" office:value="-0.3665437" calcext:value-type="float">
            <text:p>-0.366543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999]-[.A99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218S" calcext:value-type="time">
            <text:p>18:44:48.218</text:p>
          </table:table-cell>
          <table:table-cell office:value-type="time" office:time-value="PT00H00M00.88S" calcext:value-type="time">
            <text:p>00:00:00.88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3146762" calcext:value-type="float">
            <text:p>-0.23146762</text:p>
          </table:table-cell>
          <table:table-cell table:style-name="ce8" office:value-type="float" office:value="-0.08977787" calcext:value-type="float">
            <text:p>-0.08977787</text:p>
          </table:table-cell>
          <table:table-cell table:style-name="ce8" office:value-type="float" office:value="-0.29736984" calcext:value-type="float">
            <text:p>-0.2973698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88S" calcext:value-type="time">
            <text:p>00.880</text:p>
          </table:table-cell>
          <table:table-cell table:formula="of:=[.A1000]-[.A999]" office:value-type="time" office:time-value="PT00H00M00.88S" calcext:value-type="time">
            <text:p>00:00:00.88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271S" calcext:value-type="time">
            <text:p>18:44:48.271</text:p>
          </table:table-cell>
          <table:table-cell office:value-type="time" office:time-value="PT00H00M00.053S" calcext:value-type="time">
            <text:p>00:00:00.05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577584" calcext:value-type="float">
            <text:p>0.11577584</text:p>
          </table:table-cell>
          <table:table-cell table:style-name="ce8" office:value-type="float" office:value="-0.6690081" calcext:value-type="float">
            <text:p>-0.6690081</text:p>
          </table:table-cell>
          <table:table-cell table:style-name="ce8" office:value-type="float" office:value="-0.32893655" calcext:value-type="float">
            <text:p>-0.3289365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53S" calcext:value-type="time">
            <text:p>00.053</text:p>
          </table:table-cell>
          <table:table-cell table:formula="of:=[.A1001]-[.A1000]" office:value-type="time" office:time-value="PT00H00M00.053S" calcext:value-type="time">
            <text:p>00:00:00.05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341S" calcext:value-type="time">
            <text:p>18:44:48.34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036038" calcext:value-type="float">
            <text:p>0.07036038</text:p>
          </table:table-cell>
          <table:table-cell table:style-name="ce8" office:value-type="float" office:value="-0.46499792" calcext:value-type="float">
            <text:p>-0.46499792</text:p>
          </table:table-cell>
          <table:table-cell table:style-name="ce8" office:value-type="float" office:value="-0.25539348" calcext:value-type="float">
            <text:p>-0.255393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02]-[.A100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413S" calcext:value-type="time">
            <text:p>18:44:48.41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60556" calcext:value-type="float">
            <text:p>0.12660556</text:p>
          </table:table-cell>
          <table:table-cell table:style-name="ce8" office:value-type="float" office:value="-0.22843464" calcext:value-type="float">
            <text:p>-0.22843464</text:p>
          </table:table-cell>
          <table:table-cell table:style-name="ce8" office:value-type="float" office:value="-0.20722228" calcext:value-type="float">
            <text:p>-0.2072222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003]-[.A100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482S" calcext:value-type="time">
            <text:p>18:44:48.48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4164755" calcext:value-type="float">
            <text:p>0.114164755</text:p>
          </table:table-cell>
          <table:table-cell table:style-name="ce8" office:value-type="float" office:value="-0.21635778" calcext:value-type="float">
            <text:p>-0.21635778</text:p>
          </table:table-cell>
          <table:table-cell table:style-name="ce8" office:value-type="float" office:value="-0.18803813" calcext:value-type="float">
            <text:p>-0.1880381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004]-[.A100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557S" calcext:value-type="time">
            <text:p>18:44:48.557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438891" calcext:value-type="float">
            <text:p>0.13438891</text:p>
          </table:table-cell>
          <table:table-cell table:style-name="ce8" office:value-type="float" office:value="-0.1966995" calcext:value-type="float">
            <text:p>-0.1966995</text:p>
          </table:table-cell>
          <table:table-cell table:style-name="ce8" office:value-type="float" office:value="-0.20153412" calcext:value-type="float">
            <text:p>-0.201534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5S" calcext:value-type="time">
            <text:p>00.075</text:p>
          </table:table-cell>
          <table:table-cell table:formula="of:=[.A1005]-[.A1004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623S" calcext:value-type="time">
            <text:p>18:44:48.62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3699034" calcext:value-type="float">
            <text:p>0.113699034</text:p>
          </table:table-cell>
          <table:table-cell table:style-name="ce8" office:value-type="float" office:value="-0.13462235" calcext:value-type="float">
            <text:p>-0.13462235</text:p>
          </table:table-cell>
          <table:table-cell table:style-name="ce8" office:value-type="float" office:value="-0.2134608" calcext:value-type="float">
            <text:p>-0.213460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1006]-[.A1005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4M48.693S" calcext:value-type="time">
            <text:p>18:44:48.69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001467" calcext:value-type="float">
            <text:p>0.13001467</text:p>
          </table:table-cell>
          <table:table-cell table:style-name="ce8" office:value-type="float" office:value="-0.1618095" calcext:value-type="float">
            <text:p>-0.1618095</text:p>
          </table:table-cell>
          <table:table-cell table:style-name="ce8" office:value-type="float" office:value="-0.20244186" calcext:value-type="float">
            <text:p>-0.2024418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07]-[.A100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5M02.973S" calcext:value-type="time">
            <text:p>18:45:02.973</text:p>
          </table:table-cell>
          <table:table-cell office:value-type="time" office:time-value="PT00H00M14.28S" calcext:value-type="time">
            <text:p>00:00:14.28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130337" calcext:value-type="float">
            <text:p>0.2130337</text:p>
          </table:table-cell>
          <table:table-cell table:style-name="ce8" office:value-type="float" office:value="-0.089598306" calcext:value-type="float">
            <text:p>-0.089598306</text:p>
          </table:table-cell>
          <table:table-cell table:style-name="ce8" office:value-type="float" office:value="-0.15648966" calcext:value-type="float">
            <text:p>-0.15648966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4.28S" calcext:value-type="time">
            <text:p>14.280</text:p>
          </table:table-cell>
          <table:table-cell table:formula="of:=[.A1008]-[.A1007]" office:value-type="time" office:time-value="PT00H00M14.28S" calcext:value-type="time">
            <text:p>00:00:14.28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5M03.041S" calcext:value-type="time">
            <text:p>18:45:03.04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0183776" calcext:value-type="float">
            <text:p>0.20183776</text:p>
          </table:table-cell>
          <table:table-cell table:style-name="ce9" office:value-type="float" office:value="-0.12414439" calcext:value-type="float">
            <text:p>-0.12414439</text:p>
          </table:table-cell>
          <table:table-cell table:style-name="ce9" office:value-type="float" office:value="-0.17401941" calcext:value-type="float">
            <text:p>-0.174019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009]-[.A100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5M03.111S" calcext:value-type="time">
            <text:p>18:45:03.1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5858272" calcext:value-type="float">
            <text:p>0.15858272</text:p>
          </table:table-cell>
          <table:table-cell table:style-name="ce9" office:value-type="float" office:value="-0.09766743" calcext:value-type="float">
            <text:p>-0.09766743</text:p>
          </table:table-cell>
          <table:table-cell table:style-name="ce9" office:value-type="float" office:value="-0.09860965" calcext:value-type="float">
            <text:p>-0.098609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10]-[.A100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5M03.18S" calcext:value-type="time">
            <text:p>18:45:03.18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73436" calcext:value-type="float">
            <text:p>0.1273436</text:p>
          </table:table-cell>
          <table:table-cell table:style-name="ce9" office:value-type="float" office:value="-0.07251976" calcext:value-type="float">
            <text:p>-0.07251976</text:p>
          </table:table-cell>
          <table:table-cell table:style-name="ce9" office:value-type="float" office:value="-0.106986" calcext:value-type="float">
            <text:p>-0.1069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11]-[.A101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5M03.251S" calcext:value-type="time">
            <text:p>18:45:03.25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9571276" calcext:value-type="float">
            <text:p>0.09571276</text:p>
          </table:table-cell>
          <table:table-cell table:style-name="ce9" office:value-type="float" office:value="-0.11316823" calcext:value-type="float">
            <text:p>-0.11316823</text:p>
          </table:table-cell>
          <table:table-cell table:style-name="ce9" office:value-type="float" office:value="-0.13320147" calcext:value-type="float">
            <text:p>-0.133201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12]-[.A101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5M03.32S" calcext:value-type="time">
            <text:p>18:45:03.32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84163934" calcext:value-type="float">
            <text:p>0.084163934</text:p>
          </table:table-cell>
          <table:table-cell table:style-name="ce9" office:value-type="float" office:value="-0.18117268" calcext:value-type="float">
            <text:p>-0.18117268</text:p>
          </table:table-cell>
          <table:table-cell table:style-name="ce9" office:value-type="float" office:value="-0.20601413" calcext:value-type="float">
            <text:p>-0.206014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13]-[.A101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5M03.391S" calcext:value-type="time">
            <text:p>18:45:03.39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46640173" calcext:value-type="float">
            <text:p>-0.046640173</text:p>
          </table:table-cell>
          <table:table-cell table:style-name="ce9" office:value-type="float" office:value="-0.25490114" calcext:value-type="float">
            <text:p>-0.25490114</text:p>
          </table:table-cell>
          <table:table-cell table:style-name="ce9" office:value-type="float" office:value="-0.14849864" calcext:value-type="float">
            <text:p>-0.148498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14]-[.A101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2.953S" calcext:value-type="time">
            <text:p>18:46:02.953</text:p>
          </table:table-cell>
          <table:table-cell office:value-type="time" office:time-value="PT00H00M59.562S" calcext:value-type="time">
            <text:p>00:00:59.56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9582192" calcext:value-type="float">
            <text:p>0.9582192</text:p>
          </table:table-cell>
          <table:table-cell table:style-name="ce9" office:value-type="float" office:value="0.7009112" calcext:value-type="float">
            <text:p>0.7009112</text:p>
          </table:table-cell>
          <table:table-cell table:style-name="ce9" office:value-type="float" office:value="0.036639303" calcext:value-type="float">
            <text:p>0.036639303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59.562S" calcext:value-type="time">
            <text:p>59.562</text:p>
          </table:table-cell>
          <table:table-cell table:formula="of:=[.A1015]-[.A1014]" office:value-type="time" office:time-value="PT00H00M59.562S" calcext:value-type="time">
            <text:p>00:00:59.56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3.02S" calcext:value-type="time">
            <text:p>18:46:03.02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8478953" calcext:value-type="float">
            <text:p>0.8478953</text:p>
          </table:table-cell>
          <table:table-cell table:style-name="ce9" office:value-type="float" office:value="0.62576646" calcext:value-type="float">
            <text:p>0.62576646</text:p>
          </table:table-cell>
          <table:table-cell table:style-name="ce9" office:value-type="float" office:value="0.15228689" calcext:value-type="float">
            <text:p>0.152286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016]-[.A101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3.09S" calcext:value-type="time">
            <text:p>18:46:03.09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6980667" calcext:value-type="float">
            <text:p>0.6980667</text:p>
          </table:table-cell>
          <table:table-cell table:style-name="ce9" office:value-type="float" office:value="0.58384407" calcext:value-type="float">
            <text:p>0.58384407</text:p>
          </table:table-cell>
          <table:table-cell table:style-name="ce9" office:value-type="float" office:value="0.14782482" calcext:value-type="float">
            <text:p>0.147824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17]-[.A101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3.161S" calcext:value-type="time">
            <text:p>18:46:03.16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63111645" calcext:value-type="float">
            <text:p>0.63111645</text:p>
          </table:table-cell>
          <table:table-cell table:style-name="ce9" office:value-type="float" office:value="0.4966755" calcext:value-type="float">
            <text:p>0.4966755</text:p>
          </table:table-cell>
          <table:table-cell table:style-name="ce9" office:value-type="float" office:value="0.16995637" calcext:value-type="float">
            <text:p>0.169956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18]-[.A101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3.233S" calcext:value-type="time">
            <text:p>18:46:03.23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779162" calcext:value-type="float">
            <text:p>0.779162</text:p>
          </table:table-cell>
          <table:table-cell table:style-name="ce9" office:value-type="float" office:value="0.4456896" calcext:value-type="float">
            <text:p>0.4456896</text:p>
          </table:table-cell>
          <table:table-cell table:style-name="ce9" office:value-type="float" office:value="0.14241388" calcext:value-type="float">
            <text:p>0.142413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019]-[.A101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3.299S" calcext:value-type="time">
            <text:p>18:46:03.299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72519606" calcext:value-type="float">
            <text:p>0.72519606</text:p>
          </table:table-cell>
          <table:table-cell table:style-name="ce9" office:value-type="float" office:value="0.40727293" calcext:value-type="float">
            <text:p>0.40727293</text:p>
          </table:table-cell>
          <table:table-cell table:style-name="ce9" office:value-type="float" office:value="0.057420544" calcext:value-type="float">
            <text:p>0.0574205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020]-[.A101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03.374S" calcext:value-type="time">
            <text:p>18:46:03.374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5665594" calcext:value-type="float">
            <text:p>0.55665594</text:p>
          </table:table-cell>
          <table:table-cell table:style-name="ce9" office:value-type="float" office:value="0.39906517" calcext:value-type="float">
            <text:p>0.39906517</text:p>
          </table:table-cell>
          <table:table-cell table:style-name="ce9" office:value-type="float" office:value="0.057830833" calcext:value-type="float">
            <text:p>0.0578308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021]-[.A1020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31.094S" calcext:value-type="time">
            <text:p>18:46:31.094</text:p>
          </table:table-cell>
          <table:table-cell office:value-type="time" office:time-value="PT00H00M27.72S" calcext:value-type="time">
            <text:p>00:00:27.72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2537996" calcext:value-type="float">
            <text:p>0.52537996</text:p>
          </table:table-cell>
          <table:table-cell table:style-name="ce9" office:value-type="float" office:value="0.19809909" calcext:value-type="float">
            <text:p>0.19809909</text:p>
          </table:table-cell>
          <table:table-cell table:style-name="ce9" office:value-type="float" office:value="-0.06264952" calcext:value-type="float">
            <text:p>-0.06264952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27.72S" calcext:value-type="time">
            <text:p>27.720</text:p>
          </table:table-cell>
          <table:table-cell table:formula="of:=[.A1022]-[.A1021]" office:value-type="time" office:time-value="PT00H00M27.72S" calcext:value-type="time">
            <text:p>00:00:27.72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31.162S" calcext:value-type="time">
            <text:p>18:46:31.16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7523465" calcext:value-type="float">
            <text:p>0.57523465</text:p>
          </table:table-cell>
          <table:table-cell table:style-name="ce9" office:value-type="float" office:value="0.29650208" calcext:value-type="float">
            <text:p>0.29650208</text:p>
          </table:table-cell>
          <table:table-cell table:style-name="ce9" office:value-type="float" office:value="-0.1418582" calcext:value-type="float">
            <text:p>-0.14185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023]-[.A102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31.268S" calcext:value-type="time">
            <text:p>18:46:31.268</text:p>
          </table:table-cell>
          <table:table-cell office:value-type="time" office:time-value="PT00H00M00.106S" calcext:value-type="time">
            <text:p>00:00:00.1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389276" calcext:value-type="float">
            <text:p>0.40389276</text:p>
          </table:table-cell>
          <table:table-cell table:style-name="ce9" office:value-type="float" office:value="0.28860483" calcext:value-type="float">
            <text:p>0.28860483</text:p>
          </table:table-cell>
          <table:table-cell table:style-name="ce9" office:value-type="float" office:value="-0.097569846" calcext:value-type="float">
            <text:p>-0.0975698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06S" calcext:value-type="time">
            <text:p>00.106</text:p>
          </table:table-cell>
          <table:table-cell table:formula="of:=[.A1024]-[.A1023]" office:value-type="time" office:time-value="PT00H00M00.106S" calcext:value-type="time">
            <text:p>00:00:00.10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31.318S" calcext:value-type="time">
            <text:p>18:46:31.318</text:p>
          </table:table-cell>
          <table:table-cell office:value-type="time" office:time-value="PT00H00M00.05S" calcext:value-type="time">
            <text:p>00:00:00.0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593531" calcext:value-type="float">
            <text:p>0.2593531</text:p>
          </table:table-cell>
          <table:table-cell table:style-name="ce9" office:value-type="float" office:value="0.2527131" calcext:value-type="float">
            <text:p>0.2527131</text:p>
          </table:table-cell>
          <table:table-cell table:style-name="ce9" office:value-type="float" office:value="-0.09198766" calcext:value-type="float">
            <text:p>-0.091987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S" calcext:value-type="time">
            <text:p>00.050</text:p>
          </table:table-cell>
          <table:table-cell table:formula="of:=[.A1025]-[.A1024]" office:value-type="time" office:time-value="PT00H00M00.05S" calcext:value-type="time">
            <text:p>00:00:00.05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6M31.393S" calcext:value-type="time">
            <text:p>18:46:31.393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8307605" calcext:value-type="float">
            <text:p>0.28307605</text:p>
          </table:table-cell>
          <table:table-cell table:style-name="ce9" office:value-type="float" office:value="0.24523963" calcext:value-type="float">
            <text:p>0.24523963</text:p>
          </table:table-cell>
          <table:table-cell table:style-name="ce9" office:value-type="float" office:value="-0.03071371" calcext:value-type="float">
            <text:p>-0.0307137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026]-[.A1025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0.969S" calcext:value-type="time">
            <text:p>18:47:00.969</text:p>
          </table:table-cell>
          <table:table-cell office:value-type="time" office:time-value="PT00H00M29.576S" calcext:value-type="time">
            <text:p>00:00:29.57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6885534" calcext:value-type="float">
            <text:p>0.16885534</text:p>
          </table:table-cell>
          <table:table-cell table:style-name="ce9" office:value-type="float" office:value="-0.20555386" calcext:value-type="float">
            <text:p>-0.20555386</text:p>
          </table:table-cell>
          <table:table-cell table:style-name="ce9" office:value-type="float" office:value="-0.07048901" calcext:value-type="float">
            <text:p>-0.07048901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29.576S" calcext:value-type="time">
            <text:p>29.576</text:p>
          </table:table-cell>
          <table:table-cell table:formula="of:=[.A1027]-[.A1026]" office:value-type="time" office:time-value="PT00H00M29.576S" calcext:value-type="time">
            <text:p>00:00:29.57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1.039S" calcext:value-type="time">
            <text:p>18:47:01.03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7462605" calcext:value-type="float">
            <text:p>0.07462605</text:p>
          </table:table-cell>
          <table:table-cell table:style-name="ce9" office:value-type="float" office:value="-0.33023772" calcext:value-type="float">
            <text:p>-0.33023772</text:p>
          </table:table-cell>
          <table:table-cell table:style-name="ce9" office:value-type="float" office:value="-0.04652117" calcext:value-type="float">
            <text:p>-0.046521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28]-[.A102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1.11S" calcext:value-type="time">
            <text:p>18:47:01.11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11133161" calcext:value-type="float">
            <text:p>0.011133161</text:p>
          </table:table-cell>
          <table:table-cell table:style-name="ce9" office:value-type="float" office:value="-0.31676966" calcext:value-type="float">
            <text:p>-0.31676966</text:p>
          </table:table-cell>
          <table:table-cell table:style-name="ce9" office:value-type="float" office:value="-0.15854385" calcext:value-type="float">
            <text:p>-0.158543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29]-[.A102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1.179S" calcext:value-type="time">
            <text:p>18:47:01.17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09800139" calcext:value-type="float">
            <text:p>0.009800139</text:p>
          </table:table-cell>
          <table:table-cell table:style-name="ce9" office:value-type="float" office:value="-0.3127782" calcext:value-type="float">
            <text:p>-0.3127782</text:p>
          </table:table-cell>
          <table:table-cell table:style-name="ce9" office:value-type="float" office:value="-0.12862696" calcext:value-type="float">
            <text:p>-0.128626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30]-[.A102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1.251S" calcext:value-type="time">
            <text:p>18:47:01.25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21941613" calcext:value-type="float">
            <text:p>-0.021941613</text:p>
          </table:table-cell>
          <table:table-cell table:style-name="ce9" office:value-type="float" office:value="-0.13494277" calcext:value-type="float">
            <text:p>-0.13494277</text:p>
          </table:table-cell>
          <table:table-cell table:style-name="ce9" office:value-type="float" office:value="-0.10653575" calcext:value-type="float">
            <text:p>-0.106535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031]-[.A103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1.32S" calcext:value-type="time">
            <text:p>18:47:01.32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17377578" calcext:value-type="float">
            <text:p>-0.17377578</text:p>
          </table:table-cell>
          <table:table-cell table:style-name="ce9" office:value-type="float" office:value="-0.07310864" calcext:value-type="float">
            <text:p>-0.07310864</text:p>
          </table:table-cell>
          <table:table-cell table:style-name="ce9" office:value-type="float" office:value="-0.04512534" calcext:value-type="float">
            <text:p>-0.045125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32]-[.A103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1.389S" calcext:value-type="time">
            <text:p>18:47:01.38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5110033" calcext:value-type="float">
            <text:p>-0.25110033</text:p>
          </table:table-cell>
          <table:table-cell table:style-name="ce9" office:value-type="float" office:value="-0.10688666" calcext:value-type="float">
            <text:p>-0.10688666</text:p>
          </table:table-cell>
          <table:table-cell table:style-name="ce9" office:value-type="float" office:value="-0.01336671" calcext:value-type="float">
            <text:p>-0.0133667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33]-[.A103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531S" calcext:value-type="time">
            <text:p>18:47:04.531</text:p>
          </table:table-cell>
          <table:table-cell office:value-type="time" office:time-value="PT00H00M03.142S" calcext:value-type="time">
            <text:p>00:00:03.14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367569" calcext:value-type="float">
            <text:p>-0.2367569</text:p>
          </table:table-cell>
          <table:table-cell table:style-name="ce9" office:value-type="float" office:value="-0.23770191" calcext:value-type="float">
            <text:p>-0.23770191</text:p>
          </table:table-cell>
          <table:table-cell table:style-name="ce9" office:value-type="float" office:value="-0.0001647984" calcext:value-type="float">
            <text:p>-0.00016479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3.142S" calcext:value-type="time">
            <text:p>03.142</text:p>
          </table:table-cell>
          <table:table-cell table:formula="of:=[.A1034]-[.A1033]" office:value-type="time" office:time-value="PT00H00M03.142S" calcext:value-type="time">
            <text:p>00:00:03.14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585S" calcext:value-type="time">
            <text:p>18:47:04.585</text:p>
          </table:table-cell>
          <table:table-cell office:value-type="time" office:time-value="PT00H00M00.054S" calcext:value-type="time">
            <text:p>00:00:00.05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75470716" calcext:value-type="float">
            <text:p>-0.75470716</text:p>
          </table:table-cell>
          <table:table-cell table:style-name="ce9" office:value-type="float" office:value="0.294955" calcext:value-type="float">
            <text:p>0.294955</text:p>
          </table:table-cell>
          <table:table-cell table:style-name="ce9" office:value-type="float" office:value="0.6842999" calcext:value-type="float">
            <text:p>0.684299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4S" calcext:value-type="time">
            <text:p>00.054</text:p>
          </table:table-cell>
          <table:table-cell table:formula="of:=[.A1035]-[.A1034]" office:value-type="time" office:time-value="PT00H00M00.054S" calcext:value-type="time">
            <text:p>00:00:00.05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656S" calcext:value-type="time">
            <text:p>18:47:04.65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69132143" calcext:value-type="float">
            <text:p>-0.69132143</text:p>
          </table:table-cell>
          <table:table-cell table:style-name="ce9" office:value-type="float" office:value="0.39597708" calcext:value-type="float">
            <text:p>0.39597708</text:p>
          </table:table-cell>
          <table:table-cell table:style-name="ce9" office:value-type="float" office:value="0.5765389" calcext:value-type="float">
            <text:p>0.57653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36]-[.A103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726S" calcext:value-type="time">
            <text:p>18:47:04.72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5912775" calcext:value-type="float">
            <text:p>-0.55912775</text:p>
          </table:table-cell>
          <table:table-cell table:style-name="ce9" office:value-type="float" office:value="0.3539624" calcext:value-type="float">
            <text:p>0.3539624</text:p>
          </table:table-cell>
          <table:table-cell table:style-name="ce9" office:value-type="float" office:value="0.657093" calcext:value-type="float">
            <text:p>0.6570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37]-[.A103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801S" calcext:value-type="time">
            <text:p>18:47:04.801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9730677" calcext:value-type="float">
            <text:p>-0.39730677</text:p>
          </table:table-cell>
          <table:table-cell table:style-name="ce9" office:value-type="float" office:value="0.29044116" calcext:value-type="float">
            <text:p>0.29044116</text:p>
          </table:table-cell>
          <table:table-cell table:style-name="ce9" office:value-type="float" office:value="0.3751728" calcext:value-type="float">
            <text:p>0.37517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038]-[.A1037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867S" calcext:value-type="time">
            <text:p>18:47:04.867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63289" calcext:value-type="float">
            <text:p>-0.363289</text:p>
          </table:table-cell>
          <table:table-cell table:style-name="ce9" office:value-type="float" office:value="0.1552691" calcext:value-type="float">
            <text:p>0.1552691</text:p>
          </table:table-cell>
          <table:table-cell table:style-name="ce9" office:value-type="float" office:value="0.36226484" calcext:value-type="float">
            <text:p>0.362264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039]-[.A103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4.937S" calcext:value-type="time">
            <text:p>18:47:04.93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955392" calcext:value-type="float">
            <text:p>-0.2955392</text:p>
          </table:table-cell>
          <table:table-cell table:style-name="ce9" office:value-type="float" office:value="0.107881874" calcext:value-type="float">
            <text:p>0.107881874</text:p>
          </table:table-cell>
          <table:table-cell table:style-name="ce9" office:value-type="float" office:value="0.2987923" calcext:value-type="float">
            <text:p>0.29879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40]-[.A103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5.007S" calcext:value-type="time">
            <text:p>18:47:05.00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6334855" calcext:value-type="float">
            <text:p>-0.26334855</text:p>
          </table:table-cell>
          <table:table-cell table:style-name="ce9" office:value-type="float" office:value="0.109837815" calcext:value-type="float">
            <text:p>0.109837815</text:p>
          </table:table-cell>
          <table:table-cell table:style-name="ce9" office:value-type="float" office:value="0.14564644" calcext:value-type="float">
            <text:p>0.145646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41]-[.A104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101S" calcext:value-type="time">
            <text:p>18:47:06.101</text:p>
          </table:table-cell>
          <table:table-cell office:value-type="time" office:time-value="PT00H00M01.094S" calcext:value-type="time">
            <text:p>00:00:01.0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68926" calcext:value-type="float">
            <text:p>0.4168926</text:p>
          </table:table-cell>
          <table:table-cell table:style-name="ce9" office:value-type="float" office:value="-0.19228368" calcext:value-type="float">
            <text:p>-0.19228368</text:p>
          </table:table-cell>
          <table:table-cell table:style-name="ce9" office:value-type="float" office:value="-0.046237543" calcext:value-type="float">
            <text:p>-0.0462375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094S" calcext:value-type="time">
            <text:p>01.094</text:p>
          </table:table-cell>
          <table:table-cell table:formula="of:=[.A1042]-[.A1041]" office:value-type="time" office:time-value="PT00H00M01.094S" calcext:value-type="time">
            <text:p>00:00:01.09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172S" calcext:value-type="time">
            <text:p>18:47:06.17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297199" calcext:value-type="float">
            <text:p>0.3297199</text:p>
          </table:table-cell>
          <table:table-cell table:style-name="ce9" office:value-type="float" office:value="-0.14998399" calcext:value-type="float">
            <text:p>-0.14998399</text:p>
          </table:table-cell>
          <table:table-cell table:style-name="ce9" office:value-type="float" office:value="0.0038696325" calcext:value-type="float">
            <text:p>0.00386963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43]-[.A104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246S" calcext:value-type="time">
            <text:p>18:47:06.24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9696763" calcext:value-type="float">
            <text:p>0.29696763</text:p>
          </table:table-cell>
          <table:table-cell table:style-name="ce9" office:value-type="float" office:value="-0.19980496" calcext:value-type="float">
            <text:p>-0.19980496</text:p>
          </table:table-cell>
          <table:table-cell table:style-name="ce9" office:value-type="float" office:value="-0.032772213" calcext:value-type="float">
            <text:p>-0.0327722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044]-[.A1043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313S" calcext:value-type="time">
            <text:p>18:47:06.313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890482" calcext:value-type="float">
            <text:p>0.1890482</text:p>
          </table:table-cell>
          <table:table-cell table:style-name="ce9" office:value-type="float" office:value="-0.16356468" calcext:value-type="float">
            <text:p>-0.16356468</text:p>
          </table:table-cell>
          <table:table-cell table:style-name="ce9" office:value-type="float" office:value="-0.050588746" calcext:value-type="float">
            <text:p>-0.0505887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045]-[.A104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384S" calcext:value-type="time">
            <text:p>18:47:06.38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8354668" calcext:value-type="float">
            <text:p>0.18354668</text:p>
          </table:table-cell>
          <table:table-cell table:style-name="ce9" office:value-type="float" office:value="-0.23817506" calcext:value-type="float">
            <text:p>-0.23817506</text:p>
          </table:table-cell>
          <table:table-cell table:style-name="ce9" office:value-type="float" office:value="-0.11979747" calcext:value-type="float">
            <text:p>-0.119797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46]-[.A104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453S" calcext:value-type="time">
            <text:p>18:47:06.45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26802406" calcext:value-type="float">
            <text:p>0.26802406</text:p>
          </table:table-cell>
          <table:table-cell table:style-name="ce9" office:value-type="float" office:value="-0.259841" calcext:value-type="float">
            <text:p>-0.259841</text:p>
          </table:table-cell>
          <table:table-cell table:style-name="ce9" office:value-type="float" office:value="-0.13044956" calcext:value-type="float">
            <text:p>-0.130449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47]-[.A104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06.522S" calcext:value-type="time">
            <text:p>18:47:06.52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1175387" calcext:value-type="float">
            <text:p>0.31175387</text:p>
          </table:table-cell>
          <table:table-cell table:style-name="ce9" office:value-type="float" office:value="-0.115863696" calcext:value-type="float">
            <text:p>-0.115863696</text:p>
          </table:table-cell>
          <table:table-cell table:style-name="ce9" office:value-type="float" office:value="-0.15497784" calcext:value-type="float">
            <text:p>-0.154977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48]-[.A104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3.953S" calcext:value-type="time">
            <text:p>18:47:13.953</text:p>
          </table:table-cell>
          <table:table-cell office:value-type="time" office:time-value="PT00H00M07.431S" calcext:value-type="time">
            <text:p>00:00:07.43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3751234" calcext:value-type="float">
            <text:p>-0.33751234</text:p>
          </table:table-cell>
          <table:table-cell table:style-name="ce9" office:value-type="float" office:value="-0.025834925" calcext:value-type="float">
            <text:p>-0.025834925</text:p>
          </table:table-cell>
          <table:table-cell table:style-name="ce9" office:value-type="float" office:value="0.300852" calcext:value-type="float">
            <text:p>0.3008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7.431S" calcext:value-type="time">
            <text:p>07.431</text:p>
          </table:table-cell>
          <table:table-cell table:formula="of:=[.A1049]-[.A1048]" office:value-type="time" office:time-value="PT00H00M07.431S" calcext:value-type="time">
            <text:p>00:00:07.43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4.024S" calcext:value-type="time">
            <text:p>18:47:14.02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9431286" calcext:value-type="float">
            <text:p>-0.29431286</text:p>
          </table:table-cell>
          <table:table-cell table:style-name="ce9" office:value-type="float" office:value="0.0068511013" calcext:value-type="float">
            <text:p>0.0068511013</text:p>
          </table:table-cell>
          <table:table-cell table:style-name="ce9" office:value-type="float" office:value="0.21166033" calcext:value-type="float">
            <text:p>0.211660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50]-[.A104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4.094S" calcext:value-type="time">
            <text:p>18:47:14.09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5439343" calcext:value-type="float">
            <text:p>-0.5439343</text:p>
          </table:table-cell>
          <table:table-cell table:style-name="ce9" office:value-type="float" office:value="0.035829023" calcext:value-type="float">
            <text:p>0.035829023</text:p>
          </table:table-cell>
          <table:table-cell table:style-name="ce9" office:value-type="float" office:value="0.26014766" calcext:value-type="float">
            <text:p>0.260147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51]-[.A105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4.167S" calcext:value-type="time">
            <text:p>18:47:14.16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4368065" calcext:value-type="float">
            <text:p>-0.4368065</text:p>
          </table:table-cell>
          <table:table-cell table:style-name="ce9" office:value-type="float" office:value="-0.07454096" calcext:value-type="float">
            <text:p>-0.07454096</text:p>
          </table:table-cell>
          <table:table-cell table:style-name="ce9" office:value-type="float" office:value="0.28181356" calcext:value-type="float">
            <text:p>0.281813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052]-[.A1051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4.235S" calcext:value-type="time">
            <text:p>18:47:14.23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9268643" calcext:value-type="float">
            <text:p>-0.39268643</text:p>
          </table:table-cell>
          <table:table-cell table:style-name="ce9" office:value-type="float" office:value="0.007180674" calcext:value-type="float">
            <text:p>0.007180674</text:p>
          </table:table-cell>
          <table:table-cell table:style-name="ce9" office:value-type="float" office:value="0.30241147" calcext:value-type="float">
            <text:p>0.302411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053]-[.A105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4.305S" calcext:value-type="time">
            <text:p>18:47:14.30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33693826" calcext:value-type="float">
            <text:p>-0.33693826</text:p>
          </table:table-cell>
          <table:table-cell table:style-name="ce9" office:value-type="float" office:value="-0.039679985" calcext:value-type="float">
            <text:p>-0.039679985</text:p>
          </table:table-cell>
          <table:table-cell table:style-name="ce9" office:value-type="float" office:value="0.22976314" calcext:value-type="float">
            <text:p>0.229763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54]-[.A105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4.375S" calcext:value-type="time">
            <text:p>18:47:14.37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29906964" calcext:value-type="float">
            <text:p>-0.29906964</text:p>
          </table:table-cell>
          <table:table-cell table:style-name="ce9" office:value-type="float" office:value="-0.03197665" calcext:value-type="float">
            <text:p>-0.03197665</text:p>
          </table:table-cell>
          <table:table-cell table:style-name="ce9" office:value-type="float" office:value="0.15559056" calcext:value-type="float">
            <text:p>0.155590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55]-[.A105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171S" calcext:value-type="time">
            <text:p>18:47:15.171</text:p>
          </table:table-cell>
          <table:table-cell office:value-type="time" office:time-value="PT00H00M00.796S" calcext:value-type="time">
            <text:p>00:00:00.7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7602303" calcext:value-type="float">
            <text:p>-0.07602303</text:p>
          </table:table-cell>
          <table:table-cell table:style-name="ce9" office:value-type="float" office:value="-0.185444" calcext:value-type="float">
            <text:p>-0.185444</text:p>
          </table:table-cell>
          <table:table-cell table:style-name="ce9" office:value-type="float" office:value="-0.009382557" calcext:value-type="float">
            <text:p>-0.0093825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96S" calcext:value-type="time">
            <text:p>00.796</text:p>
          </table:table-cell>
          <table:table-cell table:formula="of:=[.A1056]-[.A1055]" office:value-type="time" office:time-value="PT00H00M00.796S" calcext:value-type="time">
            <text:p>00:00:00.796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242S" calcext:value-type="time">
            <text:p>18:47:15.24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70837714" calcext:value-type="float">
            <text:p>-0.070837714</text:p>
          </table:table-cell>
          <table:table-cell table:style-name="ce9" office:value-type="float" office:value="-0.15591328" calcext:value-type="float">
            <text:p>-0.15591328</text:p>
          </table:table-cell>
          <table:table-cell table:style-name="ce9" office:value-type="float" office:value="0.013967787" calcext:value-type="float">
            <text:p>0.0139677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57]-[.A105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314S" calcext:value-type="time">
            <text:p>18:47:15.31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6902738" calcext:value-type="float">
            <text:p>-0.06902738</text:p>
          </table:table-cell>
          <table:table-cell table:style-name="ce9" office:value-type="float" office:value="-0.121645175" calcext:value-type="float">
            <text:p>-0.121645175</text:p>
          </table:table-cell>
          <table:table-cell table:style-name="ce9" office:value-type="float" office:value="0.020700878" calcext:value-type="float">
            <text:p>0.0207008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058]-[.A105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382S" calcext:value-type="time">
            <text:p>18:47:15.38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59487924" calcext:value-type="float">
            <text:p>-0.059487924</text:p>
          </table:table-cell>
          <table:table-cell table:style-name="ce9" office:value-type="float" office:value="-0.13452952" calcext:value-type="float">
            <text:p>-0.13452952</text:p>
          </table:table-cell>
          <table:table-cell table:style-name="ce9" office:value-type="float" office:value="0.0028105075" calcext:value-type="float">
            <text:p>0.00281050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059]-[.A105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453S" calcext:value-type="time">
            <text:p>18:47:15.45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4606843" calcext:value-type="float">
            <text:p>-0.04606843</text:p>
          </table:table-cell>
          <table:table-cell table:style-name="ce9" office:value-type="float" office:value="-0.121296294" calcext:value-type="float">
            <text:p>-0.121296294</text:p>
          </table:table-cell>
          <table:table-cell table:style-name="ce9" office:value-type="float" office:value="-0.0047215223" calcext:value-type="float">
            <text:p>-0.00472152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60]-[.A105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522S" calcext:value-type="time">
            <text:p>18:47:15.52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4299967" calcext:value-type="float">
            <text:p>-0.04299967</text:p>
          </table:table-cell>
          <table:table-cell table:style-name="ce9" office:value-type="float" office:value="-0.097960636" calcext:value-type="float">
            <text:p>-0.097960636</text:p>
          </table:table-cell>
          <table:table-cell table:style-name="ce9" office:value-type="float" office:value="0.021458631" calcext:value-type="float">
            <text:p>0.0214586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61]-[.A106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6" office:value-type="time" office:time-value="PT18H47M15.594S" calcext:value-type="time">
            <text:p>18:47:15.59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0.04155615" calcext:value-type="float">
            <text:p>-0.04155615</text:p>
          </table:table-cell>
          <table:table-cell table:style-name="ce9" office:value-type="float" office:value="-0.08091355" calcext:value-type="float">
            <text:p>-0.08091355</text:p>
          </table:table-cell>
          <table:table-cell table:style-name="ce9" office:value-type="float" office:value="0.015797162" calcext:value-type="float">
            <text:p>0.0157971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062]-[.A106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7.987S" calcext:value-type="time">
            <text:p>18:47:17.987</text:p>
          </table:table-cell>
          <table:table-cell office:value-type="time" office:time-value="PT00H00M02.393S" calcext:value-type="time">
            <text:p>00:00:02.39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5187807" calcext:value-type="float">
            <text:p>-0.15187807</text:p>
          </table:table-cell>
          <table:table-cell table:style-name="ce8" office:value-type="float" office:value="0.30906257" calcext:value-type="float">
            <text:p>0.30906257</text:p>
          </table:table-cell>
          <table:table-cell table:style-name="ce8" office:value-type="float" office:value="0.23152706" calcext:value-type="float">
            <text:p>0.2315270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2.393S" calcext:value-type="time">
            <text:p>02.393</text:p>
          </table:table-cell>
          <table:table-cell table:formula="of:=[.A1063]-[.A1062]" office:value-type="time" office:time-value="PT00H00M02.393S" calcext:value-type="time">
            <text:p>00:00:02.39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8.057S" calcext:value-type="time">
            <text:p>18:47:18.05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1361898" calcext:value-type="float">
            <text:p>-0.11361898</text:p>
          </table:table-cell>
          <table:table-cell table:style-name="ce8" office:value-type="float" office:value="0.3045235" calcext:value-type="float">
            <text:p>0.3045235</text:p>
          </table:table-cell>
          <table:table-cell table:style-name="ce8" office:value-type="float" office:value="0.2305667" calcext:value-type="float">
            <text:p>0.23056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64]-[.A106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8.128S" calcext:value-type="time">
            <text:p>18:47:18.12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22252196" calcext:value-type="float">
            <text:p>-0.122252196</text:p>
          </table:table-cell>
          <table:table-cell table:style-name="ce8" office:value-type="float" office:value="0.31472057" calcext:value-type="float">
            <text:p>0.31472057</text:p>
          </table:table-cell>
          <table:table-cell table:style-name="ce8" office:value-type="float" office:value="0.18905301" calcext:value-type="float">
            <text:p>0.1890530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065]-[.A106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8.199S" calcext:value-type="time">
            <text:p>18:47:18.19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8651623" calcext:value-type="float">
            <text:p>-0.08651623</text:p>
          </table:table-cell>
          <table:table-cell table:style-name="ce8" office:value-type="float" office:value="0.33466455" calcext:value-type="float">
            <text:p>0.33466455</text:p>
          </table:table-cell>
          <table:table-cell table:style-name="ce8" office:value-type="float" office:value="0.16838992" calcext:value-type="float">
            <text:p>0.1683899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066]-[.A106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8.269S" calcext:value-type="time">
            <text:p>18:47:18.26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1853844" calcext:value-type="float">
            <text:p>-0.01853844</text:p>
          </table:table-cell>
          <table:table-cell table:style-name="ce8" office:value-type="float" office:value="0.1937518" calcext:value-type="float">
            <text:p>0.1937518</text:p>
          </table:table-cell>
          <table:table-cell table:style-name="ce8" office:value-type="float" office:value="0.24449529" calcext:value-type="float">
            <text:p>0.2444952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67]-[.A10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8.339S" calcext:value-type="time">
            <text:p>18:47:18.33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4189429" calcext:value-type="float">
            <text:p>0.004189429</text:p>
          </table:table-cell>
          <table:table-cell table:style-name="ce8" office:value-type="float" office:value="0.19656897" calcext:value-type="float">
            <text:p>0.19656897</text:p>
          </table:table-cell>
          <table:table-cell table:style-name="ce8" office:value-type="float" office:value="0.13215512" calcext:value-type="float">
            <text:p>0.1321551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68]-[.A106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18.409S" calcext:value-type="time">
            <text:p>18:47:18.40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29698221" calcext:value-type="float">
            <text:p>0.029698221</text:p>
          </table:table-cell>
          <table:table-cell table:style-name="ce8" office:value-type="float" office:value="0.17295699" calcext:value-type="float">
            <text:p>0.17295699</text:p>
          </table:table-cell>
          <table:table-cell table:style-name="ce8" office:value-type="float" office:value="0.15299715" calcext:value-type="float">
            <text:p>0.1529971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69]-[.A106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0.647S" calcext:value-type="time">
            <text:p>18:47:20.647</text:p>
          </table:table-cell>
          <table:table-cell office:value-type="time" office:time-value="PT00H00M02.238S" calcext:value-type="time">
            <text:p>00:00:02.23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3876836" calcext:value-type="float">
            <text:p>0.003876836</text:p>
          </table:table-cell>
          <table:table-cell table:style-name="ce8" office:value-type="float" office:value="0.12731656" calcext:value-type="float">
            <text:p>0.12731656</text:p>
          </table:table-cell>
          <table:table-cell table:style-name="ce8" office:value-type="float" office:value="0.15241916" calcext:value-type="float">
            <text:p>0.1524191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2.238S" calcext:value-type="time">
            <text:p>02.238</text:p>
          </table:table-cell>
          <table:table-cell table:formula="of:=[.A1070]-[.A1069]" office:value-type="time" office:time-value="PT00H00M02.238S" calcext:value-type="time">
            <text:p>00:00:02.23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0.694S" calcext:value-type="time">
            <text:p>18:47:20.694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5837608" calcext:value-type="float">
            <text:p>-0.45837608</text:p>
          </table:table-cell>
          <table:table-cell table:style-name="ce8" office:value-type="float" office:value="-0.30970708" calcext:value-type="float">
            <text:p>-0.30970708</text:p>
          </table:table-cell>
          <table:table-cell table:style-name="ce8" office:value-type="float" office:value="-0.40840378" calcext:value-type="float">
            <text:p>-0.408403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47S" calcext:value-type="time">
            <text:p>00.047</text:p>
          </table:table-cell>
          <table:table-cell table:formula="of:=[.A1071]-[.A1070]" office:value-type="time" office:time-value="PT00H00M00.047S" calcext:value-type="time">
            <text:p>00:00:00.04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0.764S" calcext:value-type="time">
            <text:p>18:47:20.76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943256" calcext:value-type="float">
            <text:p>-0.2943256</text:p>
          </table:table-cell>
          <table:table-cell table:style-name="ce8" office:value-type="float" office:value="-0.16931255" calcext:value-type="float">
            <text:p>-0.16931255</text:p>
          </table:table-cell>
          <table:table-cell table:style-name="ce8" office:value-type="float" office:value="-0.31416985" calcext:value-type="float">
            <text:p>-0.3141698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72]-[.A107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0.837S" calcext:value-type="time">
            <text:p>18:47:20.837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8559615" calcext:value-type="float">
            <text:p>-0.08559615</text:p>
          </table:table-cell>
          <table:table-cell table:style-name="ce8" office:value-type="float" office:value="-0.2642221" calcext:value-type="float">
            <text:p>-0.2642221</text:p>
          </table:table-cell>
          <table:table-cell table:style-name="ce8" office:value-type="float" office:value="-0.19969624" calcext:value-type="float">
            <text:p>-0.1996962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073]-[.A107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0.905S" calcext:value-type="time">
            <text:p>18:47:20.90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26059968" calcext:value-type="float">
            <text:p>-0.026059968</text:p>
          </table:table-cell>
          <table:table-cell table:style-name="ce8" office:value-type="float" office:value="-0.40567097" calcext:value-type="float">
            <text:p>-0.40567097</text:p>
          </table:table-cell>
          <table:table-cell table:style-name="ce8" office:value-type="float" office:value="-0.21202642" calcext:value-type="float">
            <text:p>-0.212026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074]-[.A107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0.976S" calcext:value-type="time">
            <text:p>18:47:20.97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455749" calcext:value-type="float">
            <text:p>-0.00455749</text:p>
          </table:table-cell>
          <table:table-cell table:style-name="ce8" office:value-type="float" office:value="-0.40355605" calcext:value-type="float">
            <text:p>-0.40355605</text:p>
          </table:table-cell>
          <table:table-cell table:style-name="ce8" office:value-type="float" office:value="-0.09612159" calcext:value-type="float">
            <text:p>-0.0961215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075]-[.A107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1.046S" calcext:value-type="time">
            <text:p>18:47:21.04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8137189" calcext:value-type="float">
            <text:p>0.08137189</text:p>
          </table:table-cell>
          <table:table-cell table:style-name="ce8" office:value-type="float" office:value="-0.21905977" calcext:value-type="float">
            <text:p>-0.21905977</text:p>
          </table:table-cell>
          <table:table-cell table:style-name="ce8" office:value-type="float" office:value="-0.09947333" calcext:value-type="float">
            <text:p>-0.0994733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76]-[.A107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21.114S" calcext:value-type="time">
            <text:p>18:47:21.114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7718978" calcext:value-type="float">
            <text:p>0.07718978</text:p>
          </table:table-cell>
          <table:table-cell table:style-name="ce8" office:value-type="float" office:value="-0.14727592" calcext:value-type="float">
            <text:p>-0.14727592</text:p>
          </table:table-cell>
          <table:table-cell table:style-name="ce8" office:value-type="float" office:value="-0.08095663" calcext:value-type="float">
            <text:p>-0.080956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077]-[.A107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1.711S" calcext:value-type="time">
            <text:p>18:47:41.711</text:p>
          </table:table-cell>
          <table:table-cell office:value-type="time" office:time-value="PT00H00M20.597S" calcext:value-type="time">
            <text:p>00:00:20.59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3692684" calcext:value-type="float">
            <text:p>0.13692684</text:p>
          </table:table-cell>
          <table:table-cell table:style-name="ce8" office:value-type="float" office:value="0.30141166" calcext:value-type="float">
            <text:p>0.30141166</text:p>
          </table:table-cell>
          <table:table-cell table:style-name="ce8" office:value-type="float" office:value="0.26793495" calcext:value-type="float">
            <text:p>0.26793495</text:p>
          </table:table-cell>
          <table:table-cell office:value-type="float" office:value="1" calcext:value-type="float">
            <text:p>1</text:p>
          </table:table-cell>
          <table:table-cell table:style-name="ce28" office:value-type="time" office:time-value="PT00H00M20.597S" calcext:value-type="time">
            <text:p>20.597</text:p>
          </table:table-cell>
          <table:table-cell table:formula="of:=[.A1078]-[.A1077]" office:value-type="time" office:time-value="PT00H00M20.597S" calcext:value-type="time">
            <text:p>00:00:20.59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1.78S" calcext:value-type="time">
            <text:p>18:47:41.78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7521286" calcext:value-type="float">
            <text:p>0.117521286</text:p>
          </table:table-cell>
          <table:table-cell table:style-name="ce8" office:value-type="float" office:value="0.2519346" calcext:value-type="float">
            <text:p>0.2519346</text:p>
          </table:table-cell>
          <table:table-cell table:style-name="ce8" office:value-type="float" office:value="0.21235725" calcext:value-type="float">
            <text:p>0.2123572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079]-[.A107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1.853S" calcext:value-type="time">
            <text:p>18:47:41.85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7432384" calcext:value-type="float">
            <text:p>0.17432384</text:p>
          </table:table-cell>
          <table:table-cell table:style-name="ce8" office:value-type="float" office:value="0.26035926" calcext:value-type="float">
            <text:p>0.26035926</text:p>
          </table:table-cell>
          <table:table-cell table:style-name="ce8" office:value-type="float" office:value="0.2508871" calcext:value-type="float">
            <text:p>0.250887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3S" calcext:value-type="time">
            <text:p>00.073</text:p>
          </table:table-cell>
          <table:table-cell table:formula="of:=[.A1080]-[.A107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1.922S" calcext:value-type="time">
            <text:p>18:47:41.92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5796565" calcext:value-type="float">
            <text:p>0.25796565</text:p>
          </table:table-cell>
          <table:table-cell table:style-name="ce8" office:value-type="float" office:value="0.027340952" calcext:value-type="float">
            <text:p>0.027340952</text:p>
          </table:table-cell>
          <table:table-cell table:style-name="ce8" office:value-type="float" office:value="0.32335696" calcext:value-type="float">
            <text:p>0.3233569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081]-[.A108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1.993S" calcext:value-type="time">
            <text:p>18:47:41.99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727165" calcext:value-type="float">
            <text:p>0.03727165</text:p>
          </table:table-cell>
          <table:table-cell table:style-name="ce8" office:value-type="float" office:value="-0.53591555" calcext:value-type="float">
            <text:p>-0.53591555</text:p>
          </table:table-cell>
          <table:table-cell table:style-name="ce8" office:value-type="float" office:value="0.049102366" calcext:value-type="float">
            <text:p>0.04910236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082]-[.A108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2.062S" calcext:value-type="time">
            <text:p>18:47:42.06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3125044" calcext:value-type="float">
            <text:p>-0.13125044</text:p>
          </table:table-cell>
          <table:table-cell table:style-name="ce8" office:value-type="float" office:value="-0.44540998" calcext:value-type="float">
            <text:p>-0.44540998</text:p>
          </table:table-cell>
          <table:table-cell table:style-name="ce8" office:value-type="float" office:value="-0.42822" calcext:value-type="float">
            <text:p>-0.4282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083]-[.A108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2.132S" calcext:value-type="time">
            <text:p>18:47:42.13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8377482" calcext:value-type="float">
            <text:p>-0.38377482</text:p>
          </table:table-cell>
          <table:table-cell table:style-name="ce8" office:value-type="float" office:value="-0.32857898" calcext:value-type="float">
            <text:p>-0.32857898</text:p>
          </table:table-cell>
          <table:table-cell table:style-name="ce8" office:value-type="float" office:value="-0.4258277" calcext:value-type="float">
            <text:p>-0.42582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84]-[.A108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2.96S" calcext:value-type="time">
            <text:p>18:47:42.960</text:p>
          </table:table-cell>
          <table:table-cell office:value-type="time" office:time-value="PT00H00M00.828S" calcext:value-type="time">
            <text:p>00:00:00.82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7117857" calcext:value-type="float">
            <text:p>-0.07117857</text:p>
          </table:table-cell>
          <table:table-cell table:style-name="ce8" office:value-type="float" office:value="-0.22650714" calcext:value-type="float">
            <text:p>-0.22650714</text:p>
          </table:table-cell>
          <table:table-cell table:style-name="ce8" office:value-type="float" office:value="-0.08551541" calcext:value-type="float">
            <text:p>-0.08551541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828S" calcext:value-type="time">
            <text:p>00.828</text:p>
          </table:table-cell>
          <table:table-cell table:formula="of:=[.A1085]-[.A1084]" office:value-type="time" office:time-value="PT00H00M00.828S" calcext:value-type="time">
            <text:p>00:00:00.82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3.03S" calcext:value-type="time">
            <text:p>18:47:43.03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56805" calcext:value-type="float">
            <text:p>0.0956805</text:p>
          </table:table-cell>
          <table:table-cell table:style-name="ce8" office:value-type="float" office:value="-0.16452539" calcext:value-type="float">
            <text:p>-0.16452539</text:p>
          </table:table-cell>
          <table:table-cell table:style-name="ce8" office:value-type="float" office:value="-0.061143577" calcext:value-type="float">
            <text:p>-0.0611435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086]-[.A108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3.102S" calcext:value-type="time">
            <text:p>18:47:43.10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54032367" calcext:value-type="float">
            <text:p>0.054032367</text:p>
          </table:table-cell>
          <table:table-cell table:style-name="ce8" office:value-type="float" office:value="-0.12588055" calcext:value-type="float">
            <text:p>-0.12588055</text:p>
          </table:table-cell>
          <table:table-cell table:style-name="ce8" office:value-type="float" office:value="-0.09348136" calcext:value-type="float">
            <text:p>-0.0934813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087]-[.A1086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3.169S" calcext:value-type="time">
            <text:p>18:47:43.16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9938597" calcext:value-type="float">
            <text:p>0.09938597</text:p>
          </table:table-cell>
          <table:table-cell table:style-name="ce8" office:value-type="float" office:value="-0.1135122" calcext:value-type="float">
            <text:p>-0.1135122</text:p>
          </table:table-cell>
          <table:table-cell table:style-name="ce8" office:value-type="float" office:value="-0.12302483" calcext:value-type="float">
            <text:p>-0.1230248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7S" calcext:value-type="time">
            <text:p>00.067</text:p>
          </table:table-cell>
          <table:table-cell table:formula="of:=[.A1088]-[.A1087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3.24S" calcext:value-type="time">
            <text:p>18:47:43.24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8436924" calcext:value-type="float">
            <text:p>0.18436924</text:p>
          </table:table-cell>
          <table:table-cell table:style-name="ce8" office:value-type="float" office:value="-0.11490513" calcext:value-type="float">
            <text:p>-0.11490513</text:p>
          </table:table-cell>
          <table:table-cell table:style-name="ce8" office:value-type="float" office:value="-0.19553678" calcext:value-type="float">
            <text:p>-0.1955367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089]-[.A108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3.309S" calcext:value-type="time">
            <text:p>18:47:43.30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109833" calcext:value-type="float">
            <text:p>0.16109833</text:p>
          </table:table-cell>
          <table:table-cell table:style-name="ce8" office:value-type="float" office:value="-0.4211393" calcext:value-type="float">
            <text:p>-0.4211393</text:p>
          </table:table-cell>
          <table:table-cell table:style-name="ce8" office:value-type="float" office:value="-0.04480635" calcext:value-type="float">
            <text:p>-0.0448063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090]-[.A108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7M43.381S" calcext:value-type="time">
            <text:p>18:47:43.38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0050847395" calcext:value-type="float">
            <text:p>-0.0050847395</text:p>
          </table:table-cell>
          <table:table-cell table:style-name="ce8" office:value-type="float" office:value="0.102175795" calcext:value-type="float">
            <text:p>0.102175795</text:p>
          </table:table-cell>
          <table:table-cell table:style-name="ce8" office:value-type="float" office:value="-0.16161479" calcext:value-type="float">
            <text:p>-0.1616147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091]-[.A1090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2.961S" calcext:value-type="time">
            <text:p>18:48:02.961</text:p>
          </table:table-cell>
          <table:table-cell office:value-type="time" office:time-value="PT00H00M19.58S" calcext:value-type="time">
            <text:p>00:00:19.58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0018173471" calcext:value-type="float">
            <text:p>-0.00018173471</text:p>
          </table:table-cell>
          <table:table-cell table:style-name="ce8" office:value-type="float" office:value="-0.075693145" calcext:value-type="float">
            <text:p>-0.075693145</text:p>
          </table:table-cell>
          <table:table-cell table:style-name="ce8" office:value-type="float" office:value="-0.17379805" calcext:value-type="float">
            <text:p>-0.17379805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9.58S" calcext:value-type="time">
            <text:p>19.580</text:p>
          </table:table-cell>
          <table:table-cell table:formula="of:=[.A1092]-[.A1091]" office:value-type="time" office:time-value="PT00H00M19.58S" calcext:value-type="time">
            <text:p>00:00:19.58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3.025S" calcext:value-type="time">
            <text:p>18:48:03.025</text:p>
          </table:table-cell>
          <table:table-cell office:value-type="time" office:time-value="PT00H00M00.064S" calcext:value-type="time">
            <text:p>00:00:00.06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0023608268" calcext:value-type="float">
            <text:p>-0.0023608268</text:p>
          </table:table-cell>
          <table:table-cell table:style-name="ce8" office:value-type="float" office:value="-0.06087279" calcext:value-type="float">
            <text:p>-0.06087279</text:p>
          </table:table-cell>
          <table:table-cell table:style-name="ce8" office:value-type="float" office:value="-0.15553936" calcext:value-type="float">
            <text:p>-0.155539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4S" calcext:value-type="time">
            <text:p>00.064</text:p>
          </table:table-cell>
          <table:table-cell table:formula="of:=[.A1093]-[.A1092]" office:value-type="time" office:time-value="PT00H00M00.064S" calcext:value-type="time">
            <text:p>00:00:00.06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3.093S" calcext:value-type="time">
            <text:p>18:48:03.09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4247326" calcext:value-type="float">
            <text:p>0.004247326</text:p>
          </table:table-cell>
          <table:table-cell table:style-name="ce8" office:value-type="float" office:value="-0.060718168" calcext:value-type="float">
            <text:p>-0.060718168</text:p>
          </table:table-cell>
          <table:table-cell table:style-name="ce8" office:value-type="float" office:value="-0.13932621" calcext:value-type="float">
            <text:p>-0.139326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094]-[.A109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3.164S" calcext:value-type="time">
            <text:p>18:48:03.16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1405601" calcext:value-type="float">
            <text:p>0.001405601</text:p>
          </table:table-cell>
          <table:table-cell table:style-name="ce8" office:value-type="float" office:value="-0.04146273" calcext:value-type="float">
            <text:p>-0.04146273</text:p>
          </table:table-cell>
          <table:table-cell table:style-name="ce8" office:value-type="float" office:value="-0.1269317" calcext:value-type="float">
            <text:p>-0.12693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095]-[.A109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3.234S" calcext:value-type="time">
            <text:p>18:48:03.23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28031266" calcext:value-type="float">
            <text:p>0.0028031266</text:p>
          </table:table-cell>
          <table:table-cell table:style-name="ce8" office:value-type="float" office:value="-0.0441279" calcext:value-type="float">
            <text:p>-0.0441279</text:p>
          </table:table-cell>
          <table:table-cell table:style-name="ce8" office:value-type="float" office:value="-0.10457054" calcext:value-type="float">
            <text:p>-0.104570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96]-[.A109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3.304S" calcext:value-type="time">
            <text:p>18:48:03.304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42806263" calcext:value-type="float">
            <text:p>0.0042806263</text:p>
          </table:table-cell>
          <table:table-cell table:style-name="ce8" office:value-type="float" office:value="-0.04103348" calcext:value-type="float">
            <text:p>-0.04103348</text:p>
          </table:table-cell>
          <table:table-cell table:style-name="ce8" office:value-type="float" office:value="-0.10466037" calcext:value-type="float">
            <text:p>-0.104660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097]-[.A109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3.373S" calcext:value-type="time">
            <text:p>18:48:03.37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29736573" calcext:value-type="float">
            <text:p>0.0029736573</text:p>
          </table:table-cell>
          <table:table-cell table:style-name="ce8" office:value-type="float" office:value="-0.038028818" calcext:value-type="float">
            <text:p>-0.038028818</text:p>
          </table:table-cell>
          <table:table-cell table:style-name="ce8" office:value-type="float" office:value="-0.09265626" calcext:value-type="float">
            <text:p>-0.092656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098]-[.A109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9.596S" calcext:value-type="time">
            <text:p>18:48:09.596</text:p>
          </table:table-cell>
          <table:table-cell office:value-type="time" office:time-value="PT00H00M06.223S" calcext:value-type="time">
            <text:p>00:00:06.22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6661672" calcext:value-type="float">
            <text:p>0.06661672</text:p>
          </table:table-cell>
          <table:table-cell table:style-name="ce8" office:value-type="float" office:value="0.73569596" calcext:value-type="float">
            <text:p>0.73569596</text:p>
          </table:table-cell>
          <table:table-cell table:style-name="ce8" office:value-type="float" office:value="0.39517376" calcext:value-type="float">
            <text:p>0.39517376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6.223S" calcext:value-type="time">
            <text:p>06.223</text:p>
          </table:table-cell>
          <table:table-cell table:formula="of:=[.A1099]-[.A1098]" office:value-type="time" office:time-value="PT00H00M06.223S" calcext:value-type="time">
            <text:p>00:00:06.22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9.665S" calcext:value-type="time">
            <text:p>18:48:09.66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28534152" calcext:value-type="float">
            <text:p>0.028534152</text:p>
          </table:table-cell>
          <table:table-cell table:style-name="ce8" office:value-type="float" office:value="0.679265" calcext:value-type="float">
            <text:p>0.679265</text:p>
          </table:table-cell>
          <table:table-cell table:style-name="ce8" office:value-type="float" office:value="0.36796114" calcext:value-type="float">
            <text:p>0.3679611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100]-[.A109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9.736S" calcext:value-type="time">
            <text:p>18:48:09.73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3698315" calcext:value-type="float">
            <text:p>0.043698315</text:p>
          </table:table-cell>
          <table:table-cell table:style-name="ce8" office:value-type="float" office:value="0.7225201" calcext:value-type="float">
            <text:p>0.7225201</text:p>
          </table:table-cell>
          <table:table-cell table:style-name="ce8" office:value-type="float" office:value="0.41619918" calcext:value-type="float">
            <text:p>0.4161991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101]-[.A110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9.807S" calcext:value-type="time">
            <text:p>18:48:09.80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3625231" calcext:value-type="float">
            <text:p>0.03625231</text:p>
          </table:table-cell>
          <table:table-cell table:style-name="ce8" office:value-type="float" office:value="0.4116451" calcext:value-type="float">
            <text:p>0.4116451</text:p>
          </table:table-cell>
          <table:table-cell table:style-name="ce8" office:value-type="float" office:value="0.34052163" calcext:value-type="float">
            <text:p>0.3405216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102]-[.A110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9.878S" calcext:value-type="time">
            <text:p>18:48:09.87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229505" calcext:value-type="float">
            <text:p>0.04229505</text:p>
          </table:table-cell>
          <table:table-cell table:style-name="ce8" office:value-type="float" office:value="0.54120815" calcext:value-type="float">
            <text:p>0.54120815</text:p>
          </table:table-cell>
          <table:table-cell table:style-name="ce8" office:value-type="float" office:value="0.30471167" calcext:value-type="float">
            <text:p>0.3047116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1S" calcext:value-type="time">
            <text:p>00.071</text:p>
          </table:table-cell>
          <table:table-cell table:formula="of:=[.A1103]-[.A110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09.947S" calcext:value-type="time">
            <text:p>18:48:09.94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364172" calcext:value-type="float">
            <text:p>0.15364172</text:p>
          </table:table-cell>
          <table:table-cell table:style-name="ce8" office:value-type="float" office:value="0.48401117" calcext:value-type="float">
            <text:p>0.48401117</text:p>
          </table:table-cell>
          <table:table-cell table:style-name="ce8" office:value-type="float" office:value="0.24787334" calcext:value-type="float">
            <text:p>0.24787334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9S" calcext:value-type="time">
            <text:p>00.069</text:p>
          </table:table-cell>
          <table:table-cell table:formula="of:=[.A1104]-[.A110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0.017S" calcext:value-type="time">
            <text:p>18:48:10.01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4992306" calcext:value-type="float">
            <text:p>0.14992306</text:p>
          </table:table-cell>
          <table:table-cell table:style-name="ce8" office:value-type="float" office:value="-0.10359896" calcext:value-type="float">
            <text:p>-0.10359896</text:p>
          </table:table-cell>
          <table:table-cell table:style-name="ce8" office:value-type="float" office:value="0.25406748" calcext:value-type="float">
            <text:p>0.25406748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105]-[.A11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016S" calcext:value-type="time">
            <text:p>18:48:11.016</text:p>
          </table:table-cell>
          <table:table-cell office:value-type="time" office:time-value="PT00H00M00.999S" calcext:value-type="time">
            <text:p>00:00:00.99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109185465" calcext:value-type="float">
            <text:p>-0.109185465</text:p>
          </table:table-cell>
          <table:table-cell table:style-name="ce8" office:value-type="float" office:value="-0.8440448" calcext:value-type="float">
            <text:p>-0.8440448</text:p>
          </table:table-cell>
          <table:table-cell table:style-name="ce8" office:value-type="float" office:value="-0.10444477" calcext:value-type="float">
            <text:p>-0.1044447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999S" calcext:value-type="time">
            <text:p>00.999</text:p>
          </table:table-cell>
          <table:table-cell table:formula="of:=[.A1106]-[.A1105]" office:value-type="time" office:time-value="PT00H00M00.999S" calcext:value-type="time">
            <text:p>00:00:00.999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069S" calcext:value-type="time">
            <text:p>18:48:11.069</text:p>
          </table:table-cell>
          <table:table-cell office:value-type="time" office:time-value="PT00H00M00.053S" calcext:value-type="time">
            <text:p>00:00:00.05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45312533" calcext:value-type="float">
            <text:p>-0.45312533</text:p>
          </table:table-cell>
          <table:table-cell table:style-name="ce8" office:value-type="float" office:value="-0.18285803" calcext:value-type="float">
            <text:p>-0.18285803</text:p>
          </table:table-cell>
          <table:table-cell table:style-name="ce8" office:value-type="float" office:value="-0.3669007" calcext:value-type="float">
            <text:p>-0.366900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53S" calcext:value-type="time">
            <text:p>00.053</text:p>
          </table:table-cell>
          <table:table-cell table:formula="of:=[.A1107]-[.A1106]" office:value-type="time" office:time-value="PT00H00M00.053S" calcext:value-type="time">
            <text:p>00:00:00.053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139S" calcext:value-type="time">
            <text:p>18:48:11.139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31574735" calcext:value-type="float">
            <text:p>-0.31574735</text:p>
          </table:table-cell>
          <table:table-cell table:style-name="ce8" office:value-type="float" office:value="-0.15050976" calcext:value-type="float">
            <text:p>-0.15050976</text:p>
          </table:table-cell>
          <table:table-cell table:style-name="ce8" office:value-type="float" office:value="-0.27374095" calcext:value-type="float">
            <text:p>-0.2737409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S" calcext:value-type="time">
            <text:p>00.070</text:p>
          </table:table-cell>
          <table:table-cell table:formula="of:=[.A1108]-[.A110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211S" calcext:value-type="time">
            <text:p>18:48:11.211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0.23561305" calcext:value-type="float">
            <text:p>-0.23561305</text:p>
          </table:table-cell>
          <table:table-cell table:style-name="ce8" office:value-type="float" office:value="-0.114584744" calcext:value-type="float">
            <text:p>-0.114584744</text:p>
          </table:table-cell>
          <table:table-cell table:style-name="ce8" office:value-type="float" office:value="-0.18550257" calcext:value-type="float">
            <text:p>-0.18550257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2S" calcext:value-type="time">
            <text:p>00.072</text:p>
          </table:table-cell>
          <table:table-cell table:formula="of:=[.A1109]-[.A110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279S" calcext:value-type="time">
            <text:p>18:48:11.27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010830174" calcext:value-type="float">
            <text:p>0.0010830174</text:p>
          </table:table-cell>
          <table:table-cell table:style-name="ce8" office:value-type="float" office:value="-0.21189095" calcext:value-type="float">
            <text:p>-0.21189095</text:p>
          </table:table-cell>
          <table:table-cell table:style-name="ce8" office:value-type="float" office:value="-0.044564642" calcext:value-type="float">
            <text:p>-0.044564642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8S" calcext:value-type="time">
            <text:p>00.068</text:p>
          </table:table-cell>
          <table:table-cell table:formula="of:=[.A1110]-[.A110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353S" calcext:value-type="time">
            <text:p>18:48:11.353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6225402" calcext:value-type="float">
            <text:p>0.16225402</text:p>
          </table:table-cell>
          <table:table-cell table:style-name="ce8" office:value-type="float" office:value="-0.3732946" calcext:value-type="float">
            <text:p>-0.3732946</text:p>
          </table:table-cell>
          <table:table-cell table:style-name="ce8" office:value-type="float" office:value="-0.08339429" calcext:value-type="float">
            <text:p>-0.08339429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1111]-[.A1110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419S" calcext:value-type="time">
            <text:p>18:48:11.419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1219072" calcext:value-type="float">
            <text:p>0.11219072</text:p>
          </table:table-cell>
          <table:table-cell table:style-name="ce8" office:value-type="float" office:value="-0.18193682" calcext:value-type="float">
            <text:p>-0.18193682</text:p>
          </table:table-cell>
          <table:table-cell table:style-name="ce8" office:value-type="float" office:value="-0.10164175" calcext:value-type="float">
            <text:p>-0.10164175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66S" calcext:value-type="time">
            <text:p>00.066</text:p>
          </table:table-cell>
          <table:table-cell table:formula="of:=[.A1112]-[.A1111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11.493S" calcext:value-type="time">
            <text:p>18:48:11.493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05322" calcext:value-type="float">
            <text:p>0.1005322</text:p>
          </table:table-cell>
          <table:table-cell table:style-name="ce8" office:value-type="float" office:value="-0.17846483" calcext:value-type="float">
            <text:p>-0.17846483</text:p>
          </table:table-cell>
          <table:table-cell table:style-name="ce8" office:value-type="float" office:value="-0.10488093" calcext:value-type="float">
            <text:p>-0.10488093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.074S" calcext:value-type="time">
            <text:p>00.074</text:p>
          </table:table-cell>
          <table:table-cell table:formula="of:=[.A1113]-[.A1112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15" office:value-type="time" office:time-value="PT18H48M30.446S" calcext:value-type="time">
            <text:p>18:48:30.446</text:p>
          </table:table-cell>
          <table:table-cell office:value-type="time" office:time-value="PT00H00M18.953S" calcext:value-type="time">
            <text:p>00:00:18.95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7324264" calcext:value-type="float">
            <text:p>0.47324264</text:p>
          </table:table-cell>
          <table:table-cell table:style-name="ce8" office:value-type="float" office:value="0.60468924" calcext:value-type="float">
            <text:p>0.60468924</text:p>
          </table:table-cell>
          <table:table-cell table:style-name="ce8" office:value-type="float" office:value="0.28090018" calcext:value-type="float">
            <text:p>0.28090018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8.953S" calcext:value-type="time">
            <text:p>18.953</text:p>
          </table:table-cell>
          <table:table-cell table:formula="of:=[.A1114]-[.A1113]" office:value-type="time" office:time-value="PT00H00M18.953S" calcext:value-type="time">
            <text:p>00:00:18.95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0.515S" calcext:value-type="time">
            <text:p>18:48:30.51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7711465" calcext:value-type="float">
            <text:p>0.47711465</text:p>
          </table:table-cell>
          <table:table-cell table:style-name="ce13" office:value-type="float" office:value="0.7771305" calcext:value-type="float">
            <text:p>0.7771305</text:p>
          </table:table-cell>
          <table:table-cell table:style-name="ce13" office:value-type="float" office:value="0.1664576" calcext:value-type="float">
            <text:p>0.16645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15]-[.A111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0.586S" calcext:value-type="time">
            <text:p>18:48:30.58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3819228" calcext:value-type="float">
            <text:p>0.43819228</text:p>
          </table:table-cell>
          <table:table-cell table:style-name="ce13" office:value-type="float" office:value="0.58559906" calcext:value-type="float">
            <text:p>0.58559906</text:p>
          </table:table-cell>
          <table:table-cell table:style-name="ce13" office:value-type="float" office:value="0.20540258" calcext:value-type="float">
            <text:p>0.205402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16]-[.A111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0.662S" calcext:value-type="time">
            <text:p>18:48:30.662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0384573" calcext:value-type="float">
            <text:p>0.30384573</text:p>
          </table:table-cell>
          <table:table-cell table:style-name="ce13" office:value-type="float" office:value="0.4064093" calcext:value-type="float">
            <text:p>0.4064093</text:p>
          </table:table-cell>
          <table:table-cell table:style-name="ce13" office:value-type="float" office:value="0.26506254" calcext:value-type="float">
            <text:p>0.265062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1117]-[.A1116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0.727S" calcext:value-type="time">
            <text:p>18:48:30.727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3383" calcext:value-type="float">
            <text:p>0.143383</text:p>
          </table:table-cell>
          <table:table-cell table:style-name="ce13" office:value-type="float" office:value="0.3530242" calcext:value-type="float">
            <text:p>0.3530242</text:p>
          </table:table-cell>
          <table:table-cell table:style-name="ce13" office:value-type="float" office:value="0.21570477" calcext:value-type="float">
            <text:p>0.215704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1118]-[.A1117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0.797S" calcext:value-type="time">
            <text:p>18:48:30.79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52117" calcext:value-type="float">
            <text:p>0.0752117</text:p>
          </table:table-cell>
          <table:table-cell table:style-name="ce13" office:value-type="float" office:value="0.3517794" calcext:value-type="float">
            <text:p>0.3517794</text:p>
          </table:table-cell>
          <table:table-cell table:style-name="ce13" office:value-type="float" office:value="0.062298298" calcext:value-type="float">
            <text:p>0.0622982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19]-[.A111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0.867S" calcext:value-type="time">
            <text:p>18:48:30.86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9433502" calcext:value-type="float">
            <text:p>-0.009433502</text:p>
          </table:table-cell>
          <table:table-cell table:style-name="ce13" office:value-type="float" office:value="0.42866203" calcext:value-type="float">
            <text:p>0.42866203</text:p>
          </table:table-cell>
          <table:table-cell table:style-name="ce13" office:value-type="float" office:value="0.076503076" calcext:value-type="float">
            <text:p>0.0765030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20]-[.A111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291S" calcext:value-type="time">
            <text:p>18:48:32.291</text:p>
          </table:table-cell>
          <table:table-cell office:value-type="time" office:time-value="PT00H00M01.424S" calcext:value-type="time">
            <text:p>00:00:01.4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6090029" calcext:value-type="float">
            <text:p>-0.6090029</text:p>
          </table:table-cell>
          <table:table-cell table:style-name="ce13" office:value-type="float" office:value="-0.0026807305" calcext:value-type="float">
            <text:p>-0.0026807305</text:p>
          </table:table-cell>
          <table:table-cell table:style-name="ce13" office:value-type="float" office:value="-0.36884254" calcext:value-type="float">
            <text:p>-0.368842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424S" calcext:value-type="time">
            <text:p>01.424</text:p>
          </table:table-cell>
          <table:table-cell table:formula="of:=[.A1121]-[.A1120]" office:value-type="time" office:time-value="PT00H00M01.424S" calcext:value-type="time">
            <text:p>00:00:01.42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36S" calcext:value-type="time">
            <text:p>18:48:32.360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9888384" calcext:value-type="float">
            <text:p>-0.49888384</text:p>
          </table:table-cell>
          <table:table-cell table:style-name="ce13" office:value-type="float" office:value="0.081522904" calcext:value-type="float">
            <text:p>0.081522904</text:p>
          </table:table-cell>
          <table:table-cell table:style-name="ce13" office:value-type="float" office:value="-0.2260501" calcext:value-type="float">
            <text:p>-0.22605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22]-[.A112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432S" calcext:value-type="time">
            <text:p>18:48:32.432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15597" calcext:value-type="float">
            <text:p>-0.415597</text:p>
          </table:table-cell>
          <table:table-cell table:style-name="ce13" office:value-type="float" office:value="0.18257472" calcext:value-type="float">
            <text:p>0.18257472</text:p>
          </table:table-cell>
          <table:table-cell table:style-name="ce13" office:value-type="float" office:value="-0.017556421" calcext:value-type="float">
            <text:p>-0.0175564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123]-[.A112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5S" calcext:value-type="time">
            <text:p>18:48:32.500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564348" calcext:value-type="float">
            <text:p>-0.4564348</text:p>
          </table:table-cell>
          <table:table-cell table:style-name="ce13" office:value-type="float" office:value="-0.14286049" calcext:value-type="float">
            <text:p>-0.14286049</text:p>
          </table:table-cell>
          <table:table-cell table:style-name="ce13" office:value-type="float" office:value="-0.18894526" calcext:value-type="float">
            <text:p>-0.188945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124]-[.A112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571S" calcext:value-type="time">
            <text:p>18:48:32.57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202395" calcext:value-type="float">
            <text:p>-0.4202395</text:p>
          </table:table-cell>
          <table:table-cell table:style-name="ce13" office:value-type="float" office:value="0.073574" calcext:value-type="float">
            <text:p>0.073574</text:p>
          </table:table-cell>
          <table:table-cell table:style-name="ce13" office:value-type="float" office:value="0.09625788" calcext:value-type="float">
            <text:p>0.096257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25]-[.A112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643S" calcext:value-type="time">
            <text:p>18:48:32.643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5096946" calcext:value-type="float">
            <text:p>-0.35096946</text:p>
          </table:table-cell>
          <table:table-cell table:style-name="ce13" office:value-type="float" office:value="0.14421953" calcext:value-type="float">
            <text:p>0.14421953</text:p>
          </table:table-cell>
          <table:table-cell table:style-name="ce13" office:value-type="float" office:value="0.13255496" calcext:value-type="float">
            <text:p>0.132554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126]-[.A112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2.712S" calcext:value-type="time">
            <text:p>18:48:32.71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182895" calcext:value-type="float">
            <text:p>-0.3182895</text:p>
          </table:table-cell>
          <table:table-cell table:style-name="ce13" office:value-type="float" office:value="-0.06444069" calcext:value-type="float">
            <text:p>-0.06444069</text:p>
          </table:table-cell>
          <table:table-cell table:style-name="ce13" office:value-type="float" office:value="0.21575943" calcext:value-type="float">
            <text:p>0.215759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27]-[.A112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3.62S" calcext:value-type="time">
            <text:p>18:48:33.620</text:p>
          </table:table-cell>
          <table:table-cell office:value-type="time" office:time-value="PT00H00M00.908S" calcext:value-type="time">
            <text:p>00:00:00.90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460023" calcext:value-type="float">
            <text:p>-0.25460023</text:p>
          </table:table-cell>
          <table:table-cell table:style-name="ce13" office:value-type="float" office:value="0.20172016" calcext:value-type="float">
            <text:p>0.20172016</text:p>
          </table:table-cell>
          <table:table-cell table:style-name="ce13" office:value-type="float" office:value="0.2124208" calcext:value-type="float">
            <text:p>0.21242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908S" calcext:value-type="time">
            <text:p>00.908</text:p>
          </table:table-cell>
          <table:table-cell table:formula="of:=[.A1128]-[.A1127]" office:value-type="time" office:time-value="PT00H00M00.908S" calcext:value-type="time">
            <text:p>00:00:00.90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3.691S" calcext:value-type="time">
            <text:p>18:48:33.69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696245" calcext:value-type="float">
            <text:p>-0.14696245</text:p>
          </table:table-cell>
          <table:table-cell table:style-name="ce13" office:value-type="float" office:value="0.18001007" calcext:value-type="float">
            <text:p>0.18001007</text:p>
          </table:table-cell>
          <table:table-cell table:style-name="ce13" office:value-type="float" office:value="0.13141307" calcext:value-type="float">
            <text:p>0.131413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29]-[.A112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3.765S" calcext:value-type="time">
            <text:p>18:48:33.765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062559" calcext:value-type="float">
            <text:p>-0.10062559</text:p>
          </table:table-cell>
          <table:table-cell table:style-name="ce13" office:value-type="float" office:value="0.24770242" calcext:value-type="float">
            <text:p>0.24770242</text:p>
          </table:table-cell>
          <table:table-cell table:style-name="ce13" office:value-type="float" office:value="0.16023953" calcext:value-type="float">
            <text:p>0.160239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130]-[.A1129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3.832S" calcext:value-type="time">
            <text:p>18:48:33.832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36996556" calcext:value-type="float">
            <text:p>0.0036996556</text:p>
          </table:table-cell>
          <table:table-cell table:style-name="ce13" office:value-type="float" office:value="0.26555914" calcext:value-type="float">
            <text:p>0.26555914</text:p>
          </table:table-cell>
          <table:table-cell table:style-name="ce13" office:value-type="float" office:value="0.2200212" calcext:value-type="float">
            <text:p>0.22002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131]-[.A1130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3.904S" calcext:value-type="time">
            <text:p>18:48:33.90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7382423" calcext:value-type="float">
            <text:p>0.057382423</text:p>
          </table:table-cell>
          <table:table-cell table:style-name="ce13" office:value-type="float" office:value="0.29283625" calcext:value-type="float">
            <text:p>0.29283625</text:p>
          </table:table-cell>
          <table:table-cell table:style-name="ce13" office:value-type="float" office:value="0.21955228" calcext:value-type="float">
            <text:p>0.219552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132]-[.A1131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3.973S" calcext:value-type="time">
            <text:p>18:48:33.97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525257" calcext:value-type="float">
            <text:p>0.12525257</text:p>
          </table:table-cell>
          <table:table-cell table:style-name="ce13" office:value-type="float" office:value="0.21235633" calcext:value-type="float">
            <text:p>0.21235633</text:p>
          </table:table-cell>
          <table:table-cell table:style-name="ce13" office:value-type="float" office:value="0.17035095" calcext:value-type="float">
            <text:p>0.170350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33]-[.A113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4.043S" calcext:value-type="time">
            <text:p>18:48:34.04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315701" calcext:value-type="float">
            <text:p>0.15315701</text:p>
          </table:table-cell>
          <table:table-cell table:style-name="ce13" office:value-type="float" office:value="0.23572518" calcext:value-type="float">
            <text:p>0.23572518</text:p>
          </table:table-cell>
          <table:table-cell table:style-name="ce13" office:value-type="float" office:value="0.20341358" calcext:value-type="float">
            <text:p>0.203413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34]-[.A113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247S" calcext:value-type="time">
            <text:p>18:48:37.247</text:p>
          </table:table-cell>
          <table:table-cell office:value-type="time" office:time-value="PT00H00M03.204S" calcext:value-type="time">
            <text:p>00:00:03.2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662061" calcext:value-type="float">
            <text:p>0.18662061</text:p>
          </table:table-cell>
          <table:table-cell table:style-name="ce13" office:value-type="float" office:value="0.11701106" calcext:value-type="float">
            <text:p>0.11701106</text:p>
          </table:table-cell>
          <table:table-cell table:style-name="ce13" office:value-type="float" office:value="0.12638274" calcext:value-type="float">
            <text:p>0.126382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3.204S" calcext:value-type="time">
            <text:p>03.204</text:p>
          </table:table-cell>
          <table:table-cell table:formula="of:=[.A1135]-[.A1134]" office:value-type="time" office:time-value="PT00H00M03.204S" calcext:value-type="time">
            <text:p>00:00:03.20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394S" calcext:value-type="time">
            <text:p>18:48:37.394</text:p>
          </table:table-cell>
          <table:table-cell office:value-type="time" office:time-value="PT00H00M00.147S" calcext:value-type="time">
            <text:p>00:00:00.1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883687" calcext:value-type="float">
            <text:p>0.2883687</text:p>
          </table:table-cell>
          <table:table-cell table:style-name="ce13" office:value-type="float" office:value="0.4878539" calcext:value-type="float">
            <text:p>0.4878539</text:p>
          </table:table-cell>
          <table:table-cell table:style-name="ce13" office:value-type="float" office:value="0.09946224" calcext:value-type="float">
            <text:p>0.099462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47S" calcext:value-type="time">
            <text:p>00.147</text:p>
          </table:table-cell>
          <table:table-cell table:formula="of:=[.A1136]-[.A1135]" office:value-type="time" office:time-value="PT00H00M00.147S" calcext:value-type="time">
            <text:p>00:00:00.14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395S" calcext:value-type="time">
            <text:p>18:48:37.395</text:p>
          </table:table-cell>
          <table:table-cell office:value-type="time" office:time-value="PT00H00M00.001S" calcext:value-type="time">
            <text:p>00:00:00.0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632872" calcext:value-type="float">
            <text:p>0.32632872</text:p>
          </table:table-cell>
          <table:table-cell table:style-name="ce13" office:value-type="float" office:value="-0.16012582" calcext:value-type="float">
            <text:p>-0.16012582</text:p>
          </table:table-cell>
          <table:table-cell table:style-name="ce13" office:value-type="float" office:value="0.040516995" calcext:value-type="float">
            <text:p>0.0405169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01S" calcext:value-type="time">
            <text:p>00.001</text:p>
          </table:table-cell>
          <table:table-cell table:formula="of:=[.A1137]-[.A1136]" office:value-type="time" office:time-value="PT00H00M00.001S" calcext:value-type="time">
            <text:p>00:00:00.00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457S" calcext:value-type="time">
            <text:p>18:48:37.457</text:p>
          </table:table-cell>
          <table:table-cell office:value-type="time" office:time-value="PT00H00M00.062S" calcext:value-type="time">
            <text:p>00:00:00.06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5260696" calcext:value-type="float">
            <text:p>0.25260696</text:p>
          </table:table-cell>
          <table:table-cell table:style-name="ce13" office:value-type="float" office:value="-0.47853708" calcext:value-type="float">
            <text:p>-0.47853708</text:p>
          </table:table-cell>
          <table:table-cell table:style-name="ce13" office:value-type="float" office:value="-0.014950669" calcext:value-type="float">
            <text:p>-0.0149506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2S" calcext:value-type="time">
            <text:p>00.062</text:p>
          </table:table-cell>
          <table:table-cell table:formula="of:=[.A1138]-[.A1137]" office:value-type="time" office:time-value="PT00H00M00.062S" calcext:value-type="time">
            <text:p>00:00:00.06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483S" calcext:value-type="time">
            <text:p>18:48:37.483</text:p>
          </table:table-cell>
          <table:table-cell office:value-type="time" office:time-value="PT00H00M00.026S" calcext:value-type="time">
            <text:p>00:00:00.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043708" calcext:value-type="float">
            <text:p>0.17043708</text:p>
          </table:table-cell>
          <table:table-cell table:style-name="ce13" office:value-type="float" office:value="-0.43068337" calcext:value-type="float">
            <text:p>-0.43068337</text:p>
          </table:table-cell>
          <table:table-cell table:style-name="ce13" office:value-type="float" office:value="-0.013455583" calcext:value-type="float">
            <text:p>-0.0134555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6S" calcext:value-type="time">
            <text:p>00.026</text:p>
          </table:table-cell>
          <table:table-cell table:formula="of:=[.A1139]-[.A1138]" office:value-type="time" office:time-value="PT00H00M00.026S" calcext:value-type="time">
            <text:p>00:00:00.02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537S" calcext:value-type="time">
            <text:p>18:48:37.537</text:p>
          </table:table-cell>
          <table:table-cell office:value-type="time" office:time-value="PT00H00M00.054S" calcext:value-type="time">
            <text:p>00:00:00.05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339337" calcext:value-type="float">
            <text:p>0.15339337</text:p>
          </table:table-cell>
          <table:table-cell table:style-name="ce13" office:value-type="float" office:value="-0.38761505" calcext:value-type="float">
            <text:p>-0.38761505</text:p>
          </table:table-cell>
          <table:table-cell table:style-name="ce13" office:value-type="float" office:value="-0.012110064" calcext:value-type="float">
            <text:p>-0.0121100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4S" calcext:value-type="time">
            <text:p>00.054</text:p>
          </table:table-cell>
          <table:table-cell table:formula="of:=[.A1140]-[.A1139]" office:value-type="time" office:time-value="PT00H00M00.054S" calcext:value-type="time">
            <text:p>00:00:00.05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585S" calcext:value-type="time">
            <text:p>18:48:37.585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906967" calcext:value-type="float">
            <text:p>0.02906967</text:p>
          </table:table-cell>
          <table:table-cell table:style-name="ce13" office:value-type="float" office:value="-0.55319923" calcext:value-type="float">
            <text:p>-0.55319923</text:p>
          </table:table-cell>
          <table:table-cell table:style-name="ce13" office:value-type="float" office:value="-0.18799865" calcext:value-type="float">
            <text:p>-0.187998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8S" calcext:value-type="time">
            <text:p>00.048</text:p>
          </table:table-cell>
          <table:table-cell table:formula="of:=[.A1141]-[.A1140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614S" calcext:value-type="time">
            <text:p>18:48:37.614</text:p>
          </table:table-cell>
          <table:table-cell office:value-type="time" office:time-value="PT00H00M00.029S" calcext:value-type="time">
            <text:p>00:00:00.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184511" calcext:value-type="float">
            <text:p>-0.03184511</text:p>
          </table:table-cell>
          <table:table-cell table:style-name="ce13" office:value-type="float" office:value="-0.3631869" calcext:value-type="float">
            <text:p>-0.3631869</text:p>
          </table:table-cell>
          <table:table-cell table:style-name="ce13" office:value-type="float" office:value="-0.2318209" calcext:value-type="float">
            <text:p>-0.23182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9S" calcext:value-type="time">
            <text:p>00.029</text:p>
          </table:table-cell>
          <table:table-cell table:formula="of:=[.A1142]-[.A1141]" office:value-type="time" office:time-value="PT00H00M00.029S" calcext:value-type="time">
            <text:p>00:00:00.02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654S" calcext:value-type="time">
            <text:p>18:48:37.6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0091264" calcext:value-type="float">
            <text:p>-0.020091264</text:p>
          </table:table-cell>
          <table:table-cell table:style-name="ce13" office:value-type="float" office:value="-0.15086724" calcext:value-type="float">
            <text:p>-0.15086724</text:p>
          </table:table-cell>
          <table:table-cell table:style-name="ce13" office:value-type="float" office:value="-0.09394153" calcext:value-type="float">
            <text:p>-0.093941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43]-[.A114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696S" calcext:value-type="time">
            <text:p>18:48:37.69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028428546" calcext:value-type="float">
            <text:p>-0.00028428546</text:p>
          </table:table-cell>
          <table:table-cell table:style-name="ce13" office:value-type="float" office:value="-0.009877208" calcext:value-type="float">
            <text:p>-0.009877208</text:p>
          </table:table-cell>
          <table:table-cell table:style-name="ce13" office:value-type="float" office:value="0.056517016" calcext:value-type="float">
            <text:p>0.0565170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144]-[.A1143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741S" calcext:value-type="time">
            <text:p>18:48:37.741</text:p>
          </table:table-cell>
          <table:table-cell office:value-type="time" office:time-value="PT00H00M00.045S" calcext:value-type="time">
            <text:p>00:00:00.04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6847652" calcext:value-type="float">
            <text:p>-0.006847652</text:p>
          </table:table-cell>
          <table:table-cell table:style-name="ce13" office:value-type="float" office:value="0.0027560003" calcext:value-type="float">
            <text:p>0.0027560003</text:p>
          </table:table-cell>
          <table:table-cell table:style-name="ce13" office:value-type="float" office:value="-0.0012098101" calcext:value-type="float">
            <text:p>-0.00120981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5S" calcext:value-type="time">
            <text:p>00.045</text:p>
          </table:table-cell>
          <table:table-cell table:formula="of:=[.A1145]-[.A1144]" office:value-type="time" office:time-value="PT00H00M00.045S" calcext:value-type="time">
            <text:p>00:00:00.04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776S" calcext:value-type="time">
            <text:p>18:48:37.776</text:p>
          </table:table-cell>
          <table:table-cell office:value-type="time" office:time-value="PT00H00M00.035S" calcext:value-type="time">
            <text:p>00:00:00.0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7803512" calcext:value-type="float">
            <text:p>-0.037803512</text:p>
          </table:table-cell>
          <table:table-cell table:style-name="ce13" office:value-type="float" office:value="0.11717766" calcext:value-type="float">
            <text:p>0.11717766</text:p>
          </table:table-cell>
          <table:table-cell table:style-name="ce13" office:value-type="float" office:value="0.045712892" calcext:value-type="float">
            <text:p>0.0457128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5S" calcext:value-type="time">
            <text:p>00.035</text:p>
          </table:table-cell>
          <table:table-cell table:formula="of:=[.A1146]-[.A1145]" office:value-type="time" office:time-value="PT00H00M00.035S" calcext:value-type="time">
            <text:p>00:00:00.03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814S" calcext:value-type="time">
            <text:p>18:48:37.81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0834684" calcext:value-type="float">
            <text:p>-0.040834684</text:p>
          </table:table-cell>
          <table:table-cell table:style-name="ce13" office:value-type="float" office:value="0.15533783" calcext:value-type="float">
            <text:p>0.15533783</text:p>
          </table:table-cell>
          <table:table-cell table:style-name="ce13" office:value-type="float" office:value="0.0984903" calcext:value-type="float">
            <text:p>0.09849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147]-[.A1146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853S" calcext:value-type="time">
            <text:p>18:48:37.853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245434" calcext:value-type="float">
            <text:p>-0.08245434</text:p>
          </table:table-cell>
          <table:table-cell table:style-name="ce13" office:value-type="float" office:value="0.28987727" calcext:value-type="float">
            <text:p>0.28987727</text:p>
          </table:table-cell>
          <table:table-cell table:style-name="ce13" office:value-type="float" office:value="-0.04099745" calcext:value-type="float">
            <text:p>-0.040997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148]-[.A114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894S" calcext:value-type="time">
            <text:p>18:48:37.894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0708084" calcext:value-type="float">
            <text:p>0.040708084</text:p>
          </table:table-cell>
          <table:table-cell table:style-name="ce13" office:value-type="float" office:value="0.16047454" calcext:value-type="float">
            <text:p>0.16047454</text:p>
          </table:table-cell>
          <table:table-cell table:style-name="ce13" office:value-type="float" office:value="0.19623217" calcext:value-type="float">
            <text:p>0.196232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149]-[.A114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934S" calcext:value-type="time">
            <text:p>18:48:37.9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1585382" calcext:value-type="float">
            <text:p>-0.041585382</text:p>
          </table:table-cell>
          <table:table-cell table:style-name="ce13" office:value-type="float" office:value="0.24462236" calcext:value-type="float">
            <text:p>0.24462236</text:p>
          </table:table-cell>
          <table:table-cell table:style-name="ce13" office:value-type="float" office:value="0.08937755" calcext:value-type="float">
            <text:p>0.08937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0]-[.A114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7.974S" calcext:value-type="time">
            <text:p>18:48:37.9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984383" calcext:value-type="float">
            <text:p>-0.03984383</text:p>
          </table:table-cell>
          <table:table-cell table:style-name="ce13" office:value-type="float" office:value="0.19445214" calcext:value-type="float">
            <text:p>0.19445214</text:p>
          </table:table-cell>
          <table:table-cell table:style-name="ce13" office:value-type="float" office:value="0.05473179" calcext:value-type="float">
            <text:p>0.054731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1]-[.A115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014S" calcext:value-type="time">
            <text:p>18:48:38.0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8525315" calcext:value-type="float">
            <text:p>0.008525315</text:p>
          </table:table-cell>
          <table:table-cell table:style-name="ce13" office:value-type="float" office:value="0.21016316" calcext:value-type="float">
            <text:p>0.21016316</text:p>
          </table:table-cell>
          <table:table-cell table:style-name="ce13" office:value-type="float" office:value="0.10397055" calcext:value-type="float">
            <text:p>0.103970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2]-[.A115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054S" calcext:value-type="time">
            <text:p>18:48:38.0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023736952" calcext:value-type="float">
            <text:p>-0.00023736952</text:p>
          </table:table-cell>
          <table:table-cell table:style-name="ce13" office:value-type="float" office:value="0.22979625" calcext:value-type="float">
            <text:p>0.22979625</text:p>
          </table:table-cell>
          <table:table-cell table:style-name="ce13" office:value-type="float" office:value="0.038641866" calcext:value-type="float">
            <text:p>0.0386418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3]-[.A115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094S" calcext:value-type="time">
            <text:p>18:48:38.0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043578" calcext:value-type="float">
            <text:p>0.04043578</text:p>
          </table:table-cell>
          <table:table-cell table:style-name="ce13" office:value-type="float" office:value="0.17341821" calcext:value-type="float">
            <text:p>0.17341821</text:p>
          </table:table-cell>
          <table:table-cell table:style-name="ce13" office:value-type="float" office:value="0.12266827" calcext:value-type="float">
            <text:p>0.122668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4]-[.A115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136S" calcext:value-type="time">
            <text:p>18:48:38.13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5181263" calcext:value-type="float">
            <text:p>0.045181263</text:p>
          </table:table-cell>
          <table:table-cell table:style-name="ce13" office:value-type="float" office:value="0.2595676" calcext:value-type="float">
            <text:p>0.2595676</text:p>
          </table:table-cell>
          <table:table-cell table:style-name="ce13" office:value-type="float" office:value="0.044044074" calcext:value-type="float">
            <text:p>0.0440440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155]-[.A1154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176S" calcext:value-type="time">
            <text:p>18:48:38.1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83509825" calcext:value-type="float">
            <text:p>0.083509825</text:p>
          </table:table-cell>
          <table:table-cell table:style-name="ce13" office:value-type="float" office:value="0.15341063" calcext:value-type="float">
            <text:p>0.15341063</text:p>
          </table:table-cell>
          <table:table-cell table:style-name="ce13" office:value-type="float" office:value="0.09083598" calcext:value-type="float">
            <text:p>0.090835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6]-[.A115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216S" calcext:value-type="time">
            <text:p>18:48:38.2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275161" calcext:value-type="float">
            <text:p>0.03275161</text:p>
          </table:table-cell>
          <table:table-cell table:style-name="ce13" office:value-type="float" office:value="0.19739574" calcext:value-type="float">
            <text:p>0.19739574</text:p>
          </table:table-cell>
          <table:table-cell table:style-name="ce13" office:value-type="float" office:value="0.020228887" calcext:value-type="float">
            <text:p>0.0202288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7]-[.A115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256S" calcext:value-type="time">
            <text:p>18:48:38.2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93495" calcext:value-type="float">
            <text:p>0.0993495</text:p>
          </table:table-cell>
          <table:table-cell table:style-name="ce13" office:value-type="float" office:value="0.30839345" calcext:value-type="float">
            <text:p>0.30839345</text:p>
          </table:table-cell>
          <table:table-cell table:style-name="ce13" office:value-type="float" office:value="0.09335246" calcext:value-type="float">
            <text:p>0.093352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8]-[.A115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296S" calcext:value-type="time">
            <text:p>18:48:38.2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381396" calcext:value-type="float">
            <text:p>0.07381396</text:p>
          </table:table-cell>
          <table:table-cell table:style-name="ce13" office:value-type="float" office:value="0.15340862" calcext:value-type="float">
            <text:p>0.15340862</text:p>
          </table:table-cell>
          <table:table-cell table:style-name="ce13" office:value-type="float" office:value="0.053255476" calcext:value-type="float">
            <text:p>0.0532554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59]-[.A115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333S" calcext:value-type="time">
            <text:p>18:48:38.333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301948" calcext:value-type="float">
            <text:p>0.09301948</text:p>
          </table:table-cell>
          <table:table-cell table:style-name="ce13" office:value-type="float" office:value="0.15674451" calcext:value-type="float">
            <text:p>0.15674451</text:p>
          </table:table-cell>
          <table:table-cell table:style-name="ce13" office:value-type="float" office:value="0.08901881" calcext:value-type="float">
            <text:p>0.089018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160]-[.A1159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373S" calcext:value-type="time">
            <text:p>18:48:38.373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00896" calcext:value-type="float">
            <text:p>0.0900896</text:p>
          </table:table-cell>
          <table:table-cell table:style-name="ce13" office:value-type="float" office:value="0.16436107" calcext:value-type="float">
            <text:p>0.16436107</text:p>
          </table:table-cell>
          <table:table-cell table:style-name="ce13" office:value-type="float" office:value="0.0265036" calcext:value-type="float">
            <text:p>0.02650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61]-[.A116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417S" calcext:value-type="time">
            <text:p>18:48:38.417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394197" calcext:value-type="float">
            <text:p>0.06394197</text:p>
          </table:table-cell>
          <table:table-cell table:style-name="ce13" office:value-type="float" office:value="0.19626483" calcext:value-type="float">
            <text:p>0.19626483</text:p>
          </table:table-cell>
          <table:table-cell table:style-name="ce13" office:value-type="float" office:value="-0.0029534132" calcext:value-type="float">
            <text:p>-0.00295341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162]-[.A1161]" office:value-type="time" office:time-value="PT00H00M00.044S" calcext:value-type="time">
            <text:p>00:00:00.04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456S" calcext:value-type="time">
            <text:p>18:48:38.456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8633195" calcext:value-type="float">
            <text:p>0.08633195</text:p>
          </table:table-cell>
          <table:table-cell table:style-name="ce13" office:value-type="float" office:value="0.16675062" calcext:value-type="float">
            <text:p>0.16675062</text:p>
          </table:table-cell>
          <table:table-cell table:style-name="ce13" office:value-type="float" office:value="0.055569485" calcext:value-type="float">
            <text:p>0.0555694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163]-[.A116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494S" calcext:value-type="time">
            <text:p>18:48:38.49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3748555" calcext:value-type="float">
            <text:p>0.053748555</text:p>
          </table:table-cell>
          <table:table-cell table:style-name="ce13" office:value-type="float" office:value="0.18369374" calcext:value-type="float">
            <text:p>0.18369374</text:p>
          </table:table-cell>
          <table:table-cell table:style-name="ce13" office:value-type="float" office:value="-0.03128634" calcext:value-type="float">
            <text:p>-0.031286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164]-[.A1163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535S" calcext:value-type="time">
            <text:p>18:48:38.53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056608" calcext:value-type="float">
            <text:p>0.07056608</text:p>
          </table:table-cell>
          <table:table-cell table:style-name="ce13" office:value-type="float" office:value="0.17345424" calcext:value-type="float">
            <text:p>0.17345424</text:p>
          </table:table-cell>
          <table:table-cell table:style-name="ce13" office:value-type="float" office:value="0.049845193" calcext:value-type="float">
            <text:p>0.0498451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165]-[.A116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576S" calcext:value-type="time">
            <text:p>18:48:38.5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89001" calcext:value-type="float">
            <text:p>0.0389001</text:p>
          </table:table-cell>
          <table:table-cell table:style-name="ce13" office:value-type="float" office:value="0.20840375" calcext:value-type="float">
            <text:p>0.20840375</text:p>
          </table:table-cell>
          <table:table-cell table:style-name="ce13" office:value-type="float" office:value="-0.11180434" calcext:value-type="float">
            <text:p>-0.111804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166]-[.A116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617S" calcext:value-type="time">
            <text:p>18:48:38.617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119144" calcext:value-type="float">
            <text:p>0.1119144</text:p>
          </table:table-cell>
          <table:table-cell table:style-name="ce13" office:value-type="float" office:value="0.3475243" calcext:value-type="float">
            <text:p>0.3475243</text:p>
          </table:table-cell>
          <table:table-cell table:style-name="ce13" office:value-type="float" office:value="-0.06920303" calcext:value-type="float">
            <text:p>-0.069203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167]-[.A116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654S" calcext:value-type="time">
            <text:p>18:48:38.654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347197" calcext:value-type="float">
            <text:p>0.09347197</text:p>
          </table:table-cell>
          <table:table-cell table:style-name="ce13" office:value-type="float" office:value="0.3321078" calcext:value-type="float">
            <text:p>0.3321078</text:p>
          </table:table-cell>
          <table:table-cell table:style-name="ce13" office:value-type="float" office:value="0.067575686" calcext:value-type="float">
            <text:p>0.0675756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168]-[.A1167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695S" calcext:value-type="time">
            <text:p>18:48:38.69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993044" calcext:value-type="float">
            <text:p>0.15993044</text:p>
          </table:table-cell>
          <table:table-cell table:style-name="ce13" office:value-type="float" office:value="0.3755816" calcext:value-type="float">
            <text:p>0.3755816</text:p>
          </table:table-cell>
          <table:table-cell table:style-name="ce13" office:value-type="float" office:value="0.10256609" calcext:value-type="float">
            <text:p>0.102566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169]-[.A116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735S" calcext:value-type="time">
            <text:p>18:48:38.7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293642" calcext:value-type="float">
            <text:p>0.19293642</text:p>
          </table:table-cell>
          <table:table-cell table:style-name="ce13" office:value-type="float" office:value="0.22684182" calcext:value-type="float">
            <text:p>0.22684182</text:p>
          </table:table-cell>
          <table:table-cell table:style-name="ce13" office:value-type="float" office:value="0.23359367" calcext:value-type="float">
            <text:p>0.233593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70]-[.A116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776S" calcext:value-type="time">
            <text:p>18:48:38.7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287617" calcext:value-type="float">
            <text:p>0.16287617</text:p>
          </table:table-cell>
          <table:table-cell table:style-name="ce13" office:value-type="float" office:value="-0.37943614" calcext:value-type="float">
            <text:p>-0.37943614</text:p>
          </table:table-cell>
          <table:table-cell table:style-name="ce13" office:value-type="float" office:value="0.3618457" calcext:value-type="float">
            <text:p>0.36184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171]-[.A117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816S" calcext:value-type="time">
            <text:p>18:48:38.8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7439754" calcext:value-type="float">
            <text:p>-0.007439754</text:p>
          </table:table-cell>
          <table:table-cell table:style-name="ce13" office:value-type="float" office:value="-0.70997393" calcext:value-type="float">
            <text:p>-0.70997393</text:p>
          </table:table-cell>
          <table:table-cell table:style-name="ce13" office:value-type="float" office:value="0.31775096" calcext:value-type="float">
            <text:p>0.317750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72]-[.A117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859S" calcext:value-type="time">
            <text:p>18:48:38.859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018699" calcext:value-type="float">
            <text:p>-0.11018699</text:p>
          </table:table-cell>
          <table:table-cell table:style-name="ce13" office:value-type="float" office:value="-0.6789668" calcext:value-type="float">
            <text:p>-0.6789668</text:p>
          </table:table-cell>
          <table:table-cell table:style-name="ce13" office:value-type="float" office:value="0.18885672" calcext:value-type="float">
            <text:p>0.188856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173]-[.A1172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896S" calcext:value-type="time">
            <text:p>18:48:38.896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0551595" calcext:value-type="float">
            <text:p>-0.20551595</text:p>
          </table:table-cell>
          <table:table-cell table:style-name="ce13" office:value-type="float" office:value="-0.6484237" calcext:value-type="float">
            <text:p>-0.6484237</text:p>
          </table:table-cell>
          <table:table-cell table:style-name="ce13" office:value-type="float" office:value="0.0016605047" calcext:value-type="float">
            <text:p>0.00166050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174]-[.A1173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936S" calcext:value-type="time">
            <text:p>18:48:38.9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7021825" calcext:value-type="float">
            <text:p>-0.27021825</text:p>
          </table:table-cell>
          <table:table-cell table:style-name="ce13" office:value-type="float" office:value="-0.6699338" calcext:value-type="float">
            <text:p>-0.6699338</text:p>
          </table:table-cell>
          <table:table-cell table:style-name="ce13" office:value-type="float" office:value="-0.045746785" calcext:value-type="float">
            <text:p>-0.0457467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175]-[.A117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8.979S" calcext:value-type="time">
            <text:p>18:48:38.979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719806" calcext:value-type="float">
            <text:p>-0.2719806</text:p>
          </table:table-cell>
          <table:table-cell table:style-name="ce13" office:value-type="float" office:value="-0.5174668" calcext:value-type="float">
            <text:p>-0.5174668</text:p>
          </table:table-cell>
          <table:table-cell table:style-name="ce13" office:value-type="float" office:value="-0.21563505" calcext:value-type="float">
            <text:p>-0.215635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176]-[.A1175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018S" calcext:value-type="time">
            <text:p>18:48:39.01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3728743" calcext:value-type="float">
            <text:p>-0.33728743</text:p>
          </table:table-cell>
          <table:table-cell table:style-name="ce13" office:value-type="float" office:value="-0.33058828" calcext:value-type="float">
            <text:p>-0.33058828</text:p>
          </table:table-cell>
          <table:table-cell table:style-name="ce13" office:value-type="float" office:value="-0.4381877" calcext:value-type="float">
            <text:p>-0.43818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177]-[.A117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086S" calcext:value-type="time">
            <text:p>18:48:39.08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035587" calcext:value-type="float">
            <text:p>-0.3035587</text:p>
          </table:table-cell>
          <table:table-cell table:style-name="ce13" office:value-type="float" office:value="-0.29752946" calcext:value-type="float">
            <text:p>-0.29752946</text:p>
          </table:table-cell>
          <table:table-cell table:style-name="ce13" office:value-type="float" office:value="-0.39436895" calcext:value-type="float">
            <text:p>-0.394368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178]-[.A117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167S" calcext:value-type="time">
            <text:p>18:48:39.167</text:p>
          </table:table-cell>
          <table:table-cell office:value-type="time" office:time-value="PT00H00M00.081S" calcext:value-type="time">
            <text:p>00:00:00.08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732028" calcext:value-type="float">
            <text:p>-0.2732028</text:p>
          </table:table-cell>
          <table:table-cell table:style-name="ce13" office:value-type="float" office:value="-0.26777652" calcext:value-type="float">
            <text:p>-0.26777652</text:p>
          </table:table-cell>
          <table:table-cell table:style-name="ce13" office:value-type="float" office:value="-0.35493207" calcext:value-type="float">
            <text:p>-0.354932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81S" calcext:value-type="time">
            <text:p>00.081</text:p>
          </table:table-cell>
          <table:table-cell table:formula="of:=[.A1179]-[.A1178]" office:value-type="time" office:time-value="PT00H00M00.081S" calcext:value-type="time">
            <text:p>00:00:00.08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233S" calcext:value-type="time">
            <text:p>18:48:39.23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4588253" calcext:value-type="float">
            <text:p>-0.24588253</text:p>
          </table:table-cell>
          <table:table-cell table:style-name="ce13" office:value-type="float" office:value="-0.24099888" calcext:value-type="float">
            <text:p>-0.24099888</text:p>
          </table:table-cell>
          <table:table-cell table:style-name="ce13" office:value-type="float" office:value="-0.3194389" calcext:value-type="float">
            <text:p>-0.31943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180]-[.A117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304S" calcext:value-type="time">
            <text:p>18:48:39.30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129427" calcext:value-type="float">
            <text:p>-0.22129427</text:p>
          </table:table-cell>
          <table:table-cell table:style-name="ce13" office:value-type="float" office:value="-0.216899" calcext:value-type="float">
            <text:p>-0.216899</text:p>
          </table:table-cell>
          <table:table-cell table:style-name="ce13" office:value-type="float" office:value="-0.28749502" calcext:value-type="float">
            <text:p>-0.287495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181]-[.A118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373S" calcext:value-type="time">
            <text:p>18:48:39.37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0573225" calcext:value-type="float">
            <text:p>-0.30573225</text:p>
          </table:table-cell>
          <table:table-cell table:style-name="ce13" office:value-type="float" office:value="0.7898251" calcext:value-type="float">
            <text:p>0.7898251</text:p>
          </table:table-cell>
          <table:table-cell table:style-name="ce13" office:value-type="float" office:value="-0.40925825" calcext:value-type="float">
            <text:p>-0.409258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82]-[.A118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446S" calcext:value-type="time">
            <text:p>18:48:39.446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011018" calcext:value-type="float">
            <text:p>-0.25011018</text:p>
          </table:table-cell>
          <table:table-cell table:style-name="ce13" office:value-type="float" office:value="1.1702907" calcext:value-type="float">
            <text:p>1.1702907</text:p>
          </table:table-cell>
          <table:table-cell table:style-name="ce13" office:value-type="float" office:value="-0.37030995" calcext:value-type="float">
            <text:p>-0.370309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183]-[.A1182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513S" calcext:value-type="time">
            <text:p>18:48:39.513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511978" calcext:value-type="float">
            <text:p>-0.4511978</text:p>
          </table:table-cell>
          <table:table-cell table:style-name="ce13" office:value-type="float" office:value="0.6562158" calcext:value-type="float">
            <text:p>0.6562158</text:p>
          </table:table-cell>
          <table:table-cell table:style-name="ce13" office:value-type="float" office:value="-0.25241956" calcext:value-type="float">
            <text:p>-0.252419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184]-[.A1183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39.593S" calcext:value-type="time">
            <text:p>18:48:39.593</text:p>
          </table:table-cell>
          <table:table-cell office:value-type="time" office:time-value="PT00H00M00.08S" calcext:value-type="time">
            <text:p>00:00:00.08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2607316" calcext:value-type="float">
            <text:p>-0.42607316</text:p>
          </table:table-cell>
          <table:table-cell table:style-name="ce13" office:value-type="float" office:value="0.46996436" calcext:value-type="float">
            <text:p>0.46996436</text:p>
          </table:table-cell>
          <table:table-cell table:style-name="ce13" office:value-type="float" office:value="-0.3583544" calcext:value-type="float">
            <text:p>-0.35835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8S" calcext:value-type="time">
            <text:p>00.080</text:p>
          </table:table-cell>
          <table:table-cell table:formula="of:=[.A1185]-[.A1184]" office:value-type="time" office:time-value="PT00H00M00.08S" calcext:value-type="time">
            <text:p>00:00:00.08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366S" calcext:value-type="time">
            <text:p>18:48:40.366</text:p>
          </table:table-cell>
          <table:table-cell office:value-type="time" office:time-value="PT00H00M00.773S" calcext:value-type="time">
            <text:p>00:00:00.7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70502" calcext:value-type="float">
            <text:p>-0.370502</text:p>
          </table:table-cell>
          <table:table-cell table:style-name="ce13" office:value-type="float" office:value="0.73256266" calcext:value-type="float">
            <text:p>0.73256266</text:p>
          </table:table-cell>
          <table:table-cell table:style-name="ce13" office:value-type="float" office:value="-0.5459809" calcext:value-type="float">
            <text:p>-0.54598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73S" calcext:value-type="time">
            <text:p>00.773</text:p>
          </table:table-cell>
          <table:table-cell table:formula="of:=[.A1186]-[.A1185]" office:value-type="time" office:time-value="PT00H00M00.773S" calcext:value-type="time">
            <text:p>00:00:00.7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418S" calcext:value-type="time">
            <text:p>18:48:40.418</text:p>
          </table:table-cell>
          <table:table-cell office:value-type="time" office:time-value="PT00H00M00.052S" calcext:value-type="time">
            <text:p>00:00:00.05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8578726" calcext:value-type="float">
            <text:p>-0.038578726</text:p>
          </table:table-cell>
          <table:table-cell table:style-name="ce13" office:value-type="float" office:value="0.41628882" calcext:value-type="float">
            <text:p>0.41628882</text:p>
          </table:table-cell>
          <table:table-cell table:style-name="ce13" office:value-type="float" office:value="0.025853597" calcext:value-type="float">
            <text:p>0.0258535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2S" calcext:value-type="time">
            <text:p>00.052</text:p>
          </table:table-cell>
          <table:table-cell table:formula="of:=[.A1187]-[.A1186]" office:value-type="time" office:time-value="PT00H00M00.052S" calcext:value-type="time">
            <text:p>00:00:00.05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488S" calcext:value-type="time">
            <text:p>18:48:40.48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28605172" calcext:value-type="float">
            <text:p>-0.0028605172</text:p>
          </table:table-cell>
          <table:table-cell table:style-name="ce13" office:value-type="float" office:value="0.4056414" calcext:value-type="float">
            <text:p>0.4056414</text:p>
          </table:table-cell>
          <table:table-cell table:style-name="ce13" office:value-type="float" office:value="0.12653969" calcext:value-type="float">
            <text:p>0.126539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88]-[.A118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56S" calcext:value-type="time">
            <text:p>18:48:40.560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5870358" calcext:value-type="float">
            <text:p>-0.005870358</text:p>
          </table:table-cell>
          <table:table-cell table:style-name="ce13" office:value-type="float" office:value="0.3613419" calcext:value-type="float">
            <text:p>0.3613419</text:p>
          </table:table-cell>
          <table:table-cell table:style-name="ce13" office:value-type="float" office:value="0.09433004" calcext:value-type="float">
            <text:p>0.094330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189]-[.A1188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628S" calcext:value-type="time">
            <text:p>18:48:40.628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8002804" calcext:value-type="float">
            <text:p>0.038002804</text:p>
          </table:table-cell>
          <table:table-cell table:style-name="ce13" office:value-type="float" office:value="0.2929079" calcext:value-type="float">
            <text:p>0.2929079</text:p>
          </table:table-cell>
          <table:table-cell table:style-name="ce13" office:value-type="float" office:value="0.123129465" calcext:value-type="float">
            <text:p>0.1231294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190]-[.A118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698S" calcext:value-type="time">
            <text:p>18:48:40.69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021814" calcext:value-type="float">
            <text:p>0.15021814</text:p>
          </table:table-cell>
          <table:table-cell table:style-name="ce13" office:value-type="float" office:value="0.5448671" calcext:value-type="float">
            <text:p>0.5448671</text:p>
          </table:table-cell>
          <table:table-cell table:style-name="ce13" office:value-type="float" office:value="0.03017684" calcext:value-type="float">
            <text:p>0.030176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91]-[.A11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768S" calcext:value-type="time">
            <text:p>18:48:40.76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573831" calcext:value-type="float">
            <text:p>0.16573831</text:p>
          </table:table-cell>
          <table:table-cell table:style-name="ce13" office:value-type="float" office:value="0.72922313" calcext:value-type="float">
            <text:p>0.72922313</text:p>
          </table:table-cell>
          <table:table-cell table:style-name="ce13" office:value-type="float" office:value="0.12647562" calcext:value-type="float">
            <text:p>0.126475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192]-[.A119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842S" calcext:value-type="time">
            <text:p>18:48:40.842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64399" calcext:value-type="float">
            <text:p>0.0564399</text:p>
          </table:table-cell>
          <table:table-cell table:style-name="ce13" office:value-type="float" office:value="0.052272495" calcext:value-type="float">
            <text:p>0.052272495</text:p>
          </table:table-cell>
          <table:table-cell table:style-name="ce13" office:value-type="float" office:value="0.40738273" calcext:value-type="float">
            <text:p>0.407382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193]-[.A1192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908S" calcext:value-type="time">
            <text:p>18:48:40.908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5122068" calcext:value-type="float">
            <text:p>-0.015122068</text:p>
          </table:table-cell>
          <table:table-cell table:style-name="ce13" office:value-type="float" office:value="0.19118585" calcext:value-type="float">
            <text:p>0.19118585</text:p>
          </table:table-cell>
          <table:table-cell table:style-name="ce13" office:value-type="float" office:value="0.31852433" calcext:value-type="float">
            <text:p>0.318524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194]-[.A119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0.98S" calcext:value-type="time">
            <text:p>18:48:40.980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2501462" calcext:value-type="float">
            <text:p>-0.052501462</text:p>
          </table:table-cell>
          <table:table-cell table:style-name="ce13" office:value-type="float" office:value="-0.51238096" calcext:value-type="float">
            <text:p>-0.51238096</text:p>
          </table:table-cell>
          <table:table-cell table:style-name="ce13" office:value-type="float" office:value="0.22954297" calcext:value-type="float">
            <text:p>0.229542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195]-[.A1194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1.049S" calcext:value-type="time">
            <text:p>18:48:41.04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6326696" calcext:value-type="float">
            <text:p>-0.16326696</text:p>
          </table:table-cell>
          <table:table-cell table:style-name="ce13" office:value-type="float" office:value="-0.94563997" calcext:value-type="float">
            <text:p>-0.94563997</text:p>
          </table:table-cell>
          <table:table-cell table:style-name="ce13" office:value-type="float" office:value="-0.33987132" calcext:value-type="float">
            <text:p>-0.339871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196]-[.A119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244S" calcext:value-type="time">
            <text:p>18:48:44.244</text:p>
          </table:table-cell>
          <table:table-cell office:value-type="time" office:time-value="PT00H00M03.195S" calcext:value-type="time">
            <text:p>00:00:03.1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38605" calcext:value-type="float">
            <text:p>0.1738605</text:p>
          </table:table-cell>
          <table:table-cell table:style-name="ce13" office:value-type="float" office:value="0.13703439" calcext:value-type="float">
            <text:p>0.13703439</text:p>
          </table:table-cell>
          <table:table-cell table:style-name="ce13" office:value-type="float" office:value="0.15048791" calcext:value-type="float">
            <text:p>0.150487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3.195S" calcext:value-type="time">
            <text:p>03.195</text:p>
          </table:table-cell>
          <table:table-cell table:formula="of:=[.A1197]-[.A1196]" office:value-type="time" office:time-value="PT00H00M03.195S" calcext:value-type="time">
            <text:p>00:00:03.19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244S" calcext:value-type="time">
            <text:p>18:48:44.244</text:p>
          </table:table-cell>
          <table:table-cell office:value-type="time" office:time-value="PT00H00M00S" calcext:value-type="time">
            <text:p>00:00:00.00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5820786" calcext:value-type="float">
            <text:p>0.25820786</text:p>
          </table:table-cell>
          <table:table-cell table:style-name="ce13" office:value-type="float" office:value="0.12113368" calcext:value-type="float">
            <text:p>0.12113368</text:p>
          </table:table-cell>
          <table:table-cell table:style-name="ce13" office:value-type="float" office:value="0.2257467" calcext:value-type="float">
            <text:p>0.22574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S" calcext:value-type="time">
            <text:p>00.000</text:p>
          </table:table-cell>
          <table:table-cell table:formula="of:=[.A1198]-[.A1197]" office:value-type="time" office:time-value="PT00H00M00S" calcext:value-type="time">
            <text:p>00:00:00.00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291S" calcext:value-type="time">
            <text:p>18:48:44.291</text:p>
          </table:table-cell>
          <table:table-cell office:value-type="time" office:time-value="PT00H00M00.047S" calcext:value-type="time">
            <text:p>00:00:00.0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8048276" calcext:value-type="float">
            <text:p>0.38048276</text:p>
          </table:table-cell>
          <table:table-cell table:style-name="ce13" office:value-type="float" office:value="0.20855647" calcext:value-type="float">
            <text:p>0.20855647</text:p>
          </table:table-cell>
          <table:table-cell table:style-name="ce13" office:value-type="float" office:value="0.29062325" calcext:value-type="float">
            <text:p>0.290623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7S" calcext:value-type="time">
            <text:p>00.047</text:p>
          </table:table-cell>
          <table:table-cell table:formula="of:=[.A1199]-[.A1198]" office:value-type="time" office:time-value="PT00H00M00.047S" calcext:value-type="time">
            <text:p>00:00:00.04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313S" calcext:value-type="time">
            <text:p>18:48:44.313</text:p>
          </table:table-cell>
          <table:table-cell office:value-type="time" office:time-value="PT00H00M00.022S" calcext:value-type="time">
            <text:p>00:00:00.02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424345" calcext:value-type="float">
            <text:p>0.3424345</text:p>
          </table:table-cell>
          <table:table-cell table:style-name="ce13" office:value-type="float" office:value="0.18770082" calcext:value-type="float">
            <text:p>0.18770082</text:p>
          </table:table-cell>
          <table:table-cell table:style-name="ce13" office:value-type="float" office:value="0.26156092" calcext:value-type="float">
            <text:p>0.261560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2S" calcext:value-type="time">
            <text:p>00.022</text:p>
          </table:table-cell>
          <table:table-cell table:formula="of:=[.A1200]-[.A1199]" office:value-type="time" office:time-value="PT00H00M00.022S" calcext:value-type="time">
            <text:p>00:00:00.02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355S" calcext:value-type="time">
            <text:p>18:48:44.355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0819103" calcext:value-type="float">
            <text:p>0.30819103</text:p>
          </table:table-cell>
          <table:table-cell table:style-name="ce13" office:value-type="float" office:value="0.16893075" calcext:value-type="float">
            <text:p>0.16893075</text:p>
          </table:table-cell>
          <table:table-cell table:style-name="ce13" office:value-type="float" office:value="0.23540482" calcext:value-type="float">
            <text:p>0.235404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201]-[.A1200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394S" calcext:value-type="time">
            <text:p>18:48:44.39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453503" calcext:value-type="float">
            <text:p>0.19453503</text:p>
          </table:table-cell>
          <table:table-cell table:style-name="ce13" office:value-type="float" office:value="-0.049012143" calcext:value-type="float">
            <text:p>-0.049012143</text:p>
          </table:table-cell>
          <table:table-cell table:style-name="ce13" office:value-type="float" office:value="0.21999426" calcext:value-type="float">
            <text:p>0.219994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202]-[.A120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434S" calcext:value-type="time">
            <text:p>18:48:44.4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54861665" calcext:value-type="float">
            <text:p>0.54861665</text:p>
          </table:table-cell>
          <table:table-cell table:style-name="ce13" office:value-type="float" office:value="0.46082073" calcext:value-type="float">
            <text:p>0.46082073</text:p>
          </table:table-cell>
          <table:table-cell table:style-name="ce13" office:value-type="float" office:value="0.043307323" calcext:value-type="float">
            <text:p>0.0433073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3]-[.A120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474S" calcext:value-type="time">
            <text:p>18:48:44.4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52803236" calcext:value-type="float">
            <text:p>0.52803236</text:p>
          </table:table-cell>
          <table:table-cell table:style-name="ce13" office:value-type="float" office:value="0.12931384" calcext:value-type="float">
            <text:p>0.12931384</text:p>
          </table:table-cell>
          <table:table-cell table:style-name="ce13" office:value-type="float" office:value="0.37054393" calcext:value-type="float">
            <text:p>0.370543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4]-[.A120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514S" calcext:value-type="time">
            <text:p>18:48:44.5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14609" calcext:value-type="float">
            <text:p>0.314609</text:p>
          </table:table-cell>
          <table:table-cell table:style-name="ce13" office:value-type="float" office:value="0.073535755" calcext:value-type="float">
            <text:p>0.073535755</text:p>
          </table:table-cell>
          <table:table-cell table:style-name="ce13" office:value-type="float" office:value="0.35238615" calcext:value-type="float">
            <text:p>0.352386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5]-[.A120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554S" calcext:value-type="time">
            <text:p>18:48:44.5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2470087" calcext:value-type="float">
            <text:p>0.22470087</text:p>
          </table:table-cell>
          <table:table-cell table:style-name="ce13" office:value-type="float" office:value="-0.059940867" calcext:value-type="float">
            <text:p>-0.059940867</text:p>
          </table:table-cell>
          <table:table-cell table:style-name="ce13" office:value-type="float" office:value="0.22618078" calcext:value-type="float">
            <text:p>0.226180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6]-[.A120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594S" calcext:value-type="time">
            <text:p>18:48:44.5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941826" calcext:value-type="float">
            <text:p>0.01941826</text:p>
          </table:table-cell>
          <table:table-cell table:style-name="ce13" office:value-type="float" office:value="-0.22731104" calcext:value-type="float">
            <text:p>-0.22731104</text:p>
          </table:table-cell>
          <table:table-cell table:style-name="ce13" office:value-type="float" office:value="0.15983713" calcext:value-type="float">
            <text:p>0.159837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7]-[.A120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634S" calcext:value-type="time">
            <text:p>18:48:44.6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26017" calcext:value-type="float">
            <text:p>-0.1126017</text:p>
          </table:table-cell>
          <table:table-cell table:style-name="ce13" office:value-type="float" office:value="-0.25050277" calcext:value-type="float">
            <text:p>-0.25050277</text:p>
          </table:table-cell>
          <table:table-cell table:style-name="ce13" office:value-type="float" office:value="0.1471492" calcext:value-type="float">
            <text:p>0.14714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8]-[.A120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674S" calcext:value-type="time">
            <text:p>18:48:44.6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473509" calcext:value-type="float">
            <text:p>-0.15473509</text:p>
          </table:table-cell>
          <table:table-cell table:style-name="ce13" office:value-type="float" office:value="-0.37574548" calcext:value-type="float">
            <text:p>-0.37574548</text:p>
          </table:table-cell>
          <table:table-cell table:style-name="ce13" office:value-type="float" office:value="-0.04554422" calcext:value-type="float">
            <text:p>-0.045544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09]-[.A120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714S" calcext:value-type="time">
            <text:p>18:48:44.7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363655" calcext:value-type="float">
            <text:p>-0.22363655</text:p>
          </table:table-cell>
          <table:table-cell table:style-name="ce13" office:value-type="float" office:value="-0.4842891" calcext:value-type="float">
            <text:p>-0.4842891</text:p>
          </table:table-cell>
          <table:table-cell table:style-name="ce13" office:value-type="float" office:value="-0.20776226" calcext:value-type="float">
            <text:p>-0.207762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0]-[.A120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755S" calcext:value-type="time">
            <text:p>18:48:44.75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8103366" calcext:value-type="float">
            <text:p>-0.28103366</text:p>
          </table:table-cell>
          <table:table-cell table:style-name="ce13" office:value-type="float" office:value="-0.41520587" calcext:value-type="float">
            <text:p>-0.41520587</text:p>
          </table:table-cell>
          <table:table-cell table:style-name="ce13" office:value-type="float" office:value="-0.18325073" calcext:value-type="float">
            <text:p>-0.183250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11]-[.A121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795S" calcext:value-type="time">
            <text:p>18:48:44.7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7421936" calcext:value-type="float">
            <text:p>-0.37421936</text:p>
          </table:table-cell>
          <table:table-cell table:style-name="ce13" office:value-type="float" office:value="-0.27019408" calcext:value-type="float">
            <text:p>-0.27019408</text:p>
          </table:table-cell>
          <table:table-cell table:style-name="ce13" office:value-type="float" office:value="-0.34290415" calcext:value-type="float">
            <text:p>-0.342904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2]-[.A121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835S" calcext:value-type="time">
            <text:p>18:48:44.8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1126033" calcext:value-type="float">
            <text:p>-0.51126033</text:p>
          </table:table-cell>
          <table:table-cell table:style-name="ce13" office:value-type="float" office:value="-0.44070885" calcext:value-type="float">
            <text:p>-0.44070885</text:p>
          </table:table-cell>
          <table:table-cell table:style-name="ce13" office:value-type="float" office:value="-0.559102" calcext:value-type="float">
            <text:p>-0.5591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3]-[.A121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875S" calcext:value-type="time">
            <text:p>18:48:44.8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5884032" calcext:value-type="float">
            <text:p>-0.35884032</text:p>
          </table:table-cell>
          <table:table-cell table:style-name="ce13" office:value-type="float" office:value="-0.55264384" calcext:value-type="float">
            <text:p>-0.55264384</text:p>
          </table:table-cell>
          <table:table-cell table:style-name="ce13" office:value-type="float" office:value="-0.3805844" calcext:value-type="float">
            <text:p>-0.3805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4]-[.A121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915S" calcext:value-type="time">
            <text:p>18:48:44.9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1458228" calcext:value-type="float">
            <text:p>-0.41458228</text:p>
          </table:table-cell>
          <table:table-cell table:style-name="ce13" office:value-type="float" office:value="-0.2761148" calcext:value-type="float">
            <text:p>-0.2761148</text:p>
          </table:table-cell>
          <table:table-cell table:style-name="ce13" office:value-type="float" office:value="-0.36252105" calcext:value-type="float">
            <text:p>-0.362521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5]-[.A121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955S" calcext:value-type="time">
            <text:p>18:48:44.9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955606" calcext:value-type="float">
            <text:p>-0.2955606</text:p>
          </table:table-cell>
          <table:table-cell table:style-name="ce13" office:value-type="float" office:value="-0.19027579" calcext:value-type="float">
            <text:p>-0.19027579</text:p>
          </table:table-cell>
          <table:table-cell table:style-name="ce13" office:value-type="float" office:value="-0.3546137" calcext:value-type="float">
            <text:p>-0.35461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6]-[.A121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4.995S" calcext:value-type="time">
            <text:p>18:48:44.9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139049" calcext:value-type="float">
            <text:p>-0.3139049</text:p>
          </table:table-cell>
          <table:table-cell table:style-name="ce13" office:value-type="float" office:value="-0.031062659" calcext:value-type="float">
            <text:p>-0.031062659</text:p>
          </table:table-cell>
          <table:table-cell table:style-name="ce13" office:value-type="float" office:value="-0.17852736" calcext:value-type="float">
            <text:p>-0.17852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7]-[.A121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035S" calcext:value-type="time">
            <text:p>18:48:45.0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640818" calcext:value-type="float">
            <text:p>-0.1640818</text:p>
          </table:table-cell>
          <table:table-cell table:style-name="ce13" office:value-type="float" office:value="0.06279068" calcext:value-type="float">
            <text:p>0.06279068</text:p>
          </table:table-cell>
          <table:table-cell table:style-name="ce13" office:value-type="float" office:value="-0.10552325" calcext:value-type="float">
            <text:p>-0.105523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8]-[.A121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075S" calcext:value-type="time">
            <text:p>18:48:45.0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511986" calcext:value-type="float">
            <text:p>-0.25511986</text:p>
          </table:table-cell>
          <table:table-cell table:style-name="ce13" office:value-type="float" office:value="-0.29175502" calcext:value-type="float">
            <text:p>-0.29175502</text:p>
          </table:table-cell>
          <table:table-cell table:style-name="ce13" office:value-type="float" office:value="-0.43620628" calcext:value-type="float">
            <text:p>-0.436206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19]-[.A121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117S" calcext:value-type="time">
            <text:p>18:48:45.117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479344" calcext:value-type="float">
            <text:p>-0.14479344</text:p>
          </table:table-cell>
          <table:table-cell table:style-name="ce13" office:value-type="float" office:value="0.14633164" calcext:value-type="float">
            <text:p>0.14633164</text:p>
          </table:table-cell>
          <table:table-cell table:style-name="ce13" office:value-type="float" office:value="0.16815652" calcext:value-type="float">
            <text:p>0.168156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220]-[.A1219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155S" calcext:value-type="time">
            <text:p>18:48:45.155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3336588" calcext:value-type="float">
            <text:p>-0.23336588</text:p>
          </table:table-cell>
          <table:table-cell table:style-name="ce13" office:value-type="float" office:value="-0.05550855" calcext:value-type="float">
            <text:p>-0.05550855</text:p>
          </table:table-cell>
          <table:table-cell table:style-name="ce13" office:value-type="float" office:value="0.10673637" calcext:value-type="float">
            <text:p>0.106736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221]-[.A1220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193S" calcext:value-type="time">
            <text:p>18:48:45.193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6454588" calcext:value-type="float">
            <text:p>-0.16454588</text:p>
          </table:table-cell>
          <table:table-cell table:style-name="ce13" office:value-type="float" office:value="-0.35208172" calcext:value-type="float">
            <text:p>-0.35208172</text:p>
          </table:table-cell>
          <table:table-cell table:style-name="ce13" office:value-type="float" office:value="0.13517413" calcext:value-type="float">
            <text:p>0.135174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222]-[.A1221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233S" calcext:value-type="time">
            <text:p>18:48:45.233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1510786" calcext:value-type="float">
            <text:p>-0.21510786</text:p>
          </table:table-cell>
          <table:table-cell table:style-name="ce13" office:value-type="float" office:value="-0.09143409" calcext:value-type="float">
            <text:p>-0.09143409</text:p>
          </table:table-cell>
          <table:table-cell table:style-name="ce13" office:value-type="float" office:value="-0.023143109" calcext:value-type="float">
            <text:p>-0.0231431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23]-[.A122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274S" calcext:value-type="time">
            <text:p>18:48:45.274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680507" calcext:value-type="float">
            <text:p>-0.10680507</text:p>
          </table:table-cell>
          <table:table-cell table:style-name="ce13" office:value-type="float" office:value="-0.0526276" calcext:value-type="float">
            <text:p>-0.0526276</text:p>
          </table:table-cell>
          <table:table-cell table:style-name="ce13" office:value-type="float" office:value="-0.0006139734" calcext:value-type="float">
            <text:p>-0.00061397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24]-[.A1223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314S" calcext:value-type="time">
            <text:p>18:48:45.3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9344168" calcext:value-type="float">
            <text:p>0.009344168</text:p>
          </table:table-cell>
          <table:table-cell table:style-name="ce13" office:value-type="float" office:value="-0.19392245" calcext:value-type="float">
            <text:p>-0.19392245</text:p>
          </table:table-cell>
          <table:table-cell table:style-name="ce13" office:value-type="float" office:value="0.086678885" calcext:value-type="float">
            <text:p>0.0866788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25]-[.A122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354S" calcext:value-type="time">
            <text:p>18:48:45.3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5860936" calcext:value-type="float">
            <text:p>0.095860936</text:p>
          </table:table-cell>
          <table:table-cell table:style-name="ce13" office:value-type="float" office:value="-0.11784076" calcext:value-type="float">
            <text:p>-0.11784076</text:p>
          </table:table-cell>
          <table:table-cell table:style-name="ce13" office:value-type="float" office:value="-0.035587605" calcext:value-type="float">
            <text:p>-0.0355876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26]-[.A122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395S" calcext:value-type="time">
            <text:p>18:48:45.39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165084" calcext:value-type="float">
            <text:p>0.12165084</text:p>
          </table:table-cell>
          <table:table-cell table:style-name="ce13" office:value-type="float" office:value="-0.13110551" calcext:value-type="float">
            <text:p>-0.13110551</text:p>
          </table:table-cell>
          <table:table-cell table:style-name="ce13" office:value-type="float" office:value="0.1927514" calcext:value-type="float">
            <text:p>0.19275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27]-[.A122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435S" calcext:value-type="time">
            <text:p>18:48:45.4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013025" calcext:value-type="float">
            <text:p>0.17013025</text:p>
          </table:table-cell>
          <table:table-cell table:style-name="ce13" office:value-type="float" office:value="0.043284338" calcext:value-type="float">
            <text:p>0.043284338</text:p>
          </table:table-cell>
          <table:table-cell table:style-name="ce13" office:value-type="float" office:value="0.2325828" calcext:value-type="float">
            <text:p>0.23258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28]-[.A122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475S" calcext:value-type="time">
            <text:p>18:48:45.4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740434" calcext:value-type="float">
            <text:p>0.14740434</text:p>
          </table:table-cell>
          <table:table-cell table:style-name="ce13" office:value-type="float" office:value="0.029727386" calcext:value-type="float">
            <text:p>0.029727386</text:p>
          </table:table-cell>
          <table:table-cell table:style-name="ce13" office:value-type="float" office:value="0.18493485" calcext:value-type="float">
            <text:p>0.184934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29]-[.A122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515S" calcext:value-type="time">
            <text:p>18:48:45.5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166293" calcext:value-type="float">
            <text:p>0.18166293</text:p>
          </table:table-cell>
          <table:table-cell table:style-name="ce13" office:value-type="float" office:value="-0.017190663" calcext:value-type="float">
            <text:p>-0.017190663</text:p>
          </table:table-cell>
          <table:table-cell table:style-name="ce13" office:value-type="float" office:value="0.30530852" calcext:value-type="float">
            <text:p>0.305308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0]-[.A122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555S" calcext:value-type="time">
            <text:p>18:48:45.5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207574" calcext:value-type="float">
            <text:p>0.13207574</text:p>
          </table:table-cell>
          <table:table-cell table:style-name="ce13" office:value-type="float" office:value="0.06253133" calcext:value-type="float">
            <text:p>0.06253133</text:p>
          </table:table-cell>
          <table:table-cell table:style-name="ce13" office:value-type="float" office:value="0.22336166" calcext:value-type="float">
            <text:p>0.223361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1]-[.A123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595S" calcext:value-type="time">
            <text:p>18:48:45.5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10298835" calcext:value-type="float">
            <text:p>0.110298835</text:p>
          </table:table-cell>
          <table:table-cell table:style-name="ce13" office:value-type="float" office:value="0.40630257" calcext:value-type="float">
            <text:p>0.40630257</text:p>
          </table:table-cell>
          <table:table-cell table:style-name="ce13" office:value-type="float" office:value="-0.07187496" calcext:value-type="float">
            <text:p>-0.071874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2]-[.A123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635S" calcext:value-type="time">
            <text:p>18:48:45.6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486464" calcext:value-type="float">
            <text:p>0.13486464</text:p>
          </table:table-cell>
          <table:table-cell table:style-name="ce13" office:value-type="float" office:value="0.5256333" calcext:value-type="float">
            <text:p>0.5256333</text:p>
          </table:table-cell>
          <table:table-cell table:style-name="ce13" office:value-type="float" office:value="-0.070839755" calcext:value-type="float">
            <text:p>-0.070839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3]-[.A123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675S" calcext:value-type="time">
            <text:p>18:48:45.6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502074" calcext:value-type="float">
            <text:p>0.05502074</text:p>
          </table:table-cell>
          <table:table-cell table:style-name="ce13" office:value-type="float" office:value="0.030320939" calcext:value-type="float">
            <text:p>0.030320939</text:p>
          </table:table-cell>
          <table:table-cell table:style-name="ce13" office:value-type="float" office:value="0.34339753" calcext:value-type="float">
            <text:p>0.343397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4]-[.A123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715S" calcext:value-type="time">
            <text:p>18:48:45.7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6330178" calcext:value-type="float">
            <text:p>0.056330178</text:p>
          </table:table-cell>
          <table:table-cell table:style-name="ce13" office:value-type="float" office:value="0.45795292" calcext:value-type="float">
            <text:p>0.45795292</text:p>
          </table:table-cell>
          <table:table-cell table:style-name="ce13" office:value-type="float" office:value="-0.20883776" calcext:value-type="float">
            <text:p>-0.208837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5]-[.A123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755S" calcext:value-type="time">
            <text:p>18:48:45.7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652236" calcext:value-type="float">
            <text:p>0.04652236</text:p>
          </table:table-cell>
          <table:table-cell table:style-name="ce13" office:value-type="float" office:value="0.28361756" calcext:value-type="float">
            <text:p>0.28361756</text:p>
          </table:table-cell>
          <table:table-cell table:style-name="ce13" office:value-type="float" office:value="-0.051723532" calcext:value-type="float">
            <text:p>-0.0517235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6]-[.A123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795S" calcext:value-type="time">
            <text:p>18:48:45.7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428222" calcext:value-type="float">
            <text:p>0.06428222</text:p>
          </table:table-cell>
          <table:table-cell table:style-name="ce13" office:value-type="float" office:value="0.30777043" calcext:value-type="float">
            <text:p>0.30777043</text:p>
          </table:table-cell>
          <table:table-cell table:style-name="ce13" office:value-type="float" office:value="-0.0485287" calcext:value-type="float">
            <text:p>-0.04852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7]-[.A123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835S" calcext:value-type="time">
            <text:p>18:48:45.8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22583" calcext:value-type="float">
            <text:p>0.0222583</text:p>
          </table:table-cell>
          <table:table-cell table:style-name="ce13" office:value-type="float" office:value="0.33082643" calcext:value-type="float">
            <text:p>0.33082643</text:p>
          </table:table-cell>
          <table:table-cell table:style-name="ce13" office:value-type="float" office:value="-0.19572663" calcext:value-type="float">
            <text:p>-0.195726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8]-[.A123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875S" calcext:value-type="time">
            <text:p>18:48:45.8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507641" calcext:value-type="float">
            <text:p>0.06507641</text:p>
          </table:table-cell>
          <table:table-cell table:style-name="ce13" office:value-type="float" office:value="0.3012594" calcext:value-type="float">
            <text:p>0.3012594</text:p>
          </table:table-cell>
          <table:table-cell table:style-name="ce13" office:value-type="float" office:value="-0.058819987" calcext:value-type="float">
            <text:p>-0.0588199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39]-[.A123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915S" calcext:value-type="time">
            <text:p>18:48:45.9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7582433" calcext:value-type="float">
            <text:p>0.047582433</text:p>
          </table:table-cell>
          <table:table-cell table:style-name="ce13" office:value-type="float" office:value="0.20279852" calcext:value-type="float">
            <text:p>0.20279852</text:p>
          </table:table-cell>
          <table:table-cell table:style-name="ce13" office:value-type="float" office:value="-0.13247901" calcext:value-type="float">
            <text:p>-0.132479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40]-[.A123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955S" calcext:value-type="time">
            <text:p>18:48:45.9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2711897" calcext:value-type="float">
            <text:p>0.052711897</text:p>
          </table:table-cell>
          <table:table-cell table:style-name="ce13" office:value-type="float" office:value="0.242504" calcext:value-type="float">
            <text:p>0.242504</text:p>
          </table:table-cell>
          <table:table-cell table:style-name="ce13" office:value-type="float" office:value="-0.1097829" calcext:value-type="float">
            <text:p>-0.10978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41]-[.A124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5.995S" calcext:value-type="time">
            <text:p>18:48:45.9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1621512" calcext:value-type="float">
            <text:p>0.11621512</text:p>
          </table:table-cell>
          <table:table-cell table:style-name="ce13" office:value-type="float" office:value="0.28131515" calcext:value-type="float">
            <text:p>0.28131515</text:p>
          </table:table-cell>
          <table:table-cell table:style-name="ce13" office:value-type="float" office:value="-0.13593835" calcext:value-type="float">
            <text:p>-0.135938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42]-[.A124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035S" calcext:value-type="time">
            <text:p>18:48:46.0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799205" calcext:value-type="float">
            <text:p>0.13799205</text:p>
          </table:table-cell>
          <table:table-cell table:style-name="ce13" office:value-type="float" office:value="0.22066408" calcext:value-type="float">
            <text:p>0.22066408</text:p>
          </table:table-cell>
          <table:table-cell table:style-name="ce13" office:value-type="float" office:value="-0.071148224" calcext:value-type="float">
            <text:p>-0.0711482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43]-[.A124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075S" calcext:value-type="time">
            <text:p>18:48:46.0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099949" calcext:value-type="float">
            <text:p>0.15099949</text:p>
          </table:table-cell>
          <table:table-cell table:style-name="ce13" office:value-type="float" office:value="0.261" calcext:value-type="float">
            <text:p>0.261</text:p>
          </table:table-cell>
          <table:table-cell table:style-name="ce13" office:value-type="float" office:value="-0.06337424" calcext:value-type="float">
            <text:p>-0.063374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44]-[.A124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117S" calcext:value-type="time">
            <text:p>18:48:46.117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896594" calcext:value-type="float">
            <text:p>0.17896594</text:p>
          </table:table-cell>
          <table:table-cell table:style-name="ce13" office:value-type="float" office:value="0.18963632" calcext:value-type="float">
            <text:p>0.18963632</text:p>
          </table:table-cell>
          <table:table-cell table:style-name="ce13" office:value-type="float" office:value="-0.037700895" calcext:value-type="float">
            <text:p>-0.0377008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245]-[.A1244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155S" calcext:value-type="time">
            <text:p>18:48:46.155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3379885" calcext:value-type="float">
            <text:p>0.23379885</text:p>
          </table:table-cell>
          <table:table-cell table:style-name="ce13" office:value-type="float" office:value="0.23065805" calcext:value-type="float">
            <text:p>0.23065805</text:p>
          </table:table-cell>
          <table:table-cell table:style-name="ce13" office:value-type="float" office:value="0.079887584" calcext:value-type="float">
            <text:p>0.0798875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246]-[.A1245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195S" calcext:value-type="time">
            <text:p>18:48:46.1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1569239" calcext:value-type="float">
            <text:p>0.21569239</text:p>
          </table:table-cell>
          <table:table-cell table:style-name="ce13" office:value-type="float" office:value="0.2155024" calcext:value-type="float">
            <text:p>0.2155024</text:p>
          </table:table-cell>
          <table:table-cell table:style-name="ce13" office:value-type="float" office:value="0.047509156" calcext:value-type="float">
            <text:p>0.0475091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47]-[.A124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233S" calcext:value-type="time">
            <text:p>18:48:46.233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732247" calcext:value-type="float">
            <text:p>0.2732247</text:p>
          </table:table-cell>
          <table:table-cell table:style-name="ce13" office:value-type="float" office:value="0.22031932" calcext:value-type="float">
            <text:p>0.22031932</text:p>
          </table:table-cell>
          <table:table-cell table:style-name="ce13" office:value-type="float" office:value="0.07593695" calcext:value-type="float">
            <text:p>0.075936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248]-[.A1247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276S" calcext:value-type="time">
            <text:p>18:48:46.276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632217" calcext:value-type="float">
            <text:p>0.32632217</text:p>
          </table:table-cell>
          <table:table-cell table:style-name="ce13" office:value-type="float" office:value="0.31232548" calcext:value-type="float">
            <text:p>0.31232548</text:p>
          </table:table-cell>
          <table:table-cell table:style-name="ce13" office:value-type="float" office:value="-0.0810708" calcext:value-type="float">
            <text:p>-0.08107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249]-[.A1248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313S" calcext:value-type="time">
            <text:p>18:48:46.313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0577493" calcext:value-type="float">
            <text:p>0.30577493</text:p>
          </table:table-cell>
          <table:table-cell table:style-name="ce13" office:value-type="float" office:value="0.37359777" calcext:value-type="float">
            <text:p>0.37359777</text:p>
          </table:table-cell>
          <table:table-cell table:style-name="ce13" office:value-type="float" office:value="-0.0652733" calcext:value-type="float">
            <text:p>-0.06527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250]-[.A1249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354S" calcext:value-type="time">
            <text:p>18:48:46.354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3386442" calcext:value-type="float">
            <text:p>0.33386442</text:p>
          </table:table-cell>
          <table:table-cell table:style-name="ce13" office:value-type="float" office:value="0.48499292" calcext:value-type="float">
            <text:p>0.48499292</text:p>
          </table:table-cell>
          <table:table-cell table:style-name="ce13" office:value-type="float" office:value="-0.12114833" calcext:value-type="float">
            <text:p>-0.121148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51]-[.A125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394S" calcext:value-type="time">
            <text:p>18:48:46.3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7232858" calcext:value-type="float">
            <text:p>0.37232858</text:p>
          </table:table-cell>
          <table:table-cell table:style-name="ce13" office:value-type="float" office:value="0.24621035" calcext:value-type="float">
            <text:p>0.24621035</text:p>
          </table:table-cell>
          <table:table-cell table:style-name="ce13" office:value-type="float" office:value="0.15617652" calcext:value-type="float">
            <text:p>0.156176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2]-[.A125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435S" calcext:value-type="time">
            <text:p>18:48:46.43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2808887" calcext:value-type="float">
            <text:p>0.22808887</text:p>
          </table:table-cell>
          <table:table-cell table:style-name="ce13" office:value-type="float" office:value="-0.042741682" calcext:value-type="float">
            <text:p>-0.042741682</text:p>
          </table:table-cell>
          <table:table-cell table:style-name="ce13" office:value-type="float" office:value="0.28755596" calcext:value-type="float">
            <text:p>0.287555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53]-[.A125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475S" calcext:value-type="time">
            <text:p>18:48:46.4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1516767" calcext:value-type="float">
            <text:p>0.21516767</text:p>
          </table:table-cell>
          <table:table-cell table:style-name="ce13" office:value-type="float" office:value="-0.7306062" calcext:value-type="float">
            <text:p>-0.7306062</text:p>
          </table:table-cell>
          <table:table-cell table:style-name="ce13" office:value-type="float" office:value="0.41019192" calcext:value-type="float">
            <text:p>0.410191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4]-[.A125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515S" calcext:value-type="time">
            <text:p>18:48:46.5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2714988" calcext:value-type="float">
            <text:p>-0.12714988</text:p>
          </table:table-cell>
          <table:table-cell table:style-name="ce13" office:value-type="float" office:value="-0.8234392" calcext:value-type="float">
            <text:p>-0.8234392</text:p>
          </table:table-cell>
          <table:table-cell table:style-name="ce13" office:value-type="float" office:value="0.108357295" calcext:value-type="float">
            <text:p>0.1083572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5]-[.A125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555S" calcext:value-type="time">
            <text:p>18:48:46.5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83558" calcext:value-type="float">
            <text:p>-0.2583558</text:p>
          </table:table-cell>
          <table:table-cell table:style-name="ce13" office:value-type="float" office:value="-0.83799464" calcext:value-type="float">
            <text:p>-0.83799464</text:p>
          </table:table-cell>
          <table:table-cell table:style-name="ce13" office:value-type="float" office:value="-0.0694707" calcext:value-type="float">
            <text:p>-0.06947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6]-[.A125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595S" calcext:value-type="time">
            <text:p>18:48:46.5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8940495" calcext:value-type="float">
            <text:p>-0.38940495</text:p>
          </table:table-cell>
          <table:table-cell table:style-name="ce13" office:value-type="float" office:value="-0.7686971" calcext:value-type="float">
            <text:p>-0.7686971</text:p>
          </table:table-cell>
          <table:table-cell table:style-name="ce13" office:value-type="float" office:value="-0.17458415" calcext:value-type="float">
            <text:p>-0.174584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7]-[.A125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635S" calcext:value-type="time">
            <text:p>18:48:46.6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543707" calcext:value-type="float">
            <text:p>-0.5543707</text:p>
          </table:table-cell>
          <table:table-cell table:style-name="ce13" office:value-type="float" office:value="-0.6245911" calcext:value-type="float">
            <text:p>-0.6245911</text:p>
          </table:table-cell>
          <table:table-cell table:style-name="ce13" office:value-type="float" office:value="-0.25314626" calcext:value-type="float">
            <text:p>-0.253146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8]-[.A125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675S" calcext:value-type="time">
            <text:p>18:48:46.6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048663" calcext:value-type="float">
            <text:p>-0.5048663</text:p>
          </table:table-cell>
          <table:table-cell table:style-name="ce13" office:value-type="float" office:value="-0.64013493" calcext:value-type="float">
            <text:p>-0.64013493</text:p>
          </table:table-cell>
          <table:table-cell table:style-name="ce13" office:value-type="float" office:value="-0.12236291" calcext:value-type="float">
            <text:p>-0.122362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59]-[.A125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738S" calcext:value-type="time">
            <text:p>18:48:46.738</text:p>
          </table:table-cell>
          <table:table-cell office:value-type="time" office:time-value="PT00H00M00.063S" calcext:value-type="time">
            <text:p>00:00:00.06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794285" calcext:value-type="float">
            <text:p>-0.4794285</text:p>
          </table:table-cell>
          <table:table-cell table:style-name="ce13" office:value-type="float" office:value="-0.4761458" calcext:value-type="float">
            <text:p>-0.4761458</text:p>
          </table:table-cell>
          <table:table-cell table:style-name="ce13" office:value-type="float" office:value="-0.13451625" calcext:value-type="float">
            <text:p>-0.13451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3S" calcext:value-type="time">
            <text:p>00.063</text:p>
          </table:table-cell>
          <table:table-cell table:formula="of:=[.A1260]-[.A1259]" office:value-type="time" office:time-value="PT00H00M00.063S" calcext:value-type="time">
            <text:p>00:00:00.06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773S" calcext:value-type="time">
            <text:p>18:48:46.773</text:p>
          </table:table-cell>
          <table:table-cell office:value-type="time" office:time-value="PT00H00M00.035S" calcext:value-type="time">
            <text:p>00:00:00.0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3148562" calcext:value-type="float">
            <text:p>-0.43148562</text:p>
          </table:table-cell>
          <table:table-cell table:style-name="ce13" office:value-type="float" office:value="-0.42853126" calcext:value-type="float">
            <text:p>-0.42853126</text:p>
          </table:table-cell>
          <table:table-cell table:style-name="ce13" office:value-type="float" office:value="-0.1210646" calcext:value-type="float">
            <text:p>-0.12106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5S" calcext:value-type="time">
            <text:p>00.035</text:p>
          </table:table-cell>
          <table:table-cell table:formula="of:=[.A1261]-[.A1260]" office:value-type="time" office:time-value="PT00H00M00.035S" calcext:value-type="time">
            <text:p>00:00:00.03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882S" calcext:value-type="time">
            <text:p>18:48:46.882</text:p>
          </table:table-cell>
          <table:table-cell office:value-type="time" office:time-value="PT00H00M00.109S" calcext:value-type="time">
            <text:p>00:00:00.10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8833708" calcext:value-type="float">
            <text:p>-0.38833708</text:p>
          </table:table-cell>
          <table:table-cell table:style-name="ce13" office:value-type="float" office:value="-0.38567814" calcext:value-type="float">
            <text:p>-0.38567814</text:p>
          </table:table-cell>
          <table:table-cell table:style-name="ce13" office:value-type="float" office:value="-0.10895814" calcext:value-type="float">
            <text:p>-0.108958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09S" calcext:value-type="time">
            <text:p>00.109</text:p>
          </table:table-cell>
          <table:table-cell table:formula="of:=[.A1262]-[.A1261]" office:value-type="time" office:time-value="PT00H00M00.109S" calcext:value-type="time">
            <text:p>00:00:00.10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6.935S" calcext:value-type="time">
            <text:p>18:48:46.935</text:p>
          </table:table-cell>
          <table:table-cell office:value-type="time" office:time-value="PT00H00M00.053S" calcext:value-type="time">
            <text:p>00:00:00.05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4950337" calcext:value-type="float">
            <text:p>-0.34950337</text:p>
          </table:table-cell>
          <table:table-cell table:style-name="ce13" office:value-type="float" office:value="-0.34711033" calcext:value-type="float">
            <text:p>-0.34711033</text:p>
          </table:table-cell>
          <table:table-cell table:style-name="ce13" office:value-type="float" office:value="-0.09806231" calcext:value-type="float">
            <text:p>-0.098062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3S" calcext:value-type="time">
            <text:p>00.053</text:p>
          </table:table-cell>
          <table:table-cell table:formula="of:=[.A1263]-[.A1262]" office:value-type="time" office:time-value="PT00H00M00.053S" calcext:value-type="time">
            <text:p>00:00:00.05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003S" calcext:value-type="time">
            <text:p>18:48:47.00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1455302" calcext:value-type="float">
            <text:p>-0.31455302</text:p>
          </table:table-cell>
          <table:table-cell table:style-name="ce13" office:value-type="float" office:value="-0.3123993" calcext:value-type="float">
            <text:p>-0.3123993</text:p>
          </table:table-cell>
          <table:table-cell table:style-name="ce13" office:value-type="float" office:value="-0.08825609" calcext:value-type="float">
            <text:p>-0.088256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264]-[.A126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709S" calcext:value-type="time">
            <text:p>18:48:47.709</text:p>
          </table:table-cell>
          <table:table-cell office:value-type="time" office:time-value="PT00H00M00.706S" calcext:value-type="time">
            <text:p>00:00:00.70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42265" calcext:value-type="float">
            <text:p>0.3242265</text:p>
          </table:table-cell>
          <table:table-cell table:style-name="ce13" office:value-type="float" office:value="0.4804129" calcext:value-type="float">
            <text:p>0.4804129</text:p>
          </table:table-cell>
          <table:table-cell table:style-name="ce13" office:value-type="float" office:value="0.117224775" calcext:value-type="float">
            <text:p>0.1172247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706S" calcext:value-type="time">
            <text:p>00.706</text:p>
          </table:table-cell>
          <table:table-cell table:formula="of:=[.A1265]-[.A1264]" office:value-type="time" office:time-value="PT00H00M00.706S" calcext:value-type="time">
            <text:p>00:00:00.70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856S" calcext:value-type="time">
            <text:p>18:48:47.856</text:p>
          </table:table-cell>
          <table:table-cell office:value-type="time" office:time-value="PT00H00M00.147S" calcext:value-type="time">
            <text:p>00:00:00.1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7112513" calcext:value-type="float">
            <text:p>0.37112513</text:p>
          </table:table-cell>
          <table:table-cell table:style-name="ce13" office:value-type="float" office:value="0.3363511" calcext:value-type="float">
            <text:p>0.3363511</text:p>
          </table:table-cell>
          <table:table-cell table:style-name="ce13" office:value-type="float" office:value="0.022445647" calcext:value-type="float">
            <text:p>0.0224456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47S" calcext:value-type="time">
            <text:p>00.147</text:p>
          </table:table-cell>
          <table:table-cell table:formula="of:=[.A1266]-[.A1265]" office:value-type="time" office:time-value="PT00H00M00.147S" calcext:value-type="time">
            <text:p>00:00:00.14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858S" calcext:value-type="time">
            <text:p>18:48:47.858</text:p>
          </table:table-cell>
          <table:table-cell office:value-type="time" office:time-value="PT00H00M00.002S" calcext:value-type="time">
            <text:p>00:00:00.00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2761615" calcext:value-type="float">
            <text:p>0.42761615</text:p>
          </table:table-cell>
          <table:table-cell table:style-name="ce13" office:value-type="float" office:value="0.65383905" calcext:value-type="float">
            <text:p>0.65383905</text:p>
          </table:table-cell>
          <table:table-cell table:style-name="ce13" office:value-type="float" office:value="0.024815332" calcext:value-type="float">
            <text:p>0.0248153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02S" calcext:value-type="time">
            <text:p>00.002</text:p>
          </table:table-cell>
          <table:table-cell table:formula="of:=[.A1267]-[.A1266]" office:value-type="time" office:time-value="PT00H00M00.002S" calcext:value-type="time">
            <text:p>00:00:00.00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926S" calcext:value-type="time">
            <text:p>18:48:47.92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6593365" calcext:value-type="float">
            <text:p>0.46593365</text:p>
          </table:table-cell>
          <table:table-cell table:style-name="ce13" office:value-type="float" office:value="0.73655087" calcext:value-type="float">
            <text:p>0.73655087</text:p>
          </table:table-cell>
          <table:table-cell table:style-name="ce13" office:value-type="float" office:value="0.09198715" calcext:value-type="float">
            <text:p>0.091987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268]-[.A126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956S" calcext:value-type="time">
            <text:p>18:48:47.956</text:p>
          </table:table-cell>
          <table:table-cell office:value-type="time" office:time-value="PT00H00M00.03S" calcext:value-type="time">
            <text:p>00:00:00.03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1934025" calcext:value-type="float">
            <text:p>0.41934025</text:p>
          </table:table-cell>
          <table:table-cell table:style-name="ce13" office:value-type="float" office:value="0.66289574" calcext:value-type="float">
            <text:p>0.66289574</text:p>
          </table:table-cell>
          <table:table-cell table:style-name="ce13" office:value-type="float" office:value="0.08278844" calcext:value-type="float">
            <text:p>0.082788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S" calcext:value-type="time">
            <text:p>00.030</text:p>
          </table:table-cell>
          <table:table-cell table:formula="of:=[.A1269]-[.A1268]" office:value-type="time" office:time-value="PT00H00M00.03S" calcext:value-type="time">
            <text:p>00:00:00.03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7.997S" calcext:value-type="time">
            <text:p>18:48:47.997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7740624" calcext:value-type="float">
            <text:p>0.37740624</text:p>
          </table:table-cell>
          <table:table-cell table:style-name="ce13" office:value-type="float" office:value="0.5966062" calcext:value-type="float">
            <text:p>0.5966062</text:p>
          </table:table-cell>
          <table:table-cell table:style-name="ce13" office:value-type="float" office:value="0.07450959" calcext:value-type="float">
            <text:p>0.074509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70]-[.A126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037S" calcext:value-type="time">
            <text:p>18:48:48.03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5900155" calcext:value-type="float">
            <text:p>0.35900155</text:p>
          </table:table-cell>
          <table:table-cell table:style-name="ce13" office:value-type="float" office:value="0.27063698" calcext:value-type="float">
            <text:p>0.27063698</text:p>
          </table:table-cell>
          <table:table-cell table:style-name="ce13" office:value-type="float" office:value="0.34984675" calcext:value-type="float">
            <text:p>0.349846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1]-[.A127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077S" calcext:value-type="time">
            <text:p>18:48:48.07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31014" calcext:value-type="float">
            <text:p>0.3231014</text:p>
          </table:table-cell>
          <table:table-cell table:style-name="ce13" office:value-type="float" office:value="0.2435733" calcext:value-type="float">
            <text:p>0.2435733</text:p>
          </table:table-cell>
          <table:table-cell table:style-name="ce13" office:value-type="float" office:value="0.31486204" calcext:value-type="float">
            <text:p>0.314862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2]-[.A127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117S" calcext:value-type="time">
            <text:p>18:48:48.11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379908" calcext:value-type="float">
            <text:p>0.12379908</text:p>
          </table:table-cell>
          <table:table-cell table:style-name="ce13" office:value-type="float" office:value="-0.1499247" calcext:value-type="float">
            <text:p>-0.1499247</text:p>
          </table:table-cell>
          <table:table-cell table:style-name="ce13" office:value-type="float" office:value="0.45542166" calcext:value-type="float">
            <text:p>0.455421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3]-[.A127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157S" calcext:value-type="time">
            <text:p>18:48:48.15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833181" calcext:value-type="float">
            <text:p>-0.00833181</text:p>
          </table:table-cell>
          <table:table-cell table:style-name="ce13" office:value-type="float" office:value="-0.32257873" calcext:value-type="float">
            <text:p>-0.32257873</text:p>
          </table:table-cell>
          <table:table-cell table:style-name="ce13" office:value-type="float" office:value="0.22135408" calcext:value-type="float">
            <text:p>0.221354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4]-[.A127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197S" calcext:value-type="time">
            <text:p>18:48:48.19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59166" calcext:value-type="float">
            <text:p>-0.1859166</text:p>
          </table:table-cell>
          <table:table-cell table:style-name="ce13" office:value-type="float" office:value="-0.4140269" calcext:value-type="float">
            <text:p>-0.4140269</text:p>
          </table:table-cell>
          <table:table-cell table:style-name="ce13" office:value-type="float" office:value="0.07199696" calcext:value-type="float">
            <text:p>0.071996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5]-[.A127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237S" calcext:value-type="time">
            <text:p>18:48:48.23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4466869" calcext:value-type="float">
            <text:p>-0.24466869</text:p>
          </table:table-cell>
          <table:table-cell table:style-name="ce13" office:value-type="float" office:value="-0.35394746" calcext:value-type="float">
            <text:p>-0.35394746</text:p>
          </table:table-cell>
          <table:table-cell table:style-name="ce13" office:value-type="float" office:value="0.040847056" calcext:value-type="float">
            <text:p>0.0408470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6]-[.A127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278S" calcext:value-type="time">
            <text:p>18:48:48.278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9359052" calcext:value-type="float">
            <text:p>-0.29359052</text:p>
          </table:table-cell>
          <table:table-cell table:style-name="ce13" office:value-type="float" office:value="-0.42929488" calcext:value-type="float">
            <text:p>-0.42929488</text:p>
          </table:table-cell>
          <table:table-cell table:style-name="ce13" office:value-type="float" office:value="-0.0016897763" calcext:value-type="float">
            <text:p>-0.00168977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77]-[.A127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318S" calcext:value-type="time">
            <text:p>18:48:48.3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2795215" calcext:value-type="float">
            <text:p>-0.32795215</text:p>
          </table:table-cell>
          <table:table-cell table:style-name="ce13" office:value-type="float" office:value="-0.38504705" calcext:value-type="float">
            <text:p>-0.38504705</text:p>
          </table:table-cell>
          <table:table-cell table:style-name="ce13" office:value-type="float" office:value="-0.047004197" calcext:value-type="float">
            <text:p>-0.0470041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8]-[.A127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358S" calcext:value-type="time">
            <text:p>18:48:48.3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66153" calcext:value-type="float">
            <text:p>-0.266153</text:p>
          </table:table-cell>
          <table:table-cell table:style-name="ce13" office:value-type="float" office:value="-0.33599547" calcext:value-type="float">
            <text:p>-0.33599547</text:p>
          </table:table-cell>
          <table:table-cell table:style-name="ce13" office:value-type="float" office:value="-0.24972561" calcext:value-type="float">
            <text:p>-0.249725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79]-[.A127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398S" calcext:value-type="time">
            <text:p>18:48:48.39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14025" calcext:value-type="float">
            <text:p>-0.314025</text:p>
          </table:table-cell>
          <table:table-cell table:style-name="ce13" office:value-type="float" office:value="-0.39577973" calcext:value-type="float">
            <text:p>-0.39577973</text:p>
          </table:table-cell>
          <table:table-cell table:style-name="ce13" office:value-type="float" office:value="-0.3194552" calcext:value-type="float">
            <text:p>-0.31945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80]-[.A127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439S" calcext:value-type="time">
            <text:p>18:48:48.43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0000534" calcext:value-type="float">
            <text:p>-0.20000534</text:p>
          </table:table-cell>
          <table:table-cell table:style-name="ce13" office:value-type="float" office:value="-0.17163143" calcext:value-type="float">
            <text:p>-0.17163143</text:p>
          </table:table-cell>
          <table:table-cell table:style-name="ce13" office:value-type="float" office:value="-0.26443842" calcext:value-type="float">
            <text:p>-0.264438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81]-[.A128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478S" calcext:value-type="time">
            <text:p>18:48:48.47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59374" calcext:value-type="float">
            <text:p>-0.1859374</text:p>
          </table:table-cell>
          <table:table-cell table:style-name="ce13" office:value-type="float" office:value="-0.10524954" calcext:value-type="float">
            <text:p>-0.10524954</text:p>
          </table:table-cell>
          <table:table-cell table:style-name="ce13" office:value-type="float" office:value="-0.30742812" calcext:value-type="float">
            <text:p>-0.307428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282]-[.A128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518S" calcext:value-type="time">
            <text:p>18:48:48.5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274894" calcext:value-type="float">
            <text:p>-0.08274894</text:p>
          </table:table-cell>
          <table:table-cell table:style-name="ce13" office:value-type="float" office:value="0.21047561" calcext:value-type="float">
            <text:p>0.21047561</text:p>
          </table:table-cell>
          <table:table-cell table:style-name="ce13" office:value-type="float" office:value="-0.1967049" calcext:value-type="float">
            <text:p>-0.19670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83]-[.A128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558S" calcext:value-type="time">
            <text:p>18:48:48.5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9542415" calcext:value-type="float">
            <text:p>-0.019542415</text:p>
          </table:table-cell>
          <table:table-cell table:style-name="ce13" office:value-type="float" office:value="0.37311947" calcext:value-type="float">
            <text:p>0.37311947</text:p>
          </table:table-cell>
          <table:table-cell table:style-name="ce13" office:value-type="float" office:value="-0.2594318" calcext:value-type="float">
            <text:p>-0.25943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84]-[.A128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598S" calcext:value-type="time">
            <text:p>18:48:48.59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635226" calcext:value-type="float">
            <text:p>0.04635226</text:p>
          </table:table-cell>
          <table:table-cell table:style-name="ce13" office:value-type="float" office:value="0.1975995" calcext:value-type="float">
            <text:p>0.1975995</text:p>
          </table:table-cell>
          <table:table-cell table:style-name="ce13" office:value-type="float" office:value="0.059187148" calcext:value-type="float">
            <text:p>0.0591871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85]-[.A128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639S" calcext:value-type="time">
            <text:p>18:48:48.63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2438246" calcext:value-type="float">
            <text:p>-0.042438246</text:p>
          </table:table-cell>
          <table:table-cell table:style-name="ce13" office:value-type="float" office:value="-0.11176005" calcext:value-type="float">
            <text:p>-0.11176005</text:p>
          </table:table-cell>
          <table:table-cell table:style-name="ce13" office:value-type="float" office:value="0.13654484" calcext:value-type="float">
            <text:p>0.136544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86]-[.A128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678S" calcext:value-type="time">
            <text:p>18:48:48.67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1607512" calcext:value-type="float">
            <text:p>-0.011607512</text:p>
          </table:table-cell>
          <table:table-cell table:style-name="ce13" office:value-type="float" office:value="0.3946796" calcext:value-type="float">
            <text:p>0.3946796</text:p>
          </table:table-cell>
          <table:table-cell table:style-name="ce13" office:value-type="float" office:value="0.11256316" calcext:value-type="float">
            <text:p>0.112563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287]-[.A128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722S" calcext:value-type="time">
            <text:p>18:48:48.722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8127414" calcext:value-type="float">
            <text:p>-0.058127414</text:p>
          </table:table-cell>
          <table:table-cell table:style-name="ce13" office:value-type="float" office:value="0.005406973" calcext:value-type="float">
            <text:p>0.005406973</text:p>
          </table:table-cell>
          <table:table-cell table:style-name="ce13" office:value-type="float" office:value="0.29971993" calcext:value-type="float">
            <text:p>0.299719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288]-[.A1287]" office:value-type="time" office:time-value="PT00H00M00.044S" calcext:value-type="time">
            <text:p>00:00:00.04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757S" calcext:value-type="time">
            <text:p>18:48:48.757</text:p>
          </table:table-cell>
          <table:table-cell office:value-type="time" office:time-value="PT00H00M00.035S" calcext:value-type="time">
            <text:p>00:00:00.0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2314676" calcext:value-type="float">
            <text:p>-0.052314676</text:p>
          </table:table-cell>
          <table:table-cell table:style-name="ce13" office:value-type="float" office:value="-0.09686712" calcext:value-type="float">
            <text:p>-0.09686712</text:p>
          </table:table-cell>
          <table:table-cell table:style-name="ce13" office:value-type="float" office:value="0.09967959" calcext:value-type="float">
            <text:p>0.099679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5S" calcext:value-type="time">
            <text:p>00.035</text:p>
          </table:table-cell>
          <table:table-cell table:formula="of:=[.A1289]-[.A1288]" office:value-type="time" office:time-value="PT00H00M00.035S" calcext:value-type="time">
            <text:p>00:00:00.03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797S" calcext:value-type="time">
            <text:p>18:48:48.79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675604" calcext:value-type="float">
            <text:p>-0.03675604</text:p>
          </table:table-cell>
          <table:table-cell table:style-name="ce13" office:value-type="float" office:value="-0.09662865" calcext:value-type="float">
            <text:p>-0.09662865</text:p>
          </table:table-cell>
          <table:table-cell table:style-name="ce13" office:value-type="float" office:value="0.08004367" calcext:value-type="float">
            <text:p>0.080043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90]-[.A128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838S" calcext:value-type="time">
            <text:p>18:48:48.838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8129262" calcext:value-type="float">
            <text:p>-0.058129262</text:p>
          </table:table-cell>
          <table:table-cell table:style-name="ce13" office:value-type="float" office:value="-0.030935513" calcext:value-type="float">
            <text:p>-0.030935513</text:p>
          </table:table-cell>
          <table:table-cell table:style-name="ce13" office:value-type="float" office:value="0.10038395" calcext:value-type="float">
            <text:p>0.100383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91]-[.A129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878S" calcext:value-type="time">
            <text:p>18:48:48.8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30975828" calcext:value-type="float">
            <text:p>-0.0030975828</text:p>
          </table:table-cell>
          <table:table-cell table:style-name="ce13" office:value-type="float" office:value="-0.016635912" calcext:value-type="float">
            <text:p>-0.016635912</text:p>
          </table:table-cell>
          <table:table-cell table:style-name="ce13" office:value-type="float" office:value="0.06925185" calcext:value-type="float">
            <text:p>0.069251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92]-[.A129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918S" calcext:value-type="time">
            <text:p>18:48:48.9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4023697" calcext:value-type="float">
            <text:p>0.004023697</text:p>
          </table:table-cell>
          <table:table-cell table:style-name="ce13" office:value-type="float" office:value="0.04611167" calcext:value-type="float">
            <text:p>0.04611167</text:p>
          </table:table-cell>
          <table:table-cell table:style-name="ce13" office:value-type="float" office:value="-0.0011742661" calcext:value-type="float">
            <text:p>-0.00117426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93]-[.A129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956S" calcext:value-type="time">
            <text:p>18:48:48.956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106273" calcext:value-type="float">
            <text:p>0.13106273</text:p>
          </table:table-cell>
          <table:table-cell table:style-name="ce13" office:value-type="float" office:value="0.05204738" calcext:value-type="float">
            <text:p>0.05204738</text:p>
          </table:table-cell>
          <table:table-cell table:style-name="ce13" office:value-type="float" office:value="0.08309837" calcext:value-type="float">
            <text:p>0.083098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294]-[.A1293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8.996S" calcext:value-type="time">
            <text:p>18:48:48.9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972404" calcext:value-type="float">
            <text:p>0.07972404</text:p>
          </table:table-cell>
          <table:table-cell table:style-name="ce13" office:value-type="float" office:value="0.07782408" calcext:value-type="float">
            <text:p>0.07782408</text:p>
          </table:table-cell>
          <table:table-cell table:style-name="ce13" office:value-type="float" office:value="0.16355811" calcext:value-type="float">
            <text:p>0.163558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295]-[.A129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039S" calcext:value-type="time">
            <text:p>18:48:49.039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186394" calcext:value-type="float">
            <text:p>0.06186394</text:p>
          </table:table-cell>
          <table:table-cell table:style-name="ce13" office:value-type="float" office:value="0.19155046" calcext:value-type="float">
            <text:p>0.19155046</text:p>
          </table:table-cell>
          <table:table-cell table:style-name="ce13" office:value-type="float" office:value="0.24432147" calcext:value-type="float">
            <text:p>0.244321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296]-[.A1295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08S" calcext:value-type="time">
            <text:p>18:48:49.08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4032037" calcext:value-type="float">
            <text:p>0.044032037</text:p>
          </table:table-cell>
          <table:table-cell table:style-name="ce13" office:value-type="float" office:value="0.1772294" calcext:value-type="float">
            <text:p>0.1772294</text:p>
          </table:table-cell>
          <table:table-cell table:style-name="ce13" office:value-type="float" office:value="0.056412816" calcext:value-type="float">
            <text:p>0.0564128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297]-[.A129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119S" calcext:value-type="time">
            <text:p>18:48:49.119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5351493" calcext:value-type="float">
            <text:p>0.005351493</text:p>
          </table:table-cell>
          <table:table-cell table:style-name="ce13" office:value-type="float" office:value="0.22322717" calcext:value-type="float">
            <text:p>0.22322717</text:p>
          </table:table-cell>
          <table:table-cell table:style-name="ce13" office:value-type="float" office:value="0.041543055" calcext:value-type="float">
            <text:p>0.0415430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298]-[.A129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157S" calcext:value-type="time">
            <text:p>18:48:49.157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8659126" calcext:value-type="float">
            <text:p>0.018659126</text:p>
          </table:table-cell>
          <table:table-cell table:style-name="ce13" office:value-type="float" office:value="0.21980092" calcext:value-type="float">
            <text:p>0.21980092</text:p>
          </table:table-cell>
          <table:table-cell table:style-name="ce13" office:value-type="float" office:value="0.041343797" calcext:value-type="float">
            <text:p>0.0413437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299]-[.A1298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198S" calcext:value-type="time">
            <text:p>18:48:49.198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747437" calcext:value-type="float">
            <text:p>-0.05747437</text:p>
          </table:table-cell>
          <table:table-cell table:style-name="ce13" office:value-type="float" office:value="0.18903176" calcext:value-type="float">
            <text:p>0.18903176</text:p>
          </table:table-cell>
          <table:table-cell table:style-name="ce13" office:value-type="float" office:value="-0.1234107" calcext:value-type="float">
            <text:p>-0.12341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300]-[.A129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238S" calcext:value-type="time">
            <text:p>18:48:49.23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6678111" calcext:value-type="float">
            <text:p>-0.026678111</text:p>
          </table:table-cell>
          <table:table-cell table:style-name="ce13" office:value-type="float" office:value="0.3349235" calcext:value-type="float">
            <text:p>0.3349235</text:p>
          </table:table-cell>
          <table:table-cell table:style-name="ce13" office:value-type="float" office:value="-0.15831086" calcext:value-type="float">
            <text:p>-0.158310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1]-[.A130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278S" calcext:value-type="time">
            <text:p>18:48:49.2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576323" calcext:value-type="float">
            <text:p>-0.04576323</text:p>
          </table:table-cell>
          <table:table-cell table:style-name="ce13" office:value-type="float" office:value="0.20585012" calcext:value-type="float">
            <text:p>0.20585012</text:p>
          </table:table-cell>
          <table:table-cell table:style-name="ce13" office:value-type="float" office:value="-0.10270934" calcext:value-type="float">
            <text:p>-0.102709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2]-[.A130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318S" calcext:value-type="time">
            <text:p>18:48:49.3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2285543" calcext:value-type="float">
            <text:p>-0.042285543</text:p>
          </table:table-cell>
          <table:table-cell table:style-name="ce13" office:value-type="float" office:value="0.27579245" calcext:value-type="float">
            <text:p>0.27579245</text:p>
          </table:table-cell>
          <table:table-cell table:style-name="ce13" office:value-type="float" office:value="-0.18538278" calcext:value-type="float">
            <text:p>-0.185382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3]-[.A130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358S" calcext:value-type="time">
            <text:p>18:48:49.3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3223003" calcext:value-type="float">
            <text:p>-0.033223003</text:p>
          </table:table-cell>
          <table:table-cell table:style-name="ce13" office:value-type="float" office:value="0.22162628" calcext:value-type="float">
            <text:p>0.22162628</text:p>
          </table:table-cell>
          <table:table-cell table:style-name="ce13" office:value-type="float" office:value="-0.17321657" calcext:value-type="float">
            <text:p>-0.173216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4]-[.A130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398S" calcext:value-type="time">
            <text:p>18:48:49.39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4846986" calcext:value-type="float">
            <text:p>-0.024846986</text:p>
          </table:table-cell>
          <table:table-cell table:style-name="ce13" office:value-type="float" office:value="0.15463942" calcext:value-type="float">
            <text:p>0.15463942</text:p>
          </table:table-cell>
          <table:table-cell table:style-name="ce13" office:value-type="float" office:value="-0.16556287" calcext:value-type="float">
            <text:p>-0.165562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5]-[.A130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438S" calcext:value-type="time">
            <text:p>18:48:49.43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224999" calcext:value-type="float">
            <text:p>-0.03224999</text:p>
          </table:table-cell>
          <table:table-cell table:style-name="ce13" office:value-type="float" office:value="0.16949776" calcext:value-type="float">
            <text:p>0.16949776</text:p>
          </table:table-cell>
          <table:table-cell table:style-name="ce13" office:value-type="float" office:value="-0.2656814" calcext:value-type="float">
            <text:p>-0.26568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6]-[.A130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478S" calcext:value-type="time">
            <text:p>18:48:49.4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019862846" calcext:value-type="float">
            <text:p>0.00019862846</text:p>
          </table:table-cell>
          <table:table-cell table:style-name="ce13" office:value-type="float" office:value="0.21714759" calcext:value-type="float">
            <text:p>0.21714759</text:p>
          </table:table-cell>
          <table:table-cell table:style-name="ce13" office:value-type="float" office:value="-0.2221943" calcext:value-type="float">
            <text:p>-0.22219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7]-[.A130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518S" calcext:value-type="time">
            <text:p>18:48:49.5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8147761" calcext:value-type="float">
            <text:p>0.08147761</text:p>
          </table:table-cell>
          <table:table-cell table:style-name="ce13" office:value-type="float" office:value="0.16642895" calcext:value-type="float">
            <text:p>0.16642895</text:p>
          </table:table-cell>
          <table:table-cell table:style-name="ce13" office:value-type="float" office:value="-0.116918206" calcext:value-type="float">
            <text:p>-0.1169182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8]-[.A130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558S" calcext:value-type="time">
            <text:p>18:48:49.5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9706803" calcext:value-type="float">
            <text:p>0.059706803</text:p>
          </table:table-cell>
          <table:table-cell table:style-name="ce13" office:value-type="float" office:value="0.41433683" calcext:value-type="float">
            <text:p>0.41433683</text:p>
          </table:table-cell>
          <table:table-cell table:style-name="ce13" office:value-type="float" office:value="-0.036891457" calcext:value-type="float">
            <text:p>-0.0368914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09]-[.A130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598S" calcext:value-type="time">
            <text:p>18:48:49.59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2841038" calcext:value-type="float">
            <text:p>-0.012841038</text:p>
          </table:table-cell>
          <table:table-cell table:style-name="ce13" office:value-type="float" office:value="0.17558873" calcext:value-type="float">
            <text:p>0.17558873</text:p>
          </table:table-cell>
          <table:table-cell table:style-name="ce13" office:value-type="float" office:value="-0.04177164" calcext:value-type="float">
            <text:p>-0.041771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0]-[.A130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638S" calcext:value-type="time">
            <text:p>18:48:49.63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650321" calcext:value-type="float">
            <text:p>-0.00650321</text:p>
          </table:table-cell>
          <table:table-cell table:style-name="ce13" office:value-type="float" office:value="0.16572027" calcext:value-type="float">
            <text:p>0.16572027</text:p>
          </table:table-cell>
          <table:table-cell table:style-name="ce13" office:value-type="float" office:value="-0.17404467" calcext:value-type="float">
            <text:p>-0.174044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1]-[.A131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679S" calcext:value-type="time">
            <text:p>18:48:49.67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4571915" calcext:value-type="float">
            <text:p>0.054571915</text:p>
          </table:table-cell>
          <table:table-cell table:style-name="ce13" office:value-type="float" office:value="0.13948026" calcext:value-type="float">
            <text:p>0.13948026</text:p>
          </table:table-cell>
          <table:table-cell table:style-name="ce13" office:value-type="float" office:value="-0.14323689" calcext:value-type="float">
            <text:p>-0.143236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312]-[.A131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718S" calcext:value-type="time">
            <text:p>18:48:49.71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0320776" calcext:value-type="float">
            <text:p>0.060320776</text:p>
          </table:table-cell>
          <table:table-cell table:style-name="ce13" office:value-type="float" office:value="0.06840336" calcext:value-type="float">
            <text:p>0.06840336</text:p>
          </table:table-cell>
          <table:table-cell table:style-name="ce13" office:value-type="float" office:value="-0.09221884" calcext:value-type="float">
            <text:p>-0.092218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313]-[.A131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758S" calcext:value-type="time">
            <text:p>18:48:49.7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95426" calcext:value-type="float">
            <text:p>0.1395426</text:p>
          </table:table-cell>
          <table:table-cell table:style-name="ce13" office:value-type="float" office:value="0.141104" calcext:value-type="float">
            <text:p>0.141104</text:p>
          </table:table-cell>
          <table:table-cell table:style-name="ce13" office:value-type="float" office:value="-0.084535055" calcext:value-type="float">
            <text:p>-0.0845350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4]-[.A131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798S" calcext:value-type="time">
            <text:p>18:48:49.79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900631" calcext:value-type="float">
            <text:p>0.07900631</text:p>
          </table:table-cell>
          <table:table-cell table:style-name="ce13" office:value-type="float" office:value="0.13666163" calcext:value-type="float">
            <text:p>0.13666163</text:p>
          </table:table-cell>
          <table:table-cell table:style-name="ce13" office:value-type="float" office:value="-0.104426295" calcext:value-type="float">
            <text:p>-0.1044262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5]-[.A131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838S" calcext:value-type="time">
            <text:p>18:48:49.83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767306" calcext:value-type="float">
            <text:p>0.17767306</text:p>
          </table:table-cell>
          <table:table-cell table:style-name="ce13" office:value-type="float" office:value="0.29570055" calcext:value-type="float">
            <text:p>0.29570055</text:p>
          </table:table-cell>
          <table:table-cell table:style-name="ce13" office:value-type="float" office:value="-0.020155512" calcext:value-type="float">
            <text:p>-0.0201555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6]-[.A131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878S" calcext:value-type="time">
            <text:p>18:48:49.8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903172" calcext:value-type="float">
            <text:p>0.13903172</text:p>
          </table:table-cell>
          <table:table-cell table:style-name="ce13" office:value-type="float" office:value="0.21735117" calcext:value-type="float">
            <text:p>0.21735117</text:p>
          </table:table-cell>
          <table:table-cell table:style-name="ce13" office:value-type="float" office:value="-0.14162631" calcext:value-type="float">
            <text:p>-0.141626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7]-[.A131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918S" calcext:value-type="time">
            <text:p>18:48:49.9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719887" calcext:value-type="float">
            <text:p>0.19719887</text:p>
          </table:table-cell>
          <table:table-cell table:style-name="ce13" office:value-type="float" office:value="0.16836998" calcext:value-type="float">
            <text:p>0.16836998</text:p>
          </table:table-cell>
          <table:table-cell table:style-name="ce13" office:value-type="float" office:value="-0.042429518" calcext:value-type="float">
            <text:p>-0.0424295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8]-[.A131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958S" calcext:value-type="time">
            <text:p>18:48:49.9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669077" calcext:value-type="float">
            <text:p>0.2669077</text:p>
          </table:table-cell>
          <table:table-cell table:style-name="ce13" office:value-type="float" office:value="0.34401345" calcext:value-type="float">
            <text:p>0.34401345</text:p>
          </table:table-cell>
          <table:table-cell table:style-name="ce13" office:value-type="float" office:value="-0.0122588035" calcext:value-type="float">
            <text:p>-0.01225880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19]-[.A131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49.996S" calcext:value-type="time">
            <text:p>18:48:49.996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28341" calcext:value-type="float">
            <text:p>0.3228341</text:p>
          </table:table-cell>
          <table:table-cell table:style-name="ce13" office:value-type="float" office:value="0.3115897" calcext:value-type="float">
            <text:p>0.3115897</text:p>
          </table:table-cell>
          <table:table-cell table:style-name="ce13" office:value-type="float" office:value="-0.020261416" calcext:value-type="float">
            <text:p>-0.0202614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320]-[.A1319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036S" calcext:value-type="time">
            <text:p>18:48:50.0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5163468" calcext:value-type="float">
            <text:p>0.35163468</text:p>
          </table:table-cell>
          <table:table-cell table:style-name="ce13" office:value-type="float" office:value="0.38699806" calcext:value-type="float">
            <text:p>0.38699806</text:p>
          </table:table-cell>
          <table:table-cell table:style-name="ce13" office:value-type="float" office:value="0.0072529777" calcext:value-type="float">
            <text:p>0.00725297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21]-[.A132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079S" calcext:value-type="time">
            <text:p>18:48:50.079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9427883" calcext:value-type="float">
            <text:p>0.29427883</text:p>
          </table:table-cell>
          <table:table-cell table:style-name="ce13" office:value-type="float" office:value="0.31863517" calcext:value-type="float">
            <text:p>0.31863517</text:p>
          </table:table-cell>
          <table:table-cell table:style-name="ce13" office:value-type="float" office:value="0.10935973" calcext:value-type="float">
            <text:p>0.109359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322]-[.A1321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119S" calcext:value-type="time">
            <text:p>18:48:50.11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811107" calcext:value-type="float">
            <text:p>0.2811107</text:p>
          </table:table-cell>
          <table:table-cell table:style-name="ce13" office:value-type="float" office:value="0.1672404" calcext:value-type="float">
            <text:p>0.1672404</text:p>
          </table:table-cell>
          <table:table-cell table:style-name="ce13" office:value-type="float" office:value="0.0698593" calcext:value-type="float">
            <text:p>0.06985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23]-[.A132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157S" calcext:value-type="time">
            <text:p>18:48:50.157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861978" calcext:value-type="float">
            <text:p>0.18861978</text:p>
          </table:table-cell>
          <table:table-cell table:style-name="ce13" office:value-type="float" office:value="-0.12392213" calcext:value-type="float">
            <text:p>-0.12392213</text:p>
          </table:table-cell>
          <table:table-cell table:style-name="ce13" office:value-type="float" office:value="0.16988023" calcext:value-type="float">
            <text:p>0.169880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324]-[.A1323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199S" calcext:value-type="time">
            <text:p>18:48:50.199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41913835" calcext:value-type="float">
            <text:p>0.0141913835</text:p>
          </table:table-cell>
          <table:table-cell table:style-name="ce13" office:value-type="float" office:value="-0.23545572" calcext:value-type="float">
            <text:p>-0.23545572</text:p>
          </table:table-cell>
          <table:table-cell table:style-name="ce13" office:value-type="float" office:value="0.24363922" calcext:value-type="float">
            <text:p>0.243639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325]-[.A1324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238S" calcext:value-type="time">
            <text:p>18:48:50.23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8321505" calcext:value-type="float">
            <text:p>-0.008321505</text:p>
          </table:table-cell>
          <table:table-cell table:style-name="ce13" office:value-type="float" office:value="-0.10006931" calcext:value-type="float">
            <text:p>-0.10006931</text:p>
          </table:table-cell>
          <table:table-cell table:style-name="ce13" office:value-type="float" office:value="0.19971962" calcext:value-type="float">
            <text:p>0.199719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326]-[.A132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278S" calcext:value-type="time">
            <text:p>18:48:50.2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76749" calcext:value-type="float">
            <text:p>-0.1476749</text:p>
          </table:table-cell>
          <table:table-cell table:style-name="ce13" office:value-type="float" office:value="-0.3664784" calcext:value-type="float">
            <text:p>-0.3664784</text:p>
          </table:table-cell>
          <table:table-cell table:style-name="ce13" office:value-type="float" office:value="0.22852698" calcext:value-type="float">
            <text:p>0.228526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27]-[.A132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318S" calcext:value-type="time">
            <text:p>18:48:50.3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739961" calcext:value-type="float">
            <text:p>-0.18739961</text:p>
          </table:table-cell>
          <table:table-cell table:style-name="ce13" office:value-type="float" office:value="-0.59855616" calcext:value-type="float">
            <text:p>-0.59855616</text:p>
          </table:table-cell>
          <table:table-cell table:style-name="ce13" office:value-type="float" office:value="0.23951213" calcext:value-type="float">
            <text:p>0.239512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28]-[.A132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361S" calcext:value-type="time">
            <text:p>18:48:50.361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189526" calcext:value-type="float">
            <text:p>-0.3189526</text:p>
          </table:table-cell>
          <table:table-cell table:style-name="ce13" office:value-type="float" office:value="-0.41675225" calcext:value-type="float">
            <text:p>-0.41675225</text:p>
          </table:table-cell>
          <table:table-cell table:style-name="ce13" office:value-type="float" office:value="0.07361759" calcext:value-type="float">
            <text:p>0.073617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329]-[.A1328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398S" calcext:value-type="time">
            <text:p>18:48:50.398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9933762" calcext:value-type="float">
            <text:p>-0.39933762</text:p>
          </table:table-cell>
          <table:table-cell table:style-name="ce13" office:value-type="float" office:value="-0.52383196" calcext:value-type="float">
            <text:p>-0.52383196</text:p>
          </table:table-cell>
          <table:table-cell table:style-name="ce13" office:value-type="float" office:value="-0.06843657" calcext:value-type="float">
            <text:p>-0.068436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330]-[.A1329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441S" calcext:value-type="time">
            <text:p>18:48:50.441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081832" calcext:value-type="float">
            <text:p>-0.4081832</text:p>
          </table:table-cell>
          <table:table-cell table:style-name="ce13" office:value-type="float" office:value="-0.60482275" calcext:value-type="float">
            <text:p>-0.60482275</text:p>
          </table:table-cell>
          <table:table-cell table:style-name="ce13" office:value-type="float" office:value="-0.11652455" calcext:value-type="float">
            <text:p>-0.116524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331]-[.A1330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478S" calcext:value-type="time">
            <text:p>18:48:50.478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706119" calcext:value-type="float">
            <text:p>-0.5706119</text:p>
          </table:table-cell>
          <table:table-cell table:style-name="ce13" office:value-type="float" office:value="-0.7210007" calcext:value-type="float">
            <text:p>-0.7210007</text:p>
          </table:table-cell>
          <table:table-cell table:style-name="ce13" office:value-type="float" office:value="-0.2107803" calcext:value-type="float">
            <text:p>-0.21078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332]-[.A1331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518S" calcext:value-type="time">
            <text:p>18:48:50.5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6672454" calcext:value-type="float">
            <text:p>-0.56672454</text:p>
          </table:table-cell>
          <table:table-cell table:style-name="ce13" office:value-type="float" office:value="-0.47158125" calcext:value-type="float">
            <text:p>-0.47158125</text:p>
          </table:table-cell>
          <table:table-cell table:style-name="ce13" office:value-type="float" office:value="-0.36812022" calcext:value-type="float">
            <text:p>-0.368120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33]-[.A133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556S" calcext:value-type="time">
            <text:p>18:48:50.556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62057453" calcext:value-type="float">
            <text:p>-0.62057453</text:p>
          </table:table-cell>
          <table:table-cell table:style-name="ce13" office:value-type="float" office:value="-0.45496517" calcext:value-type="float">
            <text:p>-0.45496517</text:p>
          </table:table-cell>
          <table:table-cell table:style-name="ce13" office:value-type="float" office:value="-0.37283656" calcext:value-type="float">
            <text:p>-0.372836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334]-[.A1333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6S" calcext:value-type="time">
            <text:p>18:48:50.600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306118" calcext:value-type="float">
            <text:p>-0.5306118</text:p>
          </table:table-cell>
          <table:table-cell table:style-name="ce13" office:value-type="float" office:value="-0.35651454" calcext:value-type="float">
            <text:p>-0.35651454</text:p>
          </table:table-cell>
          <table:table-cell table:style-name="ce13" office:value-type="float" office:value="-0.5539611" calcext:value-type="float">
            <text:p>-0.55396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335]-[.A1334]" office:value-type="time" office:time-value="PT00H00M00.044S" calcext:value-type="time">
            <text:p>00:00:00.04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639S" calcext:value-type="time">
            <text:p>18:48:50.639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1888365" calcext:value-type="float">
            <text:p>-0.41888365</text:p>
          </table:table-cell>
          <table:table-cell table:style-name="ce13" office:value-type="float" office:value="-0.1813367" calcext:value-type="float">
            <text:p>-0.1813367</text:p>
          </table:table-cell>
          <table:table-cell table:style-name="ce13" office:value-type="float" office:value="-0.6119439" calcext:value-type="float">
            <text:p>-0.61194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336]-[.A133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679S" calcext:value-type="time">
            <text:p>18:48:50.67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6996406" calcext:value-type="float">
            <text:p>-0.36996406</text:p>
          </table:table-cell>
          <table:table-cell table:style-name="ce13" office:value-type="float" office:value="0.016753035" calcext:value-type="float">
            <text:p>0.016753035</text:p>
          </table:table-cell>
          <table:table-cell table:style-name="ce13" office:value-type="float" office:value="-0.52108645" calcext:value-type="float">
            <text:p>-0.521086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37]-[.A133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717S" calcext:value-type="time">
            <text:p>18:48:50.717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457118" calcext:value-type="float">
            <text:p>-0.3457118</text:p>
          </table:table-cell>
          <table:table-cell table:style-name="ce13" office:value-type="float" office:value="0.3440084" calcext:value-type="float">
            <text:p>0.3440084</text:p>
          </table:table-cell>
          <table:table-cell table:style-name="ce13" office:value-type="float" office:value="-0.57950026" calcext:value-type="float">
            <text:p>-0.579500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338]-[.A1337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757S" calcext:value-type="time">
            <text:p>18:48:50.75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65459" calcext:value-type="float">
            <text:p>-0.2265459</text:p>
          </table:table-cell>
          <table:table-cell table:style-name="ce13" office:value-type="float" office:value="0.34146792" calcext:value-type="float">
            <text:p>0.34146792</text:p>
          </table:table-cell>
          <table:table-cell table:style-name="ce13" office:value-type="float" office:value="-0.5942797" calcext:value-type="float">
            <text:p>-0.59427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39]-[.A133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797S" calcext:value-type="time">
            <text:p>18:48:50.79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137666" calcext:value-type="float">
            <text:p>-0.15137666</text:p>
          </table:table-cell>
          <table:table-cell table:style-name="ce13" office:value-type="float" office:value="0.37961113" calcext:value-type="float">
            <text:p>0.37961113</text:p>
          </table:table-cell>
          <table:table-cell table:style-name="ce13" office:value-type="float" office:value="-0.47003242" calcext:value-type="float">
            <text:p>-0.470032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0]-[.A133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838S" calcext:value-type="time">
            <text:p>18:48:50.838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746463" calcext:value-type="float">
            <text:p>-0.06746463</text:p>
          </table:table-cell>
          <table:table-cell table:style-name="ce13" office:value-type="float" office:value="0.35769007" calcext:value-type="float">
            <text:p>0.35769007</text:p>
          </table:table-cell>
          <table:table-cell table:style-name="ce13" office:value-type="float" office:value="-0.43269715" calcext:value-type="float">
            <text:p>-0.432697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341]-[.A134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878S" calcext:value-type="time">
            <text:p>18:48:50.8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1162476" calcext:value-type="float">
            <text:p>-0.041162476</text:p>
          </table:table-cell>
          <table:table-cell table:style-name="ce13" office:value-type="float" office:value="0.22568083" calcext:value-type="float">
            <text:p>0.22568083</text:p>
          </table:table-cell>
          <table:table-cell table:style-name="ce13" office:value-type="float" office:value="-0.44194204" calcext:value-type="float">
            <text:p>-0.441942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2]-[.A134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918S" calcext:value-type="time">
            <text:p>18:48:50.91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1338257" calcext:value-type="float">
            <text:p>-0.011338257</text:p>
          </table:table-cell>
          <table:table-cell table:style-name="ce13" office:value-type="float" office:value="0.5955444" calcext:value-type="float">
            <text:p>0.5955444</text:p>
          </table:table-cell>
          <table:table-cell table:style-name="ce13" office:value-type="float" office:value="-0.12133186" calcext:value-type="float">
            <text:p>-0.121331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3]-[.A134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958S" calcext:value-type="time">
            <text:p>18:48:50.9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6621025" calcext:value-type="float">
            <text:p>-0.16621025</text:p>
          </table:table-cell>
          <table:table-cell table:style-name="ce13" office:value-type="float" office:value="0.38877317" calcext:value-type="float">
            <text:p>0.38877317</text:p>
          </table:table-cell>
          <table:table-cell table:style-name="ce13" office:value-type="float" office:value="-0.50580513" calcext:value-type="float">
            <text:p>-0.505805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4]-[.A134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0.998S" calcext:value-type="time">
            <text:p>18:48:50.99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124936" calcext:value-type="float">
            <text:p>-0.10124936</text:p>
          </table:table-cell>
          <table:table-cell table:style-name="ce13" office:value-type="float" office:value="0.1345638" calcext:value-type="float">
            <text:p>0.1345638</text:p>
          </table:table-cell>
          <table:table-cell table:style-name="ce13" office:value-type="float" office:value="-0.51521" calcext:value-type="float">
            <text:p>-0.515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5]-[.A134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036S" calcext:value-type="time">
            <text:p>18:48:51.036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0255284" calcext:value-type="float">
            <text:p>-0.050255284</text:p>
          </table:table-cell>
          <table:table-cell table:style-name="ce13" office:value-type="float" office:value="-0.029405277" calcext:value-type="float">
            <text:p>-0.029405277</text:p>
          </table:table-cell>
          <table:table-cell table:style-name="ce13" office:value-type="float" office:value="-0.27340576" calcext:value-type="float">
            <text:p>-0.273405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346]-[.A1345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076S" calcext:value-type="time">
            <text:p>18:48:51.0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633327" calcext:value-type="float">
            <text:p>-0.02633327</text:p>
          </table:table-cell>
          <table:table-cell table:style-name="ce13" office:value-type="float" office:value="0.21347663" calcext:value-type="float">
            <text:p>0.21347663</text:p>
          </table:table-cell>
          <table:table-cell table:style-name="ce13" office:value-type="float" office:value="-0.37152907" calcext:value-type="float">
            <text:p>-0.371529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7]-[.A134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117S" calcext:value-type="time">
            <text:p>18:48:51.117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0506573" calcext:value-type="float">
            <text:p>-0.050506573</text:p>
          </table:table-cell>
          <table:table-cell table:style-name="ce13" office:value-type="float" office:value="0.19520514" calcext:value-type="float">
            <text:p>0.19520514</text:p>
          </table:table-cell>
          <table:table-cell table:style-name="ce13" office:value-type="float" office:value="-0.4176525" calcext:value-type="float">
            <text:p>-0.41765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348]-[.A134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157S" calcext:value-type="time">
            <text:p>18:48:51.15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6012566" calcext:value-type="float">
            <text:p>-0.016012566</text:p>
          </table:table-cell>
          <table:table-cell table:style-name="ce13" office:value-type="float" office:value="0.21721293" calcext:value-type="float">
            <text:p>0.21721293</text:p>
          </table:table-cell>
          <table:table-cell table:style-name="ce13" office:value-type="float" office:value="-0.41785505" calcext:value-type="float">
            <text:p>-0.417855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49]-[.A134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197S" calcext:value-type="time">
            <text:p>18:48:51.19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6276527" calcext:value-type="float">
            <text:p>-0.026276527</text:p>
          </table:table-cell>
          <table:table-cell table:style-name="ce13" office:value-type="float" office:value="0.19615088" calcext:value-type="float">
            <text:p>0.19615088</text:p>
          </table:table-cell>
          <table:table-cell table:style-name="ce13" office:value-type="float" office:value="-0.37145528" calcext:value-type="float">
            <text:p>-0.371455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50]-[.A134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237S" calcext:value-type="time">
            <text:p>18:48:51.23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8150813" calcext:value-type="float">
            <text:p>-0.038150813</text:p>
          </table:table-cell>
          <table:table-cell table:style-name="ce13" office:value-type="float" office:value="0.18312757" calcext:value-type="float">
            <text:p>0.18312757</text:p>
          </table:table-cell>
          <table:table-cell table:style-name="ce13" office:value-type="float" office:value="-0.32376286" calcext:value-type="float">
            <text:p>-0.323762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51]-[.A135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277S" calcext:value-type="time">
            <text:p>18:48:51.27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807107" calcext:value-type="float">
            <text:p>-0.03807107</text:p>
          </table:table-cell>
          <table:table-cell table:style-name="ce13" office:value-type="float" office:value="0.22743687" calcext:value-type="float">
            <text:p>0.22743687</text:p>
          </table:table-cell>
          <table:table-cell table:style-name="ce13" office:value-type="float" office:value="-0.15405747" calcext:value-type="float">
            <text:p>-0.154057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52]-[.A135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317S" calcext:value-type="time">
            <text:p>18:48:51.317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8883124" calcext:value-type="float">
            <text:p>-0.018883124</text:p>
          </table:table-cell>
          <table:table-cell table:style-name="ce13" office:value-type="float" office:value="0.2945613" calcext:value-type="float">
            <text:p>0.2945613</text:p>
          </table:table-cell>
          <table:table-cell table:style-name="ce13" office:value-type="float" office:value="-0.08591736" calcext:value-type="float">
            <text:p>-0.08591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53]-[.A135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356S" calcext:value-type="time">
            <text:p>18:48:51.356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335713" calcext:value-type="float">
            <text:p>-0.06335713</text:p>
          </table:table-cell>
          <table:table-cell table:style-name="ce13" office:value-type="float" office:value="0.11525172" calcext:value-type="float">
            <text:p>0.11525172</text:p>
          </table:table-cell>
          <table:table-cell table:style-name="ce13" office:value-type="float" office:value="-0.07820452" calcext:value-type="float">
            <text:p>-0.078204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354]-[.A135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402S" calcext:value-type="time">
            <text:p>18:48:51.402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449211" calcext:value-type="float">
            <text:p>-0.06449211</text:p>
          </table:table-cell>
          <table:table-cell table:style-name="ce13" office:value-type="float" office:value="-0.019979542" calcext:value-type="float">
            <text:p>-0.019979542</text:p>
          </table:table-cell>
          <table:table-cell table:style-name="ce13" office:value-type="float" office:value="0.008717479" calcext:value-type="float">
            <text:p>0.0087174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1355]-[.A1354]" office:value-type="time" office:time-value="PT00H00M00.046S" calcext:value-type="time">
            <text:p>00:00:00.04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445S" calcext:value-type="time">
            <text:p>18:48:51.445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0689353" calcext:value-type="float">
            <text:p>-0.020689353</text:p>
          </table:table-cell>
          <table:table-cell table:style-name="ce13" office:value-type="float" office:value="0.039367042" calcext:value-type="float">
            <text:p>0.039367042</text:p>
          </table:table-cell>
          <table:table-cell table:style-name="ce13" office:value-type="float" office:value="0.19790922" calcext:value-type="float">
            <text:p>0.197909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356]-[.A1355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478S" calcext:value-type="time">
            <text:p>18:48:51.478</text:p>
          </table:table-cell>
          <table:table-cell office:value-type="time" office:time-value="PT00H00M00.033S" calcext:value-type="time">
            <text:p>00:00:00.03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5978835" calcext:value-type="float">
            <text:p>-0.035978835</text:p>
          </table:table-cell>
          <table:table-cell table:style-name="ce13" office:value-type="float" office:value="0.08398989" calcext:value-type="float">
            <text:p>0.08398989</text:p>
          </table:table-cell>
          <table:table-cell table:style-name="ce13" office:value-type="float" office:value="0.3202814" calcext:value-type="float">
            <text:p>0.32028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3S" calcext:value-type="time">
            <text:p>00.033</text:p>
          </table:table-cell>
          <table:table-cell table:formula="of:=[.A1357]-[.A1356]" office:value-type="time" office:time-value="PT00H00M00.033S" calcext:value-type="time">
            <text:p>00:00:00.03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516S" calcext:value-type="time">
            <text:p>18:48:51.516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0520567" calcext:value-type="float">
            <text:p>-0.000520567</text:p>
          </table:table-cell>
          <table:table-cell table:style-name="ce13" office:value-type="float" office:value="0.04614754" calcext:value-type="float">
            <text:p>0.04614754</text:p>
          </table:table-cell>
          <table:table-cell table:style-name="ce13" office:value-type="float" office:value="0.2216761" calcext:value-type="float">
            <text:p>0.22167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358]-[.A1357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556S" calcext:value-type="time">
            <text:p>18:48:51.5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0116926" calcext:value-type="float">
            <text:p>-0.090116926</text:p>
          </table:table-cell>
          <table:table-cell table:style-name="ce13" office:value-type="float" office:value="-0.18456586" calcext:value-type="float">
            <text:p>-0.18456586</text:p>
          </table:table-cell>
          <table:table-cell table:style-name="ce13" office:value-type="float" office:value="0.27245772" calcext:value-type="float">
            <text:p>0.272457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59]-[.A135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596S" calcext:value-type="time">
            <text:p>18:48:51.5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5462126" calcext:value-type="float">
            <text:p>0.025462126</text:p>
          </table:table-cell>
          <table:table-cell table:style-name="ce13" office:value-type="float" office:value="0.030985504" calcext:value-type="float">
            <text:p>0.030985504</text:p>
          </table:table-cell>
          <table:table-cell table:style-name="ce13" office:value-type="float" office:value="0.4223115" calcext:value-type="float">
            <text:p>0.42231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0]-[.A135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636S" calcext:value-type="time">
            <text:p>18:48:51.6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57772435" calcext:value-type="float">
            <text:p>0.0057772435</text:p>
          </table:table-cell>
          <table:table-cell table:style-name="ce13" office:value-type="float" office:value="-0.11713259" calcext:value-type="float">
            <text:p>-0.11713259</text:p>
          </table:table-cell>
          <table:table-cell table:style-name="ce13" office:value-type="float" office:value="0.46643296" calcext:value-type="float">
            <text:p>0.466432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1]-[.A136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677S" calcext:value-type="time">
            <text:p>18:48:51.677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529719" calcext:value-type="float">
            <text:p>0.05529719</text:p>
          </table:table-cell>
          <table:table-cell table:style-name="ce13" office:value-type="float" office:value="-0.16166936" calcext:value-type="float">
            <text:p>-0.16166936</text:p>
          </table:table-cell>
          <table:table-cell table:style-name="ce13" office:value-type="float" office:value="0.34332478" calcext:value-type="float">
            <text:p>0.343324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362]-[.A136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748S" calcext:value-type="time">
            <text:p>18:48:51.74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316712" calcext:value-type="float">
            <text:p>-0.08316712</text:p>
          </table:table-cell>
          <table:table-cell table:style-name="ce13" office:value-type="float" office:value="-0.21054144" calcext:value-type="float">
            <text:p>-0.21054144</text:p>
          </table:table-cell>
          <table:table-cell table:style-name="ce13" office:value-type="float" office:value="0.26614565" calcext:value-type="float">
            <text:p>0.266145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363]-[.A136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755S" calcext:value-type="time">
            <text:p>18:48:51.755</text:p>
          </table:table-cell>
          <table:table-cell office:value-type="time" office:time-value="PT00H00M00.007S" calcext:value-type="time">
            <text:p>00:00:00.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671075" calcext:value-type="float">
            <text:p>-0.10671075</text:p>
          </table:table-cell>
          <table:table-cell table:style-name="ce13" office:value-type="float" office:value="-0.13499515" calcext:value-type="float">
            <text:p>-0.13499515</text:p>
          </table:table-cell>
          <table:table-cell table:style-name="ce13" office:value-type="float" office:value="0.2346971" calcext:value-type="float">
            <text:p>0.234697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07S" calcext:value-type="time">
            <text:p>00.007</text:p>
          </table:table-cell>
          <table:table-cell table:formula="of:=[.A1364]-[.A1363]" office:value-type="time" office:time-value="PT00H00M00.007S" calcext:value-type="time">
            <text:p>00:00:00.00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795S" calcext:value-type="time">
            <text:p>18:48:51.7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3080706" calcext:value-type="float">
            <text:p>-0.063080706</text:p>
          </table:table-cell>
          <table:table-cell table:style-name="ce13" office:value-type="float" office:value="-0.17137358" calcext:value-type="float">
            <text:p>-0.17137358</text:p>
          </table:table-cell>
          <table:table-cell table:style-name="ce13" office:value-type="float" office:value="0.20397641" calcext:value-type="float">
            <text:p>0.203976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5]-[.A136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835S" calcext:value-type="time">
            <text:p>18:48:51.8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675799" calcext:value-type="float">
            <text:p>-0.11675799</text:p>
          </table:table-cell>
          <table:table-cell table:style-name="ce13" office:value-type="float" office:value="-0.22740515" calcext:value-type="float">
            <text:p>-0.22740515</text:p>
          </table:table-cell>
          <table:table-cell table:style-name="ce13" office:value-type="float" office:value="0.1508395" calcext:value-type="float">
            <text:p>0.15083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6]-[.A136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875S" calcext:value-type="time">
            <text:p>18:48:51.8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068766" calcext:value-type="float">
            <text:p>-0.10068766</text:p>
          </table:table-cell>
          <table:table-cell table:style-name="ce13" office:value-type="float" office:value="-0.16357581" calcext:value-type="float">
            <text:p>-0.16357581</text:p>
          </table:table-cell>
          <table:table-cell table:style-name="ce13" office:value-type="float" office:value="0.13333856" calcext:value-type="float">
            <text:p>0.133338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7]-[.A136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915S" calcext:value-type="time">
            <text:p>18:48:51.9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970581" calcext:value-type="float">
            <text:p>-0.22970581</text:p>
          </table:table-cell>
          <table:table-cell table:style-name="ce13" office:value-type="float" office:value="-0.06416156" calcext:value-type="float">
            <text:p>-0.06416156</text:p>
          </table:table-cell>
          <table:table-cell table:style-name="ce13" office:value-type="float" office:value="0.07386212" calcext:value-type="float">
            <text:p>0.073862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8]-[.A136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955S" calcext:value-type="time">
            <text:p>18:48:51.9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1376647" calcext:value-type="float">
            <text:p>-0.21376647</text:p>
          </table:table-cell>
          <table:table-cell table:style-name="ce13" office:value-type="float" office:value="-0.22869267" calcext:value-type="float">
            <text:p>-0.22869267</text:p>
          </table:table-cell>
          <table:table-cell table:style-name="ce13" office:value-type="float" office:value="0.02604622" calcext:value-type="float">
            <text:p>0.026046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69]-[.A136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1.996S" calcext:value-type="time">
            <text:p>18:48:51.9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4600312" calcext:value-type="float">
            <text:p>-0.24600312</text:p>
          </table:table-cell>
          <table:table-cell table:style-name="ce13" office:value-type="float" office:value="-0.19725408" calcext:value-type="float">
            <text:p>-0.19725408</text:p>
          </table:table-cell>
          <table:table-cell table:style-name="ce13" office:value-type="float" office:value="0.06518965" calcext:value-type="float">
            <text:p>0.065189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370]-[.A136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036S" calcext:value-type="time">
            <text:p>18:48:52.0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114907" calcext:value-type="float">
            <text:p>-0.3114907</text:p>
          </table:table-cell>
          <table:table-cell table:style-name="ce13" office:value-type="float" office:value="-0.20807068" calcext:value-type="float">
            <text:p>-0.20807068</text:p>
          </table:table-cell>
          <table:table-cell table:style-name="ce13" office:value-type="float" office:value="0.0019812398" calcext:value-type="float">
            <text:p>0.00198123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1]-[.A137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075S" calcext:value-type="time">
            <text:p>18:48:52.0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6295882" calcext:value-type="float">
            <text:p>-0.36295882</text:p>
          </table:table-cell>
          <table:table-cell table:style-name="ce13" office:value-type="float" office:value="-0.1703447" calcext:value-type="float">
            <text:p>-0.1703447</text:p>
          </table:table-cell>
          <table:table-cell table:style-name="ce13" office:value-type="float" office:value="-0.11027742" calcext:value-type="float">
            <text:p>-0.110277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372]-[.A137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115S" calcext:value-type="time">
            <text:p>18:48:52.1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7300074" calcext:value-type="float">
            <text:p>-0.47300074</text:p>
          </table:table-cell>
          <table:table-cell table:style-name="ce13" office:value-type="float" office:value="-0.09222623" calcext:value-type="float">
            <text:p>-0.09222623</text:p>
          </table:table-cell>
          <table:table-cell table:style-name="ce13" office:value-type="float" office:value="-0.26536295" calcext:value-type="float">
            <text:p>-0.265362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3]-[.A137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155S" calcext:value-type="time">
            <text:p>18:48:52.1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4745365" calcext:value-type="float">
            <text:p>-0.44745365</text:p>
          </table:table-cell>
          <table:table-cell table:style-name="ce13" office:value-type="float" office:value="-0.2605427" calcext:value-type="float">
            <text:p>-0.2605427</text:p>
          </table:table-cell>
          <table:table-cell table:style-name="ce13" office:value-type="float" office:value="-0.23113625" calcext:value-type="float">
            <text:p>-0.23113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4]-[.A137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195S" calcext:value-type="time">
            <text:p>18:48:52.1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710677" calcext:value-type="float">
            <text:p>-0.3710677</text:p>
          </table:table-cell>
          <table:table-cell table:style-name="ce13" office:value-type="float" office:value="-0.3371007" calcext:value-type="float">
            <text:p>-0.3371007</text:p>
          </table:table-cell>
          <table:table-cell table:style-name="ce13" office:value-type="float" office:value="-0.24164078" calcext:value-type="float">
            <text:p>-0.241640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5]-[.A137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235S" calcext:value-type="time">
            <text:p>18:48:52.2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9462984" calcext:value-type="float">
            <text:p>-0.29462984</text:p>
          </table:table-cell>
          <table:table-cell table:style-name="ce13" office:value-type="float" office:value="-0.5718965" calcext:value-type="float">
            <text:p>-0.5718965</text:p>
          </table:table-cell>
          <table:table-cell table:style-name="ce13" office:value-type="float" office:value="-0.42929313" calcext:value-type="float">
            <text:p>-0.429293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6]-[.A137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275S" calcext:value-type="time">
            <text:p>18:48:52.2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539638" calcext:value-type="float">
            <text:p>-0.22539638</text:p>
          </table:table-cell>
          <table:table-cell table:style-name="ce13" office:value-type="float" office:value="-0.58831525" calcext:value-type="float">
            <text:p>-0.58831525</text:p>
          </table:table-cell>
          <table:table-cell table:style-name="ce13" office:value-type="float" office:value="-0.2986929" calcext:value-type="float">
            <text:p>-0.29869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7]-[.A137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315S" calcext:value-type="time">
            <text:p>18:48:52.3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804229" calcext:value-type="float">
            <text:p>-0.11804229</text:p>
          </table:table-cell>
          <table:table-cell table:style-name="ce13" office:value-type="float" office:value="-0.42818975" calcext:value-type="float">
            <text:p>-0.42818975</text:p>
          </table:table-cell>
          <table:table-cell table:style-name="ce13" office:value-type="float" office:value="-0.29738805" calcext:value-type="float">
            <text:p>-0.297388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378]-[.A137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358S" calcext:value-type="time">
            <text:p>18:48:52.358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3620887" calcext:value-type="float">
            <text:p>-0.023620887</text:p>
          </table:table-cell>
          <table:table-cell table:style-name="ce13" office:value-type="float" office:value="-0.4308542" calcext:value-type="float">
            <text:p>-0.4308542</text:p>
          </table:table-cell>
          <table:table-cell table:style-name="ce13" office:value-type="float" office:value="-0.09406528" calcext:value-type="float">
            <text:p>-0.094065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379]-[.A1378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407S" calcext:value-type="time">
            <text:p>18:48:52.407</text:p>
          </table:table-cell>
          <table:table-cell office:value-type="time" office:time-value="PT00H00M00.049S" calcext:value-type="time">
            <text:p>00:00:00.0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1258837" calcext:value-type="float">
            <text:p>-0.021258837</text:p>
          </table:table-cell>
          <table:table-cell table:style-name="ce13" office:value-type="float" office:value="-0.3877688" calcext:value-type="float">
            <text:p>-0.3877688</text:p>
          </table:table-cell>
          <table:table-cell table:style-name="ce13" office:value-type="float" office:value="-0.08465875" calcext:value-type="float">
            <text:p>-0.084658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9S" calcext:value-type="time">
            <text:p>00.049</text:p>
          </table:table-cell>
          <table:table-cell table:formula="of:=[.A1380]-[.A1379]" office:value-type="time" office:time-value="PT00H00M00.049S" calcext:value-type="time">
            <text:p>00:00:00.04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5S" calcext:value-type="time">
            <text:p>18:48:52.500</text:p>
          </table:table-cell>
          <table:table-cell office:value-type="time" office:time-value="PT00H00M00.093S" calcext:value-type="time">
            <text:p>00:00:00.09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9132905" calcext:value-type="float">
            <text:p>-0.019132905</text:p>
          </table:table-cell>
          <table:table-cell table:style-name="ce13" office:value-type="float" office:value="-0.3489919" calcext:value-type="float">
            <text:p>-0.3489919</text:p>
          </table:table-cell>
          <table:table-cell table:style-name="ce13" office:value-type="float" office:value="-0.07619287" calcext:value-type="float">
            <text:p>-0.076192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93S" calcext:value-type="time">
            <text:p>00.093</text:p>
          </table:table-cell>
          <table:table-cell table:formula="of:=[.A1381]-[.A1380]" office:value-type="time" office:time-value="PT00H00M00.093S" calcext:value-type="time">
            <text:p>00:00:00.09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566S" calcext:value-type="time">
            <text:p>18:48:52.566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7219653" calcext:value-type="float">
            <text:p>-0.017219653</text:p>
          </table:table-cell>
          <table:table-cell table:style-name="ce13" office:value-type="float" office:value="-0.31409273" calcext:value-type="float">
            <text:p>-0.31409273</text:p>
          </table:table-cell>
          <table:table-cell table:style-name="ce13" office:value-type="float" office:value="-0.06857359" calcext:value-type="float">
            <text:p>-0.068573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382]-[.A1381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64S" calcext:value-type="time">
            <text:p>18:48:52.640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5497687" calcext:value-type="float">
            <text:p>-0.015497687</text:p>
          </table:table-cell>
          <table:table-cell table:style-name="ce13" office:value-type="float" office:value="-0.28268346" calcext:value-type="float">
            <text:p>-0.28268346</text:p>
          </table:table-cell>
          <table:table-cell table:style-name="ce13" office:value-type="float" office:value="-0.061716225" calcext:value-type="float">
            <text:p>-0.0617162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383]-[.A1382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706S" calcext:value-type="time">
            <text:p>18:48:52.706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3947948" calcext:value-type="float">
            <text:p>-0.013947948</text:p>
          </table:table-cell>
          <table:table-cell table:style-name="ce13" office:value-type="float" office:value="-0.2544151" calcext:value-type="float">
            <text:p>-0.2544151</text:p>
          </table:table-cell>
          <table:table-cell table:style-name="ce13" office:value-type="float" office:value="-0.0555446" calcext:value-type="float">
            <text:p>-0.05554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384]-[.A138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777S" calcext:value-type="time">
            <text:p>18:48:52.77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33858" calcext:value-type="float">
            <text:p>0.733858</text:p>
          </table:table-cell>
          <table:table-cell table:style-name="ce13" office:value-type="float" office:value="-0.27973044" calcext:value-type="float">
            <text:p>-0.27973044</text:p>
          </table:table-cell>
          <table:table-cell table:style-name="ce13" office:value-type="float" office:value="0.83704597" calcext:value-type="float">
            <text:p>0.837045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385]-[.A138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846S" calcext:value-type="time">
            <text:p>18:48:52.84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061753" calcext:value-type="float">
            <text:p>0.7061753</text:p>
          </table:table-cell>
          <table:table-cell table:style-name="ce13" office:value-type="float" office:value="-0.18847613" calcext:value-type="float">
            <text:p>-0.18847613</text:p>
          </table:table-cell>
          <table:table-cell table:style-name="ce13" office:value-type="float" office:value="0.7414761" calcext:value-type="float">
            <text:p>0.74147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386]-[.A138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915S" calcext:value-type="time">
            <text:p>18:48:52.91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54788685" calcext:value-type="float">
            <text:p>0.54788685</text:p>
          </table:table-cell>
          <table:table-cell table:style-name="ce13" office:value-type="float" office:value="-0.20368615" calcext:value-type="float">
            <text:p>-0.20368615</text:p>
          </table:table-cell>
          <table:table-cell table:style-name="ce13" office:value-type="float" office:value="0.6618354" calcext:value-type="float">
            <text:p>0.66183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387]-[.A138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2.985S" calcext:value-type="time">
            <text:p>18:48:52.98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4324467" calcext:value-type="float">
            <text:p>0.34324467</text:p>
          </table:table-cell>
          <table:table-cell table:style-name="ce13" office:value-type="float" office:value="0.09661412" calcext:value-type="float">
            <text:p>0.09661412</text:p>
          </table:table-cell>
          <table:table-cell table:style-name="ce13" office:value-type="float" office:value="0.6004858" calcext:value-type="float">
            <text:p>0.60048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88]-[.A138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071S" calcext:value-type="time">
            <text:p>18:48:53.071</text:p>
          </table:table-cell>
          <table:table-cell office:value-type="time" office:time-value="PT00H00M00.086S" calcext:value-type="time">
            <text:p>00:00:00.08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9507738" calcext:value-type="float">
            <text:p>0.29507738</text:p>
          </table:table-cell>
          <table:table-cell table:style-name="ce13" office:value-type="float" office:value="-0.1859477" calcext:value-type="float">
            <text:p>-0.1859477</text:p>
          </table:table-cell>
          <table:table-cell table:style-name="ce13" office:value-type="float" office:value="0.53823996" calcext:value-type="float">
            <text:p>0.538239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86S" calcext:value-type="time">
            <text:p>00.086</text:p>
          </table:table-cell>
          <table:table-cell table:formula="of:=[.A1389]-[.A1388]" office:value-type="time" office:time-value="PT00H00M00.086S" calcext:value-type="time">
            <text:p>00:00:00.08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137S" calcext:value-type="time">
            <text:p>18:48:53.137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372884" calcext:value-type="float">
            <text:p>0.15372884</text:p>
          </table:table-cell>
          <table:table-cell table:style-name="ce13" office:value-type="float" office:value="-0.12208923" calcext:value-type="float">
            <text:p>-0.12208923</text:p>
          </table:table-cell>
          <table:table-cell table:style-name="ce13" office:value-type="float" office:value="0.41827828" calcext:value-type="float">
            <text:p>0.418278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390]-[.A1389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207S" calcext:value-type="time">
            <text:p>18:48:53.20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255026" calcext:value-type="float">
            <text:p>0.06255026</text:p>
          </table:table-cell>
          <table:table-cell table:style-name="ce13" office:value-type="float" office:value="0.01624273" calcext:value-type="float">
            <text:p>0.01624273</text:p>
          </table:table-cell>
          <table:table-cell table:style-name="ce13" office:value-type="float" office:value="0.2727395" calcext:value-type="float">
            <text:p>0.27273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91]-[.A139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275S" calcext:value-type="time">
            <text:p>18:48:53.275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1236625" calcext:value-type="float">
            <text:p>0.071236625</text:p>
          </table:table-cell>
          <table:table-cell table:style-name="ce13" office:value-type="float" office:value="0.37848565" calcext:value-type="float">
            <text:p>0.37848565</text:p>
          </table:table-cell>
          <table:table-cell table:style-name="ce13" office:value-type="float" office:value="0.22349288" calcext:value-type="float">
            <text:p>0.223492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392]-[.A139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345S" calcext:value-type="time">
            <text:p>18:48:53.34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75178803" calcext:value-type="float">
            <text:p>-0.0075178803</text:p>
          </table:table-cell>
          <table:table-cell table:style-name="ce13" office:value-type="float" office:value="0.2977904" calcext:value-type="float">
            <text:p>0.2977904</text:p>
          </table:table-cell>
          <table:table-cell table:style-name="ce13" office:value-type="float" office:value="0.05524516" calcext:value-type="float">
            <text:p>0.055245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93]-[.A139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415S" calcext:value-type="time">
            <text:p>18:48:53.41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1026883" calcext:value-type="float">
            <text:p>0.031026883</text:p>
          </table:table-cell>
          <table:table-cell table:style-name="ce13" office:value-type="float" office:value="0.7210875" calcext:value-type="float">
            <text:p>0.7210875</text:p>
          </table:table-cell>
          <table:table-cell table:style-name="ce13" office:value-type="float" office:value="-0.20691997" calcext:value-type="float">
            <text:p>-0.206919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94]-[.A139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485S" calcext:value-type="time">
            <text:p>18:48:53.48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573178" calcext:value-type="float">
            <text:p>0.00573178</text:p>
          </table:table-cell>
          <table:table-cell table:style-name="ce13" office:value-type="float" office:value="0.64722097" calcext:value-type="float">
            <text:p>0.64722097</text:p>
          </table:table-cell>
          <table:table-cell table:style-name="ce13" office:value-type="float" office:value="-0.103391044" calcext:value-type="float">
            <text:p>-0.1033910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95]-[.A139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558S" calcext:value-type="time">
            <text:p>18:48:53.558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1633204" calcext:value-type="float">
            <text:p>0.041633204</text:p>
          </table:table-cell>
          <table:table-cell table:style-name="ce13" office:value-type="float" office:value="0.5917274" calcext:value-type="float">
            <text:p>0.5917274</text:p>
          </table:table-cell>
          <table:table-cell table:style-name="ce13" office:value-type="float" office:value="-0.19983904" calcext:value-type="float">
            <text:p>-0.199839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396]-[.A1395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635S" calcext:value-type="time">
            <text:p>18:48:53.635</text:p>
          </table:table-cell>
          <table:table-cell office:value-type="time" office:time-value="PT00H00M00.077S" calcext:value-type="time">
            <text:p>00:00:00.07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0663212" calcext:value-type="float">
            <text:p>0.010663212</text:p>
          </table:table-cell>
          <table:table-cell table:style-name="ce13" office:value-type="float" office:value="0.4677353" calcext:value-type="float">
            <text:p>0.4677353</text:p>
          </table:table-cell>
          <table:table-cell table:style-name="ce13" office:value-type="float" office:value="-0.18490885" calcext:value-type="float">
            <text:p>-0.184908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7S" calcext:value-type="time">
            <text:p>00.077</text:p>
          </table:table-cell>
          <table:table-cell table:formula="of:=[.A1397]-[.A1396]" office:value-type="time" office:time-value="PT00H00M00.077S" calcext:value-type="time">
            <text:p>00:00:00.07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705S" calcext:value-type="time">
            <text:p>18:48:53.70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3542208" calcext:value-type="float">
            <text:p>0.053542208</text:p>
          </table:table-cell>
          <table:table-cell table:style-name="ce13" office:value-type="float" office:value="0.39920887" calcext:value-type="float">
            <text:p>0.39920887</text:p>
          </table:table-cell>
          <table:table-cell table:style-name="ce13" office:value-type="float" office:value="-0.18355665" calcext:value-type="float">
            <text:p>-0.183556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98]-[.A139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775S" calcext:value-type="time">
            <text:p>18:48:53.77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7949691" calcext:value-type="float">
            <text:p>-0.017949691</text:p>
          </table:table-cell>
          <table:table-cell table:style-name="ce13" office:value-type="float" office:value="0.28260338" calcext:value-type="float">
            <text:p>0.28260338</text:p>
          </table:table-cell>
          <table:table-cell table:style-name="ce13" office:value-type="float" office:value="-0.0694002" calcext:value-type="float">
            <text:p>-0.06940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399]-[.A139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849S" calcext:value-type="time">
            <text:p>18:48:53.849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34008985" calcext:value-type="float">
            <text:p>0.0034008985</text:p>
          </table:table-cell>
          <table:table-cell table:style-name="ce13" office:value-type="float" office:value="0.028903602" calcext:value-type="float">
            <text:p>0.028903602</text:p>
          </table:table-cell>
          <table:table-cell table:style-name="ce13" office:value-type="float" office:value="0.0045564203" calcext:value-type="float">
            <text:p>0.00455642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400]-[.A1399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917S" calcext:value-type="time">
            <text:p>18:48:53.917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184642" calcext:value-type="float">
            <text:p>-0.15184642</text:p>
          </table:table-cell>
          <table:table-cell table:style-name="ce13" office:value-type="float" office:value="-0.051989675" calcext:value-type="float">
            <text:p>-0.051989675</text:p>
          </table:table-cell>
          <table:table-cell table:style-name="ce13" office:value-type="float" office:value="-0.045996882" calcext:value-type="float">
            <text:p>-0.0459968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401]-[.A1400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3.987S" calcext:value-type="time">
            <text:p>18:48:53.98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894694" calcext:value-type="float">
            <text:p>-0.22894694</text:p>
          </table:table-cell>
          <table:table-cell table:style-name="ce13" office:value-type="float" office:value="-0.10897333" calcext:value-type="float">
            <text:p>-0.10897333</text:p>
          </table:table-cell>
          <table:table-cell table:style-name="ce13" office:value-type="float" office:value="-0.15323801" calcext:value-type="float">
            <text:p>-0.153238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02]-[.A140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059S" calcext:value-type="time">
            <text:p>18:48:54.059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0888426" calcext:value-type="float">
            <text:p>-0.30888426</text:p>
          </table:table-cell>
          <table:table-cell table:style-name="ce13" office:value-type="float" office:value="-0.23496565" calcext:value-type="float">
            <text:p>-0.23496565</text:p>
          </table:table-cell>
          <table:table-cell table:style-name="ce13" office:value-type="float" office:value="-0.28930584" calcext:value-type="float">
            <text:p>-0.289305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403]-[.A1402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125S" calcext:value-type="time">
            <text:p>18:48:54.125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8568622" calcext:value-type="float">
            <text:p>-0.28568622</text:p>
          </table:table-cell>
          <table:table-cell table:style-name="ce13" office:value-type="float" office:value="-0.40263122" calcext:value-type="float">
            <text:p>-0.40263122</text:p>
          </table:table-cell>
          <table:table-cell table:style-name="ce13" office:value-type="float" office:value="-0.21752855" calcext:value-type="float">
            <text:p>-0.217528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404]-[.A1403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195S" calcext:value-type="time">
            <text:p>18:48:54.19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208383" calcext:value-type="float">
            <text:p>-0.3208383</text:p>
          </table:table-cell>
          <table:table-cell table:style-name="ce13" office:value-type="float" office:value="-0.30062494" calcext:value-type="float">
            <text:p>-0.30062494</text:p>
          </table:table-cell>
          <table:table-cell table:style-name="ce13" office:value-type="float" office:value="-0.34870535" calcext:value-type="float">
            <text:p>-0.348705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05]-[.A140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265S" calcext:value-type="time">
            <text:p>18:48:54.26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3426226" calcext:value-type="float">
            <text:p>-0.23426226</text:p>
          </table:table-cell>
          <table:table-cell table:style-name="ce13" office:value-type="float" office:value="-0.35933197" calcext:value-type="float">
            <text:p>-0.35933197</text:p>
          </table:table-cell>
          <table:table-cell table:style-name="ce13" office:value-type="float" office:value="-0.4373212" calcext:value-type="float">
            <text:p>-0.43732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06]-[.A140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335S" calcext:value-type="time">
            <text:p>18:48:54.335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437615" calcext:value-type="float">
            <text:p>-0.11437615</text:p>
          </table:table-cell>
          <table:table-cell table:style-name="ce13" office:value-type="float" office:value="-0.25418487" calcext:value-type="float">
            <text:p>-0.25418487</text:p>
          </table:table-cell>
          <table:table-cell table:style-name="ce13" office:value-type="float" office:value="-0.42896503" calcext:value-type="float">
            <text:p>-0.428965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07]-[.A140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409S" calcext:value-type="time">
            <text:p>18:48:54.409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6253965" calcext:value-type="float">
            <text:p>-0.026253965</text:p>
          </table:table-cell>
          <table:table-cell table:style-name="ce13" office:value-type="float" office:value="-0.30896658" calcext:value-type="float">
            <text:p>-0.30896658</text:p>
          </table:table-cell>
          <table:table-cell table:style-name="ce13" office:value-type="float" office:value="-0.47417888" calcext:value-type="float">
            <text:p>-0.474178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408]-[.A140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476S" calcext:value-type="time">
            <text:p>18:48:54.47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4931105" calcext:value-type="float">
            <text:p>0.024931105</text:p>
          </table:table-cell>
          <table:table-cell table:style-name="ce13" office:value-type="float" office:value="-0.36244494" calcext:value-type="float">
            <text:p>-0.36244494</text:p>
          </table:table-cell>
          <table:table-cell table:style-name="ce13" office:value-type="float" office:value="-0.5407991" calcext:value-type="float">
            <text:p>-0.54079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409]-[.A1408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547S" calcext:value-type="time">
            <text:p>18:48:54.54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0020971" calcext:value-type="float">
            <text:p>0.020020971</text:p>
          </table:table-cell>
          <table:table-cell table:style-name="ce13" office:value-type="float" office:value="-0.24797778" calcext:value-type="float">
            <text:p>-0.24797778</text:p>
          </table:table-cell>
          <table:table-cell table:style-name="ce13" office:value-type="float" office:value="-0.62822306" calcext:value-type="float">
            <text:p>-0.628223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10]-[.A140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617S" calcext:value-type="time">
            <text:p>18:48:54.61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2635413" calcext:value-type="float">
            <text:p>-0.002635413</text:p>
          </table:table-cell>
          <table:table-cell table:style-name="ce13" office:value-type="float" office:value="-0.3007435" calcext:value-type="float">
            <text:p>-0.3007435</text:p>
          </table:table-cell>
          <table:table-cell table:style-name="ce13" office:value-type="float" office:value="-0.52804726" calcext:value-type="float">
            <text:p>-0.528047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1]-[.A141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687S" calcext:value-type="time">
            <text:p>18:48:54.68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33410424" calcext:value-type="float">
            <text:p>0.0033410424</text:p>
          </table:table-cell>
          <table:table-cell table:style-name="ce13" office:value-type="float" office:value="-0.28077653" calcext:value-type="float">
            <text:p>-0.28077653</text:p>
          </table:table-cell>
          <table:table-cell table:style-name="ce13" office:value-type="float" office:value="-0.4627181" calcext:value-type="float">
            <text:p>-0.46271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2]-[.A141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757S" calcext:value-type="time">
            <text:p>18:48:54.75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127049" calcext:value-type="float">
            <text:p>-0.03127049</text:p>
          </table:table-cell>
          <table:table-cell table:style-name="ce13" office:value-type="float" office:value="-0.37640497" calcext:value-type="float">
            <text:p>-0.37640497</text:p>
          </table:table-cell>
          <table:table-cell table:style-name="ce13" office:value-type="float" office:value="-0.4672031" calcext:value-type="float">
            <text:p>-0.46720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3]-[.A141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827S" calcext:value-type="time">
            <text:p>18:48:54.82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875376" calcext:value-type="float">
            <text:p>-0.22875376</text:p>
          </table:table-cell>
          <table:table-cell table:style-name="ce13" office:value-type="float" office:value="-0.5325633" calcext:value-type="float">
            <text:p>-0.5325633</text:p>
          </table:table-cell>
          <table:table-cell table:style-name="ce13" office:value-type="float" office:value="-0.3969721" calcext:value-type="float">
            <text:p>-0.39697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4]-[.A141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897S" calcext:value-type="time">
            <text:p>18:48:54.89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645456" calcext:value-type="float">
            <text:p>-0.09645456</text:p>
          </table:table-cell>
          <table:table-cell table:style-name="ce13" office:value-type="float" office:value="-0.265513" calcext:value-type="float">
            <text:p>-0.265513</text:p>
          </table:table-cell>
          <table:table-cell table:style-name="ce13" office:value-type="float" office:value="-0.13425241" calcext:value-type="float">
            <text:p>-0.134252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5]-[.A141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4.967S" calcext:value-type="time">
            <text:p>18:48:54.96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1213466" calcext:value-type="float">
            <text:p>-0.051213466</text:p>
          </table:table-cell>
          <table:table-cell table:style-name="ce13" office:value-type="float" office:value="-0.3059783" calcext:value-type="float">
            <text:p>-0.3059783</text:p>
          </table:table-cell>
          <table:table-cell table:style-name="ce13" office:value-type="float" office:value="-0.07402542" calcext:value-type="float">
            <text:p>-0.074025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6]-[.A141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037S" calcext:value-type="time">
            <text:p>18:48:55.03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455244" calcext:value-type="float">
            <text:p>0.01455244</text:p>
          </table:table-cell>
          <table:table-cell table:style-name="ce13" office:value-type="float" office:value="-0.3716207" calcext:value-type="float">
            <text:p>-0.3716207</text:p>
          </table:table-cell>
          <table:table-cell table:style-name="ce13" office:value-type="float" office:value="0.07312321" calcext:value-type="float">
            <text:p>0.073123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17]-[.A141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108S" calcext:value-type="time">
            <text:p>18:48:55.10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319977" calcext:value-type="float">
            <text:p>0.04319977</text:p>
          </table:table-cell>
          <table:table-cell table:style-name="ce13" office:value-type="float" office:value="-0.33401918" calcext:value-type="float">
            <text:p>-0.33401918</text:p>
          </table:table-cell>
          <table:table-cell table:style-name="ce13" office:value-type="float" office:value="0.29234898" calcext:value-type="float">
            <text:p>0.292348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18]-[.A141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176S" calcext:value-type="time">
            <text:p>18:48:55.176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0618045" calcext:value-type="float">
            <text:p>0.120618045</text:p>
          </table:table-cell>
          <table:table-cell table:style-name="ce13" office:value-type="float" office:value="-0.27446982" calcext:value-type="float">
            <text:p>-0.27446982</text:p>
          </table:table-cell>
          <table:table-cell table:style-name="ce13" office:value-type="float" office:value="0.41164923" calcext:value-type="float">
            <text:p>0.411649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419]-[.A141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249S" calcext:value-type="time">
            <text:p>18:48:55.24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146842" calcext:value-type="float">
            <text:p>0.2146842</text:p>
          </table:table-cell>
          <table:table-cell table:style-name="ce13" office:value-type="float" office:value="-0.2514174" calcext:value-type="float">
            <text:p>-0.2514174</text:p>
          </table:table-cell>
          <table:table-cell table:style-name="ce13" office:value-type="float" office:value="0.5447275" calcext:value-type="float">
            <text:p>0.54472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420]-[.A141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316S" calcext:value-type="time">
            <text:p>18:48:55.316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6328414" calcext:value-type="float">
            <text:p>0.36328414</text:p>
          </table:table-cell>
          <table:table-cell table:style-name="ce13" office:value-type="float" office:value="-0.16563109" calcext:value-type="float">
            <text:p>-0.16563109</text:p>
          </table:table-cell>
          <table:table-cell table:style-name="ce13" office:value-type="float" office:value="0.53661704" calcext:value-type="float">
            <text:p>0.536617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421]-[.A1420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387S" calcext:value-type="time">
            <text:p>18:48:55.38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5662379" calcext:value-type="float">
            <text:p>0.5662379</text:p>
          </table:table-cell>
          <table:table-cell table:style-name="ce13" office:value-type="float" office:value="-0.019868778" calcext:value-type="float">
            <text:p>-0.019868778</text:p>
          </table:table-cell>
          <table:table-cell table:style-name="ce13" office:value-type="float" office:value="0.64291626" calcext:value-type="float">
            <text:p>0.642916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22]-[.A142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457S" calcext:value-type="time">
            <text:p>18:48:55.45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9379385" calcext:value-type="float">
            <text:p>0.49379385</text:p>
          </table:table-cell>
          <table:table-cell table:style-name="ce13" office:value-type="float" office:value="-0.03524031" calcext:value-type="float">
            <text:p>-0.03524031</text:p>
          </table:table-cell>
          <table:table-cell table:style-name="ce13" office:value-type="float" office:value="0.702111" calcext:value-type="float">
            <text:p>0.70211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23]-[.A142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527S" calcext:value-type="time">
            <text:p>18:48:55.52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0510783" calcext:value-type="float">
            <text:p>0.30510783</text:p>
          </table:table-cell>
          <table:table-cell table:style-name="ce13" office:value-type="float" office:value="0.0946265" calcext:value-type="float">
            <text:p>0.0946265</text:p>
          </table:table-cell>
          <table:table-cell table:style-name="ce13" office:value-type="float" office:value="0.62662643" calcext:value-type="float">
            <text:p>0.626626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24]-[.A142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597S" calcext:value-type="time">
            <text:p>18:48:55.59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253647" calcext:value-type="float">
            <text:p>0.16253647</text:p>
          </table:table-cell>
          <table:table-cell table:style-name="ce13" office:value-type="float" office:value="-0.21168676" calcext:value-type="float">
            <text:p>-0.21168676</text:p>
          </table:table-cell>
          <table:table-cell table:style-name="ce13" office:value-type="float" office:value="0.5112294" calcext:value-type="float">
            <text:p>0.51122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25]-[.A142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671S" calcext:value-type="time">
            <text:p>18:48:55.671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630727" calcext:value-type="float">
            <text:p>0.04630727</text:p>
          </table:table-cell>
          <table:table-cell table:style-name="ce13" office:value-type="float" office:value="-0.08812547" calcext:value-type="float">
            <text:p>-0.08812547</text:p>
          </table:table-cell>
          <table:table-cell table:style-name="ce13" office:value-type="float" office:value="0.49130762" calcext:value-type="float">
            <text:p>0.491307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426]-[.A1425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737S" calcext:value-type="time">
            <text:p>18:48:55.737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1165285" calcext:value-type="float">
            <text:p>-0.021165285</text:p>
          </table:table-cell>
          <table:table-cell table:style-name="ce13" office:value-type="float" office:value="-0.087442786" calcext:value-type="float">
            <text:p>-0.087442786</text:p>
          </table:table-cell>
          <table:table-cell table:style-name="ce13" office:value-type="float" office:value="0.42877352" calcext:value-type="float">
            <text:p>0.428773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427]-[.A1426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807S" calcext:value-type="time">
            <text:p>18:48:55.80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035733" calcext:value-type="float">
            <text:p>-0.06035733</text:p>
          </table:table-cell>
          <table:table-cell table:style-name="ce13" office:value-type="float" office:value="-0.01322" calcext:value-type="float">
            <text:p>-0.01322</text:p>
          </table:table-cell>
          <table:table-cell table:style-name="ce13" office:value-type="float" office:value="0.38831317" calcext:value-type="float">
            <text:p>0.388313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28]-[.A142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877S" calcext:value-type="time">
            <text:p>18:48:55.87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0254198" calcext:value-type="float">
            <text:p>-0.060254198</text:p>
          </table:table-cell>
          <table:table-cell table:style-name="ce13" office:value-type="float" office:value="0.27945942" calcext:value-type="float">
            <text:p>0.27945942</text:p>
          </table:table-cell>
          <table:table-cell table:style-name="ce13" office:value-type="float" office:value="0.25653753" calcext:value-type="float">
            <text:p>0.256537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29]-[.A142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5.948S" calcext:value-type="time">
            <text:p>18:48:55.94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323266" calcext:value-type="float">
            <text:p>-0.08323266</text:p>
          </table:table-cell>
          <table:table-cell table:style-name="ce13" office:value-type="float" office:value="0.429492" calcext:value-type="float">
            <text:p>0.429492</text:p>
          </table:table-cell>
          <table:table-cell table:style-name="ce13" office:value-type="float" office:value="0.10322264" calcext:value-type="float">
            <text:p>0.103222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30]-[.A142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017S" calcext:value-type="time">
            <text:p>18:48:56.017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404025" calcext:value-type="float">
            <text:p>-0.03404025</text:p>
          </table:table-cell>
          <table:table-cell table:style-name="ce13" office:value-type="float" office:value="0.71283674" calcext:value-type="float">
            <text:p>0.71283674</text:p>
          </table:table-cell>
          <table:table-cell table:style-name="ce13" office:value-type="float" office:value="-0.120234385" calcext:value-type="float">
            <text:p>-0.1202343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31]-[.A143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087S" calcext:value-type="time">
            <text:p>18:48:56.08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6896007" calcext:value-type="float">
            <text:p>-0.046896007</text:p>
          </table:table-cell>
          <table:table-cell table:style-name="ce13" office:value-type="float" office:value="0.9118167" calcext:value-type="float">
            <text:p>0.9118167</text:p>
          </table:table-cell>
          <table:table-cell table:style-name="ce13" office:value-type="float" office:value="-0.06404591" calcext:value-type="float">
            <text:p>-0.064045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32]-[.A143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156S" calcext:value-type="time">
            <text:p>18:48:56.15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6718097" calcext:value-type="float">
            <text:p>-0.016718097</text:p>
          </table:table-cell>
          <table:table-cell table:style-name="ce13" office:value-type="float" office:value="0.7991019" calcext:value-type="float">
            <text:p>0.7991019</text:p>
          </table:table-cell>
          <table:table-cell table:style-name="ce13" office:value-type="float" office:value="-0.049071975" calcext:value-type="float">
            <text:p>-0.0490719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33]-[.A143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226S" calcext:value-type="time">
            <text:p>18:48:56.22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1101167" calcext:value-type="float">
            <text:p>0.011101167</text:p>
          </table:table-cell>
          <table:table-cell table:style-name="ce13" office:value-type="float" office:value="0.57483137" calcext:value-type="float">
            <text:p>0.57483137</text:p>
          </table:table-cell>
          <table:table-cell table:style-name="ce13" office:value-type="float" office:value="-0.058886457" calcext:value-type="float">
            <text:p>-0.0588864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34]-[.A143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295S" calcext:value-type="time">
            <text:p>18:48:56.295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0218853" calcext:value-type="float">
            <text:p>-0.030218853</text:p>
          </table:table-cell>
          <table:table-cell table:style-name="ce13" office:value-type="float" office:value="0.48241168" calcext:value-type="float">
            <text:p>0.48241168</text:p>
          </table:table-cell>
          <table:table-cell table:style-name="ce13" office:value-type="float" office:value="-0.049042728" calcext:value-type="float">
            <text:p>-0.0490427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35]-[.A143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684S" calcext:value-type="time">
            <text:p>18:48:56.684</text:p>
          </table:table-cell>
          <table:table-cell office:value-type="time" office:time-value="PT00H00M00.389S" calcext:value-type="time">
            <text:p>00:00:00.38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982453" calcext:value-type="float">
            <text:p>0.01982453</text:p>
          </table:table-cell>
          <table:table-cell table:style-name="ce13" office:value-type="float" office:value="0.29002988" calcext:value-type="float">
            <text:p>0.29002988</text:p>
          </table:table-cell>
          <table:table-cell table:style-name="ce13" office:value-type="float" office:value="0.28215548" calcext:value-type="float">
            <text:p>0.282155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389S" calcext:value-type="time">
            <text:p>00.389</text:p>
          </table:table-cell>
          <table:table-cell table:formula="of:=[.A1436]-[.A1435]" office:value-type="time" office:time-value="PT00H00M00.389S" calcext:value-type="time">
            <text:p>00:00:00.38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752S" calcext:value-type="time">
            <text:p>18:48:56.75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6294173" calcext:value-type="float">
            <text:p>0.056294173</text:p>
          </table:table-cell>
          <table:table-cell table:style-name="ce13" office:value-type="float" office:value="0.24081206" calcext:value-type="float">
            <text:p>0.24081206</text:p>
          </table:table-cell>
          <table:table-cell table:style-name="ce13" office:value-type="float" office:value="0.27964795" calcext:value-type="float">
            <text:p>0.279647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437]-[.A143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826S" calcext:value-type="time">
            <text:p>18:48:56.82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6821973" calcext:value-type="float">
            <text:p>0.036821973</text:p>
          </table:table-cell>
          <table:table-cell table:style-name="ce13" office:value-type="float" office:value="0.2114574" calcext:value-type="float">
            <text:p>0.2114574</text:p>
          </table:table-cell>
          <table:table-cell table:style-name="ce13" office:value-type="float" office:value="0.33452007" calcext:value-type="float">
            <text:p>0.334520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438]-[.A143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892S" calcext:value-type="time">
            <text:p>18:48:56.892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214857" calcext:value-type="float">
            <text:p>0.04214857</text:p>
          </table:table-cell>
          <table:table-cell table:style-name="ce13" office:value-type="float" office:value="0.17185463" calcext:value-type="float">
            <text:p>0.17185463</text:p>
          </table:table-cell>
          <table:table-cell table:style-name="ce13" office:value-type="float" office:value="0.23888542" calcext:value-type="float">
            <text:p>0.238885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439]-[.A143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6.966S" calcext:value-type="time">
            <text:p>18:48:56.966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6717915" calcext:value-type="float">
            <text:p>0.066717915</text:p>
          </table:table-cell>
          <table:table-cell table:style-name="ce13" office:value-type="float" office:value="0.09116818" calcext:value-type="float">
            <text:p>0.09116818</text:p>
          </table:table-cell>
          <table:table-cell table:style-name="ce13" office:value-type="float" office:value="0.2547674" calcext:value-type="float">
            <text:p>0.25476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440]-[.A1439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031S" calcext:value-type="time">
            <text:p>18:48:57.031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0794652" calcext:value-type="float">
            <text:p>0.10794652</text:p>
          </table:table-cell>
          <table:table-cell table:style-name="ce13" office:value-type="float" office:value="0.10688046" calcext:value-type="float">
            <text:p>0.10688046</text:p>
          </table:table-cell>
          <table:table-cell table:style-name="ce13" office:value-type="float" office:value="0.26137075" calcext:value-type="float">
            <text:p>0.261370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1441]-[.A1440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107S" calcext:value-type="time">
            <text:p>18:48:57.107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29673" calcext:value-type="float">
            <text:p>0.1329673</text:p>
          </table:table-cell>
          <table:table-cell table:style-name="ce13" office:value-type="float" office:value="0.12761334" calcext:value-type="float">
            <text:p>0.12761334</text:p>
          </table:table-cell>
          <table:table-cell table:style-name="ce13" office:value-type="float" office:value="0.25391042" calcext:value-type="float">
            <text:p>0.253910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1442]-[.A1441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172S" calcext:value-type="time">
            <text:p>18:48:57.172</text:p>
          </table:table-cell>
          <table:table-cell office:value-type="time" office:time-value="PT00H00M00.065S" calcext:value-type="time">
            <text:p>00:00:00.0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98854" calcext:value-type="float">
            <text:p>0.1398854</text:p>
          </table:table-cell>
          <table:table-cell table:style-name="ce13" office:value-type="float" office:value="0.14671238" calcext:value-type="float">
            <text:p>0.14671238</text:p>
          </table:table-cell>
          <table:table-cell table:style-name="ce13" office:value-type="float" office:value="0.19160537" calcext:value-type="float">
            <text:p>0.191605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5S" calcext:value-type="time">
            <text:p>00.065</text:p>
          </table:table-cell>
          <table:table-cell table:formula="of:=[.A1443]-[.A1442]" office:value-type="time" office:time-value="PT00H00M00.065S" calcext:value-type="time">
            <text:p>00:00:00.06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243S" calcext:value-type="time">
            <text:p>18:48:57.24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303553" calcext:value-type="float">
            <text:p>0.14303553</text:p>
          </table:table-cell>
          <table:table-cell table:style-name="ce13" office:value-type="float" office:value="0.19905771" calcext:value-type="float">
            <text:p>0.19905771</text:p>
          </table:table-cell>
          <table:table-cell table:style-name="ce13" office:value-type="float" office:value="0.13223487" calcext:value-type="float">
            <text:p>0.132234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44]-[.A144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312S" calcext:value-type="time">
            <text:p>18:48:57.31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641266" calcext:value-type="float">
            <text:p>0.17641266</text:p>
          </table:table-cell>
          <table:table-cell table:style-name="ce13" office:value-type="float" office:value="0.2092545" calcext:value-type="float">
            <text:p>0.2092545</text:p>
          </table:table-cell>
          <table:table-cell table:style-name="ce13" office:value-type="float" office:value="0.127361" calcext:value-type="float">
            <text:p>0.1273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45]-[.A144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383S" calcext:value-type="time">
            <text:p>18:48:57.38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140322" calcext:value-type="float">
            <text:p>0.18140322</text:p>
          </table:table-cell>
          <table:table-cell table:style-name="ce13" office:value-type="float" office:value="0.19997454" calcext:value-type="float">
            <text:p>0.19997454</text:p>
          </table:table-cell>
          <table:table-cell table:style-name="ce13" office:value-type="float" office:value="0.14231041" calcext:value-type="float">
            <text:p>0.142310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46]-[.A144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452S" calcext:value-type="time">
            <text:p>18:48:57.45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479611" calcext:value-type="float">
            <text:p>0.18479611</text:p>
          </table:table-cell>
          <table:table-cell table:style-name="ce13" office:value-type="float" office:value="0.18634914" calcext:value-type="float">
            <text:p>0.18634914</text:p>
          </table:table-cell>
          <table:table-cell table:style-name="ce13" office:value-type="float" office:value="0.13642901" calcext:value-type="float">
            <text:p>0.136429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47]-[.A144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523S" calcext:value-type="time">
            <text:p>18:48:57.5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339923" calcext:value-type="float">
            <text:p>0.2339923</text:p>
          </table:table-cell>
          <table:table-cell table:style-name="ce13" office:value-type="float" office:value="0.1716693" calcext:value-type="float">
            <text:p>0.1716693</text:p>
          </table:table-cell>
          <table:table-cell table:style-name="ce13" office:value-type="float" office:value="0.16431445" calcext:value-type="float">
            <text:p>0.164314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48]-[.A144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591S" calcext:value-type="time">
            <text:p>18:48:57.59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8881574" calcext:value-type="float">
            <text:p>0.28881574</text:p>
          </table:table-cell>
          <table:table-cell table:style-name="ce13" office:value-type="float" office:value="0.20965372" calcext:value-type="float">
            <text:p>0.20965372</text:p>
          </table:table-cell>
          <table:table-cell table:style-name="ce13" office:value-type="float" office:value="0.088776514" calcext:value-type="float">
            <text:p>0.0887765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449]-[.A144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664S" calcext:value-type="time">
            <text:p>18:48:57.664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8322518" calcext:value-type="float">
            <text:p>0.28322518</text:p>
          </table:table-cell>
          <table:table-cell table:style-name="ce13" office:value-type="float" office:value="0.35194522" calcext:value-type="float">
            <text:p>0.35194522</text:p>
          </table:table-cell>
          <table:table-cell table:style-name="ce13" office:value-type="float" office:value="-0.07610699" calcext:value-type="float">
            <text:p>-0.0761069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450]-[.A1449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73S" calcext:value-type="time">
            <text:p>18:48:57.730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477573" calcext:value-type="float">
            <text:p>0.32477573</text:p>
          </table:table-cell>
          <table:table-cell table:style-name="ce13" office:value-type="float" office:value="0.49868435" calcext:value-type="float">
            <text:p>0.49868435</text:p>
          </table:table-cell>
          <table:table-cell table:style-name="ce13" office:value-type="float" office:value="0.00071754225" calcext:value-type="float">
            <text:p>0.000717542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451]-[.A1450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801S" calcext:value-type="time">
            <text:p>18:48:57.801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5184404" calcext:value-type="float">
            <text:p>0.35184404</text:p>
          </table:table-cell>
          <table:table-cell table:style-name="ce13" office:value-type="float" office:value="0.5307739" calcext:value-type="float">
            <text:p>0.5307739</text:p>
          </table:table-cell>
          <table:table-cell table:style-name="ce13" office:value-type="float" office:value="0.23179819" calcext:value-type="float">
            <text:p>0.2317981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52]-[.A145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872S" calcext:value-type="time">
            <text:p>18:48:57.87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913911" calcext:value-type="float">
            <text:p>0.2913911</text:p>
          </table:table-cell>
          <table:table-cell table:style-name="ce13" office:value-type="float" office:value="0.27818483" calcext:value-type="float">
            <text:p>0.27818483</text:p>
          </table:table-cell>
          <table:table-cell table:style-name="ce13" office:value-type="float" office:value="0.3079348" calcext:value-type="float">
            <text:p>0.30793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53]-[.A145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7.943S" calcext:value-type="time">
            <text:p>18:48:57.94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128135" calcext:value-type="float">
            <text:p>0.2128135</text:p>
          </table:table-cell>
          <table:table-cell table:style-name="ce13" office:value-type="float" office:value="-0.20534655" calcext:value-type="float">
            <text:p>-0.20534655</text:p>
          </table:table-cell>
          <table:table-cell table:style-name="ce13" office:value-type="float" office:value="0.2189138" calcext:value-type="float">
            <text:p>0.21891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54]-[.A145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012S" calcext:value-type="time">
            <text:p>18:48:58.01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83866134" calcext:value-type="float">
            <text:p>0.083866134</text:p>
          </table:table-cell>
          <table:table-cell table:style-name="ce13" office:value-type="float" office:value="-0.462766" calcext:value-type="float">
            <text:p>-0.462766</text:p>
          </table:table-cell>
          <table:table-cell table:style-name="ce13" office:value-type="float" office:value="0.21218348" calcext:value-type="float">
            <text:p>0.212183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55]-[.A145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083S" calcext:value-type="time">
            <text:p>18:48:58.08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9009814" calcext:value-type="float">
            <text:p>0.019009814</text:p>
          </table:table-cell>
          <table:table-cell table:style-name="ce13" office:value-type="float" office:value="-0.7227882" calcext:value-type="float">
            <text:p>-0.7227882</text:p>
          </table:table-cell>
          <table:table-cell table:style-name="ce13" office:value-type="float" office:value="0.14306481" calcext:value-type="float">
            <text:p>0.1430648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56]-[.A145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152S" calcext:value-type="time">
            <text:p>18:48:58.15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5952708" calcext:value-type="float">
            <text:p>-0.045952708</text:p>
          </table:table-cell>
          <table:table-cell table:style-name="ce13" office:value-type="float" office:value="-0.48088047" calcext:value-type="float">
            <text:p>-0.48088047</text:p>
          </table:table-cell>
          <table:table-cell table:style-name="ce13" office:value-type="float" office:value="-0.04284812" calcext:value-type="float">
            <text:p>-0.042848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57]-[.A145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223S" calcext:value-type="time">
            <text:p>18:48:58.2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167969" calcext:value-type="float">
            <text:p>-0.07167969</text:p>
          </table:table-cell>
          <table:table-cell table:style-name="ce13" office:value-type="float" office:value="-0.15022406" calcext:value-type="float">
            <text:p>-0.15022406</text:p>
          </table:table-cell>
          <table:table-cell table:style-name="ce13" office:value-type="float" office:value="-0.32772347" calcext:value-type="float">
            <text:p>-0.327723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58]-[.A145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292S" calcext:value-type="time">
            <text:p>18:48:58.29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8691396" calcext:value-type="float">
            <text:p>-0.048691396</text:p>
          </table:table-cell>
          <table:table-cell table:style-name="ce13" office:value-type="float" office:value="-0.20705225" calcext:value-type="float">
            <text:p>-0.20705225</text:p>
          </table:table-cell>
          <table:table-cell table:style-name="ce13" office:value-type="float" office:value="-0.13696772" calcext:value-type="float">
            <text:p>-0.136967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59]-[.A145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363S" calcext:value-type="time">
            <text:p>18:48:58.36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9090806" calcext:value-type="float">
            <text:p>-0.069090806</text:p>
          </table:table-cell>
          <table:table-cell table:style-name="ce13" office:value-type="float" office:value="0.11885319" calcext:value-type="float">
            <text:p>0.11885319</text:p>
          </table:table-cell>
          <table:table-cell table:style-name="ce13" office:value-type="float" office:value="-0.3660688" calcext:value-type="float">
            <text:p>-0.36606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60]-[.A145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432S" calcext:value-type="time">
            <text:p>18:48:58.43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930085" calcext:value-type="float">
            <text:p>-0.15930085</text:p>
          </table:table-cell>
          <table:table-cell table:style-name="ce13" office:value-type="float" office:value="0.23946299" calcext:value-type="float">
            <text:p>0.23946299</text:p>
          </table:table-cell>
          <table:table-cell table:style-name="ce13" office:value-type="float" office:value="-0.35187402" calcext:value-type="float">
            <text:p>-0.351874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61]-[.A146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503S" calcext:value-type="time">
            <text:p>18:48:58.50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743278" calcext:value-type="float">
            <text:p>-0.2743278</text:p>
          </table:table-cell>
          <table:table-cell table:style-name="ce13" office:value-type="float" office:value="0.8089981" calcext:value-type="float">
            <text:p>0.8089981</text:p>
          </table:table-cell>
          <table:table-cell table:style-name="ce13" office:value-type="float" office:value="-0.25296593" calcext:value-type="float">
            <text:p>-0.252965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62]-[.A146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571S" calcext:value-type="time">
            <text:p>18:48:58.571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6120166" calcext:value-type="float">
            <text:p>-0.16120166</text:p>
          </table:table-cell>
          <table:table-cell table:style-name="ce13" office:value-type="float" office:value="0.3125954" calcext:value-type="float">
            <text:p>0.3125954</text:p>
          </table:table-cell>
          <table:table-cell table:style-name="ce13" office:value-type="float" office:value="-0.2685385" calcext:value-type="float">
            <text:p>-0.26853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463]-[.A1462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648S" calcext:value-type="time">
            <text:p>18:48:58.648</text:p>
          </table:table-cell>
          <table:table-cell office:value-type="time" office:time-value="PT00H00M00.077S" calcext:value-type="time">
            <text:p>00:00:00.07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9166353" calcext:value-type="float">
            <text:p>-0.19166353</text:p>
          </table:table-cell>
          <table:table-cell table:style-name="ce13" office:value-type="float" office:value="0.17916296" calcext:value-type="float">
            <text:p>0.17916296</text:p>
          </table:table-cell>
          <table:table-cell table:style-name="ce13" office:value-type="float" office:value="-0.19114755" calcext:value-type="float">
            <text:p>-0.19114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7S" calcext:value-type="time">
            <text:p>00.077</text:p>
          </table:table-cell>
          <table:table-cell table:formula="of:=[.A1464]-[.A1463]" office:value-type="time" office:time-value="PT00H00M00.077S" calcext:value-type="time">
            <text:p>00:00:00.07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711S" calcext:value-type="time">
            <text:p>18:48:58.711</text:p>
          </table:table-cell>
          <table:table-cell office:value-type="time" office:time-value="PT00H00M00.063S" calcext:value-type="time">
            <text:p>00:00:00.06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229213" calcext:value-type="float">
            <text:p>-0.11229213</text:p>
          </table:table-cell>
          <table:table-cell table:style-name="ce13" office:value-type="float" office:value="0.17794591" calcext:value-type="float">
            <text:p>0.17794591</text:p>
          </table:table-cell>
          <table:table-cell table:style-name="ce13" office:value-type="float" office:value="-0.40604156" calcext:value-type="float">
            <text:p>-0.406041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3S" calcext:value-type="time">
            <text:p>00.063</text:p>
          </table:table-cell>
          <table:table-cell table:formula="of:=[.A1465]-[.A1464]" office:value-type="time" office:time-value="PT00H00M00.063S" calcext:value-type="time">
            <text:p>00:00:00.06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782S" calcext:value-type="time">
            <text:p>18:48:58.78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920254" calcext:value-type="float">
            <text:p>-0.06920254</text:p>
          </table:table-cell>
          <table:table-cell table:style-name="ce13" office:value-type="float" office:value="0.24650384" calcext:value-type="float">
            <text:p>0.24650384</text:p>
          </table:table-cell>
          <table:table-cell table:style-name="ce13" office:value-type="float" office:value="-0.54583293" calcext:value-type="float">
            <text:p>-0.545832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66]-[.A146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852S" calcext:value-type="time">
            <text:p>18:48:58.85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8752055" calcext:value-type="float">
            <text:p>-0.118752055</text:p>
          </table:table-cell>
          <table:table-cell table:style-name="ce13" office:value-type="float" office:value="0.15000285" calcext:value-type="float">
            <text:p>0.15000285</text:p>
          </table:table-cell>
          <table:table-cell table:style-name="ce13" office:value-type="float" office:value="-0.61056113" calcext:value-type="float">
            <text:p>-0.610561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467]-[.A1466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923S" calcext:value-type="time">
            <text:p>18:48:58.9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2277228" calcext:value-type="float">
            <text:p>-0.042277228</text:p>
          </table:table-cell>
          <table:table-cell table:style-name="ce13" office:value-type="float" office:value="0.66146743" calcext:value-type="float">
            <text:p>0.66146743</text:p>
          </table:table-cell>
          <table:table-cell table:style-name="ce13" office:value-type="float" office:value="-0.48226872" calcext:value-type="float">
            <text:p>-0.482268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68]-[.A1467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8.992S" calcext:value-type="time">
            <text:p>18:48:58.992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0510047" calcext:value-type="float">
            <text:p>0.010510047</text:p>
          </table:table-cell>
          <table:table-cell table:style-name="ce13" office:value-type="float" office:value="0.12752283" calcext:value-type="float">
            <text:p>0.12752283</text:p>
          </table:table-cell>
          <table:table-cell table:style-name="ce13" office:value-type="float" office:value="0.093301915" calcext:value-type="float">
            <text:p>0.0933019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469]-[.A146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063S" calcext:value-type="time">
            <text:p>18:48:59.06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3172835" calcext:value-type="float">
            <text:p>-0.013172835</text:p>
          </table:table-cell>
          <table:table-cell table:style-name="ce13" office:value-type="float" office:value="0.06906742" calcext:value-type="float">
            <text:p>0.06906742</text:p>
          </table:table-cell>
          <table:table-cell table:style-name="ce13" office:value-type="float" office:value="0.15340532" calcext:value-type="float">
            <text:p>0.153405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470]-[.A146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136S" calcext:value-type="time">
            <text:p>18:48:59.136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064462" calcext:value-type="float">
            <text:p>-0.02064462</text:p>
          </table:table-cell>
          <table:table-cell table:style-name="ce13" office:value-type="float" office:value="0.07402594" calcext:value-type="float">
            <text:p>0.07402594</text:p>
          </table:table-cell>
          <table:table-cell table:style-name="ce13" office:value-type="float" office:value="0.17102374" calcext:value-type="float">
            <text:p>0.171023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471]-[.A1470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287S" calcext:value-type="time">
            <text:p>18:48:59.287</text:p>
          </table:table-cell>
          <table:table-cell office:value-type="time" office:time-value="PT00H00M00.151S" calcext:value-type="time">
            <text:p>00:00:00.15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2974676" calcext:value-type="float">
            <text:p>-0.022974676</text:p>
          </table:table-cell>
          <table:table-cell table:style-name="ce13" office:value-type="float" office:value="0.019601833" calcext:value-type="float">
            <text:p>0.019601833</text:p>
          </table:table-cell>
          <table:table-cell table:style-name="ce13" office:value-type="float" office:value="0.1996245" calcext:value-type="float">
            <text:p>0.19962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51S" calcext:value-type="time">
            <text:p>00.151</text:p>
          </table:table-cell>
          <table:table-cell table:formula="of:=[.A1472]-[.A1471]" office:value-type="time" office:time-value="PT00H00M00.151S" calcext:value-type="time">
            <text:p>00:00:00.15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346S" calcext:value-type="time">
            <text:p>18:48:59.346</text:p>
          </table:table-cell>
          <table:table-cell office:value-type="time" office:time-value="PT00H00M00.059S" calcext:value-type="time">
            <text:p>00:00:00.0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978853" calcext:value-type="float">
            <text:p>-0.05978853</text:p>
          </table:table-cell>
          <table:table-cell table:style-name="ce13" office:value-type="float" office:value="-0.20999506" calcext:value-type="float">
            <text:p>-0.20999506</text:p>
          </table:table-cell>
          <table:table-cell table:style-name="ce13" office:value-type="float" office:value="0.17856342" calcext:value-type="float">
            <text:p>0.178563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9S" calcext:value-type="time">
            <text:p>00.059</text:p>
          </table:table-cell>
          <table:table-cell table:formula="of:=[.A1473]-[.A1472]" office:value-type="time" office:time-value="PT00H00M00.059S" calcext:value-type="time">
            <text:p>00:00:00.05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361S" calcext:value-type="time">
            <text:p>18:48:59.361</text:p>
          </table:table-cell>
          <table:table-cell office:value-type="time" office:time-value="PT00H00M00.015S" calcext:value-type="time">
            <text:p>00:00:00.01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469346" calcext:value-type="float">
            <text:p>-0.03469346</text:p>
          </table:table-cell>
          <table:table-cell table:style-name="ce13" office:value-type="float" office:value="-0.03914201" calcext:value-type="float">
            <text:p>-0.03914201</text:p>
          </table:table-cell>
          <table:table-cell table:style-name="ce13" office:value-type="float" office:value="0.19608305" calcext:value-type="float">
            <text:p>0.196083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15S" calcext:value-type="time">
            <text:p>00.015</text:p>
          </table:table-cell>
          <table:table-cell table:formula="of:=[.A1474]-[.A1473]" office:value-type="time" office:time-value="PT00H00M00.015S" calcext:value-type="time">
            <text:p>00:00:00.01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404S" calcext:value-type="time">
            <text:p>18:48:59.404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1224102" calcext:value-type="float">
            <text:p>-0.031224102</text:p>
          </table:table-cell>
          <table:table-cell table:style-name="ce13" office:value-type="float" office:value="-0.03522779" calcext:value-type="float">
            <text:p>-0.03522779</text:p>
          </table:table-cell>
          <table:table-cell table:style-name="ce13" office:value-type="float" office:value="0.17647475" calcext:value-type="float">
            <text:p>0.176474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475]-[.A1474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443S" calcext:value-type="time">
            <text:p>18:48:59.443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8101671" calcext:value-type="float">
            <text:p>-0.028101671</text:p>
          </table:table-cell>
          <table:table-cell table:style-name="ce13" office:value-type="float" office:value="-0.031704992" calcext:value-type="float">
            <text:p>-0.031704992</text:p>
          </table:table-cell>
          <table:table-cell table:style-name="ce13" office:value-type="float" office:value="0.15882726" calcext:value-type="float">
            <text:p>0.158827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476]-[.A147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5S" calcext:value-type="time">
            <text:p>18:48:59.500</text:p>
          </table:table-cell>
          <table:table-cell office:value-type="time" office:time-value="PT00H00M00.057S" calcext:value-type="time">
            <text:p>00:00:00.0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5936055" calcext:value-type="float">
            <text:p>-0.085936055</text:p>
          </table:table-cell>
          <table:table-cell table:style-name="ce13" office:value-type="float" office:value="-0.41305602" calcext:value-type="float">
            <text:p>-0.41305602</text:p>
          </table:table-cell>
          <table:table-cell table:style-name="ce13" office:value-type="float" office:value="0.21259785" calcext:value-type="float">
            <text:p>0.212597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7S" calcext:value-type="time">
            <text:p>00.057</text:p>
          </table:table-cell>
          <table:table-cell table:formula="of:=[.A1477]-[.A1476]" office:value-type="time" office:time-value="PT00H00M00.057S" calcext:value-type="time">
            <text:p>00:00:00.05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521S" calcext:value-type="time">
            <text:p>18:48:59.521</text:p>
          </table:table-cell>
          <table:table-cell office:value-type="time" office:time-value="PT00H00M00.021S" calcext:value-type="time">
            <text:p>00:00:00.02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184929" calcext:value-type="float">
            <text:p>-0.07184929</text:p>
          </table:table-cell>
          <table:table-cell table:style-name="ce13" office:value-type="float" office:value="-0.28210202" calcext:value-type="float">
            <text:p>-0.28210202</text:p>
          </table:table-cell>
          <table:table-cell table:style-name="ce13" office:value-type="float" office:value="0.19463396" calcext:value-type="float">
            <text:p>0.194633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1S" calcext:value-type="time">
            <text:p>00.021</text:p>
          </table:table-cell>
          <table:table-cell table:formula="of:=[.A1478]-[.A1477]" office:value-type="time" office:time-value="PT00H00M00.021S" calcext:value-type="time">
            <text:p>00:00:00.02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561S" calcext:value-type="time">
            <text:p>18:48:59.56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784791" calcext:value-type="float">
            <text:p>-0.07784791</text:p>
          </table:table-cell>
          <table:table-cell table:style-name="ce13" office:value-type="float" office:value="-0.20862815" calcext:value-type="float">
            <text:p>-0.20862815</text:p>
          </table:table-cell>
          <table:table-cell table:style-name="ce13" office:value-type="float" office:value="0.12023892" calcext:value-type="float">
            <text:p>0.120238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79]-[.A147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603S" calcext:value-type="time">
            <text:p>18:48:59.603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487759" calcext:value-type="float">
            <text:p>-0.15487759</text:p>
          </table:table-cell>
          <table:table-cell table:style-name="ce13" office:value-type="float" office:value="-0.33124676" calcext:value-type="float">
            <text:p>-0.33124676</text:p>
          </table:table-cell>
          <table:table-cell table:style-name="ce13" office:value-type="float" office:value="0.06998262" calcext:value-type="float">
            <text:p>0.069982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480]-[.A1479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641S" calcext:value-type="time">
            <text:p>18:48:59.641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378434" calcext:value-type="float">
            <text:p>-0.14378434</text:p>
          </table:table-cell>
          <table:table-cell table:style-name="ce13" office:value-type="float" office:value="-0.31877637" calcext:value-type="float">
            <text:p>-0.31877637</text:p>
          </table:table-cell>
          <table:table-cell table:style-name="ce13" office:value-type="float" office:value="0.077925764" calcext:value-type="float">
            <text:p>0.0779257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481]-[.A1480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681S" calcext:value-type="time">
            <text:p>18:48:59.68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719397" calcext:value-type="float">
            <text:p>-0.18719397</text:p>
          </table:table-cell>
          <table:table-cell table:style-name="ce13" office:value-type="float" office:value="-0.24053647" calcext:value-type="float">
            <text:p>-0.24053647</text:p>
          </table:table-cell>
          <table:table-cell table:style-name="ce13" office:value-type="float" office:value="0.09012826" calcext:value-type="float">
            <text:p>0.090128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2]-[.A148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721S" calcext:value-type="time">
            <text:p>18:48:59.72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9791797" calcext:value-type="float">
            <text:p>-0.19791797</text:p>
          </table:table-cell>
          <table:table-cell table:style-name="ce13" office:value-type="float" office:value="-0.22131681" calcext:value-type="float">
            <text:p>-0.22131681</text:p>
          </table:table-cell>
          <table:table-cell table:style-name="ce13" office:value-type="float" office:value="0.0059689675" calcext:value-type="float">
            <text:p>0.00596896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3]-[.A148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761S" calcext:value-type="time">
            <text:p>18:48:59.76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107536" calcext:value-type="float">
            <text:p>-0.25107536</text:p>
          </table:table-cell>
          <table:table-cell table:style-name="ce13" office:value-type="float" office:value="-0.15084529" calcext:value-type="float">
            <text:p>-0.15084529</text:p>
          </table:table-cell>
          <table:table-cell table:style-name="ce13" office:value-type="float" office:value="-0.050438453" calcext:value-type="float">
            <text:p>-0.0504384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4]-[.A148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801S" calcext:value-type="time">
            <text:p>18:48:59.80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384923" calcext:value-type="float">
            <text:p>-0.2384923</text:p>
          </table:table-cell>
          <table:table-cell table:style-name="ce13" office:value-type="float" office:value="-0.12609278" calcext:value-type="float">
            <text:p>-0.12609278</text:p>
          </table:table-cell>
          <table:table-cell table:style-name="ce13" office:value-type="float" office:value="-0.07154208" calcext:value-type="float">
            <text:p>-0.071542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5]-[.A148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841S" calcext:value-type="time">
            <text:p>18:48:59.84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9901806" calcext:value-type="float">
            <text:p>-0.29901806</text:p>
          </table:table-cell>
          <table:table-cell table:style-name="ce13" office:value-type="float" office:value="-0.060089946" calcext:value-type="float">
            <text:p>-0.060089946</text:p>
          </table:table-cell>
          <table:table-cell table:style-name="ce13" office:value-type="float" office:value="-0.03889957" calcext:value-type="float">
            <text:p>-0.038899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6]-[.A148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881S" calcext:value-type="time">
            <text:p>18:48:59.88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994385" calcext:value-type="float">
            <text:p>-0.2994385</text:p>
          </table:table-cell>
          <table:table-cell table:style-name="ce13" office:value-type="float" office:value="-0.01958389" calcext:value-type="float">
            <text:p>-0.01958389</text:p>
          </table:table-cell>
          <table:table-cell table:style-name="ce13" office:value-type="float" office:value="-0.07016588" calcext:value-type="float">
            <text:p>-0.070165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7]-[.A148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922S" calcext:value-type="time">
            <text:p>18:48:59.922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0860606" calcext:value-type="float">
            <text:p>-0.30860606</text:p>
          </table:table-cell>
          <table:table-cell table:style-name="ce13" office:value-type="float" office:value="-0.15297708" calcext:value-type="float">
            <text:p>-0.15297708</text:p>
          </table:table-cell>
          <table:table-cell table:style-name="ce13" office:value-type="float" office:value="0.07286144" calcext:value-type="float">
            <text:p>0.072861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488]-[.A148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8M59.962S" calcext:value-type="time">
            <text:p>18:48:59.96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4432256" calcext:value-type="float">
            <text:p>-0.34432256</text:p>
          </table:table-cell>
          <table:table-cell table:style-name="ce13" office:value-type="float" office:value="-0.15635613" calcext:value-type="float">
            <text:p>-0.15635613</text:p>
          </table:table-cell>
          <table:table-cell table:style-name="ce13" office:value-type="float" office:value="0.034813564" calcext:value-type="float">
            <text:p>0.0348135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89]-[.A148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018S" calcext:value-type="time">
            <text:p>18:49:00.018</text:p>
          </table:table-cell>
          <table:table-cell office:value-type="time" office:time-value="PT00H00M00.056S" calcext:value-type="time">
            <text:p>00:00:00.05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6262468" calcext:value-type="float">
            <text:p>-0.36262468</text:p>
          </table:table-cell>
          <table:table-cell table:style-name="ce13" office:value-type="float" office:value="-0.027121877" calcext:value-type="float">
            <text:p>-0.027121877</text:p>
          </table:table-cell>
          <table:table-cell table:style-name="ce13" office:value-type="float" office:value="-0.2547518" calcext:value-type="float">
            <text:p>-0.25475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6S" calcext:value-type="time">
            <text:p>00.056</text:p>
          </table:table-cell>
          <table:table-cell table:formula="of:=[.A1490]-[.A1489]" office:value-type="time" office:time-value="PT00H00M00.056S" calcext:value-type="time">
            <text:p>00:00:00.05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041S" calcext:value-type="time">
            <text:p>18:49:00.041</text:p>
          </table:table-cell>
          <table:table-cell office:value-type="time" office:time-value="PT00H00M00.023S" calcext:value-type="time">
            <text:p>00:00:00.02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6549792" calcext:value-type="float">
            <text:p>-0.26549792</text:p>
          </table:table-cell>
          <table:table-cell table:style-name="ce13" office:value-type="float" office:value="-0.01935599" calcext:value-type="float">
            <text:p>-0.01935599</text:p>
          </table:table-cell>
          <table:table-cell table:style-name="ce13" office:value-type="float" office:value="-0.37627366" calcext:value-type="float">
            <text:p>-0.376273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3S" calcext:value-type="time">
            <text:p>00.023</text:p>
          </table:table-cell>
          <table:table-cell table:formula="of:=[.A1491]-[.A1490]" office:value-type="time" office:time-value="PT00H00M00.023S" calcext:value-type="time">
            <text:p>00:00:00.02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081S" calcext:value-type="time">
            <text:p>18:49:00.08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887008" calcext:value-type="float">
            <text:p>-0.10887008</text:p>
          </table:table-cell>
          <table:table-cell table:style-name="ce13" office:value-type="float" office:value="-0.22791845" calcext:value-type="float">
            <text:p>-0.22791845</text:p>
          </table:table-cell>
          <table:table-cell table:style-name="ce13" office:value-type="float" office:value="-0.3727039" calcext:value-type="float">
            <text:p>-0.37270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92]-[.A149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121S" calcext:value-type="time">
            <text:p>18:49:00.12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457974" calcext:value-type="float">
            <text:p>-0.08457974</text:p>
          </table:table-cell>
          <table:table-cell table:style-name="ce13" office:value-type="float" office:value="-0.27016565" calcext:value-type="float">
            <text:p>-0.27016565</text:p>
          </table:table-cell>
          <table:table-cell table:style-name="ce13" office:value-type="float" office:value="-0.50022846" calcext:value-type="float">
            <text:p>-0.500228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93]-[.A149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161S" calcext:value-type="time">
            <text:p>18:49:00.16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1507506" calcext:value-type="float">
            <text:p>-0.071507506</text:p>
          </table:table-cell>
          <table:table-cell table:style-name="ce13" office:value-type="float" office:value="-0.045834646" calcext:value-type="float">
            <text:p>-0.045834646</text:p>
          </table:table-cell>
          <table:table-cell table:style-name="ce13" office:value-type="float" office:value="-0.59566456" calcext:value-type="float">
            <text:p>-0.595664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94]-[.A149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206S" calcext:value-type="time">
            <text:p>18:49:00.206</text:p>
          </table:table-cell>
          <table:table-cell office:value-type="time" office:time-value="PT00H00M00.045S" calcext:value-type="time">
            <text:p>00:00:00.04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8480178" calcext:value-type="float">
            <text:p>0.018480178</text:p>
          </table:table-cell>
          <table:table-cell table:style-name="ce13" office:value-type="float" office:value="-0.25636348" calcext:value-type="float">
            <text:p>-0.25636348</text:p>
          </table:table-cell>
          <table:table-cell table:style-name="ce13" office:value-type="float" office:value="-0.5424702" calcext:value-type="float">
            <text:p>-0.54247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5S" calcext:value-type="time">
            <text:p>00.045</text:p>
          </table:table-cell>
          <table:table-cell table:formula="of:=[.A1495]-[.A1494]" office:value-type="time" office:time-value="PT00H00M00.045S" calcext:value-type="time">
            <text:p>00:00:00.04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242S" calcext:value-type="time">
            <text:p>18:49:00.242</text:p>
          </table:table-cell>
          <table:table-cell office:value-type="time" office:time-value="PT00H00M00.036S" calcext:value-type="time">
            <text:p>00:00:00.03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0919265" calcext:value-type="float">
            <text:p>0.010919265</text:p>
          </table:table-cell>
          <table:table-cell table:style-name="ce13" office:value-type="float" office:value="-0.33311972" calcext:value-type="float">
            <text:p>-0.33311972</text:p>
          </table:table-cell>
          <table:table-cell table:style-name="ce13" office:value-type="float" office:value="-0.3328765" calcext:value-type="float">
            <text:p>-0.33287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6S" calcext:value-type="time">
            <text:p>00.036</text:p>
          </table:table-cell>
          <table:table-cell table:formula="of:=[.A1496]-[.A1495]" office:value-type="time" office:time-value="PT00H00M00.036S" calcext:value-type="time">
            <text:p>00:00:00.03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282S" calcext:value-type="time">
            <text:p>18:49:00.28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1912243" calcext:value-type="float">
            <text:p>0.021912243</text:p>
          </table:table-cell>
          <table:table-cell table:style-name="ce13" office:value-type="float" office:value="-0.29079893" calcext:value-type="float">
            <text:p>-0.29079893</text:p>
          </table:table-cell>
          <table:table-cell table:style-name="ce13" office:value-type="float" office:value="-0.47844625" calcext:value-type="float">
            <text:p>-0.47844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97]-[.A149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322S" calcext:value-type="time">
            <text:p>18:49:00.32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7743526" calcext:value-type="float">
            <text:p>0.017743526</text:p>
          </table:table-cell>
          <table:table-cell table:style-name="ce13" office:value-type="float" office:value="-0.32653838" calcext:value-type="float">
            <text:p>-0.32653838</text:p>
          </table:table-cell>
          <table:table-cell table:style-name="ce13" office:value-type="float" office:value="-0.47850204" calcext:value-type="float">
            <text:p>-0.478502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98]-[.A149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362S" calcext:value-type="time">
            <text:p>18:49:00.36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0910576" calcext:value-type="float">
            <text:p>0.030910576</text:p>
          </table:table-cell>
          <table:table-cell table:style-name="ce13" office:value-type="float" office:value="-0.3231082" calcext:value-type="float">
            <text:p>-0.3231082</text:p>
          </table:table-cell>
          <table:table-cell table:style-name="ce13" office:value-type="float" office:value="-0.5809448" calcext:value-type="float">
            <text:p>-0.58094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499]-[.A149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422S" calcext:value-type="time">
            <text:p>18:49:00.422</text:p>
          </table:table-cell>
          <table:table-cell office:value-type="time" office:time-value="PT00H00M00.06S" calcext:value-type="time">
            <text:p>00:00:00.06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9963735" calcext:value-type="float">
            <text:p>-0.049963735</text:p>
          </table:table-cell>
          <table:table-cell table:style-name="ce13" office:value-type="float" office:value="-0.3299087" calcext:value-type="float">
            <text:p>-0.3299087</text:p>
          </table:table-cell>
          <table:table-cell table:style-name="ce13" office:value-type="float" office:value="-0.4217761" calcext:value-type="float">
            <text:p>-0.42177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S" calcext:value-type="time">
            <text:p>00.060</text:p>
          </table:table-cell>
          <table:table-cell table:formula="of:=[.A1500]-[.A1499]" office:value-type="time" office:time-value="PT00H00M00.06S" calcext:value-type="time">
            <text:p>00:00:00.06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462S" calcext:value-type="time">
            <text:p>18:49:00.46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4967342" calcext:value-type="float">
            <text:p>-0.044967342</text:p>
          </table:table-cell>
          <table:table-cell table:style-name="ce13" office:value-type="float" office:value="-0.29691783" calcext:value-type="float">
            <text:p>-0.29691783</text:p>
          </table:table-cell>
          <table:table-cell table:style-name="ce13" office:value-type="float" office:value="-0.37959847" calcext:value-type="float">
            <text:p>-0.379598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01]-[.A150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541S" calcext:value-type="time">
            <text:p>18:49:00.541</text:p>
          </table:table-cell>
          <table:table-cell office:value-type="time" office:time-value="PT00H00M00.079S" calcext:value-type="time">
            <text:p>00:00:00.0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0470608" calcext:value-type="float">
            <text:p>-0.040470608</text:p>
          </table:table-cell>
          <table:table-cell table:style-name="ce13" office:value-type="float" office:value="-0.267226" calcext:value-type="float">
            <text:p>-0.267226</text:p>
          </table:table-cell>
          <table:table-cell table:style-name="ce13" office:value-type="float" office:value="-0.34163862" calcext:value-type="float">
            <text:p>-0.341638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9S" calcext:value-type="time">
            <text:p>00.079</text:p>
          </table:table-cell>
          <table:table-cell table:formula="of:=[.A1502]-[.A1501]" office:value-type="time" office:time-value="PT00H00M00.079S" calcext:value-type="time">
            <text:p>00:00:00.07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611S" calcext:value-type="time">
            <text:p>18:49:00.61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642355" calcext:value-type="float">
            <text:p>-0.03642355</text:p>
          </table:table-cell>
          <table:table-cell table:style-name="ce13" office:value-type="float" office:value="-0.24050342" calcext:value-type="float">
            <text:p>-0.24050342</text:p>
          </table:table-cell>
          <table:table-cell table:style-name="ce13" office:value-type="float" office:value="-0.30747476" calcext:value-type="float">
            <text:p>-0.307474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03]-[.A1502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681S" calcext:value-type="time">
            <text:p>18:49:00.681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2781232" calcext:value-type="float">
            <text:p>-0.032781232</text:p>
          </table:table-cell>
          <table:table-cell table:style-name="ce13" office:value-type="float" office:value="-0.21645309" calcext:value-type="float">
            <text:p>-0.21645309</text:p>
          </table:table-cell>
          <table:table-cell table:style-name="ce13" office:value-type="float" office:value="-0.2767273" calcext:value-type="float">
            <text:p>-0.27672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04]-[.A150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752S" calcext:value-type="time">
            <text:p>18:49:00.752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140025" calcext:value-type="float">
            <text:p>0.32140025</text:p>
          </table:table-cell>
          <table:table-cell table:style-name="ce13" office:value-type="float" office:value="-0.44771308" calcext:value-type="float">
            <text:p>-0.44771308</text:p>
          </table:table-cell>
          <table:table-cell table:style-name="ce13" office:value-type="float" office:value="0.56722957" calcext:value-type="float">
            <text:p>0.567229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05]-[.A150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0.823S" calcext:value-type="time">
            <text:p>18:49:00.823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3735594" calcext:value-type="float">
            <text:p>0.43735594</text:p>
          </table:table-cell>
          <table:table-cell table:style-name="ce13" office:value-type="float" office:value="-0.29088122" calcext:value-type="float">
            <text:p>-0.29088122</text:p>
          </table:table-cell>
          <table:table-cell table:style-name="ce13" office:value-type="float" office:value="0.63948613" calcext:value-type="float">
            <text:p>0.639486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06]-[.A150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1.133S" calcext:value-type="time">
            <text:p>18:49:01.133</text:p>
          </table:table-cell>
          <table:table-cell office:value-type="time" office:time-value="PT00H00M00.31S" calcext:value-type="time">
            <text:p>00:00:00.31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59576875" calcext:value-type="float">
            <text:p>0.59576875</text:p>
          </table:table-cell>
          <table:table-cell table:style-name="ce13" office:value-type="float" office:value="-0.39604604" calcext:value-type="float">
            <text:p>-0.39604604</text:p>
          </table:table-cell>
          <table:table-cell table:style-name="ce13" office:value-type="float" office:value="0.8530522" calcext:value-type="float">
            <text:p>0.85305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31S" calcext:value-type="time">
            <text:p>00.310</text:p>
          </table:table-cell>
          <table:table-cell table:formula="of:=[.A1507]-[.A1506]" office:value-type="time" office:time-value="PT00H00M00.31S" calcext:value-type="time">
            <text:p>00:00:00.31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1.199S" calcext:value-type="time">
            <text:p>18:49:01.199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2742723" calcext:value-type="float">
            <text:p>0.42742723</text:p>
          </table:table-cell>
          <table:table-cell table:style-name="ce13" office:value-type="float" office:value="-0.3283164" calcext:value-type="float">
            <text:p>-0.3283164</text:p>
          </table:table-cell>
          <table:table-cell table:style-name="ce13" office:value-type="float" office:value="0.6739237" calcext:value-type="float">
            <text:p>0.67392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508]-[.A1507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1.274S" calcext:value-type="time">
            <text:p>18:49:01.274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8602734" calcext:value-type="float">
            <text:p>0.28602734</text:p>
          </table:table-cell>
          <table:table-cell table:style-name="ce13" office:value-type="float" office:value="-0.34580216" calcext:value-type="float">
            <text:p>-0.34580216</text:p>
          </table:table-cell>
          <table:table-cell table:style-name="ce13" office:value-type="float" office:value="0.4514044" calcext:value-type="float">
            <text:p>0.45140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509]-[.A1508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316S" calcext:value-type="time">
            <text:p>18:49:02.316</text:p>
          </table:table-cell>
          <table:table-cell office:value-type="time" office:time-value="PT00H00M01.042S" calcext:value-type="time">
            <text:p>00:00:01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8469512" calcext:value-type="float">
            <text:p>0.028469512</text:p>
          </table:table-cell>
          <table:table-cell table:style-name="ce13" office:value-type="float" office:value="0.7428063" calcext:value-type="float">
            <text:p>0.7428063</text:p>
          </table:table-cell>
          <table:table-cell table:style-name="ce13" office:value-type="float" office:value="0.2495989" calcext:value-type="float">
            <text:p>0.24959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042S" calcext:value-type="time">
            <text:p>01.042</text:p>
          </table:table-cell>
          <table:table-cell table:formula="of:=[.A1510]-[.A1509]" office:value-type="time" office:time-value="PT00H00M01.042S" calcext:value-type="time">
            <text:p>00:00:01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386S" calcext:value-type="time">
            <text:p>18:49:02.386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441164" calcext:value-type="float">
            <text:p>0.03441164</text:p>
          </table:table-cell>
          <table:table-cell table:style-name="ce13" office:value-type="float" office:value="0.7647659" calcext:value-type="float">
            <text:p>0.7647659</text:p>
          </table:table-cell>
          <table:table-cell table:style-name="ce13" office:value-type="float" office:value="0.14619665" calcext:value-type="float">
            <text:p>0.146196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11]-[.A151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457S" calcext:value-type="time">
            <text:p>18:49:02.45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3724393" calcext:value-type="float">
            <text:p>0.003724393</text:p>
          </table:table-cell>
          <table:table-cell table:style-name="ce13" office:value-type="float" office:value="0.63247883" calcext:value-type="float">
            <text:p>0.63247883</text:p>
          </table:table-cell>
          <table:table-cell table:style-name="ce13" office:value-type="float" office:value="0.16299787" calcext:value-type="float">
            <text:p>0.162997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12]-[.A151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526S" calcext:value-type="time">
            <text:p>18:49:02.526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3122455" calcext:value-type="float">
            <text:p>0.043122455</text:p>
          </table:table-cell>
          <table:table-cell table:style-name="ce13" office:value-type="float" office:value="0.4855151" calcext:value-type="float">
            <text:p>0.4855151</text:p>
          </table:table-cell>
          <table:table-cell table:style-name="ce13" office:value-type="float" office:value="0.23546761" calcext:value-type="float">
            <text:p>0.235467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13]-[.A1512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597S" calcext:value-type="time">
            <text:p>18:49:02.597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5514332" calcext:value-type="float">
            <text:p>0.035514332</text:p>
          </table:table-cell>
          <table:table-cell table:style-name="ce13" office:value-type="float" office:value="0.45476148" calcext:value-type="float">
            <text:p>0.45476148</text:p>
          </table:table-cell>
          <table:table-cell table:style-name="ce13" office:value-type="float" office:value="0.21060249" calcext:value-type="float">
            <text:p>0.210602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14]-[.A1513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667S" calcext:value-type="time">
            <text:p>18:49:02.667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45117103" calcext:value-type="float">
            <text:p>-0.0045117103</text:p>
          </table:table-cell>
          <table:table-cell table:style-name="ce13" office:value-type="float" office:value="0.31700018" calcext:value-type="float">
            <text:p>0.31700018</text:p>
          </table:table-cell>
          <table:table-cell table:style-name="ce13" office:value-type="float" office:value="0.1941565" calcext:value-type="float">
            <text:p>0.19415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15]-[.A151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2.738S" calcext:value-type="time">
            <text:p>18:49:02.738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548146" calcext:value-type="float">
            <text:p>-0.03548146</text:p>
          </table:table-cell>
          <table:table-cell table:style-name="ce13" office:value-type="float" office:value="0.3105687" calcext:value-type="float">
            <text:p>0.3105687</text:p>
          </table:table-cell>
          <table:table-cell table:style-name="ce13" office:value-type="float" office:value="0.15562464" calcext:value-type="float">
            <text:p>0.155624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16]-[.A151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291S" calcext:value-type="time">
            <text:p>18:49:04.291</text:p>
          </table:table-cell>
          <table:table-cell office:value-type="time" office:time-value="PT00H00M01.553S" calcext:value-type="time">
            <text:p>00:00:01.55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4667999" calcext:value-type="float">
            <text:p>0.24667999</text:p>
          </table:table-cell>
          <table:table-cell table:style-name="ce13" office:value-type="float" office:value="0.12921886" calcext:value-type="float">
            <text:p>0.12921886</text:p>
          </table:table-cell>
          <table:table-cell table:style-name="ce13" office:value-type="float" office:value="0.45690784" calcext:value-type="float">
            <text:p>0.456907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553S" calcext:value-type="time">
            <text:p>01.553</text:p>
          </table:table-cell>
          <table:table-cell table:formula="of:=[.A1517]-[.A1516]" office:value-type="time" office:time-value="PT00H00M01.553S" calcext:value-type="time">
            <text:p>00:00:01.55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357S" calcext:value-type="time">
            <text:p>18:49:04.357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0838892" calcext:value-type="float">
            <text:p>0.20838892</text:p>
          </table:table-cell>
          <table:table-cell table:style-name="ce13" office:value-type="float" office:value="0.22220516" calcext:value-type="float">
            <text:p>0.22220516</text:p>
          </table:table-cell>
          <table:table-cell table:style-name="ce13" office:value-type="float" office:value="0.3134388" calcext:value-type="float">
            <text:p>0.31343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518]-[.A1517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431S" calcext:value-type="time">
            <text:p>18:49:04.431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172484" calcext:value-type="float">
            <text:p>0.19172484</text:p>
          </table:table-cell>
          <table:table-cell table:style-name="ce13" office:value-type="float" office:value="0.3359954" calcext:value-type="float">
            <text:p>0.3359954</text:p>
          </table:table-cell>
          <table:table-cell table:style-name="ce13" office:value-type="float" office:value="0.28121603" calcext:value-type="float">
            <text:p>0.281216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519]-[.A1518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499S" calcext:value-type="time">
            <text:p>18:49:04.49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60875" calcext:value-type="float">
            <text:p>0.0960875</text:p>
          </table:table-cell>
          <table:table-cell table:style-name="ce13" office:value-type="float" office:value="0.3516146" calcext:value-type="float">
            <text:p>0.3516146</text:p>
          </table:table-cell>
          <table:table-cell table:style-name="ce13" office:value-type="float" office:value="0.10543816" calcext:value-type="float">
            <text:p>0.105438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520]-[.A151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57S" calcext:value-type="time">
            <text:p>18:49:04.57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417409" calcext:value-type="float">
            <text:p>0.07417409</text:p>
          </table:table-cell>
          <table:table-cell table:style-name="ce13" office:value-type="float" office:value="0.23669238" calcext:value-type="float">
            <text:p>0.23669238</text:p>
          </table:table-cell>
          <table:table-cell table:style-name="ce13" office:value-type="float" office:value="0.16015318" calcext:value-type="float">
            <text:p>0.160153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21]-[.A152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639S" calcext:value-type="time">
            <text:p>18:49:04.63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838758" calcext:value-type="float">
            <text:p>0.13838758</text:p>
          </table:table-cell>
          <table:table-cell table:style-name="ce13" office:value-type="float" office:value="0.06976145" calcext:value-type="float">
            <text:p>0.06976145</text:p>
          </table:table-cell>
          <table:table-cell table:style-name="ce13" office:value-type="float" office:value="0.15622282" calcext:value-type="float">
            <text:p>0.156222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22]-[.A152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71S" calcext:value-type="time">
            <text:p>18:49:04.71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992968" calcext:value-type="float">
            <text:p>0.13992968</text:p>
          </table:table-cell>
          <table:table-cell table:style-name="ce13" office:value-type="float" office:value="0.24142297" calcext:value-type="float">
            <text:p>0.24142297</text:p>
          </table:table-cell>
          <table:table-cell table:style-name="ce13" office:value-type="float" office:value="-0.06835943" calcext:value-type="float">
            <text:p>-0.068359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23]-[.A152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789S" calcext:value-type="time">
            <text:p>18:49:04.789</text:p>
          </table:table-cell>
          <table:table-cell office:value-type="time" office:time-value="PT00H00M00.079S" calcext:value-type="time">
            <text:p>00:00:00.0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230877" calcext:value-type="float">
            <text:p>0.13230877</text:p>
          </table:table-cell>
          <table:table-cell table:style-name="ce13" office:value-type="float" office:value="0.19464886" calcext:value-type="float">
            <text:p>0.19464886</text:p>
          </table:table-cell>
          <table:table-cell table:style-name="ce13" office:value-type="float" office:value="-0.14172369" calcext:value-type="float">
            <text:p>-0.141723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9S" calcext:value-type="time">
            <text:p>00.079</text:p>
          </table:table-cell>
          <table:table-cell table:formula="of:=[.A1524]-[.A1523]" office:value-type="time" office:time-value="PT00H00M00.079S" calcext:value-type="time">
            <text:p>00:00:00.07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848S" calcext:value-type="time">
            <text:p>18:49:04.848</text:p>
          </table:table-cell>
          <table:table-cell office:value-type="time" office:time-value="PT00H00M00.059S" calcext:value-type="time">
            <text:p>00:00:00.0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642653" calcext:value-type="float">
            <text:p>0.17642653</text:p>
          </table:table-cell>
          <table:table-cell table:style-name="ce13" office:value-type="float" office:value="-0.016417602" calcext:value-type="float">
            <text:p>-0.016417602</text:p>
          </table:table-cell>
          <table:table-cell table:style-name="ce13" office:value-type="float" office:value="-0.20401618" calcext:value-type="float">
            <text:p>-0.204016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9S" calcext:value-type="time">
            <text:p>00.059</text:p>
          </table:table-cell>
          <table:table-cell table:formula="of:=[.A1525]-[.A1524]" office:value-type="time" office:time-value="PT00H00M00.059S" calcext:value-type="time">
            <text:p>00:00:00.05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918S" calcext:value-type="time">
            <text:p>18:49:04.91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08786" calcext:value-type="float">
            <text:p>0.1308786</text:p>
          </table:table-cell>
          <table:table-cell table:style-name="ce13" office:value-type="float" office:value="0.2655953" calcext:value-type="float">
            <text:p>0.2655953</text:p>
          </table:table-cell>
          <table:table-cell table:style-name="ce13" office:value-type="float" office:value="-0.50880986" calcext:value-type="float">
            <text:p>-0.508809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26]-[.A1525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4.99S" calcext:value-type="time">
            <text:p>18:49:04.990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7815148" calcext:value-type="float">
            <text:p>0.017815148</text:p>
          </table:table-cell>
          <table:table-cell table:style-name="ce13" office:value-type="float" office:value="0.55390394" calcext:value-type="float">
            <text:p>0.55390394</text:p>
          </table:table-cell>
          <table:table-cell table:style-name="ce13" office:value-type="float" office:value="-0.95253336" calcext:value-type="float">
            <text:p>-0.952533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527]-[.A1526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059S" calcext:value-type="time">
            <text:p>18:49:05.05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5274973" calcext:value-type="float">
            <text:p>-0.025274973</text:p>
          </table:table-cell>
          <table:table-cell table:style-name="ce13" office:value-type="float" office:value="0.5622343" calcext:value-type="float">
            <text:p>0.5622343</text:p>
          </table:table-cell>
          <table:table-cell table:style-name="ce13" office:value-type="float" office:value="-0.87595683" calcext:value-type="float">
            <text:p>-0.875956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28]-[.A1527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13S" calcext:value-type="time">
            <text:p>18:49:05.13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0211497" calcext:value-type="float">
            <text:p>0.010211497</text:p>
          </table:table-cell>
          <table:table-cell table:style-name="ce13" office:value-type="float" office:value="0.375713" calcext:value-type="float">
            <text:p>0.375713</text:p>
          </table:table-cell>
          <table:table-cell table:style-name="ce13" office:value-type="float" office:value="-0.6712468" calcext:value-type="float">
            <text:p>-0.67124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29]-[.A1528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199S" calcext:value-type="time">
            <text:p>18:49:05.19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8433686" calcext:value-type="float">
            <text:p>0.08433686</text:p>
          </table:table-cell>
          <table:table-cell table:style-name="ce13" office:value-type="float" office:value="0.44295117" calcext:value-type="float">
            <text:p>0.44295117</text:p>
          </table:table-cell>
          <table:table-cell table:style-name="ce13" office:value-type="float" office:value="-0.40439072" calcext:value-type="float">
            <text:p>-0.404390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30]-[.A1529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27S" calcext:value-type="time">
            <text:p>18:49:05.27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181625" calcext:value-type="float">
            <text:p>0.16181625</text:p>
          </table:table-cell>
          <table:table-cell table:style-name="ce13" office:value-type="float" office:value="0.39799693" calcext:value-type="float">
            <text:p>0.39799693</text:p>
          </table:table-cell>
          <table:table-cell table:style-name="ce13" office:value-type="float" office:value="-0.15345362" calcext:value-type="float">
            <text:p>-0.153453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31]-[.A153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339S" calcext:value-type="time">
            <text:p>18:49:05.33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6836085" calcext:value-type="float">
            <text:p>-0.086836085</text:p>
          </table:table-cell>
          <table:table-cell table:style-name="ce13" office:value-type="float" office:value="0.2489931" calcext:value-type="float">
            <text:p>0.2489931</text:p>
          </table:table-cell>
          <table:table-cell table:style-name="ce13" office:value-type="float" office:value="-0.18183382" calcext:value-type="float">
            <text:p>-0.181833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32]-[.A153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41S" calcext:value-type="time">
            <text:p>18:49:05.41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704899" calcext:value-type="float">
            <text:p>-0.09704899</text:p>
          </table:table-cell>
          <table:table-cell table:style-name="ce13" office:value-type="float" office:value="0.11752639" calcext:value-type="float">
            <text:p>0.11752639</text:p>
          </table:table-cell>
          <table:table-cell table:style-name="ce13" office:value-type="float" office:value="0.03234564" calcext:value-type="float">
            <text:p>0.032345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33]-[.A153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478S" calcext:value-type="time">
            <text:p>18:49:05.478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0879247" calcext:value-type="float">
            <text:p>-0.010879247</text:p>
          </table:table-cell>
          <table:table-cell table:style-name="ce13" office:value-type="float" office:value="-0.07945571" calcext:value-type="float">
            <text:p>-0.07945571</text:p>
          </table:table-cell>
          <table:table-cell table:style-name="ce13" office:value-type="float" office:value="0.3105808" calcext:value-type="float">
            <text:p>0.31058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534]-[.A1533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552S" calcext:value-type="time">
            <text:p>18:49:05.552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09681" calcext:value-type="float">
            <text:p>-0.1409681</text:p>
          </table:table-cell>
          <table:table-cell table:style-name="ce13" office:value-type="float" office:value="-0.17895646" calcext:value-type="float">
            <text:p>-0.17895646</text:p>
          </table:table-cell>
          <table:table-cell table:style-name="ce13" office:value-type="float" office:value="0.18086551" calcext:value-type="float">
            <text:p>0.180865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535]-[.A1534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619S" calcext:value-type="time">
            <text:p>18:49:05.619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2245234" calcext:value-type="float">
            <text:p>-0.22245234</text:p>
          </table:table-cell>
          <table:table-cell table:style-name="ce13" office:value-type="float" office:value="0.027904017" calcext:value-type="float">
            <text:p>0.027904017</text:p>
          </table:table-cell>
          <table:table-cell table:style-name="ce13" office:value-type="float" office:value="0.29725158" calcext:value-type="float">
            <text:p>0.297251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536]-[.A1535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688S" calcext:value-type="time">
            <text:p>18:49:05.68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447956" calcext:value-type="float">
            <text:p>-0.25447956</text:p>
          </table:table-cell>
          <table:table-cell table:style-name="ce13" office:value-type="float" office:value="-0.1339684" calcext:value-type="float">
            <text:p>-0.1339684</text:p>
          </table:table-cell>
          <table:table-cell table:style-name="ce13" office:value-type="float" office:value="0.2978487" calcext:value-type="float">
            <text:p>0.29784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37]-[.A153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758S" calcext:value-type="time">
            <text:p>18:49:05.75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2261076" calcext:value-type="float">
            <text:p>-0.42261076</text:p>
          </table:table-cell>
          <table:table-cell table:style-name="ce13" office:value-type="float" office:value="-0.1719876" calcext:value-type="float">
            <text:p>-0.1719876</text:p>
          </table:table-cell>
          <table:table-cell table:style-name="ce13" office:value-type="float" office:value="-0.017580684" calcext:value-type="float">
            <text:p>-0.0175806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38]-[.A1537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828S" calcext:value-type="time">
            <text:p>18:49:05.82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796416" calcext:value-type="float">
            <text:p>-0.5796416</text:p>
          </table:table-cell>
          <table:table-cell table:style-name="ce13" office:value-type="float" office:value="-0.078763455" calcext:value-type="float">
            <text:p>-0.078763455</text:p>
          </table:table-cell>
          <table:table-cell table:style-name="ce13" office:value-type="float" office:value="-0.098879255" calcext:value-type="float">
            <text:p>-0.0988792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39]-[.A1538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898S" calcext:value-type="time">
            <text:p>18:49:05.89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7375264" calcext:value-type="float">
            <text:p>-0.57375264</text:p>
          </table:table-cell>
          <table:table-cell table:style-name="ce13" office:value-type="float" office:value="-0.23765956" calcext:value-type="float">
            <text:p>-0.23765956</text:p>
          </table:table-cell>
          <table:table-cell table:style-name="ce13" office:value-type="float" office:value="-0.23467004" calcext:value-type="float">
            <text:p>-0.234670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40]-[.A1539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5.968S" calcext:value-type="time">
            <text:p>18:49:05.968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0033736" calcext:value-type="float">
            <text:p>-0.50033736</text:p>
          </table:table-cell>
          <table:table-cell table:style-name="ce13" office:value-type="float" office:value="-0.38571978" calcext:value-type="float">
            <text:p>-0.38571978</text:p>
          </table:table-cell>
          <table:table-cell table:style-name="ce13" office:value-type="float" office:value="-0.5109101" calcext:value-type="float">
            <text:p>-0.51091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41]-[.A1540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039S" calcext:value-type="time">
            <text:p>18:49:06.039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4797469" calcext:value-type="float">
            <text:p>-0.4797469</text:p>
          </table:table-cell>
          <table:table-cell table:style-name="ce13" office:value-type="float" office:value="-0.61653256" calcext:value-type="float">
            <text:p>-0.61653256</text:p>
          </table:table-cell>
          <table:table-cell table:style-name="ce13" office:value-type="float" office:value="-0.27129367" calcext:value-type="float">
            <text:p>-0.271293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42]-[.A154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11S" calcext:value-type="time">
            <text:p>18:49:06.11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030257" calcext:value-type="float">
            <text:p>-0.15030257</text:p>
          </table:table-cell>
          <table:table-cell table:style-name="ce13" office:value-type="float" office:value="-0.7350551" calcext:value-type="float">
            <text:p>-0.7350551</text:p>
          </table:table-cell>
          <table:table-cell table:style-name="ce13" office:value-type="float" office:value="-0.07167895" calcext:value-type="float">
            <text:p>-0.071678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43]-[.A154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179S" calcext:value-type="time">
            <text:p>18:49:06.17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9022326" calcext:value-type="float">
            <text:p>-0.079022326</text:p>
          </table:table-cell>
          <table:table-cell table:style-name="ce13" office:value-type="float" office:value="-0.7248308" calcext:value-type="float">
            <text:p>-0.7248308</text:p>
          </table:table-cell>
          <table:table-cell table:style-name="ce13" office:value-type="float" office:value="-0.043637034" calcext:value-type="float">
            <text:p>-0.0436370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44]-[.A1543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25S" calcext:value-type="time">
            <text:p>18:49:06.25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2507133" calcext:value-type="float">
            <text:p>0.22507133</text:p>
          </table:table-cell>
          <table:table-cell table:style-name="ce13" office:value-type="float" office:value="-0.4106485" calcext:value-type="float">
            <text:p>-0.4106485</text:p>
          </table:table-cell>
          <table:table-cell table:style-name="ce13" office:value-type="float" office:value="0.42522863" calcext:value-type="float">
            <text:p>0.425228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45]-[.A1544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319S" calcext:value-type="time">
            <text:p>18:49:06.31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4055245" calcext:value-type="float">
            <text:p>0.34055245</text:p>
          </table:table-cell>
          <table:table-cell table:style-name="ce13" office:value-type="float" office:value="-0.20083366" calcext:value-type="float">
            <text:p>-0.20083366</text:p>
          </table:table-cell>
          <table:table-cell table:style-name="ce13" office:value-type="float" office:value="0.45213935" calcext:value-type="float">
            <text:p>0.452139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46]-[.A1545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39S" calcext:value-type="time">
            <text:p>18:49:06.39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6074528" calcext:value-type="float">
            <text:p>0.46074528</text:p>
          </table:table-cell>
          <table:table-cell table:style-name="ce13" office:value-type="float" office:value="-0.2684212" calcext:value-type="float">
            <text:p>-0.2684212</text:p>
          </table:table-cell>
          <table:table-cell table:style-name="ce13" office:value-type="float" office:value="0.57523596" calcext:value-type="float">
            <text:p>0.575235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47]-[.A1546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458S" calcext:value-type="time">
            <text:p>18:49:06.458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375467" calcext:value-type="float">
            <text:p>0.3375467</text:p>
          </table:table-cell>
          <table:table-cell table:style-name="ce13" office:value-type="float" office:value="0.11701468" calcext:value-type="float">
            <text:p>0.11701468</text:p>
          </table:table-cell>
          <table:table-cell table:style-name="ce13" office:value-type="float" office:value="0.40323484" calcext:value-type="float">
            <text:p>0.403234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548]-[.A1547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531S" calcext:value-type="time">
            <text:p>18:49:06.531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4663874" calcext:value-type="float">
            <text:p>0.34663874</text:p>
          </table:table-cell>
          <table:table-cell table:style-name="ce13" office:value-type="float" office:value="0.15980542" calcext:value-type="float">
            <text:p>0.15980542</text:p>
          </table:table-cell>
          <table:table-cell table:style-name="ce13" office:value-type="float" office:value="0.38620237" calcext:value-type="float">
            <text:p>0.386202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549]-[.A1548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599S" calcext:value-type="time">
            <text:p>18:49:06.599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5242895" calcext:value-type="float">
            <text:p>0.25242895</text:p>
          </table:table-cell>
          <table:table-cell table:style-name="ce13" office:value-type="float" office:value="-0.013499345" calcext:value-type="float">
            <text:p>-0.013499345</text:p>
          </table:table-cell>
          <table:table-cell table:style-name="ce13" office:value-type="float" office:value="0.48095617" calcext:value-type="float">
            <text:p>0.480956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550]-[.A1549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67S" calcext:value-type="time">
            <text:p>18:49:06.67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331187" calcext:value-type="float">
            <text:p>0.2331187</text:p>
          </table:table-cell>
          <table:table-cell table:style-name="ce13" office:value-type="float" office:value="0.015096687" calcext:value-type="float">
            <text:p>0.015096687</text:p>
          </table:table-cell>
          <table:table-cell table:style-name="ce13" office:value-type="float" office:value="0.41308513" calcext:value-type="float">
            <text:p>0.413085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51]-[.A1550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739S" calcext:value-type="time">
            <text:p>18:49:06.73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519743" calcext:value-type="float">
            <text:p>0.18519743</text:p>
          </table:table-cell>
          <table:table-cell table:style-name="ce13" office:value-type="float" office:value="-0.082433484" calcext:value-type="float">
            <text:p>-0.082433484</text:p>
          </table:table-cell>
          <table:table-cell table:style-name="ce13" office:value-type="float" office:value="0.3212395" calcext:value-type="float">
            <text:p>0.32123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52]-[.A1551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81S" calcext:value-type="time">
            <text:p>18:49:06.81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657513" calcext:value-type="float">
            <text:p>0.13657513</text:p>
          </table:table-cell>
          <table:table-cell table:style-name="ce13" office:value-type="float" office:value="-0.06078681" calcext:value-type="float">
            <text:p>-0.06078681</text:p>
          </table:table-cell>
          <table:table-cell table:style-name="ce13" office:value-type="float" office:value="0.34932065" calcext:value-type="float">
            <text:p>0.349320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53]-[.A155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883S" calcext:value-type="time">
            <text:p>18:49:06.883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313734" calcext:value-type="float">
            <text:p>0.12313734</text:p>
          </table:table-cell>
          <table:table-cell table:style-name="ce13" office:value-type="float" office:value="-0.12414173" calcext:value-type="float">
            <text:p>-0.12414173</text:p>
          </table:table-cell>
          <table:table-cell table:style-name="ce13" office:value-type="float" office:value="0.3537196" calcext:value-type="float">
            <text:p>0.35371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554]-[.A1553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6.95S" calcext:value-type="time">
            <text:p>18:49:06.950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0576992" calcext:value-type="float">
            <text:p>0.10576992</text:p>
          </table:table-cell>
          <table:table-cell table:style-name="ce13" office:value-type="float" office:value="-0.18995021" calcext:value-type="float">
            <text:p>-0.18995021</text:p>
          </table:table-cell>
          <table:table-cell table:style-name="ce13" office:value-type="float" office:value="0.35701954" calcext:value-type="float">
            <text:p>0.357019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555]-[.A155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252S" calcext:value-type="time">
            <text:p>18:49:07.252</text:p>
          </table:table-cell>
          <table:table-cell office:value-type="time" office:time-value="PT00H00M00.302S" calcext:value-type="time">
            <text:p>00:00:00.30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0261478" calcext:value-type="float">
            <text:p>0.30261478</text:p>
          </table:table-cell>
          <table:table-cell table:style-name="ce13" office:value-type="float" office:value="0.10655945" calcext:value-type="float">
            <text:p>0.10655945</text:p>
          </table:table-cell>
          <table:table-cell table:style-name="ce13" office:value-type="float" office:value="0.324174" calcext:value-type="float">
            <text:p>0.3241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302S" calcext:value-type="time">
            <text:p>00.302</text:p>
          </table:table-cell>
          <table:table-cell table:formula="of:=[.A1556]-[.A1555]" office:value-type="time" office:time-value="PT00H00M00.302S" calcext:value-type="time">
            <text:p>00:00:00.30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321S" calcext:value-type="time">
            <text:p>18:49:07.321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17918" calcext:value-type="float">
            <text:p>0.3217918</text:p>
          </table:table-cell>
          <table:table-cell table:style-name="ce13" office:value-type="float" office:value="0.16357931" calcext:value-type="float">
            <text:p>0.16357931</text:p>
          </table:table-cell>
          <table:table-cell table:style-name="ce13" office:value-type="float" office:value="0.3352625" calcext:value-type="float">
            <text:p>0.3352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57]-[.A155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395S" calcext:value-type="time">
            <text:p>18:49:07.395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3751303" calcext:value-type="float">
            <text:p>0.33751303</text:p>
          </table:table-cell>
          <table:table-cell table:style-name="ce13" office:value-type="float" office:value="0.19556122" calcext:value-type="float">
            <text:p>0.19556122</text:p>
          </table:table-cell>
          <table:table-cell table:style-name="ce13" office:value-type="float" office:value="0.3015165" calcext:value-type="float">
            <text:p>0.30151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558]-[.A1557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463S" calcext:value-type="time">
            <text:p>18:49:07.46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448506" calcext:value-type="float">
            <text:p>0.3448506</text:p>
          </table:table-cell>
          <table:table-cell table:style-name="ce13" office:value-type="float" office:value="0.14941818" calcext:value-type="float">
            <text:p>0.14941818</text:p>
          </table:table-cell>
          <table:table-cell table:style-name="ce13" office:value-type="float" office:value="0.26938736" calcext:value-type="float">
            <text:p>0.26938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559]-[.A1558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534S" calcext:value-type="time">
            <text:p>18:49:07.53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696917" calcext:value-type="float">
            <text:p>0.3696917</text:p>
          </table:table-cell>
          <table:table-cell table:style-name="ce13" office:value-type="float" office:value="0.09910038" calcext:value-type="float">
            <text:p>0.09910038</text:p>
          </table:table-cell>
          <table:table-cell table:style-name="ce13" office:value-type="float" office:value="0.23190176" calcext:value-type="float">
            <text:p>0.231901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60]-[.A155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603S" calcext:value-type="time">
            <text:p>18:49:07.60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4217118" calcext:value-type="float">
            <text:p>0.4217118</text:p>
          </table:table-cell>
          <table:table-cell table:style-name="ce13" office:value-type="float" office:value="0.061065316" calcext:value-type="float">
            <text:p>0.061065316</text:p>
          </table:table-cell>
          <table:table-cell table:style-name="ce13" office:value-type="float" office:value="0.17882873" calcext:value-type="float">
            <text:p>0.178828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561]-[.A1560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7.673S" calcext:value-type="time">
            <text:p>18:49:07.673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5219234" calcext:value-type="float">
            <text:p>0.5219234</text:p>
          </table:table-cell>
          <table:table-cell table:style-name="ce13" office:value-type="float" office:value="0.15625274" calcext:value-type="float">
            <text:p>0.15625274</text:p>
          </table:table-cell>
          <table:table-cell table:style-name="ce13" office:value-type="float" office:value="0.2756432" calcext:value-type="float">
            <text:p>0.27564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562]-[.A1561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373S" calcext:value-type="time">
            <text:p>18:49:09.373</text:p>
          </table:table-cell>
          <table:table-cell office:value-type="time" office:time-value="PT00H00M01.7S" calcext:value-type="time">
            <text:p>00:00:01.70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70316" calcext:value-type="float">
            <text:p>-0.1870316</text:p>
          </table:table-cell>
          <table:table-cell table:style-name="ce13" office:value-type="float" office:value="0.41220954" calcext:value-type="float">
            <text:p>0.41220954</text:p>
          </table:table-cell>
          <table:table-cell table:style-name="ce13" office:value-type="float" office:value="-0.2298264" calcext:value-type="float">
            <text:p>-0.22982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1.7S" calcext:value-type="time">
            <text:p>01.700</text:p>
          </table:table-cell>
          <table:table-cell table:formula="of:=[.A1563]-[.A1562]" office:value-type="time" office:time-value="PT00H00M01.7S" calcext:value-type="time">
            <text:p>00:00:01.70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447S" calcext:value-type="time">
            <text:p>18:49:09.447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3273278" calcext:value-type="float">
            <text:p>-0.13273278</text:p>
          </table:table-cell>
          <table:table-cell table:style-name="ce13" office:value-type="float" office:value="0.37604228" calcext:value-type="float">
            <text:p>0.37604228</text:p>
          </table:table-cell>
          <table:table-cell table:style-name="ce13" office:value-type="float" office:value="-0.16509575" calcext:value-type="float">
            <text:p>-0.165095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564]-[.A1563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514S" calcext:value-type="time">
            <text:p>18:49:09.514</text:p>
          </table:table-cell>
          <table:table-cell office:value-type="time" office:time-value="PT00H00M00.067S" calcext:value-type="time">
            <text:p>00:00:00.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080226" calcext:value-type="float">
            <text:p>-0.02080226</text:p>
          </table:table-cell>
          <table:table-cell table:style-name="ce13" office:value-type="float" office:value="0.29800838" calcext:value-type="float">
            <text:p>0.29800838</text:p>
          </table:table-cell>
          <table:table-cell table:style-name="ce13" office:value-type="float" office:value="-0.07563694" calcext:value-type="float">
            <text:p>-0.075636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7S" calcext:value-type="time">
            <text:p>00.067</text:p>
          </table:table-cell>
          <table:table-cell table:formula="of:=[.A1565]-[.A1564]" office:value-type="time" office:time-value="PT00H00M00.067S" calcext:value-type="time">
            <text:p>00:00:00.06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585S" calcext:value-type="time">
            <text:p>18:49:09.585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0479834" calcext:value-type="float">
            <text:p>-0.020479834</text:p>
          </table:table-cell>
          <table:table-cell table:style-name="ce13" office:value-type="float" office:value="0.29215777" calcext:value-type="float">
            <text:p>0.29215777</text:p>
          </table:table-cell>
          <table:table-cell table:style-name="ce13" office:value-type="float" office:value="-0.081037104" calcext:value-type="float">
            <text:p>-0.0810371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66]-[.A1565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653S" calcext:value-type="time">
            <text:p>18:49:09.65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79353405" calcext:value-type="float">
            <text:p>0.0079353405</text:p>
          </table:table-cell>
          <table:table-cell table:style-name="ce13" office:value-type="float" office:value="0.18845464" calcext:value-type="float">
            <text:p>0.18845464</text:p>
          </table:table-cell>
          <table:table-cell table:style-name="ce13" office:value-type="float" office:value="-0.09139044" calcext:value-type="float">
            <text:p>-0.091390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567]-[.A156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728S" calcext:value-type="time">
            <text:p>18:49:09.728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9549047" calcext:value-type="float">
            <text:p>0.049549047</text:p>
          </table:table-cell>
          <table:table-cell table:style-name="ce13" office:value-type="float" office:value="0.1937791" calcext:value-type="float">
            <text:p>0.1937791</text:p>
          </table:table-cell>
          <table:table-cell table:style-name="ce13" office:value-type="float" office:value="-0.01699258" calcext:value-type="float">
            <text:p>-0.016992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568]-[.A1567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794S" calcext:value-type="time">
            <text:p>18:49:09.794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403751" calcext:value-type="float">
            <text:p>0.07403751</text:p>
          </table:table-cell>
          <table:table-cell table:style-name="ce13" office:value-type="float" office:value="0.14869316" calcext:value-type="float">
            <text:p>0.14869316</text:p>
          </table:table-cell>
          <table:table-cell table:style-name="ce13" office:value-type="float" office:value="0.012392179" calcext:value-type="float">
            <text:p>0.0123921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569]-[.A1568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869S" calcext:value-type="time">
            <text:p>18:49:09.869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475877" calcext:value-type="float">
            <text:p>0.09475877</text:p>
          </table:table-cell>
          <table:table-cell table:style-name="ce13" office:value-type="float" office:value="0.19688535" calcext:value-type="float">
            <text:p>0.19688535</text:p>
          </table:table-cell>
          <table:table-cell table:style-name="ce13" office:value-type="float" office:value="0.012910753" calcext:value-type="float">
            <text:p>0.0129107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570]-[.A1569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09.935S" calcext:value-type="time">
            <text:p>18:49:09.935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868622" calcext:value-type="float">
            <text:p>0.09868622</text:p>
          </table:table-cell>
          <table:table-cell table:style-name="ce13" office:value-type="float" office:value="0.15873978" calcext:value-type="float">
            <text:p>0.15873978</text:p>
          </table:table-cell>
          <table:table-cell table:style-name="ce13" office:value-type="float" office:value="-0.0461684" calcext:value-type="float">
            <text:p>-0.04616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571]-[.A1570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006S" calcext:value-type="time">
            <text:p>18:49:10.006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1518478" calcext:value-type="float">
            <text:p>0.11518478</text:p>
          </table:table-cell>
          <table:table-cell table:style-name="ce13" office:value-type="float" office:value="0.13253866" calcext:value-type="float">
            <text:p>0.13253866</text:p>
          </table:table-cell>
          <table:table-cell table:style-name="ce13" office:value-type="float" office:value="-0.03298224" calcext:value-type="float">
            <text:p>-0.032982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572]-[.A1571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21S" calcext:value-type="time">
            <text:p>18:49:10.210</text:p>
          </table:table-cell>
          <table:table-cell office:value-type="time" office:time-value="PT00H00M00.204S" calcext:value-type="time">
            <text:p>00:00:00.2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441336" calcext:value-type="float">
            <text:p>0.19441336</text:p>
          </table:table-cell>
          <table:table-cell table:style-name="ce13" office:value-type="float" office:value="0.13708262" calcext:value-type="float">
            <text:p>0.13708262</text:p>
          </table:table-cell>
          <table:table-cell table:style-name="ce13" office:value-type="float" office:value="-0.04594376" calcext:value-type="float">
            <text:p>-0.045943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204S" calcext:value-type="time">
            <text:p>00.204</text:p>
          </table:table-cell>
          <table:table-cell table:formula="of:=[.A1573]-[.A1572]" office:value-type="time" office:time-value="PT00H00M00.204S" calcext:value-type="time">
            <text:p>00:00:00.20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375S" calcext:value-type="time">
            <text:p>18:49:10.375</text:p>
          </table:table-cell>
          <table:table-cell office:value-type="time" office:time-value="PT00H00M00.165S" calcext:value-type="time">
            <text:p>00:00:00.1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2067514" calcext:value-type="float">
            <text:p>0.22067514</text:p>
          </table:table-cell>
          <table:table-cell table:style-name="ce13" office:value-type="float" office:value="0.14117222" calcext:value-type="float">
            <text:p>0.14117222</text:p>
          </table:table-cell>
          <table:table-cell table:style-name="ce13" office:value-type="float" office:value="-0.036075935" calcext:value-type="float">
            <text:p>-0.0360759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65S" calcext:value-type="time">
            <text:p>00.165</text:p>
          </table:table-cell>
          <table:table-cell table:formula="of:=[.A1574]-[.A1573]" office:value-type="time" office:time-value="PT00H00M00.165S" calcext:value-type="time">
            <text:p>00:00:00.16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376S" calcext:value-type="time">
            <text:p>18:49:10.376</text:p>
          </table:table-cell>
          <table:table-cell office:value-type="time" office:time-value="PT00H00M00.001S" calcext:value-type="time">
            <text:p>00:00:00.0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9926" calcext:value-type="float">
            <text:p>0.199926</text:p>
          </table:table-cell>
          <table:table-cell table:style-name="ce13" office:value-type="float" office:value="0.17693293" calcext:value-type="float">
            <text:p>0.17693293</text:p>
          </table:table-cell>
          <table:table-cell table:style-name="ce13" office:value-type="float" office:value="-0.03796152" calcext:value-type="float">
            <text:p>-0.037961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01S" calcext:value-type="time">
            <text:p>00.001</text:p>
          </table:table-cell>
          <table:table-cell table:formula="of:=[.A1575]-[.A1574]" office:value-type="time" office:time-value="PT00H00M00.001S" calcext:value-type="time">
            <text:p>00:00:00.00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449S" calcext:value-type="time">
            <text:p>18:49:10.449</text:p>
          </table:table-cell>
          <table:table-cell office:value-type="time" office:time-value="PT00H00M00.073S" calcext:value-type="time">
            <text:p>00:00:00.0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257011" calcext:value-type="float">
            <text:p>0.18257011</text:p>
          </table:table-cell>
          <table:table-cell table:style-name="ce13" office:value-type="float" office:value="0.2524037" calcext:value-type="float">
            <text:p>0.2524037</text:p>
          </table:table-cell>
          <table:table-cell table:style-name="ce13" office:value-type="float" office:value="-0.107334346" calcext:value-type="float">
            <text:p>-0.1073343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3S" calcext:value-type="time">
            <text:p>00.073</text:p>
          </table:table-cell>
          <table:table-cell table:formula="of:=[.A1576]-[.A1575]" office:value-type="time" office:time-value="PT00H00M00.073S" calcext:value-type="time">
            <text:p>00:00:00.07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462S" calcext:value-type="time">
            <text:p>18:49:10.462</text:p>
          </table:table-cell>
          <table:table-cell office:value-type="time" office:time-value="PT00H00M00.013S" calcext:value-type="time">
            <text:p>00:00:00.01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431311" calcext:value-type="float">
            <text:p>0.16431311</text:p>
          </table:table-cell>
          <table:table-cell table:style-name="ce13" office:value-type="float" office:value="0.22716337" calcext:value-type="float">
            <text:p>0.22716337</text:p>
          </table:table-cell>
          <table:table-cell table:style-name="ce13" office:value-type="float" office:value="-0.09660092" calcext:value-type="float">
            <text:p>-0.096600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13S" calcext:value-type="time">
            <text:p>00.013</text:p>
          </table:table-cell>
          <table:table-cell table:formula="of:=[.A1577]-[.A1576]" office:value-type="time" office:time-value="PT00H00M00.013S" calcext:value-type="time">
            <text:p>00:00:00.01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489S" calcext:value-type="time">
            <text:p>18:49:10.489</text:p>
          </table:table-cell>
          <table:table-cell office:value-type="time" office:time-value="PT00H00M00.027S" calcext:value-type="time">
            <text:p>00:00:00.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788179" calcext:value-type="float">
            <text:p>0.14788179</text:p>
          </table:table-cell>
          <table:table-cell table:style-name="ce13" office:value-type="float" office:value="0.20444703" calcext:value-type="float">
            <text:p>0.20444703</text:p>
          </table:table-cell>
          <table:table-cell table:style-name="ce13" office:value-type="float" office:value="-0.08694082" calcext:value-type="float">
            <text:p>-0.086940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7S" calcext:value-type="time">
            <text:p>00.027</text:p>
          </table:table-cell>
          <table:table-cell table:formula="of:=[.A1578]-[.A1577]" office:value-type="time" office:time-value="PT00H00M00.027S" calcext:value-type="time">
            <text:p>00:00:00.02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53S" calcext:value-type="time">
            <text:p>18:49:10.53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309361" calcext:value-type="float">
            <text:p>0.13309361</text:p>
          </table:table-cell>
          <table:table-cell table:style-name="ce13" office:value-type="float" office:value="0.18400231" calcext:value-type="float">
            <text:p>0.18400231</text:p>
          </table:table-cell>
          <table:table-cell table:style-name="ce13" office:value-type="float" office:value="-0.07824673" calcext:value-type="float">
            <text:p>-0.078246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579]-[.A157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57S" calcext:value-type="time">
            <text:p>18:49:10.57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2217682" calcext:value-type="float">
            <text:p>0.22217682</text:p>
          </table:table-cell>
          <table:table-cell table:style-name="ce13" office:value-type="float" office:value="0.1858169" calcext:value-type="float">
            <text:p>0.1858169</text:p>
          </table:table-cell>
          <table:table-cell table:style-name="ce13" office:value-type="float" office:value="0.15787384" calcext:value-type="float">
            <text:p>0.157873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80]-[.A157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613S" calcext:value-type="time">
            <text:p>18:49:10.613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3379703" calcext:value-type="float">
            <text:p>0.23379703</text:p>
          </table:table-cell>
          <table:table-cell table:style-name="ce13" office:value-type="float" office:value="0.06682012" calcext:value-type="float">
            <text:p>0.06682012</text:p>
          </table:table-cell>
          <table:table-cell table:style-name="ce13" office:value-type="float" office:value="0.28051424" calcext:value-type="float">
            <text:p>0.280514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581]-[.A1580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649S" calcext:value-type="time">
            <text:p>18:49:10.649</text:p>
          </table:table-cell>
          <table:table-cell office:value-type="time" office:time-value="PT00H00M00.036S" calcext:value-type="time">
            <text:p>00:00:00.03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8295152" calcext:value-type="float">
            <text:p>0.18295152</text:p>
          </table:table-cell>
          <table:table-cell table:style-name="ce13" office:value-type="float" office:value="-0.015887262" calcext:value-type="float">
            <text:p>-0.015887262</text:p>
          </table:table-cell>
          <table:table-cell table:style-name="ce13" office:value-type="float" office:value="0.24762885" calcext:value-type="float">
            <text:p>0.247628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6S" calcext:value-type="time">
            <text:p>00.036</text:p>
          </table:table-cell>
          <table:table-cell table:formula="of:=[.A1582]-[.A1581]" office:value-type="time" office:time-value="PT00H00M00.036S" calcext:value-type="time">
            <text:p>00:00:00.03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69S" calcext:value-type="time">
            <text:p>18:49:10.69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09285265" calcext:value-type="float">
            <text:p>0.109285265</text:p>
          </table:table-cell>
          <table:table-cell table:style-name="ce13" office:value-type="float" office:value="-0.15404461" calcext:value-type="float">
            <text:p>-0.15404461</text:p>
          </table:table-cell>
          <table:table-cell table:style-name="ce13" office:value-type="float" office:value="0.24242158" calcext:value-type="float">
            <text:p>0.242421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583]-[.A158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73S" calcext:value-type="time">
            <text:p>18:49:10.73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252666" calcext:value-type="float">
            <text:p>0.12252666</text:p>
          </table:table-cell>
          <table:table-cell table:style-name="ce13" office:value-type="float" office:value="-0.15336183" calcext:value-type="float">
            <text:p>-0.15336183</text:p>
          </table:table-cell>
          <table:table-cell table:style-name="ce13" office:value-type="float" office:value="0.5508455" calcext:value-type="float">
            <text:p>0.55084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84]-[.A158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77S" calcext:value-type="time">
            <text:p>18:49:10.77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8378344" calcext:value-type="float">
            <text:p>-0.008378344</text:p>
          </table:table-cell>
          <table:table-cell table:style-name="ce13" office:value-type="float" office:value="0.045226313" calcext:value-type="float">
            <text:p>0.045226313</text:p>
          </table:table-cell>
          <table:table-cell table:style-name="ce13" office:value-type="float" office:value="-0.13595293" calcext:value-type="float">
            <text:p>-0.135952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85]-[.A158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81S" calcext:value-type="time">
            <text:p>18:49:10.81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0719222" calcext:value-type="float">
            <text:p>-0.040719222</text:p>
          </table:table-cell>
          <table:table-cell table:style-name="ce13" office:value-type="float" office:value="-0.57365185" calcext:value-type="float">
            <text:p>-0.57365185</text:p>
          </table:table-cell>
          <table:table-cell table:style-name="ce13" office:value-type="float" office:value="0.0031062379" calcext:value-type="float">
            <text:p>0.00310623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86]-[.A158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852S" calcext:value-type="time">
            <text:p>18:49:10.852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2145344" calcext:value-type="float">
            <text:p>-0.022145344</text:p>
          </table:table-cell>
          <table:table-cell table:style-name="ce13" office:value-type="float" office:value="-0.7779809" calcext:value-type="float">
            <text:p>-0.7779809</text:p>
          </table:table-cell>
          <table:table-cell table:style-name="ce13" office:value-type="float" office:value="0.3071169" calcext:value-type="float">
            <text:p>0.30711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587]-[.A1586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891S" calcext:value-type="time">
            <text:p>18:49:10.891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618081" calcext:value-type="float">
            <text:p>-0.07618081</text:p>
          </table:table-cell>
          <table:table-cell table:style-name="ce13" office:value-type="float" office:value="-0.5865842" calcext:value-type="float">
            <text:p>-0.5865842</text:p>
          </table:table-cell>
          <table:table-cell table:style-name="ce13" office:value-type="float" office:value="-0.03846293" calcext:value-type="float">
            <text:p>-0.038462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588]-[.A158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932S" calcext:value-type="time">
            <text:p>18:49:10.932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174144" calcext:value-type="float">
            <text:p>-0.10174144</text:p>
          </table:table-cell>
          <table:table-cell table:style-name="ce13" office:value-type="float" office:value="-0.5356162" calcext:value-type="float">
            <text:p>-0.5356162</text:p>
          </table:table-cell>
          <table:table-cell table:style-name="ce13" office:value-type="float" office:value="0.006032762" calcext:value-type="float">
            <text:p>0.0060327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589]-[.A158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0.972S" calcext:value-type="time">
            <text:p>18:49:10.97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574209" calcext:value-type="float">
            <text:p>-0.09574209</text:p>
          </table:table-cell>
          <table:table-cell table:style-name="ce13" office:value-type="float" office:value="-0.5259999" calcext:value-type="float">
            <text:p>-0.5259999</text:p>
          </table:table-cell>
          <table:table-cell table:style-name="ce13" office:value-type="float" office:value="-0.08553729" calcext:value-type="float">
            <text:p>-0.085537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90]-[.A158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012S" calcext:value-type="time">
            <text:p>18:49:11.01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649992" calcext:value-type="float">
            <text:p>-0.07649992</text:p>
          </table:table-cell>
          <table:table-cell table:style-name="ce13" office:value-type="float" office:value="-0.44066063" calcext:value-type="float">
            <text:p>-0.44066063</text:p>
          </table:table-cell>
          <table:table-cell table:style-name="ce13" office:value-type="float" office:value="-0.037213054" calcext:value-type="float">
            <text:p>-0.0372130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91]-[.A159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052S" calcext:value-type="time">
            <text:p>18:49:11.05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708723" calcext:value-type="float">
            <text:p>-0.08708723</text:p>
          </table:table-cell>
          <table:table-cell table:style-name="ce13" office:value-type="float" office:value="-0.23992954" calcext:value-type="float">
            <text:p>-0.23992954</text:p>
          </table:table-cell>
          <table:table-cell table:style-name="ce13" office:value-type="float" office:value="-0.037007425" calcext:value-type="float">
            <text:p>-0.0370074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92]-[.A159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092S" calcext:value-type="time">
            <text:p>18:49:11.09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310018" calcext:value-type="float">
            <text:p>-0.09310018</text:p>
          </table:table-cell>
          <table:table-cell table:style-name="ce13" office:value-type="float" office:value="-0.3018497" calcext:value-type="float">
            <text:p>-0.3018497</text:p>
          </table:table-cell>
          <table:table-cell table:style-name="ce13" office:value-type="float" office:value="-0.111089855" calcext:value-type="float">
            <text:p>-0.1110898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93]-[.A159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134S" calcext:value-type="time">
            <text:p>18:49:11.134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5827747" calcext:value-type="float">
            <text:p>-0.15827747</text:p>
          </table:table-cell>
          <table:table-cell table:style-name="ce13" office:value-type="float" office:value="-0.11961394" calcext:value-type="float">
            <text:p>-0.11961394</text:p>
          </table:table-cell>
          <table:table-cell table:style-name="ce13" office:value-type="float" office:value="-0.0004447624" calcext:value-type="float">
            <text:p>-0.00044476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594]-[.A1593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171S" calcext:value-type="time">
            <text:p>18:49:11.171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486672" calcext:value-type="float">
            <text:p>-0.14486672</text:p>
          </table:table-cell>
          <table:table-cell table:style-name="ce13" office:value-type="float" office:value="-0.19510372" calcext:value-type="float">
            <text:p>-0.19510372</text:p>
          </table:table-cell>
          <table:table-cell table:style-name="ce13" office:value-type="float" office:value="-0.04324698" calcext:value-type="float">
            <text:p>-0.043246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595]-[.A1594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211S" calcext:value-type="time">
            <text:p>18:49:11.21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7322673" calcext:value-type="float">
            <text:p>-0.17322673</text:p>
          </table:table-cell>
          <table:table-cell table:style-name="ce13" office:value-type="float" office:value="-0.23601817" calcext:value-type="float">
            <text:p>-0.23601817</text:p>
          </table:table-cell>
          <table:table-cell table:style-name="ce13" office:value-type="float" office:value="0.05094589" calcext:value-type="float">
            <text:p>0.0509458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96]-[.A159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252S" calcext:value-type="time">
            <text:p>18:49:11.252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68855" calcext:value-type="float">
            <text:p>-0.1868855</text:p>
          </table:table-cell>
          <table:table-cell table:style-name="ce13" office:value-type="float" office:value="-0.16209894" calcext:value-type="float">
            <text:p>-0.16209894</text:p>
          </table:table-cell>
          <table:table-cell table:style-name="ce13" office:value-type="float" office:value="0.016627658" calcext:value-type="float">
            <text:p>0.0166276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597]-[.A159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291S" calcext:value-type="time">
            <text:p>18:49:11.291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436393" calcext:value-type="float">
            <text:p>-0.11436393</text:p>
          </table:table-cell>
          <table:table-cell table:style-name="ce13" office:value-type="float" office:value="0.19424766" calcext:value-type="float">
            <text:p>0.19424766</text:p>
          </table:table-cell>
          <table:table-cell table:style-name="ce13" office:value-type="float" office:value="-0.0074471813" calcext:value-type="float">
            <text:p>-0.00744718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598]-[.A159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331S" calcext:value-type="time">
            <text:p>18:49:11.33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7326966" calcext:value-type="float">
            <text:p>-0.087326966</text:p>
          </table:table-cell>
          <table:table-cell table:style-name="ce13" office:value-type="float" office:value="-0.14268197" calcext:value-type="float">
            <text:p>-0.14268197</text:p>
          </table:table-cell>
          <table:table-cell table:style-name="ce13" office:value-type="float" office:value="0.14710613" calcext:value-type="float">
            <text:p>0.147106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599]-[.A159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372S" calcext:value-type="time">
            <text:p>18:49:11.372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7573782" calcext:value-type="float">
            <text:p>-0.07573782</text:p>
          </table:table-cell>
          <table:table-cell table:style-name="ce13" office:value-type="float" office:value="-0.18708077" calcext:value-type="float">
            <text:p>-0.18708077</text:p>
          </table:table-cell>
          <table:table-cell table:style-name="ce13" office:value-type="float" office:value="0.14997363" calcext:value-type="float">
            <text:p>0.149973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00]-[.A159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412S" calcext:value-type="time">
            <text:p>18:49:11.41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872066" calcext:value-type="float">
            <text:p>-0.03872066</text:p>
          </table:table-cell>
          <table:table-cell table:style-name="ce13" office:value-type="float" office:value="-0.23648791" calcext:value-type="float">
            <text:p>-0.23648791</text:p>
          </table:table-cell>
          <table:table-cell table:style-name="ce13" office:value-type="float" office:value="0.08553778" calcext:value-type="float">
            <text:p>0.085537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01]-[.A160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452S" calcext:value-type="time">
            <text:p>18:49:11.45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8808572" calcext:value-type="float">
            <text:p>-0.018808572</text:p>
          </table:table-cell>
          <table:table-cell table:style-name="ce13" office:value-type="float" office:value="-0.24360086" calcext:value-type="float">
            <text:p>-0.24360086</text:p>
          </table:table-cell>
          <table:table-cell table:style-name="ce13" office:value-type="float" office:value="0.110382475" calcext:value-type="float">
            <text:p>0.1103824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02]-[.A160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492S" calcext:value-type="time">
            <text:p>18:49:11.49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7789086" calcext:value-type="float">
            <text:p>0.017789086</text:p>
          </table:table-cell>
          <table:table-cell table:style-name="ce13" office:value-type="float" office:value="-0.09311772" calcext:value-type="float">
            <text:p>-0.09311772</text:p>
          </table:table-cell>
          <table:table-cell table:style-name="ce13" office:value-type="float" office:value="0.081546344" calcext:value-type="float">
            <text:p>0.0815463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03]-[.A160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532S" calcext:value-type="time">
            <text:p>18:49:11.53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3812919" calcext:value-type="float">
            <text:p>0.013812919</text:p>
          </table:table-cell>
          <table:table-cell table:style-name="ce13" office:value-type="float" office:value="-0.20048076" calcext:value-type="float">
            <text:p>-0.20048076</text:p>
          </table:table-cell>
          <table:table-cell table:style-name="ce13" office:value-type="float" office:value="0.10525208" calcext:value-type="float">
            <text:p>0.105252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04]-[.A160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57S" calcext:value-type="time">
            <text:p>18:49:11.570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6596663" calcext:value-type="float">
            <text:p>0.056596663</text:p>
          </table:table-cell>
          <table:table-cell table:style-name="ce13" office:value-type="float" office:value="-0.2210821" calcext:value-type="float">
            <text:p>-0.2210821</text:p>
          </table:table-cell>
          <table:table-cell table:style-name="ce13" office:value-type="float" office:value="0.11604035" calcext:value-type="float">
            <text:p>0.116040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605]-[.A1604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61S" calcext:value-type="time">
            <text:p>18:49:11.61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8310036" calcext:value-type="float">
            <text:p>0.008310036</text:p>
          </table:table-cell>
          <table:table-cell table:style-name="ce13" office:value-type="float" office:value="-0.18864675" calcext:value-type="float">
            <text:p>-0.18864675</text:p>
          </table:table-cell>
          <table:table-cell table:style-name="ce13" office:value-type="float" office:value="0.082903" calcext:value-type="float">
            <text:p>0.0829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06]-[.A160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652S" calcext:value-type="time">
            <text:p>18:49:11.652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603372" calcext:value-type="float">
            <text:p>0.07603372</text:p>
          </table:table-cell>
          <table:table-cell table:style-name="ce13" office:value-type="float" office:value="-0.2411932" calcext:value-type="float">
            <text:p>-0.2411932</text:p>
          </table:table-cell>
          <table:table-cell table:style-name="ce13" office:value-type="float" office:value="0.11789885" calcext:value-type="float">
            <text:p>0.117898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07]-[.A1606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692S" calcext:value-type="time">
            <text:p>18:49:11.69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3601256" calcext:value-type="float">
            <text:p>0.043601256</text:p>
          </table:table-cell>
          <table:table-cell table:style-name="ce13" office:value-type="float" office:value="-0.1915856" calcext:value-type="float">
            <text:p>-0.1915856</text:p>
          </table:table-cell>
          <table:table-cell table:style-name="ce13" office:value-type="float" office:value="0.02546937" calcext:value-type="float">
            <text:p>0.025469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08]-[.A160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733S" calcext:value-type="time">
            <text:p>18:49:11.733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8604288" calcext:value-type="float">
            <text:p>0.08604288</text:p>
          </table:table-cell>
          <table:table-cell table:style-name="ce13" office:value-type="float" office:value="-0.13792998" calcext:value-type="float">
            <text:p>-0.13792998</text:p>
          </table:table-cell>
          <table:table-cell table:style-name="ce13" office:value-type="float" office:value="0.08027108" calcext:value-type="float">
            <text:p>0.080271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09]-[.A160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77S" calcext:value-type="time">
            <text:p>18:49:11.770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2726681" calcext:value-type="float">
            <text:p>0.022726681</text:p>
          </table:table-cell>
          <table:table-cell table:style-name="ce13" office:value-type="float" office:value="-0.09864868" calcext:value-type="float">
            <text:p>-0.09864868</text:p>
          </table:table-cell>
          <table:table-cell table:style-name="ce13" office:value-type="float" office:value="-0.075631976" calcext:value-type="float">
            <text:p>-0.0756319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610]-[.A1609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81S" calcext:value-type="time">
            <text:p>18:49:11.81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1000894" calcext:value-type="float">
            <text:p>0.031000894</text:p>
          </table:table-cell>
          <table:table-cell table:style-name="ce13" office:value-type="float" office:value="-0.32542932" calcext:value-type="float">
            <text:p>-0.32542932</text:p>
          </table:table-cell>
          <table:table-cell table:style-name="ce13" office:value-type="float" office:value="0.008396076" calcext:value-type="float">
            <text:p>0.0083960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11]-[.A161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852S" calcext:value-type="time">
            <text:p>18:49:11.852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558635" calcext:value-type="float">
            <text:p>0.05558635</text:p>
          </table:table-cell>
          <table:table-cell table:style-name="ce13" office:value-type="float" office:value="-0.3010163" calcext:value-type="float">
            <text:p>-0.3010163</text:p>
          </table:table-cell>
          <table:table-cell table:style-name="ce13" office:value-type="float" office:value="0.032824993" calcext:value-type="float">
            <text:p>0.0328249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12]-[.A1611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892S" calcext:value-type="time">
            <text:p>18:49:11.89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112635" calcext:value-type="float">
            <text:p>0.05112635</text:p>
          </table:table-cell>
          <table:table-cell table:style-name="ce13" office:value-type="float" office:value="-0.26520178" calcext:value-type="float">
            <text:p>-0.26520178</text:p>
          </table:table-cell>
          <table:table-cell table:style-name="ce13" office:value-type="float" office:value="-0.07153177" calcext:value-type="float">
            <text:p>-0.071531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13]-[.A161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93S" calcext:value-type="time">
            <text:p>18:49:11.930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984672" calcext:value-type="float">
            <text:p>0.09984672</text:p>
          </table:table-cell>
          <table:table-cell table:style-name="ce13" office:value-type="float" office:value="-0.138706" calcext:value-type="float">
            <text:p>-0.138706</text:p>
          </table:table-cell>
          <table:table-cell table:style-name="ce13" office:value-type="float" office:value="-0.0059313327" calcext:value-type="float">
            <text:p>-0.00593133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614]-[.A1613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1.972S" calcext:value-type="time">
            <text:p>18:49:11.972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567259" calcext:value-type="float">
            <text:p>0.14567259</text:p>
          </table:table-cell>
          <table:table-cell table:style-name="ce13" office:value-type="float" office:value="-0.33005998" calcext:value-type="float">
            <text:p>-0.33005998</text:p>
          </table:table-cell>
          <table:table-cell table:style-name="ce13" office:value-type="float" office:value="0.04014522" calcext:value-type="float">
            <text:p>0.040145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15]-[.A1614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011S" calcext:value-type="time">
            <text:p>18:49:12.011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258319" calcext:value-type="float">
            <text:p>0.1258319</text:p>
          </table:table-cell>
          <table:table-cell table:style-name="ce13" office:value-type="float" office:value="-0.24409989" calcext:value-type="float">
            <text:p>-0.24409989</text:p>
          </table:table-cell>
          <table:table-cell table:style-name="ce13" office:value-type="float" office:value="-0.0010031102" calcext:value-type="float">
            <text:p>-0.00100311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16]-[.A161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052S" calcext:value-type="time">
            <text:p>18:49:12.052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401044" calcext:value-type="float">
            <text:p>0.14401044</text:p>
          </table:table-cell>
          <table:table-cell table:style-name="ce13" office:value-type="float" office:value="-0.36712646" calcext:value-type="float">
            <text:p>-0.36712646</text:p>
          </table:table-cell>
          <table:table-cell table:style-name="ce13" office:value-type="float" office:value="-0.0868159" calcext:value-type="float">
            <text:p>-0.08681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17]-[.A161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092S" calcext:value-type="time">
            <text:p>18:49:12.09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588868" calcext:value-type="float">
            <text:p>0.06588868</text:p>
          </table:table-cell>
          <table:table-cell table:style-name="ce13" office:value-type="float" office:value="-0.23856811" calcext:value-type="float">
            <text:p>-0.23856811</text:p>
          </table:table-cell>
          <table:table-cell table:style-name="ce13" office:value-type="float" office:value="-0.052865755" calcext:value-type="float">
            <text:p>-0.052865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18]-[.A161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132S" calcext:value-type="time">
            <text:p>18:49:12.132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988506" calcext:value-type="float">
            <text:p>0.0988506</text:p>
          </table:table-cell>
          <table:table-cell table:style-name="ce13" office:value-type="float" office:value="-0.34698665" calcext:value-type="float">
            <text:p>-0.34698665</text:p>
          </table:table-cell>
          <table:table-cell table:style-name="ce13" office:value-type="float" office:value="0.0003212092" calcext:value-type="float">
            <text:p>0.000321209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19]-[.A161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17S" calcext:value-type="time">
            <text:p>18:49:12.170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9297565" calcext:value-type="float">
            <text:p>0.079297565</text:p>
          </table:table-cell>
          <table:table-cell table:style-name="ce13" office:value-type="float" office:value="-0.23692182" calcext:value-type="float">
            <text:p>-0.23692182</text:p>
          </table:table-cell>
          <table:table-cell table:style-name="ce13" office:value-type="float" office:value="0.0040244996" calcext:value-type="float">
            <text:p>0.00402449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620]-[.A1619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233S" calcext:value-type="time">
            <text:p>18:49:12.233</text:p>
          </table:table-cell>
          <table:table-cell office:value-type="time" office:time-value="PT00H00M00.063S" calcext:value-type="time">
            <text:p>00:00:00.06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1367815" calcext:value-type="float">
            <text:p>0.071367815</text:p>
          </table:table-cell>
          <table:table-cell table:style-name="ce13" office:value-type="float" office:value="-0.21322961" calcext:value-type="float">
            <text:p>-0.21322961</text:p>
          </table:table-cell>
          <table:table-cell table:style-name="ce13" office:value-type="float" office:value="0.0036220883" calcext:value-type="float">
            <text:p>0.00362208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3S" calcext:value-type="time">
            <text:p>00.063</text:p>
          </table:table-cell>
          <table:table-cell table:formula="of:=[.A1621]-[.A1620]" office:value-type="time" office:time-value="PT00H00M00.063S" calcext:value-type="time">
            <text:p>00:00:00.06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309S" calcext:value-type="time">
            <text:p>18:49:12.309</text:p>
          </table:table-cell>
          <table:table-cell office:value-type="time" office:time-value="PT00H00M00.076S" calcext:value-type="time">
            <text:p>00:00:00.0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423103" calcext:value-type="float">
            <text:p>0.06423103</text:p>
          </table:table-cell>
          <table:table-cell table:style-name="ce13" office:value-type="float" office:value="-0.19190665" calcext:value-type="float">
            <text:p>-0.19190665</text:p>
          </table:table-cell>
          <table:table-cell table:style-name="ce13" office:value-type="float" office:value="0.0032598407" calcext:value-type="float">
            <text:p>0.00325984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6S" calcext:value-type="time">
            <text:p>00.076</text:p>
          </table:table-cell>
          <table:table-cell table:formula="of:=[.A1622]-[.A1621]" office:value-type="time" office:time-value="PT00H00M00.076S" calcext:value-type="time">
            <text:p>00:00:00.07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38S" calcext:value-type="time">
            <text:p>18:49:12.380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7807926" calcext:value-type="float">
            <text:p>0.057807926</text:p>
          </table:table-cell>
          <table:table-cell table:style-name="ce13" office:value-type="float" office:value="-0.17271598" calcext:value-type="float">
            <text:p>-0.17271598</text:p>
          </table:table-cell>
          <table:table-cell table:style-name="ce13" office:value-type="float" office:value="0.0029338663" calcext:value-type="float">
            <text:p>0.00293386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623]-[.A1622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45S" calcext:value-type="time">
            <text:p>18:49:12.450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2027132" calcext:value-type="float">
            <text:p>0.052027132</text:p>
          </table:table-cell>
          <table:table-cell table:style-name="ce13" office:value-type="float" office:value="-0.15544437" calcext:value-type="float">
            <text:p>-0.15544437</text:p>
          </table:table-cell>
          <table:table-cell table:style-name="ce13" office:value-type="float" office:value="0.00264047" calcext:value-type="float">
            <text:p>0.002640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624]-[.A1623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519S" calcext:value-type="time">
            <text:p>18:49:12.51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3600385" calcext:value-type="float">
            <text:p>-0.013600385</text:p>
          </table:table-cell>
          <table:table-cell table:style-name="ce13" office:value-type="float" office:value="0.2358325" calcext:value-type="float">
            <text:p>0.2358325</text:p>
          </table:table-cell>
          <table:table-cell table:style-name="ce13" office:value-type="float" office:value="-0.0037760315" calcext:value-type="float">
            <text:p>-0.00377603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625]-[.A1624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608S" calcext:value-type="time">
            <text:p>18:49:12.608</text:p>
          </table:table-cell>
          <table:table-cell office:value-type="time" office:time-value="PT00H00M00.089S" calcext:value-type="time">
            <text:p>00:00:00.08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8413951" calcext:value-type="float">
            <text:p>0.008413951</text:p>
          </table:table-cell>
          <table:table-cell table:style-name="ce13" office:value-type="float" office:value="0.49371895" calcext:value-type="float">
            <text:p>0.49371895</text:p>
          </table:table-cell>
          <table:table-cell table:style-name="ce13" office:value-type="float" office:value="0.06757335" calcext:value-type="float">
            <text:p>0.067573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89S" calcext:value-type="time">
            <text:p>00.089</text:p>
          </table:table-cell>
          <table:table-cell table:formula="of:=[.A1626]-[.A1625]" office:value-type="time" office:time-value="PT00H00M00.089S" calcext:value-type="time">
            <text:p>00:00:00.08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816S" calcext:value-type="time">
            <text:p>18:49:12.816</text:p>
          </table:table-cell>
          <table:table-cell office:value-type="time" office:time-value="PT00H00M00.208S" calcext:value-type="time">
            <text:p>00:00:00.20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9499932" calcext:value-type="float">
            <text:p>0.19499932</text:p>
          </table:table-cell>
          <table:table-cell table:style-name="ce13" office:value-type="float" office:value="0.6407826" calcext:value-type="float">
            <text:p>0.6407826</text:p>
          </table:table-cell>
          <table:table-cell table:style-name="ce13" office:value-type="float" office:value="0.122119695" calcext:value-type="float">
            <text:p>0.1221196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208S" calcext:value-type="time">
            <text:p>00.208</text:p>
          </table:table-cell>
          <table:table-cell table:formula="of:=[.A1627]-[.A1626]" office:value-type="time" office:time-value="PT00H00M00.208S" calcext:value-type="time">
            <text:p>00:00:00.20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2.959S" calcext:value-type="time">
            <text:p>18:49:12.959</text:p>
          </table:table-cell>
          <table:table-cell office:value-type="time" office:time-value="PT00H00M00.143S" calcext:value-type="time">
            <text:p>00:00:00.1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0777478" calcext:value-type="float">
            <text:p>0.30777478</text:p>
          </table:table-cell>
          <table:table-cell table:style-name="ce13" office:value-type="float" office:value="0.6771194" calcext:value-type="float">
            <text:p>0.6771194</text:p>
          </table:table-cell>
          <table:table-cell table:style-name="ce13" office:value-type="float" office:value="0.13341852" calcext:value-type="float">
            <text:p>0.133418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43S" calcext:value-type="time">
            <text:p>00.143</text:p>
          </table:table-cell>
          <table:table-cell table:formula="of:=[.A1628]-[.A1627]" office:value-type="time" office:time-value="PT00H00M00.143S" calcext:value-type="time">
            <text:p>00:00:00.1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008S" calcext:value-type="time">
            <text:p>18:49:13.008</text:p>
          </table:table-cell>
          <table:table-cell office:value-type="time" office:time-value="PT00H00M00.049S" calcext:value-type="time">
            <text:p>00:00:00.0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4445336" calcext:value-type="float">
            <text:p>0.34445336</text:p>
          </table:table-cell>
          <table:table-cell table:style-name="ce13" office:value-type="float" office:value="0.8469319" calcext:value-type="float">
            <text:p>0.8469319</text:p>
          </table:table-cell>
          <table:table-cell table:style-name="ce13" office:value-type="float" office:value="0.01966164" calcext:value-type="float">
            <text:p>0.019661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9S" calcext:value-type="time">
            <text:p>00.049</text:p>
          </table:table-cell>
          <table:table-cell table:formula="of:=[.A1629]-[.A1628]" office:value-type="time" office:time-value="PT00H00M00.049S" calcext:value-type="time">
            <text:p>00:00:00.04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038S" calcext:value-type="time">
            <text:p>18:49:13.038</text:p>
          </table:table-cell>
          <table:table-cell office:value-type="time" office:time-value="PT00H00M00.03S" calcext:value-type="time">
            <text:p>00:00:00.03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32363105" calcext:value-type="float">
            <text:p>0.32363105</text:p>
          </table:table-cell>
          <table:table-cell table:style-name="ce13" office:value-type="float" office:value="0.6589672" calcext:value-type="float">
            <text:p>0.6589672</text:p>
          </table:table-cell>
          <table:table-cell table:style-name="ce13" office:value-type="float" office:value="0.06295924" calcext:value-type="float">
            <text:p>0.062959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S" calcext:value-type="time">
            <text:p>00.030</text:p>
          </table:table-cell>
          <table:table-cell table:formula="of:=[.A1630]-[.A1629]" office:value-type="time" office:time-value="PT00H00M00.03S" calcext:value-type="time">
            <text:p>00:00:00.03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079S" calcext:value-type="time">
            <text:p>18:49:13.07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9126793" calcext:value-type="float">
            <text:p>0.29126793</text:p>
          </table:table-cell>
          <table:table-cell table:style-name="ce13" office:value-type="float" office:value="0.5930705" calcext:value-type="float">
            <text:p>0.5930705</text:p>
          </table:table-cell>
          <table:table-cell table:style-name="ce13" office:value-type="float" office:value="0.056663327" calcext:value-type="float">
            <text:p>0.0566633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31]-[.A163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118S" calcext:value-type="time">
            <text:p>18:49:13.11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6214114" calcext:value-type="float">
            <text:p>0.26214114</text:p>
          </table:table-cell>
          <table:table-cell table:style-name="ce13" office:value-type="float" office:value="0.5337634" calcext:value-type="float">
            <text:p>0.5337634</text:p>
          </table:table-cell>
          <table:table-cell table:style-name="ce13" office:value-type="float" office:value="0.050996993" calcext:value-type="float">
            <text:p>0.0509969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32]-[.A163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159S" calcext:value-type="time">
            <text:p>18:49:13.15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573173" calcext:value-type="float">
            <text:p>0.13573173</text:p>
          </table:table-cell>
          <table:table-cell table:style-name="ce13" office:value-type="float" office:value="0.27955702" calcext:value-type="float">
            <text:p>0.27955702</text:p>
          </table:table-cell>
          <table:table-cell table:style-name="ce13" office:value-type="float" office:value="0.04018441" calcext:value-type="float">
            <text:p>0.0401844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33]-[.A163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2S" calcext:value-type="time">
            <text:p>18:49:13.20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2065782" calcext:value-type="float">
            <text:p>0.052065782</text:p>
          </table:table-cell>
          <table:table-cell table:style-name="ce13" office:value-type="float" office:value="0.08746558" calcext:value-type="float">
            <text:p>0.08746558</text:p>
          </table:table-cell>
          <table:table-cell table:style-name="ce13" office:value-type="float" office:value="0.11768451" calcext:value-type="float">
            <text:p>0.117684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34]-[.A1633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239S" calcext:value-type="time">
            <text:p>18:49:13.239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7632973" calcext:value-type="float">
            <text:p>-0.007632973</text:p>
          </table:table-cell>
          <table:table-cell table:style-name="ce13" office:value-type="float" office:value="-0.028507547" calcext:value-type="float">
            <text:p>-0.028507547</text:p>
          </table:table-cell>
          <table:table-cell table:style-name="ce13" office:value-type="float" office:value="0.090754874" calcext:value-type="float">
            <text:p>0.0907548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35]-[.A163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279S" calcext:value-type="time">
            <text:p>18:49:13.27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3123491" calcext:value-type="float">
            <text:p>-0.13123491</text:p>
          </table:table-cell>
          <table:table-cell table:style-name="ce13" office:value-type="float" office:value="-0.0621314" calcext:value-type="float">
            <text:p>-0.0621314</text:p>
          </table:table-cell>
          <table:table-cell table:style-name="ce13" office:value-type="float" office:value="0.06454078" calcext:value-type="float">
            <text:p>0.064540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36]-[.A163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319S" calcext:value-type="time">
            <text:p>18:49:13.31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0841904" calcext:value-type="float">
            <text:p>-0.20841904</text:p>
          </table:table-cell>
          <table:table-cell table:style-name="ce13" office:value-type="float" office:value="-0.14974152" calcext:value-type="float">
            <text:p>-0.14974152</text:p>
          </table:table-cell>
          <table:table-cell table:style-name="ce13" office:value-type="float" office:value="-0.01266525" calcext:value-type="float">
            <text:p>-0.012665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37]-[.A163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359S" calcext:value-type="time">
            <text:p>18:49:13.35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5063866" calcext:value-type="float">
            <text:p>-0.25063866</text:p>
          </table:table-cell>
          <table:table-cell table:style-name="ce13" office:value-type="float" office:value="-0.21145193" calcext:value-type="float">
            <text:p>-0.21145193</text:p>
          </table:table-cell>
          <table:table-cell table:style-name="ce13" office:value-type="float" office:value="-0.012057842" calcext:value-type="float">
            <text:p>-0.0120578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38]-[.A163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4S" calcext:value-type="time">
            <text:p>18:49:13.40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4403182" calcext:value-type="float">
            <text:p>-0.24403182</text:p>
          </table:table-cell>
          <table:table-cell table:style-name="ce13" office:value-type="float" office:value="-0.035179786" calcext:value-type="float">
            <text:p>-0.035179786</text:p>
          </table:table-cell>
          <table:table-cell table:style-name="ce13" office:value-type="float" office:value="-0.026232863" calcext:value-type="float">
            <text:p>-0.0262328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39]-[.A163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44S" calcext:value-type="time">
            <text:p>18:49:13.4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32246068" calcext:value-type="float">
            <text:p>-0.32246068</text:p>
          </table:table-cell>
          <table:table-cell table:style-name="ce13" office:value-type="float" office:value="0.008767891" calcext:value-type="float">
            <text:p>0.008767891</text:p>
          </table:table-cell>
          <table:table-cell table:style-name="ce13" office:value-type="float" office:value="-0.17653932" calcext:value-type="float">
            <text:p>-0.176539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40]-[.A163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48S" calcext:value-type="time">
            <text:p>18:49:13.48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8340307" calcext:value-type="float">
            <text:p>-0.28340307</text:p>
          </table:table-cell>
          <table:table-cell table:style-name="ce13" office:value-type="float" office:value="-0.15866163" calcext:value-type="float">
            <text:p>-0.15866163</text:p>
          </table:table-cell>
          <table:table-cell table:style-name="ce13" office:value-type="float" office:value="-0.11230336" calcext:value-type="float">
            <text:p>-0.112303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41]-[.A164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52S" calcext:value-type="time">
            <text:p>18:49:13.52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9153737" calcext:value-type="float">
            <text:p>-0.29153737</text:p>
          </table:table-cell>
          <table:table-cell table:style-name="ce13" office:value-type="float" office:value="0.010573671" calcext:value-type="float">
            <text:p>0.010573671</text:p>
          </table:table-cell>
          <table:table-cell table:style-name="ce13" office:value-type="float" office:value="-0.1393055" calcext:value-type="float">
            <text:p>-0.13930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42]-[.A164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561S" calcext:value-type="time">
            <text:p>18:49:13.56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828182" calcext:value-type="float">
            <text:p>-0.2828182</text:p>
          </table:table-cell>
          <table:table-cell table:style-name="ce13" office:value-type="float" office:value="-0.070024714" calcext:value-type="float">
            <text:p>-0.070024714</text:p>
          </table:table-cell>
          <table:table-cell table:style-name="ce13" office:value-type="float" office:value="-0.16514549" calcext:value-type="float">
            <text:p>-0.165145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43]-[.A164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6S" calcext:value-type="time">
            <text:p>18:49:13.60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7365258" calcext:value-type="float">
            <text:p>-0.27365258</text:p>
          </table:table-cell>
          <table:table-cell table:style-name="ce13" office:value-type="float" office:value="0.03695334" calcext:value-type="float">
            <text:p>0.03695334</text:p>
          </table:table-cell>
          <table:table-cell table:style-name="ce13" office:value-type="float" office:value="-0.16862603" calcext:value-type="float">
            <text:p>-0.168626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44]-[.A164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64S" calcext:value-type="time">
            <text:p>18:49:13.6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9684887" calcext:value-type="float">
            <text:p>-0.19684887</text:p>
          </table:table-cell>
          <table:table-cell table:style-name="ce13" office:value-type="float" office:value="0.068414256" calcext:value-type="float">
            <text:p>0.068414256</text:p>
          </table:table-cell>
          <table:table-cell table:style-name="ce13" office:value-type="float" office:value="-0.17439525" calcext:value-type="float">
            <text:p>-0.174395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45]-[.A164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681S" calcext:value-type="time">
            <text:p>18:49:13.68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20155363" calcext:value-type="float">
            <text:p>-0.20155363</text:p>
          </table:table-cell>
          <table:table-cell table:style-name="ce13" office:value-type="float" office:value="0.08398494" calcext:value-type="float">
            <text:p>0.08398494</text:p>
          </table:table-cell>
          <table:table-cell table:style-name="ce13" office:value-type="float" office:value="-0.15322039" calcext:value-type="float">
            <text:p>-0.153220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46]-[.A164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72S" calcext:value-type="time">
            <text:p>18:49:13.72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657893" calcext:value-type="float">
            <text:p>-0.11657893</text:p>
          </table:table-cell>
          <table:table-cell table:style-name="ce13" office:value-type="float" office:value="0.095361836" calcext:value-type="float">
            <text:p>0.095361836</text:p>
          </table:table-cell>
          <table:table-cell table:style-name="ce13" office:value-type="float" office:value="-0.081428625" calcext:value-type="float">
            <text:p>-0.081428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47]-[.A164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76S" calcext:value-type="time">
            <text:p>18:49:13.7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460099" calcext:value-type="float">
            <text:p>-0.1460099</text:p>
          </table:table-cell>
          <table:table-cell table:style-name="ce13" office:value-type="float" office:value="0.18602096" calcext:value-type="float">
            <text:p>0.18602096</text:p>
          </table:table-cell>
          <table:table-cell table:style-name="ce13" office:value-type="float" office:value="-0.029999606" calcext:value-type="float">
            <text:p>-0.0299996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48]-[.A164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799S" calcext:value-type="time">
            <text:p>18:49:13.799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197044" calcext:value-type="float">
            <text:p>-0.08197044</text:p>
          </table:table-cell>
          <table:table-cell table:style-name="ce13" office:value-type="float" office:value="0.16500187" calcext:value-type="float">
            <text:p>0.16500187</text:p>
          </table:table-cell>
          <table:table-cell table:style-name="ce13" office:value-type="float" office:value="-0.027439123" calcext:value-type="float">
            <text:p>-0.0274391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49]-[.A164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841S" calcext:value-type="time">
            <text:p>18:49:13.841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343648" calcext:value-type="float">
            <text:p>-0.10343648</text:p>
          </table:table-cell>
          <table:table-cell table:style-name="ce13" office:value-type="float" office:value="0.2427644" calcext:value-type="float">
            <text:p>0.2427644</text:p>
          </table:table-cell>
          <table:table-cell table:style-name="ce13" office:value-type="float" office:value="-0.028430564" calcext:value-type="float">
            <text:p>-0.0284305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50]-[.A1649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883S" calcext:value-type="time">
            <text:p>18:49:13.883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9035197" calcext:value-type="float">
            <text:p>-0.059035197</text:p>
          </table:table-cell>
          <table:table-cell table:style-name="ce13" office:value-type="float" office:value="0.18684733" calcext:value-type="float">
            <text:p>0.18684733</text:p>
          </table:table-cell>
          <table:table-cell table:style-name="ce13" office:value-type="float" office:value="-0.053053297" calcext:value-type="float">
            <text:p>-0.0530532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51]-[.A1650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92S" calcext:value-type="time">
            <text:p>18:49:13.920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8512544" calcext:value-type="float">
            <text:p>-0.068512544</text:p>
          </table:table-cell>
          <table:table-cell table:style-name="ce13" office:value-type="float" office:value="0.13058934" calcext:value-type="float">
            <text:p>0.13058934</text:p>
          </table:table-cell>
          <table:table-cell table:style-name="ce13" office:value-type="float" office:value="-0.047308534" calcext:value-type="float">
            <text:p>-0.0473085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652]-[.A1651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3.96S" calcext:value-type="time">
            <text:p>18:49:13.9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6065597" calcext:value-type="float">
            <text:p>-0.026065597</text:p>
          </table:table-cell>
          <table:table-cell table:style-name="ce13" office:value-type="float" office:value="0.14455678" calcext:value-type="float">
            <text:p>0.14455678</text:p>
          </table:table-cell>
          <table:table-cell table:style-name="ce13" office:value-type="float" office:value="-0.101903886" calcext:value-type="float">
            <text:p>-0.1019038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53]-[.A165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S" calcext:value-type="time">
            <text:p>18:49:14.0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9280228" calcext:value-type="float">
            <text:p>0.009280228</text:p>
          </table:table-cell>
          <table:table-cell table:style-name="ce13" office:value-type="float" office:value="0.23798682" calcext:value-type="float">
            <text:p>0.23798682</text:p>
          </table:table-cell>
          <table:table-cell table:style-name="ce13" office:value-type="float" office:value="0.009141042" calcext:value-type="float">
            <text:p>0.0091410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54]-[.A165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04S" calcext:value-type="time">
            <text:p>18:49:14.0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8571936" calcext:value-type="float">
            <text:p>0.008571936</text:p>
          </table:table-cell>
          <table:table-cell table:style-name="ce13" office:value-type="float" office:value="0.09795278" calcext:value-type="float">
            <text:p>0.09795278</text:p>
          </table:table-cell>
          <table:table-cell table:style-name="ce13" office:value-type="float" office:value="0.16225523" calcext:value-type="float">
            <text:p>0.162255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55]-[.A165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081S" calcext:value-type="time">
            <text:p>18:49:14.08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9565324" calcext:value-type="float">
            <text:p>0.079565324</text:p>
          </table:table-cell>
          <table:table-cell table:style-name="ce13" office:value-type="float" office:value="-0.020826863" calcext:value-type="float">
            <text:p>-0.020826863</text:p>
          </table:table-cell>
          <table:table-cell table:style-name="ce13" office:value-type="float" office:value="0.08450622" calcext:value-type="float">
            <text:p>0.084506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56]-[.A165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12S" calcext:value-type="time">
            <text:p>18:49:14.12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2722068" calcext:value-type="float">
            <text:p>0.012722068</text:p>
          </table:table-cell>
          <table:table-cell table:style-name="ce13" office:value-type="float" office:value="0.0636533" calcext:value-type="float">
            <text:p>0.0636533</text:p>
          </table:table-cell>
          <table:table-cell table:style-name="ce13" office:value-type="float" office:value="-0.008319347" calcext:value-type="float">
            <text:p>-0.0083193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57]-[.A165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161S" calcext:value-type="time">
            <text:p>18:49:14.16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638151" calcext:value-type="float">
            <text:p>0.06638151</text:p>
          </table:table-cell>
          <table:table-cell table:style-name="ce13" office:value-type="float" office:value="0.06915321" calcext:value-type="float">
            <text:p>0.06915321</text:p>
          </table:table-cell>
          <table:table-cell table:style-name="ce13" office:value-type="float" office:value="0.08106239" calcext:value-type="float">
            <text:p>0.081062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58]-[.A165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201S" calcext:value-type="time">
            <text:p>18:49:14.20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402558" calcext:value-type="float">
            <text:p>0.07402558</text:p>
          </table:table-cell>
          <table:table-cell table:style-name="ce13" office:value-type="float" office:value="0.022247652" calcext:value-type="float">
            <text:p>0.022247652</text:p>
          </table:table-cell>
          <table:table-cell table:style-name="ce13" office:value-type="float" office:value="0.029450255" calcext:value-type="float">
            <text:p>0.0294502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59]-[.A165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24S" calcext:value-type="time">
            <text:p>18:49:14.24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3874004" calcext:value-type="float">
            <text:p>0.073874004</text:p>
          </table:table-cell>
          <table:table-cell table:style-name="ce13" office:value-type="float" office:value="0.043753352" calcext:value-type="float">
            <text:p>0.043753352</text:p>
          </table:table-cell>
          <table:table-cell table:style-name="ce13" office:value-type="float" office:value="0.09242321" calcext:value-type="float">
            <text:p>0.0924232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60]-[.A1659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281S" calcext:value-type="time">
            <text:p>18:49:14.28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63743" calcext:value-type="float">
            <text:p>0.0763743</text:p>
          </table:table-cell>
          <table:table-cell table:style-name="ce13" office:value-type="float" office:value="-0.02126652" calcext:value-type="float">
            <text:p>-0.02126652</text:p>
          </table:table-cell>
          <table:table-cell table:style-name="ce13" office:value-type="float" office:value="0.08977267" calcext:value-type="float">
            <text:p>0.089772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61]-[.A166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32S" calcext:value-type="time">
            <text:p>18:49:14.32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01476125" calcext:value-type="float">
            <text:p>0.101476125</text:p>
          </table:table-cell>
          <table:table-cell table:style-name="ce13" office:value-type="float" office:value="-0.1608635" calcext:value-type="float">
            <text:p>-0.1608635</text:p>
          </table:table-cell>
          <table:table-cell table:style-name="ce13" office:value-type="float" office:value="0.11023884" calcext:value-type="float">
            <text:p>0.110238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62]-[.A166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36S" calcext:value-type="time">
            <text:p>18:49:14.3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09346084" calcext:value-type="float">
            <text:p>0.109346084</text:p>
          </table:table-cell>
          <table:table-cell table:style-name="ce13" office:value-type="float" office:value="-0.115333796" calcext:value-type="float">
            <text:p>-0.115333796</text:p>
          </table:table-cell>
          <table:table-cell table:style-name="ce13" office:value-type="float" office:value="-0.006473586" calcext:value-type="float">
            <text:p>-0.0064735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63]-[.A166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4S" calcext:value-type="time">
            <text:p>18:49:14.4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0016929" calcext:value-type="float">
            <text:p>0.10016929</text:p>
          </table:table-cell>
          <table:table-cell table:style-name="ce13" office:value-type="float" office:value="-0.04425452" calcext:value-type="float">
            <text:p>-0.04425452</text:p>
          </table:table-cell>
          <table:table-cell table:style-name="ce13" office:value-type="float" office:value="-0.02735943" calcext:value-type="float">
            <text:p>-0.027359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64]-[.A166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44S" calcext:value-type="time">
            <text:p>18:49:14.4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0221291" calcext:value-type="float">
            <text:p>0.20221291</text:p>
          </table:table-cell>
          <table:table-cell table:style-name="ce13" office:value-type="float" office:value="-0.18045406" calcext:value-type="float">
            <text:p>-0.18045406</text:p>
          </table:table-cell>
          <table:table-cell table:style-name="ce13" office:value-type="float" office:value="0.15093808" calcext:value-type="float">
            <text:p>0.150938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65]-[.A166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481S" calcext:value-type="time">
            <text:p>18:49:14.48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5518498" calcext:value-type="float">
            <text:p>0.15518498</text:p>
          </table:table-cell>
          <table:table-cell table:style-name="ce13" office:value-type="float" office:value="0.043694858" calcext:value-type="float">
            <text:p>0.043694858</text:p>
          </table:table-cell>
          <table:table-cell table:style-name="ce13" office:value-type="float" office:value="0.062016133" calcext:value-type="float">
            <text:p>0.0620161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66]-[.A166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52S" calcext:value-type="time">
            <text:p>18:49:14.52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2733739" calcext:value-type="float">
            <text:p>0.22733739</text:p>
          </table:table-cell>
          <table:table-cell table:style-name="ce13" office:value-type="float" office:value="-0.05317951" calcext:value-type="float">
            <text:p>-0.05317951</text:p>
          </table:table-cell>
          <table:table-cell table:style-name="ce13" office:value-type="float" office:value="0.15337306" calcext:value-type="float">
            <text:p>0.153373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67]-[.A166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56S" calcext:value-type="time">
            <text:p>18:49:14.5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022377" calcext:value-type="float">
            <text:p>0.14022377</text:p>
          </table:table-cell>
          <table:table-cell table:style-name="ce13" office:value-type="float" office:value="0.116933376" calcext:value-type="float">
            <text:p>0.116933376</text:p>
          </table:table-cell>
          <table:table-cell table:style-name="ce13" office:value-type="float" office:value="0.05827501" calcext:value-type="float">
            <text:p>0.058275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68]-[.A166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601S" calcext:value-type="time">
            <text:p>18:49:14.60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20442404" calcext:value-type="float">
            <text:p>0.20442404</text:p>
          </table:table-cell>
          <table:table-cell table:style-name="ce13" office:value-type="float" office:value="0.027896285" calcext:value-type="float">
            <text:p>0.027896285</text:p>
          </table:table-cell>
          <table:table-cell table:style-name="ce13" office:value-type="float" office:value="0.13901979" calcext:value-type="float">
            <text:p>0.1390197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69]-[.A166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641S" calcext:value-type="time">
            <text:p>18:49:14.64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03586" calcext:value-type="float">
            <text:p>0.1703586</text:p>
          </table:table-cell>
          <table:table-cell table:style-name="ce13" office:value-type="float" office:value="0.022030473" calcext:value-type="float">
            <text:p>0.022030473</text:p>
          </table:table-cell>
          <table:table-cell table:style-name="ce13" office:value-type="float" office:value="0.115010396" calcext:value-type="float">
            <text:p>0.1150103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70]-[.A166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68S" calcext:value-type="time">
            <text:p>18:49:14.68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389402" calcext:value-type="float">
            <text:p>0.06389402</text:p>
          </table:table-cell>
          <table:table-cell table:style-name="ce13" office:value-type="float" office:value="0.24460772" calcext:value-type="float">
            <text:p>0.24460772</text:p>
          </table:table-cell>
          <table:table-cell table:style-name="ce13" office:value-type="float" office:value="0.030999556" calcext:value-type="float">
            <text:p>0.0309995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71]-[.A167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721S" calcext:value-type="time">
            <text:p>18:49:14.72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024876" calcext:value-type="float">
            <text:p>0.07024876</text:p>
          </table:table-cell>
          <table:table-cell table:style-name="ce13" office:value-type="float" office:value="0.0643608" calcext:value-type="float">
            <text:p>0.0643608</text:p>
          </table:table-cell>
          <table:table-cell table:style-name="ce13" office:value-type="float" office:value="-0.05405835" calcext:value-type="float">
            <text:p>-0.054058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72]-[.A167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76S" calcext:value-type="time">
            <text:p>18:49:14.76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52160695" calcext:value-type="float">
            <text:p>0.0052160695</text:p>
          </table:table-cell>
          <table:table-cell table:style-name="ce13" office:value-type="float" office:value="0.058583897" calcext:value-type="float">
            <text:p>0.058583897</text:p>
          </table:table-cell>
          <table:table-cell table:style-name="ce13" office:value-type="float" office:value="0.0071580154" calcext:value-type="float">
            <text:p>0.00715801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73]-[.A167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8S" calcext:value-type="time">
            <text:p>18:49:14.80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2272583" calcext:value-type="float">
            <text:p>0.022272583</text:p>
          </table:table-cell>
          <table:table-cell table:style-name="ce13" office:value-type="float" office:value="0.18456143" calcext:value-type="float">
            <text:p>0.18456143</text:p>
          </table:table-cell>
          <table:table-cell table:style-name="ce13" office:value-type="float" office:value="-0.14824525" calcext:value-type="float">
            <text:p>-0.148245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74]-[.A167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838S" calcext:value-type="time">
            <text:p>18:49:14.838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884139" calcext:value-type="float">
            <text:p>-0.03884139</text:p>
          </table:table-cell>
          <table:table-cell table:style-name="ce13" office:value-type="float" office:value="0.19137385" calcext:value-type="float">
            <text:p>0.19137385</text:p>
          </table:table-cell>
          <table:table-cell table:style-name="ce13" office:value-type="float" office:value="-0.07848912" calcext:value-type="float">
            <text:p>-0.078489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675]-[.A1674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881S" calcext:value-type="time">
            <text:p>18:49:14.881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1553932" calcext:value-type="float">
            <text:p>-0.021553932</text:p>
          </table:table-cell>
          <table:table-cell table:style-name="ce13" office:value-type="float" office:value="0.27309093" calcext:value-type="float">
            <text:p>0.27309093</text:p>
          </table:table-cell>
          <table:table-cell table:style-name="ce13" office:value-type="float" office:value="-0.15633358" calcext:value-type="float">
            <text:p>-0.156333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676]-[.A1675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919S" calcext:value-type="time">
            <text:p>18:49:14.919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401768" calcext:value-type="float">
            <text:p>-0.00401768</text:p>
          </table:table-cell>
          <table:table-cell table:style-name="ce13" office:value-type="float" office:value="0.20710996" calcext:value-type="float">
            <text:p>0.20710996</text:p>
          </table:table-cell>
          <table:table-cell table:style-name="ce13" office:value-type="float" office:value="-0.16267286" calcext:value-type="float">
            <text:p>-0.162672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677]-[.A1676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4.961S" calcext:value-type="time">
            <text:p>18:49:14.961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75709885" calcext:value-type="float">
            <text:p>-0.0075709885</text:p>
          </table:table-cell>
          <table:table-cell table:style-name="ce13" office:value-type="float" office:value="0.2791236" calcext:value-type="float">
            <text:p>0.2791236</text:p>
          </table:table-cell>
          <table:table-cell table:style-name="ce13" office:value-type="float" office:value="-0.15145928" calcext:value-type="float">
            <text:p>-0.151459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78]-[.A1677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S" calcext:value-type="time">
            <text:p>18:49:15.00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3957444" calcext:value-type="float">
            <text:p>-0.003957444</text:p>
          </table:table-cell>
          <table:table-cell table:style-name="ce13" office:value-type="float" office:value="0.26747105" calcext:value-type="float">
            <text:p>0.26747105</text:p>
          </table:table-cell>
          <table:table-cell table:style-name="ce13" office:value-type="float" office:value="-0.18728991" calcext:value-type="float">
            <text:p>-0.187289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79]-[.A167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041S" calcext:value-type="time">
            <text:p>18:49:15.04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5207209" calcext:value-type="float">
            <text:p>-0.015207209</text:p>
          </table:table-cell>
          <table:table-cell table:style-name="ce13" office:value-type="float" office:value="0.25830203" calcext:value-type="float">
            <text:p>0.25830203</text:p>
          </table:table-cell>
          <table:table-cell table:style-name="ce13" office:value-type="float" office:value="-0.1070375" calcext:value-type="float">
            <text:p>-0.10703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80]-[.A167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081S" calcext:value-type="time">
            <text:p>18:49:15.08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016598" calcext:value-type="float">
            <text:p>-0.03016598</text:p>
          </table:table-cell>
          <table:table-cell table:style-name="ce13" office:value-type="float" office:value="0.21796991" calcext:value-type="float">
            <text:p>0.21796991</text:p>
          </table:table-cell>
          <table:table-cell table:style-name="ce13" office:value-type="float" office:value="-0.18224683" calcext:value-type="float">
            <text:p>-0.182246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81]-[.A168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119S" calcext:value-type="time">
            <text:p>18:49:15.119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0000947" calcext:value-type="float">
            <text:p>-0.050000947</text:p>
          </table:table-cell>
          <table:table-cell table:style-name="ce13" office:value-type="float" office:value="0.26033306" calcext:value-type="float">
            <text:p>0.26033306</text:p>
          </table:table-cell>
          <table:table-cell table:style-name="ce13" office:value-type="float" office:value="-0.1543542" calcext:value-type="float">
            <text:p>-0.15435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682]-[.A1681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159S" calcext:value-type="time">
            <text:p>18:49:15.15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6216671" calcext:value-type="float">
            <text:p>-0.016216671</text:p>
          </table:table-cell>
          <table:table-cell table:style-name="ce13" office:value-type="float" office:value="0.18639936" calcext:value-type="float">
            <text:p>0.18639936</text:p>
          </table:table-cell>
          <table:table-cell table:style-name="ce13" office:value-type="float" office:value="-0.10639926" calcext:value-type="float">
            <text:p>-0.106399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83]-[.A168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199S" calcext:value-type="time">
            <text:p>18:49:15.19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11868" calcext:value-type="float">
            <text:p>-0.0211868</text:p>
          </table:table-cell>
          <table:table-cell table:style-name="ce13" office:value-type="float" office:value="0.160069" calcext:value-type="float">
            <text:p>0.160069</text:p>
          </table:table-cell>
          <table:table-cell table:style-name="ce13" office:value-type="float" office:value="-0.15200931" calcext:value-type="float">
            <text:p>-0.1520093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84]-[.A168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239S" calcext:value-type="time">
            <text:p>18:49:15.23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1265386" calcext:value-type="float">
            <text:p>-0.021265386</text:p>
          </table:table-cell>
          <table:table-cell table:style-name="ce13" office:value-type="float" office:value="0.2640328" calcext:value-type="float">
            <text:p>0.2640328</text:p>
          </table:table-cell>
          <table:table-cell table:style-name="ce13" office:value-type="float" office:value="-0.15702327" calcext:value-type="float">
            <text:p>-0.157023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85]-[.A168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281S" calcext:value-type="time">
            <text:p>18:49:15.281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5905099" calcext:value-type="float">
            <text:p>0.025905099</text:p>
          </table:table-cell>
          <table:table-cell table:style-name="ce13" office:value-type="float" office:value="0.13831314" calcext:value-type="float">
            <text:p>0.13831314</text:p>
          </table:table-cell>
          <table:table-cell table:style-name="ce13" office:value-type="float" office:value="-0.12462168" calcext:value-type="float">
            <text:p>-0.124621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686]-[.A1685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32S" calcext:value-type="time">
            <text:p>18:49:15.32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2814857" calcext:value-type="float">
            <text:p>0.02814857</text:p>
          </table:table-cell>
          <table:table-cell table:style-name="ce13" office:value-type="float" office:value="0.14689393" calcext:value-type="float">
            <text:p>0.14689393</text:p>
          </table:table-cell>
          <table:table-cell table:style-name="ce13" office:value-type="float" office:value="-0.13962536" calcext:value-type="float">
            <text:p>-0.139625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87]-[.A168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36S" calcext:value-type="time">
            <text:p>18:49:15.3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1813206" calcext:value-type="float">
            <text:p>0.041813206</text:p>
          </table:table-cell>
          <table:table-cell table:style-name="ce13" office:value-type="float" office:value="0.17307371" calcext:value-type="float">
            <text:p>0.17307371</text:p>
          </table:table-cell>
          <table:table-cell table:style-name="ce13" office:value-type="float" office:value="-0.12829955" calcext:value-type="float">
            <text:p>-0.128299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88]-[.A168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401S" calcext:value-type="time">
            <text:p>18:49:15.40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5219776" calcext:value-type="float">
            <text:p>0.015219776</text:p>
          </table:table-cell>
          <table:table-cell table:style-name="ce13" office:value-type="float" office:value="0.09160613" calcext:value-type="float">
            <text:p>0.09160613</text:p>
          </table:table-cell>
          <table:table-cell table:style-name="ce13" office:value-type="float" office:value="-0.08558674" calcext:value-type="float">
            <text:p>-0.085586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89]-[.A168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441S" calcext:value-type="time">
            <text:p>18:49:15.44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6334517" calcext:value-type="float">
            <text:p>0.016334517</text:p>
          </table:table-cell>
          <table:table-cell table:style-name="ce13" office:value-type="float" office:value="0.10485764" calcext:value-type="float">
            <text:p>0.10485764</text:p>
          </table:table-cell>
          <table:table-cell table:style-name="ce13" office:value-type="float" office:value="-0.037257545" calcext:value-type="float">
            <text:p>-0.0372575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90]-[.A168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481S" calcext:value-type="time">
            <text:p>18:49:15.481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7598737" calcext:value-type="float">
            <text:p>-0.017598737</text:p>
          </table:table-cell>
          <table:table-cell table:style-name="ce13" office:value-type="float" office:value="0.041637484" calcext:value-type="float">
            <text:p>0.041637484</text:p>
          </table:table-cell>
          <table:table-cell table:style-name="ce13" office:value-type="float" office:value="-0.022545472" calcext:value-type="float">
            <text:p>-0.0225454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91]-[.A169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52S" calcext:value-type="time">
            <text:p>18:49:15.52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396386" calcext:value-type="float">
            <text:p>-0.04396386</text:p>
          </table:table-cell>
          <table:table-cell table:style-name="ce13" office:value-type="float" office:value="0.033518612" calcext:value-type="float">
            <text:p>0.033518612</text:p>
          </table:table-cell>
          <table:table-cell table:style-name="ce13" office:value-type="float" office:value="-0.03786909" calcext:value-type="float">
            <text:p>-0.037869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92]-[.A169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561S" calcext:value-type="time">
            <text:p>18:49:15.56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9352632" calcext:value-type="float">
            <text:p>-0.019352632</text:p>
          </table:table-cell>
          <table:table-cell table:style-name="ce13" office:value-type="float" office:value="0.10201737" calcext:value-type="float">
            <text:p>0.10201737</text:p>
          </table:table-cell>
          <table:table-cell table:style-name="ce13" office:value-type="float" office:value="-0.08044448" calcext:value-type="float">
            <text:p>-0.080444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93]-[.A169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6S" calcext:value-type="time">
            <text:p>18:49:15.60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2031628" calcext:value-type="float">
            <text:p>-0.022031628</text:p>
          </table:table-cell>
          <table:table-cell table:style-name="ce13" office:value-type="float" office:value="0.02304124" calcext:value-type="float">
            <text:p>0.02304124</text:p>
          </table:table-cell>
          <table:table-cell table:style-name="ce13" office:value-type="float" office:value="0.00054920645" calcext:value-type="float">
            <text:p>0.000549206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94]-[.A169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64S" calcext:value-type="time">
            <text:p>18:49:15.64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19244639" calcext:value-type="float">
            <text:p>0.0019244639</text:p>
          </table:table-cell>
          <table:table-cell table:style-name="ce13" office:value-type="float" office:value="0.05259745" calcext:value-type="float">
            <text:p>0.05259745</text:p>
          </table:table-cell>
          <table:table-cell table:style-name="ce13" office:value-type="float" office:value="0.025323402" calcext:value-type="float">
            <text:p>0.0253234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95]-[.A169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68S" calcext:value-type="time">
            <text:p>18:49:15.68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0894933" calcext:value-type="float">
            <text:p>-0.040894933</text:p>
          </table:table-cell>
          <table:table-cell table:style-name="ce13" office:value-type="float" office:value="-0.0069347345" calcext:value-type="float">
            <text:p>-0.0069347345</text:p>
          </table:table-cell>
          <table:table-cell table:style-name="ce13" office:value-type="float" office:value="0.062122084" calcext:value-type="float">
            <text:p>0.0621220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96]-[.A169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72S" calcext:value-type="time">
            <text:p>18:49:15.72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1639425" calcext:value-type="float">
            <text:p>-0.041639425</text:p>
          </table:table-cell>
          <table:table-cell table:style-name="ce13" office:value-type="float" office:value="0.026278278" calcext:value-type="float">
            <text:p>0.026278278</text:p>
          </table:table-cell>
          <table:table-cell table:style-name="ce13" office:value-type="float" office:value="0.061622813" calcext:value-type="float">
            <text:p>0.0616228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697]-[.A169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761S" calcext:value-type="time">
            <text:p>18:49:15.761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54394428" calcext:value-type="float">
            <text:p>-0.054394428</text:p>
          </table:table-cell>
          <table:table-cell table:style-name="ce13" office:value-type="float" office:value="0.012883863" calcext:value-type="float">
            <text:p>0.012883863</text:p>
          </table:table-cell>
          <table:table-cell table:style-name="ce13" office:value-type="float" office:value="0.019205645" calcext:value-type="float">
            <text:p>0.0192056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698]-[.A169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8S" calcext:value-type="time">
            <text:p>18:49:15.800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511221" calcext:value-type="float">
            <text:p>-0.03511221</text:p>
          </table:table-cell>
          <table:table-cell table:style-name="ce13" office:value-type="float" office:value="-0.006641873" calcext:value-type="float">
            <text:p>-0.006641873</text:p>
          </table:table-cell>
          <table:table-cell table:style-name="ce13" office:value-type="float" office:value="0.03354482" calcext:value-type="float">
            <text:p>0.033544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699]-[.A169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838S" calcext:value-type="time">
            <text:p>18:49:15.838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16879313" calcext:value-type="float">
            <text:p>-0.016879313</text:p>
          </table:table-cell>
          <table:table-cell table:style-name="ce13" office:value-type="float" office:value="-0.08134392" calcext:value-type="float">
            <text:p>-0.08134392</text:p>
          </table:table-cell>
          <table:table-cell table:style-name="ce13" office:value-type="float" office:value="0.04645008" calcext:value-type="float">
            <text:p>0.046450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700]-[.A1699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879S" calcext:value-type="time">
            <text:p>18:49:15.87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31011695" calcext:value-type="float">
            <text:p>-0.031011695</text:p>
          </table:table-cell>
          <table:table-cell table:style-name="ce13" office:value-type="float" office:value="-0.104850106" calcext:value-type="float">
            <text:p>-0.104850106</text:p>
          </table:table-cell>
          <table:table-cell table:style-name="ce13" office:value-type="float" office:value="0.048177198" calcext:value-type="float">
            <text:p>0.0481771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01]-[.A170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921S" calcext:value-type="time">
            <text:p>18:49:15.921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4153357" calcext:value-type="float">
            <text:p>-0.04153357</text:p>
          </table:table-cell>
          <table:table-cell table:style-name="ce13" office:value-type="float" office:value="-0.04580552" calcext:value-type="float">
            <text:p>-0.04580552</text:p>
          </table:table-cell>
          <table:table-cell table:style-name="ce13" office:value-type="float" office:value="0.016992288" calcext:value-type="float">
            <text:p>0.0169922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702]-[.A1701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5.962S" calcext:value-type="time">
            <text:p>18:49:15.962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6174158" calcext:value-type="float">
            <text:p>-0.026174158</text:p>
          </table:table-cell>
          <table:table-cell table:style-name="ce13" office:value-type="float" office:value="-0.057045314" calcext:value-type="float">
            <text:p>-0.057045314</text:p>
          </table:table-cell>
          <table:table-cell table:style-name="ce13" office:value-type="float" office:value="0.00035164773" calcext:value-type="float">
            <text:p>0.000351647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03]-[.A170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001S" calcext:value-type="time">
            <text:p>18:49:16.001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04660258" calcext:value-type="float">
            <text:p>-0.004660258</text:p>
          </table:table-cell>
          <table:table-cell table:style-name="ce13" office:value-type="float" office:value="-0.049143452" calcext:value-type="float">
            <text:p>-0.049143452</text:p>
          </table:table-cell>
          <table:table-cell table:style-name="ce13" office:value-type="float" office:value="0.018773478" calcext:value-type="float">
            <text:p>0.0187734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04]-[.A170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039S" calcext:value-type="time">
            <text:p>18:49:16.039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0673724" calcext:value-type="float">
            <text:p>-0.020673724</text:p>
          </table:table-cell>
          <table:table-cell table:style-name="ce13" office:value-type="float" office:value="-0.072354145" calcext:value-type="float">
            <text:p>-0.072354145</text:p>
          </table:table-cell>
          <table:table-cell table:style-name="ce13" office:value-type="float" office:value="0.04326332" calcext:value-type="float">
            <text:p>0.043263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705]-[.A1704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079S" calcext:value-type="time">
            <text:p>18:49:16.079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830771" calcext:value-type="float">
            <text:p>0.01830771</text:p>
          </table:table-cell>
          <table:table-cell table:style-name="ce13" office:value-type="float" office:value="-0.012823813" calcext:value-type="float">
            <text:p>-0.012823813</text:p>
          </table:table-cell>
          <table:table-cell table:style-name="ce13" office:value-type="float" office:value="0.03190576" calcext:value-type="float">
            <text:p>0.031905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06]-[.A170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12S" calcext:value-type="time">
            <text:p>18:49:16.120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07907604" calcext:value-type="float">
            <text:p>0.007907604</text:p>
          </table:table-cell>
          <table:table-cell table:style-name="ce13" office:value-type="float" office:value="-0.023186918" calcext:value-type="float">
            <text:p>-0.023186918</text:p>
          </table:table-cell>
          <table:table-cell table:style-name="ce13" office:value-type="float" office:value="0.03267027" calcext:value-type="float">
            <text:p>0.032670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07]-[.A170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16S" calcext:value-type="time">
            <text:p>18:49:16.160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35681296" calcext:value-type="float">
            <text:p>0.035681296</text:p>
          </table:table-cell>
          <table:table-cell table:style-name="ce13" office:value-type="float" office:value="-0.0032901333" calcext:value-type="float">
            <text:p>-0.0032901333</text:p>
          </table:table-cell>
          <table:table-cell table:style-name="ce13" office:value-type="float" office:value="0.022371983" calcext:value-type="float">
            <text:p>0.0223719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08]-[.A170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203S" calcext:value-type="time">
            <text:p>18:49:16.203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5430555" calcext:value-type="float">
            <text:p>0.05430555</text:p>
          </table:table-cell>
          <table:table-cell table:style-name="ce13" office:value-type="float" office:value="-0.069757976" calcext:value-type="float">
            <text:p>-0.069757976</text:p>
          </table:table-cell>
          <table:table-cell table:style-name="ce13" office:value-type="float" office:value="0.046941422" calcext:value-type="float">
            <text:p>0.0469414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709]-[.A1708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239S" calcext:value-type="time">
            <text:p>18:49:16.239</text:p>
          </table:table-cell>
          <table:table-cell office:value-type="time" office:time-value="PT00H00M00.036S" calcext:value-type="time">
            <text:p>00:00:00.03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0408195" calcext:value-type="float">
            <text:p>0.070408195</text:p>
          </table:table-cell>
          <table:table-cell table:style-name="ce13" office:value-type="float" office:value="-0.07574605" calcext:value-type="float">
            <text:p>-0.07574605</text:p>
          </table:table-cell>
          <table:table-cell table:style-name="ce13" office:value-type="float" office:value="0.04949826" calcext:value-type="float">
            <text:p>0.049498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6S" calcext:value-type="time">
            <text:p>00.036</text:p>
          </table:table-cell>
          <table:table-cell table:formula="of:=[.A1710]-[.A1709]" office:value-type="time" office:time-value="PT00H00M00.036S" calcext:value-type="time">
            <text:p>00:00:00.03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278S" calcext:value-type="time">
            <text:p>18:49:16.27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70178896" calcext:value-type="float">
            <text:p>0.070178896</text:p>
          </table:table-cell>
          <table:table-cell table:style-name="ce13" office:value-type="float" office:value="-0.020930236" calcext:value-type="float">
            <text:p>-0.020930236</text:p>
          </table:table-cell>
          <table:table-cell table:style-name="ce13" office:value-type="float" office:value="0.046965443" calcext:value-type="float">
            <text:p>0.0469654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11]-[.A171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324S" calcext:value-type="time">
            <text:p>18:49:16.324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4039916" calcext:value-type="float">
            <text:p>0.064039916</text:p>
          </table:table-cell>
          <table:table-cell table:style-name="ce13" office:value-type="float" office:value="-0.11749445" calcext:value-type="float">
            <text:p>-0.11749445</text:p>
          </table:table-cell>
          <table:table-cell table:style-name="ce13" office:value-type="float" office:value="0.062483747" calcext:value-type="float">
            <text:p>0.0624837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1712]-[.A1711]" office:value-type="time" office:time-value="PT00H00M00.046S" calcext:value-type="time">
            <text:p>00:00:00.04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359S" calcext:value-type="time">
            <text:p>18:49:16.359</text:p>
          </table:table-cell>
          <table:table-cell office:value-type="time" office:time-value="PT00H00M00.035S" calcext:value-type="time">
            <text:p>00:00:00.0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46210144" calcext:value-type="float">
            <text:p>0.046210144</text:p>
          </table:table-cell>
          <table:table-cell table:style-name="ce13" office:value-type="float" office:value="-0.19715124" calcext:value-type="float">
            <text:p>-0.19715124</text:p>
          </table:table-cell>
          <table:table-cell table:style-name="ce13" office:value-type="float" office:value="0.14544432" calcext:value-type="float">
            <text:p>0.145444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5S" calcext:value-type="time">
            <text:p>00.035</text:p>
          </table:table-cell>
          <table:table-cell table:formula="of:=[.A1713]-[.A1712]" office:value-type="time" office:time-value="PT00H00M00.035S" calcext:value-type="time">
            <text:p>00:00:00.03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398S" calcext:value-type="time">
            <text:p>18:49:16.398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64660415" calcext:value-type="float">
            <text:p>0.064660415</text:p>
          </table:table-cell>
          <table:table-cell table:style-name="ce13" office:value-type="float" office:value="-0.17326131" calcext:value-type="float">
            <text:p>-0.17326131</text:p>
          </table:table-cell>
          <table:table-cell table:style-name="ce13" office:value-type="float" office:value="0.021036625" calcext:value-type="float">
            <text:p>0.0210366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14]-[.A171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439S" calcext:value-type="time">
            <text:p>18:49:16.439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9302776" calcext:value-type="float">
            <text:p>0.019302776</text:p>
          </table:table-cell>
          <table:table-cell table:style-name="ce13" office:value-type="float" office:value="-0.25920668" calcext:value-type="float">
            <text:p>-0.25920668</text:p>
          </table:table-cell>
          <table:table-cell table:style-name="ce13" office:value-type="float" office:value="0.068371415" calcext:value-type="float">
            <text:p>0.0683714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15]-[.A171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487S" calcext:value-type="time">
            <text:p>18:49:16.487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22617737" calcext:value-type="float">
            <text:p>-0.022617737</text:p>
          </table:table-cell>
          <table:table-cell table:style-name="ce13" office:value-type="float" office:value="-0.35149893" calcext:value-type="float">
            <text:p>-0.35149893</text:p>
          </table:table-cell>
          <table:table-cell table:style-name="ce13" office:value-type="float" office:value="0.10635856" calcext:value-type="float">
            <text:p>0.106358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8S" calcext:value-type="time">
            <text:p>00.048</text:p>
          </table:table-cell>
          <table:table-cell table:formula="of:=[.A1716]-[.A1715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519S" calcext:value-type="time">
            <text:p>18:49:16.519</text:p>
          </table:table-cell>
          <table:table-cell office:value-type="time" office:time-value="PT00H00M00.032S" calcext:value-type="time">
            <text:p>00:00:00.03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1284662" calcext:value-type="float">
            <text:p>0.011284662</text:p>
          </table:table-cell>
          <table:table-cell table:style-name="ce13" office:value-type="float" office:value="-0.47411272" calcext:value-type="float">
            <text:p>-0.47411272</text:p>
          </table:table-cell>
          <table:table-cell table:style-name="ce13" office:value-type="float" office:value="0.045185566" calcext:value-type="float">
            <text:p>0.0451855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2S" calcext:value-type="time">
            <text:p>00.032</text:p>
          </table:table-cell>
          <table:table-cell table:formula="of:=[.A1717]-[.A1716]" office:value-type="time" office:time-value="PT00H00M00.032S" calcext:value-type="time">
            <text:p>00:00:00.03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563S" calcext:value-type="time">
            <text:p>18:49:16.563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6301275" calcext:value-type="float">
            <text:p>-0.06301275</text:p>
          </table:table-cell>
          <table:table-cell table:style-name="ce13" office:value-type="float" office:value="-0.582927" calcext:value-type="float">
            <text:p>-0.582927</text:p>
          </table:table-cell>
          <table:table-cell table:style-name="ce13" office:value-type="float" office:value="0.056047894" calcext:value-type="float">
            <text:p>0.0560478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718]-[.A1717]" office:value-type="time" office:time-value="PT00H00M00.044S" calcext:value-type="time">
            <text:p>00:00:00.044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598S" calcext:value-type="time">
            <text:p>18:49:16.598</text:p>
          </table:table-cell>
          <table:table-cell office:value-type="time" office:time-value="PT00H00M00.035S" calcext:value-type="time">
            <text:p>00:00:00.0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8989019" calcext:value-type="float">
            <text:p>-0.08989019</text:p>
          </table:table-cell>
          <table:table-cell table:style-name="ce13" office:value-type="float" office:value="-0.66745657" calcext:value-type="float">
            <text:p>-0.66745657</text:p>
          </table:table-cell>
          <table:table-cell table:style-name="ce13" office:value-type="float" office:value="0.026492903" calcext:value-type="float">
            <text:p>0.0264929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5S" calcext:value-type="time">
            <text:p>00.035</text:p>
          </table:table-cell>
          <table:table-cell table:formula="of:=[.A1719]-[.A1718]" office:value-type="time" office:time-value="PT00H00M00.035S" calcext:value-type="time">
            <text:p>00:00:00.03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638S" calcext:value-type="time">
            <text:p>18:49:16.63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3645304" calcext:value-type="float">
            <text:p>-0.093645304</text:p>
          </table:table-cell>
          <table:table-cell table:style-name="ce13" office:value-type="float" office:value="-0.7373809" calcext:value-type="float">
            <text:p>-0.7373809</text:p>
          </table:table-cell>
          <table:table-cell table:style-name="ce13" office:value-type="float" office:value="-0.019662224" calcext:value-type="float">
            <text:p>-0.0196622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20]-[.A171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678S" calcext:value-type="time">
            <text:p>18:49:16.67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2646829" calcext:value-type="float">
            <text:p>-0.12646829</text:p>
          </table:table-cell>
          <table:table-cell table:style-name="ce13" office:value-type="float" office:value="-0.8701858" calcext:value-type="float">
            <text:p>-0.8701858</text:p>
          </table:table-cell>
          <table:table-cell table:style-name="ce13" office:value-type="float" office:value="-0.066035815" calcext:value-type="float">
            <text:p>-0.0660358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21]-[.A172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72S" calcext:value-type="time">
            <text:p>18:49:16.720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8435368" calcext:value-type="float">
            <text:p>-0.18435368</text:p>
          </table:table-cell>
          <table:table-cell table:style-name="ce13" office:value-type="float" office:value="-0.8550178" calcext:value-type="float">
            <text:p>-0.8550178</text:p>
          </table:table-cell>
          <table:table-cell table:style-name="ce13" office:value-type="float" office:value="-0.047127556" calcext:value-type="float">
            <text:p>-0.0471275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722]-[.A1721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759S" calcext:value-type="time">
            <text:p>18:49:16.759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3625522" calcext:value-type="float">
            <text:p>-0.13625522</text:p>
          </table:table-cell>
          <table:table-cell table:style-name="ce13" office:value-type="float" office:value="-0.79368585" calcext:value-type="float">
            <text:p>-0.79368585</text:p>
          </table:table-cell>
          <table:table-cell table:style-name="ce13" office:value-type="float" office:value="-0.08350365" calcext:value-type="float">
            <text:p>-0.083503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23]-[.A172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818S" calcext:value-type="time">
            <text:p>18:49:16.818</text:p>
          </table:table-cell>
          <table:table-cell office:value-type="time" office:time-value="PT00H00M00.059S" calcext:value-type="time">
            <text:p>00:00:00.0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3801055" calcext:value-type="float">
            <text:p>-0.13801055</text:p>
          </table:table-cell>
          <table:table-cell table:style-name="ce13" office:value-type="float" office:value="-0.7714462" calcext:value-type="float">
            <text:p>-0.7714462</text:p>
          </table:table-cell>
          <table:table-cell table:style-name="ce13" office:value-type="float" office:value="-0.090973586" calcext:value-type="float">
            <text:p>-0.0909735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9S" calcext:value-type="time">
            <text:p>00.059</text:p>
          </table:table-cell>
          <table:table-cell table:formula="of:=[.A1724]-[.A1723]" office:value-type="time" office:time-value="PT00H00M00.059S" calcext:value-type="time">
            <text:p>00:00:00.05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858S" calcext:value-type="time">
            <text:p>18:49:16.858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242095" calcext:value-type="float">
            <text:p>-0.1242095</text:p>
          </table:table-cell>
          <table:table-cell table:style-name="ce13" office:value-type="float" office:value="-0.6943016" calcext:value-type="float">
            <text:p>-0.6943016</text:p>
          </table:table-cell>
          <table:table-cell table:style-name="ce13" office:value-type="float" office:value="-0.0818762" calcext:value-type="float">
            <text:p>-0.08187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25]-[.A172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6.949S" calcext:value-type="time">
            <text:p>18:49:16.949</text:p>
          </table:table-cell>
          <table:table-cell office:value-type="time" office:time-value="PT00H00M00.091S" calcext:value-type="time">
            <text:p>00:00:00.0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1178855" calcext:value-type="float">
            <text:p>-0.11178855</text:p>
          </table:table-cell>
          <table:table-cell table:style-name="ce13" office:value-type="float" office:value="-0.6248715" calcext:value-type="float">
            <text:p>-0.6248715</text:p>
          </table:table-cell>
          <table:table-cell table:style-name="ce13" office:value-type="float" office:value="-0.07368858" calcext:value-type="float">
            <text:p>-0.073688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91S" calcext:value-type="time">
            <text:p>00.091</text:p>
          </table:table-cell>
          <table:table-cell table:formula="of:=[.A1726]-[.A1725]" office:value-type="time" office:time-value="PT00H00M00.091S" calcext:value-type="time">
            <text:p>00:00:00.091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018S" calcext:value-type="time">
            <text:p>18:49:17.018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0060969" calcext:value-type="float">
            <text:p>-0.10060969</text:p>
          </table:table-cell>
          <table:table-cell table:style-name="ce13" office:value-type="float" office:value="-0.5623843" calcext:value-type="float">
            <text:p>-0.5623843</text:p>
          </table:table-cell>
          <table:table-cell table:style-name="ce13" office:value-type="float" office:value="-0.066319734" calcext:value-type="float">
            <text:p>-0.0663197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727]-[.A1726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09S" calcext:value-type="time">
            <text:p>18:49:17.090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090548724" calcext:value-type="float">
            <text:p>-0.090548724</text:p>
          </table:table-cell>
          <table:table-cell table:style-name="ce13" office:value-type="float" office:value="-0.50614583" calcext:value-type="float">
            <text:p>-0.50614583</text:p>
          </table:table-cell>
          <table:table-cell table:style-name="ce13" office:value-type="float" office:value="-0.05968778" calcext:value-type="float">
            <text:p>-0.059687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728]-[.A172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159S" calcext:value-type="time">
            <text:p>18:49:17.159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7690459" calcext:value-type="float">
            <text:p>0.17690459</text:p>
          </table:table-cell>
          <table:table-cell table:style-name="ce13" office:value-type="float" office:value="-0.4441055" calcext:value-type="float">
            <text:p>-0.4441055</text:p>
          </table:table-cell>
          <table:table-cell table:style-name="ce13" office:value-type="float" office:value="-0.16599928" calcext:value-type="float">
            <text:p>-0.165999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729]-[.A172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252S" calcext:value-type="time">
            <text:p>18:49:17.252</text:p>
          </table:table-cell>
          <table:table-cell office:value-type="time" office:time-value="PT00H00M00.093S" calcext:value-type="time">
            <text:p>00:00:00.09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4646998" calcext:value-type="float">
            <text:p>0.14646998</text:p>
          </table:table-cell>
          <table:table-cell table:style-name="ce13" office:value-type="float" office:value="-0.33465588" calcext:value-type="float">
            <text:p>-0.33465588</text:p>
          </table:table-cell>
          <table:table-cell table:style-name="ce13" office:value-type="float" office:value="-0.13753414" calcext:value-type="float">
            <text:p>-0.137534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93S" calcext:value-type="time">
            <text:p>00.093</text:p>
          </table:table-cell>
          <table:table-cell table:formula="of:=[.A1730]-[.A1729]" office:value-type="time" office:time-value="PT00H00M00.093S" calcext:value-type="time">
            <text:p>00:00:00.093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327S" calcext:value-type="time">
            <text:p>18:49:17.327</text:p>
          </table:table-cell>
          <table:table-cell office:value-type="time" office:time-value="PT00H00M00.075S" calcext:value-type="time">
            <text:p>00:00:00.07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53386" calcext:value-type="float">
            <text:p>0.1353386</text:p>
          </table:table-cell>
          <table:table-cell table:style-name="ce13" office:value-type="float" office:value="-0.31217664" calcext:value-type="float">
            <text:p>-0.31217664</text:p>
          </table:table-cell>
          <table:table-cell table:style-name="ce13" office:value-type="float" office:value="-0.12026508" calcext:value-type="float">
            <text:p>-0.120265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5S" calcext:value-type="time">
            <text:p>00.075</text:p>
          </table:table-cell>
          <table:table-cell table:formula="of:=[.A1731]-[.A1730]" office:value-type="time" office:time-value="PT00H00M00.075S" calcext:value-type="time">
            <text:p>00:00:00.075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393S" calcext:value-type="time">
            <text:p>18:49:17.393</text:p>
          </table:table-cell>
          <table:table-cell office:value-type="time" office:time-value="PT00H00M00.066S" calcext:value-type="time">
            <text:p>00:00:00.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35528" calcext:value-type="float">
            <text:p>0.1635528</text:p>
          </table:table-cell>
          <table:table-cell table:style-name="ce13" office:value-type="float" office:value="-0.28469437" calcext:value-type="float">
            <text:p>-0.28469437</text:p>
          </table:table-cell>
          <table:table-cell table:style-name="ce13" office:value-type="float" office:value="-0.084727846" calcext:value-type="float">
            <text:p>-0.0847278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6S" calcext:value-type="time">
            <text:p>00.066</text:p>
          </table:table-cell>
          <table:table-cell table:formula="of:=[.A1732]-[.A1731]" office:value-type="time" office:time-value="PT00H00M00.066S" calcext:value-type="time">
            <text:p>00:00:00.066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7.471S" calcext:value-type="time">
            <text:p>18:49:17.471</text:p>
          </table:table-cell>
          <table:table-cell office:value-type="time" office:time-value="PT00H00M00.078S" calcext:value-type="time">
            <text:p>00:00:00.07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6389674" calcext:value-type="float">
            <text:p>0.16389674</text:p>
          </table:table-cell>
          <table:table-cell table:style-name="ce13" office:value-type="float" office:value="-0.18701105" calcext:value-type="float">
            <text:p>-0.18701105</text:p>
          </table:table-cell>
          <table:table-cell table:style-name="ce13" office:value-type="float" office:value="-0.070542134" calcext:value-type="float">
            <text:p>-0.0705421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8S" calcext:value-type="time">
            <text:p>00.078</text:p>
          </table:table-cell>
          <table:table-cell table:formula="of:=[.A1733]-[.A1732]" office:value-type="time" office:time-value="PT00H00M00.078S" calcext:value-type="time">
            <text:p>00:00:00.078</text:p>
          </table:table-cell>
          <table:table-cell table:number-columns-repeated="12"/>
        </table:table-row>
        <table:table-row table:style-name="ro1">
          <table:table-cell table:style-name="ce20" office:value-type="time" office:time-value="PT18H49M18.092S" calcext:value-type="time">
            <text:p>18:49:18.092</text:p>
          </table:table-cell>
          <table:table-cell office:value-type="time" office:time-value="PT00H00M00.621S" calcext:value-type="time">
            <text:p>00:00:00.62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13278538" calcext:value-type="float">
            <text:p>0.13278538</text:p>
          </table:table-cell>
          <table:table-cell table:style-name="ce13" office:value-type="float" office:value="-0.24038021" calcext:value-type="float">
            <text:p>-0.24038021</text:p>
          </table:table-cell>
          <table:table-cell table:style-name="ce13" office:value-type="float" office:value="-0.110729165" calcext:value-type="float">
            <text:p>-0.1107291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621S" calcext:value-type="time">
            <text:p>00.621</text:p>
          </table:table-cell>
          <table:table-cell table:formula="of:=[.A1734]-[.A1733]" office:value-type="time" office:time-value="PT00H00M00.621S" calcext:value-type="time">
            <text:p>00:00:00.621</text:p>
          </table:table-cell>
          <table:table-cell table:number-columns-repeated="12"/>
        </table:table-row>
        <table:table-row table:style-name="ro1">
          <table:table-cell office:value-type="time" office:time-value="PT18H49M18.162S" calcext:value-type="time">
            <text:p>18:49:18.162</text:p>
          </table:table-cell>
          <table:table-cell office:value-type="time" office:time-value="PT00H00M00.07S" calcext:value-type="time">
            <text:p>00:00:00.070</text:p>
          </table:table-cell>
          <table:table-cell office:value-type="float" office:value="0" calcext:value-type="float">
            <text:p>0</text:p>
          </table:table-cell>
          <table:table-cell office:value-type="float" office:value="0.109399416" calcext:value-type="float">
            <text:p>0.109399416</text:p>
          </table:table-cell>
          <table:table-cell office:value-type="float" office:value="-0.19502874" calcext:value-type="float">
            <text:p>-0.19502874</text:p>
          </table:table-cell>
          <table:table-cell office:value-type="float" office:value="-0.11174122" calcext:value-type="float">
            <text:p>-0.111741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S" calcext:value-type="time">
            <text:p>00.070</text:p>
          </table:table-cell>
          <table:table-cell table:formula="of:=[.A1735]-[.A1734]" office:value-type="time" office:time-value="PT00H00M00.07S" calcext:value-type="time">
            <text:p>00:00:00.070</text:p>
          </table:table-cell>
          <table:table-cell table:number-columns-repeated="12"/>
        </table:table-row>
        <table:table-row table:style-name="ro1">
          <table:table-cell office:value-type="time" office:time-value="PT18H49M18.234S" calcext:value-type="time">
            <text:p>18:49:18.23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0.08483643" calcext:value-type="float">
            <text:p>0.08483643</text:p>
          </table:table-cell>
          <table:table-cell office:value-type="float" office:value="-0.15333344" calcext:value-type="float">
            <text:p>-0.15333344</text:p>
          </table:table-cell>
          <table:table-cell office:value-type="float" office:value="-0.09397533" calcext:value-type="float">
            <text:p>-0.093975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736]-[.A1735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49M18.302S" calcext:value-type="time">
            <text:p>18:49:18.302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0.055698495" calcext:value-type="float">
            <text:p>0.055698495</text:p>
          </table:table-cell>
          <table:table-cell office:value-type="float" office:value="-0.16942103" calcext:value-type="float">
            <text:p>-0.16942103</text:p>
          </table:table-cell>
          <table:table-cell office:value-type="float" office:value="-0.056452785" calcext:value-type="float">
            <text:p>-0.0564527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737]-[.A1736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49M18.374S" calcext:value-type="time">
            <text:p>18:49:18.374</text:p>
          </table:table-cell>
          <table:table-cell office:value-type="time" office:time-value="PT00H00M00.072S" calcext:value-type="time">
            <text:p>00:00:00.072</text:p>
          </table:table-cell>
          <table:table-cell office:value-type="float" office:value="0" calcext:value-type="float">
            <text:p>0</text:p>
          </table:table-cell>
          <table:table-cell office:value-type="float" office:value="0.035846416" calcext:value-type="float">
            <text:p>0.035846416</text:p>
          </table:table-cell>
          <table:table-cell office:value-type="float" office:value="-0.13468103" calcext:value-type="float">
            <text:p>-0.13468103</text:p>
          </table:table-cell>
          <table:table-cell office:value-type="float" office:value="-0.045973517" calcext:value-type="float">
            <text:p>-0.0459735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2S" calcext:value-type="time">
            <text:p>00.072</text:p>
          </table:table-cell>
          <table:table-cell table:formula="of:=[.A1738]-[.A1737]" office:value-type="time" office:time-value="PT00H00M00.072S" calcext:value-type="time">
            <text:p>00:00:00.072</text:p>
          </table:table-cell>
          <table:table-cell table:number-columns-repeated="12"/>
        </table:table-row>
        <table:table-row table:style-name="ro1">
          <table:table-cell office:value-type="time" office:time-value="PT18H49M18.443S" calcext:value-type="time">
            <text:p>18:49:18.443</text:p>
          </table:table-cell>
          <table:table-cell office:value-type="time" office:time-value="PT00H00M00.069S" calcext:value-type="time">
            <text:p>00:00:00.069</text:p>
          </table:table-cell>
          <table:table-cell office:value-type="float" office:value="0" calcext:value-type="float">
            <text:p>0</text:p>
          </table:table-cell>
          <table:table-cell office:value-type="float" office:value="0.056211974" calcext:value-type="float">
            <text:p>0.056211974</text:p>
          </table:table-cell>
          <table:table-cell office:value-type="float" office:value="-0.15417185" calcext:value-type="float">
            <text:p>-0.15417185</text:p>
          </table:table-cell>
          <table:table-cell office:value-type="float" office:value="-0.040497255" calcext:value-type="float">
            <text:p>-0.0404972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9S" calcext:value-type="time">
            <text:p>00.069</text:p>
          </table:table-cell>
          <table:table-cell table:formula="of:=[.A1739]-[.A1738]" office:value-type="time" office:time-value="PT00H00M00.069S" calcext:value-type="time">
            <text:p>00:00:00.069</text:p>
          </table:table-cell>
          <table:table-cell table:number-columns-repeated="12"/>
        </table:table-row>
        <table:table-row table:style-name="ro1">
          <table:table-cell office:value-type="time" office:time-value="PT18H49M18.514S" calcext:value-type="time">
            <text:p>18:49:18.514</text:p>
          </table:table-cell>
          <table:table-cell office:value-type="time" office:time-value="PT00H00M00.071S" calcext:value-type="time">
            <text:p>00:00:00.071</text:p>
          </table:table-cell>
          <table:table-cell office:value-type="float" office:value="0" calcext:value-type="float">
            <text:p>0</text:p>
          </table:table-cell>
          <table:table-cell office:value-type="float" office:value="0.03872554" calcext:value-type="float">
            <text:p>0.03872554</text:p>
          </table:table-cell>
          <table:table-cell office:value-type="float" office:value="-0.12205546" calcext:value-type="float">
            <text:p>-0.12205546</text:p>
          </table:table-cell>
          <table:table-cell office:value-type="float" office:value="-0.027878197" calcext:value-type="float">
            <text:p>-0.0278781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1S" calcext:value-type="time">
            <text:p>00.071</text:p>
          </table:table-cell>
          <table:table-cell table:formula="of:=[.A1740]-[.A1739]" office:value-type="time" office:time-value="PT00H00M00.071S" calcext:value-type="time">
            <text:p>00:00:00.071</text:p>
          </table:table-cell>
          <table:table-cell table:number-columns-repeated="12"/>
        </table:table-row>
        <table:table-row table:style-name="ro1">
          <table:table-cell office:value-type="time" office:time-value="PT18H49M29.755S" calcext:value-type="time">
            <text:p>18:49:29.755</text:p>
          </table:table-cell>
          <table:table-cell office:value-type="time" office:time-value="PT00H00M11.241S" calcext:value-type="time">
            <text:p>00:00:11.241</text:p>
          </table:table-cell>
          <table:table-cell office:value-type="float" office:value="0" calcext:value-type="float">
            <text:p>0</text:p>
          </table:table-cell>
          <table:table-cell office:value-type="float" office:value="-0.047324747" calcext:value-type="float">
            <text:p>-0.047324747</text:p>
          </table:table-cell>
          <table:table-cell office:value-type="float" office:value="0.67369497" calcext:value-type="float">
            <text:p>0.67369497</text:p>
          </table:table-cell>
          <table:table-cell office:value-type="float" office:value="0.27901122" calcext:value-type="float">
            <text:p>0.27901122</text:p>
          </table:table-cell>
          <table:table-cell office:value-type="float" office:value="0" calcext:value-type="float">
            <text:p>0</text:p>
          </table:table-cell>
          <table:table-cell table:style-name="ce28" office:value-type="time" office:time-value="PT00H00M11.241S" calcext:value-type="time">
            <text:p>11.241</text:p>
          </table:table-cell>
          <table:table-cell table:formula="of:=[.A1741]-[.A1740]" office:value-type="time" office:time-value="PT00H00M11.241S" calcext:value-type="time">
            <text:p>00:00:11.241</text:p>
          </table:table-cell>
          <table:table-cell table:number-columns-repeated="12"/>
        </table:table-row>
        <table:table-row table:style-name="ro1">
          <table:table-cell office:value-type="time" office:time-value="PT18H49M29.823S" calcext:value-type="time">
            <text:p>18:49:29.823</text:p>
          </table:table-cell>
          <table:table-cell office:value-type="time" office:time-value="PT00H00M00.068S" calcext:value-type="time">
            <text:p>00:00:00.068</text:p>
          </table:table-cell>
          <table:table-cell office:value-type="float" office:value="0" calcext:value-type="float">
            <text:p>0</text:p>
          </table:table-cell>
          <table:table-cell office:value-type="float" office:value="0.009702649" calcext:value-type="float">
            <text:p>0.009702649</text:p>
          </table:table-cell>
          <table:table-cell office:value-type="float" office:value="0.68982154" calcext:value-type="float">
            <text:p>0.68982154</text:p>
          </table:table-cell>
          <table:table-cell office:value-type="float" office:value="0.32647628" calcext:value-type="float">
            <text:p>0.326476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68S" calcext:value-type="time">
            <text:p>00.068</text:p>
          </table:table-cell>
          <table:table-cell table:formula="of:=[.A1742]-[.A1741]" office:value-type="time" office:time-value="PT00H00M00.068S" calcext:value-type="time">
            <text:p>00:00:00.068</text:p>
          </table:table-cell>
          <table:table-cell table:number-columns-repeated="12"/>
        </table:table-row>
        <table:table-row table:style-name="ro1">
          <table:table-cell office:value-type="time" office:time-value="PT18H49M29.897S" calcext:value-type="time">
            <text:p>18:49:29.897</text:p>
          </table:table-cell>
          <table:table-cell office:value-type="time" office:time-value="PT00H00M00.074S" calcext:value-type="time">
            <text:p>00:00:00.074</text:p>
          </table:table-cell>
          <table:table-cell office:value-type="float" office:value="0" calcext:value-type="float">
            <text:p>0</text:p>
          </table:table-cell>
          <table:table-cell office:value-type="float" office:value="0.11288278" calcext:value-type="float">
            <text:p>0.11288278</text:p>
          </table:table-cell>
          <table:table-cell office:value-type="float" office:value="0.7129048" calcext:value-type="float">
            <text:p>0.7129048</text:p>
          </table:table-cell>
          <table:table-cell office:value-type="float" office:value="0.20857476" calcext:value-type="float">
            <text:p>0.208574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74S" calcext:value-type="time">
            <text:p>00.074</text:p>
          </table:table-cell>
          <table:table-cell table:formula="of:=[.A1743]-[.A1742]" office:value-type="time" office:time-value="PT00H00M00.074S" calcext:value-type="time">
            <text:p>00:00:00.074</text:p>
          </table:table-cell>
          <table:table-cell table:number-columns-repeated="12"/>
        </table:table-row>
        <table:table-row table:style-name="ro1">
          <table:table-cell office:value-type="time" office:time-value="PT18H49M30.085S" calcext:value-type="time">
            <text:p>18:49:30.085</text:p>
          </table:table-cell>
          <table:table-cell office:value-type="time" office:time-value="PT00H00M00.188S" calcext:value-type="time">
            <text:p>00:00:00.188</text:p>
          </table:table-cell>
          <table:table-cell office:value-type="float" office:value="0" calcext:value-type="float">
            <text:p>0</text:p>
          </table:table-cell>
          <table:table-cell office:value-type="float" office:value="0.14356227" calcext:value-type="float">
            <text:p>0.14356227</text:p>
          </table:table-cell>
          <table:table-cell office:value-type="float" office:value="0.6526007" calcext:value-type="float">
            <text:p>0.6526007</text:p>
          </table:table-cell>
          <table:table-cell office:value-type="float" office:value="0.16025144" calcext:value-type="float">
            <text:p>0.160251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188S" calcext:value-type="time">
            <text:p>00.188</text:p>
          </table:table-cell>
          <table:table-cell table:formula="of:=[.A1744]-[.A1743]" office:value-type="time" office:time-value="PT00H00M00.188S" calcext:value-type="time">
            <text:p>00:00:00.188</text:p>
          </table:table-cell>
          <table:table-cell table:number-columns-repeated="12"/>
        </table:table-row>
        <table:table-row table:style-name="ro1">
          <table:table-cell office:value-type="time" office:time-value="PT18H49M30.086S" calcext:value-type="time">
            <text:p>18:49:30.086</text:p>
          </table:table-cell>
          <table:table-cell office:value-type="time" office:time-value="PT00H00M00.001S" calcext:value-type="time">
            <text:p>00:00:00.001</text:p>
          </table:table-cell>
          <table:table-cell office:value-type="float" office:value="0" calcext:value-type="float">
            <text:p>0</text:p>
          </table:table-cell>
          <table:table-cell office:value-type="float" office:value="0.13733593" calcext:value-type="float">
            <text:p>0.13733593</text:p>
          </table:table-cell>
          <table:table-cell office:value-type="float" office:value="0.6429314" calcext:value-type="float">
            <text:p>0.6429314</text:p>
          </table:table-cell>
          <table:table-cell office:value-type="float" office:value="0.10885029" calcext:value-type="float">
            <text:p>0.108850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01S" calcext:value-type="time">
            <text:p>00.001</text:p>
          </table:table-cell>
          <table:table-cell table:formula="of:=[.A1745]-[.A1744]" office:value-type="time" office:time-value="PT00H00M00.001S" calcext:value-type="time">
            <text:p>00:00:00.001</text:p>
          </table:table-cell>
          <table:table-cell table:number-columns-repeated="12"/>
        </table:table-row>
        <table:table-row table:style-name="ro1">
          <table:table-cell office:value-type="time" office:time-value="PT18H49M30.141S" calcext:value-type="time">
            <text:p>18:49:30.141</text:p>
          </table:table-cell>
          <table:table-cell office:value-type="time" office:time-value="PT00H00M00.055S" calcext:value-type="time">
            <text:p>00:00:00.055</text:p>
          </table:table-cell>
          <table:table-cell office:value-type="float" office:value="0" calcext:value-type="float">
            <text:p>0</text:p>
          </table:table-cell>
          <table:table-cell office:value-type="float" office:value="0.083831824" calcext:value-type="float">
            <text:p>0.083831824</text:p>
          </table:table-cell>
          <table:table-cell office:value-type="float" office:value="0.5210699" calcext:value-type="float">
            <text:p>0.5210699</text:p>
          </table:table-cell>
          <table:table-cell office:value-type="float" office:value="0.11576314" calcext:value-type="float">
            <text:p>0.115763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5S" calcext:value-type="time">
            <text:p>00.055</text:p>
          </table:table-cell>
          <table:table-cell table:formula="of:=[.A1746]-[.A1745]" office:value-type="time" office:time-value="PT00H00M00.055S" calcext:value-type="time">
            <text:p>00:00:00.055</text:p>
          </table:table-cell>
          <table:table-cell table:number-columns-repeated="12"/>
        </table:table-row>
        <table:table-row table:style-name="ro1">
          <table:table-cell office:value-type="time" office:time-value="PT18H49M30.178S" calcext:value-type="time">
            <text:p>18:49:30.178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office:value-type="float" office:value="0.033700593" calcext:value-type="float">
            <text:p>0.033700593</text:p>
          </table:table-cell>
          <table:table-cell office:value-type="float" office:value="0.44149715" calcext:value-type="float">
            <text:p>0.44149715</text:p>
          </table:table-cell>
          <table:table-cell office:value-type="float" office:value="0.17296124" calcext:value-type="float">
            <text:p>0.172961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747]-[.A1746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office:value-type="time" office:time-value="PT18H49M30.224S" calcext:value-type="time">
            <text:p>18:49:30.224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office:value-type="float" office:value="0.030330535" calcext:value-type="float">
            <text:p>0.030330535</text:p>
          </table:table-cell>
          <table:table-cell office:value-type="float" office:value="0.3973474" calcext:value-type="float">
            <text:p>0.3973474</text:p>
          </table:table-cell>
          <table:table-cell office:value-type="float" office:value="0.1556651" calcext:value-type="float">
            <text:p>0.15566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1748]-[.A1747]" office:value-type="time" office:time-value="PT00H00M00.046S" calcext:value-type="time">
            <text:p>00:00:00.046</text:p>
          </table:table-cell>
          <table:table-cell table:number-columns-repeated="12"/>
        </table:table-row>
        <table:table-row table:style-name="ro1">
          <table:table-cell office:value-type="time" office:time-value="PT18H49M30.254S" calcext:value-type="time">
            <text:p>18:49:30.254</text:p>
          </table:table-cell>
          <table:table-cell office:value-type="time" office:time-value="PT00H00M00.03S" calcext:value-type="time">
            <text:p>00:00:00.030</text:p>
          </table:table-cell>
          <table:table-cell office:value-type="float" office:value="0" calcext:value-type="float">
            <text:p>0</text:p>
          </table:table-cell>
          <table:table-cell office:value-type="float" office:value="0.027297482" calcext:value-type="float">
            <text:p>0.027297482</text:p>
          </table:table-cell>
          <table:table-cell office:value-type="float" office:value="0.35761267" calcext:value-type="float">
            <text:p>0.35761267</text:p>
          </table:table-cell>
          <table:table-cell office:value-type="float" office:value="0.1400986" calcext:value-type="float">
            <text:p>0.14009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S" calcext:value-type="time">
            <text:p>00.030</text:p>
          </table:table-cell>
          <table:table-cell table:formula="of:=[.A1749]-[.A1748]" office:value-type="time" office:time-value="PT00H00M00.03S" calcext:value-type="time">
            <text:p>00:00:00.030</text:p>
          </table:table-cell>
          <table:table-cell table:number-columns-repeated="12"/>
        </table:table-row>
        <table:table-row table:style-name="ro1">
          <table:table-cell office:value-type="time" office:time-value="PT18H49M30.294S" calcext:value-type="time">
            <text:p>18:49:30.2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49699843" calcext:value-type="float">
            <text:p>-0.049699843</text:p>
          </table:table-cell>
          <table:table-cell office:value-type="float" office:value="0.28339925" calcext:value-type="float">
            <text:p>0.28339925</text:p>
          </table:table-cell>
          <table:table-cell office:value-type="float" office:value="0.12674795" calcext:value-type="float">
            <text:p>0.126747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0]-[.A174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335S" calcext:value-type="time">
            <text:p>18:49:30.33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36099812" calcext:value-type="float">
            <text:p>0.0036099812</text:p>
          </table:table-cell>
          <table:table-cell office:value-type="float" office:value="0.19243725" calcext:value-type="float">
            <text:p>0.19243725</text:p>
          </table:table-cell>
          <table:table-cell office:value-type="float" office:value="0.20042564" calcext:value-type="float">
            <text:p>0.200425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51]-[.A175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0.374S" calcext:value-type="time">
            <text:p>18:49:30.37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69919966" calcext:value-type="float">
            <text:p>-0.069919966</text:p>
          </table:table-cell>
          <table:table-cell office:value-type="float" office:value="0.1391359" calcext:value-type="float">
            <text:p>0.1391359</text:p>
          </table:table-cell>
          <table:table-cell office:value-type="float" office:value="0.13863508" calcext:value-type="float">
            <text:p>0.138635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52]-[.A175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0.414S" calcext:value-type="time">
            <text:p>18:49:30.4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7677074" calcext:value-type="float">
            <text:p>-0.07677074</text:p>
          </table:table-cell>
          <table:table-cell office:value-type="float" office:value="0.11445571" calcext:value-type="float">
            <text:p>0.11445571</text:p>
          </table:table-cell>
          <table:table-cell office:value-type="float" office:value="0.22694437" calcext:value-type="float">
            <text:p>0.2269443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3]-[.A175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456S" calcext:value-type="time">
            <text:p>18:49:30.45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-0.080079995" calcext:value-type="float">
            <text:p>-0.080079995</text:p>
          </table:table-cell>
          <table:table-cell office:value-type="float" office:value="0.13772693" calcext:value-type="float">
            <text:p>0.13772693</text:p>
          </table:table-cell>
          <table:table-cell office:value-type="float" office:value="0.12690613" calcext:value-type="float">
            <text:p>0.126906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754]-[.A1753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0.496S" calcext:value-type="time">
            <text:p>18:49:30.4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7492844" calcext:value-type="float">
            <text:p>-0.07492844</text:p>
          </table:table-cell>
          <table:table-cell office:value-type="float" office:value="0.1309855" calcext:value-type="float">
            <text:p>0.1309855</text:p>
          </table:table-cell>
          <table:table-cell office:value-type="float" office:value="0.130695" calcext:value-type="float">
            <text:p>0.1306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5]-[.A175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536S" calcext:value-type="time">
            <text:p>18:49:30.5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31620163" calcext:value-type="float">
            <text:p>-0.031620163</text:p>
          </table:table-cell>
          <table:table-cell office:value-type="float" office:value="0.12755492" calcext:value-type="float">
            <text:p>0.12755492</text:p>
          </table:table-cell>
          <table:table-cell office:value-type="float" office:value="0.112132356" calcext:value-type="float">
            <text:p>0.1121323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6]-[.A175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576S" calcext:value-type="time">
            <text:p>18:49:30.5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11539201" calcext:value-type="float">
            <text:p>-0.011539201</text:p>
          </table:table-cell>
          <table:table-cell office:value-type="float" office:value="0.132817" calcext:value-type="float">
            <text:p>0.132817</text:p>
          </table:table-cell>
          <table:table-cell office:value-type="float" office:value="0.08641714" calcext:value-type="float">
            <text:p>0.086417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7]-[.A175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616S" calcext:value-type="time">
            <text:p>18:49:30.6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15658718" calcext:value-type="float">
            <text:p>-0.015658718</text:p>
          </table:table-cell>
          <table:table-cell office:value-type="float" office:value="0.20918372" calcext:value-type="float">
            <text:p>0.20918372</text:p>
          </table:table-cell>
          <table:table-cell office:value-type="float" office:value="0.038664136" calcext:value-type="float">
            <text:p>0.0386641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8]-[.A175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656S" calcext:value-type="time">
            <text:p>18:49:30.6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13433666" calcext:value-type="float">
            <text:p>-0.013433666</text:p>
          </table:table-cell>
          <table:table-cell office:value-type="float" office:value="0.24605344" calcext:value-type="float">
            <text:p>0.24605344</text:p>
          </table:table-cell>
          <table:table-cell office:value-type="float" office:value="-0.022990333" calcext:value-type="float">
            <text:p>-0.0229903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59]-[.A175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696S" calcext:value-type="time">
            <text:p>18:49:30.6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2958531" calcext:value-type="float">
            <text:p>0.012958531</text:p>
          </table:table-cell>
          <table:table-cell office:value-type="float" office:value="0.28956333" calcext:value-type="float">
            <text:p>0.28956333</text:p>
          </table:table-cell>
          <table:table-cell office:value-type="float" office:value="-0.07232702" calcext:value-type="float">
            <text:p>-0.072327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60]-[.A175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735S" calcext:value-type="time">
            <text:p>18:49:30.7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13166426" calcext:value-type="float">
            <text:p>-0.013166426</text:p>
          </table:table-cell>
          <table:table-cell office:value-type="float" office:value="0.24171051" calcext:value-type="float">
            <text:p>0.24171051</text:p>
          </table:table-cell>
          <table:table-cell office:value-type="float" office:value="-0.07256503" calcext:value-type="float">
            <text:p>-0.072565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61]-[.A176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0.774S" calcext:value-type="time">
            <text:p>18:49:30.77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14266773" calcext:value-type="float">
            <text:p>-0.014266773</text:p>
          </table:table-cell>
          <table:table-cell office:value-type="float" office:value="0.2375346" calcext:value-type="float">
            <text:p>0.2375346</text:p>
          </table:table-cell>
          <table:table-cell office:value-type="float" office:value="-0.085743114" calcext:value-type="float">
            <text:p>-0.0857431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62]-[.A176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0.815S" calcext:value-type="time">
            <text:p>18:49:30.81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2429369" calcext:value-type="float">
            <text:p>0.02429369</text:p>
          </table:table-cell>
          <table:table-cell office:value-type="float" office:value="0.24124692" calcext:value-type="float">
            <text:p>0.24124692</text:p>
          </table:table-cell>
          <table:table-cell office:value-type="float" office:value="-0.025752751" calcext:value-type="float">
            <text:p>-0.0257527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63]-[.A176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0.855S" calcext:value-type="time">
            <text:p>18:49:30.8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5218659" calcext:value-type="float">
            <text:p>0.05218659</text:p>
          </table:table-cell>
          <table:table-cell office:value-type="float" office:value="0.19822577" calcext:value-type="float">
            <text:p>0.19822577</text:p>
          </table:table-cell>
          <table:table-cell office:value-type="float" office:value="-0.018563228" calcext:value-type="float">
            <text:p>-0.0185632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64]-[.A176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896S" calcext:value-type="time">
            <text:p>18:49:30.8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42353675" calcext:value-type="float">
            <text:p>0.042353675</text:p>
          </table:table-cell>
          <table:table-cell office:value-type="float" office:value="0.16653797" calcext:value-type="float">
            <text:p>0.16653797</text:p>
          </table:table-cell>
          <table:table-cell office:value-type="float" office:value="0.030094862" calcext:value-type="float">
            <text:p>0.0300948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65]-[.A176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0.936S" calcext:value-type="time">
            <text:p>18:49:30.9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44050924" calcext:value-type="float">
            <text:p>0.044050924</text:p>
          </table:table-cell>
          <table:table-cell office:value-type="float" office:value="0.18635878" calcext:value-type="float">
            <text:p>0.18635878</text:p>
          </table:table-cell>
          <table:table-cell office:value-type="float" office:value="-0.010268094" calcext:value-type="float">
            <text:p>-0.0102680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66]-[.A176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0.975S" calcext:value-type="time">
            <text:p>18:49:30.9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211888" calcext:value-type="float">
            <text:p>0.0211888</text:p>
          </table:table-cell>
          <table:table-cell office:value-type="float" office:value="0.13344555" calcext:value-type="float">
            <text:p>0.13344555</text:p>
          </table:table-cell>
          <table:table-cell office:value-type="float" office:value="0.0019646955" calcext:value-type="float">
            <text:p>0.00196469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67]-[.A176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1.015S" calcext:value-type="time">
            <text:p>18:49:31.0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2324472" calcext:value-type="float">
            <text:p>0.02324472</text:p>
          </table:table-cell>
          <table:table-cell office:value-type="float" office:value="0.1756918" calcext:value-type="float">
            <text:p>0.1756918</text:p>
          </table:table-cell>
          <table:table-cell office:value-type="float" office:value="-0.0028459544" calcext:value-type="float">
            <text:p>-0.00284595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68]-[.A176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055S" calcext:value-type="time">
            <text:p>18:49:31.0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8063806" calcext:value-type="float">
            <text:p>0.018063806</text:p>
          </table:table-cell>
          <table:table-cell office:value-type="float" office:value="0.17723887" calcext:value-type="float">
            <text:p>0.17723887</text:p>
          </table:table-cell>
          <table:table-cell office:value-type="float" office:value="-0.039914936" calcext:value-type="float">
            <text:p>-0.0399149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69]-[.A176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095S" calcext:value-type="time">
            <text:p>18:49:31.0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24167577" calcext:value-type="float">
            <text:p>0.024167577</text:p>
          </table:table-cell>
          <table:table-cell office:value-type="float" office:value="0.15775713" calcext:value-type="float">
            <text:p>0.15775713</text:p>
          </table:table-cell>
          <table:table-cell office:value-type="float" office:value="-0.04537165" calcext:value-type="float">
            <text:p>-0.045371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70]-[.A176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135S" calcext:value-type="time">
            <text:p>18:49:31.1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29880704" calcext:value-type="float">
            <text:p>0.029880704</text:p>
          </table:table-cell>
          <table:table-cell office:value-type="float" office:value="0.10902247" calcext:value-type="float">
            <text:p>0.10902247</text:p>
          </table:table-cell>
          <table:table-cell office:value-type="float" office:value="-0.050062977" calcext:value-type="float">
            <text:p>-0.0500629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71]-[.A177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176S" calcext:value-type="time">
            <text:p>18:49:31.1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28430715" calcext:value-type="float">
            <text:p>0.028430715</text:p>
          </table:table-cell>
          <table:table-cell office:value-type="float" office:value="0.074829176" calcext:value-type="float">
            <text:p>0.074829176</text:p>
          </table:table-cell>
          <table:table-cell office:value-type="float" office:value="-0.041980527" calcext:value-type="float">
            <text:p>-0.0419805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72]-[.A177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1.216S" calcext:value-type="time">
            <text:p>18:49:31.2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5107592" calcext:value-type="float">
            <text:p>0.05107592</text:p>
          </table:table-cell>
          <table:table-cell office:value-type="float" office:value="0.07218027" calcext:value-type="float">
            <text:p>0.07218027</text:p>
          </table:table-cell>
          <table:table-cell office:value-type="float" office:value="-0.024159348" calcext:value-type="float">
            <text:p>-0.02415934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73]-[.A177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256S" calcext:value-type="time">
            <text:p>18:49:31.2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45089427" calcext:value-type="float">
            <text:p>0.045089427</text:p>
          </table:table-cell>
          <table:table-cell office:value-type="float" office:value="0.07089482" calcext:value-type="float">
            <text:p>0.07089482</text:p>
          </table:table-cell>
          <table:table-cell office:value-type="float" office:value="-0.030971987" calcext:value-type="float">
            <text:p>-0.0309719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74]-[.A177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295S" calcext:value-type="time">
            <text:p>18:49:31.2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5749943" calcext:value-type="float">
            <text:p>0.05749943</text:p>
          </table:table-cell>
          <table:table-cell office:value-type="float" office:value="0.10071941" calcext:value-type="float">
            <text:p>0.10071941</text:p>
          </table:table-cell>
          <table:table-cell office:value-type="float" office:value="-0.026995918" calcext:value-type="float">
            <text:p>-0.0269959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75]-[.A177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1.336S" calcext:value-type="time">
            <text:p>18:49:31.33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6713034" calcext:value-type="float">
            <text:p>0.06713034</text:p>
          </table:table-cell>
          <table:table-cell office:value-type="float" office:value="0.12931935" calcext:value-type="float">
            <text:p>0.12931935</text:p>
          </table:table-cell>
          <table:table-cell office:value-type="float" office:value="-0.04692815" calcext:value-type="float">
            <text:p>-0.046928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76]-[.A177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1.376S" calcext:value-type="time">
            <text:p>18:49:31.3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94694644" calcext:value-type="float">
            <text:p>0.094694644</text:p>
          </table:table-cell>
          <table:table-cell office:value-type="float" office:value="0.1700007" calcext:value-type="float">
            <text:p>0.1700007</text:p>
          </table:table-cell>
          <table:table-cell office:value-type="float" office:value="-0.078709915" calcext:value-type="float">
            <text:p>-0.0787099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77]-[.A177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416S" calcext:value-type="time">
            <text:p>18:49:31.4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58198817" calcext:value-type="float">
            <text:p>0.058198817</text:p>
          </table:table-cell>
          <table:table-cell office:value-type="float" office:value="0.17914811" calcext:value-type="float">
            <text:p>0.17914811</text:p>
          </table:table-cell>
          <table:table-cell office:value-type="float" office:value="-0.08182525" calcext:value-type="float">
            <text:p>-0.081825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78]-[.A177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455S" calcext:value-type="time">
            <text:p>18:49:31.45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5831155" calcext:value-type="float">
            <text:p>0.05831155</text:p>
          </table:table-cell>
          <table:table-cell office:value-type="float" office:value="0.10937786" calcext:value-type="float">
            <text:p>0.10937786</text:p>
          </table:table-cell>
          <table:table-cell office:value-type="float" office:value="-0.04969256" calcext:value-type="float">
            <text:p>-0.0496925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79]-[.A177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1.496S" calcext:value-type="time">
            <text:p>18:49:31.4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8974542" calcext:value-type="float">
            <text:p>0.008974542</text:p>
          </table:table-cell>
          <table:table-cell office:value-type="float" office:value="0.10722912" calcext:value-type="float">
            <text:p>0.10722912</text:p>
          </table:table-cell>
          <table:table-cell office:value-type="float" office:value="-0.05153482" calcext:value-type="float">
            <text:p>-0.051534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80]-[.A177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1.536S" calcext:value-type="time">
            <text:p>18:49:31.5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8955992" calcext:value-type="float">
            <text:p>0.008955992</text:p>
          </table:table-cell>
          <table:table-cell office:value-type="float" office:value="0.10155992" calcext:value-type="float">
            <text:p>0.10155992</text:p>
          </table:table-cell>
          <table:table-cell office:value-type="float" office:value="-0.048358858" calcext:value-type="float">
            <text:p>-0.04835885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81]-[.A178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575S" calcext:value-type="time">
            <text:p>18:49:31.5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10697115" calcext:value-type="float">
            <text:p>0.010697115</text:p>
          </table:table-cell>
          <table:table-cell office:value-type="float" office:value="0.0010963221" calcext:value-type="float">
            <text:p>0.0010963221</text:p>
          </table:table-cell>
          <table:table-cell office:value-type="float" office:value="-0.0013354543" calcext:value-type="float">
            <text:p>-0.00133545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82]-[.A178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1.616S" calcext:value-type="time">
            <text:p>18:49:31.61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5884615" calcext:value-type="float">
            <text:p>0.05884615</text:p>
          </table:table-cell>
          <table:table-cell office:value-type="float" office:value="-0.066689104" calcext:value-type="float">
            <text:p>-0.066689104</text:p>
          </table:table-cell>
          <table:table-cell office:value-type="float" office:value="0.016815687" calcext:value-type="float">
            <text:p>0.0168156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83]-[.A178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1.656S" calcext:value-type="time">
            <text:p>18:49:31.6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0833263" calcext:value-type="float">
            <text:p>0.10833263</text:p>
          </table:table-cell>
          <table:table-cell office:value-type="float" office:value="-0.056724276" calcext:value-type="float">
            <text:p>-0.056724276</text:p>
          </table:table-cell>
          <table:table-cell office:value-type="float" office:value="-0.009255551" calcext:value-type="float">
            <text:p>-0.0092555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84]-[.A178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695S" calcext:value-type="time">
            <text:p>18:49:31.6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9200621" calcext:value-type="float">
            <text:p>0.09200621</text:p>
          </table:table-cell>
          <table:table-cell office:value-type="float" office:value="-0.14070028" calcext:value-type="float">
            <text:p>-0.14070028</text:p>
          </table:table-cell>
          <table:table-cell office:value-type="float" office:value="-0.0006395496" calcext:value-type="float">
            <text:p>-0.00063954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85]-[.A178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1.743S" calcext:value-type="time">
            <text:p>18:49:31.743</text:p>
          </table:table-cell>
          <table:table-cell office:value-type="time" office:time-value="PT00H00M00.048S" calcext:value-type="time">
            <text:p>00:00:00.048</text:p>
          </table:table-cell>
          <table:table-cell office:value-type="float" office:value="0" calcext:value-type="float">
            <text:p>0</text:p>
          </table:table-cell>
          <table:table-cell office:value-type="float" office:value="0.04479288" calcext:value-type="float">
            <text:p>0.04479288</text:p>
          </table:table-cell>
          <table:table-cell office:value-type="float" office:value="-0.21386167" calcext:value-type="float">
            <text:p>-0.21386167</text:p>
          </table:table-cell>
          <table:table-cell office:value-type="float" office:value="0.03480034" calcext:value-type="float">
            <text:p>0.034800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8S" calcext:value-type="time">
            <text:p>00.048</text:p>
          </table:table-cell>
          <table:table-cell table:formula="of:=[.A1786]-[.A1785]" office:value-type="time" office:time-value="PT00H00M00.048S" calcext:value-type="time">
            <text:p>00:00:00.048</text:p>
          </table:table-cell>
          <table:table-cell table:number-columns-repeated="12"/>
        </table:table-row>
        <table:table-row table:style-name="ro1">
          <table:table-cell office:value-type="time" office:time-value="PT18H49M31.773S" calcext:value-type="time">
            <text:p>18:49:31.773</text:p>
          </table:table-cell>
          <table:table-cell office:value-type="time" office:time-value="PT00H00M00.03S" calcext:value-type="time">
            <text:p>00:00:00.030</text:p>
          </table:table-cell>
          <table:table-cell office:value-type="float" office:value="0" calcext:value-type="float">
            <text:p>0</text:p>
          </table:table-cell>
          <table:table-cell office:value-type="float" office:value="0.025372185" calcext:value-type="float">
            <text:p>0.025372185</text:p>
          </table:table-cell>
          <table:table-cell office:value-type="float" office:value="-0.25246087" calcext:value-type="float">
            <text:p>-0.25246087</text:p>
          </table:table-cell>
          <table:table-cell office:value-type="float" office:value="0.060104486" calcext:value-type="float">
            <text:p>0.0601044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S" calcext:value-type="time">
            <text:p>00.030</text:p>
          </table:table-cell>
          <table:table-cell table:formula="of:=[.A1787]-[.A1786]" office:value-type="time" office:time-value="PT00H00M00.03S" calcext:value-type="time">
            <text:p>00:00:00.030</text:p>
          </table:table-cell>
          <table:table-cell table:number-columns-repeated="12"/>
        </table:table-row>
        <table:table-row table:style-name="ro1">
          <table:table-cell office:value-type="time" office:time-value="PT18H49M31.814S" calcext:value-type="time">
            <text:p>18:49:31.814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27449213" calcext:value-type="float">
            <text:p>0.027449213</text:p>
          </table:table-cell>
          <table:table-cell office:value-type="float" office:value="-0.22743452" calcext:value-type="float">
            <text:p>-0.22743452</text:p>
          </table:table-cell>
          <table:table-cell office:value-type="float" office:value="0.071891926" calcext:value-type="float">
            <text:p>0.0718919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88]-[.A178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1.855S" calcext:value-type="time">
            <text:p>18:49:31.85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69308795" calcext:value-type="float">
            <text:p>0.069308795</text:p>
          </table:table-cell>
          <table:table-cell office:value-type="float" office:value="-0.2495153" calcext:value-type="float">
            <text:p>-0.2495153</text:p>
          </table:table-cell>
          <table:table-cell office:value-type="float" office:value="0.11743712" calcext:value-type="float">
            <text:p>0.117437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89]-[.A178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1.895S" calcext:value-type="time">
            <text:p>18:49:31.8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9951169" calcext:value-type="float">
            <text:p>0.09951169</text:p>
          </table:table-cell>
          <table:table-cell office:value-type="float" office:value="-0.26719072" calcext:value-type="float">
            <text:p>-0.26719072</text:p>
          </table:table-cell>
          <table:table-cell office:value-type="float" office:value="0.10481446" calcext:value-type="float">
            <text:p>0.104814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0]-[.A178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935S" calcext:value-type="time">
            <text:p>18:49:31.9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2691404" calcext:value-type="float">
            <text:p>0.12691404</text:p>
          </table:table-cell>
          <table:table-cell office:value-type="float" office:value="-0.19872358" calcext:value-type="float">
            <text:p>-0.19872358</text:p>
          </table:table-cell>
          <table:table-cell office:value-type="float" office:value="0.08224803" calcext:value-type="float">
            <text:p>0.082248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1]-[.A179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1.976S" calcext:value-type="time">
            <text:p>18:49:31.9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17157125" calcext:value-type="float">
            <text:p>0.17157125</text:p>
          </table:table-cell>
          <table:table-cell office:value-type="float" office:value="-0.18478385" calcext:value-type="float">
            <text:p>-0.18478385</text:p>
          </table:table-cell>
          <table:table-cell office:value-type="float" office:value="0.1920164" calcext:value-type="float">
            <text:p>0.19201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92]-[.A179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2.016S" calcext:value-type="time">
            <text:p>18:49:32.0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1500196" calcext:value-type="float">
            <text:p>0.1500196</text:p>
          </table:table-cell>
          <table:table-cell office:value-type="float" office:value="-0.20080252" calcext:value-type="float">
            <text:p>-0.20080252</text:p>
          </table:table-cell>
          <table:table-cell office:value-type="float" office:value="0.1400755" calcext:value-type="float">
            <text:p>0.1400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3]-[.A179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056S" calcext:value-type="time">
            <text:p>18:49:32.0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39656304" calcext:value-type="float">
            <text:p>0.039656304</text:p>
          </table:table-cell>
          <table:table-cell office:value-type="float" office:value="-0.18731408" calcext:value-type="float">
            <text:p>-0.18731408</text:p>
          </table:table-cell>
          <table:table-cell office:value-type="float" office:value="-0.041143954" calcext:value-type="float">
            <text:p>-0.0411439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4]-[.A179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096S" calcext:value-type="time">
            <text:p>18:49:32.0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4294165" calcext:value-type="float">
            <text:p>0.04294165</text:p>
          </table:table-cell>
          <table:table-cell office:value-type="float" office:value="-0.072781876" calcext:value-type="float">
            <text:p>-0.072781876</text:p>
          </table:table-cell>
          <table:table-cell office:value-type="float" office:value="0.010870739" calcext:value-type="float">
            <text:p>0.01087073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5]-[.A179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135S" calcext:value-type="time">
            <text:p>18:49:32.1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39965846" calcext:value-type="float">
            <text:p>0.039965846</text:p>
          </table:table-cell>
          <table:table-cell office:value-type="float" office:value="-0.024414828" calcext:value-type="float">
            <text:p>-0.024414828</text:p>
          </table:table-cell>
          <table:table-cell office:value-type="float" office:value="0.051311977" calcext:value-type="float">
            <text:p>0.0513119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796]-[.A179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2.175S" calcext:value-type="time">
            <text:p>18:49:32.1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30036658" calcext:value-type="float">
            <text:p>0.030036658</text:p>
          </table:table-cell>
          <table:table-cell office:value-type="float" office:value="-0.046802443" calcext:value-type="float">
            <text:p>-0.046802443</text:p>
          </table:table-cell>
          <table:table-cell office:value-type="float" office:value="-0.012046755" calcext:value-type="float">
            <text:p>-0.012046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7]-[.A179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215S" calcext:value-type="time">
            <text:p>18:49:32.2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5405935" calcext:value-type="float">
            <text:p>0.05405935</text:p>
          </table:table-cell>
          <table:table-cell office:value-type="float" office:value="-0.04234192" calcext:value-type="float">
            <text:p>-0.04234192</text:p>
          </table:table-cell>
          <table:table-cell office:value-type="float" office:value="-0.037648674" calcext:value-type="float">
            <text:p>-0.0376486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798]-[.A179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256S" calcext:value-type="time">
            <text:p>18:49:32.25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55684675" calcext:value-type="float">
            <text:p>0.055684675</text:p>
          </table:table-cell>
          <table:table-cell office:value-type="float" office:value="-0.021188783" calcext:value-type="float">
            <text:p>-0.021188783</text:p>
          </table:table-cell>
          <table:table-cell office:value-type="float" office:value="-0.0064180573" calcext:value-type="float">
            <text:p>-0.00641805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799]-[.A179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2.296S" calcext:value-type="time">
            <text:p>18:49:32.2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30999994" calcext:value-type="float">
            <text:p>0.030999994</text:p>
          </table:table-cell>
          <table:table-cell office:value-type="float" office:value="-0.03159431" calcext:value-type="float">
            <text:p>-0.03159431</text:p>
          </table:table-cell>
          <table:table-cell office:value-type="float" office:value="-0.003359228" calcext:value-type="float">
            <text:p>-0.0033592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00]-[.A179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336S" calcext:value-type="time">
            <text:p>18:49:32.3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23944916" calcext:value-type="float">
            <text:p>0.023944916</text:p>
          </table:table-cell>
          <table:table-cell office:value-type="float" office:value="-0.0014085238" calcext:value-type="float">
            <text:p>-0.0014085238</text:p>
          </table:table-cell>
          <table:table-cell office:value-type="float" office:value="0.00444743" calcext:value-type="float">
            <text:p>0.004447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01]-[.A180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376S" calcext:value-type="time">
            <text:p>18:49:32.3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2572523" calcext:value-type="float">
            <text:p>0.02572523</text:p>
          </table:table-cell>
          <table:table-cell office:value-type="float" office:value="-0.009397557" calcext:value-type="float">
            <text:p>-0.009397557</text:p>
          </table:table-cell>
          <table:table-cell office:value-type="float" office:value="0.007518318" calcext:value-type="float">
            <text:p>0.0075183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02]-[.A180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415S" calcext:value-type="time">
            <text:p>18:49:32.4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17659552" calcext:value-type="float">
            <text:p>0.017659552</text:p>
          </table:table-cell>
          <table:table-cell office:value-type="float" office:value="-0.030210732" calcext:value-type="float">
            <text:p>-0.030210732</text:p>
          </table:table-cell>
          <table:table-cell office:value-type="float" office:value="-0.0026818002" calcext:value-type="float">
            <text:p>-0.00268180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03]-[.A180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2.455S" calcext:value-type="time">
            <text:p>18:49:32.4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0839863" calcext:value-type="float">
            <text:p>0.010839863</text:p>
          </table:table-cell>
          <table:table-cell office:value-type="float" office:value="-0.0019210922" calcext:value-type="float">
            <text:p>-0.0019210922</text:p>
          </table:table-cell>
          <table:table-cell office:value-type="float" office:value="-0.008126506" calcext:value-type="float">
            <text:p>-0.0081265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04]-[.A180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496S" calcext:value-type="time">
            <text:p>18:49:32.4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19863307" calcext:value-type="float">
            <text:p>0.019863307</text:p>
          </table:table-cell>
          <table:table-cell office:value-type="float" office:value="-0.009419413" calcext:value-type="float">
            <text:p>-0.009419413</text:p>
          </table:table-cell>
          <table:table-cell office:value-type="float" office:value="-0.00094174687" calcext:value-type="float">
            <text:p>-0.000941746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05]-[.A180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2.534S" calcext:value-type="time">
            <text:p>18:49:32.53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office:value-type="float" office:value="0.019634776" calcext:value-type="float">
            <text:p>0.019634776</text:p>
          </table:table-cell>
          <table:table-cell office:value-type="float" office:value="-0.010455005" calcext:value-type="float">
            <text:p>-0.010455005</text:p>
          </table:table-cell>
          <table:table-cell office:value-type="float" office:value="0.016510814" calcext:value-type="float">
            <text:p>0.0165108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806]-[.A1805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office:value-type="time" office:time-value="PT18H49M32.574S" calcext:value-type="time">
            <text:p>18:49:32.5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36087898" calcext:value-type="float">
            <text:p>0.0036087898</text:p>
          </table:table-cell>
          <table:table-cell office:value-type="float" office:value="0.0055318996" calcext:value-type="float">
            <text:p>0.0055318996</text:p>
          </table:table-cell>
          <table:table-cell office:value-type="float" office:value="-0.003157925" calcext:value-type="float">
            <text:p>-0.0031579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07]-[.A180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616S" calcext:value-type="time">
            <text:p>18:49:32.61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0.01093835" calcext:value-type="float">
            <text:p>0.01093835</text:p>
          </table:table-cell>
          <table:table-cell office:value-type="float" office:value="-0.019410936" calcext:value-type="float">
            <text:p>-0.019410936</text:p>
          </table:table-cell>
          <table:table-cell office:value-type="float" office:value="0.0019918277" calcext:value-type="float">
            <text:p>0.00199182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808]-[.A1807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2.655S" calcext:value-type="time">
            <text:p>18:49:32.65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3252693" calcext:value-type="float">
            <text:p>0.003252693</text:p>
          </table:table-cell>
          <table:table-cell office:value-type="float" office:value="-0.009779412" calcext:value-type="float">
            <text:p>-0.009779412</text:p>
          </table:table-cell>
          <table:table-cell office:value-type="float" office:value="-0.008094997" calcext:value-type="float">
            <text:p>-0.0080949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09]-[.A180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2.696S" calcext:value-type="time">
            <text:p>18:49:32.6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7839163" calcext:value-type="float">
            <text:p>-0.007839163</text:p>
          </table:table-cell>
          <table:table-cell office:value-type="float" office:value="-0.015393267" calcext:value-type="float">
            <text:p>-0.015393267</text:p>
          </table:table-cell>
          <table:table-cell office:value-type="float" office:value="-0.0013529102" calcext:value-type="float">
            <text:p>-0.00135291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10]-[.A180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2.735S" calcext:value-type="time">
            <text:p>18:49:32.7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12943428" calcext:value-type="float">
            <text:p>0.0012943428</text:p>
          </table:table-cell>
          <table:table-cell office:value-type="float" office:value="-0.010558051" calcext:value-type="float">
            <text:p>-0.010558051</text:p>
          </table:table-cell>
          <table:table-cell office:value-type="float" office:value="0.008010975" calcext:value-type="float">
            <text:p>0.0080109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11]-[.A181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2.776S" calcext:value-type="time">
            <text:p>18:49:32.7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66580647" calcext:value-type="float">
            <text:p>0.0066580647</text:p>
          </table:table-cell>
          <table:table-cell office:value-type="float" office:value="-0.019609673" calcext:value-type="float">
            <text:p>-0.019609673</text:p>
          </table:table-cell>
          <table:table-cell office:value-type="float" office:value="-0.00048059822" calcext:value-type="float">
            <text:p>-0.0004805982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12]-[.A181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2.814S" calcext:value-type="time">
            <text:p>18:49:32.81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office:value-type="float" office:value="0.000938562" calcext:value-type="float">
            <text:p>0.000938562</text:p>
          </table:table-cell>
          <table:table-cell office:value-type="float" office:value="-0.012155538" calcext:value-type="float">
            <text:p>-0.012155538</text:p>
          </table:table-cell>
          <table:table-cell office:value-type="float" office:value="0.0046212114" calcext:value-type="float">
            <text:p>0.00462121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813]-[.A1812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office:value-type="time" office:time-value="PT18H49M32.854S" calcext:value-type="time">
            <text:p>18:49:32.8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4428734" calcext:value-type="float">
            <text:p>-0.004428734</text:p>
          </table:table-cell>
          <table:table-cell office:value-type="float" office:value="0.003561965" calcext:value-type="float">
            <text:p>0.003561965</text:p>
          </table:table-cell>
          <table:table-cell office:value-type="float" office:value="-0.0033116736" calcext:value-type="float">
            <text:p>-0.00331167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14]-[.A181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895S" calcext:value-type="time">
            <text:p>18:49:32.89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5743669" calcext:value-type="float">
            <text:p>-0.005743669</text:p>
          </table:table-cell>
          <table:table-cell office:value-type="float" office:value="-0.0018479376" calcext:value-type="float">
            <text:p>-0.0018479376</text:p>
          </table:table-cell>
          <table:table-cell office:value-type="float" office:value="0.0053691436" calcext:value-type="float">
            <text:p>0.00536914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15]-[.A181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2.935S" calcext:value-type="time">
            <text:p>18:49:32.9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7355112" calcext:value-type="float">
            <text:p>0.007355112</text:p>
          </table:table-cell>
          <table:table-cell office:value-type="float" office:value="-0.0021025927" calcext:value-type="float">
            <text:p>-0.0021025927</text:p>
          </table:table-cell>
          <table:table-cell office:value-type="float" office:value="-0.012306504" calcext:value-type="float">
            <text:p>-0.0123065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16]-[.A181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2.976S" calcext:value-type="time">
            <text:p>18:49:32.9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024754406" calcext:value-type="float">
            <text:p>0.00024754406</text:p>
          </table:table-cell>
          <table:table-cell office:value-type="float" office:value="-0.016833749" calcext:value-type="float">
            <text:p>-0.016833749</text:p>
          </table:table-cell>
          <table:table-cell office:value-type="float" office:value="0.0060629086" calcext:value-type="float">
            <text:p>0.00606290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17]-[.A181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3.015S" calcext:value-type="time">
            <text:p>18:49:33.0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46173213" calcext:value-type="float">
            <text:p>0.0046173213</text:p>
          </table:table-cell>
          <table:table-cell office:value-type="float" office:value="0.0059433794" calcext:value-type="float">
            <text:p>0.0059433794</text:p>
          </table:table-cell>
          <table:table-cell office:value-type="float" office:value="-0.0020141946" calcext:value-type="float">
            <text:p>-0.00201419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18]-[.A181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3.055S" calcext:value-type="time">
            <text:p>18:49:33.0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3935858" calcext:value-type="float">
            <text:p>0.003935858</text:p>
          </table:table-cell>
          <table:table-cell office:value-type="float" office:value="-0.0021216534" calcext:value-type="float">
            <text:p>-0.0021216534</text:p>
          </table:table-cell>
          <table:table-cell office:value-type="float" office:value="0.003900217" calcext:value-type="float">
            <text:p>0.0039002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19]-[.A181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096S" calcext:value-type="time">
            <text:p>18:49:33.0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74973614" calcext:value-type="float">
            <text:p>0.0074973614</text:p>
          </table:table-cell>
          <table:table-cell office:value-type="float" office:value="-0.0074026543" calcext:value-type="float">
            <text:p>-0.0074026543</text:p>
          </table:table-cell>
          <table:table-cell office:value-type="float" office:value="0.00087338174" calcext:value-type="float">
            <text:p>0.000873381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20]-[.A181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3.135S" calcext:value-type="time">
            <text:p>18:49:33.1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5952776" calcext:value-type="float">
            <text:p>0.0005952776</text:p>
          </table:table-cell>
          <table:table-cell office:value-type="float" office:value="-0.006222942" calcext:value-type="float">
            <text:p>-0.006222942</text:p>
          </table:table-cell>
          <table:table-cell office:value-type="float" office:value="-0.006245151" calcext:value-type="float">
            <text:p>-0.0062451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21]-[.A182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3.176S" calcext:value-type="time">
            <text:p>18:49:33.1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3611926" calcext:value-type="float">
            <text:p>0.003611926</text:p>
          </table:table-cell>
          <table:table-cell office:value-type="float" office:value="-0.0023047586" calcext:value-type="float">
            <text:p>-0.0023047586</text:p>
          </table:table-cell>
          <table:table-cell office:value-type="float" office:value="-0.0018852442" calcext:value-type="float">
            <text:p>-0.00188524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22]-[.A182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3.216S" calcext:value-type="time">
            <text:p>18:49:33.2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8112857" calcext:value-type="float">
            <text:p>0.0028112857</text:p>
          </table:table-cell>
          <table:table-cell office:value-type="float" office:value="-0.005809627" calcext:value-type="float">
            <text:p>-0.005809627</text:p>
          </table:table-cell>
          <table:table-cell office:value-type="float" office:value="0.0075317384" calcext:value-type="float">
            <text:p>0.007531738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23]-[.A182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256S" calcext:value-type="time">
            <text:p>18:49:33.2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53799865" calcext:value-type="float">
            <text:p>-0.0053799865</text:p>
          </table:table-cell>
          <table:table-cell office:value-type="float" office:value="-0.009623196" calcext:value-type="float">
            <text:p>-0.009623196</text:p>
          </table:table-cell>
          <table:table-cell office:value-type="float" office:value="0.0054601673" calcext:value-type="float">
            <text:p>0.005460167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24]-[.A182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296S" calcext:value-type="time">
            <text:p>18:49:33.2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7498025" calcext:value-type="float">
            <text:p>0.0017498025</text:p>
          </table:table-cell>
          <table:table-cell office:value-type="float" office:value="0.00913697" calcext:value-type="float">
            <text:p>0.00913697</text:p>
          </table:table-cell>
          <table:table-cell office:value-type="float" office:value="-0.0021170827" calcext:value-type="float">
            <text:p>-0.00211708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25]-[.A182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336S" calcext:value-type="time">
            <text:p>18:49:33.3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2816277" calcext:value-type="float">
            <text:p>-0.0012816277</text:p>
          </table:table-cell>
          <table:table-cell office:value-type="float" office:value="-0.0014446999" calcext:value-type="float">
            <text:p>-0.0014446999</text:p>
          </table:table-cell>
          <table:table-cell office:value-type="float" office:value="-0.0019053745" calcext:value-type="float">
            <text:p>-0.00190537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26]-[.A182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375S" calcext:value-type="time">
            <text:p>18:49:33.3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38461472" calcext:value-type="float">
            <text:p>0.00038461472</text:p>
          </table:table-cell>
          <table:table-cell office:value-type="float" office:value="0.0022154" calcext:value-type="float">
            <text:p>0.0022154</text:p>
          </table:table-cell>
          <table:table-cell office:value-type="float" office:value="-0.004791006" calcext:value-type="float">
            <text:p>-0.0047910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27]-[.A182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3.428S" calcext:value-type="time">
            <text:p>18:49:33.428</text:p>
          </table:table-cell>
          <table:table-cell office:value-type="time" office:time-value="PT00H00M00.053S" calcext:value-type="time">
            <text:p>00:00:00.053</text:p>
          </table:table-cell>
          <table:table-cell office:value-type="float" office:value="0" calcext:value-type="float">
            <text:p>0</text:p>
          </table:table-cell>
          <table:table-cell office:value-type="float" office:value="-0.00009330918" calcext:value-type="float">
            <text:p>-9.330918E-05</text:p>
          </table:table-cell>
          <table:table-cell office:value-type="float" office:value="-0.0076741087" calcext:value-type="float">
            <text:p>-0.0076741087</text:p>
          </table:table-cell>
          <table:table-cell office:value-type="float" office:value="0.0031588003" calcext:value-type="float">
            <text:p>0.00315880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53S" calcext:value-type="time">
            <text:p>00.053</text:p>
          </table:table-cell>
          <table:table-cell table:formula="of:=[.A1828]-[.A1827]" office:value-type="time" office:time-value="PT00H00M00.053S" calcext:value-type="time">
            <text:p>00:00:00.053</text:p>
          </table:table-cell>
          <table:table-cell table:number-columns-repeated="12"/>
        </table:table-row>
        <table:table-row table:style-name="ro1">
          <table:table-cell office:value-type="time" office:time-value="PT18H49M33.454S" calcext:value-type="time">
            <text:p>18:49:33.454</text:p>
          </table:table-cell>
          <table:table-cell office:value-type="time" office:time-value="PT00H00M00.026S" calcext:value-type="time">
            <text:p>00:00:00.026</text:p>
          </table:table-cell>
          <table:table-cell office:value-type="float" office:value="0" calcext:value-type="float">
            <text:p>0</text:p>
          </table:table-cell>
          <table:table-cell office:value-type="float" office:value="0.0014540964" calcext:value-type="float">
            <text:p>0.0014540964</text:p>
          </table:table-cell>
          <table:table-cell office:value-type="float" office:value="-0.007126422" calcext:value-type="float">
            <text:p>-0.007126422</text:p>
          </table:table-cell>
          <table:table-cell office:value-type="float" office:value="0.004161327" calcext:value-type="float">
            <text:p>0.0041613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26S" calcext:value-type="time">
            <text:p>00.026</text:p>
          </table:table-cell>
          <table:table-cell table:formula="of:=[.A1829]-[.A1828]" office:value-type="time" office:time-value="PT00H00M00.026S" calcext:value-type="time">
            <text:p>00:00:00.026</text:p>
          </table:table-cell>
          <table:table-cell table:number-columns-repeated="12"/>
        </table:table-row>
        <table:table-row table:style-name="ro1">
          <table:table-cell office:value-type="time" office:time-value="PT18H49M33.494S" calcext:value-type="time">
            <text:p>18:49:33.4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08692244" calcext:value-type="float">
            <text:p>0.0008692244</text:p>
          </table:table-cell>
          <table:table-cell office:value-type="float" office:value="-0.00048116953" calcext:value-type="float">
            <text:p>-0.00048116953</text:p>
          </table:table-cell>
          <table:table-cell office:value-type="float" office:value="-0.006142555" calcext:value-type="float">
            <text:p>-0.0061425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30]-[.A182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534S" calcext:value-type="time">
            <text:p>18:49:33.5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5401104" calcext:value-type="float">
            <text:p>0.0025401104</text:p>
          </table:table-cell>
          <table:table-cell office:value-type="float" office:value="-0.0013119568" calcext:value-type="float">
            <text:p>-0.0013119568</text:p>
          </table:table-cell>
          <table:table-cell office:value-type="float" office:value="-0.0015731762" calcext:value-type="float">
            <text:p>-0.001573176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31]-[.A183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576S" calcext:value-type="time">
            <text:p>18:49:33.57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-0.0034267907" calcext:value-type="float">
            <text:p>-0.0034267907</text:p>
          </table:table-cell>
          <table:table-cell office:value-type="float" office:value="-0.0044766525" calcext:value-type="float">
            <text:p>-0.0044766525</text:p>
          </table:table-cell>
          <table:table-cell office:value-type="float" office:value="0.00034192298" calcext:value-type="float">
            <text:p>0.000341922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832]-[.A1831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3.62S" calcext:value-type="time">
            <text:p>18:49:33.620</text:p>
          </table:table-cell>
          <table:table-cell office:value-type="time" office:time-value="PT00H00M00.044S" calcext:value-type="time">
            <text:p>00:00:00.044</text:p>
          </table:table-cell>
          <table:table-cell office:value-type="float" office:value="0" calcext:value-type="float">
            <text:p>0</text:p>
          </table:table-cell>
          <table:table-cell office:value-type="float" office:value="0.00087097485" calcext:value-type="float">
            <text:p>0.00087097485</text:p>
          </table:table-cell>
          <table:table-cell office:value-type="float" office:value="0.00014581079" calcext:value-type="float">
            <text:p>0.00014581079</text:p>
          </table:table-cell>
          <table:table-cell office:value-type="float" office:value="-0.0036473728" calcext:value-type="float">
            <text:p>-0.00364737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4S" calcext:value-type="time">
            <text:p>00.044</text:p>
          </table:table-cell>
          <table:table-cell table:formula="of:=[.A1833]-[.A1832]" office:value-type="time" office:time-value="PT00H00M00.044S" calcext:value-type="time">
            <text:p>00:00:00.044</text:p>
          </table:table-cell>
          <table:table-cell table:number-columns-repeated="12"/>
        </table:table-row>
        <table:table-row table:style-name="ro1">
          <table:table-cell office:value-type="time" office:time-value="PT18H49M33.654S" calcext:value-type="time">
            <text:p>18:49:33.654</text:p>
          </table:table-cell>
          <table:table-cell office:value-type="time" office:time-value="PT00H00M00.034S" calcext:value-type="time">
            <text:p>00:00:00.034</text:p>
          </table:table-cell>
          <table:table-cell office:value-type="float" office:value="0" calcext:value-type="float">
            <text:p>0</text:p>
          </table:table-cell>
          <table:table-cell office:value-type="float" office:value="-0.0038303686" calcext:value-type="float">
            <text:p>-0.0038303686</text:p>
          </table:table-cell>
          <table:table-cell office:value-type="float" office:value="0.003207412" calcext:value-type="float">
            <text:p>0.003207412</text:p>
          </table:table-cell>
          <table:table-cell office:value-type="float" office:value="-0.0017445268" calcext:value-type="float">
            <text:p>-0.00174452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4S" calcext:value-type="time">
            <text:p>00.034</text:p>
          </table:table-cell>
          <table:table-cell table:formula="of:=[.A1834]-[.A1833]" office:value-type="time" office:time-value="PT00H00M00.034S" calcext:value-type="time">
            <text:p>00:00:00.034</text:p>
          </table:table-cell>
          <table:table-cell table:number-columns-repeated="12"/>
        </table:table-row>
        <table:table-row table:style-name="ro1">
          <table:table-cell office:value-type="time" office:time-value="PT18H49M33.697S" calcext:value-type="time">
            <text:p>18:49:33.697</text:p>
          </table:table-cell>
          <table:table-cell office:value-type="time" office:time-value="PT00H00M00.043S" calcext:value-type="time">
            <text:p>00:00:00.043</text:p>
          </table:table-cell>
          <table:table-cell office:value-type="float" office:value="0" calcext:value-type="float">
            <text:p>0</text:p>
          </table:table-cell>
          <table:table-cell office:value-type="float" office:value="0.00622062" calcext:value-type="float">
            <text:p>0.00622062</text:p>
          </table:table-cell>
          <table:table-cell office:value-type="float" office:value="-0.0034854067" calcext:value-type="float">
            <text:p>-0.0034854067</text:p>
          </table:table-cell>
          <table:table-cell office:value-type="float" office:value="-0.0006911395" calcext:value-type="float">
            <text:p>-0.00069113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3S" calcext:value-type="time">
            <text:p>00.043</text:p>
          </table:table-cell>
          <table:table-cell table:formula="of:=[.A1835]-[.A1834]" office:value-type="time" office:time-value="PT00H00M00.043S" calcext:value-type="time">
            <text:p>00:00:00.043</text:p>
          </table:table-cell>
          <table:table-cell table:number-columns-repeated="12"/>
        </table:table-row>
        <table:table-row table:style-name="ro1">
          <table:table-cell office:value-type="time" office:time-value="PT18H49M33.734S" calcext:value-type="time">
            <text:p>18:49:33.734</text:p>
          </table:table-cell>
          <table:table-cell office:value-type="time" office:time-value="PT00H00M00.037S" calcext:value-type="time">
            <text:p>00:00:00.037</text:p>
          </table:table-cell>
          <table:table-cell office:value-type="float" office:value="0" calcext:value-type="float">
            <text:p>0</text:p>
          </table:table-cell>
          <table:table-cell office:value-type="float" office:value="-0.006486398" calcext:value-type="float">
            <text:p>-0.006486398</text:p>
          </table:table-cell>
          <table:table-cell office:value-type="float" office:value="0.0027957624" calcext:value-type="float">
            <text:p>0.0027957624</text:p>
          </table:table-cell>
          <table:table-cell office:value-type="float" office:value="0.000037148628" calcext:value-type="float">
            <text:p>3.7148628E-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7S" calcext:value-type="time">
            <text:p>00.037</text:p>
          </table:table-cell>
          <table:table-cell table:formula="of:=[.A1836]-[.A1835]" office:value-type="time" office:time-value="PT00H00M00.037S" calcext:value-type="time">
            <text:p>00:00:00.037</text:p>
          </table:table-cell>
          <table:table-cell table:number-columns-repeated="12"/>
        </table:table-row>
        <table:table-row table:style-name="ro1">
          <table:table-cell office:value-type="time" office:time-value="PT18H49M33.774S" calcext:value-type="time">
            <text:p>18:49:33.7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93533825" calcext:value-type="float">
            <text:p>-0.0093533825</text:p>
          </table:table-cell>
          <table:table-cell office:value-type="float" office:value="0.013722236" calcext:value-type="float">
            <text:p>0.013722236</text:p>
          </table:table-cell>
          <table:table-cell office:value-type="float" office:value="0.0006926955" calcext:value-type="float">
            <text:p>0.00069269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37]-[.A183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814S" calcext:value-type="time">
            <text:p>18:49:33.8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3485566" calcext:value-type="float">
            <text:p>0.0023485566</text:p>
          </table:table-cell>
          <table:table-cell office:value-type="float" office:value="-0.003470309" calcext:value-type="float">
            <text:p>-0.003470309</text:p>
          </table:table-cell>
          <table:table-cell office:value-type="float" office:value="0.0036995949" calcext:value-type="float">
            <text:p>0.00369959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38]-[.A183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854S" calcext:value-type="time">
            <text:p>18:49:33.8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2348029" calcext:value-type="float">
            <text:p>0.0012348029</text:p>
          </table:table-cell>
          <table:table-cell office:value-type="float" office:value="-0.010813715" calcext:value-type="float">
            <text:p>-0.010813715</text:p>
          </table:table-cell>
          <table:table-cell office:value-type="float" office:value="0.008822799" calcext:value-type="float">
            <text:p>0.00882279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39]-[.A183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894S" calcext:value-type="time">
            <text:p>18:49:33.8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99004" calcext:value-type="float">
            <text:p>0.0099004</text:p>
          </table:table-cell>
          <table:table-cell office:value-type="float" office:value="-0.0053378055" calcext:value-type="float">
            <text:p>-0.0053378055</text:p>
          </table:table-cell>
          <table:table-cell office:value-type="float" office:value="-0.0021669709" calcext:value-type="float">
            <text:p>-0.00216697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0]-[.A183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934S" calcext:value-type="time">
            <text:p>18:49:33.9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36368943" calcext:value-type="float">
            <text:p>0.0036368943</text:p>
          </table:table-cell>
          <table:table-cell office:value-type="float" office:value="0.0057428544" calcext:value-type="float">
            <text:p>0.0057428544</text:p>
          </table:table-cell>
          <table:table-cell office:value-type="float" office:value="-0.007003975" calcext:value-type="float">
            <text:p>-0.0070039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1]-[.A184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3.974S" calcext:value-type="time">
            <text:p>18:49:33.9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7228301" calcext:value-type="float">
            <text:p>0.007228301</text:p>
          </table:table-cell>
          <table:table-cell office:value-type="float" office:value="0.00472912" calcext:value-type="float">
            <text:p>0.00472912</text:p>
          </table:table-cell>
          <table:table-cell office:value-type="float" office:value="-0.005644452" calcext:value-type="float">
            <text:p>-0.00564445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2]-[.A184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016S" calcext:value-type="time">
            <text:p>18:49:34.01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-0.001844157" calcext:value-type="float">
            <text:p>-0.001844157</text:p>
          </table:table-cell>
          <table:table-cell office:value-type="float" office:value="-0.002115867" calcext:value-type="float">
            <text:p>-0.002115867</text:p>
          </table:table-cell>
          <table:table-cell office:value-type="float" office:value="-0.006178634" calcext:value-type="float">
            <text:p>-0.0061786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843]-[.A1842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4.056S" calcext:value-type="time">
            <text:p>18:49:34.0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8031811" calcext:value-type="float">
            <text:p>-0.008031811</text:p>
          </table:table-cell>
          <table:table-cell office:value-type="float" office:value="-0.0019042804" calcext:value-type="float">
            <text:p>-0.0019042804</text:p>
          </table:table-cell>
          <table:table-cell office:value-type="float" office:value="0.0038873802" calcext:value-type="float">
            <text:p>0.00388738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4]-[.A184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096S" calcext:value-type="time">
            <text:p>18:49:34.0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2196062" calcext:value-type="float">
            <text:p>0.0022196062</text:p>
          </table:table-cell>
          <table:table-cell office:value-type="float" office:value="-0.008525367" calcext:value-type="float">
            <text:p>-0.008525367</text:p>
          </table:table-cell>
          <table:table-cell office:value-type="float" office:value="0.006355138" calcext:value-type="float">
            <text:p>0.0063551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5]-[.A184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136S" calcext:value-type="time">
            <text:p>18:49:34.1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6568319" calcext:value-type="float">
            <text:p>0.0026568319</text:p>
          </table:table-cell>
          <table:table-cell office:value-type="float" office:value="-0.007892552" calcext:value-type="float">
            <text:p>-0.007892552</text:p>
          </table:table-cell>
          <table:table-cell office:value-type="float" office:value="0.0035223123" calcext:value-type="float">
            <text:p>0.00352231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6]-[.A184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175S" calcext:value-type="time">
            <text:p>18:49:34.1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17319575" calcext:value-type="float">
            <text:p>0.0017319575</text:p>
          </table:table-cell>
          <table:table-cell office:value-type="float" office:value="-0.00644412" calcext:value-type="float">
            <text:p>-0.00644412</text:p>
          </table:table-cell>
          <table:table-cell office:value-type="float" office:value="-0.00034552114" calcext:value-type="float">
            <text:p>-0.000345521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47]-[.A184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4.215S" calcext:value-type="time">
            <text:p>18:49:34.2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30968534" calcext:value-type="float">
            <text:p>0.0030968534</text:p>
          </table:table-cell>
          <table:table-cell office:value-type="float" office:value="-0.0018446312" calcext:value-type="float">
            <text:p>-0.0018446312</text:p>
          </table:table-cell>
          <table:table-cell office:value-type="float" office:value="-0.0029476755" calcext:value-type="float">
            <text:p>-0.0029476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8]-[.A184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255S" calcext:value-type="time">
            <text:p>18:49:34.2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09481895" calcext:value-type="float">
            <text:p>-0.0009481895</text:p>
          </table:table-cell>
          <table:table-cell office:value-type="float" office:value="-0.001000995" calcext:value-type="float">
            <text:p>-0.001000995</text:p>
          </table:table-cell>
          <table:table-cell office:value-type="float" office:value="-0.0039713047" calcext:value-type="float">
            <text:p>-0.00397130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49]-[.A184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294S" calcext:value-type="time">
            <text:p>18:49:34.29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025527524" calcext:value-type="float">
            <text:p>2.5527524E-05</text:p>
          </table:table-cell>
          <table:table-cell office:value-type="float" office:value="-0.0030981542" calcext:value-type="float">
            <text:p>-0.0030981542</text:p>
          </table:table-cell>
          <table:table-cell office:value-type="float" office:value="0.00082038174" calcext:value-type="float">
            <text:p>0.0008203817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50]-[.A1849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4.334S" calcext:value-type="time">
            <text:p>18:49:34.3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09018753" calcext:value-type="float">
            <text:p>0.0009018753</text:p>
          </table:table-cell>
          <table:table-cell office:value-type="float" office:value="-0.0019094346" calcext:value-type="float">
            <text:p>-0.0019094346</text:p>
          </table:table-cell>
          <table:table-cell office:value-type="float" office:value="0.0035947617" calcext:value-type="float">
            <text:p>0.003594761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51]-[.A185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374S" calcext:value-type="time">
            <text:p>18:49:34.3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2511405" calcext:value-type="float">
            <text:p>0.0012511405</text:p>
          </table:table-cell>
          <table:table-cell office:value-type="float" office:value="-0.013144269" calcext:value-type="float">
            <text:p>-0.013144269</text:p>
          </table:table-cell>
          <table:table-cell office:value-type="float" office:value="0.0021367269" calcext:value-type="float">
            <text:p>0.00213672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52]-[.A185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415S" calcext:value-type="time">
            <text:p>18:49:34.41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2224663" calcext:value-type="float">
            <text:p>0.002224663</text:p>
          </table:table-cell>
          <table:table-cell office:value-type="float" office:value="0.0050890944" calcext:value-type="float">
            <text:p>0.0050890944</text:p>
          </table:table-cell>
          <table:table-cell office:value-type="float" office:value="-0.001372846" calcext:value-type="float">
            <text:p>-0.0013728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53]-[.A185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4.456S" calcext:value-type="time">
            <text:p>18:49:34.45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17824777" calcext:value-type="float">
            <text:p>0.0017824777</text:p>
          </table:table-cell>
          <table:table-cell office:value-type="float" office:value="-0.007285045" calcext:value-type="float">
            <text:p>-0.007285045</text:p>
          </table:table-cell>
          <table:table-cell office:value-type="float" office:value="-0.0023341395" calcext:value-type="float">
            <text:p>-0.00233413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54]-[.A1853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4.495S" calcext:value-type="time">
            <text:p>18:49:34.4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29225855" calcext:value-type="float">
            <text:p>0.0029225855</text:p>
          </table:table-cell>
          <table:table-cell office:value-type="float" office:value="-0.008973533" calcext:value-type="float">
            <text:p>-0.008973533</text:p>
          </table:table-cell>
          <table:table-cell office:value-type="float" office:value="-0.0038584976" calcext:value-type="float">
            <text:p>-0.00385849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55]-[.A185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4.536S" calcext:value-type="time">
            <text:p>18:49:34.53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32895012" calcext:value-type="float">
            <text:p>0.0032895012</text:p>
          </table:table-cell>
          <table:table-cell office:value-type="float" office:value="-0.00082519546" calcext:value-type="float">
            <text:p>-0.00082519546</text:p>
          </table:table-cell>
          <table:table-cell office:value-type="float" office:value="0.00092190836" calcext:value-type="float">
            <text:p>0.0009219083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56]-[.A185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4.576S" calcext:value-type="time">
            <text:p>18:49:34.5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25325979" calcext:value-type="float">
            <text:p>-0.0025325979</text:p>
          </table:table-cell>
          <table:table-cell office:value-type="float" office:value="-0.006895021" calcext:value-type="float">
            <text:p>-0.006895021</text:p>
          </table:table-cell>
          <table:table-cell office:value-type="float" office:value="0.0052242447" calcext:value-type="float">
            <text:p>0.005224244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57]-[.A185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615S" calcext:value-type="time">
            <text:p>18:49:34.6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13765413" calcext:value-type="float">
            <text:p>0.00013765413</text:p>
          </table:table-cell>
          <table:table-cell office:value-type="float" office:value="-0.0077436045" calcext:value-type="float">
            <text:p>-0.0077436045</text:p>
          </table:table-cell>
          <table:table-cell office:value-type="float" office:value="-0.0016703267" calcext:value-type="float">
            <text:p>-0.00167032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58]-[.A185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4.656S" calcext:value-type="time">
            <text:p>18:49:34.65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16339318" calcext:value-type="float">
            <text:p>-0.0016339318</text:p>
          </table:table-cell>
          <table:table-cell office:value-type="float" office:value="-0.0058706137" calcext:value-type="float">
            <text:p>-0.0058706137</text:p>
          </table:table-cell>
          <table:table-cell office:value-type="float" office:value="-0.0012835726" calcext:value-type="float">
            <text:p>-0.00128357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59]-[.A185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4.696S" calcext:value-type="time">
            <text:p>18:49:34.6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41072574" calcext:value-type="float">
            <text:p>-0.0041072574</text:p>
          </table:table-cell>
          <table:table-cell office:value-type="float" office:value="-0.020444678" calcext:value-type="float">
            <text:p>-0.020444678</text:p>
          </table:table-cell>
          <table:table-cell office:value-type="float" office:value="0.0023603966" calcext:value-type="float">
            <text:p>0.00236039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0]-[.A185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736S" calcext:value-type="time">
            <text:p>18:49:34.7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7189992" calcext:value-type="float">
            <text:p>-0.0017189992</text:p>
          </table:table-cell>
          <table:table-cell office:value-type="float" office:value="-0.0049968916" calcext:value-type="float">
            <text:p>-0.0049968916</text:p>
          </table:table-cell>
          <table:table-cell office:value-type="float" office:value="0.0027835213" calcext:value-type="float">
            <text:p>0.00278352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1]-[.A186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775S" calcext:value-type="time">
            <text:p>18:49:34.7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6501739" calcext:value-type="float">
            <text:p>0.0006501739</text:p>
          </table:table-cell>
          <table:table-cell office:value-type="float" office:value="-0.008012823" calcext:value-type="float">
            <text:p>-0.008012823</text:p>
          </table:table-cell>
          <table:table-cell office:value-type="float" office:value="0.007119505" calcext:value-type="float">
            <text:p>0.0071195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62]-[.A1861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4.815S" calcext:value-type="time">
            <text:p>18:49:34.8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58586155" calcext:value-type="float">
            <text:p>0.0058586155</text:p>
          </table:table-cell>
          <table:table-cell office:value-type="float" office:value="-0.008969352" calcext:value-type="float">
            <text:p>-0.008969352</text:p>
          </table:table-cell>
          <table:table-cell office:value-type="float" office:value="0.0024524902" calcext:value-type="float">
            <text:p>0.00245249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3]-[.A186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854S" calcext:value-type="time">
            <text:p>18:49:34.85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15373891" calcext:value-type="float">
            <text:p>0.0015373891</text:p>
          </table:table-cell>
          <table:table-cell office:value-type="float" office:value="-0.0012609017" calcext:value-type="float">
            <text:p>-0.0012609017</text:p>
          </table:table-cell>
          <table:table-cell office:value-type="float" office:value="-0.0032860003" calcext:value-type="float">
            <text:p>-0.003286000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64]-[.A186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4.894S" calcext:value-type="time">
            <text:p>18:49:34.8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0333299" calcext:value-type="float">
            <text:p>-0.0010333299</text:p>
          </table:table-cell>
          <table:table-cell office:value-type="float" office:value="-0.0039912527" calcext:value-type="float">
            <text:p>-0.0039912527</text:p>
          </table:table-cell>
          <table:table-cell office:value-type="float" office:value="0.002975294" calcext:value-type="float">
            <text:p>0.0029752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5]-[.A186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934S" calcext:value-type="time">
            <text:p>18:49:34.9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52223722" calcext:value-type="float">
            <text:p>0.0052223722</text:p>
          </table:table-cell>
          <table:table-cell office:value-type="float" office:value="0.023434231" calcext:value-type="float">
            <text:p>0.023434231</text:p>
          </table:table-cell>
          <table:table-cell office:value-type="float" office:value="-0.007869091" calcext:value-type="float">
            <text:p>-0.0078690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6]-[.A186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4.974S" calcext:value-type="time">
            <text:p>18:49:34.9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71171224" calcext:value-type="float">
            <text:p>0.0071171224</text:p>
          </table:table-cell>
          <table:table-cell office:value-type="float" office:value="0.013180664" calcext:value-type="float">
            <text:p>0.013180664</text:p>
          </table:table-cell>
          <table:table-cell office:value-type="float" office:value="-0.004225802" calcext:value-type="float">
            <text:p>-0.0042258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7]-[.A186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014S" calcext:value-type="time">
            <text:p>18:49:35.0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4867321" calcext:value-type="float">
            <text:p>0.004867321</text:p>
          </table:table-cell>
          <table:table-cell office:value-type="float" office:value="-0.007473341" calcext:value-type="float">
            <text:p>-0.007473341</text:p>
          </table:table-cell>
          <table:table-cell office:value-type="float" office:value="-0.1169624" calcext:value-type="float">
            <text:p>-0.11696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68]-[.A186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055S" calcext:value-type="time">
            <text:p>18:49:35.05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61383974" calcext:value-type="float">
            <text:p>0.0061383974</text:p>
          </table:table-cell>
          <table:table-cell office:value-type="float" office:value="0.044250555" calcext:value-type="float">
            <text:p>0.044250555</text:p>
          </table:table-cell>
          <table:table-cell office:value-type="float" office:value="0.0037182663" calcext:value-type="float">
            <text:p>0.00371826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69]-[.A186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096S" calcext:value-type="time">
            <text:p>18:49:35.0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46456447" calcext:value-type="float">
            <text:p>0.0046456447</text:p>
          </table:table-cell>
          <table:table-cell office:value-type="float" office:value="0.03784796" calcext:value-type="float">
            <text:p>0.03784796</text:p>
          </table:table-cell>
          <table:table-cell office:value-type="float" office:value="-0.0025862057" calcext:value-type="float">
            <text:p>-0.00258620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70]-[.A186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135S" calcext:value-type="time">
            <text:p>18:49:35.1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37416301" calcext:value-type="float">
            <text:p>0.0037416301</text:p>
          </table:table-cell>
          <table:table-cell office:value-type="float" office:value="0.038018253" calcext:value-type="float">
            <text:p>0.038018253</text:p>
          </table:table-cell>
          <table:table-cell office:value-type="float" office:value="0.0022866828" calcext:value-type="float">
            <text:p>0.00228668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71]-[.A187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5.176S" calcext:value-type="time">
            <text:p>18:49:35.1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051101245" calcext:value-type="float">
            <text:p>0.00051101245</text:p>
          </table:table-cell>
          <table:table-cell office:value-type="float" office:value="0.040149037" calcext:value-type="float">
            <text:p>0.040149037</text:p>
          </table:table-cell>
          <table:table-cell office:value-type="float" office:value="0.0020580534" calcext:value-type="float">
            <text:p>0.00205805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72]-[.A187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215S" calcext:value-type="time">
            <text:p>18:49:35.2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30557178" calcext:value-type="float">
            <text:p>-0.0030557178</text:p>
          </table:table-cell>
          <table:table-cell office:value-type="float" office:value="0.03130015" calcext:value-type="float">
            <text:p>0.03130015</text:p>
          </table:table-cell>
          <table:table-cell office:value-type="float" office:value="0.0036100296" calcext:value-type="float">
            <text:p>0.00361002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73]-[.A187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5.256S" calcext:value-type="time">
            <text:p>18:49:35.25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054575416" calcext:value-type="float">
            <text:p>0.00054575416</text:p>
          </table:table-cell>
          <table:table-cell office:value-type="float" office:value="0.039595913" calcext:value-type="float">
            <text:p>0.039595913</text:p>
          </table:table-cell>
          <table:table-cell office:value-type="float" office:value="-0.0037822553" calcext:value-type="float">
            <text:p>-0.00378225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74]-[.A1873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295S" calcext:value-type="time">
            <text:p>18:49:35.2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13700988" calcext:value-type="float">
            <text:p>0.0013700988</text:p>
          </table:table-cell>
          <table:table-cell office:value-type="float" office:value="0.035416596" calcext:value-type="float">
            <text:p>0.035416596</text:p>
          </table:table-cell>
          <table:table-cell office:value-type="float" office:value="-0.00032782205" calcext:value-type="float">
            <text:p>-0.000327822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75]-[.A187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5.336S" calcext:value-type="time">
            <text:p>18:49:35.33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18431116" calcext:value-type="float">
            <text:p>-0.0018431116</text:p>
          </table:table-cell>
          <table:table-cell office:value-type="float" office:value="0.025283141" calcext:value-type="float">
            <text:p>0.025283141</text:p>
          </table:table-cell>
          <table:table-cell office:value-type="float" office:value="0.003660015" calcext:value-type="float">
            <text:p>0.0036600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76]-[.A187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376S" calcext:value-type="time">
            <text:p>18:49:35.3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2193405" calcext:value-type="float">
            <text:p>-0.0012193405</text:p>
          </table:table-cell>
          <table:table-cell office:value-type="float" office:value="0.027588824" calcext:value-type="float">
            <text:p>0.027588824</text:p>
          </table:table-cell>
          <table:table-cell office:value-type="float" office:value="-0.00022162755" calcext:value-type="float">
            <text:p>-0.000221627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77]-[.A187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416S" calcext:value-type="time">
            <text:p>18:49:35.4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5272212" calcext:value-type="float">
            <text:p>-0.005272212</text:p>
          </table:table-cell>
          <table:table-cell office:value-type="float" office:value="0.02900474" calcext:value-type="float">
            <text:p>0.02900474</text:p>
          </table:table-cell>
          <table:table-cell office:value-type="float" office:value="0.0052936794" calcext:value-type="float">
            <text:p>0.00529367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78]-[.A187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455S" calcext:value-type="time">
            <text:p>18:49:35.45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057018764" calcext:value-type="float">
            <text:p>-0.00057018764</text:p>
          </table:table-cell>
          <table:table-cell office:value-type="float" office:value="0.01797438" calcext:value-type="float">
            <text:p>0.01797438</text:p>
          </table:table-cell>
          <table:table-cell office:value-type="float" office:value="0.008719425" calcext:value-type="float">
            <text:p>0.00871942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79]-[.A187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5.495S" calcext:value-type="time">
            <text:p>18:49:35.4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27104397" calcext:value-type="float">
            <text:p>-0.0027104397</text:p>
          </table:table-cell>
          <table:table-cell office:value-type="float" office:value="0.012881043" calcext:value-type="float">
            <text:p>0.012881043</text:p>
          </table:table-cell>
          <table:table-cell office:value-type="float" office:value="0.007627819" calcext:value-type="float">
            <text:p>0.00762781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80]-[.A187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535S" calcext:value-type="time">
            <text:p>18:49:35.5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2439386" calcext:value-type="float">
            <text:p>-0.002439386</text:p>
          </table:table-cell>
          <table:table-cell office:value-type="float" office:value="0.019503102" calcext:value-type="float">
            <text:p>0.019503102</text:p>
          </table:table-cell>
          <table:table-cell office:value-type="float" office:value="-0.0023635086" calcext:value-type="float">
            <text:p>-0.00236350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81]-[.A188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576S" calcext:value-type="time">
            <text:p>18:49:35.5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19757089" calcext:value-type="float">
            <text:p>-0.0019757089</text:p>
          </table:table-cell>
          <table:table-cell office:value-type="float" office:value="0.01887115" calcext:value-type="float">
            <text:p>0.01887115</text:p>
          </table:table-cell>
          <table:table-cell office:value-type="float" office:value="0.0013885029" calcext:value-type="float">
            <text:p>0.001388502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82]-[.A188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615S" calcext:value-type="time">
            <text:p>18:49:35.6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21769388" calcext:value-type="float">
            <text:p>0.0021769388</text:p>
          </table:table-cell>
          <table:table-cell office:value-type="float" office:value="0.011271144" calcext:value-type="float">
            <text:p>0.011271144</text:p>
          </table:table-cell>
          <table:table-cell office:value-type="float" office:value="0.0008101707" calcext:value-type="float">
            <text:p>0.00081017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83]-[.A188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5.655S" calcext:value-type="time">
            <text:p>18:49:35.6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4632541" calcext:value-type="float">
            <text:p>-0.004632541</text:p>
          </table:table-cell>
          <table:table-cell office:value-type="float" office:value="0.012341294" calcext:value-type="float">
            <text:p>0.012341294</text:p>
          </table:table-cell>
          <table:table-cell office:value-type="float" office:value="0.005563153" calcext:value-type="float">
            <text:p>0.00556315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84]-[.A188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696S" calcext:value-type="time">
            <text:p>18:49:35.6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65973336" calcext:value-type="float">
            <text:p>0.0065973336</text:p>
          </table:table-cell>
          <table:table-cell office:value-type="float" office:value="0.020994857" calcext:value-type="float">
            <text:p>0.020994857</text:p>
          </table:table-cell>
          <table:table-cell office:value-type="float" office:value="-0.0051005455" calcext:value-type="float">
            <text:p>-0.00510054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85]-[.A188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735S" calcext:value-type="time">
            <text:p>18:49:35.7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21923038" calcext:value-type="float">
            <text:p>-0.0021923038</text:p>
          </table:table-cell>
          <table:table-cell office:value-type="float" office:value="0.0072498657" calcext:value-type="float">
            <text:p>0.0072498657</text:p>
          </table:table-cell>
          <table:table-cell office:value-type="float" office:value="0.0022209433" calcext:value-type="float">
            <text:p>0.00222094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86]-[.A188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5.776S" calcext:value-type="time">
            <text:p>18:49:35.7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37308843" calcext:value-type="float">
            <text:p>-0.0037308843</text:p>
          </table:table-cell>
          <table:table-cell office:value-type="float" office:value="0.0115785925" calcext:value-type="float">
            <text:p>0.0115785925</text:p>
          </table:table-cell>
          <table:table-cell office:value-type="float" office:value="-0.00415345" calcext:value-type="float">
            <text:p>-0.0041534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87]-[.A188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5.816S" calcext:value-type="time">
            <text:p>18:49:35.8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3797256" calcext:value-type="float">
            <text:p>-0.003797256</text:p>
          </table:table-cell>
          <table:table-cell office:value-type="float" office:value="0.008662923" calcext:value-type="float">
            <text:p>0.008662923</text:p>
          </table:table-cell>
          <table:table-cell office:value-type="float" office:value="-0.000002722936" calcext:value-type="float">
            <text:p>-2.722936E-0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88]-[.A188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856S" calcext:value-type="time">
            <text:p>18:49:35.8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8558997" calcext:value-type="float">
            <text:p>0.0018558997</text:p>
          </table:table-cell>
          <table:table-cell office:value-type="float" office:value="0.018343508" calcext:value-type="float">
            <text:p>0.018343508</text:p>
          </table:table-cell>
          <table:table-cell office:value-type="float" office:value="0.0015356387" calcext:value-type="float">
            <text:p>0.00153563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89]-[.A188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894S" calcext:value-type="time">
            <text:p>18:49:35.89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office:value-type="float" office:value="0.002329496" calcext:value-type="float">
            <text:p>0.002329496</text:p>
          </table:table-cell>
          <table:table-cell office:value-type="float" office:value="0.008379277" calcext:value-type="float">
            <text:p>0.008379277</text:p>
          </table:table-cell>
          <table:table-cell office:value-type="float" office:value="-0.0043308297" calcext:value-type="float">
            <text:p>-0.00433082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890]-[.A1889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office:value-type="time" office:time-value="PT18H49M35.934S" calcext:value-type="time">
            <text:p>18:49:35.9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5360016" calcext:value-type="float">
            <text:p>0.0025360016</text:p>
          </table:table-cell>
          <table:table-cell office:value-type="float" office:value="0.016110688" calcext:value-type="float">
            <text:p>0.016110688</text:p>
          </table:table-cell>
          <table:table-cell office:value-type="float" office:value="0.0007165212" calcext:value-type="float">
            <text:p>0.00071652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91]-[.A189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5.974S" calcext:value-type="time">
            <text:p>18:49:35.9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502135" calcext:value-type="float">
            <text:p>0.002502135</text:p>
          </table:table-cell>
          <table:table-cell office:value-type="float" office:value="0.010324802" calcext:value-type="float">
            <text:p>0.010324802</text:p>
          </table:table-cell>
          <table:table-cell office:value-type="float" office:value="0.00042506977" calcext:value-type="float">
            <text:p>0.0004250697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92]-[.A189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014S" calcext:value-type="time">
            <text:p>18:49:36.0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0054653217" calcext:value-type="float">
            <text:p>5.4653217E-05</text:p>
          </table:table-cell>
          <table:table-cell office:value-type="float" office:value="0.008413423" calcext:value-type="float">
            <text:p>0.008413423</text:p>
          </table:table-cell>
          <table:table-cell office:value-type="float" office:value="0.0056560244" calcext:value-type="float">
            <text:p>0.00565602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93]-[.A189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054S" calcext:value-type="time">
            <text:p>18:49:36.0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34664434" calcext:value-type="float">
            <text:p>-0.0034664434</text:p>
          </table:table-cell>
          <table:table-cell office:value-type="float" office:value="0.0029578258" calcext:value-type="float">
            <text:p>0.0029578258</text:p>
          </table:table-cell>
          <table:table-cell office:value-type="float" office:value="0.0015748295" calcext:value-type="float">
            <text:p>0.00157482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94]-[.A189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094S" calcext:value-type="time">
            <text:p>18:49:36.09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220163" calcext:value-type="float">
            <text:p>-0.0220163</text:p>
          </table:table-cell>
          <table:table-cell office:value-type="float" office:value="-0.014696354" calcext:value-type="float">
            <text:p>-0.014696354</text:p>
          </table:table-cell>
          <table:table-cell office:value-type="float" office:value="-0.011326733" calcext:value-type="float">
            <text:p>-0.0113267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95]-[.A189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136S" calcext:value-type="time">
            <text:p>18:49:36.13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-0.0105861435" calcext:value-type="float">
            <text:p>-0.0105861435</text:p>
          </table:table-cell>
          <table:table-cell office:value-type="float" office:value="0.011602382" calcext:value-type="float">
            <text:p>0.011602382</text:p>
          </table:table-cell>
          <table:table-cell office:value-type="float" office:value="0.0058460464" calcext:value-type="float">
            <text:p>0.005846046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896]-[.A1895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6.175S" calcext:value-type="time">
            <text:p>18:49:36.1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2117958" calcext:value-type="float">
            <text:p>0.002117958</text:p>
          </table:table-cell>
          <table:table-cell office:value-type="float" office:value="0.0075856987" calcext:value-type="float">
            <text:p>0.0075856987</text:p>
          </table:table-cell>
          <table:table-cell office:value-type="float" office:value="0.00020772112" calcext:value-type="float">
            <text:p>0.000207721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897]-[.A189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6.216S" calcext:value-type="time">
            <text:p>18:49:36.21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65204347" calcext:value-type="float">
            <text:p>0.0065204347</text:p>
          </table:table-cell>
          <table:table-cell office:value-type="float" office:value="0.015176746" calcext:value-type="float">
            <text:p>0.015176746</text:p>
          </table:table-cell>
          <table:table-cell office:value-type="float" office:value="0.0017250772" calcext:value-type="float">
            <text:p>0.00172507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898]-[.A189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6.256S" calcext:value-type="time">
            <text:p>18:49:36.2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9133001" calcext:value-type="float">
            <text:p>0.0019133001</text:p>
          </table:table-cell>
          <table:table-cell office:value-type="float" office:value="0.010582898" calcext:value-type="float">
            <text:p>0.010582898</text:p>
          </table:table-cell>
          <table:table-cell office:value-type="float" office:value="-0.005039182" calcext:value-type="float">
            <text:p>-0.0050391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899]-[.A189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295S" calcext:value-type="time">
            <text:p>18:49:36.2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84306474" calcext:value-type="float">
            <text:p>0.00084306474</text:p>
          </table:table-cell>
          <table:table-cell office:value-type="float" office:value="0.014138858" calcext:value-type="float">
            <text:p>0.014138858</text:p>
          </table:table-cell>
          <table:table-cell office:value-type="float" office:value="0.0029354224" calcext:value-type="float">
            <text:p>0.00293542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00]-[.A1899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6.336S" calcext:value-type="time">
            <text:p>18:49:36.33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14179446" calcext:value-type="float">
            <text:p>0.0014179446</text:p>
          </table:table-cell>
          <table:table-cell office:value-type="float" office:value="0.0023978248" calcext:value-type="float">
            <text:p>0.0023978248</text:p>
          </table:table-cell>
          <table:table-cell office:value-type="float" office:value="-0.0043893727" calcext:value-type="float">
            <text:p>-0.00438937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01]-[.A190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6.376S" calcext:value-type="time">
            <text:p>18:49:36.3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30339586" calcext:value-type="float">
            <text:p>0.0030339586</text:p>
          </table:table-cell>
          <table:table-cell office:value-type="float" office:value="0.0041355807" calcext:value-type="float">
            <text:p>0.0041355807</text:p>
          </table:table-cell>
          <table:table-cell office:value-type="float" office:value="0.0039597326" calcext:value-type="float">
            <text:p>0.00395973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02]-[.A190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416S" calcext:value-type="time">
            <text:p>18:49:36.4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5367296" calcext:value-type="float">
            <text:p>0.005367296</text:p>
          </table:table-cell>
          <table:table-cell office:value-type="float" office:value="0.011192726" calcext:value-type="float">
            <text:p>0.011192726</text:p>
          </table:table-cell>
          <table:table-cell office:value-type="float" office:value="-0.0056647765" calcext:value-type="float">
            <text:p>-0.00566477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03]-[.A190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456S" calcext:value-type="time">
            <text:p>18:49:36.4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32924672" calcext:value-type="float">
            <text:p>0.0032924672</text:p>
          </table:table-cell>
          <table:table-cell office:value-type="float" office:value="-0.009482211" calcext:value-type="float">
            <text:p>-0.009482211</text:p>
          </table:table-cell>
          <table:table-cell office:value-type="float" office:value="0.001054068" calcext:value-type="float">
            <text:p>0.00105406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04]-[.A190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495S" calcext:value-type="time">
            <text:p>18:49:36.4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3265092" calcext:value-type="float">
            <text:p>0.0003265092</text:p>
          </table:table-cell>
          <table:table-cell office:value-type="float" office:value="0.0017931628" calcext:value-type="float">
            <text:p>0.0017931628</text:p>
          </table:table-cell>
          <table:table-cell office:value-type="float" office:value="-0.003226193" calcext:value-type="float">
            <text:p>-0.00322619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05]-[.A190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6.536S" calcext:value-type="time">
            <text:p>18:49:36.53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64462107" calcext:value-type="float">
            <text:p>0.0064462107</text:p>
          </table:table-cell>
          <table:table-cell office:value-type="float" office:value="0.0053491956" calcext:value-type="float">
            <text:p>0.0053491956</text:p>
          </table:table-cell>
          <table:table-cell office:value-type="float" office:value="-0.0070783696" calcext:value-type="float">
            <text:p>-0.00707836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06]-[.A1905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6.576S" calcext:value-type="time">
            <text:p>18:49:36.5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0528128" calcext:value-type="float">
            <text:p>0.000528128</text:p>
          </table:table-cell>
          <table:table-cell office:value-type="float" office:value="-0.0006788863" calcext:value-type="float">
            <text:p>-0.0006788863</text:p>
          </table:table-cell>
          <table:table-cell office:value-type="float" office:value="0.0019790882" calcext:value-type="float">
            <text:p>0.001979088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07]-[.A190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616S" calcext:value-type="time">
            <text:p>18:49:36.6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7434831" calcext:value-type="float">
            <text:p>-0.007434831</text:p>
          </table:table-cell>
          <table:table-cell office:value-type="float" office:value="-0.0025885396" calcext:value-type="float">
            <text:p>-0.0025885396</text:p>
          </table:table-cell>
          <table:table-cell office:value-type="float" office:value="0.004637549" calcext:value-type="float">
            <text:p>0.0046375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08]-[.A190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656S" calcext:value-type="time">
            <text:p>18:49:36.6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2516552" calcext:value-type="float">
            <text:p>-0.002516552</text:p>
          </table:table-cell>
          <table:table-cell office:value-type="float" office:value="0.00030703534" calcext:value-type="float">
            <text:p>0.00030703534</text:p>
          </table:table-cell>
          <table:table-cell office:value-type="float" office:value="-0.0035165746" calcext:value-type="float">
            <text:p>-0.00351657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09]-[.A190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695S" calcext:value-type="time">
            <text:p>18:49:36.6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30085281" calcext:value-type="float">
            <text:p>0.0030085281</text:p>
          </table:table-cell>
          <table:table-cell office:value-type="float" office:value="-0.0049970984" calcext:value-type="float">
            <text:p>-0.0049970984</text:p>
          </table:table-cell>
          <table:table-cell office:value-type="float" office:value="-0.00030846975" calcext:value-type="float">
            <text:p>-0.0003084697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10]-[.A1909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6.736S" calcext:value-type="time">
            <text:p>18:49:36.73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27854906" calcext:value-type="float">
            <text:p>-0.0027854906</text:p>
          </table:table-cell>
          <table:table-cell office:value-type="float" office:value="0.0047311136" calcext:value-type="float">
            <text:p>0.0047311136</text:p>
          </table:table-cell>
          <table:table-cell office:value-type="float" office:value="0.0060945144" calcext:value-type="float">
            <text:p>0.006094514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11]-[.A1910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6.776S" calcext:value-type="time">
            <text:p>18:49:36.7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3270405" calcext:value-type="float">
            <text:p>0.0023270405</text:p>
          </table:table-cell>
          <table:table-cell office:value-type="float" office:value="0.005356635" calcext:value-type="float">
            <text:p>0.005356635</text:p>
          </table:table-cell>
          <table:table-cell office:value-type="float" office:value="0.004606138" calcext:value-type="float">
            <text:p>0.00460613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12]-[.A191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815S" calcext:value-type="time">
            <text:p>18:49:36.8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9331428" calcext:value-type="float">
            <text:p>-0.009331428</text:p>
          </table:table-cell>
          <table:table-cell office:value-type="float" office:value="0.010753592" calcext:value-type="float">
            <text:p>0.010753592</text:p>
          </table:table-cell>
          <table:table-cell office:value-type="float" office:value="0.0037061104" calcext:value-type="float">
            <text:p>0.00370611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13]-[.A191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6.855S" calcext:value-type="time">
            <text:p>18:49:36.8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2082533" calcext:value-type="float">
            <text:p>0.02082533</text:p>
          </table:table-cell>
          <table:table-cell office:value-type="float" office:value="-0.018886223" calcext:value-type="float">
            <text:p>-0.018886223</text:p>
          </table:table-cell>
          <table:table-cell office:value-type="float" office:value="0.0015776497" calcext:value-type="float">
            <text:p>0.001577649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14]-[.A191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895S" calcext:value-type="time">
            <text:p>18:49:36.8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00660312" calcext:value-type="float">
            <text:p>6.60312E-05</text:p>
          </table:table-cell>
          <table:table-cell office:value-type="float" office:value="0.0040961467" calcext:value-type="float">
            <text:p>0.0040961467</text:p>
          </table:table-cell>
          <table:table-cell office:value-type="float" office:value="0.0031776663" calcext:value-type="float">
            <text:p>0.003177666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15]-[.A191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6.934S" calcext:value-type="time">
            <text:p>18:49:36.93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059418355" calcext:value-type="float">
            <text:p>5.9418355E-05</text:p>
          </table:table-cell>
          <table:table-cell office:value-type="float" office:value="0.04433594" calcext:value-type="float">
            <text:p>0.04433594</text:p>
          </table:table-cell>
          <table:table-cell office:value-type="float" office:value="-0.009225112" calcext:value-type="float">
            <text:p>-0.00922511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16]-[.A191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6.974S" calcext:value-type="time">
            <text:p>18:49:36.9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7743933" calcext:value-type="float">
            <text:p>0.007743933</text:p>
          </table:table-cell>
          <table:table-cell office:value-type="float" office:value="0.030234387" calcext:value-type="float">
            <text:p>0.030234387</text:p>
          </table:table-cell>
          <table:table-cell office:value-type="float" office:value="-0.018849427" calcext:value-type="float">
            <text:p>-0.01884942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17]-[.A191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014S" calcext:value-type="time">
            <text:p>18:49:37.0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0485152" calcext:value-type="float">
            <text:p>0.010485152</text:p>
          </table:table-cell>
          <table:table-cell office:value-type="float" office:value="0.021498065" calcext:value-type="float">
            <text:p>0.021498065</text:p>
          </table:table-cell>
          <table:table-cell office:value-type="float" office:value="-0.007076716" calcext:value-type="float">
            <text:p>-0.0070767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18]-[.A191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056S" calcext:value-type="time">
            <text:p>18:49:37.05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0.009436627" calcext:value-type="float">
            <text:p>0.009436627</text:p>
          </table:table-cell>
          <table:table-cell office:value-type="float" office:value="0.02528088" calcext:value-type="float">
            <text:p>0.02528088</text:p>
          </table:table-cell>
          <table:table-cell office:value-type="float" office:value="-0.016915949" calcext:value-type="float">
            <text:p>-0.0169159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919]-[.A1918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7.094S" calcext:value-type="time">
            <text:p>18:49:37.09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office:value-type="float" office:value="0.0062956954" calcext:value-type="float">
            <text:p>0.0062956954</text:p>
          </table:table-cell>
          <table:table-cell office:value-type="float" office:value="0.034618046" calcext:value-type="float">
            <text:p>0.034618046</text:p>
          </table:table-cell>
          <table:table-cell office:value-type="float" office:value="-0.009731287" calcext:value-type="float">
            <text:p>-0.00973128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920]-[.A1919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office:value-type="time" office:time-value="PT18H49M37.134S" calcext:value-type="time">
            <text:p>18:49:37.13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5666114" calcext:value-type="float">
            <text:p>0.005666114</text:p>
          </table:table-cell>
          <table:table-cell office:value-type="float" office:value="0.031156247" calcext:value-type="float">
            <text:p>0.031156247</text:p>
          </table:table-cell>
          <table:table-cell office:value-type="float" office:value="-0.011834366" calcext:value-type="float">
            <text:p>-0.01183436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21]-[.A192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174S" calcext:value-type="time">
            <text:p>18:49:37.1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9054589" calcext:value-type="float">
            <text:p>0.009054589</text:p>
          </table:table-cell>
          <table:table-cell office:value-type="float" office:value="0.04166367" calcext:value-type="float">
            <text:p>0.04166367</text:p>
          </table:table-cell>
          <table:table-cell office:value-type="float" office:value="-0.011529883" calcext:value-type="float">
            <text:p>-0.0115298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22]-[.A192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215S" calcext:value-type="time">
            <text:p>18:49:37.21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10126672" calcext:value-type="float">
            <text:p>0.010126672</text:p>
          </table:table-cell>
          <table:table-cell office:value-type="float" office:value="0.021896709" calcext:value-type="float">
            <text:p>0.021896709</text:p>
          </table:table-cell>
          <table:table-cell office:value-type="float" office:value="-0.019605432" calcext:value-type="float">
            <text:p>-0.0196054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23]-[.A1922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7.256S" calcext:value-type="time">
            <text:p>18:49:37.25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8015376" calcext:value-type="float">
            <text:p>0.008015376</text:p>
          </table:table-cell>
          <table:table-cell office:value-type="float" office:value="0.02300295" calcext:value-type="float">
            <text:p>0.02300295</text:p>
          </table:table-cell>
          <table:table-cell office:value-type="float" office:value="-0.011053078" calcext:value-type="float">
            <text:p>-0.0110530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24]-[.A1923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7.295S" calcext:value-type="time">
            <text:p>18:49:37.2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72138356" calcext:value-type="float">
            <text:p>0.0072138356</text:p>
          </table:table-cell>
          <table:table-cell office:value-type="float" office:value="0.018285658" calcext:value-type="float">
            <text:p>0.018285658</text:p>
          </table:table-cell>
          <table:table-cell office:value-type="float" office:value="-0.0031362388" calcext:value-type="float">
            <text:p>-0.003136238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25]-[.A192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7.335S" calcext:value-type="time">
            <text:p>18:49:37.3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71516214" calcext:value-type="float">
            <text:p>0.0071516214</text:p>
          </table:table-cell>
          <table:table-cell office:value-type="float" office:value="0.029201228" calcext:value-type="float">
            <text:p>0.029201228</text:p>
          </table:table-cell>
          <table:table-cell office:value-type="float" office:value="-0.009414454" calcext:value-type="float">
            <text:p>-0.0094144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26]-[.A192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376S" calcext:value-type="time">
            <text:p>18:49:37.3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66561927" calcext:value-type="float">
            <text:p>0.0066561927</text:p>
          </table:table-cell>
          <table:table-cell office:value-type="float" office:value="0.01990904" calcext:value-type="float">
            <text:p>0.01990904</text:p>
          </table:table-cell>
          <table:table-cell office:value-type="float" office:value="-0.0034193269" calcext:value-type="float">
            <text:p>-0.00341932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27]-[.A192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7.416S" calcext:value-type="time">
            <text:p>18:49:37.4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64300187" calcext:value-type="float">
            <text:p>0.0064300187</text:p>
          </table:table-cell>
          <table:table-cell office:value-type="float" office:value="0.015940603" calcext:value-type="float">
            <text:p>0.015940603</text:p>
          </table:table-cell>
          <table:table-cell office:value-type="float" office:value="-0.0114269955" calcext:value-type="float">
            <text:p>-0.011426995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28]-[.A192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456S" calcext:value-type="time">
            <text:p>18:49:37.4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5787017" calcext:value-type="float">
            <text:p>0.005787017</text:p>
          </table:table-cell>
          <table:table-cell office:value-type="float" office:value="0.01961997" calcext:value-type="float">
            <text:p>0.01961997</text:p>
          </table:table-cell>
          <table:table-cell office:value-type="float" office:value="-0.0032530334" calcext:value-type="float">
            <text:p>-0.003253033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29]-[.A192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496S" calcext:value-type="time">
            <text:p>18:49:37.4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8504216" calcext:value-type="float">
            <text:p>0.008504216</text:p>
          </table:table-cell>
          <table:table-cell office:value-type="float" office:value="0.0121648135" calcext:value-type="float">
            <text:p>0.0121648135</text:p>
          </table:table-cell>
          <table:table-cell office:value-type="float" office:value="-0.0060038795" calcext:value-type="float">
            <text:p>-0.00600387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0]-[.A192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536S" calcext:value-type="time">
            <text:p>18:49:37.5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7653784" calcext:value-type="float">
            <text:p>0.007653784</text:p>
          </table:table-cell>
          <table:table-cell office:value-type="float" office:value="0.012706143" calcext:value-type="float">
            <text:p>0.012706143</text:p>
          </table:table-cell>
          <table:table-cell office:value-type="float" office:value="0.005363114" calcext:value-type="float">
            <text:p>0.0053631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1]-[.A193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576S" calcext:value-type="time">
            <text:p>18:49:37.5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054431" calcext:value-type="float">
            <text:p>0.002054431</text:p>
          </table:table-cell>
          <table:table-cell office:value-type="float" office:value="0.014291962" calcext:value-type="float">
            <text:p>0.014291962</text:p>
          </table:table-cell>
          <table:table-cell office:value-type="float" office:value="-0.005500428" calcext:value-type="float">
            <text:p>-0.0055004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2]-[.A193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616S" calcext:value-type="time">
            <text:p>18:49:37.6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007462" calcext:value-type="float">
            <text:p>-0.001007462</text:p>
          </table:table-cell>
          <table:table-cell office:value-type="float" office:value="0.004073707" calcext:value-type="float">
            <text:p>0.004073707</text:p>
          </table:table-cell>
          <table:table-cell office:value-type="float" office:value="0.0003230569" calcext:value-type="float">
            <text:p>0.000323056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3]-[.A193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656S" calcext:value-type="time">
            <text:p>18:49:37.6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06313565" calcext:value-type="float">
            <text:p>0.0006313565</text:p>
          </table:table-cell>
          <table:table-cell office:value-type="float" office:value="0.014652654" calcext:value-type="float">
            <text:p>0.014652654</text:p>
          </table:table-cell>
          <table:table-cell office:value-type="float" office:value="-0.005641826" calcext:value-type="float">
            <text:p>-0.0056418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4]-[.A193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696S" calcext:value-type="time">
            <text:p>18:49:37.6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4303576" calcext:value-type="float">
            <text:p>0.004303576</text:p>
          </table:table-cell>
          <table:table-cell office:value-type="float" office:value="0.0032997122" calcext:value-type="float">
            <text:p>0.0032997122</text:p>
          </table:table-cell>
          <table:table-cell office:value-type="float" office:value="-0.0094721215" calcext:value-type="float">
            <text:p>-0.00947212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5]-[.A193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735S" calcext:value-type="time">
            <text:p>18:49:37.7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29943057" calcext:value-type="float">
            <text:p>0.0029943057</text:p>
          </table:table-cell>
          <table:table-cell office:value-type="float" office:value="0.008902348" calcext:value-type="float">
            <text:p>0.008902348</text:p>
          </table:table-cell>
          <table:table-cell office:value-type="float" office:value="-0.004130402" calcext:value-type="float">
            <text:p>-0.00413040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36]-[.A193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7.776S" calcext:value-type="time">
            <text:p>18:49:37.7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5771044" calcext:value-type="float">
            <text:p>0.005771044</text:p>
          </table:table-cell>
          <table:table-cell office:value-type="float" office:value="0.012626376" calcext:value-type="float">
            <text:p>0.012626376</text:p>
          </table:table-cell>
          <table:table-cell office:value-type="float" office:value="-0.005255461" calcext:value-type="float">
            <text:p>-0.00525546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37]-[.A1936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7.815S" calcext:value-type="time">
            <text:p>18:49:37.81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38148332" calcext:value-type="float">
            <text:p>-0.0038148332</text:p>
          </table:table-cell>
          <table:table-cell office:value-type="float" office:value="0.0034535823" calcext:value-type="float">
            <text:p>0.0034535823</text:p>
          </table:table-cell>
          <table:table-cell office:value-type="float" office:value="-0.0020931598" calcext:value-type="float">
            <text:p>-0.00209315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38]-[.A193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7.855S" calcext:value-type="time">
            <text:p>18:49:37.85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3433355" calcext:value-type="float">
            <text:p>-0.003433355</text:p>
          </table:table-cell>
          <table:table-cell office:value-type="float" office:value="0.008161928" calcext:value-type="float">
            <text:p>0.008161928</text:p>
          </table:table-cell>
          <table:table-cell office:value-type="float" office:value="0.008003876" calcext:value-type="float">
            <text:p>0.0080038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39]-[.A193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895S" calcext:value-type="time">
            <text:p>18:49:37.89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1124895" calcext:value-type="float">
            <text:p>-0.0011124895</text:p>
          </table:table-cell>
          <table:table-cell office:value-type="float" office:value="0.0073457276" calcext:value-type="float">
            <text:p>0.0073457276</text:p>
          </table:table-cell>
          <table:table-cell office:value-type="float" office:value="-0.0013658442" calcext:value-type="float">
            <text:p>-0.00136584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40]-[.A193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7.934S" calcext:value-type="time">
            <text:p>18:49:37.93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11960253" calcext:value-type="float">
            <text:p>0.0011960253</text:p>
          </table:table-cell>
          <table:table-cell office:value-type="float" office:value="0.0026560782" calcext:value-type="float">
            <text:p>0.0026560782</text:p>
          </table:table-cell>
          <table:table-cell office:value-type="float" office:value="0.002286391" calcext:value-type="float">
            <text:p>0.00228639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41]-[.A194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7.974S" calcext:value-type="time">
            <text:p>18:49:37.97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43723057" calcext:value-type="float">
            <text:p>0.0043723057</text:p>
          </table:table-cell>
          <table:table-cell office:value-type="float" office:value="0.0054666344" calcext:value-type="float">
            <text:p>0.0054666344</text:p>
          </table:table-cell>
          <table:table-cell office:value-type="float" office:value="0.0053536813" calcext:value-type="float">
            <text:p>0.005353681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42]-[.A1941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014S" calcext:value-type="time">
            <text:p>18:49:38.0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26567103" calcext:value-type="float">
            <text:p>-0.0026567103</text:p>
          </table:table-cell>
          <table:table-cell office:value-type="float" office:value="0.01129204" calcext:value-type="float">
            <text:p>0.01129204</text:p>
          </table:table-cell>
          <table:table-cell office:value-type="float" office:value="0.0048183324" calcext:value-type="float">
            <text:p>0.004818332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43]-[.A194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056S" calcext:value-type="time">
            <text:p>18:49:38.05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-0.0026107607" calcext:value-type="float">
            <text:p>-0.0026107607</text:p>
          </table:table-cell>
          <table:table-cell office:value-type="float" office:value="-0.0025812946" calcext:value-type="float">
            <text:p>-0.0025812946</text:p>
          </table:table-cell>
          <table:table-cell office:value-type="float" office:value="0.0010405505" calcext:value-type="float">
            <text:p>0.00104055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944]-[.A1943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8.095S" calcext:value-type="time">
            <text:p>18:49:38.0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2044852" calcext:value-type="float">
            <text:p>0.002044852</text:p>
          </table:table-cell>
          <table:table-cell office:value-type="float" office:value="-0.002323175" calcext:value-type="float">
            <text:p>-0.002323175</text:p>
          </table:table-cell>
          <table:table-cell office:value-type="float" office:value="0.007088872" calcext:value-type="float">
            <text:p>0.00708887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45]-[.A1944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8.135S" calcext:value-type="time">
            <text:p>18:49:38.1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56303265" calcext:value-type="float">
            <text:p>-0.0056303265</text:p>
          </table:table-cell>
          <table:table-cell office:value-type="float" office:value="0.0009853138" calcext:value-type="float">
            <text:p>0.0009853138</text:p>
          </table:table-cell>
          <table:table-cell office:value-type="float" office:value="0.0026446516" calcext:value-type="float">
            <text:p>0.00264465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46]-[.A194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175S" calcext:value-type="time">
            <text:p>18:49:38.1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33094855" calcext:value-type="float">
            <text:p>-0.0033094855</text:p>
          </table:table-cell>
          <table:table-cell office:value-type="float" office:value="0.0017656782" calcext:value-type="float">
            <text:p>0.0017656782</text:p>
          </table:table-cell>
          <table:table-cell office:value-type="float" office:value="0.0023801378" calcext:value-type="float">
            <text:p>0.00238013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47]-[.A194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215S" calcext:value-type="time">
            <text:p>18:49:38.21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4159996" calcext:value-type="float">
            <text:p>0.0014159996</text:p>
          </table:table-cell>
          <table:table-cell office:value-type="float" office:value="-0.0017067946" calcext:value-type="float">
            <text:p>-0.0017067946</text:p>
          </table:table-cell>
          <table:table-cell office:value-type="float" office:value="-0.0009340643" calcext:value-type="float">
            <text:p>-0.000934064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48]-[.A194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256S" calcext:value-type="time">
            <text:p>18:49:38.25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259277" calcext:value-type="float">
            <text:p>0.00259277</text:p>
          </table:table-cell>
          <table:table-cell office:value-type="float" office:value="0.0035175958" calcext:value-type="float">
            <text:p>0.0035175958</text:p>
          </table:table-cell>
          <table:table-cell office:value-type="float" office:value="-0.005454916" calcext:value-type="float">
            <text:p>-0.00545491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49]-[.A1948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8.295S" calcext:value-type="time">
            <text:p>18:49:38.29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33793824" calcext:value-type="float">
            <text:p>-0.0033793824</text:p>
          </table:table-cell>
          <table:table-cell office:value-type="float" office:value="0.0073406463" calcext:value-type="float">
            <text:p>0.0073406463</text:p>
          </table:table-cell>
          <table:table-cell office:value-type="float" office:value="0.000583778" calcext:value-type="float">
            <text:p>0.00058377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50]-[.A1949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8.335S" calcext:value-type="time">
            <text:p>18:49:38.33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5088438" calcext:value-type="float">
            <text:p>0.005088438</text:p>
          </table:table-cell>
          <table:table-cell office:value-type="float" office:value="-0.0035008204" calcext:value-type="float">
            <text:p>-0.0035008204</text:p>
          </table:table-cell>
          <table:table-cell office:value-type="float" office:value="-0.008043942" calcext:value-type="float">
            <text:p>-0.0080439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51]-[.A195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376S" calcext:value-type="time">
            <text:p>18:49:38.3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-0.0033305641" calcext:value-type="float">
            <text:p>-0.0033305641</text:p>
          </table:table-cell>
          <table:table-cell office:value-type="float" office:value="0.009373658" calcext:value-type="float">
            <text:p>0.009373658</text:p>
          </table:table-cell>
          <table:table-cell office:value-type="float" office:value="-0.00064776704" calcext:value-type="float">
            <text:p>-0.000647767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52]-[.A195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8.416S" calcext:value-type="time">
            <text:p>18:49:38.4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51947786" calcext:value-type="float">
            <text:p>-0.0051947786</text:p>
          </table:table-cell>
          <table:table-cell office:value-type="float" office:value="-0.0034289302" calcext:value-type="float">
            <text:p>-0.0034289302</text:p>
          </table:table-cell>
          <table:table-cell office:value-type="float" office:value="-0.004318285" calcext:value-type="float">
            <text:p>-0.00431828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53]-[.A195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455S" calcext:value-type="time">
            <text:p>18:49:38.45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15868396" calcext:value-type="float">
            <text:p>0.00015868396</text:p>
          </table:table-cell>
          <table:table-cell office:value-type="float" office:value="-0.00022960185" calcext:value-type="float">
            <text:p>-0.00022960185</text:p>
          </table:table-cell>
          <table:table-cell office:value-type="float" office:value="0.0027053342" calcext:value-type="float">
            <text:p>0.00270533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54]-[.A1953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8.496S" calcext:value-type="time">
            <text:p>18:49:38.4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4976798" calcext:value-type="float">
            <text:p>0.004976798</text:p>
          </table:table-cell>
          <table:table-cell office:value-type="float" office:value="0.0050668004" calcext:value-type="float">
            <text:p>0.0050668004</text:p>
          </table:table-cell>
          <table:table-cell office:value-type="float" office:value="-0.005035876" calcext:value-type="float">
            <text:p>-0.00503587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55]-[.A195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8.536S" calcext:value-type="time">
            <text:p>18:49:38.5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-0.0012337575" calcext:value-type="float">
            <text:p>-0.0012337575</text:p>
          </table:table-cell>
          <table:table-cell office:value-type="float" office:value="0.005439016" calcext:value-type="float">
            <text:p>0.005439016</text:p>
          </table:table-cell>
          <table:table-cell office:value-type="float" office:value="-0.0056309346" calcext:value-type="float">
            <text:p>-0.005630934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56]-[.A195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576S" calcext:value-type="time">
            <text:p>18:49:38.57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24052276" calcext:value-type="float">
            <text:p>0.0024052276</text:p>
          </table:table-cell>
          <table:table-cell office:value-type="float" office:value="0.0000611445" calcext:value-type="float">
            <text:p>6.11445E-05</text:p>
          </table:table-cell>
          <table:table-cell office:value-type="float" office:value="-0.010121542" calcext:value-type="float">
            <text:p>-0.0101215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57]-[.A195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616S" calcext:value-type="time">
            <text:p>18:49:38.6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5055162" calcext:value-type="float">
            <text:p>0.0015055162</text:p>
          </table:table-cell>
          <table:table-cell office:value-type="float" office:value="-0.00038442021" calcext:value-type="float">
            <text:p>-0.00038442021</text:p>
          </table:table-cell>
          <table:table-cell office:value-type="float" office:value="-0.00054011383" calcext:value-type="float">
            <text:p>-0.0005401138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58]-[.A195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655S" calcext:value-type="time">
            <text:p>18:49:38.65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9045375" calcext:value-type="float">
            <text:p>0.009045375</text:p>
          </table:table-cell>
          <table:table-cell office:value-type="float" office:value="0.0062458073" calcext:value-type="float">
            <text:p>0.0062458073</text:p>
          </table:table-cell>
          <table:table-cell office:value-type="float" office:value="-0.00048614133" calcext:value-type="float">
            <text:p>-0.0004861413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59]-[.A1958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8.696S" calcext:value-type="time">
            <text:p>18:49:38.6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3746298" calcext:value-type="float">
            <text:p>0.003746298</text:p>
          </table:table-cell>
          <table:table-cell office:value-type="float" office:value="0.01572865" calcext:value-type="float">
            <text:p>0.01572865</text:p>
          </table:table-cell>
          <table:table-cell office:value-type="float" office:value="-0.016917018" calcext:value-type="float">
            <text:p>-0.01691701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60]-[.A1959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8.735S" calcext:value-type="time">
            <text:p>18:49:38.7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25609457" calcext:value-type="float">
            <text:p>-0.0025609457</text:p>
          </table:table-cell>
          <table:table-cell office:value-type="float" office:value="0.037227083" calcext:value-type="float">
            <text:p>0.037227083</text:p>
          </table:table-cell>
          <table:table-cell office:value-type="float" office:value="-0.017202828" calcext:value-type="float">
            <text:p>-0.01720282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61]-[.A1960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8.776S" calcext:value-type="time">
            <text:p>18:49:38.77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9120911" calcext:value-type="float">
            <text:p>0.009120911</text:p>
          </table:table-cell>
          <table:table-cell office:value-type="float" office:value="0.03592136" calcext:value-type="float">
            <text:p>0.03592136</text:p>
          </table:table-cell>
          <table:table-cell office:value-type="float" office:value="-0.009110457" calcext:value-type="float">
            <text:p>-0.0091104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62]-[.A1961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8.816S" calcext:value-type="time">
            <text:p>18:49:38.81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8648263" calcext:value-type="float">
            <text:p>0.008648263</text:p>
          </table:table-cell>
          <table:table-cell office:value-type="float" office:value="0.020463983" calcext:value-type="float">
            <text:p>0.020463983</text:p>
          </table:table-cell>
          <table:table-cell office:value-type="float" office:value="-0.011055898" calcext:value-type="float">
            <text:p>-0.0110558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63]-[.A196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856S" calcext:value-type="time">
            <text:p>18:49:38.8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9980703" calcext:value-type="float">
            <text:p>0.009980703</text:p>
          </table:table-cell>
          <table:table-cell office:value-type="float" office:value="0.02676719" calcext:value-type="float">
            <text:p>0.02676719</text:p>
          </table:table-cell>
          <table:table-cell office:value-type="float" office:value="-0.026869204" calcext:value-type="float">
            <text:p>-0.02686920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64]-[.A196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896S" calcext:value-type="time">
            <text:p>18:49:38.8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8982626" calcext:value-type="float">
            <text:p>0.008982626</text:p>
          </table:table-cell>
          <table:table-cell office:value-type="float" office:value="0.037713517" calcext:value-type="float">
            <text:p>0.037713517</text:p>
          </table:table-cell>
          <table:table-cell office:value-type="float" office:value="-0.024182249" calcext:value-type="float">
            <text:p>-0.02418224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65]-[.A1964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8.935S" calcext:value-type="time">
            <text:p>18:49:38.9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11599999" calcext:value-type="float">
            <text:p>0.011599999</text:p>
          </table:table-cell>
          <table:table-cell office:value-type="float" office:value="0.02581229" calcext:value-type="float">
            <text:p>0.02581229</text:p>
          </table:table-cell>
          <table:table-cell office:value-type="float" office:value="-0.011656694" calcext:value-type="float">
            <text:p>-0.01165669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66]-[.A196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8.974S" calcext:value-type="time">
            <text:p>18:49:38.97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1395563" calcext:value-type="float">
            <text:p>0.01395563</text:p>
          </table:table-cell>
          <table:table-cell office:value-type="float" office:value="0.029163666" calcext:value-type="float">
            <text:p>0.029163666</text:p>
          </table:table-cell>
          <table:table-cell office:value-type="float" office:value="-0.0102712065" calcext:value-type="float">
            <text:p>-0.010271206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67]-[.A196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9.014S" calcext:value-type="time">
            <text:p>18:49:39.0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1900883" calcext:value-type="float">
            <text:p>0.011900883</text:p>
          </table:table-cell>
          <table:table-cell office:value-type="float" office:value="0.017677981" calcext:value-type="float">
            <text:p>0.017677981</text:p>
          </table:table-cell>
          <table:table-cell office:value-type="float" office:value="-0.005948254" calcext:value-type="float">
            <text:p>-0.00594825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68]-[.A1967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054S" calcext:value-type="time">
            <text:p>18:49:39.0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8952989" calcext:value-type="float">
            <text:p>0.008952989</text:p>
          </table:table-cell>
          <table:table-cell office:value-type="float" office:value="0.017667988" calcext:value-type="float">
            <text:p>0.017667988</text:p>
          </table:table-cell>
          <table:table-cell office:value-type="float" office:value="-0.0011785451" calcext:value-type="float">
            <text:p>-0.001178545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69]-[.A196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096S" calcext:value-type="time">
            <text:p>18:49:39.09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0.00849714" calcext:value-type="float">
            <text:p>0.00849714</text:p>
          </table:table-cell>
          <table:table-cell office:value-type="float" office:value="0.03150177" calcext:value-type="float">
            <text:p>0.03150177</text:p>
          </table:table-cell>
          <table:table-cell office:value-type="float" office:value="-0.015342967" calcext:value-type="float">
            <text:p>-0.01534296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970]-[.A1969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9.142S" calcext:value-type="time">
            <text:p>18:49:39.142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office:value-type="float" office:value="0.013360305" calcext:value-type="float">
            <text:p>0.013360305</text:p>
          </table:table-cell>
          <table:table-cell office:value-type="float" office:value="0.021540077" calcext:value-type="float">
            <text:p>0.021540077</text:p>
          </table:table-cell>
          <table:table-cell office:value-type="float" office:value="-0.010952232" calcext:value-type="float">
            <text:p>-0.01095223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1971]-[.A1970]" office:value-type="time" office:time-value="PT00H00M00.046S" calcext:value-type="time">
            <text:p>00:00:00.046</text:p>
          </table:table-cell>
          <table:table-cell table:number-columns-repeated="12"/>
        </table:table-row>
        <table:table-row table:style-name="ro1">
          <table:table-cell office:value-type="time" office:time-value="PT18H49M39.175S" calcext:value-type="time">
            <text:p>18:49:39.175</text:p>
          </table:table-cell>
          <table:table-cell office:value-type="time" office:time-value="PT00H00M00.033S" calcext:value-type="time">
            <text:p>00:00:00.033</text:p>
          </table:table-cell>
          <table:table-cell office:value-type="float" office:value="0" calcext:value-type="float">
            <text:p>0</text:p>
          </table:table-cell>
          <table:table-cell office:value-type="float" office:value="0.0100467345" calcext:value-type="float">
            <text:p>0.0100467345</text:p>
          </table:table-cell>
          <table:table-cell office:value-type="float" office:value="0.012354836" calcext:value-type="float">
            <text:p>0.012354836</text:p>
          </table:table-cell>
          <table:table-cell office:value-type="float" office:value="-0.006341426" calcext:value-type="float">
            <text:p>-0.00634142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3S" calcext:value-type="time">
            <text:p>00.033</text:p>
          </table:table-cell>
          <table:table-cell table:formula="of:=[.A1972]-[.A1971]" office:value-type="time" office:time-value="PT00H00M00.033S" calcext:value-type="time">
            <text:p>00:00:00.033</text:p>
          </table:table-cell>
          <table:table-cell table:number-columns-repeated="12"/>
        </table:table-row>
        <table:table-row table:style-name="ro1">
          <table:table-cell office:value-type="time" office:time-value="PT18H49M39.214S" calcext:value-type="time">
            <text:p>18:49:39.21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68448046" calcext:value-type="float">
            <text:p>0.0068448046</text:p>
          </table:table-cell>
          <table:table-cell office:value-type="float" office:value="0.016173048" calcext:value-type="float">
            <text:p>0.016173048</text:p>
          </table:table-cell>
          <table:table-cell office:value-type="float" office:value="-0.010101801" calcext:value-type="float">
            <text:p>-0.010101801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73]-[.A1972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9.254S" calcext:value-type="time">
            <text:p>18:49:39.25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0554854" calcext:value-type="float">
            <text:p>0.010554854</text:p>
          </table:table-cell>
          <table:table-cell office:value-type="float" office:value="0.010380951" calcext:value-type="float">
            <text:p>0.010380951</text:p>
          </table:table-cell>
          <table:table-cell office:value-type="float" office:value="0.0010157523" calcext:value-type="float">
            <text:p>0.0010157523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74]-[.A1973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296S" calcext:value-type="time">
            <text:p>18:49:39.296</text:p>
          </table:table-cell>
          <table:table-cell office:value-type="time" office:time-value="PT00H00M00.042S" calcext:value-type="time">
            <text:p>00:00:00.042</text:p>
          </table:table-cell>
          <table:table-cell office:value-type="float" office:value="0" calcext:value-type="float">
            <text:p>0</text:p>
          </table:table-cell>
          <table:table-cell office:value-type="float" office:value="0.004006217" calcext:value-type="float">
            <text:p>0.004006217</text:p>
          </table:table-cell>
          <table:table-cell office:value-type="float" office:value="0.01241902" calcext:value-type="float">
            <text:p>0.01241902</text:p>
          </table:table-cell>
          <table:table-cell office:value-type="float" office:value="0.00508907" calcext:value-type="float">
            <text:p>0.005089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2S" calcext:value-type="time">
            <text:p>00.042</text:p>
          </table:table-cell>
          <table:table-cell table:formula="of:=[.A1975]-[.A1974]" office:value-type="time" office:time-value="PT00H00M00.042S" calcext:value-type="time">
            <text:p>00:00:00.042</text:p>
          </table:table-cell>
          <table:table-cell table:number-columns-repeated="12"/>
        </table:table-row>
        <table:table-row table:style-name="ro1">
          <table:table-cell office:value-type="time" office:time-value="PT18H49M39.335S" calcext:value-type="time">
            <text:p>18:49:39.33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-0.00034948398" calcext:value-type="float">
            <text:p>-0.00034948398</text:p>
          </table:table-cell>
          <table:table-cell office:value-type="float" office:value="0.011836287" calcext:value-type="float">
            <text:p>0.011836287</text:p>
          </table:table-cell>
          <table:table-cell office:value-type="float" office:value="-0.0024511286" calcext:value-type="float">
            <text:p>-0.002451128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76]-[.A1975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9.375S" calcext:value-type="time">
            <text:p>18:49:39.375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40800036" calcext:value-type="float">
            <text:p>0.0040800036</text:p>
          </table:table-cell>
          <table:table-cell office:value-type="float" office:value="0.013728824" calcext:value-type="float">
            <text:p>0.013728824</text:p>
          </table:table-cell>
          <table:table-cell office:value-type="float" office:value="0.001309635" calcext:value-type="float">
            <text:p>0.00130963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77]-[.A1976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416S" calcext:value-type="time">
            <text:p>18:49:39.41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05958367" calcext:value-type="float">
            <text:p>0.0005958367</text:p>
          </table:table-cell>
          <table:table-cell office:value-type="float" office:value="0.006423333" calcext:value-type="float">
            <text:p>0.006423333</text:p>
          </table:table-cell>
          <table:table-cell office:value-type="float" office:value="-0.006511707" calcext:value-type="float">
            <text:p>-0.00651170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78]-[.A1977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9.456S" calcext:value-type="time">
            <text:p>18:49:39.45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163488" calcext:value-type="float">
            <text:p>0.00163488</text:p>
          </table:table-cell>
          <table:table-cell office:value-type="float" office:value="-0.0063039614" calcext:value-type="float">
            <text:p>-0.0063039614</text:p>
          </table:table-cell>
          <table:table-cell office:value-type="float" office:value="0.00007206055" calcext:value-type="float">
            <text:p>7.206055E-0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79]-[.A1978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496S" calcext:value-type="time">
            <text:p>18:49:39.49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60856403" calcext:value-type="float">
            <text:p>0.0060856403</text:p>
          </table:table-cell>
          <table:table-cell office:value-type="float" office:value="0.005971958" calcext:value-type="float">
            <text:p>0.005971958</text:p>
          </table:table-cell>
          <table:table-cell office:value-type="float" office:value="-0.010262259" calcext:value-type="float">
            <text:p>-0.01026225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80]-[.A1979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536S" calcext:value-type="time">
            <text:p>18:49:39.5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0970247" calcext:value-type="float">
            <text:p>0.010970247</text:p>
          </table:table-cell>
          <table:table-cell office:value-type="float" office:value="0.011307381" calcext:value-type="float">
            <text:p>0.011307381</text:p>
          </table:table-cell>
          <table:table-cell office:value-type="float" office:value="0.003508114" calcext:value-type="float">
            <text:p>0.003508114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81]-[.A1980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574S" calcext:value-type="time">
            <text:p>18:49:39.574</text:p>
          </table:table-cell>
          <table:table-cell office:value-type="time" office:time-value="PT00H00M00.038S" calcext:value-type="time">
            <text:p>00:00:00.038</text:p>
          </table:table-cell>
          <table:table-cell office:value-type="float" office:value="0" calcext:value-type="float">
            <text:p>0</text:p>
          </table:table-cell>
          <table:table-cell office:value-type="float" office:value="0.009653489" calcext:value-type="float">
            <text:p>0.009653489</text:p>
          </table:table-cell>
          <table:table-cell office:value-type="float" office:value="0.006661031" calcext:value-type="float">
            <text:p>0.006661031</text:p>
          </table:table-cell>
          <table:table-cell office:value-type="float" office:value="-0.003214815" calcext:value-type="float">
            <text:p>-0.00321481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8S" calcext:value-type="time">
            <text:p>00.038</text:p>
          </table:table-cell>
          <table:table-cell table:formula="of:=[.A1982]-[.A1981]" office:value-type="time" office:time-value="PT00H00M00.038S" calcext:value-type="time">
            <text:p>00:00:00.038</text:p>
          </table:table-cell>
          <table:table-cell table:number-columns-repeated="12"/>
        </table:table-row>
        <table:table-row table:style-name="ro1">
          <table:table-cell office:value-type="time" office:time-value="PT18H49M39.614S" calcext:value-type="time">
            <text:p>18:49:39.614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06710603" calcext:value-type="float">
            <text:p>0.006710603</text:p>
          </table:table-cell>
          <table:table-cell office:value-type="float" office:value="-0.007628135" calcext:value-type="float">
            <text:p>-0.007628135</text:p>
          </table:table-cell>
          <table:table-cell office:value-type="float" office:value="-0.0013552442" calcext:value-type="float">
            <text:p>-0.0013552442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83]-[.A1982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655S" calcext:value-type="time">
            <text:p>18:49:39.655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8236809" calcext:value-type="float">
            <text:p>0.008236809</text:p>
          </table:table-cell>
          <table:table-cell office:value-type="float" office:value="0.00060539134" calcext:value-type="float">
            <text:p>0.00060539134</text:p>
          </table:table-cell>
          <table:table-cell office:value-type="float" office:value="-0.0012196809" calcext:value-type="float">
            <text:p>-0.001219680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84]-[.A1983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9.696S" calcext:value-type="time">
            <text:p>18:49:39.696</text:p>
          </table:table-cell>
          <table:table-cell office:value-type="time" office:time-value="PT00H00M00.041S" calcext:value-type="time">
            <text:p>00:00:00.041</text:p>
          </table:table-cell>
          <table:table-cell office:value-type="float" office:value="0" calcext:value-type="float">
            <text:p>0</text:p>
          </table:table-cell>
          <table:table-cell office:value-type="float" office:value="0.0038975182" calcext:value-type="float">
            <text:p>0.0038975182</text:p>
          </table:table-cell>
          <table:table-cell office:value-type="float" office:value="-0.007804761" calcext:value-type="float">
            <text:p>-0.007804761</text:p>
          </table:table-cell>
          <table:table-cell office:value-type="float" office:value="0.0024178699" calcext:value-type="float">
            <text:p>0.0024178699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1S" calcext:value-type="time">
            <text:p>00.041</text:p>
          </table:table-cell>
          <table:table-cell table:formula="of:=[.A1985]-[.A1984]" office:value-type="time" office:time-value="PT00H00M00.041S" calcext:value-type="time">
            <text:p>00:00:00.041</text:p>
          </table:table-cell>
          <table:table-cell table:number-columns-repeated="12"/>
        </table:table-row>
        <table:table-row table:style-name="ro1">
          <table:table-cell office:value-type="time" office:time-value="PT18H49M39.736S" calcext:value-type="time">
            <text:p>18:49:39.736</text:p>
          </table:table-cell>
          <table:table-cell office:value-type="time" office:time-value="PT00H00M00.04S" calcext:value-type="time">
            <text:p>00:00:00.040</text:p>
          </table:table-cell>
          <table:table-cell office:value-type="float" office:value="0" calcext:value-type="float">
            <text:p>0</text:p>
          </table:table-cell>
          <table:table-cell office:value-type="float" office:value="0.016471649" calcext:value-type="float">
            <text:p>0.016471649</text:p>
          </table:table-cell>
          <table:table-cell office:value-type="float" office:value="-0.006145375" calcext:value-type="float">
            <text:p>-0.006145375</text:p>
          </table:table-cell>
          <table:table-cell office:value-type="float" office:value="-0.0015592698" calcext:value-type="float">
            <text:p>-0.0015592698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S" calcext:value-type="time">
            <text:p>00.040</text:p>
          </table:table-cell>
          <table:table-cell table:formula="of:=[.A1986]-[.A1985]" office:value-type="time" office:time-value="PT00H00M00.04S" calcext:value-type="time">
            <text:p>00:00:00.040</text:p>
          </table:table-cell>
          <table:table-cell table:number-columns-repeated="12"/>
        </table:table-row>
        <table:table-row table:style-name="ro1">
          <table:table-cell office:value-type="time" office:time-value="PT18H49M39.775S" calcext:value-type="time">
            <text:p>18:49:39.775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27348878" calcext:value-type="float">
            <text:p>0.027348878</text:p>
          </table:table-cell>
          <table:table-cell office:value-type="float" office:value="-0.011024001" calcext:value-type="float">
            <text:p>-0.011024001</text:p>
          </table:table-cell>
          <table:table-cell office:value-type="float" office:value="-0.041173857" calcext:value-type="float">
            <text:p>-0.041173857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87]-[.A1986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9.814S" calcext:value-type="time">
            <text:p>18:49:39.814</text:p>
          </table:table-cell>
          <table:table-cell office:value-type="time" office:time-value="PT00H00M00.039S" calcext:value-type="time">
            <text:p>00:00:00.039</text:p>
          </table:table-cell>
          <table:table-cell office:value-type="float" office:value="0" calcext:value-type="float">
            <text:p>0</text:p>
          </table:table-cell>
          <table:table-cell office:value-type="float" office:value="0.0008835198" calcext:value-type="float">
            <text:p>0.0008835198</text:p>
          </table:table-cell>
          <table:table-cell office:value-type="float" office:value="0.0138088595" calcext:value-type="float">
            <text:p>0.0138088595</text:p>
          </table:table-cell>
          <table:table-cell office:value-type="float" office:value="0.0143595" calcext:value-type="float">
            <text:p>0.0143595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39S" calcext:value-type="time">
            <text:p>00.039</text:p>
          </table:table-cell>
          <table:table-cell table:formula="of:=[.A1988]-[.A1987]" office:value-type="time" office:time-value="PT00H00M00.039S" calcext:value-type="time">
            <text:p>00:00:00.039</text:p>
          </table:table-cell>
          <table:table-cell table:number-columns-repeated="12"/>
        </table:table-row>
        <table:table-row table:style-name="ro1">
          <table:table-cell office:value-type="time" office:time-value="PT18H49M39.86S" calcext:value-type="time">
            <text:p>18:49:39.860</text:p>
          </table:table-cell>
          <table:table-cell office:value-type="time" office:time-value="PT00H00M00.046S" calcext:value-type="time">
            <text:p>00:00:00.046</text:p>
          </table:table-cell>
          <table:table-cell office:value-type="float" office:value="0" calcext:value-type="float">
            <text:p>0</text:p>
          </table:table-cell>
          <table:table-cell office:value-type="float" office:value="-0.025572017" calcext:value-type="float">
            <text:p>-0.025572017</text:p>
          </table:table-cell>
          <table:table-cell office:value-type="float" office:value="0.011329334" calcext:value-type="float">
            <text:p>0.011329334</text:p>
          </table:table-cell>
          <table:table-cell office:value-type="float" office:value="-0.00355596" calcext:value-type="float">
            <text:p>-0.00355596</text:p>
          </table:table-cell>
          <table:table-cell office:value-type="float" office:value="0" calcext:value-type="float">
            <text:p>0</text:p>
          </table:table-cell>
          <table:table-cell office:value-type="time" office:time-value="PT00H00M00.046S" calcext:value-type="time">
            <text:p>00.046</text:p>
          </table:table-cell>
          <table:table-cell table:formula="of:=[.A1989]-[.A1988]" office:value-type="time" office:time-value="PT00H00M00.046S" calcext:value-type="time">
            <text:p>00:00:00.046</text:p>
          </table:table-cell>
          <table:table-cell table:number-columns-repeated="12"/>
        </table:table-row>
        <table:table-row table:style-name="ro1" table:number-rows-repeated="104658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Moto_06-26-2018_18.21'.A1:'Moto_06-26-2018_18.21'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22"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08:42:42.9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2:20:50.015000000</dc:date>
    <meta:editing-duration>PT5M27S</meta:editing-duration>
    <meta:editing-cycles>2</meta:editing-cycles>
    <meta:generator>LibreOffice/6.0.4.2$Windows_X86_64 LibreOffice_project/9b0d9b32d5dcda91d2f1a96dc04c645c450872bf</meta:generator>
    <meta:document-statistic meta:table-count="1" meta:cell-count="18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562cm" svg:y="1.613cm" style:legend-expansion="high" chart:style-name="ch2"/>
        <chart:plot-area chart:style-name="ch3" table:cell-range-address="'Moto_06-26-2018_18.21'.T1:'Moto_06-26-2018_18.21'.U9" chart:data-source-has-labels="column" svg:x="0.32cm" svg:y="0.18cm" svg:width="9.922cm" svg:height="8.64cm">
          <chartooo:coordinate-region svg:x="0.961cm" svg:y="0.181cm" svg:width="8.639cm" svg:height="8.639cm"/>
          <chart:axis chart:dimension="x" chart:name="primary-x" chart:style-name="ch4" chartooo:axis-type="auto">
            <chartooo:date-scale/>
            <chart:categories table:cell-range-address="'Moto_06-26-2018_18.21'.T1:'Moto_06-26-2018_18.21'.T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to_06-26-2018_18.21'.U1:'Moto_06-26-2018_18.21'.U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Beginning eating episode</text:p>
                <draw:g>
                  <svg:desc>'Moto_06-26-2018_18.21'.T1:'Moto_06-26-2018_18.21'.T9</svg:desc>
                </draw:g>
              </table:table-cell>
              <table:table-cell office:value-type="float" office:value="2">
                <text:p>2</text:p>
                <draw:g>
                  <svg:desc>'Moto_06-26-2018_18.21'.U1:'Moto_06-26-2018_18.21'.U9</svg:desc>
                </draw:g>
              </table:table-cell>
            </table:table-row>
            <table:table-row>
              <table:table-cell office:value-type="string">
                <text:p>Beginning eating gesture and episo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ginning eating gestu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uring eating gestu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ding eating gestu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uring other activity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nding eating episode and beginning oth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ring eating episode, not ges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752cm" svg:y="3.454cm" style:legend-expansion="high" chart:style-name="ch2"/>
        <chart:plot-area chart:style-name="ch3" table:cell-range-address="'Moto_06-26-2018_18.21'.T11:'Moto_06-26-2018_18.21'.U14" chart:data-source-has-labels="column" svg:x="0.32cm" svg:y="0.18cm" svg:width="11.112cm" svg:height="8.64cm">
          <chartooo:coordinate-region svg:x="1.556cm" svg:y="0.181cm" svg:width="8.639cm" svg:height="8.639cm"/>
          <chart:axis chart:dimension="x" chart:name="primary-x" chart:style-name="ch4" chartooo:axis-type="auto">
            <chartooo:date-scale/>
            <chart:categories table:cell-range-address="'Moto_06-26-2018_18.21'.T11:'Moto_06-26-2018_18.21'.T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to_06-26-2018_18.21'.U11:'Moto_06-26-2018_18.21'.U1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During eating episode</text:p>
                <draw:g>
                  <svg:desc>'Moto_06-26-2018_18.21'.T11:'Moto_06-26-2018_18.21'.T14</svg:desc>
                </draw:g>
              </table:table-cell>
              <table:table-cell office:value-type="float" office:value="16">
                <text:p>16</text:p>
                <draw:g>
                  <svg:desc>'Moto_06-26-2018_18.21'.U11:'Moto_06-26-2018_18.21'.U14</svg:desc>
                </draw:g>
              </table:table-cell>
            </table:table-row>
            <table:table-row>
              <table:table-cell office:value-type="string">
                <text:p>During other activity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etween activiti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